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.29mm"/>
    </style:style>
    <style:style style:name="co2" style:family="table-column">
      <style:table-column-properties fo:break-before="auto" style:column-width="9.65mm"/>
    </style:style>
    <style:style style:name="co3" style:family="table-column">
      <style:table-column-properties fo:break-before="auto" style:column-width="13.35mm"/>
    </style:style>
    <style:style style:name="co4" style:family="table-column">
      <style:table-column-properties fo:break-before="auto" style:column-width="22.61mm"/>
    </style:style>
    <style:style style:name="co5" style:family="table-column">
      <style:table-column-properties fo:break-before="auto" style:column-width="15.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irfoil_self_nois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0.3048" calcext:value-type="float">
            <text:p>0.3048</text:p>
          </table:table-cell>
          <table:table-cell office:value-type="float" office:value="71.3" calcext:value-type="float">
            <text:p>71.3</text:p>
          </table:table-cell>
          <table:table-cell office:value-type="float" office:value="0.00266337" calcext:value-type="float">
            <text:p>0.00266337</text:p>
          </table:table-cell>
          <table:table-cell office:value-type="float" office:value="126.201" calcext:value-type="float">
            <text:p>126.20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0.3048" calcext:value-type="float">
            <text:p>0.3048</text:p>
          </table:table-cell>
          <table:table-cell office:value-type="float" office:value="71.3" calcext:value-type="float">
            <text:p>71.3</text:p>
          </table:table-cell>
          <table:table-cell office:value-type="float" office:value="0.00266337" calcext:value-type="float">
            <text:p>0.00266337</text:p>
          </table:table-cell>
          <table:table-cell office:value-type="float" office:value="125.201" calcext:value-type="float">
            <text:p>125.201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 office:value-type="float" office:value="0.3048" calcext:value-type="float">
            <text:p>0.3048</text:p>
          </table:table-cell>
          <table:table-cell office:value-type="float" office:value="71.3" calcext:value-type="float">
            <text:p>71.3</text:p>
          </table:table-cell>
          <table:table-cell office:value-type="float" office:value="0.00266337" calcext:value-type="float">
            <text:p>0.00266337</text:p>
          </table:table-cell>
          <table:table-cell office:value-type="float" office:value="125.951" calcext:value-type="float">
            <text:p>125.951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0.3048" calcext:value-type="float">
            <text:p>0.3048</text:p>
          </table:table-cell>
          <table:table-cell office:value-type="float" office:value="71.3" calcext:value-type="float">
            <text:p>71.3</text:p>
          </table:table-cell>
          <table:table-cell office:value-type="float" office:value="0.00266337" calcext:value-type="float">
            <text:p>0.00266337</text:p>
          </table:table-cell>
          <table:table-cell office:value-type="float" office:value="127.591" calcext:value-type="float">
            <text:p>127.59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0.3048" calcext:value-type="float">
            <text:p>0.3048</text:p>
          </table:table-cell>
          <table:table-cell office:value-type="float" office:value="71.3" calcext:value-type="float">
            <text:p>71.3</text:p>
          </table:table-cell>
          <table:table-cell office:value-type="float" office:value="0.00266337" calcext:value-type="float">
            <text:p>0.00266337</text:p>
          </table:table-cell>
          <table:table-cell office:value-type="float" office:value="127.461" calcext:value-type="float">
            <text:p>127.461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0.3048" calcext:value-type="float">
            <text:p>0.3048</text:p>
          </table:table-cell>
          <table:table-cell office:value-type="float" office:value="71.3" calcext:value-type="float">
            <text:p>71.3</text:p>
          </table:table-cell>
          <table:table-cell office:value-type="float" office:value="0.00266337" calcext:value-type="float">
            <text:p>0.00266337</text:p>
          </table:table-cell>
          <table:table-cell office:value-type="float" office:value="125.571" calcext:value-type="float">
            <text:p>125.571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0" calcext:value-type="float">
            <text:p>0</text:p>
          </table:table-cell>
          <table:table-cell office:value-type="float" office:value="0.3048" calcext:value-type="float">
            <text:p>0.3048</text:p>
          </table:table-cell>
          <table:table-cell office:value-type="float" office:value="71.3" calcext:value-type="float">
            <text:p>71.3</text:p>
          </table:table-cell>
          <table:table-cell office:value-type="float" office:value="0.00266337" calcext:value-type="float">
            <text:p>0.00266337</text:p>
          </table:table-cell>
          <table:table-cell office:value-type="float" office:value="125.201" calcext:value-type="float">
            <text:p>125.201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0.3048" calcext:value-type="float">
            <text:p>0.3048</text:p>
          </table:table-cell>
          <table:table-cell office:value-type="float" office:value="71.3" calcext:value-type="float">
            <text:p>71.3</text:p>
          </table:table-cell>
          <table:table-cell office:value-type="float" office:value="0.00266337" calcext:value-type="float">
            <text:p>0.00266337</text:p>
          </table:table-cell>
          <table:table-cell office:value-type="float" office:value="123.061" calcext:value-type="float">
            <text:p>123.061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0.3048" calcext:value-type="float">
            <text:p>0.3048</text:p>
          </table:table-cell>
          <table:table-cell office:value-type="float" office:value="71.3" calcext:value-type="float">
            <text:p>71.3</text:p>
          </table:table-cell>
          <table:table-cell office:value-type="float" office:value="0.00266337" calcext:value-type="float">
            <text:p>0.00266337</text:p>
          </table:table-cell>
          <table:table-cell office:value-type="float" office:value="121.301" calcext:value-type="float">
            <text:p>121.301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0" calcext:value-type="float">
            <text:p>0</text:p>
          </table:table-cell>
          <table:table-cell office:value-type="float" office:value="0.3048" calcext:value-type="float">
            <text:p>0.3048</text:p>
          </table:table-cell>
          <table:table-cell office:value-type="float" office:value="71.3" calcext:value-type="float">
            <text:p>71.3</text:p>
          </table:table-cell>
          <table:table-cell office:value-type="float" office:value="0.00266337" calcext:value-type="float">
            <text:p>0.00266337</text:p>
          </table:table-cell>
          <table:table-cell office:value-type="float" office:value="119.541" calcext:value-type="float">
            <text:p>119.541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0.3048" calcext:value-type="float">
            <text:p>0.3048</text:p>
          </table:table-cell>
          <table:table-cell office:value-type="float" office:value="71.3" calcext:value-type="float">
            <text:p>71.3</text:p>
          </table:table-cell>
          <table:table-cell office:value-type="float" office:value="0.00266337" calcext:value-type="float">
            <text:p>0.00266337</text:p>
          </table:table-cell>
          <table:table-cell office:value-type="float" office:value="117.151" calcext:value-type="float">
            <text:p>117.15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0.3048" calcext:value-type="float">
            <text:p>0.3048</text:p>
          </table:table-cell>
          <table:table-cell office:value-type="float" office:value="71.3" calcext:value-type="float">
            <text:p>71.3</text:p>
          </table:table-cell>
          <table:table-cell office:value-type="float" office:value="0.00266337" calcext:value-type="float">
            <text:p>0.00266337</text:p>
          </table:table-cell>
          <table:table-cell office:value-type="float" office:value="115.391" calcext:value-type="float">
            <text:p>115.391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0" calcext:value-type="float">
            <text:p>0</text:p>
          </table:table-cell>
          <table:table-cell office:value-type="float" office:value="0.3048" calcext:value-type="float">
            <text:p>0.3048</text:p>
          </table:table-cell>
          <table:table-cell office:value-type="float" office:value="71.3" calcext:value-type="float">
            <text:p>71.3</text:p>
          </table:table-cell>
          <table:table-cell office:value-type="float" office:value="0.00266337" calcext:value-type="float">
            <text:p>0.00266337</text:p>
          </table:table-cell>
          <table:table-cell office:value-type="float" office:value="112.241" calcext:value-type="float">
            <text:p>112.241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0" calcext:value-type="float">
            <text:p>0</text:p>
          </table:table-cell>
          <table:table-cell office:value-type="float" office:value="0.3048" calcext:value-type="float">
            <text:p>0.3048</text:p>
          </table:table-cell>
          <table:table-cell office:value-type="float" office:value="71.3" calcext:value-type="float">
            <text:p>71.3</text:p>
          </table:table-cell>
          <table:table-cell office:value-type="float" office:value="0.00266337" calcext:value-type="float">
            <text:p>0.00266337</text:p>
          </table:table-cell>
          <table:table-cell office:value-type="float" office:value="108.721" calcext:value-type="float">
            <text:p>108.72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0.3048" calcext:value-type="float">
            <text:p>0.3048</text:p>
          </table:table-cell>
          <table:table-cell office:value-type="float" office:value="55.5" calcext:value-type="float">
            <text:p>55.5</text:p>
          </table:table-cell>
          <table:table-cell office:value-type="float" office:value="0.00283081" calcext:value-type="float">
            <text:p>0.00283081</text:p>
          </table:table-cell>
          <table:table-cell office:value-type="float" office:value="126.416" calcext:value-type="float">
            <text:p>126.416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office:value-type="float" office:value="0.3048" calcext:value-type="float">
            <text:p>0.3048</text:p>
          </table:table-cell>
          <table:table-cell office:value-type="float" office:value="55.5" calcext:value-type="float">
            <text:p>55.5</text:p>
          </table:table-cell>
          <table:table-cell office:value-type="float" office:value="0.00283081" calcext:value-type="float">
            <text:p>0.00283081</text:p>
          </table:table-cell>
          <table:table-cell office:value-type="float" office:value="127.696" calcext:value-type="float">
            <text:p>127.69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0.3048" calcext:value-type="float">
            <text:p>0.3048</text:p>
          </table:table-cell>
          <table:table-cell office:value-type="float" office:value="55.5" calcext:value-type="float">
            <text:p>55.5</text:p>
          </table:table-cell>
          <table:table-cell office:value-type="float" office:value="0.00283081" calcext:value-type="float">
            <text:p>0.00283081</text:p>
          </table:table-cell>
          <table:table-cell office:value-type="float" office:value="128.086" calcext:value-type="float">
            <text:p>128.08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0.3048" calcext:value-type="float">
            <text:p>0.3048</text:p>
          </table:table-cell>
          <table:table-cell office:value-type="float" office:value="55.5" calcext:value-type="float">
            <text:p>55.5</text:p>
          </table:table-cell>
          <table:table-cell office:value-type="float" office:value="0.00283081" calcext:value-type="float">
            <text:p>0.00283081</text:p>
          </table:table-cell>
          <table:table-cell office:value-type="float" office:value="126.966" calcext:value-type="float">
            <text:p>126.966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 office:value-type="float" office:value="0.3048" calcext:value-type="float">
            <text:p>0.3048</text:p>
          </table:table-cell>
          <table:table-cell office:value-type="float" office:value="55.5" calcext:value-type="float">
            <text:p>55.5</text:p>
          </table:table-cell>
          <table:table-cell office:value-type="float" office:value="0.00283081" calcext:value-type="float">
            <text:p>0.00283081</text:p>
          </table:table-cell>
          <table:table-cell office:value-type="float" office:value="126.086" calcext:value-type="float">
            <text:p>126.086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0.3048" calcext:value-type="float">
            <text:p>0.3048</text:p>
          </table:table-cell>
          <table:table-cell office:value-type="float" office:value="55.5" calcext:value-type="float">
            <text:p>55.5</text:p>
          </table:table-cell>
          <table:table-cell office:value-type="float" office:value="0.00283081" calcext:value-type="float">
            <text:p>0.00283081</text:p>
          </table:table-cell>
          <table:table-cell office:value-type="float" office:value="126.986" calcext:value-type="float">
            <text:p>126.98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0.3048" calcext:value-type="float">
            <text:p>0.3048</text:p>
          </table:table-cell>
          <table:table-cell office:value-type="float" office:value="55.5" calcext:value-type="float">
            <text:p>55.5</text:p>
          </table:table-cell>
          <table:table-cell office:value-type="float" office:value="0.00283081" calcext:value-type="float">
            <text:p>0.00283081</text:p>
          </table:table-cell>
          <table:table-cell office:value-type="float" office:value="126.616" calcext:value-type="float">
            <text:p>126.616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0.3048" calcext:value-type="float">
            <text:p>0.3048</text:p>
          </table:table-cell>
          <table:table-cell office:value-type="float" office:value="55.5" calcext:value-type="float">
            <text:p>55.5</text:p>
          </table:table-cell>
          <table:table-cell office:value-type="float" office:value="0.00283081" calcext:value-type="float">
            <text:p>0.00283081</text:p>
          </table:table-cell>
          <table:table-cell office:value-type="float" office:value="124.106" calcext:value-type="float">
            <text:p>124.106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0" calcext:value-type="float">
            <text:p>0</text:p>
          </table:table-cell>
          <table:table-cell office:value-type="float" office:value="0.3048" calcext:value-type="float">
            <text:p>0.3048</text:p>
          </table:table-cell>
          <table:table-cell office:value-type="float" office:value="55.5" calcext:value-type="float">
            <text:p>55.5</text:p>
          </table:table-cell>
          <table:table-cell office:value-type="float" office:value="0.00283081" calcext:value-type="float">
            <text:p>0.00283081</text:p>
          </table:table-cell>
          <table:table-cell office:value-type="float" office:value="123.236" calcext:value-type="float">
            <text:p>123.23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0.3048" calcext:value-type="float">
            <text:p>0.3048</text:p>
          </table:table-cell>
          <table:table-cell office:value-type="float" office:value="55.5" calcext:value-type="float">
            <text:p>55.5</text:p>
          </table:table-cell>
          <table:table-cell office:value-type="float" office:value="0.00283081" calcext:value-type="float">
            <text:p>0.00283081</text:p>
          </table:table-cell>
          <table:table-cell office:value-type="float" office:value="121.106" calcext:value-type="float">
            <text:p>121.10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0.3048" calcext:value-type="float">
            <text:p>0.3048</text:p>
          </table:table-cell>
          <table:table-cell office:value-type="float" office:value="55.5" calcext:value-type="float">
            <text:p>55.5</text:p>
          </table:table-cell>
          <table:table-cell office:value-type="float" office:value="0.00283081" calcext:value-type="float">
            <text:p>0.00283081</text:p>
          </table:table-cell>
          <table:table-cell office:value-type="float" office:value="119.606" calcext:value-type="float">
            <text:p>119.606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0" calcext:value-type="float">
            <text:p>0</text:p>
          </table:table-cell>
          <table:table-cell office:value-type="float" office:value="0.3048" calcext:value-type="float">
            <text:p>0.3048</text:p>
          </table:table-cell>
          <table:table-cell office:value-type="float" office:value="55.5" calcext:value-type="float">
            <text:p>55.5</text:p>
          </table:table-cell>
          <table:table-cell office:value-type="float" office:value="0.00283081" calcext:value-type="float">
            <text:p>0.00283081</text:p>
          </table:table-cell>
          <table:table-cell office:value-type="float" office:value="117.976" calcext:value-type="float">
            <text:p>117.976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0.3048" calcext:value-type="float">
            <text:p>0.3048</text:p>
          </table:table-cell>
          <table:table-cell office:value-type="float" office:value="55.5" calcext:value-type="float">
            <text:p>55.5</text:p>
          </table:table-cell>
          <table:table-cell office:value-type="float" office:value="0.00283081" calcext:value-type="float">
            <text:p>0.00283081</text:p>
          </table:table-cell>
          <table:table-cell office:value-type="float" office:value="116.476" calcext:value-type="float">
            <text:p>116.47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0.3048" calcext:value-type="float">
            <text:p>0.3048</text:p>
          </table:table-cell>
          <table:table-cell office:value-type="float" office:value="55.5" calcext:value-type="float">
            <text:p>55.5</text:p>
          </table:table-cell>
          <table:table-cell office:value-type="float" office:value="0.00283081" calcext:value-type="float">
            <text:p>0.00283081</text:p>
          </table:table-cell>
          <table:table-cell office:value-type="float" office:value="113.076" calcext:value-type="float">
            <text:p>113.076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0" calcext:value-type="float">
            <text:p>0</text:p>
          </table:table-cell>
          <table:table-cell office:value-type="float" office:value="0.3048" calcext:value-type="float">
            <text:p>0.3048</text:p>
          </table:table-cell>
          <table:table-cell office:value-type="float" office:value="55.5" calcext:value-type="float">
            <text:p>55.5</text:p>
          </table:table-cell>
          <table:table-cell office:value-type="float" office:value="0.00283081" calcext:value-type="float">
            <text:p>0.00283081</text:p>
          </table:table-cell>
          <table:table-cell office:value-type="float" office:value="111.076" calcext:value-type="float">
            <text:p>111.07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0.3048" calcext:value-type="float">
            <text:p>0.3048</text:p>
          </table:table-cell>
          <table:table-cell office:value-type="float" office:value="39.6" calcext:value-type="float">
            <text:p>39.6</text:p>
          </table:table-cell>
          <table:table-cell office:value-type="float" office:value="0.00310138" calcext:value-type="float">
            <text:p>0.00310138</text:p>
          </table:table-cell>
          <table:table-cell office:value-type="float" office:value="118.129" calcext:value-type="float">
            <text:p>118.12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0.3048" calcext:value-type="float">
            <text:p>0.3048</text:p>
          </table:table-cell>
          <table:table-cell office:value-type="float" office:value="39.6" calcext:value-type="float">
            <text:p>39.6</text:p>
          </table:table-cell>
          <table:table-cell office:value-type="float" office:value="0.00310138" calcext:value-type="float">
            <text:p>0.00310138</text:p>
          </table:table-cell>
          <table:table-cell office:value-type="float" office:value="119.319" calcext:value-type="float">
            <text:p>119.319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0.3048" calcext:value-type="float">
            <text:p>0.3048</text:p>
          </table:table-cell>
          <table:table-cell office:value-type="float" office:value="39.6" calcext:value-type="float">
            <text:p>39.6</text:p>
          </table:table-cell>
          <table:table-cell office:value-type="float" office:value="0.00310138" calcext:value-type="float">
            <text:p>0.00310138</text:p>
          </table:table-cell>
          <table:table-cell office:value-type="float" office:value="122.779" calcext:value-type="float">
            <text:p>122.77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0.3048" calcext:value-type="float">
            <text:p>0.3048</text:p>
          </table:table-cell>
          <table:table-cell office:value-type="float" office:value="39.6" calcext:value-type="float">
            <text:p>39.6</text:p>
          </table:table-cell>
          <table:table-cell office:value-type="float" office:value="0.00310138" calcext:value-type="float">
            <text:p>0.00310138</text:p>
          </table:table-cell>
          <table:table-cell office:value-type="float" office:value="124.809" calcext:value-type="float">
            <text:p>124.80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0.3048" calcext:value-type="float">
            <text:p>0.3048</text:p>
          </table:table-cell>
          <table:table-cell office:value-type="float" office:value="39.6" calcext:value-type="float">
            <text:p>39.6</text:p>
          </table:table-cell>
          <table:table-cell office:value-type="float" office:value="0.00310138" calcext:value-type="float">
            <text:p>0.00310138</text:p>
          </table:table-cell>
          <table:table-cell office:value-type="float" office:value="126.959" calcext:value-type="float">
            <text:p>126.959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office:value-type="float" office:value="0.3048" calcext:value-type="float">
            <text:p>0.3048</text:p>
          </table:table-cell>
          <table:table-cell office:value-type="float" office:value="39.6" calcext:value-type="float">
            <text:p>39.6</text:p>
          </table:table-cell>
          <table:table-cell office:value-type="float" office:value="0.00310138" calcext:value-type="float">
            <text:p>0.00310138</text:p>
          </table:table-cell>
          <table:table-cell office:value-type="float" office:value="128.629" calcext:value-type="float">
            <text:p>128.62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0.3048" calcext:value-type="float">
            <text:p>0.3048</text:p>
          </table:table-cell>
          <table:table-cell office:value-type="float" office:value="39.6" calcext:value-type="float">
            <text:p>39.6</text:p>
          </table:table-cell>
          <table:table-cell office:value-type="float" office:value="0.00310138" calcext:value-type="float">
            <text:p>0.00310138</text:p>
          </table:table-cell>
          <table:table-cell office:value-type="float" office:value="129.099" calcext:value-type="float">
            <text:p>129.09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0.3048" calcext:value-type="float">
            <text:p>0.3048</text:p>
          </table:table-cell>
          <table:table-cell office:value-type="float" office:value="39.6" calcext:value-type="float">
            <text:p>39.6</text:p>
          </table:table-cell>
          <table:table-cell office:value-type="float" office:value="0.00310138" calcext:value-type="float">
            <text:p>0.00310138</text:p>
          </table:table-cell>
          <table:table-cell office:value-type="float" office:value="127.899" calcext:value-type="float">
            <text:p>127.899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 office:value-type="float" office:value="0.3048" calcext:value-type="float">
            <text:p>0.3048</text:p>
          </table:table-cell>
          <table:table-cell office:value-type="float" office:value="39.6" calcext:value-type="float">
            <text:p>39.6</text:p>
          </table:table-cell>
          <table:table-cell office:value-type="float" office:value="0.00310138" calcext:value-type="float">
            <text:p>0.00310138</text:p>
          </table:table-cell>
          <table:table-cell office:value-type="float" office:value="125.499" calcext:value-type="float">
            <text:p>125.499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0.3048" calcext:value-type="float">
            <text:p>0.3048</text:p>
          </table:table-cell>
          <table:table-cell office:value-type="float" office:value="39.6" calcext:value-type="float">
            <text:p>39.6</text:p>
          </table:table-cell>
          <table:table-cell office:value-type="float" office:value="0.00310138" calcext:value-type="float">
            <text:p>0.00310138</text:p>
          </table:table-cell>
          <table:table-cell office:value-type="float" office:value="124.049" calcext:value-type="float">
            <text:p>124.04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0.3048" calcext:value-type="float">
            <text:p>0.3048</text:p>
          </table:table-cell>
          <table:table-cell office:value-type="float" office:value="39.6" calcext:value-type="float">
            <text:p>39.6</text:p>
          </table:table-cell>
          <table:table-cell office:value-type="float" office:value="0.00310138" calcext:value-type="float">
            <text:p>0.00310138</text:p>
          </table:table-cell>
          <table:table-cell office:value-type="float" office:value="123.689" calcext:value-type="float">
            <text:p>123.689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0.3048" calcext:value-type="float">
            <text:p>0.3048</text:p>
          </table:table-cell>
          <table:table-cell office:value-type="float" office:value="39.6" calcext:value-type="float">
            <text:p>39.6</text:p>
          </table:table-cell>
          <table:table-cell office:value-type="float" office:value="0.00310138" calcext:value-type="float">
            <text:p>0.00310138</text:p>
          </table:table-cell>
          <table:table-cell office:value-type="float" office:value="121.399" calcext:value-type="float">
            <text:p>121.399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0" calcext:value-type="float">
            <text:p>0</text:p>
          </table:table-cell>
          <table:table-cell office:value-type="float" office:value="0.3048" calcext:value-type="float">
            <text:p>0.3048</text:p>
          </table:table-cell>
          <table:table-cell office:value-type="float" office:value="39.6" calcext:value-type="float">
            <text:p>39.6</text:p>
          </table:table-cell>
          <table:table-cell office:value-type="float" office:value="0.00310138" calcext:value-type="float">
            <text:p>0.00310138</text:p>
          </table:table-cell>
          <table:table-cell office:value-type="float" office:value="120.319" calcext:value-type="float">
            <text:p>120.31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0.3048" calcext:value-type="float">
            <text:p>0.3048</text:p>
          </table:table-cell>
          <table:table-cell office:value-type="float" office:value="39.6" calcext:value-type="float">
            <text:p>39.6</text:p>
          </table:table-cell>
          <table:table-cell office:value-type="float" office:value="0.00310138" calcext:value-type="float">
            <text:p>0.00310138</text:p>
          </table:table-cell>
          <table:table-cell office:value-type="float" office:value="119.229" calcext:value-type="float">
            <text:p>119.22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0.3048" calcext:value-type="float">
            <text:p>0.3048</text:p>
          </table:table-cell>
          <table:table-cell office:value-type="float" office:value="39.6" calcext:value-type="float">
            <text:p>39.6</text:p>
          </table:table-cell>
          <table:table-cell office:value-type="float" office:value="0.00310138" calcext:value-type="float">
            <text:p>0.00310138</text:p>
          </table:table-cell>
          <table:table-cell office:value-type="float" office:value="117.789" calcext:value-type="float">
            <text:p>117.789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0" calcext:value-type="float">
            <text:p>0</text:p>
          </table:table-cell>
          <table:table-cell office:value-type="float" office:value="0.3048" calcext:value-type="float">
            <text:p>0.3048</text:p>
          </table:table-cell>
          <table:table-cell office:value-type="float" office:value="39.6" calcext:value-type="float">
            <text:p>39.6</text:p>
          </table:table-cell>
          <table:table-cell office:value-type="float" office:value="0.00310138" calcext:value-type="float">
            <text:p>0.00310138</text:p>
          </table:table-cell>
          <table:table-cell office:value-type="float" office:value="116.229" calcext:value-type="float">
            <text:p>116.229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0.3048" calcext:value-type="float">
            <text:p>0.3048</text:p>
          </table:table-cell>
          <table:table-cell office:value-type="float" office:value="39.6" calcext:value-type="float">
            <text:p>39.6</text:p>
          </table:table-cell>
          <table:table-cell office:value-type="float" office:value="0.00310138" calcext:value-type="float">
            <text:p>0.00310138</text:p>
          </table:table-cell>
          <table:table-cell office:value-type="float" office:value="114.779" calcext:value-type="float">
            <text:p>114.77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0.3048" calcext:value-type="float">
            <text:p>0.3048</text:p>
          </table:table-cell>
          <table:table-cell office:value-type="float" office:value="39.6" calcext:value-type="float">
            <text:p>39.6</text:p>
          </table:table-cell>
          <table:table-cell office:value-type="float" office:value="0.00310138" calcext:value-type="float">
            <text:p>0.00310138</text:p>
          </table:table-cell>
          <table:table-cell office:value-type="float" office:value="112.139" calcext:value-type="float">
            <text:p>112.139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0" calcext:value-type="float">
            <text:p>0</text:p>
          </table:table-cell>
          <table:table-cell office:value-type="float" office:value="0.3048" calcext:value-type="float">
            <text:p>0.3048</text:p>
          </table:table-cell>
          <table:table-cell office:value-type="float" office:value="39.6" calcext:value-type="float">
            <text:p>39.6</text:p>
          </table:table-cell>
          <table:table-cell office:value-type="float" office:value="0.00310138" calcext:value-type="float">
            <text:p>0.00310138</text:p>
          </table:table-cell>
          <table:table-cell office:value-type="float" office:value="109.619" calcext:value-type="float">
            <text:p>109.61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0.3048" calcext:value-type="float">
            <text:p>0.3048</text:p>
          </table:table-cell>
          <table:table-cell office:value-type="float" office:value="31.7" calcext:value-type="float">
            <text:p>31.7</text:p>
          </table:table-cell>
          <table:table-cell office:value-type="float" office:value="0.00331266" calcext:value-type="float">
            <text:p>0.00331266</text:p>
          </table:table-cell>
          <table:table-cell office:value-type="float" office:value="117.195" calcext:value-type="float">
            <text:p>117.19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0.3048" calcext:value-type="float">
            <text:p>0.3048</text:p>
          </table:table-cell>
          <table:table-cell office:value-type="float" office:value="31.7" calcext:value-type="float">
            <text:p>31.7</text:p>
          </table:table-cell>
          <table:table-cell office:value-type="float" office:value="0.00331266" calcext:value-type="float">
            <text:p>0.00331266</text:p>
          </table:table-cell>
          <table:table-cell office:value-type="float" office:value="118.595" calcext:value-type="float">
            <text:p>118.59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0.3048" calcext:value-type="float">
            <text:p>0.3048</text:p>
          </table:table-cell>
          <table:table-cell office:value-type="float" office:value="31.7" calcext:value-type="float">
            <text:p>31.7</text:p>
          </table:table-cell>
          <table:table-cell office:value-type="float" office:value="0.00331266" calcext:value-type="float">
            <text:p>0.00331266</text:p>
          </table:table-cell>
          <table:table-cell office:value-type="float" office:value="122.765" calcext:value-type="float">
            <text:p>122.76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0.3048" calcext:value-type="float">
            <text:p>0.3048</text:p>
          </table:table-cell>
          <table:table-cell office:value-type="float" office:value="31.7" calcext:value-type="float">
            <text:p>31.7</text:p>
          </table:table-cell>
          <table:table-cell office:value-type="float" office:value="0.00331266" calcext:value-type="float">
            <text:p>0.00331266</text:p>
          </table:table-cell>
          <table:table-cell office:value-type="float" office:value="125.045" calcext:value-type="float">
            <text:p>125.04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0.3048" calcext:value-type="float">
            <text:p>0.3048</text:p>
          </table:table-cell>
          <table:table-cell office:value-type="float" office:value="31.7" calcext:value-type="float">
            <text:p>31.7</text:p>
          </table:table-cell>
          <table:table-cell office:value-type="float" office:value="0.00331266" calcext:value-type="float">
            <text:p>0.00331266</text:p>
          </table:table-cell>
          <table:table-cell office:value-type="float" office:value="127.315" calcext:value-type="float">
            <text:p>127.315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office:value-type="float" office:value="0.3048" calcext:value-type="float">
            <text:p>0.3048</text:p>
          </table:table-cell>
          <table:table-cell office:value-type="float" office:value="31.7" calcext:value-type="float">
            <text:p>31.7</text:p>
          </table:table-cell>
          <table:table-cell office:value-type="float" office:value="0.00331266" calcext:value-type="float">
            <text:p>0.00331266</text:p>
          </table:table-cell>
          <table:table-cell office:value-type="float" office:value="129.095" calcext:value-type="float">
            <text:p>129.09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0.3048" calcext:value-type="float">
            <text:p>0.3048</text:p>
          </table:table-cell>
          <table:table-cell office:value-type="float" office:value="31.7" calcext:value-type="float">
            <text:p>31.7</text:p>
          </table:table-cell>
          <table:table-cell office:value-type="float" office:value="0.00331266" calcext:value-type="float">
            <text:p>0.00331266</text:p>
          </table:table-cell>
          <table:table-cell office:value-type="float" office:value="129.235" calcext:value-type="float">
            <text:p>129.23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0.3048" calcext:value-type="float">
            <text:p>0.3048</text:p>
          </table:table-cell>
          <table:table-cell office:value-type="float" office:value="31.7" calcext:value-type="float">
            <text:p>31.7</text:p>
          </table:table-cell>
          <table:table-cell office:value-type="float" office:value="0.00331266" calcext:value-type="float">
            <text:p>0.00331266</text:p>
          </table:table-cell>
          <table:table-cell office:value-type="float" office:value="127.365" calcext:value-type="float">
            <text:p>127.365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 office:value-type="float" office:value="0.3048" calcext:value-type="float">
            <text:p>0.3048</text:p>
          </table:table-cell>
          <table:table-cell office:value-type="float" office:value="31.7" calcext:value-type="float">
            <text:p>31.7</text:p>
          </table:table-cell>
          <table:table-cell office:value-type="float" office:value="0.00331266" calcext:value-type="float">
            <text:p>0.00331266</text:p>
          </table:table-cell>
          <table:table-cell office:value-type="float" office:value="124.355" calcext:value-type="float">
            <text:p>124.35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0.3048" calcext:value-type="float">
            <text:p>0.3048</text:p>
          </table:table-cell>
          <table:table-cell office:value-type="float" office:value="31.7" calcext:value-type="float">
            <text:p>31.7</text:p>
          </table:table-cell>
          <table:table-cell office:value-type="float" office:value="0.00331266" calcext:value-type="float">
            <text:p>0.00331266</text:p>
          </table:table-cell>
          <table:table-cell office:value-type="float" office:value="122.365" calcext:value-type="float">
            <text:p>122.36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0.3048" calcext:value-type="float">
            <text:p>0.3048</text:p>
          </table:table-cell>
          <table:table-cell office:value-type="float" office:value="31.7" calcext:value-type="float">
            <text:p>31.7</text:p>
          </table:table-cell>
          <table:table-cell office:value-type="float" office:value="0.00331266" calcext:value-type="float">
            <text:p>0.00331266</text:p>
          </table:table-cell>
          <table:table-cell office:value-type="float" office:value="122.375" calcext:value-type="float">
            <text:p>122.37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0.3048" calcext:value-type="float">
            <text:p>0.3048</text:p>
          </table:table-cell>
          <table:table-cell office:value-type="float" office:value="31.7" calcext:value-type="float">
            <text:p>31.7</text:p>
          </table:table-cell>
          <table:table-cell office:value-type="float" office:value="0.00331266" calcext:value-type="float">
            <text:p>0.00331266</text:p>
          </table:table-cell>
          <table:table-cell office:value-type="float" office:value="120.755" calcext:value-type="float">
            <text:p>120.755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0" calcext:value-type="float">
            <text:p>0</text:p>
          </table:table-cell>
          <table:table-cell office:value-type="float" office:value="0.3048" calcext:value-type="float">
            <text:p>0.3048</text:p>
          </table:table-cell>
          <table:table-cell office:value-type="float" office:value="31.7" calcext:value-type="float">
            <text:p>31.7</text:p>
          </table:table-cell>
          <table:table-cell office:value-type="float" office:value="0.00331266" calcext:value-type="float">
            <text:p>0.00331266</text:p>
          </table:table-cell>
          <table:table-cell office:value-type="float" office:value="119.135" calcext:value-type="float">
            <text:p>119.13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0.3048" calcext:value-type="float">
            <text:p>0.3048</text:p>
          </table:table-cell>
          <table:table-cell office:value-type="float" office:value="31.7" calcext:value-type="float">
            <text:p>31.7</text:p>
          </table:table-cell>
          <table:table-cell office:value-type="float" office:value="0.00331266" calcext:value-type="float">
            <text:p>0.00331266</text:p>
          </table:table-cell>
          <table:table-cell office:value-type="float" office:value="118.145" calcext:value-type="float">
            <text:p>118.14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0.3048" calcext:value-type="float">
            <text:p>0.3048</text:p>
          </table:table-cell>
          <table:table-cell office:value-type="float" office:value="31.7" calcext:value-type="float">
            <text:p>31.7</text:p>
          </table:table-cell>
          <table:table-cell office:value-type="float" office:value="0.00331266" calcext:value-type="float">
            <text:p>0.00331266</text:p>
          </table:table-cell>
          <table:table-cell office:value-type="float" office:value="115.645" calcext:value-type="float">
            <text:p>115.645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0" calcext:value-type="float">
            <text:p>0</text:p>
          </table:table-cell>
          <table:table-cell office:value-type="float" office:value="0.3048" calcext:value-type="float">
            <text:p>0.3048</text:p>
          </table:table-cell>
          <table:table-cell office:value-type="float" office:value="31.7" calcext:value-type="float">
            <text:p>31.7</text:p>
          </table:table-cell>
          <table:table-cell office:value-type="float" office:value="0.00331266" calcext:value-type="float">
            <text:p>0.00331266</text:p>
          </table:table-cell>
          <table:table-cell office:value-type="float" office:value="113.775" calcext:value-type="float">
            <text:p>113.775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0.3048" calcext:value-type="float">
            <text:p>0.3048</text:p>
          </table:table-cell>
          <table:table-cell office:value-type="float" office:value="31.7" calcext:value-type="float">
            <text:p>31.7</text:p>
          </table:table-cell>
          <table:table-cell office:value-type="float" office:value="0.00331266" calcext:value-type="float">
            <text:p>0.00331266</text:p>
          </table:table-cell>
          <table:table-cell office:value-type="float" office:value="110.515" calcext:value-type="float">
            <text:p>110.51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0.3048" calcext:value-type="float">
            <text:p>0.3048</text:p>
          </table:table-cell>
          <table:table-cell office:value-type="float" office:value="31.7" calcext:value-type="float">
            <text:p>31.7</text:p>
          </table:table-cell>
          <table:table-cell office:value-type="float" office:value="0.00331266" calcext:value-type="float">
            <text:p>0.00331266</text:p>
          </table:table-cell>
          <table:table-cell office:value-type="float" office:value="108.265" calcext:value-type="float">
            <text:p>108.26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.5" calcext:value-type="float">
            <text:p>1.5</text:p>
          </table:table-cell>
          <table:table-cell office:value-type="float" office:value="0.3048" calcext:value-type="float">
            <text:p>0.3048</text:p>
          </table:table-cell>
          <table:table-cell office:value-type="float" office:value="71.3" calcext:value-type="float">
            <text:p>71.3</text:p>
          </table:table-cell>
          <table:table-cell office:value-type="float" office:value="0.00336729" calcext:value-type="float">
            <text:p>0.00336729</text:p>
          </table:table-cell>
          <table:table-cell office:value-type="float" office:value="127.122" calcext:value-type="float">
            <text:p>127.12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5" calcext:value-type="float">
            <text:p>1.5</text:p>
          </table:table-cell>
          <table:table-cell office:value-type="float" office:value="0.3048" calcext:value-type="float">
            <text:p>0.3048</text:p>
          </table:table-cell>
          <table:table-cell office:value-type="float" office:value="71.3" calcext:value-type="float">
            <text:p>71.3</text:p>
          </table:table-cell>
          <table:table-cell office:value-type="float" office:value="0.00336729" calcext:value-type="float">
            <text:p>0.00336729</text:p>
          </table:table-cell>
          <table:table-cell office:value-type="float" office:value="125.992" calcext:value-type="float">
            <text:p>125.992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.5" calcext:value-type="float">
            <text:p>1.5</text:p>
          </table:table-cell>
          <table:table-cell office:value-type="float" office:value="0.3048" calcext:value-type="float">
            <text:p>0.3048</text:p>
          </table:table-cell>
          <table:table-cell office:value-type="float" office:value="71.3" calcext:value-type="float">
            <text:p>71.3</text:p>
          </table:table-cell>
          <table:table-cell office:value-type="float" office:value="0.00336729" calcext:value-type="float">
            <text:p>0.00336729</text:p>
          </table:table-cell>
          <table:table-cell office:value-type="float" office:value="125.872" calcext:value-type="float">
            <text:p>125.872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.5" calcext:value-type="float">
            <text:p>1.5</text:p>
          </table:table-cell>
          <table:table-cell office:value-type="float" office:value="0.3048" calcext:value-type="float">
            <text:p>0.3048</text:p>
          </table:table-cell>
          <table:table-cell office:value-type="float" office:value="71.3" calcext:value-type="float">
            <text:p>71.3</text:p>
          </table:table-cell>
          <table:table-cell office:value-type="float" office:value="0.00336729" calcext:value-type="float">
            <text:p>0.00336729</text:p>
          </table:table-cell>
          <table:table-cell office:value-type="float" office:value="126.632" calcext:value-type="float">
            <text:p>126.63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.5" calcext:value-type="float">
            <text:p>1.5</text:p>
          </table:table-cell>
          <table:table-cell office:value-type="float" office:value="0.3048" calcext:value-type="float">
            <text:p>0.3048</text:p>
          </table:table-cell>
          <table:table-cell office:value-type="float" office:value="71.3" calcext:value-type="float">
            <text:p>71.3</text:p>
          </table:table-cell>
          <table:table-cell office:value-type="float" office:value="0.00336729" calcext:value-type="float">
            <text:p>0.00336729</text:p>
          </table:table-cell>
          <table:table-cell office:value-type="float" office:value="126.642" calcext:value-type="float">
            <text:p>126.642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.5" calcext:value-type="float">
            <text:p>1.5</text:p>
          </table:table-cell>
          <table:table-cell office:value-type="float" office:value="0.3048" calcext:value-type="float">
            <text:p>0.3048</text:p>
          </table:table-cell>
          <table:table-cell office:value-type="float" office:value="71.3" calcext:value-type="float">
            <text:p>71.3</text:p>
          </table:table-cell>
          <table:table-cell office:value-type="float" office:value="0.00336729" calcext:value-type="float">
            <text:p>0.00336729</text:p>
          </table:table-cell>
          <table:table-cell office:value-type="float" office:value="124.512" calcext:value-type="float">
            <text:p>124.512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1.5" calcext:value-type="float">
            <text:p>1.5</text:p>
          </table:table-cell>
          <table:table-cell office:value-type="float" office:value="0.3048" calcext:value-type="float">
            <text:p>0.3048</text:p>
          </table:table-cell>
          <table:table-cell office:value-type="float" office:value="71.3" calcext:value-type="float">
            <text:p>71.3</text:p>
          </table:table-cell>
          <table:table-cell office:value-type="float" office:value="0.00336729" calcext:value-type="float">
            <text:p>0.00336729</text:p>
          </table:table-cell>
          <table:table-cell office:value-type="float" office:value="123.392" calcext:value-type="float">
            <text:p>123.39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.5" calcext:value-type="float">
            <text:p>1.5</text:p>
          </table:table-cell>
          <table:table-cell office:value-type="float" office:value="0.3048" calcext:value-type="float">
            <text:p>0.3048</text:p>
          </table:table-cell>
          <table:table-cell office:value-type="float" office:value="71.3" calcext:value-type="float">
            <text:p>71.3</text:p>
          </table:table-cell>
          <table:table-cell office:value-type="float" office:value="0.00336729" calcext:value-type="float">
            <text:p>0.00336729</text:p>
          </table:table-cell>
          <table:table-cell office:value-type="float" office:value="121.762" calcext:value-type="float">
            <text:p>121.76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.5" calcext:value-type="float">
            <text:p>1.5</text:p>
          </table:table-cell>
          <table:table-cell office:value-type="float" office:value="0.3048" calcext:value-type="float">
            <text:p>0.3048</text:p>
          </table:table-cell>
          <table:table-cell office:value-type="float" office:value="71.3" calcext:value-type="float">
            <text:p>71.3</text:p>
          </table:table-cell>
          <table:table-cell office:value-type="float" office:value="0.00336729" calcext:value-type="float">
            <text:p>0.00336729</text:p>
          </table:table-cell>
          <table:table-cell office:value-type="float" office:value="119.632" calcext:value-type="float">
            <text:p>119.632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1.5" calcext:value-type="float">
            <text:p>1.5</text:p>
          </table:table-cell>
          <table:table-cell office:value-type="float" office:value="0.3048" calcext:value-type="float">
            <text:p>0.3048</text:p>
          </table:table-cell>
          <table:table-cell office:value-type="float" office:value="71.3" calcext:value-type="float">
            <text:p>71.3</text:p>
          </table:table-cell>
          <table:table-cell office:value-type="float" office:value="0.00336729" calcext:value-type="float">
            <text:p>0.00336729</text:p>
          </table:table-cell>
          <table:table-cell office:value-type="float" office:value="118.122" calcext:value-type="float">
            <text:p>118.122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.5" calcext:value-type="float">
            <text:p>1.5</text:p>
          </table:table-cell>
          <table:table-cell office:value-type="float" office:value="0.3048" calcext:value-type="float">
            <text:p>0.3048</text:p>
          </table:table-cell>
          <table:table-cell office:value-type="float" office:value="71.3" calcext:value-type="float">
            <text:p>71.3</text:p>
          </table:table-cell>
          <table:table-cell office:value-type="float" office:value="0.00336729" calcext:value-type="float">
            <text:p>0.00336729</text:p>
          </table:table-cell>
          <table:table-cell office:value-type="float" office:value="115.372" calcext:value-type="float">
            <text:p>115.37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.5" calcext:value-type="float">
            <text:p>1.5</text:p>
          </table:table-cell>
          <table:table-cell office:value-type="float" office:value="0.3048" calcext:value-type="float">
            <text:p>0.3048</text:p>
          </table:table-cell>
          <table:table-cell office:value-type="float" office:value="71.3" calcext:value-type="float">
            <text:p>71.3</text:p>
          </table:table-cell>
          <table:table-cell office:value-type="float" office:value="0.00336729" calcext:value-type="float">
            <text:p>0.00336729</text:p>
          </table:table-cell>
          <table:table-cell office:value-type="float" office:value="113.492" calcext:value-type="float">
            <text:p>113.492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1.5" calcext:value-type="float">
            <text:p>1.5</text:p>
          </table:table-cell>
          <table:table-cell office:value-type="float" office:value="0.3048" calcext:value-type="float">
            <text:p>0.3048</text:p>
          </table:table-cell>
          <table:table-cell office:value-type="float" office:value="71.3" calcext:value-type="float">
            <text:p>71.3</text:p>
          </table:table-cell>
          <table:table-cell office:value-type="float" office:value="0.00336729" calcext:value-type="float">
            <text:p>0.00336729</text:p>
          </table:table-cell>
          <table:table-cell office:value-type="float" office:value="109.222" calcext:value-type="float">
            <text:p>109.222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1.5" calcext:value-type="float">
            <text:p>1.5</text:p>
          </table:table-cell>
          <table:table-cell office:value-type="float" office:value="0.3048" calcext:value-type="float">
            <text:p>0.3048</text:p>
          </table:table-cell>
          <table:table-cell office:value-type="float" office:value="71.3" calcext:value-type="float">
            <text:p>71.3</text:p>
          </table:table-cell>
          <table:table-cell office:value-type="float" office:value="0.00336729" calcext:value-type="float">
            <text:p>0.00336729</text:p>
          </table:table-cell>
          <table:table-cell office:value-type="float" office:value="106.582" calcext:value-type="float">
            <text:p>106.582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.5" calcext:value-type="float">
            <text:p>1.5</text:p>
          </table:table-cell>
          <table:table-cell office:value-type="float" office:value="0.3048" calcext:value-type="float">
            <text:p>0.3048</text:p>
          </table:table-cell>
          <table:table-cell office:value-type="float" office:value="39.6" calcext:value-type="float">
            <text:p>39.6</text:p>
          </table:table-cell>
          <table:table-cell office:value-type="float" office:value="0.00392107" calcext:value-type="float">
            <text:p>0.00392107</text:p>
          </table:table-cell>
          <table:table-cell office:value-type="float" office:value="121.851" calcext:value-type="float">
            <text:p>121.85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.5" calcext:value-type="float">
            <text:p>1.5</text:p>
          </table:table-cell>
          <table:table-cell office:value-type="float" office:value="0.3048" calcext:value-type="float">
            <text:p>0.3048</text:p>
          </table:table-cell>
          <table:table-cell office:value-type="float" office:value="39.6" calcext:value-type="float">
            <text:p>39.6</text:p>
          </table:table-cell>
          <table:table-cell office:value-type="float" office:value="0.00392107" calcext:value-type="float">
            <text:p>0.00392107</text:p>
          </table:table-cell>
          <table:table-cell office:value-type="float" office:value="124.001" calcext:value-type="float">
            <text:p>124.00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5" calcext:value-type="float">
            <text:p>1.5</text:p>
          </table:table-cell>
          <table:table-cell office:value-type="float" office:value="0.3048" calcext:value-type="float">
            <text:p>0.3048</text:p>
          </table:table-cell>
          <table:table-cell office:value-type="float" office:value="39.6" calcext:value-type="float">
            <text:p>39.6</text:p>
          </table:table-cell>
          <table:table-cell office:value-type="float" office:value="0.00392107" calcext:value-type="float">
            <text:p>0.00392107</text:p>
          </table:table-cell>
          <table:table-cell office:value-type="float" office:value="126.661" calcext:value-type="float">
            <text:p>126.661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.5" calcext:value-type="float">
            <text:p>1.5</text:p>
          </table:table-cell>
          <table:table-cell office:value-type="float" office:value="0.3048" calcext:value-type="float">
            <text:p>0.3048</text:p>
          </table:table-cell>
          <table:table-cell office:value-type="float" office:value="39.6" calcext:value-type="float">
            <text:p>39.6</text:p>
          </table:table-cell>
          <table:table-cell office:value-type="float" office:value="0.00392107" calcext:value-type="float">
            <text:p>0.00392107</text:p>
          </table:table-cell>
          <table:table-cell office:value-type="float" office:value="128.311" calcext:value-type="float">
            <text:p>128.31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.5" calcext:value-type="float">
            <text:p>1.5</text:p>
          </table:table-cell>
          <table:table-cell office:value-type="float" office:value="0.3048" calcext:value-type="float">
            <text:p>0.3048</text:p>
          </table:table-cell>
          <table:table-cell office:value-type="float" office:value="39.6" calcext:value-type="float">
            <text:p>39.6</text:p>
          </table:table-cell>
          <table:table-cell office:value-type="float" office:value="0.00392107" calcext:value-type="float">
            <text:p>0.00392107</text:p>
          </table:table-cell>
          <table:table-cell office:value-type="float" office:value="128.831" calcext:value-type="float">
            <text:p>128.83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5" calcext:value-type="float">
            <text:p>1.5</text:p>
          </table:table-cell>
          <table:table-cell office:value-type="float" office:value="0.3048" calcext:value-type="float">
            <text:p>0.3048</text:p>
          </table:table-cell>
          <table:table-cell office:value-type="float" office:value="39.6" calcext:value-type="float">
            <text:p>39.6</text:p>
          </table:table-cell>
          <table:table-cell office:value-type="float" office:value="0.00392107" calcext:value-type="float">
            <text:p>0.00392107</text:p>
          </table:table-cell>
          <table:table-cell office:value-type="float" office:value="127.581" calcext:value-type="float">
            <text:p>127.581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.5" calcext:value-type="float">
            <text:p>1.5</text:p>
          </table:table-cell>
          <table:table-cell office:value-type="float" office:value="0.3048" calcext:value-type="float">
            <text:p>0.3048</text:p>
          </table:table-cell>
          <table:table-cell office:value-type="float" office:value="39.6" calcext:value-type="float">
            <text:p>39.6</text:p>
          </table:table-cell>
          <table:table-cell office:value-type="float" office:value="0.00392107" calcext:value-type="float">
            <text:p>0.00392107</text:p>
          </table:table-cell>
          <table:table-cell office:value-type="float" office:value="125.211" calcext:value-type="float">
            <text:p>125.211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.5" calcext:value-type="float">
            <text:p>1.5</text:p>
          </table:table-cell>
          <table:table-cell office:value-type="float" office:value="0.3048" calcext:value-type="float">
            <text:p>0.3048</text:p>
          </table:table-cell>
          <table:table-cell office:value-type="float" office:value="39.6" calcext:value-type="float">
            <text:p>39.6</text:p>
          </table:table-cell>
          <table:table-cell office:value-type="float" office:value="0.00392107" calcext:value-type="float">
            <text:p>0.00392107</text:p>
          </table:table-cell>
          <table:table-cell office:value-type="float" office:value="122.211" calcext:value-type="float">
            <text:p>122.21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.5" calcext:value-type="float">
            <text:p>1.5</text:p>
          </table:table-cell>
          <table:table-cell office:value-type="float" office:value="0.3048" calcext:value-type="float">
            <text:p>0.3048</text:p>
          </table:table-cell>
          <table:table-cell office:value-type="float" office:value="39.6" calcext:value-type="float">
            <text:p>39.6</text:p>
          </table:table-cell>
          <table:table-cell office:value-type="float" office:value="0.00392107" calcext:value-type="float">
            <text:p>0.00392107</text:p>
          </table:table-cell>
          <table:table-cell office:value-type="float" office:value="122.101" calcext:value-type="float">
            <text:p>122.101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.5" calcext:value-type="float">
            <text:p>1.5</text:p>
          </table:table-cell>
          <table:table-cell office:value-type="float" office:value="0.3048" calcext:value-type="float">
            <text:p>0.3048</text:p>
          </table:table-cell>
          <table:table-cell office:value-type="float" office:value="39.6" calcext:value-type="float">
            <text:p>39.6</text:p>
          </table:table-cell>
          <table:table-cell office:value-type="float" office:value="0.00392107" calcext:value-type="float">
            <text:p>0.00392107</text:p>
          </table:table-cell>
          <table:table-cell office:value-type="float" office:value="120.981" calcext:value-type="float">
            <text:p>120.981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1.5" calcext:value-type="float">
            <text:p>1.5</text:p>
          </table:table-cell>
          <table:table-cell office:value-type="float" office:value="0.3048" calcext:value-type="float">
            <text:p>0.3048</text:p>
          </table:table-cell>
          <table:table-cell office:value-type="float" office:value="39.6" calcext:value-type="float">
            <text:p>39.6</text:p>
          </table:table-cell>
          <table:table-cell office:value-type="float" office:value="0.00392107" calcext:value-type="float">
            <text:p>0.00392107</text:p>
          </table:table-cell>
          <table:table-cell office:value-type="float" office:value="119.111" calcext:value-type="float">
            <text:p>119.111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.5" calcext:value-type="float">
            <text:p>1.5</text:p>
          </table:table-cell>
          <table:table-cell office:value-type="float" office:value="0.3048" calcext:value-type="float">
            <text:p>0.3048</text:p>
          </table:table-cell>
          <table:table-cell office:value-type="float" office:value="39.6" calcext:value-type="float">
            <text:p>39.6</text:p>
          </table:table-cell>
          <table:table-cell office:value-type="float" office:value="0.00392107" calcext:value-type="float">
            <text:p>0.00392107</text:p>
          </table:table-cell>
          <table:table-cell office:value-type="float" office:value="117.741" calcext:value-type="float">
            <text:p>117.741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.5" calcext:value-type="float">
            <text:p>1.5</text:p>
          </table:table-cell>
          <table:table-cell office:value-type="float" office:value="0.3048" calcext:value-type="float">
            <text:p>0.3048</text:p>
          </table:table-cell>
          <table:table-cell office:value-type="float" office:value="39.6" calcext:value-type="float">
            <text:p>39.6</text:p>
          </table:table-cell>
          <table:table-cell office:value-type="float" office:value="0.00392107" calcext:value-type="float">
            <text:p>0.00392107</text:p>
          </table:table-cell>
          <table:table-cell office:value-type="float" office:value="116.241" calcext:value-type="float">
            <text:p>116.241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1.5" calcext:value-type="float">
            <text:p>1.5</text:p>
          </table:table-cell>
          <table:table-cell office:value-type="float" office:value="0.3048" calcext:value-type="float">
            <text:p>0.3048</text:p>
          </table:table-cell>
          <table:table-cell office:value-type="float" office:value="39.6" calcext:value-type="float">
            <text:p>39.6</text:p>
          </table:table-cell>
          <table:table-cell office:value-type="float" office:value="0.00392107" calcext:value-type="float">
            <text:p>0.00392107</text:p>
          </table:table-cell>
          <table:table-cell office:value-type="float" office:value="114.751" calcext:value-type="float">
            <text:p>114.751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.5" calcext:value-type="float">
            <text:p>1.5</text:p>
          </table:table-cell>
          <table:table-cell office:value-type="float" office:value="0.3048" calcext:value-type="float">
            <text:p>0.3048</text:p>
          </table:table-cell>
          <table:table-cell office:value-type="float" office:value="39.6" calcext:value-type="float">
            <text:p>39.6</text:p>
          </table:table-cell>
          <table:table-cell office:value-type="float" office:value="0.00392107" calcext:value-type="float">
            <text:p>0.00392107</text:p>
          </table:table-cell>
          <table:table-cell office:value-type="float" office:value="112.251" calcext:value-type="float">
            <text:p>112.25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.5" calcext:value-type="float">
            <text:p>1.5</text:p>
          </table:table-cell>
          <table:table-cell office:value-type="float" office:value="0.3048" calcext:value-type="float">
            <text:p>0.3048</text:p>
          </table:table-cell>
          <table:table-cell office:value-type="float" office:value="39.6" calcext:value-type="float">
            <text:p>39.6</text:p>
          </table:table-cell>
          <table:table-cell office:value-type="float" office:value="0.00392107" calcext:value-type="float">
            <text:p>0.00392107</text:p>
          </table:table-cell>
          <table:table-cell office:value-type="float" office:value="108.991" calcext:value-type="float">
            <text:p>108.991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1.5" calcext:value-type="float">
            <text:p>1.5</text:p>
          </table:table-cell>
          <table:table-cell office:value-type="float" office:value="0.3048" calcext:value-type="float">
            <text:p>0.3048</text:p>
          </table:table-cell>
          <table:table-cell office:value-type="float" office:value="39.6" calcext:value-type="float">
            <text:p>39.6</text:p>
          </table:table-cell>
          <table:table-cell office:value-type="float" office:value="0.00392107" calcext:value-type="float">
            <text:p>0.00392107</text:p>
          </table:table-cell>
          <table:table-cell office:value-type="float" office:value="106.111" calcext:value-type="float">
            <text:p>106.11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0.3048" calcext:value-type="float">
            <text:p>0.3048</text:p>
          </table:table-cell>
          <table:table-cell office:value-type="float" office:value="71.3" calcext:value-type="float">
            <text:p>71.3</text:p>
          </table:table-cell>
          <table:table-cell office:value-type="float" office:value="0.00425727" calcext:value-type="float">
            <text:p>0.00425727</text:p>
          </table:table-cell>
          <table:table-cell office:value-type="float" office:value="127.564" calcext:value-type="float">
            <text:p>127.56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float" office:value="0.3048" calcext:value-type="float">
            <text:p>0.3048</text:p>
          </table:table-cell>
          <table:table-cell office:value-type="float" office:value="71.3" calcext:value-type="float">
            <text:p>71.3</text:p>
          </table:table-cell>
          <table:table-cell office:value-type="float" office:value="0.00425727" calcext:value-type="float">
            <text:p>0.00425727</text:p>
          </table:table-cell>
          <table:table-cell office:value-type="float" office:value="128.454" calcext:value-type="float">
            <text:p>128.454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3" calcext:value-type="float">
            <text:p>3</text:p>
          </table:table-cell>
          <table:table-cell office:value-type="float" office:value="0.3048" calcext:value-type="float">
            <text:p>0.3048</text:p>
          </table:table-cell>
          <table:table-cell office:value-type="float" office:value="71.3" calcext:value-type="float">
            <text:p>71.3</text:p>
          </table:table-cell>
          <table:table-cell office:value-type="float" office:value="0.00425727" calcext:value-type="float">
            <text:p>0.00425727</text:p>
          </table:table-cell>
          <table:table-cell office:value-type="float" office:value="129.354" calcext:value-type="float">
            <text:p>129.35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office:value-type="float" office:value="0.3048" calcext:value-type="float">
            <text:p>0.3048</text:p>
          </table:table-cell>
          <table:table-cell office:value-type="float" office:value="71.3" calcext:value-type="float">
            <text:p>71.3</text:p>
          </table:table-cell>
          <table:table-cell office:value-type="float" office:value="0.00425727" calcext:value-type="float">
            <text:p>0.00425727</text:p>
          </table:table-cell>
          <table:table-cell office:value-type="float" office:value="129.494" calcext:value-type="float">
            <text:p>129.49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0.3048" calcext:value-type="float">
            <text:p>0.3048</text:p>
          </table:table-cell>
          <table:table-cell office:value-type="float" office:value="71.3" calcext:value-type="float">
            <text:p>71.3</text:p>
          </table:table-cell>
          <table:table-cell office:value-type="float" office:value="0.00425727" calcext:value-type="float">
            <text:p>0.00425727</text:p>
          </table:table-cell>
          <table:table-cell office:value-type="float" office:value="129.004" calcext:value-type="float">
            <text:p>129.004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3" calcext:value-type="float">
            <text:p>3</text:p>
          </table:table-cell>
          <table:table-cell office:value-type="float" office:value="0.3048" calcext:value-type="float">
            <text:p>0.3048</text:p>
          </table:table-cell>
          <table:table-cell office:value-type="float" office:value="71.3" calcext:value-type="float">
            <text:p>71.3</text:p>
          </table:table-cell>
          <table:table-cell office:value-type="float" office:value="0.00425727" calcext:value-type="float">
            <text:p>0.00425727</text:p>
          </table:table-cell>
          <table:table-cell office:value-type="float" office:value="127.634" calcext:value-type="float">
            <text:p>127.634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0.3048" calcext:value-type="float">
            <text:p>0.3048</text:p>
          </table:table-cell>
          <table:table-cell office:value-type="float" office:value="71.3" calcext:value-type="float">
            <text:p>71.3</text:p>
          </table:table-cell>
          <table:table-cell office:value-type="float" office:value="0.00425727" calcext:value-type="float">
            <text:p>0.00425727</text:p>
          </table:table-cell>
          <table:table-cell office:value-type="float" office:value="126.514" calcext:value-type="float">
            <text:p>126.51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0.3048" calcext:value-type="float">
            <text:p>0.3048</text:p>
          </table:table-cell>
          <table:table-cell office:value-type="float" office:value="71.3" calcext:value-type="float">
            <text:p>71.3</text:p>
          </table:table-cell>
          <table:table-cell office:value-type="float" office:value="0.00425727" calcext:value-type="float">
            <text:p>0.00425727</text:p>
          </table:table-cell>
          <table:table-cell office:value-type="float" office:value="125.524" calcext:value-type="float">
            <text:p>125.524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3" calcext:value-type="float">
            <text:p>3</text:p>
          </table:table-cell>
          <table:table-cell office:value-type="float" office:value="0.3048" calcext:value-type="float">
            <text:p>0.3048</text:p>
          </table:table-cell>
          <table:table-cell office:value-type="float" office:value="71.3" calcext:value-type="float">
            <text:p>71.3</text:p>
          </table:table-cell>
          <table:table-cell office:value-type="float" office:value="0.00425727" calcext:value-type="float">
            <text:p>0.00425727</text:p>
          </table:table-cell>
          <table:table-cell office:value-type="float" office:value="124.024" calcext:value-type="float">
            <text:p>124.024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3" calcext:value-type="float">
            <text:p>3</text:p>
          </table:table-cell>
          <table:table-cell office:value-type="float" office:value="0.3048" calcext:value-type="float">
            <text:p>0.3048</text:p>
          </table:table-cell>
          <table:table-cell office:value-type="float" office:value="71.3" calcext:value-type="float">
            <text:p>71.3</text:p>
          </table:table-cell>
          <table:table-cell office:value-type="float" office:value="0.00425727" calcext:value-type="float">
            <text:p>0.00425727</text:p>
          </table:table-cell>
          <table:table-cell office:value-type="float" office:value="121.514" calcext:value-type="float">
            <text:p>121.51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" calcext:value-type="float">
            <text:p>3</text:p>
          </table:table-cell>
          <table:table-cell office:value-type="float" office:value="0.3048" calcext:value-type="float">
            <text:p>0.3048</text:p>
          </table:table-cell>
          <table:table-cell office:value-type="float" office:value="71.3" calcext:value-type="float">
            <text:p>71.3</text:p>
          </table:table-cell>
          <table:table-cell office:value-type="float" office:value="0.00425727" calcext:value-type="float">
            <text:p>0.00425727</text:p>
          </table:table-cell>
          <table:table-cell office:value-type="float" office:value="120.264" calcext:value-type="float">
            <text:p>120.26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0.3048" calcext:value-type="float">
            <text:p>0.3048</text:p>
          </table:table-cell>
          <table:table-cell office:value-type="float" office:value="71.3" calcext:value-type="float">
            <text:p>71.3</text:p>
          </table:table-cell>
          <table:table-cell office:value-type="float" office:value="0.00425727" calcext:value-type="float">
            <text:p>0.00425727</text:p>
          </table:table-cell>
          <table:table-cell office:value-type="float" office:value="118.134" calcext:value-type="float">
            <text:p>118.134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3" calcext:value-type="float">
            <text:p>3</text:p>
          </table:table-cell>
          <table:table-cell office:value-type="float" office:value="0.3048" calcext:value-type="float">
            <text:p>0.3048</text:p>
          </table:table-cell>
          <table:table-cell office:value-type="float" office:value="71.3" calcext:value-type="float">
            <text:p>71.3</text:p>
          </table:table-cell>
          <table:table-cell office:value-type="float" office:value="0.00425727" calcext:value-type="float">
            <text:p>0.00425727</text:p>
          </table:table-cell>
          <table:table-cell office:value-type="float" office:value="116.134" calcext:value-type="float">
            <text:p>116.134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3" calcext:value-type="float">
            <text:p>3</text:p>
          </table:table-cell>
          <table:table-cell office:value-type="float" office:value="0.3048" calcext:value-type="float">
            <text:p>0.3048</text:p>
          </table:table-cell>
          <table:table-cell office:value-type="float" office:value="71.3" calcext:value-type="float">
            <text:p>71.3</text:p>
          </table:table-cell>
          <table:table-cell office:value-type="float" office:value="0.00425727" calcext:value-type="float">
            <text:p>0.00425727</text:p>
          </table:table-cell>
          <table:table-cell office:value-type="float" office:value="114.634" calcext:value-type="float">
            <text:p>114.63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office:value-type="float" office:value="0.3048" calcext:value-type="float">
            <text:p>0.3048</text:p>
          </table:table-cell>
          <table:table-cell office:value-type="float" office:value="71.3" calcext:value-type="float">
            <text:p>71.3</text:p>
          </table:table-cell>
          <table:table-cell office:value-type="float" office:value="0.00425727" calcext:value-type="float">
            <text:p>0.00425727</text:p>
          </table:table-cell>
          <table:table-cell office:value-type="float" office:value="110.224" calcext:value-type="float">
            <text:p>110.22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0.3048" calcext:value-type="float">
            <text:p>0.3048</text:p>
          </table:table-cell>
          <table:table-cell office:value-type="float" office:value="55.5" calcext:value-type="float">
            <text:p>55.5</text:p>
          </table:table-cell>
          <table:table-cell office:value-type="float" office:value="0.00452492" calcext:value-type="float">
            <text:p>0.00452492</text:p>
          </table:table-cell>
          <table:table-cell office:value-type="float" office:value="126.159" calcext:value-type="float">
            <text:p>126.15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float" office:value="0.3048" calcext:value-type="float">
            <text:p>0.3048</text:p>
          </table:table-cell>
          <table:table-cell office:value-type="float" office:value="55.5" calcext:value-type="float">
            <text:p>55.5</text:p>
          </table:table-cell>
          <table:table-cell office:value-type="float" office:value="0.00452492" calcext:value-type="float">
            <text:p>0.00452492</text:p>
          </table:table-cell>
          <table:table-cell office:value-type="float" office:value="128.179" calcext:value-type="float">
            <text:p>128.179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3" calcext:value-type="float">
            <text:p>3</text:p>
          </table:table-cell>
          <table:table-cell office:value-type="float" office:value="0.3048" calcext:value-type="float">
            <text:p>0.3048</text:p>
          </table:table-cell>
          <table:table-cell office:value-type="float" office:value="55.5" calcext:value-type="float">
            <text:p>55.5</text:p>
          </table:table-cell>
          <table:table-cell office:value-type="float" office:value="0.00452492" calcext:value-type="float">
            <text:p>0.00452492</text:p>
          </table:table-cell>
          <table:table-cell office:value-type="float" office:value="129.569" calcext:value-type="float">
            <text:p>129.56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office:value-type="float" office:value="0.3048" calcext:value-type="float">
            <text:p>0.3048</text:p>
          </table:table-cell>
          <table:table-cell office:value-type="float" office:value="55.5" calcext:value-type="float">
            <text:p>55.5</text:p>
          </table:table-cell>
          <table:table-cell office:value-type="float" office:value="0.00452492" calcext:value-type="float">
            <text:p>0.00452492</text:p>
          </table:table-cell>
          <table:table-cell office:value-type="float" office:value="129.949" calcext:value-type="float">
            <text:p>129.94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0.3048" calcext:value-type="float">
            <text:p>0.3048</text:p>
          </table:table-cell>
          <table:table-cell office:value-type="float" office:value="55.5" calcext:value-type="float">
            <text:p>55.5</text:p>
          </table:table-cell>
          <table:table-cell office:value-type="float" office:value="0.00452492" calcext:value-type="float">
            <text:p>0.00452492</text:p>
          </table:table-cell>
          <table:table-cell office:value-type="float" office:value="129.329" calcext:value-type="float">
            <text:p>129.329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3" calcext:value-type="float">
            <text:p>3</text:p>
          </table:table-cell>
          <table:table-cell office:value-type="float" office:value="0.3048" calcext:value-type="float">
            <text:p>0.3048</text:p>
          </table:table-cell>
          <table:table-cell office:value-type="float" office:value="55.5" calcext:value-type="float">
            <text:p>55.5</text:p>
          </table:table-cell>
          <table:table-cell office:value-type="float" office:value="0.00452492" calcext:value-type="float">
            <text:p>0.00452492</text:p>
          </table:table-cell>
          <table:table-cell office:value-type="float" office:value="127.329" calcext:value-type="float">
            <text:p>127.329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0.3048" calcext:value-type="float">
            <text:p>0.3048</text:p>
          </table:table-cell>
          <table:table-cell office:value-type="float" office:value="55.5" calcext:value-type="float">
            <text:p>55.5</text:p>
          </table:table-cell>
          <table:table-cell office:value-type="float" office:value="0.00452492" calcext:value-type="float">
            <text:p>0.00452492</text:p>
          </table:table-cell>
          <table:table-cell office:value-type="float" office:value="124.439" calcext:value-type="float">
            <text:p>124.43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0.3048" calcext:value-type="float">
            <text:p>0.3048</text:p>
          </table:table-cell>
          <table:table-cell office:value-type="float" office:value="55.5" calcext:value-type="float">
            <text:p>55.5</text:p>
          </table:table-cell>
          <table:table-cell office:value-type="float" office:value="0.00452492" calcext:value-type="float">
            <text:p>0.00452492</text:p>
          </table:table-cell>
          <table:table-cell office:value-type="float" office:value="123.069" calcext:value-type="float">
            <text:p>123.069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3" calcext:value-type="float">
            <text:p>3</text:p>
          </table:table-cell>
          <table:table-cell office:value-type="float" office:value="0.3048" calcext:value-type="float">
            <text:p>0.3048</text:p>
          </table:table-cell>
          <table:table-cell office:value-type="float" office:value="55.5" calcext:value-type="float">
            <text:p>55.5</text:p>
          </table:table-cell>
          <table:table-cell office:value-type="float" office:value="0.00452492" calcext:value-type="float">
            <text:p>0.00452492</text:p>
          </table:table-cell>
          <table:table-cell office:value-type="float" office:value="122.439" calcext:value-type="float">
            <text:p>122.439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3" calcext:value-type="float">
            <text:p>3</text:p>
          </table:table-cell>
          <table:table-cell office:value-type="float" office:value="0.3048" calcext:value-type="float">
            <text:p>0.3048</text:p>
          </table:table-cell>
          <table:table-cell office:value-type="float" office:value="55.5" calcext:value-type="float">
            <text:p>55.5</text:p>
          </table:table-cell>
          <table:table-cell office:value-type="float" office:value="0.00452492" calcext:value-type="float">
            <text:p>0.00452492</text:p>
          </table:table-cell>
          <table:table-cell office:value-type="float" office:value="120.189" calcext:value-type="float">
            <text:p>120.18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" calcext:value-type="float">
            <text:p>3</text:p>
          </table:table-cell>
          <table:table-cell office:value-type="float" office:value="0.3048" calcext:value-type="float">
            <text:p>0.3048</text:p>
          </table:table-cell>
          <table:table-cell office:value-type="float" office:value="55.5" calcext:value-type="float">
            <text:p>55.5</text:p>
          </table:table-cell>
          <table:table-cell office:value-type="float" office:value="0.00452492" calcext:value-type="float">
            <text:p>0.00452492</text:p>
          </table:table-cell>
          <table:table-cell office:value-type="float" office:value="118.689" calcext:value-type="float">
            <text:p>118.68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0.3048" calcext:value-type="float">
            <text:p>0.3048</text:p>
          </table:table-cell>
          <table:table-cell office:value-type="float" office:value="55.5" calcext:value-type="float">
            <text:p>55.5</text:p>
          </table:table-cell>
          <table:table-cell office:value-type="float" office:value="0.00452492" calcext:value-type="float">
            <text:p>0.00452492</text:p>
          </table:table-cell>
          <table:table-cell office:value-type="float" office:value="117.309" calcext:value-type="float">
            <text:p>117.309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3" calcext:value-type="float">
            <text:p>3</text:p>
          </table:table-cell>
          <table:table-cell office:value-type="float" office:value="0.3048" calcext:value-type="float">
            <text:p>0.3048</text:p>
          </table:table-cell>
          <table:table-cell office:value-type="float" office:value="55.5" calcext:value-type="float">
            <text:p>55.5</text:p>
          </table:table-cell>
          <table:table-cell office:value-type="float" office:value="0.00452492" calcext:value-type="float">
            <text:p>0.00452492</text:p>
          </table:table-cell>
          <table:table-cell office:value-type="float" office:value="115.679" calcext:value-type="float">
            <text:p>115.679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3" calcext:value-type="float">
            <text:p>3</text:p>
          </table:table-cell>
          <table:table-cell office:value-type="float" office:value="0.3048" calcext:value-type="float">
            <text:p>0.3048</text:p>
          </table:table-cell>
          <table:table-cell office:value-type="float" office:value="55.5" calcext:value-type="float">
            <text:p>55.5</text:p>
          </table:table-cell>
          <table:table-cell office:value-type="float" office:value="0.00452492" calcext:value-type="float">
            <text:p>0.00452492</text:p>
          </table:table-cell>
          <table:table-cell office:value-type="float" office:value="113.799" calcext:value-type="float">
            <text:p>113.79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office:value-type="float" office:value="0.3048" calcext:value-type="float">
            <text:p>0.3048</text:p>
          </table:table-cell>
          <table:table-cell office:value-type="float" office:value="55.5" calcext:value-type="float">
            <text:p>55.5</text:p>
          </table:table-cell>
          <table:table-cell office:value-type="float" office:value="0.00452492" calcext:value-type="float">
            <text:p>0.00452492</text:p>
          </table:table-cell>
          <table:table-cell office:value-type="float" office:value="112.169" calcext:value-type="float">
            <text:p>112.169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" calcext:value-type="float">
            <text:p>3</text:p>
          </table:table-cell>
          <table:table-cell office:value-type="float" office:value="0.3048" calcext:value-type="float">
            <text:p>0.3048</text:p>
          </table:table-cell>
          <table:table-cell office:value-type="float" office:value="39.6" calcext:value-type="float">
            <text:p>39.6</text:p>
          </table:table-cell>
          <table:table-cell office:value-type="float" office:value="0.00495741" calcext:value-type="float">
            <text:p>0.00495741</text:p>
          </table:table-cell>
          <table:table-cell office:value-type="float" office:value="123.312" calcext:value-type="float">
            <text:p>123.31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0.3048" calcext:value-type="float">
            <text:p>0.3048</text:p>
          </table:table-cell>
          <table:table-cell office:value-type="float" office:value="39.6" calcext:value-type="float">
            <text:p>39.6</text:p>
          </table:table-cell>
          <table:table-cell office:value-type="float" office:value="0.00495741" calcext:value-type="float">
            <text:p>0.00495741</text:p>
          </table:table-cell>
          <table:table-cell office:value-type="float" office:value="125.472" calcext:value-type="float">
            <text:p>125.47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float" office:value="0.3048" calcext:value-type="float">
            <text:p>0.3048</text:p>
          </table:table-cell>
          <table:table-cell office:value-type="float" office:value="39.6" calcext:value-type="float">
            <text:p>39.6</text:p>
          </table:table-cell>
          <table:table-cell office:value-type="float" office:value="0.00495741" calcext:value-type="float">
            <text:p>0.00495741</text:p>
          </table:table-cell>
          <table:table-cell office:value-type="float" office:value="127.632" calcext:value-type="float">
            <text:p>127.632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3" calcext:value-type="float">
            <text:p>3</text:p>
          </table:table-cell>
          <table:table-cell office:value-type="float" office:value="0.3048" calcext:value-type="float">
            <text:p>0.3048</text:p>
          </table:table-cell>
          <table:table-cell office:value-type="float" office:value="39.6" calcext:value-type="float">
            <text:p>39.6</text:p>
          </table:table-cell>
          <table:table-cell office:value-type="float" office:value="0.00495741" calcext:value-type="float">
            <text:p>0.00495741</text:p>
          </table:table-cell>
          <table:table-cell office:value-type="float" office:value="129.292" calcext:value-type="float">
            <text:p>129.29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office:value-type="float" office:value="0.3048" calcext:value-type="float">
            <text:p>0.3048</text:p>
          </table:table-cell>
          <table:table-cell office:value-type="float" office:value="39.6" calcext:value-type="float">
            <text:p>39.6</text:p>
          </table:table-cell>
          <table:table-cell office:value-type="float" office:value="0.00495741" calcext:value-type="float">
            <text:p>0.00495741</text:p>
          </table:table-cell>
          <table:table-cell office:value-type="float" office:value="129.552" calcext:value-type="float">
            <text:p>129.55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0.3048" calcext:value-type="float">
            <text:p>0.3048</text:p>
          </table:table-cell>
          <table:table-cell office:value-type="float" office:value="39.6" calcext:value-type="float">
            <text:p>39.6</text:p>
          </table:table-cell>
          <table:table-cell office:value-type="float" office:value="0.00495741" calcext:value-type="float">
            <text:p>0.00495741</text:p>
          </table:table-cell>
          <table:table-cell office:value-type="float" office:value="128.312" calcext:value-type="float">
            <text:p>128.312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3" calcext:value-type="float">
            <text:p>3</text:p>
          </table:table-cell>
          <table:table-cell office:value-type="float" office:value="0.3048" calcext:value-type="float">
            <text:p>0.3048</text:p>
          </table:table-cell>
          <table:table-cell office:value-type="float" office:value="39.6" calcext:value-type="float">
            <text:p>39.6</text:p>
          </table:table-cell>
          <table:table-cell office:value-type="float" office:value="0.00495741" calcext:value-type="float">
            <text:p>0.00495741</text:p>
          </table:table-cell>
          <table:table-cell office:value-type="float" office:value="125.802" calcext:value-type="float">
            <text:p>125.802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0.3048" calcext:value-type="float">
            <text:p>0.3048</text:p>
          </table:table-cell>
          <table:table-cell office:value-type="float" office:value="39.6" calcext:value-type="float">
            <text:p>39.6</text:p>
          </table:table-cell>
          <table:table-cell office:value-type="float" office:value="0.00495741" calcext:value-type="float">
            <text:p>0.00495741</text:p>
          </table:table-cell>
          <table:table-cell office:value-type="float" office:value="122.782" calcext:value-type="float">
            <text:p>122.78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0.3048" calcext:value-type="float">
            <text:p>0.3048</text:p>
          </table:table-cell>
          <table:table-cell office:value-type="float" office:value="39.6" calcext:value-type="float">
            <text:p>39.6</text:p>
          </table:table-cell>
          <table:table-cell office:value-type="float" office:value="0.00495741" calcext:value-type="float">
            <text:p>0.00495741</text:p>
          </table:table-cell>
          <table:table-cell office:value-type="float" office:value="120.532" calcext:value-type="float">
            <text:p>120.532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3" calcext:value-type="float">
            <text:p>3</text:p>
          </table:table-cell>
          <table:table-cell office:value-type="float" office:value="0.3048" calcext:value-type="float">
            <text:p>0.3048</text:p>
          </table:table-cell>
          <table:table-cell office:value-type="float" office:value="39.6" calcext:value-type="float">
            <text:p>39.6</text:p>
          </table:table-cell>
          <table:table-cell office:value-type="float" office:value="0.00495741" calcext:value-type="float">
            <text:p>0.00495741</text:p>
          </table:table-cell>
          <table:table-cell office:value-type="float" office:value="120.162" calcext:value-type="float">
            <text:p>120.162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3" calcext:value-type="float">
            <text:p>3</text:p>
          </table:table-cell>
          <table:table-cell office:value-type="float" office:value="0.3048" calcext:value-type="float">
            <text:p>0.3048</text:p>
          </table:table-cell>
          <table:table-cell office:value-type="float" office:value="39.6" calcext:value-type="float">
            <text:p>39.6</text:p>
          </table:table-cell>
          <table:table-cell office:value-type="float" office:value="0.00495741" calcext:value-type="float">
            <text:p>0.00495741</text:p>
          </table:table-cell>
          <table:table-cell office:value-type="float" office:value="118.922" calcext:value-type="float">
            <text:p>118.92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" calcext:value-type="float">
            <text:p>3</text:p>
          </table:table-cell>
          <table:table-cell office:value-type="float" office:value="0.3048" calcext:value-type="float">
            <text:p>0.3048</text:p>
          </table:table-cell>
          <table:table-cell office:value-type="float" office:value="39.6" calcext:value-type="float">
            <text:p>39.6</text:p>
          </table:table-cell>
          <table:table-cell office:value-type="float" office:value="0.00495741" calcext:value-type="float">
            <text:p>0.00495741</text:p>
          </table:table-cell>
          <table:table-cell office:value-type="float" office:value="116.792" calcext:value-type="float">
            <text:p>116.79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0.3048" calcext:value-type="float">
            <text:p>0.3048</text:p>
          </table:table-cell>
          <table:table-cell office:value-type="float" office:value="39.6" calcext:value-type="float">
            <text:p>39.6</text:p>
          </table:table-cell>
          <table:table-cell office:value-type="float" office:value="0.00495741" calcext:value-type="float">
            <text:p>0.00495741</text:p>
          </table:table-cell>
          <table:table-cell office:value-type="float" office:value="115.792" calcext:value-type="float">
            <text:p>115.792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3" calcext:value-type="float">
            <text:p>3</text:p>
          </table:table-cell>
          <table:table-cell office:value-type="float" office:value="0.3048" calcext:value-type="float">
            <text:p>0.3048</text:p>
          </table:table-cell>
          <table:table-cell office:value-type="float" office:value="39.6" calcext:value-type="float">
            <text:p>39.6</text:p>
          </table:table-cell>
          <table:table-cell office:value-type="float" office:value="0.00495741" calcext:value-type="float">
            <text:p>0.00495741</text:p>
          </table:table-cell>
          <table:table-cell office:value-type="float" office:value="114.042" calcext:value-type="float">
            <text:p>114.042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3" calcext:value-type="float">
            <text:p>3</text:p>
          </table:table-cell>
          <table:table-cell office:value-type="float" office:value="0.3048" calcext:value-type="float">
            <text:p>0.3048</text:p>
          </table:table-cell>
          <table:table-cell office:value-type="float" office:value="39.6" calcext:value-type="float">
            <text:p>39.6</text:p>
          </table:table-cell>
          <table:table-cell office:value-type="float" office:value="0.00495741" calcext:value-type="float">
            <text:p>0.00495741</text:p>
          </table:table-cell>
          <table:table-cell office:value-type="float" office:value="110.652" calcext:value-type="float">
            <text:p>110.652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" calcext:value-type="float">
            <text:p>3</text:p>
          </table:table-cell>
          <table:table-cell office:value-type="float" office:value="0.3048" calcext:value-type="float">
            <text:p>0.3048</text:p>
          </table:table-cell>
          <table:table-cell office:value-type="float" office:value="31.7" calcext:value-type="float">
            <text:p>31.7</text:p>
          </table:table-cell>
          <table:table-cell office:value-type="float" office:value="0.00529514" calcext:value-type="float">
            <text:p>0.00529514</text:p>
          </table:table-cell>
          <table:table-cell office:value-type="float" office:value="123.118" calcext:value-type="float">
            <text:p>123.1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0.3048" calcext:value-type="float">
            <text:p>0.3048</text:p>
          </table:table-cell>
          <table:table-cell office:value-type="float" office:value="31.7" calcext:value-type="float">
            <text:p>31.7</text:p>
          </table:table-cell>
          <table:table-cell office:value-type="float" office:value="0.00529514" calcext:value-type="float">
            <text:p>0.00529514</text:p>
          </table:table-cell>
          <table:table-cell office:value-type="float" office:value="125.398" calcext:value-type="float">
            <text:p>125.39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float" office:value="0.3048" calcext:value-type="float">
            <text:p>0.3048</text:p>
          </table:table-cell>
          <table:table-cell office:value-type="float" office:value="31.7" calcext:value-type="float">
            <text:p>31.7</text:p>
          </table:table-cell>
          <table:table-cell office:value-type="float" office:value="0.00529514" calcext:value-type="float">
            <text:p>0.00529514</text:p>
          </table:table-cell>
          <table:table-cell office:value-type="float" office:value="127.548" calcext:value-type="float">
            <text:p>127.548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3" calcext:value-type="float">
            <text:p>3</text:p>
          </table:table-cell>
          <table:table-cell office:value-type="float" office:value="0.3048" calcext:value-type="float">
            <text:p>0.3048</text:p>
          </table:table-cell>
          <table:table-cell office:value-type="float" office:value="31.7" calcext:value-type="float">
            <text:p>31.7</text:p>
          </table:table-cell>
          <table:table-cell office:value-type="float" office:value="0.00529514" calcext:value-type="float">
            <text:p>0.00529514</text:p>
          </table:table-cell>
          <table:table-cell office:value-type="float" office:value="128.698" calcext:value-type="float">
            <text:p>128.69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office:value-type="float" office:value="0.3048" calcext:value-type="float">
            <text:p>0.3048</text:p>
          </table:table-cell>
          <table:table-cell office:value-type="float" office:value="31.7" calcext:value-type="float">
            <text:p>31.7</text:p>
          </table:table-cell>
          <table:table-cell office:value-type="float" office:value="0.00529514" calcext:value-type="float">
            <text:p>0.00529514</text:p>
          </table:table-cell>
          <table:table-cell office:value-type="float" office:value="128.708" calcext:value-type="float">
            <text:p>128.70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0.3048" calcext:value-type="float">
            <text:p>0.3048</text:p>
          </table:table-cell>
          <table:table-cell office:value-type="float" office:value="31.7" calcext:value-type="float">
            <text:p>31.7</text:p>
          </table:table-cell>
          <table:table-cell office:value-type="float" office:value="0.00529514" calcext:value-type="float">
            <text:p>0.00529514</text:p>
          </table:table-cell>
          <table:table-cell office:value-type="float" office:value="126.838" calcext:value-type="float">
            <text:p>126.838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3" calcext:value-type="float">
            <text:p>3</text:p>
          </table:table-cell>
          <table:table-cell office:value-type="float" office:value="0.3048" calcext:value-type="float">
            <text:p>0.3048</text:p>
          </table:table-cell>
          <table:table-cell office:value-type="float" office:value="31.7" calcext:value-type="float">
            <text:p>31.7</text:p>
          </table:table-cell>
          <table:table-cell office:value-type="float" office:value="0.00529514" calcext:value-type="float">
            <text:p>0.00529514</text:p>
          </table:table-cell>
          <table:table-cell office:value-type="float" office:value="124.838" calcext:value-type="float">
            <text:p>124.838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0.3048" calcext:value-type="float">
            <text:p>0.3048</text:p>
          </table:table-cell>
          <table:table-cell office:value-type="float" office:value="31.7" calcext:value-type="float">
            <text:p>31.7</text:p>
          </table:table-cell>
          <table:table-cell office:value-type="float" office:value="0.00529514" calcext:value-type="float">
            <text:p>0.00529514</text:p>
          </table:table-cell>
          <table:table-cell office:value-type="float" office:value="122.088" calcext:value-type="float">
            <text:p>122.08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0.3048" calcext:value-type="float">
            <text:p>0.3048</text:p>
          </table:table-cell>
          <table:table-cell office:value-type="float" office:value="31.7" calcext:value-type="float">
            <text:p>31.7</text:p>
          </table:table-cell>
          <table:table-cell office:value-type="float" office:value="0.00529514" calcext:value-type="float">
            <text:p>0.00529514</text:p>
          </table:table-cell>
          <table:table-cell office:value-type="float" office:value="120.088" calcext:value-type="float">
            <text:p>120.088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3" calcext:value-type="float">
            <text:p>3</text:p>
          </table:table-cell>
          <table:table-cell office:value-type="float" office:value="0.3048" calcext:value-type="float">
            <text:p>0.3048</text:p>
          </table:table-cell>
          <table:table-cell office:value-type="float" office:value="31.7" calcext:value-type="float">
            <text:p>31.7</text:p>
          </table:table-cell>
          <table:table-cell office:value-type="float" office:value="0.00529514" calcext:value-type="float">
            <text:p>0.00529514</text:p>
          </table:table-cell>
          <table:table-cell office:value-type="float" office:value="119.598" calcext:value-type="float">
            <text:p>119.598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3" calcext:value-type="float">
            <text:p>3</text:p>
          </table:table-cell>
          <table:table-cell office:value-type="float" office:value="0.3048" calcext:value-type="float">
            <text:p>0.3048</text:p>
          </table:table-cell>
          <table:table-cell office:value-type="float" office:value="31.7" calcext:value-type="float">
            <text:p>31.7</text:p>
          </table:table-cell>
          <table:table-cell office:value-type="float" office:value="0.00529514" calcext:value-type="float">
            <text:p>0.00529514</text:p>
          </table:table-cell>
          <table:table-cell office:value-type="float" office:value="118.108" calcext:value-type="float">
            <text:p>118.10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" calcext:value-type="float">
            <text:p>3</text:p>
          </table:table-cell>
          <table:table-cell office:value-type="float" office:value="0.3048" calcext:value-type="float">
            <text:p>0.3048</text:p>
          </table:table-cell>
          <table:table-cell office:value-type="float" office:value="31.7" calcext:value-type="float">
            <text:p>31.7</text:p>
          </table:table-cell>
          <table:table-cell office:value-type="float" office:value="0.00529514" calcext:value-type="float">
            <text:p>0.00529514</text:p>
          </table:table-cell>
          <table:table-cell office:value-type="float" office:value="115.608" calcext:value-type="float">
            <text:p>115.60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0.3048" calcext:value-type="float">
            <text:p>0.3048</text:p>
          </table:table-cell>
          <table:table-cell office:value-type="float" office:value="31.7" calcext:value-type="float">
            <text:p>31.7</text:p>
          </table:table-cell>
          <table:table-cell office:value-type="float" office:value="0.00529514" calcext:value-type="float">
            <text:p>0.00529514</text:p>
          </table:table-cell>
          <table:table-cell office:value-type="float" office:value="113.858" calcext:value-type="float">
            <text:p>113.858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3" calcext:value-type="float">
            <text:p>3</text:p>
          </table:table-cell>
          <table:table-cell office:value-type="float" office:value="0.3048" calcext:value-type="float">
            <text:p>0.3048</text:p>
          </table:table-cell>
          <table:table-cell office:value-type="float" office:value="31.7" calcext:value-type="float">
            <text:p>31.7</text:p>
          </table:table-cell>
          <table:table-cell office:value-type="float" office:value="0.00529514" calcext:value-type="float">
            <text:p>0.00529514</text:p>
          </table:table-cell>
          <table:table-cell office:value-type="float" office:value="109.718" calcext:value-type="float">
            <text:p>109.71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office:value-type="float" office:value="0.3048" calcext:value-type="float">
            <text:p>0.3048</text:p>
          </table:table-cell>
          <table:table-cell office:value-type="float" office:value="71.3" calcext:value-type="float">
            <text:p>71.3</text:p>
          </table:table-cell>
          <table:table-cell office:value-type="float" office:value="0.00497773" calcext:value-type="float">
            <text:p>0.00497773</text:p>
          </table:table-cell>
          <table:table-cell office:value-type="float" office:value="126.395" calcext:value-type="float">
            <text:p>126.39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4" calcext:value-type="float">
            <text:p>4</text:p>
          </table:table-cell>
          <table:table-cell office:value-type="float" office:value="0.3048" calcext:value-type="float">
            <text:p>0.3048</text:p>
          </table:table-cell>
          <table:table-cell office:value-type="float" office:value="71.3" calcext:value-type="float">
            <text:p>71.3</text:p>
          </table:table-cell>
          <table:table-cell office:value-type="float" office:value="0.00497773" calcext:value-type="float">
            <text:p>0.00497773</text:p>
          </table:table-cell>
          <table:table-cell office:value-type="float" office:value="128.175" calcext:value-type="float">
            <text:p>128.17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0.3048" calcext:value-type="float">
            <text:p>0.3048</text:p>
          </table:table-cell>
          <table:table-cell office:value-type="float" office:value="71.3" calcext:value-type="float">
            <text:p>71.3</text:p>
          </table:table-cell>
          <table:table-cell office:value-type="float" office:value="0.00497773" calcext:value-type="float">
            <text:p>0.00497773</text:p>
          </table:table-cell>
          <table:table-cell office:value-type="float" office:value="129.575" calcext:value-type="float">
            <text:p>129.57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0.3048" calcext:value-type="float">
            <text:p>0.3048</text:p>
          </table:table-cell>
          <table:table-cell office:value-type="float" office:value="71.3" calcext:value-type="float">
            <text:p>71.3</text:p>
          </table:table-cell>
          <table:table-cell office:value-type="float" office:value="0.00497773" calcext:value-type="float">
            <text:p>0.00497773</text:p>
          </table:table-cell>
          <table:table-cell office:value-type="float" office:value="130.715" calcext:value-type="float">
            <text:p>130.715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4" calcext:value-type="float">
            <text:p>4</text:p>
          </table:table-cell>
          <table:table-cell office:value-type="float" office:value="0.3048" calcext:value-type="float">
            <text:p>0.3048</text:p>
          </table:table-cell>
          <table:table-cell office:value-type="float" office:value="71.3" calcext:value-type="float">
            <text:p>71.3</text:p>
          </table:table-cell>
          <table:table-cell office:value-type="float" office:value="0.00497773" calcext:value-type="float">
            <text:p>0.00497773</text:p>
          </table:table-cell>
          <table:table-cell office:value-type="float" office:value="131.615" calcext:value-type="float">
            <text:p>131.61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float" office:value="0.3048" calcext:value-type="float">
            <text:p>0.3048</text:p>
          </table:table-cell>
          <table:table-cell office:value-type="float" office:value="71.3" calcext:value-type="float">
            <text:p>71.3</text:p>
          </table:table-cell>
          <table:table-cell office:value-type="float" office:value="0.00497773" calcext:value-type="float">
            <text:p>0.00497773</text:p>
          </table:table-cell>
          <table:table-cell office:value-type="float" office:value="131.755" calcext:value-type="float">
            <text:p>131.75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0.3048" calcext:value-type="float">
            <text:p>0.3048</text:p>
          </table:table-cell>
          <table:table-cell office:value-type="float" office:value="71.3" calcext:value-type="float">
            <text:p>71.3</text:p>
          </table:table-cell>
          <table:table-cell office:value-type="float" office:value="0.00497773" calcext:value-type="float">
            <text:p>0.00497773</text:p>
          </table:table-cell>
          <table:table-cell office:value-type="float" office:value="131.015" calcext:value-type="float">
            <text:p>131.015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4" calcext:value-type="float">
            <text:p>4</text:p>
          </table:table-cell>
          <table:table-cell office:value-type="float" office:value="0.3048" calcext:value-type="float">
            <text:p>0.3048</text:p>
          </table:table-cell>
          <table:table-cell office:value-type="float" office:value="71.3" calcext:value-type="float">
            <text:p>71.3</text:p>
          </table:table-cell>
          <table:table-cell office:value-type="float" office:value="0.00497773" calcext:value-type="float">
            <text:p>0.00497773</text:p>
          </table:table-cell>
          <table:table-cell office:value-type="float" office:value="129.395" calcext:value-type="float">
            <text:p>129.39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4" calcext:value-type="float">
            <text:p>4</text:p>
          </table:table-cell>
          <table:table-cell office:value-type="float" office:value="0.3048" calcext:value-type="float">
            <text:p>0.3048</text:p>
          </table:table-cell>
          <table:table-cell office:value-type="float" office:value="71.3" calcext:value-type="float">
            <text:p>71.3</text:p>
          </table:table-cell>
          <table:table-cell office:value-type="float" office:value="0.00497773" calcext:value-type="float">
            <text:p>0.00497773</text:p>
          </table:table-cell>
          <table:table-cell office:value-type="float" office:value="126.645" calcext:value-type="float">
            <text:p>126.64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0.3048" calcext:value-type="float">
            <text:p>0.3048</text:p>
          </table:table-cell>
          <table:table-cell office:value-type="float" office:value="71.3" calcext:value-type="float">
            <text:p>71.3</text:p>
          </table:table-cell>
          <table:table-cell office:value-type="float" office:value="0.00497773" calcext:value-type="float">
            <text:p>0.00497773</text:p>
          </table:table-cell>
          <table:table-cell office:value-type="float" office:value="124.395" calcext:value-type="float">
            <text:p>124.39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0.3048" calcext:value-type="float">
            <text:p>0.3048</text:p>
          </table:table-cell>
          <table:table-cell office:value-type="float" office:value="71.3" calcext:value-type="float">
            <text:p>71.3</text:p>
          </table:table-cell>
          <table:table-cell office:value-type="float" office:value="0.00497773" calcext:value-type="float">
            <text:p>0.00497773</text:p>
          </table:table-cell>
          <table:table-cell office:value-type="float" office:value="123.775" calcext:value-type="float">
            <text:p>123.775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4" calcext:value-type="float">
            <text:p>4</text:p>
          </table:table-cell>
          <table:table-cell office:value-type="float" office:value="0.3048" calcext:value-type="float">
            <text:p>0.3048</text:p>
          </table:table-cell>
          <table:table-cell office:value-type="float" office:value="71.3" calcext:value-type="float">
            <text:p>71.3</text:p>
          </table:table-cell>
          <table:table-cell office:value-type="float" office:value="0.00497773" calcext:value-type="float">
            <text:p>0.00497773</text:p>
          </table:table-cell>
          <table:table-cell office:value-type="float" office:value="121.775" calcext:value-type="float">
            <text:p>121.77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" calcext:value-type="float">
            <text:p>4</text:p>
          </table:table-cell>
          <table:table-cell office:value-type="float" office:value="0.3048" calcext:value-type="float">
            <text:p>0.3048</text:p>
          </table:table-cell>
          <table:table-cell office:value-type="float" office:value="71.3" calcext:value-type="float">
            <text:p>71.3</text:p>
          </table:table-cell>
          <table:table-cell office:value-type="float" office:value="0.00497773" calcext:value-type="float">
            <text:p>0.00497773</text:p>
          </table:table-cell>
          <table:table-cell office:value-type="float" office:value="119.535" calcext:value-type="float">
            <text:p>119.53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" calcext:value-type="float">
            <text:p>4</text:p>
          </table:table-cell>
          <table:table-cell office:value-type="float" office:value="0.3048" calcext:value-type="float">
            <text:p>0.3048</text:p>
          </table:table-cell>
          <table:table-cell office:value-type="float" office:value="71.3" calcext:value-type="float">
            <text:p>71.3</text:p>
          </table:table-cell>
          <table:table-cell office:value-type="float" office:value="0.00497773" calcext:value-type="float">
            <text:p>0.00497773</text:p>
          </table:table-cell>
          <table:table-cell office:value-type="float" office:value="117.785" calcext:value-type="float">
            <text:p>117.785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4" calcext:value-type="float">
            <text:p>4</text:p>
          </table:table-cell>
          <table:table-cell office:value-type="float" office:value="0.3048" calcext:value-type="float">
            <text:p>0.3048</text:p>
          </table:table-cell>
          <table:table-cell office:value-type="float" office:value="71.3" calcext:value-type="float">
            <text:p>71.3</text:p>
          </table:table-cell>
          <table:table-cell office:value-type="float" office:value="0.00497773" calcext:value-type="float">
            <text:p>0.00497773</text:p>
          </table:table-cell>
          <table:table-cell office:value-type="float" office:value="116.165" calcext:value-type="float">
            <text:p>116.165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" calcext:value-type="float">
            <text:p>4</text:p>
          </table:table-cell>
          <table:table-cell office:value-type="float" office:value="0.3048" calcext:value-type="float">
            <text:p>0.3048</text:p>
          </table:table-cell>
          <table:table-cell office:value-type="float" office:value="71.3" calcext:value-type="float">
            <text:p>71.3</text:p>
          </table:table-cell>
          <table:table-cell office:value-type="float" office:value="0.00497773" calcext:value-type="float">
            <text:p>0.00497773</text:p>
          </table:table-cell>
          <table:table-cell office:value-type="float" office:value="113.665" calcext:value-type="float">
            <text:p>113.66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0.3048" calcext:value-type="float">
            <text:p>0.3048</text:p>
          </table:table-cell>
          <table:table-cell office:value-type="float" office:value="71.3" calcext:value-type="float">
            <text:p>71.3</text:p>
          </table:table-cell>
          <table:table-cell office:value-type="float" office:value="0.00497773" calcext:value-type="float">
            <text:p>0.00497773</text:p>
          </table:table-cell>
          <table:table-cell office:value-type="float" office:value="110.905" calcext:value-type="float">
            <text:p>110.905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4" calcext:value-type="float">
            <text:p>4</text:p>
          </table:table-cell>
          <table:table-cell office:value-type="float" office:value="0.3048" calcext:value-type="float">
            <text:p>0.3048</text:p>
          </table:table-cell>
          <table:table-cell office:value-type="float" office:value="71.3" calcext:value-type="float">
            <text:p>71.3</text:p>
          </table:table-cell>
          <table:table-cell office:value-type="float" office:value="0.00497773" calcext:value-type="float">
            <text:p>0.00497773</text:p>
          </table:table-cell>
          <table:table-cell office:value-type="float" office:value="107.405" calcext:value-type="float">
            <text:p>107.40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office:value-type="float" office:value="0.3048" calcext:value-type="float">
            <text:p>0.3048</text:p>
          </table:table-cell>
          <table:table-cell office:value-type="float" office:value="39.6" calcext:value-type="float">
            <text:p>39.6</text:p>
          </table:table-cell>
          <table:table-cell office:value-type="float" office:value="0.00579636" calcext:value-type="float">
            <text:p>0.00579636</text:p>
          </table:table-cell>
          <table:table-cell office:value-type="float" office:value="123.543" calcext:value-type="float">
            <text:p>123.543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4" calcext:value-type="float">
            <text:p>4</text:p>
          </table:table-cell>
          <table:table-cell office:value-type="float" office:value="0.3048" calcext:value-type="float">
            <text:p>0.3048</text:p>
          </table:table-cell>
          <table:table-cell office:value-type="float" office:value="39.6" calcext:value-type="float">
            <text:p>39.6</text:p>
          </table:table-cell>
          <table:table-cell office:value-type="float" office:value="0.00579636" calcext:value-type="float">
            <text:p>0.00579636</text:p>
          </table:table-cell>
          <table:table-cell office:value-type="float" office:value="126.843" calcext:value-type="float">
            <text:p>126.84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0.3048" calcext:value-type="float">
            <text:p>0.3048</text:p>
          </table:table-cell>
          <table:table-cell office:value-type="float" office:value="39.6" calcext:value-type="float">
            <text:p>39.6</text:p>
          </table:table-cell>
          <table:table-cell office:value-type="float" office:value="0.00579636" calcext:value-type="float">
            <text:p>0.00579636</text:p>
          </table:table-cell>
          <table:table-cell office:value-type="float" office:value="128.633" calcext:value-type="float">
            <text:p>128.63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0.3048" calcext:value-type="float">
            <text:p>0.3048</text:p>
          </table:table-cell>
          <table:table-cell office:value-type="float" office:value="39.6" calcext:value-type="float">
            <text:p>39.6</text:p>
          </table:table-cell>
          <table:table-cell office:value-type="float" office:value="0.00579636" calcext:value-type="float">
            <text:p>0.00579636</text:p>
          </table:table-cell>
          <table:table-cell office:value-type="float" office:value="130.173" calcext:value-type="float">
            <text:p>130.173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4" calcext:value-type="float">
            <text:p>4</text:p>
          </table:table-cell>
          <table:table-cell office:value-type="float" office:value="0.3048" calcext:value-type="float">
            <text:p>0.3048</text:p>
          </table:table-cell>
          <table:table-cell office:value-type="float" office:value="39.6" calcext:value-type="float">
            <text:p>39.6</text:p>
          </table:table-cell>
          <table:table-cell office:value-type="float" office:value="0.00579636" calcext:value-type="float">
            <text:p>0.00579636</text:p>
          </table:table-cell>
          <table:table-cell office:value-type="float" office:value="131.073" calcext:value-type="float">
            <text:p>131.07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float" office:value="0.3048" calcext:value-type="float">
            <text:p>0.3048</text:p>
          </table:table-cell>
          <table:table-cell office:value-type="float" office:value="39.6" calcext:value-type="float">
            <text:p>39.6</text:p>
          </table:table-cell>
          <table:table-cell office:value-type="float" office:value="0.00579636" calcext:value-type="float">
            <text:p>0.00579636</text:p>
          </table:table-cell>
          <table:table-cell office:value-type="float" office:value="130.723" calcext:value-type="float">
            <text:p>130.72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0.3048" calcext:value-type="float">
            <text:p>0.3048</text:p>
          </table:table-cell>
          <table:table-cell office:value-type="float" office:value="39.6" calcext:value-type="float">
            <text:p>39.6</text:p>
          </table:table-cell>
          <table:table-cell office:value-type="float" office:value="0.00579636" calcext:value-type="float">
            <text:p>0.00579636</text:p>
          </table:table-cell>
          <table:table-cell office:value-type="float" office:value="128.723" calcext:value-type="float">
            <text:p>128.723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4" calcext:value-type="float">
            <text:p>4</text:p>
          </table:table-cell>
          <table:table-cell office:value-type="float" office:value="0.3048" calcext:value-type="float">
            <text:p>0.3048</text:p>
          </table:table-cell>
          <table:table-cell office:value-type="float" office:value="39.6" calcext:value-type="float">
            <text:p>39.6</text:p>
          </table:table-cell>
          <table:table-cell office:value-type="float" office:value="0.00579636" calcext:value-type="float">
            <text:p>0.00579636</text:p>
          </table:table-cell>
          <table:table-cell office:value-type="float" office:value="126.343" calcext:value-type="float">
            <text:p>126.343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4" calcext:value-type="float">
            <text:p>4</text:p>
          </table:table-cell>
          <table:table-cell office:value-type="float" office:value="0.3048" calcext:value-type="float">
            <text:p>0.3048</text:p>
          </table:table-cell>
          <table:table-cell office:value-type="float" office:value="39.6" calcext:value-type="float">
            <text:p>39.6</text:p>
          </table:table-cell>
          <table:table-cell office:value-type="float" office:value="0.00579636" calcext:value-type="float">
            <text:p>0.00579636</text:p>
          </table:table-cell>
          <table:table-cell office:value-type="float" office:value="123.213" calcext:value-type="float">
            <text:p>123.21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0.3048" calcext:value-type="float">
            <text:p>0.3048</text:p>
          </table:table-cell>
          <table:table-cell office:value-type="float" office:value="39.6" calcext:value-type="float">
            <text:p>39.6</text:p>
          </table:table-cell>
          <table:table-cell office:value-type="float" office:value="0.00579636" calcext:value-type="float">
            <text:p>0.00579636</text:p>
          </table:table-cell>
          <table:table-cell office:value-type="float" office:value="120.963" calcext:value-type="float">
            <text:p>120.963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0.3048" calcext:value-type="float">
            <text:p>0.3048</text:p>
          </table:table-cell>
          <table:table-cell office:value-type="float" office:value="39.6" calcext:value-type="float">
            <text:p>39.6</text:p>
          </table:table-cell>
          <table:table-cell office:value-type="float" office:value="0.00579636" calcext:value-type="float">
            <text:p>0.00579636</text:p>
          </table:table-cell>
          <table:table-cell office:value-type="float" office:value="120.233" calcext:value-type="float">
            <text:p>120.233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4" calcext:value-type="float">
            <text:p>4</text:p>
          </table:table-cell>
          <table:table-cell office:value-type="float" office:value="0.3048" calcext:value-type="float">
            <text:p>0.3048</text:p>
          </table:table-cell>
          <table:table-cell office:value-type="float" office:value="39.6" calcext:value-type="float">
            <text:p>39.6</text:p>
          </table:table-cell>
          <table:table-cell office:value-type="float" office:value="0.00579636" calcext:value-type="float">
            <text:p>0.00579636</text:p>
          </table:table-cell>
          <table:table-cell office:value-type="float" office:value="118.743" calcext:value-type="float">
            <text:p>118.743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" calcext:value-type="float">
            <text:p>4</text:p>
          </table:table-cell>
          <table:table-cell office:value-type="float" office:value="0.3048" calcext:value-type="float">
            <text:p>0.3048</text:p>
          </table:table-cell>
          <table:table-cell office:value-type="float" office:value="39.6" calcext:value-type="float">
            <text:p>39.6</text:p>
          </table:table-cell>
          <table:table-cell office:value-type="float" office:value="0.00579636" calcext:value-type="float">
            <text:p>0.00579636</text:p>
          </table:table-cell>
          <table:table-cell office:value-type="float" office:value="115.863" calcext:value-type="float">
            <text:p>115.863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" calcext:value-type="float">
            <text:p>4</text:p>
          </table:table-cell>
          <table:table-cell office:value-type="float" office:value="0.3048" calcext:value-type="float">
            <text:p>0.3048</text:p>
          </table:table-cell>
          <table:table-cell office:value-type="float" office:value="39.6" calcext:value-type="float">
            <text:p>39.6</text:p>
          </table:table-cell>
          <table:table-cell office:value-type="float" office:value="0.00579636" calcext:value-type="float">
            <text:p>0.00579636</text:p>
          </table:table-cell>
          <table:table-cell office:value-type="float" office:value="113.733" calcext:value-type="float">
            <text:p>113.733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 office:value-type="float" office:value="0.2286" calcext:value-type="float">
            <text:p>0.2286</text:p>
          </table:table-cell>
          <table:table-cell office:value-type="float" office:value="71.3" calcext:value-type="float">
            <text:p>71.3</text:p>
          </table:table-cell>
          <table:table-cell office:value-type="float" office:value="0.00214345" calcext:value-type="float">
            <text:p>0.00214345</text:p>
          </table:table-cell>
          <table:table-cell office:value-type="float" office:value="128.144" calcext:value-type="float">
            <text:p>128.144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0.2286" calcext:value-type="float">
            <text:p>0.2286</text:p>
          </table:table-cell>
          <table:table-cell office:value-type="float" office:value="71.3" calcext:value-type="float">
            <text:p>71.3</text:p>
          </table:table-cell>
          <table:table-cell office:value-type="float" office:value="0.00214345" calcext:value-type="float">
            <text:p>0.00214345</text:p>
          </table:table-cell>
          <table:table-cell office:value-type="float" office:value="129.134" calcext:value-type="float">
            <text:p>129.13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0.2286" calcext:value-type="float">
            <text:p>0.2286</text:p>
          </table:table-cell>
          <table:table-cell office:value-type="float" office:value="71.3" calcext:value-type="float">
            <text:p>71.3</text:p>
          </table:table-cell>
          <table:table-cell office:value-type="float" office:value="0.00214345" calcext:value-type="float">
            <text:p>0.00214345</text:p>
          </table:table-cell>
          <table:table-cell office:value-type="float" office:value="128.244" calcext:value-type="float">
            <text:p>128.244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0.2286" calcext:value-type="float">
            <text:p>0.2286</text:p>
          </table:table-cell>
          <table:table-cell office:value-type="float" office:value="71.3" calcext:value-type="float">
            <text:p>71.3</text:p>
          </table:table-cell>
          <table:table-cell office:value-type="float" office:value="0.00214345" calcext:value-type="float">
            <text:p>0.00214345</text:p>
          </table:table-cell>
          <table:table-cell office:value-type="float" office:value="128.354" calcext:value-type="float">
            <text:p>128.354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0" calcext:value-type="float">
            <text:p>0</text:p>
          </table:table-cell>
          <table:table-cell office:value-type="float" office:value="0.2286" calcext:value-type="float">
            <text:p>0.2286</text:p>
          </table:table-cell>
          <table:table-cell office:value-type="float" office:value="71.3" calcext:value-type="float">
            <text:p>71.3</text:p>
          </table:table-cell>
          <table:table-cell office:value-type="float" office:value="0.00214345" calcext:value-type="float">
            <text:p>0.00214345</text:p>
          </table:table-cell>
          <table:table-cell office:value-type="float" office:value="127.834" calcext:value-type="float">
            <text:p>127.83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0.2286" calcext:value-type="float">
            <text:p>0.2286</text:p>
          </table:table-cell>
          <table:table-cell office:value-type="float" office:value="71.3" calcext:value-type="float">
            <text:p>71.3</text:p>
          </table:table-cell>
          <table:table-cell office:value-type="float" office:value="0.00214345" calcext:value-type="float">
            <text:p>0.00214345</text:p>
          </table:table-cell>
          <table:table-cell office:value-type="float" office:value="125.824" calcext:value-type="float">
            <text:p>125.82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0.2286" calcext:value-type="float">
            <text:p>0.2286</text:p>
          </table:table-cell>
          <table:table-cell office:value-type="float" office:value="71.3" calcext:value-type="float">
            <text:p>71.3</text:p>
          </table:table-cell>
          <table:table-cell office:value-type="float" office:value="0.00214345" calcext:value-type="float">
            <text:p>0.00214345</text:p>
          </table:table-cell>
          <table:table-cell office:value-type="float" office:value="124.304" calcext:value-type="float">
            <text:p>124.304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0" calcext:value-type="float">
            <text:p>0</text:p>
          </table:table-cell>
          <table:table-cell office:value-type="float" office:value="0.2286" calcext:value-type="float">
            <text:p>0.2286</text:p>
          </table:table-cell>
          <table:table-cell office:value-type="float" office:value="71.3" calcext:value-type="float">
            <text:p>71.3</text:p>
          </table:table-cell>
          <table:table-cell office:value-type="float" office:value="0.00214345" calcext:value-type="float">
            <text:p>0.00214345</text:p>
          </table:table-cell>
          <table:table-cell office:value-type="float" office:value="122.044" calcext:value-type="float">
            <text:p>122.044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0.2286" calcext:value-type="float">
            <text:p>0.2286</text:p>
          </table:table-cell>
          <table:table-cell office:value-type="float" office:value="71.3" calcext:value-type="float">
            <text:p>71.3</text:p>
          </table:table-cell>
          <table:table-cell office:value-type="float" office:value="0.00214345" calcext:value-type="float">
            <text:p>0.00214345</text:p>
          </table:table-cell>
          <table:table-cell office:value-type="float" office:value="118.024" calcext:value-type="float">
            <text:p>118.02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0.2286" calcext:value-type="float">
            <text:p>0.2286</text:p>
          </table:table-cell>
          <table:table-cell office:value-type="float" office:value="71.3" calcext:value-type="float">
            <text:p>71.3</text:p>
          </table:table-cell>
          <table:table-cell office:value-type="float" office:value="0.00214345" calcext:value-type="float">
            <text:p>0.00214345</text:p>
          </table:table-cell>
          <table:table-cell office:value-type="float" office:value="118.134" calcext:value-type="float">
            <text:p>118.134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0" calcext:value-type="float">
            <text:p>0</text:p>
          </table:table-cell>
          <table:table-cell office:value-type="float" office:value="0.2286" calcext:value-type="float">
            <text:p>0.2286</text:p>
          </table:table-cell>
          <table:table-cell office:value-type="float" office:value="71.3" calcext:value-type="float">
            <text:p>71.3</text:p>
          </table:table-cell>
          <table:table-cell office:value-type="float" office:value="0.00214345" calcext:value-type="float">
            <text:p>0.00214345</text:p>
          </table:table-cell>
          <table:table-cell office:value-type="float" office:value="117.624" calcext:value-type="float">
            <text:p>117.624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0" calcext:value-type="float">
            <text:p>0</text:p>
          </table:table-cell>
          <table:table-cell office:value-type="float" office:value="0.2286" calcext:value-type="float">
            <text:p>0.2286</text:p>
          </table:table-cell>
          <table:table-cell office:value-type="float" office:value="71.3" calcext:value-type="float">
            <text:p>71.3</text:p>
          </table:table-cell>
          <table:table-cell office:value-type="float" office:value="0.00214345" calcext:value-type="float">
            <text:p>0.00214345</text:p>
          </table:table-cell>
          <table:table-cell office:value-type="float" office:value="114.984" calcext:value-type="float">
            <text:p>114.98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office:value-type="float" office:value="0.2286" calcext:value-type="float">
            <text:p>0.2286</text:p>
          </table:table-cell>
          <table:table-cell office:value-type="float" office:value="71.3" calcext:value-type="float">
            <text:p>71.3</text:p>
          </table:table-cell>
          <table:table-cell office:value-type="float" office:value="0.00214345" calcext:value-type="float">
            <text:p>0.00214345</text:p>
          </table:table-cell>
          <table:table-cell office:value-type="float" office:value="114.474" calcext:value-type="float">
            <text:p>114.47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0.2286" calcext:value-type="float">
            <text:p>0.2286</text:p>
          </table:table-cell>
          <table:table-cell office:value-type="float" office:value="55.5" calcext:value-type="float">
            <text:p>55.5</text:p>
          </table:table-cell>
          <table:table-cell office:value-type="float" office:value="0.00229336" calcext:value-type="float">
            <text:p>0.00229336</text:p>
          </table:table-cell>
          <table:table-cell office:value-type="float" office:value="119.54" calcext:value-type="float">
            <text:p>119.5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0.2286" calcext:value-type="float">
            <text:p>0.2286</text:p>
          </table:table-cell>
          <table:table-cell office:value-type="float" office:value="55.5" calcext:value-type="float">
            <text:p>55.5</text:p>
          </table:table-cell>
          <table:table-cell office:value-type="float" office:value="0.00229336" calcext:value-type="float">
            <text:p>0.00229336</text:p>
          </table:table-cell>
          <table:table-cell office:value-type="float" office:value="121.66" calcext:value-type="float">
            <text:p>121.6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0.2286" calcext:value-type="float">
            <text:p>0.2286</text:p>
          </table:table-cell>
          <table:table-cell office:value-type="float" office:value="55.5" calcext:value-type="float">
            <text:p>55.5</text:p>
          </table:table-cell>
          <table:table-cell office:value-type="float" office:value="0.00229336" calcext:value-type="float">
            <text:p>0.00229336</text:p>
          </table:table-cell>
          <table:table-cell office:value-type="float" office:value="123.78" calcext:value-type="float">
            <text:p>123.78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office:value-type="float" office:value="0.2286" calcext:value-type="float">
            <text:p>0.2286</text:p>
          </table:table-cell>
          <table:table-cell office:value-type="float" office:value="55.5" calcext:value-type="float">
            <text:p>55.5</text:p>
          </table:table-cell>
          <table:table-cell office:value-type="float" office:value="0.00229336" calcext:value-type="float">
            <text:p>0.00229336</text:p>
          </table:table-cell>
          <table:table-cell office:value-type="float" office:value="126.16" calcext:value-type="float">
            <text:p>126.1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0.2286" calcext:value-type="float">
            <text:p>0.2286</text:p>
          </table:table-cell>
          <table:table-cell office:value-type="float" office:value="55.5" calcext:value-type="float">
            <text:p>55.5</text:p>
          </table:table-cell>
          <table:table-cell office:value-type="float" office:value="0.00229336" calcext:value-type="float">
            <text:p>0.00229336</text:p>
          </table:table-cell>
          <table:table-cell office:value-type="float" office:value="127.53" calcext:value-type="float">
            <text:p>127.5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0.2286" calcext:value-type="float">
            <text:p>0.2286</text:p>
          </table:table-cell>
          <table:table-cell office:value-type="float" office:value="55.5" calcext:value-type="float">
            <text:p>55.5</text:p>
          </table:table-cell>
          <table:table-cell office:value-type="float" office:value="0.00229336" calcext:value-type="float">
            <text:p>0.00229336</text:p>
          </table:table-cell>
          <table:table-cell office:value-type="float" office:value="128.29" calcext:value-type="float">
            <text:p>128.29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 office:value-type="float" office:value="0.2286" calcext:value-type="float">
            <text:p>0.2286</text:p>
          </table:table-cell>
          <table:table-cell office:value-type="float" office:value="55.5" calcext:value-type="float">
            <text:p>55.5</text:p>
          </table:table-cell>
          <table:table-cell office:value-type="float" office:value="0.00229336" calcext:value-type="float">
            <text:p>0.00229336</text:p>
          </table:table-cell>
          <table:table-cell office:value-type="float" office:value="127.91" calcext:value-type="float">
            <text:p>127.91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0.2286" calcext:value-type="float">
            <text:p>0.2286</text:p>
          </table:table-cell>
          <table:table-cell office:value-type="float" office:value="55.5" calcext:value-type="float">
            <text:p>55.5</text:p>
          </table:table-cell>
          <table:table-cell office:value-type="float" office:value="0.00229336" calcext:value-type="float">
            <text:p>0.00229336</text:p>
          </table:table-cell>
          <table:table-cell office:value-type="float" office:value="126.79" calcext:value-type="float">
            <text:p>126.7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0.2286" calcext:value-type="float">
            <text:p>0.2286</text:p>
          </table:table-cell>
          <table:table-cell office:value-type="float" office:value="55.5" calcext:value-type="float">
            <text:p>55.5</text:p>
          </table:table-cell>
          <table:table-cell office:value-type="float" office:value="0.00229336" calcext:value-type="float">
            <text:p>0.00229336</text:p>
          </table:table-cell>
          <table:table-cell office:value-type="float" office:value="126.54" calcext:value-type="float">
            <text:p>126.54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0.2286" calcext:value-type="float">
            <text:p>0.2286</text:p>
          </table:table-cell>
          <table:table-cell office:value-type="float" office:value="55.5" calcext:value-type="float">
            <text:p>55.5</text:p>
          </table:table-cell>
          <table:table-cell office:value-type="float" office:value="0.00229336" calcext:value-type="float">
            <text:p>0.00229336</text:p>
          </table:table-cell>
          <table:table-cell office:value-type="float" office:value="126.54" calcext:value-type="float">
            <text:p>126.54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0" calcext:value-type="float">
            <text:p>0</text:p>
          </table:table-cell>
          <table:table-cell office:value-type="float" office:value="0.2286" calcext:value-type="float">
            <text:p>0.2286</text:p>
          </table:table-cell>
          <table:table-cell office:value-type="float" office:value="55.5" calcext:value-type="float">
            <text:p>55.5</text:p>
          </table:table-cell>
          <table:table-cell office:value-type="float" office:value="0.00229336" calcext:value-type="float">
            <text:p>0.00229336</text:p>
          </table:table-cell>
          <table:table-cell office:value-type="float" office:value="125.16" calcext:value-type="float">
            <text:p>125.1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0.2286" calcext:value-type="float">
            <text:p>0.2286</text:p>
          </table:table-cell>
          <table:table-cell office:value-type="float" office:value="55.5" calcext:value-type="float">
            <text:p>55.5</text:p>
          </table:table-cell>
          <table:table-cell office:value-type="float" office:value="0.00229336" calcext:value-type="float">
            <text:p>0.00229336</text:p>
          </table:table-cell>
          <table:table-cell office:value-type="float" office:value="123.41" calcext:value-type="float">
            <text:p>123.41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0.2286" calcext:value-type="float">
            <text:p>0.2286</text:p>
          </table:table-cell>
          <table:table-cell office:value-type="float" office:value="55.5" calcext:value-type="float">
            <text:p>55.5</text:p>
          </table:table-cell>
          <table:table-cell office:value-type="float" office:value="0.00229336" calcext:value-type="float">
            <text:p>0.00229336</text:p>
          </table:table-cell>
          <table:table-cell office:value-type="float" office:value="122.41" calcext:value-type="float">
            <text:p>122.41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0" calcext:value-type="float">
            <text:p>0</text:p>
          </table:table-cell>
          <table:table-cell office:value-type="float" office:value="0.2286" calcext:value-type="float">
            <text:p>0.2286</text:p>
          </table:table-cell>
          <table:table-cell office:value-type="float" office:value="55.5" calcext:value-type="float">
            <text:p>55.5</text:p>
          </table:table-cell>
          <table:table-cell office:value-type="float" office:value="0.00229336" calcext:value-type="float">
            <text:p>0.00229336</text:p>
          </table:table-cell>
          <table:table-cell office:value-type="float" office:value="118.41" calcext:value-type="float">
            <text:p>118.4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0.2286" calcext:value-type="float">
            <text:p>0.2286</text:p>
          </table:table-cell>
          <table:table-cell office:value-type="float" office:value="39.6" calcext:value-type="float">
            <text:p>39.6</text:p>
          </table:table-cell>
          <table:table-cell office:value-type="float" office:value="0.00253511" calcext:value-type="float">
            <text:p>0.00253511</text:p>
          </table:table-cell>
          <table:table-cell office:value-type="float" office:value="121.055" calcext:value-type="float">
            <text:p>121.05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0.2286" calcext:value-type="float">
            <text:p>0.2286</text:p>
          </table:table-cell>
          <table:table-cell office:value-type="float" office:value="39.6" calcext:value-type="float">
            <text:p>39.6</text:p>
          </table:table-cell>
          <table:table-cell office:value-type="float" office:value="0.00253511" calcext:value-type="float">
            <text:p>0.00253511</text:p>
          </table:table-cell>
          <table:table-cell office:value-type="float" office:value="123.565" calcext:value-type="float">
            <text:p>123.56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0.2286" calcext:value-type="float">
            <text:p>0.2286</text:p>
          </table:table-cell>
          <table:table-cell office:value-type="float" office:value="39.6" calcext:value-type="float">
            <text:p>39.6</text:p>
          </table:table-cell>
          <table:table-cell office:value-type="float" office:value="0.00253511" calcext:value-type="float">
            <text:p>0.00253511</text:p>
          </table:table-cell>
          <table:table-cell office:value-type="float" office:value="126.195" calcext:value-type="float">
            <text:p>126.195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office:value-type="float" office:value="0.2286" calcext:value-type="float">
            <text:p>0.2286</text:p>
          </table:table-cell>
          <table:table-cell office:value-type="float" office:value="39.6" calcext:value-type="float">
            <text:p>39.6</text:p>
          </table:table-cell>
          <table:table-cell office:value-type="float" office:value="0.00253511" calcext:value-type="float">
            <text:p>0.00253511</text:p>
          </table:table-cell>
          <table:table-cell office:value-type="float" office:value="128.705" calcext:value-type="float">
            <text:p>128.70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0.2286" calcext:value-type="float">
            <text:p>0.2286</text:p>
          </table:table-cell>
          <table:table-cell office:value-type="float" office:value="39.6" calcext:value-type="float">
            <text:p>39.6</text:p>
          </table:table-cell>
          <table:table-cell office:value-type="float" office:value="0.00253511" calcext:value-type="float">
            <text:p>0.00253511</text:p>
          </table:table-cell>
          <table:table-cell office:value-type="float" office:value="130.205" calcext:value-type="float">
            <text:p>130.20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0.2286" calcext:value-type="float">
            <text:p>0.2286</text:p>
          </table:table-cell>
          <table:table-cell office:value-type="float" office:value="39.6" calcext:value-type="float">
            <text:p>39.6</text:p>
          </table:table-cell>
          <table:table-cell office:value-type="float" office:value="0.00253511" calcext:value-type="float">
            <text:p>0.00253511</text:p>
          </table:table-cell>
          <table:table-cell office:value-type="float" office:value="130.435" calcext:value-type="float">
            <text:p>130.435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 office:value-type="float" office:value="0.2286" calcext:value-type="float">
            <text:p>0.2286</text:p>
          </table:table-cell>
          <table:table-cell office:value-type="float" office:value="39.6" calcext:value-type="float">
            <text:p>39.6</text:p>
          </table:table-cell>
          <table:table-cell office:value-type="float" office:value="0.00253511" calcext:value-type="float">
            <text:p>0.00253511</text:p>
          </table:table-cell>
          <table:table-cell office:value-type="float" office:value="129.395" calcext:value-type="float">
            <text:p>129.39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0.2286" calcext:value-type="float">
            <text:p>0.2286</text:p>
          </table:table-cell>
          <table:table-cell office:value-type="float" office:value="39.6" calcext:value-type="float">
            <text:p>39.6</text:p>
          </table:table-cell>
          <table:table-cell office:value-type="float" office:value="0.00253511" calcext:value-type="float">
            <text:p>0.00253511</text:p>
          </table:table-cell>
          <table:table-cell office:value-type="float" office:value="127.095" calcext:value-type="float">
            <text:p>127.09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0.2286" calcext:value-type="float">
            <text:p>0.2286</text:p>
          </table:table-cell>
          <table:table-cell office:value-type="float" office:value="39.6" calcext:value-type="float">
            <text:p>39.6</text:p>
          </table:table-cell>
          <table:table-cell office:value-type="float" office:value="0.00253511" calcext:value-type="float">
            <text:p>0.00253511</text:p>
          </table:table-cell>
          <table:table-cell office:value-type="float" office:value="125.305" calcext:value-type="float">
            <text:p>125.30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0.2286" calcext:value-type="float">
            <text:p>0.2286</text:p>
          </table:table-cell>
          <table:table-cell office:value-type="float" office:value="39.6" calcext:value-type="float">
            <text:p>39.6</text:p>
          </table:table-cell>
          <table:table-cell office:value-type="float" office:value="0.00253511" calcext:value-type="float">
            <text:p>0.00253511</text:p>
          </table:table-cell>
          <table:table-cell office:value-type="float" office:value="125.025" calcext:value-type="float">
            <text:p>125.025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0" calcext:value-type="float">
            <text:p>0</text:p>
          </table:table-cell>
          <table:table-cell office:value-type="float" office:value="0.2286" calcext:value-type="float">
            <text:p>0.2286</text:p>
          </table:table-cell>
          <table:table-cell office:value-type="float" office:value="39.6" calcext:value-type="float">
            <text:p>39.6</text:p>
          </table:table-cell>
          <table:table-cell office:value-type="float" office:value="0.00253511" calcext:value-type="float">
            <text:p>0.00253511</text:p>
          </table:table-cell>
          <table:table-cell office:value-type="float" office:value="124.625" calcext:value-type="float">
            <text:p>124.62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0.2286" calcext:value-type="float">
            <text:p>0.2286</text:p>
          </table:table-cell>
          <table:table-cell office:value-type="float" office:value="39.6" calcext:value-type="float">
            <text:p>39.6</text:p>
          </table:table-cell>
          <table:table-cell office:value-type="float" office:value="0.00253511" calcext:value-type="float">
            <text:p>0.00253511</text:p>
          </table:table-cell>
          <table:table-cell office:value-type="float" office:value="123.465" calcext:value-type="float">
            <text:p>123.46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0.2286" calcext:value-type="float">
            <text:p>0.2286</text:p>
          </table:table-cell>
          <table:table-cell office:value-type="float" office:value="39.6" calcext:value-type="float">
            <text:p>39.6</text:p>
          </table:table-cell>
          <table:table-cell office:value-type="float" office:value="0.00253511" calcext:value-type="float">
            <text:p>0.00253511</text:p>
          </table:table-cell>
          <table:table-cell office:value-type="float" office:value="122.175" calcext:value-type="float">
            <text:p>122.175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0" calcext:value-type="float">
            <text:p>0</text:p>
          </table:table-cell>
          <table:table-cell office:value-type="float" office:value="0.2286" calcext:value-type="float">
            <text:p>0.2286</text:p>
          </table:table-cell>
          <table:table-cell office:value-type="float" office:value="39.6" calcext:value-type="float">
            <text:p>39.6</text:p>
          </table:table-cell>
          <table:table-cell office:value-type="float" office:value="0.00253511" calcext:value-type="float">
            <text:p>0.00253511</text:p>
          </table:table-cell>
          <table:table-cell office:value-type="float" office:value="117.465" calcext:value-type="float">
            <text:p>117.46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0.2286" calcext:value-type="float">
            <text:p>0.2286</text:p>
          </table:table-cell>
          <table:table-cell office:value-type="float" office:value="31.7" calcext:value-type="float">
            <text:p>31.7</text:p>
          </table:table-cell>
          <table:table-cell office:value-type="float" office:value="0.0027238" calcext:value-type="float">
            <text:p>0.0027238</text:p>
          </table:table-cell>
          <table:table-cell office:value-type="float" office:value="120.595" calcext:value-type="float">
            <text:p>120.59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0.2286" calcext:value-type="float">
            <text:p>0.2286</text:p>
          </table:table-cell>
          <table:table-cell office:value-type="float" office:value="31.7" calcext:value-type="float">
            <text:p>31.7</text:p>
          </table:table-cell>
          <table:table-cell office:value-type="float" office:value="0.0027238" calcext:value-type="float">
            <text:p>0.0027238</text:p>
          </table:table-cell>
          <table:table-cell office:value-type="float" office:value="123.635" calcext:value-type="float">
            <text:p>123.63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0.2286" calcext:value-type="float">
            <text:p>0.2286</text:p>
          </table:table-cell>
          <table:table-cell office:value-type="float" office:value="31.7" calcext:value-type="float">
            <text:p>31.7</text:p>
          </table:table-cell>
          <table:table-cell office:value-type="float" office:value="0.0027238" calcext:value-type="float">
            <text:p>0.0027238</text:p>
          </table:table-cell>
          <table:table-cell office:value-type="float" office:value="126.675" calcext:value-type="float">
            <text:p>126.675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office:value-type="float" office:value="0.2286" calcext:value-type="float">
            <text:p>0.2286</text:p>
          </table:table-cell>
          <table:table-cell office:value-type="float" office:value="31.7" calcext:value-type="float">
            <text:p>31.7</text:p>
          </table:table-cell>
          <table:table-cell office:value-type="float" office:value="0.0027238" calcext:value-type="float">
            <text:p>0.0027238</text:p>
          </table:table-cell>
          <table:table-cell office:value-type="float" office:value="129.465" calcext:value-type="float">
            <text:p>129.46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0.2286" calcext:value-type="float">
            <text:p>0.2286</text:p>
          </table:table-cell>
          <table:table-cell office:value-type="float" office:value="31.7" calcext:value-type="float">
            <text:p>31.7</text:p>
          </table:table-cell>
          <table:table-cell office:value-type="float" office:value="0.0027238" calcext:value-type="float">
            <text:p>0.0027238</text:p>
          </table:table-cell>
          <table:table-cell office:value-type="float" office:value="130.725" calcext:value-type="float">
            <text:p>130.72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0.2286" calcext:value-type="float">
            <text:p>0.2286</text:p>
          </table:table-cell>
          <table:table-cell office:value-type="float" office:value="31.7" calcext:value-type="float">
            <text:p>31.7</text:p>
          </table:table-cell>
          <table:table-cell office:value-type="float" office:value="0.0027238" calcext:value-type="float">
            <text:p>0.0027238</text:p>
          </table:table-cell>
          <table:table-cell office:value-type="float" office:value="130.595" calcext:value-type="float">
            <text:p>130.595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 office:value-type="float" office:value="0.2286" calcext:value-type="float">
            <text:p>0.2286</text:p>
          </table:table-cell>
          <table:table-cell office:value-type="float" office:value="31.7" calcext:value-type="float">
            <text:p>31.7</text:p>
          </table:table-cell>
          <table:table-cell office:value-type="float" office:value="0.0027238" calcext:value-type="float">
            <text:p>0.0027238</text:p>
          </table:table-cell>
          <table:table-cell office:value-type="float" office:value="128.805" calcext:value-type="float">
            <text:p>128.80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0.2286" calcext:value-type="float">
            <text:p>0.2286</text:p>
          </table:table-cell>
          <table:table-cell office:value-type="float" office:value="31.7" calcext:value-type="float">
            <text:p>31.7</text:p>
          </table:table-cell>
          <table:table-cell office:value-type="float" office:value="0.0027238" calcext:value-type="float">
            <text:p>0.0027238</text:p>
          </table:table-cell>
          <table:table-cell office:value-type="float" office:value="125.625" calcext:value-type="float">
            <text:p>125.62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0.2286" calcext:value-type="float">
            <text:p>0.2286</text:p>
          </table:table-cell>
          <table:table-cell office:value-type="float" office:value="31.7" calcext:value-type="float">
            <text:p>31.7</text:p>
          </table:table-cell>
          <table:table-cell office:value-type="float" office:value="0.0027238" calcext:value-type="float">
            <text:p>0.0027238</text:p>
          </table:table-cell>
          <table:table-cell office:value-type="float" office:value="123.455" calcext:value-type="float">
            <text:p>123.45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0.2286" calcext:value-type="float">
            <text:p>0.2286</text:p>
          </table:table-cell>
          <table:table-cell office:value-type="float" office:value="31.7" calcext:value-type="float">
            <text:p>31.7</text:p>
          </table:table-cell>
          <table:table-cell office:value-type="float" office:value="0.0027238" calcext:value-type="float">
            <text:p>0.0027238</text:p>
          </table:table-cell>
          <table:table-cell office:value-type="float" office:value="123.445" calcext:value-type="float">
            <text:p>123.445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0" calcext:value-type="float">
            <text:p>0</text:p>
          </table:table-cell>
          <table:table-cell office:value-type="float" office:value="0.2286" calcext:value-type="float">
            <text:p>0.2286</text:p>
          </table:table-cell>
          <table:table-cell office:value-type="float" office:value="31.7" calcext:value-type="float">
            <text:p>31.7</text:p>
          </table:table-cell>
          <table:table-cell office:value-type="float" office:value="0.0027238" calcext:value-type="float">
            <text:p>0.0027238</text:p>
          </table:table-cell>
          <table:table-cell office:value-type="float" office:value="123.445" calcext:value-type="float">
            <text:p>123.44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0.2286" calcext:value-type="float">
            <text:p>0.2286</text:p>
          </table:table-cell>
          <table:table-cell office:value-type="float" office:value="31.7" calcext:value-type="float">
            <text:p>31.7</text:p>
          </table:table-cell>
          <table:table-cell office:value-type="float" office:value="0.0027238" calcext:value-type="float">
            <text:p>0.0027238</text:p>
          </table:table-cell>
          <table:table-cell office:value-type="float" office:value="122.035" calcext:value-type="float">
            <text:p>122.03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0.2286" calcext:value-type="float">
            <text:p>0.2286</text:p>
          </table:table-cell>
          <table:table-cell office:value-type="float" office:value="31.7" calcext:value-type="float">
            <text:p>31.7</text:p>
          </table:table-cell>
          <table:table-cell office:value-type="float" office:value="0.0027238" calcext:value-type="float">
            <text:p>0.0027238</text:p>
          </table:table-cell>
          <table:table-cell office:value-type="float" office:value="120.505" calcext:value-type="float">
            <text:p>120.505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0" calcext:value-type="float">
            <text:p>0</text:p>
          </table:table-cell>
          <table:table-cell office:value-type="float" office:value="0.2286" calcext:value-type="float">
            <text:p>0.2286</text:p>
          </table:table-cell>
          <table:table-cell office:value-type="float" office:value="31.7" calcext:value-type="float">
            <text:p>31.7</text:p>
          </table:table-cell>
          <table:table-cell office:value-type="float" office:value="0.0027238" calcext:value-type="float">
            <text:p>0.0027238</text:p>
          </table:table-cell>
          <table:table-cell office:value-type="float" office:value="116.815" calcext:value-type="float">
            <text:p>116.81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0.2286" calcext:value-type="float">
            <text:p>0.2286</text:p>
          </table:table-cell>
          <table:table-cell office:value-type="float" office:value="71.3" calcext:value-type="float">
            <text:p>71.3</text:p>
          </table:table-cell>
          <table:table-cell office:value-type="float" office:value="0.00293031" calcext:value-type="float">
            <text:p>0.00293031</text:p>
          </table:table-cell>
          <table:table-cell office:value-type="float" office:value="125.116" calcext:value-type="float">
            <text:p>125.11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0.2286" calcext:value-type="float">
            <text:p>0.2286</text:p>
          </table:table-cell>
          <table:table-cell office:value-type="float" office:value="71.3" calcext:value-type="float">
            <text:p>71.3</text:p>
          </table:table-cell>
          <table:table-cell office:value-type="float" office:value="0.00293031" calcext:value-type="float">
            <text:p>0.00293031</text:p>
          </table:table-cell>
          <table:table-cell office:value-type="float" office:value="126.486" calcext:value-type="float">
            <text:p>126.486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" calcext:value-type="float">
            <text:p>2</text:p>
          </table:table-cell>
          <table:table-cell office:value-type="float" office:value="0.2286" calcext:value-type="float">
            <text:p>0.2286</text:p>
          </table:table-cell>
          <table:table-cell office:value-type="float" office:value="71.3" calcext:value-type="float">
            <text:p>71.3</text:p>
          </table:table-cell>
          <table:table-cell office:value-type="float" office:value="0.00293031" calcext:value-type="float">
            <text:p>0.00293031</text:p>
          </table:table-cell>
          <table:table-cell office:value-type="float" office:value="127.356" calcext:value-type="float">
            <text:p>127.35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float" office:value="0.2286" calcext:value-type="float">
            <text:p>0.2286</text:p>
          </table:table-cell>
          <table:table-cell office:value-type="float" office:value="71.3" calcext:value-type="float">
            <text:p>71.3</text:p>
          </table:table-cell>
          <table:table-cell office:value-type="float" office:value="0.00293031" calcext:value-type="float">
            <text:p>0.00293031</text:p>
          </table:table-cell>
          <table:table-cell office:value-type="float" office:value="128.216" calcext:value-type="float">
            <text:p>128.21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0.2286" calcext:value-type="float">
            <text:p>0.2286</text:p>
          </table:table-cell>
          <table:table-cell office:value-type="float" office:value="71.3" calcext:value-type="float">
            <text:p>71.3</text:p>
          </table:table-cell>
          <table:table-cell office:value-type="float" office:value="0.00293031" calcext:value-type="float">
            <text:p>0.00293031</text:p>
          </table:table-cell>
          <table:table-cell office:value-type="float" office:value="128.956" calcext:value-type="float">
            <text:p>128.956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2" calcext:value-type="float">
            <text:p>2</text:p>
          </table:table-cell>
          <table:table-cell office:value-type="float" office:value="0.2286" calcext:value-type="float">
            <text:p>0.2286</text:p>
          </table:table-cell>
          <table:table-cell office:value-type="float" office:value="71.3" calcext:value-type="float">
            <text:p>71.3</text:p>
          </table:table-cell>
          <table:table-cell office:value-type="float" office:value="0.00293031" calcext:value-type="float">
            <text:p>0.00293031</text:p>
          </table:table-cell>
          <table:table-cell office:value-type="float" office:value="128.816" calcext:value-type="float">
            <text:p>128.816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" calcext:value-type="float">
            <text:p>2</text:p>
          </table:table-cell>
          <table:table-cell office:value-type="float" office:value="0.2286" calcext:value-type="float">
            <text:p>0.2286</text:p>
          </table:table-cell>
          <table:table-cell office:value-type="float" office:value="71.3" calcext:value-type="float">
            <text:p>71.3</text:p>
          </table:table-cell>
          <table:table-cell office:value-type="float" office:value="0.00293031" calcext:value-type="float">
            <text:p>0.00293031</text:p>
          </table:table-cell>
          <table:table-cell office:value-type="float" office:value="127.796" calcext:value-type="float">
            <text:p>127.79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0.2286" calcext:value-type="float">
            <text:p>0.2286</text:p>
          </table:table-cell>
          <table:table-cell office:value-type="float" office:value="71.3" calcext:value-type="float">
            <text:p>71.3</text:p>
          </table:table-cell>
          <table:table-cell office:value-type="float" office:value="0.00293031" calcext:value-type="float">
            <text:p>0.00293031</text:p>
          </table:table-cell>
          <table:table-cell office:value-type="float" office:value="126.896" calcext:value-type="float">
            <text:p>126.896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0.2286" calcext:value-type="float">
            <text:p>0.2286</text:p>
          </table:table-cell>
          <table:table-cell office:value-type="float" office:value="71.3" calcext:value-type="float">
            <text:p>71.3</text:p>
          </table:table-cell>
          <table:table-cell office:value-type="float" office:value="0.00293031" calcext:value-type="float">
            <text:p>0.00293031</text:p>
          </table:table-cell>
          <table:table-cell office:value-type="float" office:value="127.006" calcext:value-type="float">
            <text:p>127.006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2" calcext:value-type="float">
            <text:p>2</text:p>
          </table:table-cell>
          <table:table-cell office:value-type="float" office:value="0.2286" calcext:value-type="float">
            <text:p>0.2286</text:p>
          </table:table-cell>
          <table:table-cell office:value-type="float" office:value="71.3" calcext:value-type="float">
            <text:p>71.3</text:p>
          </table:table-cell>
          <table:table-cell office:value-type="float" office:value="0.00293031" calcext:value-type="float">
            <text:p>0.00293031</text:p>
          </table:table-cell>
          <table:table-cell office:value-type="float" office:value="126.116" calcext:value-type="float">
            <text:p>126.11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office:value-type="float" office:value="0.2286" calcext:value-type="float">
            <text:p>0.2286</text:p>
          </table:table-cell>
          <table:table-cell office:value-type="float" office:value="71.3" calcext:value-type="float">
            <text:p>71.3</text:p>
          </table:table-cell>
          <table:table-cell office:value-type="float" office:value="0.00293031" calcext:value-type="float">
            <text:p>0.00293031</text:p>
          </table:table-cell>
          <table:table-cell office:value-type="float" office:value="124.086" calcext:value-type="float">
            <text:p>124.08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float" office:value="0.2286" calcext:value-type="float">
            <text:p>0.2286</text:p>
          </table:table-cell>
          <table:table-cell office:value-type="float" office:value="71.3" calcext:value-type="float">
            <text:p>71.3</text:p>
          </table:table-cell>
          <table:table-cell office:value-type="float" office:value="0.00293031" calcext:value-type="float">
            <text:p>0.00293031</text:p>
          </table:table-cell>
          <table:table-cell office:value-type="float" office:value="122.816" calcext:value-type="float">
            <text:p>122.816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2" calcext:value-type="float">
            <text:p>2</text:p>
          </table:table-cell>
          <table:table-cell office:value-type="float" office:value="0.2286" calcext:value-type="float">
            <text:p>0.2286</text:p>
          </table:table-cell>
          <table:table-cell office:value-type="float" office:value="71.3" calcext:value-type="float">
            <text:p>71.3</text:p>
          </table:table-cell>
          <table:table-cell office:value-type="float" office:value="0.00293031" calcext:value-type="float">
            <text:p>0.00293031</text:p>
          </table:table-cell>
          <table:table-cell office:value-type="float" office:value="120.786" calcext:value-type="float">
            <text:p>120.786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0.2286" calcext:value-type="float">
            <text:p>0.2286</text:p>
          </table:table-cell>
          <table:table-cell office:value-type="float" office:value="71.3" calcext:value-type="float">
            <text:p>71.3</text:p>
          </table:table-cell>
          <table:table-cell office:value-type="float" office:value="0.00293031" calcext:value-type="float">
            <text:p>0.00293031</text:p>
          </table:table-cell>
          <table:table-cell office:value-type="float" office:value="115.996" calcext:value-type="float">
            <text:p>115.99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0.2286" calcext:value-type="float">
            <text:p>0.2286</text:p>
          </table:table-cell>
          <table:table-cell office:value-type="float" office:value="71.3" calcext:value-type="float">
            <text:p>71.3</text:p>
          </table:table-cell>
          <table:table-cell office:value-type="float" office:value="0.00293031" calcext:value-type="float">
            <text:p>0.00293031</text:p>
          </table:table-cell>
          <table:table-cell office:value-type="float" office:value="113.086" calcext:value-type="float">
            <text:p>113.08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0.2286" calcext:value-type="float">
            <text:p>0.2286</text:p>
          </table:table-cell>
          <table:table-cell office:value-type="float" office:value="55.5" calcext:value-type="float">
            <text:p>55.5</text:p>
          </table:table-cell>
          <table:table-cell office:value-type="float" office:value="0.00313525" calcext:value-type="float">
            <text:p>0.00313525</text:p>
          </table:table-cell>
          <table:table-cell office:value-type="float" office:value="122.292" calcext:value-type="float">
            <text:p>122.29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0.2286" calcext:value-type="float">
            <text:p>0.2286</text:p>
          </table:table-cell>
          <table:table-cell office:value-type="float" office:value="55.5" calcext:value-type="float">
            <text:p>55.5</text:p>
          </table:table-cell>
          <table:table-cell office:value-type="float" office:value="0.00313525" calcext:value-type="float">
            <text:p>0.00313525</text:p>
          </table:table-cell>
          <table:table-cell office:value-type="float" office:value="124.692" calcext:value-type="float">
            <text:p>124.692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" calcext:value-type="float">
            <text:p>2</text:p>
          </table:table-cell>
          <table:table-cell office:value-type="float" office:value="0.2286" calcext:value-type="float">
            <text:p>0.2286</text:p>
          </table:table-cell>
          <table:table-cell office:value-type="float" office:value="55.5" calcext:value-type="float">
            <text:p>55.5</text:p>
          </table:table-cell>
          <table:table-cell office:value-type="float" office:value="0.00313525" calcext:value-type="float">
            <text:p>0.00313525</text:p>
          </table:table-cell>
          <table:table-cell office:value-type="float" office:value="126.842" calcext:value-type="float">
            <text:p>126.84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float" office:value="0.2286" calcext:value-type="float">
            <text:p>0.2286</text:p>
          </table:table-cell>
          <table:table-cell office:value-type="float" office:value="55.5" calcext:value-type="float">
            <text:p>55.5</text:p>
          </table:table-cell>
          <table:table-cell office:value-type="float" office:value="0.00313525" calcext:value-type="float">
            <text:p>0.00313525</text:p>
          </table:table-cell>
          <table:table-cell office:value-type="float" office:value="128.492" calcext:value-type="float">
            <text:p>128.49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0.2286" calcext:value-type="float">
            <text:p>0.2286</text:p>
          </table:table-cell>
          <table:table-cell office:value-type="float" office:value="55.5" calcext:value-type="float">
            <text:p>55.5</text:p>
          </table:table-cell>
          <table:table-cell office:value-type="float" office:value="0.00313525" calcext:value-type="float">
            <text:p>0.00313525</text:p>
          </table:table-cell>
          <table:table-cell office:value-type="float" office:value="129.002" calcext:value-type="float">
            <text:p>129.002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2" calcext:value-type="float">
            <text:p>2</text:p>
          </table:table-cell>
          <table:table-cell office:value-type="float" office:value="0.2286" calcext:value-type="float">
            <text:p>0.2286</text:p>
          </table:table-cell>
          <table:table-cell office:value-type="float" office:value="55.5" calcext:value-type="float">
            <text:p>55.5</text:p>
          </table:table-cell>
          <table:table-cell office:value-type="float" office:value="0.00313525" calcext:value-type="float">
            <text:p>0.00313525</text:p>
          </table:table-cell>
          <table:table-cell office:value-type="float" office:value="128.762" calcext:value-type="float">
            <text:p>128.762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" calcext:value-type="float">
            <text:p>2</text:p>
          </table:table-cell>
          <table:table-cell office:value-type="float" office:value="0.2286" calcext:value-type="float">
            <text:p>0.2286</text:p>
          </table:table-cell>
          <table:table-cell office:value-type="float" office:value="55.5" calcext:value-type="float">
            <text:p>55.5</text:p>
          </table:table-cell>
          <table:table-cell office:value-type="float" office:value="0.00313525" calcext:value-type="float">
            <text:p>0.00313525</text:p>
          </table:table-cell>
          <table:table-cell office:value-type="float" office:value="126.752" calcext:value-type="float">
            <text:p>126.75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0.2286" calcext:value-type="float">
            <text:p>0.2286</text:p>
          </table:table-cell>
          <table:table-cell office:value-type="float" office:value="55.5" calcext:value-type="float">
            <text:p>55.5</text:p>
          </table:table-cell>
          <table:table-cell office:value-type="float" office:value="0.00313525" calcext:value-type="float">
            <text:p>0.00313525</text:p>
          </table:table-cell>
          <table:table-cell office:value-type="float" office:value="124.612" calcext:value-type="float">
            <text:p>124.612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0.2286" calcext:value-type="float">
            <text:p>0.2286</text:p>
          </table:table-cell>
          <table:table-cell office:value-type="float" office:value="55.5" calcext:value-type="float">
            <text:p>55.5</text:p>
          </table:table-cell>
          <table:table-cell office:value-type="float" office:value="0.00313525" calcext:value-type="float">
            <text:p>0.00313525</text:p>
          </table:table-cell>
          <table:table-cell office:value-type="float" office:value="123.862" calcext:value-type="float">
            <text:p>123.862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2" calcext:value-type="float">
            <text:p>2</text:p>
          </table:table-cell>
          <table:table-cell office:value-type="float" office:value="0.2286" calcext:value-type="float">
            <text:p>0.2286</text:p>
          </table:table-cell>
          <table:table-cell office:value-type="float" office:value="55.5" calcext:value-type="float">
            <text:p>55.5</text:p>
          </table:table-cell>
          <table:table-cell office:value-type="float" office:value="0.00313525" calcext:value-type="float">
            <text:p>0.00313525</text:p>
          </table:table-cell>
          <table:table-cell office:value-type="float" office:value="123.742" calcext:value-type="float">
            <text:p>123.74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office:value-type="float" office:value="0.2286" calcext:value-type="float">
            <text:p>0.2286</text:p>
          </table:table-cell>
          <table:table-cell office:value-type="float" office:value="55.5" calcext:value-type="float">
            <text:p>55.5</text:p>
          </table:table-cell>
          <table:table-cell office:value-type="float" office:value="0.00313525" calcext:value-type="float">
            <text:p>0.00313525</text:p>
          </table:table-cell>
          <table:table-cell office:value-type="float" office:value="122.232" calcext:value-type="float">
            <text:p>122.23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float" office:value="0.2286" calcext:value-type="float">
            <text:p>0.2286</text:p>
          </table:table-cell>
          <table:table-cell office:value-type="float" office:value="55.5" calcext:value-type="float">
            <text:p>55.5</text:p>
          </table:table-cell>
          <table:table-cell office:value-type="float" office:value="0.00313525" calcext:value-type="float">
            <text:p>0.00313525</text:p>
          </table:table-cell>
          <table:table-cell office:value-type="float" office:value="120.472" calcext:value-type="float">
            <text:p>120.472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2" calcext:value-type="float">
            <text:p>2</text:p>
          </table:table-cell>
          <table:table-cell office:value-type="float" office:value="0.2286" calcext:value-type="float">
            <text:p>0.2286</text:p>
          </table:table-cell>
          <table:table-cell office:value-type="float" office:value="55.5" calcext:value-type="float">
            <text:p>55.5</text:p>
          </table:table-cell>
          <table:table-cell office:value-type="float" office:value="0.00313525" calcext:value-type="float">
            <text:p>0.00313525</text:p>
          </table:table-cell>
          <table:table-cell office:value-type="float" office:value="118.712" calcext:value-type="float">
            <text:p>118.712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" calcext:value-type="float">
            <text:p>2</text:p>
          </table:table-cell>
          <table:table-cell office:value-type="float" office:value="0.2286" calcext:value-type="float">
            <text:p>0.2286</text:p>
          </table:table-cell>
          <table:table-cell office:value-type="float" office:value="39.6" calcext:value-type="float">
            <text:p>39.6</text:p>
          </table:table-cell>
          <table:table-cell office:value-type="float" office:value="0.00346574" calcext:value-type="float">
            <text:p>0.00346574</text:p>
          </table:table-cell>
          <table:table-cell office:value-type="float" office:value="120.137" calcext:value-type="float">
            <text:p>120.13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0.2286" calcext:value-type="float">
            <text:p>0.2286</text:p>
          </table:table-cell>
          <table:table-cell office:value-type="float" office:value="39.6" calcext:value-type="float">
            <text:p>39.6</text:p>
          </table:table-cell>
          <table:table-cell office:value-type="float" office:value="0.00346574" calcext:value-type="float">
            <text:p>0.00346574</text:p>
          </table:table-cell>
          <table:table-cell office:value-type="float" office:value="122.147" calcext:value-type="float">
            <text:p>122.14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0.2286" calcext:value-type="float">
            <text:p>0.2286</text:p>
          </table:table-cell>
          <table:table-cell office:value-type="float" office:value="39.6" calcext:value-type="float">
            <text:p>39.6</text:p>
          </table:table-cell>
          <table:table-cell office:value-type="float" office:value="0.00346574" calcext:value-type="float">
            <text:p>0.00346574</text:p>
          </table:table-cell>
          <table:table-cell office:value-type="float" office:value="125.157" calcext:value-type="float">
            <text:p>125.157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" calcext:value-type="float">
            <text:p>2</text:p>
          </table:table-cell>
          <table:table-cell office:value-type="float" office:value="0.2286" calcext:value-type="float">
            <text:p>0.2286</text:p>
          </table:table-cell>
          <table:table-cell office:value-type="float" office:value="39.6" calcext:value-type="float">
            <text:p>39.6</text:p>
          </table:table-cell>
          <table:table-cell office:value-type="float" office:value="0.00346574" calcext:value-type="float">
            <text:p>0.00346574</text:p>
          </table:table-cell>
          <table:table-cell office:value-type="float" office:value="127.417" calcext:value-type="float">
            <text:p>127.41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float" office:value="0.2286" calcext:value-type="float">
            <text:p>0.2286</text:p>
          </table:table-cell>
          <table:table-cell office:value-type="float" office:value="39.6" calcext:value-type="float">
            <text:p>39.6</text:p>
          </table:table-cell>
          <table:table-cell office:value-type="float" office:value="0.00346574" calcext:value-type="float">
            <text:p>0.00346574</text:p>
          </table:table-cell>
          <table:table-cell office:value-type="float" office:value="129.037" calcext:value-type="float">
            <text:p>129.03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0.2286" calcext:value-type="float">
            <text:p>0.2286</text:p>
          </table:table-cell>
          <table:table-cell office:value-type="float" office:value="39.6" calcext:value-type="float">
            <text:p>39.6</text:p>
          </table:table-cell>
          <table:table-cell office:value-type="float" office:value="0.00346574" calcext:value-type="float">
            <text:p>0.00346574</text:p>
          </table:table-cell>
          <table:table-cell office:value-type="float" office:value="129.147" calcext:value-type="float">
            <text:p>129.147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2" calcext:value-type="float">
            <text:p>2</text:p>
          </table:table-cell>
          <table:table-cell office:value-type="float" office:value="0.2286" calcext:value-type="float">
            <text:p>0.2286</text:p>
          </table:table-cell>
          <table:table-cell office:value-type="float" office:value="39.6" calcext:value-type="float">
            <text:p>39.6</text:p>
          </table:table-cell>
          <table:table-cell office:value-type="float" office:value="0.00346574" calcext:value-type="float">
            <text:p>0.00346574</text:p>
          </table:table-cell>
          <table:table-cell office:value-type="float" office:value="128.257" calcext:value-type="float">
            <text:p>128.257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" calcext:value-type="float">
            <text:p>2</text:p>
          </table:table-cell>
          <table:table-cell office:value-type="float" office:value="0.2286" calcext:value-type="float">
            <text:p>0.2286</text:p>
          </table:table-cell>
          <table:table-cell office:value-type="float" office:value="39.6" calcext:value-type="float">
            <text:p>39.6</text:p>
          </table:table-cell>
          <table:table-cell office:value-type="float" office:value="0.00346574" calcext:value-type="float">
            <text:p>0.00346574</text:p>
          </table:table-cell>
          <table:table-cell office:value-type="float" office:value="125.837" calcext:value-type="float">
            <text:p>125.83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0.2286" calcext:value-type="float">
            <text:p>0.2286</text:p>
          </table:table-cell>
          <table:table-cell office:value-type="float" office:value="39.6" calcext:value-type="float">
            <text:p>39.6</text:p>
          </table:table-cell>
          <table:table-cell office:value-type="float" office:value="0.00346574" calcext:value-type="float">
            <text:p>0.00346574</text:p>
          </table:table-cell>
          <table:table-cell office:value-type="float" office:value="122.797" calcext:value-type="float">
            <text:p>122.797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0.2286" calcext:value-type="float">
            <text:p>0.2286</text:p>
          </table:table-cell>
          <table:table-cell office:value-type="float" office:value="39.6" calcext:value-type="float">
            <text:p>39.6</text:p>
          </table:table-cell>
          <table:table-cell office:value-type="float" office:value="0.00346574" calcext:value-type="float">
            <text:p>0.00346574</text:p>
          </table:table-cell>
          <table:table-cell office:value-type="float" office:value="121.397" calcext:value-type="float">
            <text:p>121.397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2" calcext:value-type="float">
            <text:p>2</text:p>
          </table:table-cell>
          <table:table-cell office:value-type="float" office:value="0.2286" calcext:value-type="float">
            <text:p>0.2286</text:p>
          </table:table-cell>
          <table:table-cell office:value-type="float" office:value="39.6" calcext:value-type="float">
            <text:p>39.6</text:p>
          </table:table-cell>
          <table:table-cell office:value-type="float" office:value="0.00346574" calcext:value-type="float">
            <text:p>0.00346574</text:p>
          </table:table-cell>
          <table:table-cell office:value-type="float" office:value="121.627" calcext:value-type="float">
            <text:p>121.627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office:value-type="float" office:value="0.2286" calcext:value-type="float">
            <text:p>0.2286</text:p>
          </table:table-cell>
          <table:table-cell office:value-type="float" office:value="39.6" calcext:value-type="float">
            <text:p>39.6</text:p>
          </table:table-cell>
          <table:table-cell office:value-type="float" office:value="0.00346574" calcext:value-type="float">
            <text:p>0.00346574</text:p>
          </table:table-cell>
          <table:table-cell office:value-type="float" office:value="120.227" calcext:value-type="float">
            <text:p>120.227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float" office:value="0.2286" calcext:value-type="float">
            <text:p>0.2286</text:p>
          </table:table-cell>
          <table:table-cell office:value-type="float" office:value="39.6" calcext:value-type="float">
            <text:p>39.6</text:p>
          </table:table-cell>
          <table:table-cell office:value-type="float" office:value="0.00346574" calcext:value-type="float">
            <text:p>0.00346574</text:p>
          </table:table-cell>
          <table:table-cell office:value-type="float" office:value="118.827" calcext:value-type="float">
            <text:p>118.827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2" calcext:value-type="float">
            <text:p>2</text:p>
          </table:table-cell>
          <table:table-cell office:value-type="float" office:value="0.2286" calcext:value-type="float">
            <text:p>0.2286</text:p>
          </table:table-cell>
          <table:table-cell office:value-type="float" office:value="39.6" calcext:value-type="float">
            <text:p>39.6</text:p>
          </table:table-cell>
          <table:table-cell office:value-type="float" office:value="0.00346574" calcext:value-type="float">
            <text:p>0.00346574</text:p>
          </table:table-cell>
          <table:table-cell office:value-type="float" office:value="116.417" calcext:value-type="float">
            <text:p>116.417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" calcext:value-type="float">
            <text:p>2</text:p>
          </table:table-cell>
          <table:table-cell office:value-type="float" office:value="0.2286" calcext:value-type="float">
            <text:p>0.2286</text:p>
          </table:table-cell>
          <table:table-cell office:value-type="float" office:value="31.7" calcext:value-type="float">
            <text:p>31.7</text:p>
          </table:table-cell>
          <table:table-cell office:value-type="float" office:value="0.00372371" calcext:value-type="float">
            <text:p>0.00372371</text:p>
          </table:table-cell>
          <table:table-cell office:value-type="float" office:value="120.147" calcext:value-type="float">
            <text:p>120.14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0.2286" calcext:value-type="float">
            <text:p>0.2286</text:p>
          </table:table-cell>
          <table:table-cell office:value-type="float" office:value="31.7" calcext:value-type="float">
            <text:p>31.7</text:p>
          </table:table-cell>
          <table:table-cell office:value-type="float" office:value="0.00372371" calcext:value-type="float">
            <text:p>0.00372371</text:p>
          </table:table-cell>
          <table:table-cell office:value-type="float" office:value="123.417" calcext:value-type="float">
            <text:p>123.41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0.2286" calcext:value-type="float">
            <text:p>0.2286</text:p>
          </table:table-cell>
          <table:table-cell office:value-type="float" office:value="31.7" calcext:value-type="float">
            <text:p>31.7</text:p>
          </table:table-cell>
          <table:table-cell office:value-type="float" office:value="0.00372371" calcext:value-type="float">
            <text:p>0.00372371</text:p>
          </table:table-cell>
          <table:table-cell office:value-type="float" office:value="126.677" calcext:value-type="float">
            <text:p>126.677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" calcext:value-type="float">
            <text:p>2</text:p>
          </table:table-cell>
          <table:table-cell office:value-type="float" office:value="0.2286" calcext:value-type="float">
            <text:p>0.2286</text:p>
          </table:table-cell>
          <table:table-cell office:value-type="float" office:value="31.7" calcext:value-type="float">
            <text:p>31.7</text:p>
          </table:table-cell>
          <table:table-cell office:value-type="float" office:value="0.00372371" calcext:value-type="float">
            <text:p>0.00372371</text:p>
          </table:table-cell>
          <table:table-cell office:value-type="float" office:value="129.057" calcext:value-type="float">
            <text:p>129.05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float" office:value="0.2286" calcext:value-type="float">
            <text:p>0.2286</text:p>
          </table:table-cell>
          <table:table-cell office:value-type="float" office:value="31.7" calcext:value-type="float">
            <text:p>31.7</text:p>
          </table:table-cell>
          <table:table-cell office:value-type="float" office:value="0.00372371" calcext:value-type="float">
            <text:p>0.00372371</text:p>
          </table:table-cell>
          <table:table-cell office:value-type="float" office:value="130.307" calcext:value-type="float">
            <text:p>130.30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0.2286" calcext:value-type="float">
            <text:p>0.2286</text:p>
          </table:table-cell>
          <table:table-cell office:value-type="float" office:value="31.7" calcext:value-type="float">
            <text:p>31.7</text:p>
          </table:table-cell>
          <table:table-cell office:value-type="float" office:value="0.00372371" calcext:value-type="float">
            <text:p>0.00372371</text:p>
          </table:table-cell>
          <table:table-cell office:value-type="float" office:value="130.307" calcext:value-type="float">
            <text:p>130.307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2" calcext:value-type="float">
            <text:p>2</text:p>
          </table:table-cell>
          <table:table-cell office:value-type="float" office:value="0.2286" calcext:value-type="float">
            <text:p>0.2286</text:p>
          </table:table-cell>
          <table:table-cell office:value-type="float" office:value="31.7" calcext:value-type="float">
            <text:p>31.7</text:p>
          </table:table-cell>
          <table:table-cell office:value-type="float" office:value="0.00372371" calcext:value-type="float">
            <text:p>0.00372371</text:p>
          </table:table-cell>
          <table:table-cell office:value-type="float" office:value="128.677" calcext:value-type="float">
            <text:p>128.677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" calcext:value-type="float">
            <text:p>2</text:p>
          </table:table-cell>
          <table:table-cell office:value-type="float" office:value="0.2286" calcext:value-type="float">
            <text:p>0.2286</text:p>
          </table:table-cell>
          <table:table-cell office:value-type="float" office:value="31.7" calcext:value-type="float">
            <text:p>31.7</text:p>
          </table:table-cell>
          <table:table-cell office:value-type="float" office:value="0.00372371" calcext:value-type="float">
            <text:p>0.00372371</text:p>
          </table:table-cell>
          <table:table-cell office:value-type="float" office:value="125.797" calcext:value-type="float">
            <text:p>125.79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0.2286" calcext:value-type="float">
            <text:p>0.2286</text:p>
          </table:table-cell>
          <table:table-cell office:value-type="float" office:value="31.7" calcext:value-type="float">
            <text:p>31.7</text:p>
          </table:table-cell>
          <table:table-cell office:value-type="float" office:value="0.00372371" calcext:value-type="float">
            <text:p>0.00372371</text:p>
          </table:table-cell>
          <table:table-cell office:value-type="float" office:value="123.037" calcext:value-type="float">
            <text:p>123.037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0.2286" calcext:value-type="float">
            <text:p>0.2286</text:p>
          </table:table-cell>
          <table:table-cell office:value-type="float" office:value="31.7" calcext:value-type="float">
            <text:p>31.7</text:p>
          </table:table-cell>
          <table:table-cell office:value-type="float" office:value="0.00372371" calcext:value-type="float">
            <text:p>0.00372371</text:p>
          </table:table-cell>
          <table:table-cell office:value-type="float" office:value="121.407" calcext:value-type="float">
            <text:p>121.407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2" calcext:value-type="float">
            <text:p>2</text:p>
          </table:table-cell>
          <table:table-cell office:value-type="float" office:value="0.2286" calcext:value-type="float">
            <text:p>0.2286</text:p>
          </table:table-cell>
          <table:table-cell office:value-type="float" office:value="31.7" calcext:value-type="float">
            <text:p>31.7</text:p>
          </table:table-cell>
          <table:table-cell office:value-type="float" office:value="0.00372371" calcext:value-type="float">
            <text:p>0.00372371</text:p>
          </table:table-cell>
          <table:table-cell office:value-type="float" office:value="121.527" calcext:value-type="float">
            <text:p>121.527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office:value-type="float" office:value="0.2286" calcext:value-type="float">
            <text:p>0.2286</text:p>
          </table:table-cell>
          <table:table-cell office:value-type="float" office:value="31.7" calcext:value-type="float">
            <text:p>31.7</text:p>
          </table:table-cell>
          <table:table-cell office:value-type="float" office:value="0.00372371" calcext:value-type="float">
            <text:p>0.00372371</text:p>
          </table:table-cell>
          <table:table-cell office:value-type="float" office:value="120.527" calcext:value-type="float">
            <text:p>120.527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float" office:value="0.2286" calcext:value-type="float">
            <text:p>0.2286</text:p>
          </table:table-cell>
          <table:table-cell office:value-type="float" office:value="31.7" calcext:value-type="float">
            <text:p>31.7</text:p>
          </table:table-cell>
          <table:table-cell office:value-type="float" office:value="0.00372371" calcext:value-type="float">
            <text:p>0.00372371</text:p>
          </table:table-cell>
          <table:table-cell office:value-type="float" office:value="118.267" calcext:value-type="float">
            <text:p>118.267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2" calcext:value-type="float">
            <text:p>2</text:p>
          </table:table-cell>
          <table:table-cell office:value-type="float" office:value="0.2286" calcext:value-type="float">
            <text:p>0.2286</text:p>
          </table:table-cell>
          <table:table-cell office:value-type="float" office:value="31.7" calcext:value-type="float">
            <text:p>31.7</text:p>
          </table:table-cell>
          <table:table-cell office:value-type="float" office:value="0.00372371" calcext:value-type="float">
            <text:p>0.00372371</text:p>
          </table:table-cell>
          <table:table-cell office:value-type="float" office:value="115.137" calcext:value-type="float">
            <text:p>115.13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0.2286" calcext:value-type="float">
            <text:p>0.2286</text:p>
          </table:table-cell>
          <table:table-cell office:value-type="float" office:value="71.3" calcext:value-type="float">
            <text:p>71.3</text:p>
          </table:table-cell>
          <table:table-cell office:value-type="float" office:value="0.00400603" calcext:value-type="float">
            <text:p>0.00400603</text:p>
          </table:table-cell>
          <table:table-cell office:value-type="float" office:value="126.758" calcext:value-type="float">
            <text:p>126.758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4" calcext:value-type="float">
            <text:p>4</text:p>
          </table:table-cell>
          <table:table-cell office:value-type="float" office:value="0.2286" calcext:value-type="float">
            <text:p>0.2286</text:p>
          </table:table-cell>
          <table:table-cell office:value-type="float" office:value="71.3" calcext:value-type="float">
            <text:p>71.3</text:p>
          </table:table-cell>
          <table:table-cell office:value-type="float" office:value="0.00400603" calcext:value-type="float">
            <text:p>0.00400603</text:p>
          </table:table-cell>
          <table:table-cell office:value-type="float" office:value="129.038" calcext:value-type="float">
            <text:p>129.03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float" office:value="0.2286" calcext:value-type="float">
            <text:p>0.2286</text:p>
          </table:table-cell>
          <table:table-cell office:value-type="float" office:value="71.3" calcext:value-type="float">
            <text:p>71.3</text:p>
          </table:table-cell>
          <table:table-cell office:value-type="float" office:value="0.00400603" calcext:value-type="float">
            <text:p>0.00400603</text:p>
          </table:table-cell>
          <table:table-cell office:value-type="float" office:value="130.688" calcext:value-type="float">
            <text:p>130.68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0.2286" calcext:value-type="float">
            <text:p>0.2286</text:p>
          </table:table-cell>
          <table:table-cell office:value-type="float" office:value="71.3" calcext:value-type="float">
            <text:p>71.3</text:p>
          </table:table-cell>
          <table:table-cell office:value-type="float" office:value="0.00400603" calcext:value-type="float">
            <text:p>0.00400603</text:p>
          </table:table-cell>
          <table:table-cell office:value-type="float" office:value="131.708" calcext:value-type="float">
            <text:p>131.708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4" calcext:value-type="float">
            <text:p>4</text:p>
          </table:table-cell>
          <table:table-cell office:value-type="float" office:value="0.2286" calcext:value-type="float">
            <text:p>0.2286</text:p>
          </table:table-cell>
          <table:table-cell office:value-type="float" office:value="71.3" calcext:value-type="float">
            <text:p>71.3</text:p>
          </table:table-cell>
          <table:table-cell office:value-type="float" office:value="0.00400603" calcext:value-type="float">
            <text:p>0.00400603</text:p>
          </table:table-cell>
          <table:table-cell office:value-type="float" office:value="131.718" calcext:value-type="float">
            <text:p>131.718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4" calcext:value-type="float">
            <text:p>4</text:p>
          </table:table-cell>
          <table:table-cell office:value-type="float" office:value="0.2286" calcext:value-type="float">
            <text:p>0.2286</text:p>
          </table:table-cell>
          <table:table-cell office:value-type="float" office:value="71.3" calcext:value-type="float">
            <text:p>71.3</text:p>
          </table:table-cell>
          <table:table-cell office:value-type="float" office:value="0.00400603" calcext:value-type="float">
            <text:p>0.00400603</text:p>
          </table:table-cell>
          <table:table-cell office:value-type="float" office:value="129.468" calcext:value-type="float">
            <text:p>129.46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0.2286" calcext:value-type="float">
            <text:p>0.2286</text:p>
          </table:table-cell>
          <table:table-cell office:value-type="float" office:value="71.3" calcext:value-type="float">
            <text:p>71.3</text:p>
          </table:table-cell>
          <table:table-cell office:value-type="float" office:value="0.00400603" calcext:value-type="float">
            <text:p>0.00400603</text:p>
          </table:table-cell>
          <table:table-cell office:value-type="float" office:value="126.218" calcext:value-type="float">
            <text:p>126.218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0.2286" calcext:value-type="float">
            <text:p>0.2286</text:p>
          </table:table-cell>
          <table:table-cell office:value-type="float" office:value="71.3" calcext:value-type="float">
            <text:p>71.3</text:p>
          </table:table-cell>
          <table:table-cell office:value-type="float" office:value="0.00400603" calcext:value-type="float">
            <text:p>0.00400603</text:p>
          </table:table-cell>
          <table:table-cell office:value-type="float" office:value="124.338" calcext:value-type="float">
            <text:p>124.338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4" calcext:value-type="float">
            <text:p>4</text:p>
          </table:table-cell>
          <table:table-cell office:value-type="float" office:value="0.2286" calcext:value-type="float">
            <text:p>0.2286</text:p>
          </table:table-cell>
          <table:table-cell office:value-type="float" office:value="71.3" calcext:value-type="float">
            <text:p>71.3</text:p>
          </table:table-cell>
          <table:table-cell office:value-type="float" office:value="0.00400603" calcext:value-type="float">
            <text:p>0.00400603</text:p>
          </table:table-cell>
          <table:table-cell office:value-type="float" office:value="124.108" calcext:value-type="float">
            <text:p>124.10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" calcext:value-type="float">
            <text:p>4</text:p>
          </table:table-cell>
          <table:table-cell office:value-type="float" office:value="0.2286" calcext:value-type="float">
            <text:p>0.2286</text:p>
          </table:table-cell>
          <table:table-cell office:value-type="float" office:value="71.3" calcext:value-type="float">
            <text:p>71.3</text:p>
          </table:table-cell>
          <table:table-cell office:value-type="float" office:value="0.00400603" calcext:value-type="float">
            <text:p>0.00400603</text:p>
          </table:table-cell>
          <table:table-cell office:value-type="float" office:value="121.728" calcext:value-type="float">
            <text:p>121.72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" calcext:value-type="float">
            <text:p>4</text:p>
          </table:table-cell>
          <table:table-cell office:value-type="float" office:value="0.2286" calcext:value-type="float">
            <text:p>0.2286</text:p>
          </table:table-cell>
          <table:table-cell office:value-type="float" office:value="71.3" calcext:value-type="float">
            <text:p>71.3</text:p>
          </table:table-cell>
          <table:table-cell office:value-type="float" office:value="0.00400603" calcext:value-type="float">
            <text:p>0.00400603</text:p>
          </table:table-cell>
          <table:table-cell office:value-type="float" office:value="121.118" calcext:value-type="float">
            <text:p>121.118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4" calcext:value-type="float">
            <text:p>4</text:p>
          </table:table-cell>
          <table:table-cell office:value-type="float" office:value="0.2286" calcext:value-type="float">
            <text:p>0.2286</text:p>
          </table:table-cell>
          <table:table-cell office:value-type="float" office:value="71.3" calcext:value-type="float">
            <text:p>71.3</text:p>
          </table:table-cell>
          <table:table-cell office:value-type="float" office:value="0.00400603" calcext:value-type="float">
            <text:p>0.00400603</text:p>
          </table:table-cell>
          <table:table-cell office:value-type="float" office:value="118.618" calcext:value-type="float">
            <text:p>118.618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" calcext:value-type="float">
            <text:p>4</text:p>
          </table:table-cell>
          <table:table-cell office:value-type="float" office:value="0.2286" calcext:value-type="float">
            <text:p>0.2286</text:p>
          </table:table-cell>
          <table:table-cell office:value-type="float" office:value="71.3" calcext:value-type="float">
            <text:p>71.3</text:p>
          </table:table-cell>
          <table:table-cell office:value-type="float" office:value="0.00400603" calcext:value-type="float">
            <text:p>0.00400603</text:p>
          </table:table-cell>
          <table:table-cell office:value-type="float" office:value="112.848" calcext:value-type="float">
            <text:p>112.84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0.2286" calcext:value-type="float">
            <text:p>0.2286</text:p>
          </table:table-cell>
          <table:table-cell office:value-type="float" office:value="71.3" calcext:value-type="float">
            <text:p>71.3</text:p>
          </table:table-cell>
          <table:table-cell office:value-type="float" office:value="0.00400603" calcext:value-type="float">
            <text:p>0.00400603</text:p>
          </table:table-cell>
          <table:table-cell office:value-type="float" office:value="113.108" calcext:value-type="float">
            <text:p>113.108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4" calcext:value-type="float">
            <text:p>4</text:p>
          </table:table-cell>
          <table:table-cell office:value-type="float" office:value="0.2286" calcext:value-type="float">
            <text:p>0.2286</text:p>
          </table:table-cell>
          <table:table-cell office:value-type="float" office:value="71.3" calcext:value-type="float">
            <text:p>71.3</text:p>
          </table:table-cell>
          <table:table-cell office:value-type="float" office:value="0.00400603" calcext:value-type="float">
            <text:p>0.00400603</text:p>
          </table:table-cell>
          <table:table-cell office:value-type="float" office:value="114.258" calcext:value-type="float">
            <text:p>114.258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4" calcext:value-type="float">
            <text:p>4</text:p>
          </table:table-cell>
          <table:table-cell office:value-type="float" office:value="0.2286" calcext:value-type="float">
            <text:p>0.2286</text:p>
          </table:table-cell>
          <table:table-cell office:value-type="float" office:value="71.3" calcext:value-type="float">
            <text:p>71.3</text:p>
          </table:table-cell>
          <table:table-cell office:value-type="float" office:value="0.00400603" calcext:value-type="float">
            <text:p>0.00400603</text:p>
          </table:table-cell>
          <table:table-cell office:value-type="float" office:value="112.768" calcext:value-type="float">
            <text:p>112.76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4" calcext:value-type="float">
            <text:p>4</text:p>
          </table:table-cell>
          <table:table-cell office:value-type="float" office:value="0.2286" calcext:value-type="float">
            <text:p>0.2286</text:p>
          </table:table-cell>
          <table:table-cell office:value-type="float" office:value="71.3" calcext:value-type="float">
            <text:p>71.3</text:p>
          </table:table-cell>
          <table:table-cell office:value-type="float" office:value="0.00400603" calcext:value-type="float">
            <text:p>0.00400603</text:p>
          </table:table-cell>
          <table:table-cell office:value-type="float" office:value="109.638" calcext:value-type="float">
            <text:p>109.63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0.2286" calcext:value-type="float">
            <text:p>0.2286</text:p>
          </table:table-cell>
          <table:table-cell office:value-type="float" office:value="55.5" calcext:value-type="float">
            <text:p>55.5</text:p>
          </table:table-cell>
          <table:table-cell office:value-type="float" office:value="0.0042862" calcext:value-type="float">
            <text:p>0.0042862</text:p>
          </table:table-cell>
          <table:table-cell office:value-type="float" office:value="123.274" calcext:value-type="float">
            <text:p>123.27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0.2286" calcext:value-type="float">
            <text:p>0.2286</text:p>
          </table:table-cell>
          <table:table-cell office:value-type="float" office:value="55.5" calcext:value-type="float">
            <text:p>55.5</text:p>
          </table:table-cell>
          <table:table-cell office:value-type="float" office:value="0.0042862" calcext:value-type="float">
            <text:p>0.0042862</text:p>
          </table:table-cell>
          <table:table-cell office:value-type="float" office:value="127.314" calcext:value-type="float">
            <text:p>127.314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4" calcext:value-type="float">
            <text:p>4</text:p>
          </table:table-cell>
          <table:table-cell office:value-type="float" office:value="0.2286" calcext:value-type="float">
            <text:p>0.2286</text:p>
          </table:table-cell>
          <table:table-cell office:value-type="float" office:value="55.5" calcext:value-type="float">
            <text:p>55.5</text:p>
          </table:table-cell>
          <table:table-cell office:value-type="float" office:value="0.0042862" calcext:value-type="float">
            <text:p>0.0042862</text:p>
          </table:table-cell>
          <table:table-cell office:value-type="float" office:value="129.964" calcext:value-type="float">
            <text:p>129.96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float" office:value="0.2286" calcext:value-type="float">
            <text:p>0.2286</text:p>
          </table:table-cell>
          <table:table-cell office:value-type="float" office:value="55.5" calcext:value-type="float">
            <text:p>55.5</text:p>
          </table:table-cell>
          <table:table-cell office:value-type="float" office:value="0.0042862" calcext:value-type="float">
            <text:p>0.0042862</text:p>
          </table:table-cell>
          <table:table-cell office:value-type="float" office:value="131.864" calcext:value-type="float">
            <text:p>131.86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0.2286" calcext:value-type="float">
            <text:p>0.2286</text:p>
          </table:table-cell>
          <table:table-cell office:value-type="float" office:value="55.5" calcext:value-type="float">
            <text:p>55.5</text:p>
          </table:table-cell>
          <table:table-cell office:value-type="float" office:value="0.0042862" calcext:value-type="float">
            <text:p>0.0042862</text:p>
          </table:table-cell>
          <table:table-cell office:value-type="float" office:value="132.134" calcext:value-type="float">
            <text:p>132.134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4" calcext:value-type="float">
            <text:p>4</text:p>
          </table:table-cell>
          <table:table-cell office:value-type="float" office:value="0.2286" calcext:value-type="float">
            <text:p>0.2286</text:p>
          </table:table-cell>
          <table:table-cell office:value-type="float" office:value="55.5" calcext:value-type="float">
            <text:p>55.5</text:p>
          </table:table-cell>
          <table:table-cell office:value-type="float" office:value="0.0042862" calcext:value-type="float">
            <text:p>0.0042862</text:p>
          </table:table-cell>
          <table:table-cell office:value-type="float" office:value="131.264" calcext:value-type="float">
            <text:p>131.264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4" calcext:value-type="float">
            <text:p>4</text:p>
          </table:table-cell>
          <table:table-cell office:value-type="float" office:value="0.2286" calcext:value-type="float">
            <text:p>0.2286</text:p>
          </table:table-cell>
          <table:table-cell office:value-type="float" office:value="55.5" calcext:value-type="float">
            <text:p>55.5</text:p>
          </table:table-cell>
          <table:table-cell office:value-type="float" office:value="0.0042862" calcext:value-type="float">
            <text:p>0.0042862</text:p>
          </table:table-cell>
          <table:table-cell office:value-type="float" office:value="128.264" calcext:value-type="float">
            <text:p>128.26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0.2286" calcext:value-type="float">
            <text:p>0.2286</text:p>
          </table:table-cell>
          <table:table-cell office:value-type="float" office:value="55.5" calcext:value-type="float">
            <text:p>55.5</text:p>
          </table:table-cell>
          <table:table-cell office:value-type="float" office:value="0.0042862" calcext:value-type="float">
            <text:p>0.0042862</text:p>
          </table:table-cell>
          <table:table-cell office:value-type="float" office:value="124.254" calcext:value-type="float">
            <text:p>124.254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0.2286" calcext:value-type="float">
            <text:p>0.2286</text:p>
          </table:table-cell>
          <table:table-cell office:value-type="float" office:value="55.5" calcext:value-type="float">
            <text:p>55.5</text:p>
          </table:table-cell>
          <table:table-cell office:value-type="float" office:value="0.0042862" calcext:value-type="float">
            <text:p>0.0042862</text:p>
          </table:table-cell>
          <table:table-cell office:value-type="float" office:value="122.384" calcext:value-type="float">
            <text:p>122.384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4" calcext:value-type="float">
            <text:p>4</text:p>
          </table:table-cell>
          <table:table-cell office:value-type="float" office:value="0.2286" calcext:value-type="float">
            <text:p>0.2286</text:p>
          </table:table-cell>
          <table:table-cell office:value-type="float" office:value="55.5" calcext:value-type="float">
            <text:p>55.5</text:p>
          </table:table-cell>
          <table:table-cell office:value-type="float" office:value="0.0042862" calcext:value-type="float">
            <text:p>0.0042862</text:p>
          </table:table-cell>
          <table:table-cell office:value-type="float" office:value="122.394" calcext:value-type="float">
            <text:p>122.39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" calcext:value-type="float">
            <text:p>4</text:p>
          </table:table-cell>
          <table:table-cell office:value-type="float" office:value="0.2286" calcext:value-type="float">
            <text:p>0.2286</text:p>
          </table:table-cell>
          <table:table-cell office:value-type="float" office:value="55.5" calcext:value-type="float">
            <text:p>55.5</text:p>
          </table:table-cell>
          <table:table-cell office:value-type="float" office:value="0.0042862" calcext:value-type="float">
            <text:p>0.0042862</text:p>
          </table:table-cell>
          <table:table-cell office:value-type="float" office:value="120.654" calcext:value-type="float">
            <text:p>120.65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" calcext:value-type="float">
            <text:p>4</text:p>
          </table:table-cell>
          <table:table-cell office:value-type="float" office:value="0.2286" calcext:value-type="float">
            <text:p>0.2286</text:p>
          </table:table-cell>
          <table:table-cell office:value-type="float" office:value="55.5" calcext:value-type="float">
            <text:p>55.5</text:p>
          </table:table-cell>
          <table:table-cell office:value-type="float" office:value="0.0042862" calcext:value-type="float">
            <text:p>0.0042862</text:p>
          </table:table-cell>
          <table:table-cell office:value-type="float" office:value="120.034" calcext:value-type="float">
            <text:p>120.034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4" calcext:value-type="float">
            <text:p>4</text:p>
          </table:table-cell>
          <table:table-cell office:value-type="float" office:value="0.2286" calcext:value-type="float">
            <text:p>0.2286</text:p>
          </table:table-cell>
          <table:table-cell office:value-type="float" office:value="55.5" calcext:value-type="float">
            <text:p>55.5</text:p>
          </table:table-cell>
          <table:table-cell office:value-type="float" office:value="0.0042862" calcext:value-type="float">
            <text:p>0.0042862</text:p>
          </table:table-cell>
          <table:table-cell office:value-type="float" office:value="117.154" calcext:value-type="float">
            <text:p>117.154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" calcext:value-type="float">
            <text:p>4</text:p>
          </table:table-cell>
          <table:table-cell office:value-type="float" office:value="0.2286" calcext:value-type="float">
            <text:p>0.2286</text:p>
          </table:table-cell>
          <table:table-cell office:value-type="float" office:value="55.5" calcext:value-type="float">
            <text:p>55.5</text:p>
          </table:table-cell>
          <table:table-cell office:value-type="float" office:value="0.0042862" calcext:value-type="float">
            <text:p>0.0042862</text:p>
          </table:table-cell>
          <table:table-cell office:value-type="float" office:value="112.524" calcext:value-type="float">
            <text:p>112.52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4" calcext:value-type="float">
            <text:p>4</text:p>
          </table:table-cell>
          <table:table-cell office:value-type="float" office:value="0.2286" calcext:value-type="float">
            <text:p>0.2286</text:p>
          </table:table-cell>
          <table:table-cell office:value-type="float" office:value="39.6" calcext:value-type="float">
            <text:p>39.6</text:p>
          </table:table-cell>
          <table:table-cell office:value-type="float" office:value="0.00473801" calcext:value-type="float">
            <text:p>0.00473801</text:p>
          </table:table-cell>
          <table:table-cell office:value-type="float" office:value="122.229" calcext:value-type="float">
            <text:p>122.22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0.2286" calcext:value-type="float">
            <text:p>0.2286</text:p>
          </table:table-cell>
          <table:table-cell office:value-type="float" office:value="39.6" calcext:value-type="float">
            <text:p>39.6</text:p>
          </table:table-cell>
          <table:table-cell office:value-type="float" office:value="0.00473801" calcext:value-type="float">
            <text:p>0.00473801</text:p>
          </table:table-cell>
          <table:table-cell office:value-type="float" office:value="123.879" calcext:value-type="float">
            <text:p>123.87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0.2286" calcext:value-type="float">
            <text:p>0.2286</text:p>
          </table:table-cell>
          <table:table-cell office:value-type="float" office:value="39.6" calcext:value-type="float">
            <text:p>39.6</text:p>
          </table:table-cell>
          <table:table-cell office:value-type="float" office:value="0.00473801" calcext:value-type="float">
            <text:p>0.00473801</text:p>
          </table:table-cell>
          <table:table-cell office:value-type="float" office:value="127.039" calcext:value-type="float">
            <text:p>127.039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4" calcext:value-type="float">
            <text:p>4</text:p>
          </table:table-cell>
          <table:table-cell office:value-type="float" office:value="0.2286" calcext:value-type="float">
            <text:p>0.2286</text:p>
          </table:table-cell>
          <table:table-cell office:value-type="float" office:value="39.6" calcext:value-type="float">
            <text:p>39.6</text:p>
          </table:table-cell>
          <table:table-cell office:value-type="float" office:value="0.00473801" calcext:value-type="float">
            <text:p>0.00473801</text:p>
          </table:table-cell>
          <table:table-cell office:value-type="float" office:value="129.579" calcext:value-type="float">
            <text:p>129.57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float" office:value="0.2286" calcext:value-type="float">
            <text:p>0.2286</text:p>
          </table:table-cell>
          <table:table-cell office:value-type="float" office:value="39.6" calcext:value-type="float">
            <text:p>39.6</text:p>
          </table:table-cell>
          <table:table-cell office:value-type="float" office:value="0.00473801" calcext:value-type="float">
            <text:p>0.00473801</text:p>
          </table:table-cell>
          <table:table-cell office:value-type="float" office:value="130.469" calcext:value-type="float">
            <text:p>130.46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0.2286" calcext:value-type="float">
            <text:p>0.2286</text:p>
          </table:table-cell>
          <table:table-cell office:value-type="float" office:value="39.6" calcext:value-type="float">
            <text:p>39.6</text:p>
          </table:table-cell>
          <table:table-cell office:value-type="float" office:value="0.00473801" calcext:value-type="float">
            <text:p>0.00473801</text:p>
          </table:table-cell>
          <table:table-cell office:value-type="float" office:value="129.969" calcext:value-type="float">
            <text:p>129.969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4" calcext:value-type="float">
            <text:p>4</text:p>
          </table:table-cell>
          <table:table-cell office:value-type="float" office:value="0.2286" calcext:value-type="float">
            <text:p>0.2286</text:p>
          </table:table-cell>
          <table:table-cell office:value-type="float" office:value="39.6" calcext:value-type="float">
            <text:p>39.6</text:p>
          </table:table-cell>
          <table:table-cell office:value-type="float" office:value="0.00473801" calcext:value-type="float">
            <text:p>0.00473801</text:p>
          </table:table-cell>
          <table:table-cell office:value-type="float" office:value="128.339" calcext:value-type="float">
            <text:p>128.339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4" calcext:value-type="float">
            <text:p>4</text:p>
          </table:table-cell>
          <table:table-cell office:value-type="float" office:value="0.2286" calcext:value-type="float">
            <text:p>0.2286</text:p>
          </table:table-cell>
          <table:table-cell office:value-type="float" office:value="39.6" calcext:value-type="float">
            <text:p>39.6</text:p>
          </table:table-cell>
          <table:table-cell office:value-type="float" office:value="0.00473801" calcext:value-type="float">
            <text:p>0.00473801</text:p>
          </table:table-cell>
          <table:table-cell office:value-type="float" office:value="125.319" calcext:value-type="float">
            <text:p>125.31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0.2286" calcext:value-type="float">
            <text:p>0.2286</text:p>
          </table:table-cell>
          <table:table-cell office:value-type="float" office:value="39.6" calcext:value-type="float">
            <text:p>39.6</text:p>
          </table:table-cell>
          <table:table-cell office:value-type="float" office:value="0.00473801" calcext:value-type="float">
            <text:p>0.00473801</text:p>
          </table:table-cell>
          <table:table-cell office:value-type="float" office:value="121.659" calcext:value-type="float">
            <text:p>121.659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0.2286" calcext:value-type="float">
            <text:p>0.2286</text:p>
          </table:table-cell>
          <table:table-cell office:value-type="float" office:value="39.6" calcext:value-type="float">
            <text:p>39.6</text:p>
          </table:table-cell>
          <table:table-cell office:value-type="float" office:value="0.00473801" calcext:value-type="float">
            <text:p>0.00473801</text:p>
          </table:table-cell>
          <table:table-cell office:value-type="float" office:value="119.649" calcext:value-type="float">
            <text:p>119.649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4" calcext:value-type="float">
            <text:p>4</text:p>
          </table:table-cell>
          <table:table-cell office:value-type="float" office:value="0.2286" calcext:value-type="float">
            <text:p>0.2286</text:p>
          </table:table-cell>
          <table:table-cell office:value-type="float" office:value="39.6" calcext:value-type="float">
            <text:p>39.6</text:p>
          </table:table-cell>
          <table:table-cell office:value-type="float" office:value="0.00473801" calcext:value-type="float">
            <text:p>0.00473801</text:p>
          </table:table-cell>
          <table:table-cell office:value-type="float" office:value="120.419" calcext:value-type="float">
            <text:p>120.41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" calcext:value-type="float">
            <text:p>4</text:p>
          </table:table-cell>
          <table:table-cell office:value-type="float" office:value="0.2286" calcext:value-type="float">
            <text:p>0.2286</text:p>
          </table:table-cell>
          <table:table-cell office:value-type="float" office:value="39.6" calcext:value-type="float">
            <text:p>39.6</text:p>
          </table:table-cell>
          <table:table-cell office:value-type="float" office:value="0.00473801" calcext:value-type="float">
            <text:p>0.00473801</text:p>
          </table:table-cell>
          <table:table-cell office:value-type="float" office:value="119.159" calcext:value-type="float">
            <text:p>119.15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" calcext:value-type="float">
            <text:p>4</text:p>
          </table:table-cell>
          <table:table-cell office:value-type="float" office:value="0.2286" calcext:value-type="float">
            <text:p>0.2286</text:p>
          </table:table-cell>
          <table:table-cell office:value-type="float" office:value="39.6" calcext:value-type="float">
            <text:p>39.6</text:p>
          </table:table-cell>
          <table:table-cell office:value-type="float" office:value="0.00473801" calcext:value-type="float">
            <text:p>0.00473801</text:p>
          </table:table-cell>
          <table:table-cell office:value-type="float" office:value="117.649" calcext:value-type="float">
            <text:p>117.649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4" calcext:value-type="float">
            <text:p>4</text:p>
          </table:table-cell>
          <table:table-cell office:value-type="float" office:value="0.2286" calcext:value-type="float">
            <text:p>0.2286</text:p>
          </table:table-cell>
          <table:table-cell office:value-type="float" office:value="39.6" calcext:value-type="float">
            <text:p>39.6</text:p>
          </table:table-cell>
          <table:table-cell office:value-type="float" office:value="0.00473801" calcext:value-type="float">
            <text:p>0.00473801</text:p>
          </table:table-cell>
          <table:table-cell office:value-type="float" office:value="114.249" calcext:value-type="float">
            <text:p>114.249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" calcext:value-type="float">
            <text:p>4</text:p>
          </table:table-cell>
          <table:table-cell office:value-type="float" office:value="0.2286" calcext:value-type="float">
            <text:p>0.2286</text:p>
          </table:table-cell>
          <table:table-cell office:value-type="float" office:value="39.6" calcext:value-type="float">
            <text:p>39.6</text:p>
          </table:table-cell>
          <table:table-cell office:value-type="float" office:value="0.00473801" calcext:value-type="float">
            <text:p>0.00473801</text:p>
          </table:table-cell>
          <table:table-cell office:value-type="float" office:value="113.129" calcext:value-type="float">
            <text:p>113.12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office:value-type="float" office:value="0.2286" calcext:value-type="float">
            <text:p>0.2286</text:p>
          </table:table-cell>
          <table:table-cell office:value-type="float" office:value="31.7" calcext:value-type="float">
            <text:p>31.7</text:p>
          </table:table-cell>
          <table:table-cell office:value-type="float" office:value="0.00509068" calcext:value-type="float">
            <text:p>0.00509068</text:p>
          </table:table-cell>
          <table:table-cell office:value-type="float" office:value="120.189" calcext:value-type="float">
            <text:p>120.189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4" calcext:value-type="float">
            <text:p>4</text:p>
          </table:table-cell>
          <table:table-cell office:value-type="float" office:value="0.2286" calcext:value-type="float">
            <text:p>0.2286</text:p>
          </table:table-cell>
          <table:table-cell office:value-type="float" office:value="31.7" calcext:value-type="float">
            <text:p>31.7</text:p>
          </table:table-cell>
          <table:table-cell office:value-type="float" office:value="0.00509068" calcext:value-type="float">
            <text:p>0.00509068</text:p>
          </table:table-cell>
          <table:table-cell office:value-type="float" office:value="123.609" calcext:value-type="float">
            <text:p>123.60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0.2286" calcext:value-type="float">
            <text:p>0.2286</text:p>
          </table:table-cell>
          <table:table-cell office:value-type="float" office:value="31.7" calcext:value-type="float">
            <text:p>31.7</text:p>
          </table:table-cell>
          <table:table-cell office:value-type="float" office:value="0.00509068" calcext:value-type="float">
            <text:p>0.00509068</text:p>
          </table:table-cell>
          <table:table-cell office:value-type="float" office:value="126.149" calcext:value-type="float">
            <text:p>126.14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0.2286" calcext:value-type="float">
            <text:p>0.2286</text:p>
          </table:table-cell>
          <table:table-cell office:value-type="float" office:value="31.7" calcext:value-type="float">
            <text:p>31.7</text:p>
          </table:table-cell>
          <table:table-cell office:value-type="float" office:value="0.00509068" calcext:value-type="float">
            <text:p>0.00509068</text:p>
          </table:table-cell>
          <table:table-cell office:value-type="float" office:value="128.939" calcext:value-type="float">
            <text:p>128.939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4" calcext:value-type="float">
            <text:p>4</text:p>
          </table:table-cell>
          <table:table-cell office:value-type="float" office:value="0.2286" calcext:value-type="float">
            <text:p>0.2286</text:p>
          </table:table-cell>
          <table:table-cell office:value-type="float" office:value="31.7" calcext:value-type="float">
            <text:p>31.7</text:p>
          </table:table-cell>
          <table:table-cell office:value-type="float" office:value="0.00509068" calcext:value-type="float">
            <text:p>0.00509068</text:p>
          </table:table-cell>
          <table:table-cell office:value-type="float" office:value="130.349" calcext:value-type="float">
            <text:p>130.34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float" office:value="0.2286" calcext:value-type="float">
            <text:p>0.2286</text:p>
          </table:table-cell>
          <table:table-cell office:value-type="float" office:value="31.7" calcext:value-type="float">
            <text:p>31.7</text:p>
          </table:table-cell>
          <table:table-cell office:value-type="float" office:value="0.00509068" calcext:value-type="float">
            <text:p>0.00509068</text:p>
          </table:table-cell>
          <table:table-cell office:value-type="float" office:value="130.869" calcext:value-type="float">
            <text:p>130.86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0.2286" calcext:value-type="float">
            <text:p>0.2286</text:p>
          </table:table-cell>
          <table:table-cell office:value-type="float" office:value="31.7" calcext:value-type="float">
            <text:p>31.7</text:p>
          </table:table-cell>
          <table:table-cell office:value-type="float" office:value="0.00509068" calcext:value-type="float">
            <text:p>0.00509068</text:p>
          </table:table-cell>
          <table:table-cell office:value-type="float" office:value="129.869" calcext:value-type="float">
            <text:p>129.869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4" calcext:value-type="float">
            <text:p>4</text:p>
          </table:table-cell>
          <table:table-cell office:value-type="float" office:value="0.2286" calcext:value-type="float">
            <text:p>0.2286</text:p>
          </table:table-cell>
          <table:table-cell office:value-type="float" office:value="31.7" calcext:value-type="float">
            <text:p>31.7</text:p>
          </table:table-cell>
          <table:table-cell office:value-type="float" office:value="0.00509068" calcext:value-type="float">
            <text:p>0.00509068</text:p>
          </table:table-cell>
          <table:table-cell office:value-type="float" office:value="128.119" calcext:value-type="float">
            <text:p>128.119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4" calcext:value-type="float">
            <text:p>4</text:p>
          </table:table-cell>
          <table:table-cell office:value-type="float" office:value="0.2286" calcext:value-type="float">
            <text:p>0.2286</text:p>
          </table:table-cell>
          <table:table-cell office:value-type="float" office:value="31.7" calcext:value-type="float">
            <text:p>31.7</text:p>
          </table:table-cell>
          <table:table-cell office:value-type="float" office:value="0.00509068" calcext:value-type="float">
            <text:p>0.00509068</text:p>
          </table:table-cell>
          <table:table-cell office:value-type="float" office:value="125.229" calcext:value-type="float">
            <text:p>125.22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0.2286" calcext:value-type="float">
            <text:p>0.2286</text:p>
          </table:table-cell>
          <table:table-cell office:value-type="float" office:value="31.7" calcext:value-type="float">
            <text:p>31.7</text:p>
          </table:table-cell>
          <table:table-cell office:value-type="float" office:value="0.00509068" calcext:value-type="float">
            <text:p>0.00509068</text:p>
          </table:table-cell>
          <table:table-cell office:value-type="float" office:value="122.089" calcext:value-type="float">
            <text:p>122.089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0.2286" calcext:value-type="float">
            <text:p>0.2286</text:p>
          </table:table-cell>
          <table:table-cell office:value-type="float" office:value="31.7" calcext:value-type="float">
            <text:p>31.7</text:p>
          </table:table-cell>
          <table:table-cell office:value-type="float" office:value="0.00509068" calcext:value-type="float">
            <text:p>0.00509068</text:p>
          </table:table-cell>
          <table:table-cell office:value-type="float" office:value="120.209" calcext:value-type="float">
            <text:p>120.209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4" calcext:value-type="float">
            <text:p>4</text:p>
          </table:table-cell>
          <table:table-cell office:value-type="float" office:value="0.2286" calcext:value-type="float">
            <text:p>0.2286</text:p>
          </table:table-cell>
          <table:table-cell office:value-type="float" office:value="31.7" calcext:value-type="float">
            <text:p>31.7</text:p>
          </table:table-cell>
          <table:table-cell office:value-type="float" office:value="0.00509068" calcext:value-type="float">
            <text:p>0.00509068</text:p>
          </table:table-cell>
          <table:table-cell office:value-type="float" office:value="120.229" calcext:value-type="float">
            <text:p>120.22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" calcext:value-type="float">
            <text:p>4</text:p>
          </table:table-cell>
          <table:table-cell office:value-type="float" office:value="0.2286" calcext:value-type="float">
            <text:p>0.2286</text:p>
          </table:table-cell>
          <table:table-cell office:value-type="float" office:value="31.7" calcext:value-type="float">
            <text:p>31.7</text:p>
          </table:table-cell>
          <table:table-cell office:value-type="float" office:value="0.00509068" calcext:value-type="float">
            <text:p>0.00509068</text:p>
          </table:table-cell>
          <table:table-cell office:value-type="float" office:value="118.859" calcext:value-type="float">
            <text:p>118.85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" calcext:value-type="float">
            <text:p>4</text:p>
          </table:table-cell>
          <table:table-cell office:value-type="float" office:value="0.2286" calcext:value-type="float">
            <text:p>0.2286</text:p>
          </table:table-cell>
          <table:table-cell office:value-type="float" office:value="31.7" calcext:value-type="float">
            <text:p>31.7</text:p>
          </table:table-cell>
          <table:table-cell office:value-type="float" office:value="0.00509068" calcext:value-type="float">
            <text:p>0.00509068</text:p>
          </table:table-cell>
          <table:table-cell office:value-type="float" office:value="115.969" calcext:value-type="float">
            <text:p>115.969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4" calcext:value-type="float">
            <text:p>4</text:p>
          </table:table-cell>
          <table:table-cell office:value-type="float" office:value="0.2286" calcext:value-type="float">
            <text:p>0.2286</text:p>
          </table:table-cell>
          <table:table-cell office:value-type="float" office:value="31.7" calcext:value-type="float">
            <text:p>31.7</text:p>
          </table:table-cell>
          <table:table-cell office:value-type="float" office:value="0.00509068" calcext:value-type="float">
            <text:p>0.00509068</text:p>
          </table:table-cell>
          <table:table-cell office:value-type="float" office:value="112.699" calcext:value-type="float">
            <text:p>112.69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.3" calcext:value-type="float">
            <text:p>5.3</text:p>
          </table:table-cell>
          <table:table-cell office:value-type="float" office:value="0.2286" calcext:value-type="float">
            <text:p>0.2286</text:p>
          </table:table-cell>
          <table:table-cell office:value-type="float" office:value="71.3" calcext:value-type="float">
            <text:p>71.3</text:p>
          </table:table-cell>
          <table:table-cell office:value-type="float" office:value="0.0051942" calcext:value-type="float">
            <text:p>0.0051942</text:p>
          </table:table-cell>
          <table:table-cell office:value-type="float" office:value="127.7" calcext:value-type="float">
            <text:p>127.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.3" calcext:value-type="float">
            <text:p>5.3</text:p>
          </table:table-cell>
          <table:table-cell office:value-type="float" office:value="0.2286" calcext:value-type="float">
            <text:p>0.2286</text:p>
          </table:table-cell>
          <table:table-cell office:value-type="float" office:value="71.3" calcext:value-type="float">
            <text:p>71.3</text:p>
          </table:table-cell>
          <table:table-cell office:value-type="float" office:value="0.0051942" calcext:value-type="float">
            <text:p>0.0051942</text:p>
          </table:table-cell>
          <table:table-cell office:value-type="float" office:value="129.88" calcext:value-type="float">
            <text:p>129.88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5.3" calcext:value-type="float">
            <text:p>5.3</text:p>
          </table:table-cell>
          <table:table-cell office:value-type="float" office:value="0.2286" calcext:value-type="float">
            <text:p>0.2286</text:p>
          </table:table-cell>
          <table:table-cell office:value-type="float" office:value="71.3" calcext:value-type="float">
            <text:p>71.3</text:p>
          </table:table-cell>
          <table:table-cell office:value-type="float" office:value="0.0051942" calcext:value-type="float">
            <text:p>0.0051942</text:p>
          </table:table-cell>
          <table:table-cell office:value-type="float" office:value="131.8" calcext:value-type="float">
            <text:p>131.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.3" calcext:value-type="float">
            <text:p>5.3</text:p>
          </table:table-cell>
          <table:table-cell office:value-type="float" office:value="0.2286" calcext:value-type="float">
            <text:p>0.2286</text:p>
          </table:table-cell>
          <table:table-cell office:value-type="float" office:value="71.3" calcext:value-type="float">
            <text:p>71.3</text:p>
          </table:table-cell>
          <table:table-cell office:value-type="float" office:value="0.0051942" calcext:value-type="float">
            <text:p>0.0051942</text:p>
          </table:table-cell>
          <table:table-cell office:value-type="float" office:value="133.48" calcext:value-type="float">
            <text:p>133.4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.3" calcext:value-type="float">
            <text:p>5.3</text:p>
          </table:table-cell>
          <table:table-cell office:value-type="float" office:value="0.2286" calcext:value-type="float">
            <text:p>0.2286</text:p>
          </table:table-cell>
          <table:table-cell office:value-type="float" office:value="71.3" calcext:value-type="float">
            <text:p>71.3</text:p>
          </table:table-cell>
          <table:table-cell office:value-type="float" office:value="0.0051942" calcext:value-type="float">
            <text:p>0.0051942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5.3" calcext:value-type="float">
            <text:p>5.3</text:p>
          </table:table-cell>
          <table:table-cell office:value-type="float" office:value="0.2286" calcext:value-type="float">
            <text:p>0.2286</text:p>
          </table:table-cell>
          <table:table-cell office:value-type="float" office:value="71.3" calcext:value-type="float">
            <text:p>71.3</text:p>
          </table:table-cell>
          <table:table-cell office:value-type="float" office:value="0.0051942" calcext:value-type="float">
            <text:p>0.0051942</text:p>
          </table:table-cell>
          <table:table-cell office:value-type="float" office:value="133.38" calcext:value-type="float">
            <text:p>133.38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5.3" calcext:value-type="float">
            <text:p>5.3</text:p>
          </table:table-cell>
          <table:table-cell office:value-type="float" office:value="0.2286" calcext:value-type="float">
            <text:p>0.2286</text:p>
          </table:table-cell>
          <table:table-cell office:value-type="float" office:value="71.3" calcext:value-type="float">
            <text:p>71.3</text:p>
          </table:table-cell>
          <table:table-cell office:value-type="float" office:value="0.0051942" calcext:value-type="float">
            <text:p>0.0051942</text:p>
          </table:table-cell>
          <table:table-cell office:value-type="float" office:value="130.46" calcext:value-type="float">
            <text:p>130.4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.3" calcext:value-type="float">
            <text:p>5.3</text:p>
          </table:table-cell>
          <table:table-cell office:value-type="float" office:value="0.2286" calcext:value-type="float">
            <text:p>0.2286</text:p>
          </table:table-cell>
          <table:table-cell office:value-type="float" office:value="71.3" calcext:value-type="float">
            <text:p>71.3</text:p>
          </table:table-cell>
          <table:table-cell office:value-type="float" office:value="0.0051942" calcext:value-type="float">
            <text:p>0.0051942</text:p>
          </table:table-cell>
          <table:table-cell office:value-type="float" office:value="125.89" calcext:value-type="float">
            <text:p>125.89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5.3" calcext:value-type="float">
            <text:p>5.3</text:p>
          </table:table-cell>
          <table:table-cell office:value-type="float" office:value="0.2286" calcext:value-type="float">
            <text:p>0.2286</text:p>
          </table:table-cell>
          <table:table-cell office:value-type="float" office:value="71.3" calcext:value-type="float">
            <text:p>71.3</text:p>
          </table:table-cell>
          <table:table-cell office:value-type="float" office:value="0.0051942" calcext:value-type="float">
            <text:p>0.0051942</text:p>
          </table:table-cell>
          <table:table-cell office:value-type="float" office:value="123.74" calcext:value-type="float">
            <text:p>123.74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5.3" calcext:value-type="float">
            <text:p>5.3</text:p>
          </table:table-cell>
          <table:table-cell office:value-type="float" office:value="0.2286" calcext:value-type="float">
            <text:p>0.2286</text:p>
          </table:table-cell>
          <table:table-cell office:value-type="float" office:value="71.3" calcext:value-type="float">
            <text:p>71.3</text:p>
          </table:table-cell>
          <table:table-cell office:value-type="float" office:value="0.0051942" calcext:value-type="float">
            <text:p>0.0051942</text:p>
          </table:table-cell>
          <table:table-cell office:value-type="float" office:value="123.12" calcext:value-type="float">
            <text:p>123.1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.3" calcext:value-type="float">
            <text:p>5.3</text:p>
          </table:table-cell>
          <table:table-cell office:value-type="float" office:value="0.2286" calcext:value-type="float">
            <text:p>0.2286</text:p>
          </table:table-cell>
          <table:table-cell office:value-type="float" office:value="71.3" calcext:value-type="float">
            <text:p>71.3</text:p>
          </table:table-cell>
          <table:table-cell office:value-type="float" office:value="0.0051942" calcext:value-type="float">
            <text:p>0.0051942</text:p>
          </table:table-cell>
          <table:table-cell office:value-type="float" office:value="120.33" calcext:value-type="float">
            <text:p>120.33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.3" calcext:value-type="float">
            <text:p>5.3</text:p>
          </table:table-cell>
          <table:table-cell office:value-type="float" office:value="0.2286" calcext:value-type="float">
            <text:p>0.2286</text:p>
          </table:table-cell>
          <table:table-cell office:value-type="float" office:value="71.3" calcext:value-type="float">
            <text:p>71.3</text:p>
          </table:table-cell>
          <table:table-cell office:value-type="float" office:value="0.0051942" calcext:value-type="float">
            <text:p>0.0051942</text:p>
          </table:table-cell>
          <table:table-cell office:value-type="float" office:value="118.05" calcext:value-type="float">
            <text:p>118.05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5.3" calcext:value-type="float">
            <text:p>5.3</text:p>
          </table:table-cell>
          <table:table-cell office:value-type="float" office:value="0.2286" calcext:value-type="float">
            <text:p>0.2286</text:p>
          </table:table-cell>
          <table:table-cell office:value-type="float" office:value="71.3" calcext:value-type="float">
            <text:p>71.3</text:p>
          </table:table-cell>
          <table:table-cell office:value-type="float" office:value="0.0051942" calcext:value-type="float">
            <text:p>0.0051942</text:p>
          </table:table-cell>
          <table:table-cell office:value-type="float" office:value="116.92" calcext:value-type="float">
            <text:p>116.92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5.3" calcext:value-type="float">
            <text:p>5.3</text:p>
          </table:table-cell>
          <table:table-cell office:value-type="float" office:value="0.2286" calcext:value-type="float">
            <text:p>0.2286</text:p>
          </table:table-cell>
          <table:table-cell office:value-type="float" office:value="71.3" calcext:value-type="float">
            <text:p>71.3</text:p>
          </table:table-cell>
          <table:table-cell office:value-type="float" office:value="0.0051942" calcext:value-type="float">
            <text:p>0.0051942</text:p>
          </table:table-cell>
          <table:table-cell office:value-type="float" office:value="114.9" calcext:value-type="float">
            <text:p>114.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.3" calcext:value-type="float">
            <text:p>5.3</text:p>
          </table:table-cell>
          <table:table-cell office:value-type="float" office:value="0.2286" calcext:value-type="float">
            <text:p>0.2286</text:p>
          </table:table-cell>
          <table:table-cell office:value-type="float" office:value="71.3" calcext:value-type="float">
            <text:p>71.3</text:p>
          </table:table-cell>
          <table:table-cell office:value-type="float" office:value="0.0051942" calcext:value-type="float">
            <text:p>0.0051942</text:p>
          </table:table-cell>
          <table:table-cell office:value-type="float" office:value="111.35" calcext:value-type="float">
            <text:p>111.3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.3" calcext:value-type="float">
            <text:p>5.3</text:p>
          </table:table-cell>
          <table:table-cell office:value-type="float" office:value="0.2286" calcext:value-type="float">
            <text:p>0.2286</text:p>
          </table:table-cell>
          <table:table-cell office:value-type="float" office:value="39.6" calcext:value-type="float">
            <text:p>39.6</text:p>
          </table:table-cell>
          <table:table-cell office:value-type="float" office:value="0.00614329" calcext:value-type="float">
            <text:p>0.00614329</text:p>
          </table:table-cell>
          <table:table-cell office:value-type="float" office:value="127.011" calcext:value-type="float">
            <text:p>127.01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5.3" calcext:value-type="float">
            <text:p>5.3</text:p>
          </table:table-cell>
          <table:table-cell office:value-type="float" office:value="0.2286" calcext:value-type="float">
            <text:p>0.2286</text:p>
          </table:table-cell>
          <table:table-cell office:value-type="float" office:value="39.6" calcext:value-type="float">
            <text:p>39.6</text:p>
          </table:table-cell>
          <table:table-cell office:value-type="float" office:value="0.00614329" calcext:value-type="float">
            <text:p>0.00614329</text:p>
          </table:table-cell>
          <table:table-cell office:value-type="float" office:value="129.691" calcext:value-type="float">
            <text:p>129.69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.3" calcext:value-type="float">
            <text:p>5.3</text:p>
          </table:table-cell>
          <table:table-cell office:value-type="float" office:value="0.2286" calcext:value-type="float">
            <text:p>0.2286</text:p>
          </table:table-cell>
          <table:table-cell office:value-type="float" office:value="39.6" calcext:value-type="float">
            <text:p>39.6</text:p>
          </table:table-cell>
          <table:table-cell office:value-type="float" office:value="0.00614329" calcext:value-type="float">
            <text:p>0.00614329</text:p>
          </table:table-cell>
          <table:table-cell office:value-type="float" office:value="131.221" calcext:value-type="float">
            <text:p>131.22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.3" calcext:value-type="float">
            <text:p>5.3</text:p>
          </table:table-cell>
          <table:table-cell office:value-type="float" office:value="0.2286" calcext:value-type="float">
            <text:p>0.2286</text:p>
          </table:table-cell>
          <table:table-cell office:value-type="float" office:value="39.6" calcext:value-type="float">
            <text:p>39.6</text:p>
          </table:table-cell>
          <table:table-cell office:value-type="float" office:value="0.00614329" calcext:value-type="float">
            <text:p>0.00614329</text:p>
          </table:table-cell>
          <table:table-cell office:value-type="float" office:value="132.251" calcext:value-type="float">
            <text:p>132.251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5.3" calcext:value-type="float">
            <text:p>5.3</text:p>
          </table:table-cell>
          <table:table-cell office:value-type="float" office:value="0.2286" calcext:value-type="float">
            <text:p>0.2286</text:p>
          </table:table-cell>
          <table:table-cell office:value-type="float" office:value="39.6" calcext:value-type="float">
            <text:p>39.6</text:p>
          </table:table-cell>
          <table:table-cell office:value-type="float" office:value="0.00614329" calcext:value-type="float">
            <text:p>0.00614329</text:p>
          </table:table-cell>
          <table:table-cell office:value-type="float" office:value="132.011" calcext:value-type="float">
            <text:p>132.01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.3" calcext:value-type="float">
            <text:p>5.3</text:p>
          </table:table-cell>
          <table:table-cell office:value-type="float" office:value="0.2286" calcext:value-type="float">
            <text:p>0.2286</text:p>
          </table:table-cell>
          <table:table-cell office:value-type="float" office:value="39.6" calcext:value-type="float">
            <text:p>39.6</text:p>
          </table:table-cell>
          <table:table-cell office:value-type="float" office:value="0.00614329" calcext:value-type="float">
            <text:p>0.00614329</text:p>
          </table:table-cell>
          <table:table-cell office:value-type="float" office:value="129.491" calcext:value-type="float">
            <text:p>129.49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.3" calcext:value-type="float">
            <text:p>5.3</text:p>
          </table:table-cell>
          <table:table-cell office:value-type="float" office:value="0.2286" calcext:value-type="float">
            <text:p>0.2286</text:p>
          </table:table-cell>
          <table:table-cell office:value-type="float" office:value="39.6" calcext:value-type="float">
            <text:p>39.6</text:p>
          </table:table-cell>
          <table:table-cell office:value-type="float" office:value="0.00614329" calcext:value-type="float">
            <text:p>0.00614329</text:p>
          </table:table-cell>
          <table:table-cell office:value-type="float" office:value="125.581" calcext:value-type="float">
            <text:p>125.581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5.3" calcext:value-type="float">
            <text:p>5.3</text:p>
          </table:table-cell>
          <table:table-cell office:value-type="float" office:value="0.2286" calcext:value-type="float">
            <text:p>0.2286</text:p>
          </table:table-cell>
          <table:table-cell office:value-type="float" office:value="39.6" calcext:value-type="float">
            <text:p>39.6</text:p>
          </table:table-cell>
          <table:table-cell office:value-type="float" office:value="0.00614329" calcext:value-type="float">
            <text:p>0.00614329</text:p>
          </table:table-cell>
          <table:table-cell office:value-type="float" office:value="125.721" calcext:value-type="float">
            <text:p>125.721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5.3" calcext:value-type="float">
            <text:p>5.3</text:p>
          </table:table-cell>
          <table:table-cell office:value-type="float" office:value="0.2286" calcext:value-type="float">
            <text:p>0.2286</text:p>
          </table:table-cell>
          <table:table-cell office:value-type="float" office:value="39.6" calcext:value-type="float">
            <text:p>39.6</text:p>
          </table:table-cell>
          <table:table-cell office:value-type="float" office:value="0.00614329" calcext:value-type="float">
            <text:p>0.00614329</text:p>
          </table:table-cell>
          <table:table-cell office:value-type="float" office:value="123.081" calcext:value-type="float">
            <text:p>123.08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.3" calcext:value-type="float">
            <text:p>5.3</text:p>
          </table:table-cell>
          <table:table-cell office:value-type="float" office:value="0.2286" calcext:value-type="float">
            <text:p>0.2286</text:p>
          </table:table-cell>
          <table:table-cell office:value-type="float" office:value="39.6" calcext:value-type="float">
            <text:p>39.6</text:p>
          </table:table-cell>
          <table:table-cell office:value-type="float" office:value="0.00614329" calcext:value-type="float">
            <text:p>0.00614329</text:p>
          </table:table-cell>
          <table:table-cell office:value-type="float" office:value="117.911" calcext:value-type="float">
            <text:p>117.911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5.3" calcext:value-type="float">
            <text:p>5.3</text:p>
          </table:table-cell>
          <table:table-cell office:value-type="float" office:value="0.2286" calcext:value-type="float">
            <text:p>0.2286</text:p>
          </table:table-cell>
          <table:table-cell office:value-type="float" office:value="39.6" calcext:value-type="float">
            <text:p>39.6</text:p>
          </table:table-cell>
          <table:table-cell office:value-type="float" office:value="0.00614329" calcext:value-type="float">
            <text:p>0.00614329</text:p>
          </table:table-cell>
          <table:table-cell office:value-type="float" office:value="116.151" calcext:value-type="float">
            <text:p>116.151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5.3" calcext:value-type="float">
            <text:p>5.3</text:p>
          </table:table-cell>
          <table:table-cell office:value-type="float" office:value="0.2286" calcext:value-type="float">
            <text:p>0.2286</text:p>
          </table:table-cell>
          <table:table-cell office:value-type="float" office:value="39.6" calcext:value-type="float">
            <text:p>39.6</text:p>
          </table:table-cell>
          <table:table-cell office:value-type="float" office:value="0.00614329" calcext:value-type="float">
            <text:p>0.00614329</text:p>
          </table:table-cell>
          <table:table-cell office:value-type="float" office:value="118.441" calcext:value-type="float">
            <text:p>118.441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.3" calcext:value-type="float">
            <text:p>5.3</text:p>
          </table:table-cell>
          <table:table-cell office:value-type="float" office:value="0.2286" calcext:value-type="float">
            <text:p>0.2286</text:p>
          </table:table-cell>
          <table:table-cell office:value-type="float" office:value="39.6" calcext:value-type="float">
            <text:p>39.6</text:p>
          </table:table-cell>
          <table:table-cell office:value-type="float" office:value="0.00614329" calcext:value-type="float">
            <text:p>0.00614329</text:p>
          </table:table-cell>
          <table:table-cell office:value-type="float" office:value="115.801" calcext:value-type="float">
            <text:p>115.801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.3" calcext:value-type="float">
            <text:p>5.3</text:p>
          </table:table-cell>
          <table:table-cell office:value-type="float" office:value="0.2286" calcext:value-type="float">
            <text:p>0.2286</text:p>
          </table:table-cell>
          <table:table-cell office:value-type="float" office:value="39.6" calcext:value-type="float">
            <text:p>39.6</text:p>
          </table:table-cell>
          <table:table-cell office:value-type="float" office:value="0.00614329" calcext:value-type="float">
            <text:p>0.00614329</text:p>
          </table:table-cell>
          <table:table-cell office:value-type="float" office:value="115.311" calcext:value-type="float">
            <text:p>115.311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5.3" calcext:value-type="float">
            <text:p>5.3</text:p>
          </table:table-cell>
          <table:table-cell office:value-type="float" office:value="0.2286" calcext:value-type="float">
            <text:p>0.2286</text:p>
          </table:table-cell>
          <table:table-cell office:value-type="float" office:value="39.6" calcext:value-type="float">
            <text:p>39.6</text:p>
          </table:table-cell>
          <table:table-cell office:value-type="float" office:value="0.00614329" calcext:value-type="float">
            <text:p>0.00614329</text:p>
          </table:table-cell>
          <table:table-cell office:value-type="float" office:value="112.541" calcext:value-type="float">
            <text:p>112.54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.3" calcext:value-type="float">
            <text:p>7.3</text:p>
          </table:table-cell>
          <table:table-cell office:value-type="float" office:value="0.2286" calcext:value-type="float">
            <text:p>0.2286</text:p>
          </table:table-cell>
          <table:table-cell office:value-type="float" office:value="71.3" calcext:value-type="float">
            <text:p>71.3</text:p>
          </table:table-cell>
          <table:table-cell office:value-type="float" office:value="0.0104404" calcext:value-type="float">
            <text:p>0.0104404</text:p>
          </table:table-cell>
          <table:table-cell office:value-type="float" office:value="138.758" calcext:value-type="float">
            <text:p>138.75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.3" calcext:value-type="float">
            <text:p>7.3</text:p>
          </table:table-cell>
          <table:table-cell office:value-type="float" office:value="0.2286" calcext:value-type="float">
            <text:p>0.2286</text:p>
          </table:table-cell>
          <table:table-cell office:value-type="float" office:value="71.3" calcext:value-type="float">
            <text:p>71.3</text:p>
          </table:table-cell>
          <table:table-cell office:value-type="float" office:value="0.0104404" calcext:value-type="float">
            <text:p>0.0104404</text:p>
          </table:table-cell>
          <table:table-cell office:value-type="float" office:value="139.918" calcext:value-type="float">
            <text:p>139.91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7.3" calcext:value-type="float">
            <text:p>7.3</text:p>
          </table:table-cell>
          <table:table-cell office:value-type="float" office:value="0.2286" calcext:value-type="float">
            <text:p>0.2286</text:p>
          </table:table-cell>
          <table:table-cell office:value-type="float" office:value="71.3" calcext:value-type="float">
            <text:p>71.3</text:p>
          </table:table-cell>
          <table:table-cell office:value-type="float" office:value="0.0104404" calcext:value-type="float">
            <text:p>0.0104404</text:p>
          </table:table-cell>
          <table:table-cell office:value-type="float" office:value="139.808" calcext:value-type="float">
            <text:p>139.80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7.3" calcext:value-type="float">
            <text:p>7.3</text:p>
          </table:table-cell>
          <table:table-cell office:value-type="float" office:value="0.2286" calcext:value-type="float">
            <text:p>0.2286</text:p>
          </table:table-cell>
          <table:table-cell office:value-type="float" office:value="71.3" calcext:value-type="float">
            <text:p>71.3</text:p>
          </table:table-cell>
          <table:table-cell office:value-type="float" office:value="0.0104404" calcext:value-type="float">
            <text:p>0.0104404</text:p>
          </table:table-cell>
          <table:table-cell office:value-type="float" office:value="139.438" calcext:value-type="float">
            <text:p>139.43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.3" calcext:value-type="float">
            <text:p>7.3</text:p>
          </table:table-cell>
          <table:table-cell office:value-type="float" office:value="0.2286" calcext:value-type="float">
            <text:p>0.2286</text:p>
          </table:table-cell>
          <table:table-cell office:value-type="float" office:value="71.3" calcext:value-type="float">
            <text:p>71.3</text:p>
          </table:table-cell>
          <table:table-cell office:value-type="float" office:value="0.0104404" calcext:value-type="float">
            <text:p>0.0104404</text:p>
          </table:table-cell>
          <table:table-cell office:value-type="float" office:value="136.798" calcext:value-type="float">
            <text:p>136.798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7.3" calcext:value-type="float">
            <text:p>7.3</text:p>
          </table:table-cell>
          <table:table-cell office:value-type="float" office:value="0.2286" calcext:value-type="float">
            <text:p>0.2286</text:p>
          </table:table-cell>
          <table:table-cell office:value-type="float" office:value="71.3" calcext:value-type="float">
            <text:p>71.3</text:p>
          </table:table-cell>
          <table:table-cell office:value-type="float" office:value="0.0104404" calcext:value-type="float">
            <text:p>0.0104404</text:p>
          </table:table-cell>
          <table:table-cell office:value-type="float" office:value="133.768" calcext:value-type="float">
            <text:p>133.76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7.3" calcext:value-type="float">
            <text:p>7.3</text:p>
          </table:table-cell>
          <table:table-cell office:value-type="float" office:value="0.2286" calcext:value-type="float">
            <text:p>0.2286</text:p>
          </table:table-cell>
          <table:table-cell office:value-type="float" office:value="71.3" calcext:value-type="float">
            <text:p>71.3</text:p>
          </table:table-cell>
          <table:table-cell office:value-type="float" office:value="0.0104404" calcext:value-type="float">
            <text:p>0.0104404</text:p>
          </table:table-cell>
          <table:table-cell office:value-type="float" office:value="130.748" calcext:value-type="float">
            <text:p>130.74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.3" calcext:value-type="float">
            <text:p>7.3</text:p>
          </table:table-cell>
          <table:table-cell office:value-type="float" office:value="0.2286" calcext:value-type="float">
            <text:p>0.2286</text:p>
          </table:table-cell>
          <table:table-cell office:value-type="float" office:value="71.3" calcext:value-type="float">
            <text:p>71.3</text:p>
          </table:table-cell>
          <table:table-cell office:value-type="float" office:value="0.0104404" calcext:value-type="float">
            <text:p>0.0104404</text:p>
          </table:table-cell>
          <table:table-cell office:value-type="float" office:value="126.838" calcext:value-type="float">
            <text:p>126.838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7.3" calcext:value-type="float">
            <text:p>7.3</text:p>
          </table:table-cell>
          <table:table-cell office:value-type="float" office:value="0.2286" calcext:value-type="float">
            <text:p>0.2286</text:p>
          </table:table-cell>
          <table:table-cell office:value-type="float" office:value="71.3" calcext:value-type="float">
            <text:p>71.3</text:p>
          </table:table-cell>
          <table:table-cell office:value-type="float" office:value="0.0104404" calcext:value-type="float">
            <text:p>0.0104404</text:p>
          </table:table-cell>
          <table:table-cell office:value-type="float" office:value="127.358" calcext:value-type="float">
            <text:p>127.358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7.3" calcext:value-type="float">
            <text:p>7.3</text:p>
          </table:table-cell>
          <table:table-cell office:value-type="float" office:value="0.2286" calcext:value-type="float">
            <text:p>0.2286</text:p>
          </table:table-cell>
          <table:table-cell office:value-type="float" office:value="71.3" calcext:value-type="float">
            <text:p>71.3</text:p>
          </table:table-cell>
          <table:table-cell office:value-type="float" office:value="0.0104404" calcext:value-type="float">
            <text:p>0.0104404</text:p>
          </table:table-cell>
          <table:table-cell office:value-type="float" office:value="125.728" calcext:value-type="float">
            <text:p>125.72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3" calcext:value-type="float">
            <text:p>7.3</text:p>
          </table:table-cell>
          <table:table-cell office:value-type="float" office:value="0.2286" calcext:value-type="float">
            <text:p>0.2286</text:p>
          </table:table-cell>
          <table:table-cell office:value-type="float" office:value="71.3" calcext:value-type="float">
            <text:p>71.3</text:p>
          </table:table-cell>
          <table:table-cell office:value-type="float" office:value="0.0104404" calcext:value-type="float">
            <text:p>0.0104404</text:p>
          </table:table-cell>
          <table:table-cell office:value-type="float" office:value="122.708" calcext:value-type="float">
            <text:p>122.708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7.3" calcext:value-type="float">
            <text:p>7.3</text:p>
          </table:table-cell>
          <table:table-cell office:value-type="float" office:value="0.2286" calcext:value-type="float">
            <text:p>0.2286</text:p>
          </table:table-cell>
          <table:table-cell office:value-type="float" office:value="71.3" calcext:value-type="float">
            <text:p>71.3</text:p>
          </table:table-cell>
          <table:table-cell office:value-type="float" office:value="0.0104404" calcext:value-type="float">
            <text:p>0.0104404</text:p>
          </table:table-cell>
          <table:table-cell office:value-type="float" office:value="122.088" calcext:value-type="float">
            <text:p>122.088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7.3" calcext:value-type="float">
            <text:p>7.3</text:p>
          </table:table-cell>
          <table:table-cell office:value-type="float" office:value="0.2286" calcext:value-type="float">
            <text:p>0.2286</text:p>
          </table:table-cell>
          <table:table-cell office:value-type="float" office:value="71.3" calcext:value-type="float">
            <text:p>71.3</text:p>
          </table:table-cell>
          <table:table-cell office:value-type="float" office:value="0.0104404" calcext:value-type="float">
            <text:p>0.0104404</text:p>
          </table:table-cell>
          <table:table-cell office:value-type="float" office:value="120.458" calcext:value-type="float">
            <text:p>120.45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7.3" calcext:value-type="float">
            <text:p>7.3</text:p>
          </table:table-cell>
          <table:table-cell office:value-type="float" office:value="0.2286" calcext:value-type="float">
            <text:p>0.2286</text:p>
          </table:table-cell>
          <table:table-cell office:value-type="float" office:value="71.3" calcext:value-type="float">
            <text:p>71.3</text:p>
          </table:table-cell>
          <table:table-cell office:value-type="float" office:value="0.0104404" calcext:value-type="float">
            <text:p>0.0104404</text:p>
          </table:table-cell>
          <table:table-cell office:value-type="float" office:value="119.208" calcext:value-type="float">
            <text:p>119.20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.3" calcext:value-type="float">
            <text:p>7.3</text:p>
          </table:table-cell>
          <table:table-cell office:value-type="float" office:value="0.2286" calcext:value-type="float">
            <text:p>0.2286</text:p>
          </table:table-cell>
          <table:table-cell office:value-type="float" office:value="71.3" calcext:value-type="float">
            <text:p>71.3</text:p>
          </table:table-cell>
          <table:table-cell office:value-type="float" office:value="0.0104404" calcext:value-type="float">
            <text:p>0.0104404</text:p>
          </table:table-cell>
          <table:table-cell office:value-type="float" office:value="115.298" calcext:value-type="float">
            <text:p>115.298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7.3" calcext:value-type="float">
            <text:p>7.3</text:p>
          </table:table-cell>
          <table:table-cell office:value-type="float" office:value="0.2286" calcext:value-type="float">
            <text:p>0.2286</text:p>
          </table:table-cell>
          <table:table-cell office:value-type="float" office:value="71.3" calcext:value-type="float">
            <text:p>71.3</text:p>
          </table:table-cell>
          <table:table-cell office:value-type="float" office:value="0.0104404" calcext:value-type="float">
            <text:p>0.0104404</text:p>
          </table:table-cell>
          <table:table-cell office:value-type="float" office:value="115.818" calcext:value-type="float">
            <text:p>115.8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.3" calcext:value-type="float">
            <text:p>7.3</text:p>
          </table:table-cell>
          <table:table-cell office:value-type="float" office:value="0.2286" calcext:value-type="float">
            <text:p>0.2286</text:p>
          </table:table-cell>
          <table:table-cell office:value-type="float" office:value="55.5" calcext:value-type="float">
            <text:p>55.5</text:p>
          </table:table-cell>
          <table:table-cell office:value-type="float" office:value="0.0111706" calcext:value-type="float">
            <text:p>0.0111706</text:p>
          </table:table-cell>
          <table:table-cell office:value-type="float" office:value="135.234" calcext:value-type="float">
            <text:p>135.23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.3" calcext:value-type="float">
            <text:p>7.3</text:p>
          </table:table-cell>
          <table:table-cell office:value-type="float" office:value="0.2286" calcext:value-type="float">
            <text:p>0.2286</text:p>
          </table:table-cell>
          <table:table-cell office:value-type="float" office:value="55.5" calcext:value-type="float">
            <text:p>55.5</text:p>
          </table:table-cell>
          <table:table-cell office:value-type="float" office:value="0.0111706" calcext:value-type="float">
            <text:p>0.0111706</text:p>
          </table:table-cell>
          <table:table-cell office:value-type="float" office:value="136.384" calcext:value-type="float">
            <text:p>136.38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7.3" calcext:value-type="float">
            <text:p>7.3</text:p>
          </table:table-cell>
          <table:table-cell office:value-type="float" office:value="0.2286" calcext:value-type="float">
            <text:p>0.2286</text:p>
          </table:table-cell>
          <table:table-cell office:value-type="float" office:value="55.5" calcext:value-type="float">
            <text:p>55.5</text:p>
          </table:table-cell>
          <table:table-cell office:value-type="float" office:value="0.0111706" calcext:value-type="float">
            <text:p>0.0111706</text:p>
          </table:table-cell>
          <table:table-cell office:value-type="float" office:value="136.284" calcext:value-type="float">
            <text:p>136.28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7.3" calcext:value-type="float">
            <text:p>7.3</text:p>
          </table:table-cell>
          <table:table-cell office:value-type="float" office:value="0.2286" calcext:value-type="float">
            <text:p>0.2286</text:p>
          </table:table-cell>
          <table:table-cell office:value-type="float" office:value="55.5" calcext:value-type="float">
            <text:p>55.5</text:p>
          </table:table-cell>
          <table:table-cell office:value-type="float" office:value="0.0111706" calcext:value-type="float">
            <text:p>0.0111706</text:p>
          </table:table-cell>
          <table:table-cell office:value-type="float" office:value="135.924" calcext:value-type="float">
            <text:p>135.92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.3" calcext:value-type="float">
            <text:p>7.3</text:p>
          </table:table-cell>
          <table:table-cell office:value-type="float" office:value="0.2286" calcext:value-type="float">
            <text:p>0.2286</text:p>
          </table:table-cell>
          <table:table-cell office:value-type="float" office:value="55.5" calcext:value-type="float">
            <text:p>55.5</text:p>
          </table:table-cell>
          <table:table-cell office:value-type="float" office:value="0.0111706" calcext:value-type="float">
            <text:p>0.0111706</text:p>
          </table:table-cell>
          <table:table-cell office:value-type="float" office:value="133.174" calcext:value-type="float">
            <text:p>133.174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7.3" calcext:value-type="float">
            <text:p>7.3</text:p>
          </table:table-cell>
          <table:table-cell office:value-type="float" office:value="0.2286" calcext:value-type="float">
            <text:p>0.2286</text:p>
          </table:table-cell>
          <table:table-cell office:value-type="float" office:value="55.5" calcext:value-type="float">
            <text:p>55.5</text:p>
          </table:table-cell>
          <table:table-cell office:value-type="float" office:value="0.0111706" calcext:value-type="float">
            <text:p>0.0111706</text:p>
          </table:table-cell>
          <table:table-cell office:value-type="float" office:value="130.934" calcext:value-type="float">
            <text:p>130.93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7.3" calcext:value-type="float">
            <text:p>7.3</text:p>
          </table:table-cell>
          <table:table-cell office:value-type="float" office:value="0.2286" calcext:value-type="float">
            <text:p>0.2286</text:p>
          </table:table-cell>
          <table:table-cell office:value-type="float" office:value="55.5" calcext:value-type="float">
            <text:p>55.5</text:p>
          </table:table-cell>
          <table:table-cell office:value-type="float" office:value="0.0111706" calcext:value-type="float">
            <text:p>0.0111706</text:p>
          </table:table-cell>
          <table:table-cell office:value-type="float" office:value="128.444" calcext:value-type="float">
            <text:p>128.44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.3" calcext:value-type="float">
            <text:p>7.3</text:p>
          </table:table-cell>
          <table:table-cell office:value-type="float" office:value="0.2286" calcext:value-type="float">
            <text:p>0.2286</text:p>
          </table:table-cell>
          <table:table-cell office:value-type="float" office:value="55.5" calcext:value-type="float">
            <text:p>55.5</text:p>
          </table:table-cell>
          <table:table-cell office:value-type="float" office:value="0.0111706" calcext:value-type="float">
            <text:p>0.0111706</text:p>
          </table:table-cell>
          <table:table-cell office:value-type="float" office:value="125.194" calcext:value-type="float">
            <text:p>125.194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7.3" calcext:value-type="float">
            <text:p>7.3</text:p>
          </table:table-cell>
          <table:table-cell office:value-type="float" office:value="0.2286" calcext:value-type="float">
            <text:p>0.2286</text:p>
          </table:table-cell>
          <table:table-cell office:value-type="float" office:value="55.5" calcext:value-type="float">
            <text:p>55.5</text:p>
          </table:table-cell>
          <table:table-cell office:value-type="float" office:value="0.0111706" calcext:value-type="float">
            <text:p>0.0111706</text:p>
          </table:table-cell>
          <table:table-cell office:value-type="float" office:value="125.724" calcext:value-type="float">
            <text:p>125.724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7.3" calcext:value-type="float">
            <text:p>7.3</text:p>
          </table:table-cell>
          <table:table-cell office:value-type="float" office:value="0.2286" calcext:value-type="float">
            <text:p>0.2286</text:p>
          </table:table-cell>
          <table:table-cell office:value-type="float" office:value="55.5" calcext:value-type="float">
            <text:p>55.5</text:p>
          </table:table-cell>
          <table:table-cell office:value-type="float" office:value="0.0111706" calcext:value-type="float">
            <text:p>0.0111706</text:p>
          </table:table-cell>
          <table:table-cell office:value-type="float" office:value="123.354" calcext:value-type="float">
            <text:p>123.35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3" calcext:value-type="float">
            <text:p>7.3</text:p>
          </table:table-cell>
          <table:table-cell office:value-type="float" office:value="0.2286" calcext:value-type="float">
            <text:p>0.2286</text:p>
          </table:table-cell>
          <table:table-cell office:value-type="float" office:value="55.5" calcext:value-type="float">
            <text:p>55.5</text:p>
          </table:table-cell>
          <table:table-cell office:value-type="float" office:value="0.0111706" calcext:value-type="float">
            <text:p>0.0111706</text:p>
          </table:table-cell>
          <table:table-cell office:value-type="float" office:value="120.354" calcext:value-type="float">
            <text:p>120.354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7.3" calcext:value-type="float">
            <text:p>7.3</text:p>
          </table:table-cell>
          <table:table-cell office:value-type="float" office:value="0.2286" calcext:value-type="float">
            <text:p>0.2286</text:p>
          </table:table-cell>
          <table:table-cell office:value-type="float" office:value="55.5" calcext:value-type="float">
            <text:p>55.5</text:p>
          </table:table-cell>
          <table:table-cell office:value-type="float" office:value="0.0111706" calcext:value-type="float">
            <text:p>0.0111706</text:p>
          </table:table-cell>
          <table:table-cell office:value-type="float" office:value="118.994" calcext:value-type="float">
            <text:p>118.994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7.3" calcext:value-type="float">
            <text:p>7.3</text:p>
          </table:table-cell>
          <table:table-cell office:value-type="float" office:value="0.2286" calcext:value-type="float">
            <text:p>0.2286</text:p>
          </table:table-cell>
          <table:table-cell office:value-type="float" office:value="55.5" calcext:value-type="float">
            <text:p>55.5</text:p>
          </table:table-cell>
          <table:table-cell office:value-type="float" office:value="0.0111706" calcext:value-type="float">
            <text:p>0.0111706</text:p>
          </table:table-cell>
          <table:table-cell office:value-type="float" office:value="117.134" calcext:value-type="float">
            <text:p>117.13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7.3" calcext:value-type="float">
            <text:p>7.3</text:p>
          </table:table-cell>
          <table:table-cell office:value-type="float" office:value="0.2286" calcext:value-type="float">
            <text:p>0.2286</text:p>
          </table:table-cell>
          <table:table-cell office:value-type="float" office:value="55.5" calcext:value-type="float">
            <text:p>55.5</text:p>
          </table:table-cell>
          <table:table-cell office:value-type="float" office:value="0.0111706" calcext:value-type="float">
            <text:p>0.0111706</text:p>
          </table:table-cell>
          <table:table-cell office:value-type="float" office:value="117.284" calcext:value-type="float">
            <text:p>117.28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.3" calcext:value-type="float">
            <text:p>7.3</text:p>
          </table:table-cell>
          <table:table-cell office:value-type="float" office:value="0.2286" calcext:value-type="float">
            <text:p>0.2286</text:p>
          </table:table-cell>
          <table:table-cell office:value-type="float" office:value="55.5" calcext:value-type="float">
            <text:p>55.5</text:p>
          </table:table-cell>
          <table:table-cell office:value-type="float" office:value="0.0111706" calcext:value-type="float">
            <text:p>0.0111706</text:p>
          </table:table-cell>
          <table:table-cell office:value-type="float" office:value="113.144" calcext:value-type="float">
            <text:p>113.144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7.3" calcext:value-type="float">
            <text:p>7.3</text:p>
          </table:table-cell>
          <table:table-cell office:value-type="float" office:value="0.2286" calcext:value-type="float">
            <text:p>0.2286</text:p>
          </table:table-cell>
          <table:table-cell office:value-type="float" office:value="55.5" calcext:value-type="float">
            <text:p>55.5</text:p>
          </table:table-cell>
          <table:table-cell office:value-type="float" office:value="0.0111706" calcext:value-type="float">
            <text:p>0.0111706</text:p>
          </table:table-cell>
          <table:table-cell office:value-type="float" office:value="111.534" calcext:value-type="float">
            <text:p>111.53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.3" calcext:value-type="float">
            <text:p>7.3</text:p>
          </table:table-cell>
          <table:table-cell office:value-type="float" office:value="0.2286" calcext:value-type="float">
            <text:p>0.2286</text:p>
          </table:table-cell>
          <table:table-cell office:value-type="float" office:value="39.6" calcext:value-type="float">
            <text:p>39.6</text:p>
          </table:table-cell>
          <table:table-cell office:value-type="float" office:value="0.0123481" calcext:value-type="float">
            <text:p>0.0123481</text:p>
          </table:table-cell>
          <table:table-cell office:value-type="float" office:value="130.989" calcext:value-type="float">
            <text:p>130.98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.3" calcext:value-type="float">
            <text:p>7.3</text:p>
          </table:table-cell>
          <table:table-cell office:value-type="float" office:value="0.2286" calcext:value-type="float">
            <text:p>0.2286</text:p>
          </table:table-cell>
          <table:table-cell office:value-type="float" office:value="39.6" calcext:value-type="float">
            <text:p>39.6</text:p>
          </table:table-cell>
          <table:table-cell office:value-type="float" office:value="0.0123481" calcext:value-type="float">
            <text:p>0.0123481</text:p>
          </table:table-cell>
          <table:table-cell office:value-type="float" office:value="131.889" calcext:value-type="float">
            <text:p>131.889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7.3" calcext:value-type="float">
            <text:p>7.3</text:p>
          </table:table-cell>
          <table:table-cell office:value-type="float" office:value="0.2286" calcext:value-type="float">
            <text:p>0.2286</text:p>
          </table:table-cell>
          <table:table-cell office:value-type="float" office:value="39.6" calcext:value-type="float">
            <text:p>39.6</text:p>
          </table:table-cell>
          <table:table-cell office:value-type="float" office:value="0.0123481" calcext:value-type="float">
            <text:p>0.0123481</text:p>
          </table:table-cell>
          <table:table-cell office:value-type="float" office:value="132.149" calcext:value-type="float">
            <text:p>132.14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7.3" calcext:value-type="float">
            <text:p>7.3</text:p>
          </table:table-cell>
          <table:table-cell office:value-type="float" office:value="0.2286" calcext:value-type="float">
            <text:p>0.2286</text:p>
          </table:table-cell>
          <table:table-cell office:value-type="float" office:value="39.6" calcext:value-type="float">
            <text:p>39.6</text:p>
          </table:table-cell>
          <table:table-cell office:value-type="float" office:value="0.0123481" calcext:value-type="float">
            <text:p>0.0123481</text:p>
          </table:table-cell>
          <table:table-cell office:value-type="float" office:value="132.039" calcext:value-type="float">
            <text:p>132.03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.3" calcext:value-type="float">
            <text:p>7.3</text:p>
          </table:table-cell>
          <table:table-cell office:value-type="float" office:value="0.2286" calcext:value-type="float">
            <text:p>0.2286</text:p>
          </table:table-cell>
          <table:table-cell office:value-type="float" office:value="39.6" calcext:value-type="float">
            <text:p>39.6</text:p>
          </table:table-cell>
          <table:table-cell office:value-type="float" office:value="0.0123481" calcext:value-type="float">
            <text:p>0.0123481</text:p>
          </table:table-cell>
          <table:table-cell office:value-type="float" office:value="130.299" calcext:value-type="float">
            <text:p>130.299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7.3" calcext:value-type="float">
            <text:p>7.3</text:p>
          </table:table-cell>
          <table:table-cell office:value-type="float" office:value="0.2286" calcext:value-type="float">
            <text:p>0.2286</text:p>
          </table:table-cell>
          <table:table-cell office:value-type="float" office:value="39.6" calcext:value-type="float">
            <text:p>39.6</text:p>
          </table:table-cell>
          <table:table-cell office:value-type="float" office:value="0.0123481" calcext:value-type="float">
            <text:p>0.0123481</text:p>
          </table:table-cell>
          <table:table-cell office:value-type="float" office:value="128.929" calcext:value-type="float">
            <text:p>128.92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7.3" calcext:value-type="float">
            <text:p>7.3</text:p>
          </table:table-cell>
          <table:table-cell office:value-type="float" office:value="0.2286" calcext:value-type="float">
            <text:p>0.2286</text:p>
          </table:table-cell>
          <table:table-cell office:value-type="float" office:value="39.6" calcext:value-type="float">
            <text:p>39.6</text:p>
          </table:table-cell>
          <table:table-cell office:value-type="float" office:value="0.0123481" calcext:value-type="float">
            <text:p>0.0123481</text:p>
          </table:table-cell>
          <table:table-cell office:value-type="float" office:value="126.299" calcext:value-type="float">
            <text:p>126.29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.3" calcext:value-type="float">
            <text:p>7.3</text:p>
          </table:table-cell>
          <table:table-cell office:value-type="float" office:value="0.2286" calcext:value-type="float">
            <text:p>0.2286</text:p>
          </table:table-cell>
          <table:table-cell office:value-type="float" office:value="39.6" calcext:value-type="float">
            <text:p>39.6</text:p>
          </table:table-cell>
          <table:table-cell office:value-type="float" office:value="0.0123481" calcext:value-type="float">
            <text:p>0.0123481</text:p>
          </table:table-cell>
          <table:table-cell office:value-type="float" office:value="122.539" calcext:value-type="float">
            <text:p>122.539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7.3" calcext:value-type="float">
            <text:p>7.3</text:p>
          </table:table-cell>
          <table:table-cell office:value-type="float" office:value="0.2286" calcext:value-type="float">
            <text:p>0.2286</text:p>
          </table:table-cell>
          <table:table-cell office:value-type="float" office:value="39.6" calcext:value-type="float">
            <text:p>39.6</text:p>
          </table:table-cell>
          <table:table-cell office:value-type="float" office:value="0.0123481" calcext:value-type="float">
            <text:p>0.0123481</text:p>
          </table:table-cell>
          <table:table-cell office:value-type="float" office:value="123.189" calcext:value-type="float">
            <text:p>123.189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7.3" calcext:value-type="float">
            <text:p>7.3</text:p>
          </table:table-cell>
          <table:table-cell office:value-type="float" office:value="0.2286" calcext:value-type="float">
            <text:p>0.2286</text:p>
          </table:table-cell>
          <table:table-cell office:value-type="float" office:value="39.6" calcext:value-type="float">
            <text:p>39.6</text:p>
          </table:table-cell>
          <table:table-cell office:value-type="float" office:value="0.0123481" calcext:value-type="float">
            <text:p>0.0123481</text:p>
          </table:table-cell>
          <table:table-cell office:value-type="float" office:value="121.059" calcext:value-type="float">
            <text:p>121.05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3" calcext:value-type="float">
            <text:p>7.3</text:p>
          </table:table-cell>
          <table:table-cell office:value-type="float" office:value="0.2286" calcext:value-type="float">
            <text:p>0.2286</text:p>
          </table:table-cell>
          <table:table-cell office:value-type="float" office:value="39.6" calcext:value-type="float">
            <text:p>39.6</text:p>
          </table:table-cell>
          <table:table-cell office:value-type="float" office:value="0.0123481" calcext:value-type="float">
            <text:p>0.0123481</text:p>
          </table:table-cell>
          <table:table-cell office:value-type="float" office:value="117.809" calcext:value-type="float">
            <text:p>117.809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7.3" calcext:value-type="float">
            <text:p>7.3</text:p>
          </table:table-cell>
          <table:table-cell office:value-type="float" office:value="0.2286" calcext:value-type="float">
            <text:p>0.2286</text:p>
          </table:table-cell>
          <table:table-cell office:value-type="float" office:value="39.6" calcext:value-type="float">
            <text:p>39.6</text:p>
          </table:table-cell>
          <table:table-cell office:value-type="float" office:value="0.0123481" calcext:value-type="float">
            <text:p>0.0123481</text:p>
          </table:table-cell>
          <table:table-cell office:value-type="float" office:value="116.559" calcext:value-type="float">
            <text:p>116.559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7.3" calcext:value-type="float">
            <text:p>7.3</text:p>
          </table:table-cell>
          <table:table-cell office:value-type="float" office:value="0.2286" calcext:value-type="float">
            <text:p>0.2286</text:p>
          </table:table-cell>
          <table:table-cell office:value-type="float" office:value="39.6" calcext:value-type="float">
            <text:p>39.6</text:p>
          </table:table-cell>
          <table:table-cell office:value-type="float" office:value="0.0123481" calcext:value-type="float">
            <text:p>0.0123481</text:p>
          </table:table-cell>
          <table:table-cell office:value-type="float" office:value="114.309" calcext:value-type="float">
            <text:p>114.30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7.3" calcext:value-type="float">
            <text:p>7.3</text:p>
          </table:table-cell>
          <table:table-cell office:value-type="float" office:value="0.2286" calcext:value-type="float">
            <text:p>0.2286</text:p>
          </table:table-cell>
          <table:table-cell office:value-type="float" office:value="39.6" calcext:value-type="float">
            <text:p>39.6</text:p>
          </table:table-cell>
          <table:table-cell office:value-type="float" office:value="0.0123481" calcext:value-type="float">
            <text:p>0.0123481</text:p>
          </table:table-cell>
          <table:table-cell office:value-type="float" office:value="114.079" calcext:value-type="float">
            <text:p>114.07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.3" calcext:value-type="float">
            <text:p>7.3</text:p>
          </table:table-cell>
          <table:table-cell office:value-type="float" office:value="0.2286" calcext:value-type="float">
            <text:p>0.2286</text:p>
          </table:table-cell>
          <table:table-cell office:value-type="float" office:value="39.6" calcext:value-type="float">
            <text:p>39.6</text:p>
          </table:table-cell>
          <table:table-cell office:value-type="float" office:value="0.0123481" calcext:value-type="float">
            <text:p>0.0123481</text:p>
          </table:table-cell>
          <table:table-cell office:value-type="float" office:value="111.959" calcext:value-type="float">
            <text:p>111.959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7.3" calcext:value-type="float">
            <text:p>7.3</text:p>
          </table:table-cell>
          <table:table-cell office:value-type="float" office:value="0.2286" calcext:value-type="float">
            <text:p>0.2286</text:p>
          </table:table-cell>
          <table:table-cell office:value-type="float" office:value="39.6" calcext:value-type="float">
            <text:p>39.6</text:p>
          </table:table-cell>
          <table:table-cell office:value-type="float" office:value="0.0123481" calcext:value-type="float">
            <text:p>0.0123481</text:p>
          </table:table-cell>
          <table:table-cell office:value-type="float" office:value="110.839" calcext:value-type="float">
            <text:p>110.83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.3" calcext:value-type="float">
            <text:p>7.3</text:p>
          </table:table-cell>
          <table:table-cell office:value-type="float" office:value="0.2286" calcext:value-type="float">
            <text:p>0.2286</text:p>
          </table:table-cell>
          <table:table-cell office:value-type="float" office:value="31.7" calcext:value-type="float">
            <text:p>31.7</text:p>
          </table:table-cell>
          <table:table-cell office:value-type="float" office:value="0.0132672" calcext:value-type="float">
            <text:p>0.0132672</text:p>
          </table:table-cell>
          <table:table-cell office:value-type="float" office:value="128.679" calcext:value-type="float">
            <text:p>128.67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.3" calcext:value-type="float">
            <text:p>7.3</text:p>
          </table:table-cell>
          <table:table-cell office:value-type="float" office:value="0.2286" calcext:value-type="float">
            <text:p>0.2286</text:p>
          </table:table-cell>
          <table:table-cell office:value-type="float" office:value="31.7" calcext:value-type="float">
            <text:p>31.7</text:p>
          </table:table-cell>
          <table:table-cell office:value-type="float" office:value="0.0132672" calcext:value-type="float">
            <text:p>0.0132672</text:p>
          </table:table-cell>
          <table:table-cell office:value-type="float" office:value="130.089" calcext:value-type="float">
            <text:p>130.089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7.3" calcext:value-type="float">
            <text:p>7.3</text:p>
          </table:table-cell>
          <table:table-cell office:value-type="float" office:value="0.2286" calcext:value-type="float">
            <text:p>0.2286</text:p>
          </table:table-cell>
          <table:table-cell office:value-type="float" office:value="31.7" calcext:value-type="float">
            <text:p>31.7</text:p>
          </table:table-cell>
          <table:table-cell office:value-type="float" office:value="0.0132672" calcext:value-type="float">
            <text:p>0.0132672</text:p>
          </table:table-cell>
          <table:table-cell office:value-type="float" office:value="130.239" calcext:value-type="float">
            <text:p>130.23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7.3" calcext:value-type="float">
            <text:p>7.3</text:p>
          </table:table-cell>
          <table:table-cell office:value-type="float" office:value="0.2286" calcext:value-type="float">
            <text:p>0.2286</text:p>
          </table:table-cell>
          <table:table-cell office:value-type="float" office:value="31.7" calcext:value-type="float">
            <text:p>31.7</text:p>
          </table:table-cell>
          <table:table-cell office:value-type="float" office:value="0.0132672" calcext:value-type="float">
            <text:p>0.0132672</text:p>
          </table:table-cell>
          <table:table-cell office:value-type="float" office:value="130.269" calcext:value-type="float">
            <text:p>130.26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.3" calcext:value-type="float">
            <text:p>7.3</text:p>
          </table:table-cell>
          <table:table-cell office:value-type="float" office:value="0.2286" calcext:value-type="float">
            <text:p>0.2286</text:p>
          </table:table-cell>
          <table:table-cell office:value-type="float" office:value="31.7" calcext:value-type="float">
            <text:p>31.7</text:p>
          </table:table-cell>
          <table:table-cell office:value-type="float" office:value="0.0132672" calcext:value-type="float">
            <text:p>0.0132672</text:p>
          </table:table-cell>
          <table:table-cell office:value-type="float" office:value="128.169" calcext:value-type="float">
            <text:p>128.169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7.3" calcext:value-type="float">
            <text:p>7.3</text:p>
          </table:table-cell>
          <table:table-cell office:value-type="float" office:value="0.2286" calcext:value-type="float">
            <text:p>0.2286</text:p>
          </table:table-cell>
          <table:table-cell office:value-type="float" office:value="31.7" calcext:value-type="float">
            <text:p>31.7</text:p>
          </table:table-cell>
          <table:table-cell office:value-type="float" office:value="0.0132672" calcext:value-type="float">
            <text:p>0.0132672</text:p>
          </table:table-cell>
          <table:table-cell office:value-type="float" office:value="126.189" calcext:value-type="float">
            <text:p>126.18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7.3" calcext:value-type="float">
            <text:p>7.3</text:p>
          </table:table-cell>
          <table:table-cell office:value-type="float" office:value="0.2286" calcext:value-type="float">
            <text:p>0.2286</text:p>
          </table:table-cell>
          <table:table-cell office:value-type="float" office:value="31.7" calcext:value-type="float">
            <text:p>31.7</text:p>
          </table:table-cell>
          <table:table-cell office:value-type="float" office:value="0.0132672" calcext:value-type="float">
            <text:p>0.0132672</text:p>
          </table:table-cell>
          <table:table-cell office:value-type="float" office:value="123.209" calcext:value-type="float">
            <text:p>123.20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.3" calcext:value-type="float">
            <text:p>7.3</text:p>
          </table:table-cell>
          <table:table-cell office:value-type="float" office:value="0.2286" calcext:value-type="float">
            <text:p>0.2286</text:p>
          </table:table-cell>
          <table:table-cell office:value-type="float" office:value="31.7" calcext:value-type="float">
            <text:p>31.7</text:p>
          </table:table-cell>
          <table:table-cell office:value-type="float" office:value="0.0132672" calcext:value-type="float">
            <text:p>0.0132672</text:p>
          </table:table-cell>
          <table:table-cell office:value-type="float" office:value="119.099" calcext:value-type="float">
            <text:p>119.099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7.3" calcext:value-type="float">
            <text:p>7.3</text:p>
          </table:table-cell>
          <table:table-cell office:value-type="float" office:value="0.2286" calcext:value-type="float">
            <text:p>0.2286</text:p>
          </table:table-cell>
          <table:table-cell office:value-type="float" office:value="31.7" calcext:value-type="float">
            <text:p>31.7</text:p>
          </table:table-cell>
          <table:table-cell office:value-type="float" office:value="0.0132672" calcext:value-type="float">
            <text:p>0.0132672</text:p>
          </table:table-cell>
          <table:table-cell office:value-type="float" office:value="120.509" calcext:value-type="float">
            <text:p>120.509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7.3" calcext:value-type="float">
            <text:p>7.3</text:p>
          </table:table-cell>
          <table:table-cell office:value-type="float" office:value="0.2286" calcext:value-type="float">
            <text:p>0.2286</text:p>
          </table:table-cell>
          <table:table-cell office:value-type="float" office:value="31.7" calcext:value-type="float">
            <text:p>31.7</text:p>
          </table:table-cell>
          <table:table-cell office:value-type="float" office:value="0.0132672" calcext:value-type="float">
            <text:p>0.0132672</text:p>
          </table:table-cell>
          <table:table-cell office:value-type="float" office:value="119.039" calcext:value-type="float">
            <text:p>119.03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3" calcext:value-type="float">
            <text:p>7.3</text:p>
          </table:table-cell>
          <table:table-cell office:value-type="float" office:value="0.2286" calcext:value-type="float">
            <text:p>0.2286</text:p>
          </table:table-cell>
          <table:table-cell office:value-type="float" office:value="31.7" calcext:value-type="float">
            <text:p>31.7</text:p>
          </table:table-cell>
          <table:table-cell office:value-type="float" office:value="0.0132672" calcext:value-type="float">
            <text:p>0.0132672</text:p>
          </table:table-cell>
          <table:table-cell office:value-type="float" office:value="115.309" calcext:value-type="float">
            <text:p>115.309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7.3" calcext:value-type="float">
            <text:p>7.3</text:p>
          </table:table-cell>
          <table:table-cell office:value-type="float" office:value="0.2286" calcext:value-type="float">
            <text:p>0.2286</text:p>
          </table:table-cell>
          <table:table-cell office:value-type="float" office:value="31.7" calcext:value-type="float">
            <text:p>31.7</text:p>
          </table:table-cell>
          <table:table-cell office:value-type="float" office:value="0.0132672" calcext:value-type="float">
            <text:p>0.0132672</text:p>
          </table:table-cell>
          <table:table-cell office:value-type="float" office:value="114.709" calcext:value-type="float">
            <text:p>114.709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7.3" calcext:value-type="float">
            <text:p>7.3</text:p>
          </table:table-cell>
          <table:table-cell office:value-type="float" office:value="0.2286" calcext:value-type="float">
            <text:p>0.2286</text:p>
          </table:table-cell>
          <table:table-cell office:value-type="float" office:value="31.7" calcext:value-type="float">
            <text:p>31.7</text:p>
          </table:table-cell>
          <table:table-cell office:value-type="float" office:value="0.0132672" calcext:value-type="float">
            <text:p>0.0132672</text:p>
          </table:table-cell>
          <table:table-cell office:value-type="float" office:value="113.229" calcext:value-type="float">
            <text:p>113.22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7.3" calcext:value-type="float">
            <text:p>7.3</text:p>
          </table:table-cell>
          <table:table-cell office:value-type="float" office:value="0.2286" calcext:value-type="float">
            <text:p>0.2286</text:p>
          </table:table-cell>
          <table:table-cell office:value-type="float" office:value="31.7" calcext:value-type="float">
            <text:p>31.7</text:p>
          </table:table-cell>
          <table:table-cell office:value-type="float" office:value="0.0132672" calcext:value-type="float">
            <text:p>0.0132672</text:p>
          </table:table-cell>
          <table:table-cell office:value-type="float" office:value="112.639" calcext:value-type="float">
            <text:p>112.63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.3" calcext:value-type="float">
            <text:p>7.3</text:p>
          </table:table-cell>
          <table:table-cell office:value-type="float" office:value="0.2286" calcext:value-type="float">
            <text:p>0.2286</text:p>
          </table:table-cell>
          <table:table-cell office:value-type="float" office:value="31.7" calcext:value-type="float">
            <text:p>31.7</text:p>
          </table:table-cell>
          <table:table-cell office:value-type="float" office:value="0.0132672" calcext:value-type="float">
            <text:p>0.0132672</text:p>
          </table:table-cell>
          <table:table-cell office:value-type="float" office:value="111.029" calcext:value-type="float">
            <text:p>111.029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7.3" calcext:value-type="float">
            <text:p>7.3</text:p>
          </table:table-cell>
          <table:table-cell office:value-type="float" office:value="0.2286" calcext:value-type="float">
            <text:p>0.2286</text:p>
          </table:table-cell>
          <table:table-cell office:value-type="float" office:value="31.7" calcext:value-type="float">
            <text:p>31.7</text:p>
          </table:table-cell>
          <table:table-cell office:value-type="float" office:value="0.0132672" calcext:value-type="float">
            <text:p>0.0132672</text:p>
          </table:table-cell>
          <table:table-cell office:value-type="float" office:value="110.689" calcext:value-type="float">
            <text:p>110.68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0.1524" calcext:value-type="float">
            <text:p>0.1524</text:p>
          </table:table-cell>
          <table:table-cell office:value-type="float" office:value="71.3" calcext:value-type="float">
            <text:p>71.3</text:p>
          </table:table-cell>
          <table:table-cell office:value-type="float" office:value="0.0015988" calcext:value-type="float">
            <text:p>0.0015988</text:p>
          </table:table-cell>
          <table:table-cell office:value-type="float" office:value="125.817" calcext:value-type="float">
            <text:p>125.81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0.1524" calcext:value-type="float">
            <text:p>0.1524</text:p>
          </table:table-cell>
          <table:table-cell office:value-type="float" office:value="71.3" calcext:value-type="float">
            <text:p>71.3</text:p>
          </table:table-cell>
          <table:table-cell office:value-type="float" office:value="0.0015988" calcext:value-type="float">
            <text:p>0.0015988</text:p>
          </table:table-cell>
          <table:table-cell office:value-type="float" office:value="127.307" calcext:value-type="float">
            <text:p>127.307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 office:value-type="float" office:value="0.1524" calcext:value-type="float">
            <text:p>0.1524</text:p>
          </table:table-cell>
          <table:table-cell office:value-type="float" office:value="71.3" calcext:value-type="float">
            <text:p>71.3</text:p>
          </table:table-cell>
          <table:table-cell office:value-type="float" office:value="0.0015988" calcext:value-type="float">
            <text:p>0.0015988</text:p>
          </table:table-cell>
          <table:table-cell office:value-type="float" office:value="128.927" calcext:value-type="float">
            <text:p>128.927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0.1524" calcext:value-type="float">
            <text:p>0.1524</text:p>
          </table:table-cell>
          <table:table-cell office:value-type="float" office:value="71.3" calcext:value-type="float">
            <text:p>71.3</text:p>
          </table:table-cell>
          <table:table-cell office:value-type="float" office:value="0.0015988" calcext:value-type="float">
            <text:p>0.0015988</text:p>
          </table:table-cell>
          <table:table-cell office:value-type="float" office:value="129.667" calcext:value-type="float">
            <text:p>129.66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0.1524" calcext:value-type="float">
            <text:p>0.1524</text:p>
          </table:table-cell>
          <table:table-cell office:value-type="float" office:value="71.3" calcext:value-type="float">
            <text:p>71.3</text:p>
          </table:table-cell>
          <table:table-cell office:value-type="float" office:value="0.0015988" calcext:value-type="float">
            <text:p>0.0015988</text:p>
          </table:table-cell>
          <table:table-cell office:value-type="float" office:value="128.647" calcext:value-type="float">
            <text:p>128.647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0.1524" calcext:value-type="float">
            <text:p>0.1524</text:p>
          </table:table-cell>
          <table:table-cell office:value-type="float" office:value="71.3" calcext:value-type="float">
            <text:p>71.3</text:p>
          </table:table-cell>
          <table:table-cell office:value-type="float" office:value="0.0015988" calcext:value-type="float">
            <text:p>0.0015988</text:p>
          </table:table-cell>
          <table:table-cell office:value-type="float" office:value="128.127" calcext:value-type="float">
            <text:p>128.127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0" calcext:value-type="float">
            <text:p>0</text:p>
          </table:table-cell>
          <table:table-cell office:value-type="float" office:value="0.1524" calcext:value-type="float">
            <text:p>0.1524</text:p>
          </table:table-cell>
          <table:table-cell office:value-type="float" office:value="71.3" calcext:value-type="float">
            <text:p>71.3</text:p>
          </table:table-cell>
          <table:table-cell office:value-type="float" office:value="0.0015988" calcext:value-type="float">
            <text:p>0.0015988</text:p>
          </table:table-cell>
          <table:table-cell office:value-type="float" office:value="129.377" calcext:value-type="float">
            <text:p>129.377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0.1524" calcext:value-type="float">
            <text:p>0.1524</text:p>
          </table:table-cell>
          <table:table-cell office:value-type="float" office:value="71.3" calcext:value-type="float">
            <text:p>71.3</text:p>
          </table:table-cell>
          <table:table-cell office:value-type="float" office:value="0.0015988" calcext:value-type="float">
            <text:p>0.0015988</text:p>
          </table:table-cell>
          <table:table-cell office:value-type="float" office:value="128.857" calcext:value-type="float">
            <text:p>128.857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0.1524" calcext:value-type="float">
            <text:p>0.1524</text:p>
          </table:table-cell>
          <table:table-cell office:value-type="float" office:value="71.3" calcext:value-type="float">
            <text:p>71.3</text:p>
          </table:table-cell>
          <table:table-cell office:value-type="float" office:value="0.0015988" calcext:value-type="float">
            <text:p>0.0015988</text:p>
          </table:table-cell>
          <table:table-cell office:value-type="float" office:value="126.457" calcext:value-type="float">
            <text:p>126.457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0" calcext:value-type="float">
            <text:p>0</text:p>
          </table:table-cell>
          <table:table-cell office:value-type="float" office:value="0.1524" calcext:value-type="float">
            <text:p>0.1524</text:p>
          </table:table-cell>
          <table:table-cell office:value-type="float" office:value="71.3" calcext:value-type="float">
            <text:p>71.3</text:p>
          </table:table-cell>
          <table:table-cell office:value-type="float" office:value="0.0015988" calcext:value-type="float">
            <text:p>0.0015988</text:p>
          </table:table-cell>
          <table:table-cell office:value-type="float" office:value="125.427" calcext:value-type="float">
            <text:p>125.427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0.1524" calcext:value-type="float">
            <text:p>0.1524</text:p>
          </table:table-cell>
          <table:table-cell office:value-type="float" office:value="71.3" calcext:value-type="float">
            <text:p>71.3</text:p>
          </table:table-cell>
          <table:table-cell office:value-type="float" office:value="0.0015988" calcext:value-type="float">
            <text:p>0.0015988</text:p>
          </table:table-cell>
          <table:table-cell office:value-type="float" office:value="122.527" calcext:value-type="float">
            <text:p>122.52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0.1524" calcext:value-type="float">
            <text:p>0.1524</text:p>
          </table:table-cell>
          <table:table-cell office:value-type="float" office:value="71.3" calcext:value-type="float">
            <text:p>71.3</text:p>
          </table:table-cell>
          <table:table-cell office:value-type="float" office:value="0.0015988" calcext:value-type="float">
            <text:p>0.0015988</text:p>
          </table:table-cell>
          <table:table-cell office:value-type="float" office:value="120.247" calcext:value-type="float">
            <text:p>120.247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0" calcext:value-type="float">
            <text:p>0</text:p>
          </table:table-cell>
          <table:table-cell office:value-type="float" office:value="0.1524" calcext:value-type="float">
            <text:p>0.1524</text:p>
          </table:table-cell>
          <table:table-cell office:value-type="float" office:value="71.3" calcext:value-type="float">
            <text:p>71.3</text:p>
          </table:table-cell>
          <table:table-cell office:value-type="float" office:value="0.0015988" calcext:value-type="float">
            <text:p>0.0015988</text:p>
          </table:table-cell>
          <table:table-cell office:value-type="float" office:value="117.087" calcext:value-type="float">
            <text:p>117.087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0" calcext:value-type="float">
            <text:p>0</text:p>
          </table:table-cell>
          <table:table-cell office:value-type="float" office:value="0.1524" calcext:value-type="float">
            <text:p>0.1524</text:p>
          </table:table-cell>
          <table:table-cell office:value-type="float" office:value="71.3" calcext:value-type="float">
            <text:p>71.3</text:p>
          </table:table-cell>
          <table:table-cell office:value-type="float" office:value="0.0015988" calcext:value-type="float">
            <text:p>0.0015988</text:p>
          </table:table-cell>
          <table:table-cell office:value-type="float" office:value="113.297" calcext:value-type="float">
            <text:p>113.29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0.1524" calcext:value-type="float">
            <text:p>0.1524</text:p>
          </table:table-cell>
          <table:table-cell office:value-type="float" office:value="55.5" calcext:value-type="float">
            <text:p>55.5</text:p>
          </table:table-cell>
          <table:table-cell office:value-type="float" office:value="0.00172668" calcext:value-type="float">
            <text:p>0.00172668</text:p>
          </table:table-cell>
          <table:table-cell office:value-type="float" office:value="120.573" calcext:value-type="float">
            <text:p>120.573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office:value-type="float" office:value="0.1524" calcext:value-type="float">
            <text:p>0.1524</text:p>
          </table:table-cell>
          <table:table-cell office:value-type="float" office:value="55.5" calcext:value-type="float">
            <text:p>55.5</text:p>
          </table:table-cell>
          <table:table-cell office:value-type="float" office:value="0.00172668" calcext:value-type="float">
            <text:p>0.00172668</text:p>
          </table:table-cell>
          <table:table-cell office:value-type="float" office:value="123.583" calcext:value-type="float">
            <text:p>123.58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0.1524" calcext:value-type="float">
            <text:p>0.1524</text:p>
          </table:table-cell>
          <table:table-cell office:value-type="float" office:value="55.5" calcext:value-type="float">
            <text:p>55.5</text:p>
          </table:table-cell>
          <table:table-cell office:value-type="float" office:value="0.00172668" calcext:value-type="float">
            <text:p>0.00172668</text:p>
          </table:table-cell>
          <table:table-cell office:value-type="float" office:value="126.713" calcext:value-type="float">
            <text:p>126.71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0.1524" calcext:value-type="float">
            <text:p>0.1524</text:p>
          </table:table-cell>
          <table:table-cell office:value-type="float" office:value="55.5" calcext:value-type="float">
            <text:p>55.5</text:p>
          </table:table-cell>
          <table:table-cell office:value-type="float" office:value="0.00172668" calcext:value-type="float">
            <text:p>0.00172668</text:p>
          </table:table-cell>
          <table:table-cell office:value-type="float" office:value="128.583" calcext:value-type="float">
            <text:p>128.583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 office:value-type="float" office:value="0.1524" calcext:value-type="float">
            <text:p>0.1524</text:p>
          </table:table-cell>
          <table:table-cell office:value-type="float" office:value="55.5" calcext:value-type="float">
            <text:p>55.5</text:p>
          </table:table-cell>
          <table:table-cell office:value-type="float" office:value="0.00172668" calcext:value-type="float">
            <text:p>0.00172668</text:p>
          </table:table-cell>
          <table:table-cell office:value-type="float" office:value="129.953" calcext:value-type="float">
            <text:p>129.953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0.1524" calcext:value-type="float">
            <text:p>0.1524</text:p>
          </table:table-cell>
          <table:table-cell office:value-type="float" office:value="55.5" calcext:value-type="float">
            <text:p>55.5</text:p>
          </table:table-cell>
          <table:table-cell office:value-type="float" office:value="0.00172668" calcext:value-type="float">
            <text:p>0.00172668</text:p>
          </table:table-cell>
          <table:table-cell office:value-type="float" office:value="130.183" calcext:value-type="float">
            <text:p>130.18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0.1524" calcext:value-type="float">
            <text:p>0.1524</text:p>
          </table:table-cell>
          <table:table-cell office:value-type="float" office:value="55.5" calcext:value-type="float">
            <text:p>55.5</text:p>
          </table:table-cell>
          <table:table-cell office:value-type="float" office:value="0.00172668" calcext:value-type="float">
            <text:p>0.00172668</text:p>
          </table:table-cell>
          <table:table-cell office:value-type="float" office:value="129.673" calcext:value-type="float">
            <text:p>129.673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0.1524" calcext:value-type="float">
            <text:p>0.1524</text:p>
          </table:table-cell>
          <table:table-cell office:value-type="float" office:value="55.5" calcext:value-type="float">
            <text:p>55.5</text:p>
          </table:table-cell>
          <table:table-cell office:value-type="float" office:value="0.00172668" calcext:value-type="float">
            <text:p>0.00172668</text:p>
          </table:table-cell>
          <table:table-cell office:value-type="float" office:value="127.763" calcext:value-type="float">
            <text:p>127.763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0" calcext:value-type="float">
            <text:p>0</text:p>
          </table:table-cell>
          <table:table-cell office:value-type="float" office:value="0.1524" calcext:value-type="float">
            <text:p>0.1524</text:p>
          </table:table-cell>
          <table:table-cell office:value-type="float" office:value="55.5" calcext:value-type="float">
            <text:p>55.5</text:p>
          </table:table-cell>
          <table:table-cell office:value-type="float" office:value="0.00172668" calcext:value-type="float">
            <text:p>0.00172668</text:p>
          </table:table-cell>
          <table:table-cell office:value-type="float" office:value="127.753" calcext:value-type="float">
            <text:p>127.753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0.1524" calcext:value-type="float">
            <text:p>0.1524</text:p>
          </table:table-cell>
          <table:table-cell office:value-type="float" office:value="55.5" calcext:value-type="float">
            <text:p>55.5</text:p>
          </table:table-cell>
          <table:table-cell office:value-type="float" office:value="0.00172668" calcext:value-type="float">
            <text:p>0.00172668</text:p>
          </table:table-cell>
          <table:table-cell office:value-type="float" office:value="127.233" calcext:value-type="float">
            <text:p>127.233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0.1524" calcext:value-type="float">
            <text:p>0.1524</text:p>
          </table:table-cell>
          <table:table-cell office:value-type="float" office:value="55.5" calcext:value-type="float">
            <text:p>55.5</text:p>
          </table:table-cell>
          <table:table-cell office:value-type="float" office:value="0.00172668" calcext:value-type="float">
            <text:p>0.00172668</text:p>
          </table:table-cell>
          <table:table-cell office:value-type="float" office:value="125.203" calcext:value-type="float">
            <text:p>125.203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0" calcext:value-type="float">
            <text:p>0</text:p>
          </table:table-cell>
          <table:table-cell office:value-type="float" office:value="0.1524" calcext:value-type="float">
            <text:p>0.1524</text:p>
          </table:table-cell>
          <table:table-cell office:value-type="float" office:value="55.5" calcext:value-type="float">
            <text:p>55.5</text:p>
          </table:table-cell>
          <table:table-cell office:value-type="float" office:value="0.00172668" calcext:value-type="float">
            <text:p>0.00172668</text:p>
          </table:table-cell>
          <table:table-cell office:value-type="float" office:value="123.303" calcext:value-type="float">
            <text:p>123.303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0.1524" calcext:value-type="float">
            <text:p>0.1524</text:p>
          </table:table-cell>
          <table:table-cell office:value-type="float" office:value="55.5" calcext:value-type="float">
            <text:p>55.5</text:p>
          </table:table-cell>
          <table:table-cell office:value-type="float" office:value="0.00172668" calcext:value-type="float">
            <text:p>0.00172668</text:p>
          </table:table-cell>
          <table:table-cell office:value-type="float" office:value="121.903" calcext:value-type="float">
            <text:p>121.90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0.1524" calcext:value-type="float">
            <text:p>0.1524</text:p>
          </table:table-cell>
          <table:table-cell office:value-type="float" office:value="55.5" calcext:value-type="float">
            <text:p>55.5</text:p>
          </table:table-cell>
          <table:table-cell office:value-type="float" office:value="0.00172668" calcext:value-type="float">
            <text:p>0.00172668</text:p>
          </table:table-cell>
          <table:table-cell office:value-type="float" office:value="119.253" calcext:value-type="float">
            <text:p>119.253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0" calcext:value-type="float">
            <text:p>0</text:p>
          </table:table-cell>
          <table:table-cell office:value-type="float" office:value="0.1524" calcext:value-type="float">
            <text:p>0.1524</text:p>
          </table:table-cell>
          <table:table-cell office:value-type="float" office:value="55.5" calcext:value-type="float">
            <text:p>55.5</text:p>
          </table:table-cell>
          <table:table-cell office:value-type="float" office:value="0.00172668" calcext:value-type="float">
            <text:p>0.00172668</text:p>
          </table:table-cell>
          <table:table-cell office:value-type="float" office:value="117.093" calcext:value-type="float">
            <text:p>117.093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0" calcext:value-type="float">
            <text:p>0</text:p>
          </table:table-cell>
          <table:table-cell office:value-type="float" office:value="0.1524" calcext:value-type="float">
            <text:p>0.1524</text:p>
          </table:table-cell>
          <table:table-cell office:value-type="float" office:value="55.5" calcext:value-type="float">
            <text:p>55.5</text:p>
          </table:table-cell>
          <table:table-cell office:value-type="float" office:value="0.00172668" calcext:value-type="float">
            <text:p>0.00172668</text:p>
          </table:table-cell>
          <table:table-cell office:value-type="float" office:value="112.803" calcext:value-type="float">
            <text:p>112.80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0.1524" calcext:value-type="float">
            <text:p>0.1524</text:p>
          </table:table-cell>
          <table:table-cell office:value-type="float" office:value="39.6" calcext:value-type="float">
            <text:p>39.6</text:p>
          </table:table-cell>
          <table:table-cell office:value-type="float" office:value="0.00193287" calcext:value-type="float">
            <text:p>0.00193287</text:p>
          </table:table-cell>
          <table:table-cell office:value-type="float" office:value="119.513" calcext:value-type="float">
            <text:p>119.513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office:value-type="float" office:value="0.1524" calcext:value-type="float">
            <text:p>0.1524</text:p>
          </table:table-cell>
          <table:table-cell office:value-type="float" office:value="39.6" calcext:value-type="float">
            <text:p>39.6</text:p>
          </table:table-cell>
          <table:table-cell office:value-type="float" office:value="0.00193287" calcext:value-type="float">
            <text:p>0.00193287</text:p>
          </table:table-cell>
          <table:table-cell office:value-type="float" office:value="124.403" calcext:value-type="float">
            <text:p>124.40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0.1524" calcext:value-type="float">
            <text:p>0.1524</text:p>
          </table:table-cell>
          <table:table-cell office:value-type="float" office:value="39.6" calcext:value-type="float">
            <text:p>39.6</text:p>
          </table:table-cell>
          <table:table-cell office:value-type="float" office:value="0.00193287" calcext:value-type="float">
            <text:p>0.00193287</text:p>
          </table:table-cell>
          <table:table-cell office:value-type="float" office:value="127.903" calcext:value-type="float">
            <text:p>127.90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0.1524" calcext:value-type="float">
            <text:p>0.1524</text:p>
          </table:table-cell>
          <table:table-cell office:value-type="float" office:value="39.6" calcext:value-type="float">
            <text:p>39.6</text:p>
          </table:table-cell>
          <table:table-cell office:value-type="float" office:value="0.00193287" calcext:value-type="float">
            <text:p>0.00193287</text:p>
          </table:table-cell>
          <table:table-cell office:value-type="float" office:value="130.033" calcext:value-type="float">
            <text:p>130.033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 office:value-type="float" office:value="0.1524" calcext:value-type="float">
            <text:p>0.1524</text:p>
          </table:table-cell>
          <table:table-cell office:value-type="float" office:value="39.6" calcext:value-type="float">
            <text:p>39.6</text:p>
          </table:table-cell>
          <table:table-cell office:value-type="float" office:value="0.00193287" calcext:value-type="float">
            <text:p>0.00193287</text:p>
          </table:table-cell>
          <table:table-cell office:value-type="float" office:value="131.023" calcext:value-type="float">
            <text:p>131.023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0.1524" calcext:value-type="float">
            <text:p>0.1524</text:p>
          </table:table-cell>
          <table:table-cell office:value-type="float" office:value="39.6" calcext:value-type="float">
            <text:p>39.6</text:p>
          </table:table-cell>
          <table:table-cell office:value-type="float" office:value="0.00193287" calcext:value-type="float">
            <text:p>0.00193287</text:p>
          </table:table-cell>
          <table:table-cell office:value-type="float" office:value="131.013" calcext:value-type="float">
            <text:p>131.01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0.1524" calcext:value-type="float">
            <text:p>0.1524</text:p>
          </table:table-cell>
          <table:table-cell office:value-type="float" office:value="39.6" calcext:value-type="float">
            <text:p>39.6</text:p>
          </table:table-cell>
          <table:table-cell office:value-type="float" office:value="0.00193287" calcext:value-type="float">
            <text:p>0.00193287</text:p>
          </table:table-cell>
          <table:table-cell office:value-type="float" office:value="129.633" calcext:value-type="float">
            <text:p>129.633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0.1524" calcext:value-type="float">
            <text:p>0.1524</text:p>
          </table:table-cell>
          <table:table-cell office:value-type="float" office:value="39.6" calcext:value-type="float">
            <text:p>39.6</text:p>
          </table:table-cell>
          <table:table-cell office:value-type="float" office:value="0.00193287" calcext:value-type="float">
            <text:p>0.00193287</text:p>
          </table:table-cell>
          <table:table-cell office:value-type="float" office:value="126.863" calcext:value-type="float">
            <text:p>126.863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0" calcext:value-type="float">
            <text:p>0</text:p>
          </table:table-cell>
          <table:table-cell office:value-type="float" office:value="0.1524" calcext:value-type="float">
            <text:p>0.1524</text:p>
          </table:table-cell>
          <table:table-cell office:value-type="float" office:value="39.6" calcext:value-type="float">
            <text:p>39.6</text:p>
          </table:table-cell>
          <table:table-cell office:value-type="float" office:value="0.00193287" calcext:value-type="float">
            <text:p>0.00193287</text:p>
          </table:table-cell>
          <table:table-cell office:value-type="float" office:value="125.603" calcext:value-type="float">
            <text:p>125.603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0.1524" calcext:value-type="float">
            <text:p>0.1524</text:p>
          </table:table-cell>
          <table:table-cell office:value-type="float" office:value="39.6" calcext:value-type="float">
            <text:p>39.6</text:p>
          </table:table-cell>
          <table:table-cell office:value-type="float" office:value="0.00193287" calcext:value-type="float">
            <text:p>0.00193287</text:p>
          </table:table-cell>
          <table:table-cell office:value-type="float" office:value="125.343" calcext:value-type="float">
            <text:p>125.343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0.1524" calcext:value-type="float">
            <text:p>0.1524</text:p>
          </table:table-cell>
          <table:table-cell office:value-type="float" office:value="39.6" calcext:value-type="float">
            <text:p>39.6</text:p>
          </table:table-cell>
          <table:table-cell office:value-type="float" office:value="0.00193287" calcext:value-type="float">
            <text:p>0.00193287</text:p>
          </table:table-cell>
          <table:table-cell office:value-type="float" office:value="123.453" calcext:value-type="float">
            <text:p>123.453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0" calcext:value-type="float">
            <text:p>0</text:p>
          </table:table-cell>
          <table:table-cell office:value-type="float" office:value="0.1524" calcext:value-type="float">
            <text:p>0.1524</text:p>
          </table:table-cell>
          <table:table-cell office:value-type="float" office:value="39.6" calcext:value-type="float">
            <text:p>39.6</text:p>
          </table:table-cell>
          <table:table-cell office:value-type="float" office:value="0.00193287" calcext:value-type="float">
            <text:p>0.00193287</text:p>
          </table:table-cell>
          <table:table-cell office:value-type="float" office:value="121.313" calcext:value-type="float">
            <text:p>121.313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0.1524" calcext:value-type="float">
            <text:p>0.1524</text:p>
          </table:table-cell>
          <table:table-cell office:value-type="float" office:value="39.6" calcext:value-type="float">
            <text:p>39.6</text:p>
          </table:table-cell>
          <table:table-cell office:value-type="float" office:value="0.00193287" calcext:value-type="float">
            <text:p>0.00193287</text:p>
          </table:table-cell>
          <table:table-cell office:value-type="float" office:value="120.553" calcext:value-type="float">
            <text:p>120.55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0.1524" calcext:value-type="float">
            <text:p>0.1524</text:p>
          </table:table-cell>
          <table:table-cell office:value-type="float" office:value="39.6" calcext:value-type="float">
            <text:p>39.6</text:p>
          </table:table-cell>
          <table:table-cell office:value-type="float" office:value="0.00193287" calcext:value-type="float">
            <text:p>0.00193287</text:p>
          </table:table-cell>
          <table:table-cell office:value-type="float" office:value="115.413" calcext:value-type="float">
            <text:p>115.41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0.1524" calcext:value-type="float">
            <text:p>0.1524</text:p>
          </table:table-cell>
          <table:table-cell office:value-type="float" office:value="31.7" calcext:value-type="float">
            <text:p>31.7</text:p>
          </table:table-cell>
          <table:table-cell office:value-type="float" office:value="0.00209405" calcext:value-type="float">
            <text:p>0.00209405</text:p>
          </table:table-cell>
          <table:table-cell office:value-type="float" office:value="121.617" calcext:value-type="float">
            <text:p>121.617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office:value-type="float" office:value="0.1524" calcext:value-type="float">
            <text:p>0.1524</text:p>
          </table:table-cell>
          <table:table-cell office:value-type="float" office:value="31.7" calcext:value-type="float">
            <text:p>31.7</text:p>
          </table:table-cell>
          <table:table-cell office:value-type="float" office:value="0.00209405" calcext:value-type="float">
            <text:p>0.00209405</text:p>
          </table:table-cell>
          <table:table-cell office:value-type="float" office:value="125.997" calcext:value-type="float">
            <text:p>125.99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0.1524" calcext:value-type="float">
            <text:p>0.1524</text:p>
          </table:table-cell>
          <table:table-cell office:value-type="float" office:value="31.7" calcext:value-type="float">
            <text:p>31.7</text:p>
          </table:table-cell>
          <table:table-cell office:value-type="float" office:value="0.00209405" calcext:value-type="float">
            <text:p>0.00209405</text:p>
          </table:table-cell>
          <table:table-cell office:value-type="float" office:value="129.117" calcext:value-type="float">
            <text:p>129.11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0.1524" calcext:value-type="float">
            <text:p>0.1524</text:p>
          </table:table-cell>
          <table:table-cell office:value-type="float" office:value="31.7" calcext:value-type="float">
            <text:p>31.7</text:p>
          </table:table-cell>
          <table:table-cell office:value-type="float" office:value="0.00209405" calcext:value-type="float">
            <text:p>0.00209405</text:p>
          </table:table-cell>
          <table:table-cell office:value-type="float" office:value="130.987" calcext:value-type="float">
            <text:p>130.987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 office:value-type="float" office:value="0.1524" calcext:value-type="float">
            <text:p>0.1524</text:p>
          </table:table-cell>
          <table:table-cell office:value-type="float" office:value="31.7" calcext:value-type="float">
            <text:p>31.7</text:p>
          </table:table-cell>
          <table:table-cell office:value-type="float" office:value="0.00209405" calcext:value-type="float">
            <text:p>0.00209405</text:p>
          </table:table-cell>
          <table:table-cell office:value-type="float" office:value="131.467" calcext:value-type="float">
            <text:p>131.467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0.1524" calcext:value-type="float">
            <text:p>0.1524</text:p>
          </table:table-cell>
          <table:table-cell office:value-type="float" office:value="31.7" calcext:value-type="float">
            <text:p>31.7</text:p>
          </table:table-cell>
          <table:table-cell office:value-type="float" office:value="0.00209405" calcext:value-type="float">
            <text:p>0.00209405</text:p>
          </table:table-cell>
          <table:table-cell office:value-type="float" office:value="130.817" calcext:value-type="float">
            <text:p>130.81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0.1524" calcext:value-type="float">
            <text:p>0.1524</text:p>
          </table:table-cell>
          <table:table-cell office:value-type="float" office:value="31.7" calcext:value-type="float">
            <text:p>31.7</text:p>
          </table:table-cell>
          <table:table-cell office:value-type="float" office:value="0.00209405" calcext:value-type="float">
            <text:p>0.00209405</text:p>
          </table:table-cell>
          <table:table-cell office:value-type="float" office:value="128.907" calcext:value-type="float">
            <text:p>128.907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0.1524" calcext:value-type="float">
            <text:p>0.1524</text:p>
          </table:table-cell>
          <table:table-cell office:value-type="float" office:value="31.7" calcext:value-type="float">
            <text:p>31.7</text:p>
          </table:table-cell>
          <table:table-cell office:value-type="float" office:value="0.00209405" calcext:value-type="float">
            <text:p>0.00209405</text:p>
          </table:table-cell>
          <table:table-cell office:value-type="float" office:value="125.867" calcext:value-type="float">
            <text:p>125.867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0" calcext:value-type="float">
            <text:p>0</text:p>
          </table:table-cell>
          <table:table-cell office:value-type="float" office:value="0.1524" calcext:value-type="float">
            <text:p>0.1524</text:p>
          </table:table-cell>
          <table:table-cell office:value-type="float" office:value="31.7" calcext:value-type="float">
            <text:p>31.7</text:p>
          </table:table-cell>
          <table:table-cell office:value-type="float" office:value="0.00209405" calcext:value-type="float">
            <text:p>0.00209405</text:p>
          </table:table-cell>
          <table:table-cell office:value-type="float" office:value="124.207" calcext:value-type="float">
            <text:p>124.207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0.1524" calcext:value-type="float">
            <text:p>0.1524</text:p>
          </table:table-cell>
          <table:table-cell office:value-type="float" office:value="31.7" calcext:value-type="float">
            <text:p>31.7</text:p>
          </table:table-cell>
          <table:table-cell office:value-type="float" office:value="0.00209405" calcext:value-type="float">
            <text:p>0.00209405</text:p>
          </table:table-cell>
          <table:table-cell office:value-type="float" office:value="123.807" calcext:value-type="float">
            <text:p>123.807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0.1524" calcext:value-type="float">
            <text:p>0.1524</text:p>
          </table:table-cell>
          <table:table-cell office:value-type="float" office:value="31.7" calcext:value-type="float">
            <text:p>31.7</text:p>
          </table:table-cell>
          <table:table-cell office:value-type="float" office:value="0.00209405" calcext:value-type="float">
            <text:p>0.00209405</text:p>
          </table:table-cell>
          <table:table-cell office:value-type="float" office:value="122.397" calcext:value-type="float">
            <text:p>122.397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0" calcext:value-type="float">
            <text:p>0</text:p>
          </table:table-cell>
          <table:table-cell office:value-type="float" office:value="0.1524" calcext:value-type="float">
            <text:p>0.1524</text:p>
          </table:table-cell>
          <table:table-cell office:value-type="float" office:value="31.7" calcext:value-type="float">
            <text:p>31.7</text:p>
          </table:table-cell>
          <table:table-cell office:value-type="float" office:value="0.00209405" calcext:value-type="float">
            <text:p>0.00209405</text:p>
          </table:table-cell>
          <table:table-cell office:value-type="float" office:value="119.737" calcext:value-type="float">
            <text:p>119.737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0.1524" calcext:value-type="float">
            <text:p>0.1524</text:p>
          </table:table-cell>
          <table:table-cell office:value-type="float" office:value="31.7" calcext:value-type="float">
            <text:p>31.7</text:p>
          </table:table-cell>
          <table:table-cell office:value-type="float" office:value="0.00209405" calcext:value-type="float">
            <text:p>0.00209405</text:p>
          </table:table-cell>
          <table:table-cell office:value-type="float" office:value="117.957" calcext:value-type="float">
            <text:p>117.957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.7" calcext:value-type="float">
            <text:p>2.7</text:p>
          </table:table-cell>
          <table:table-cell office:value-type="float" office:value="0.1524" calcext:value-type="float">
            <text:p>0.1524</text:p>
          </table:table-cell>
          <table:table-cell office:value-type="float" office:value="71.3" calcext:value-type="float">
            <text:p>71.3</text:p>
          </table:table-cell>
          <table:table-cell office:value-type="float" office:value="0.00243851" calcext:value-type="float">
            <text:p>0.00243851</text:p>
          </table:table-cell>
          <table:table-cell office:value-type="float" office:value="127.404" calcext:value-type="float">
            <text:p>127.40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.7" calcext:value-type="float">
            <text:p>2.7</text:p>
          </table:table-cell>
          <table:table-cell office:value-type="float" office:value="0.1524" calcext:value-type="float">
            <text:p>0.1524</text:p>
          </table:table-cell>
          <table:table-cell office:value-type="float" office:value="71.3" calcext:value-type="float">
            <text:p>71.3</text:p>
          </table:table-cell>
          <table:table-cell office:value-type="float" office:value="0.00243851" calcext:value-type="float">
            <text:p>0.00243851</text:p>
          </table:table-cell>
          <table:table-cell office:value-type="float" office:value="127.394" calcext:value-type="float">
            <text:p>127.39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.7" calcext:value-type="float">
            <text:p>2.7</text:p>
          </table:table-cell>
          <table:table-cell office:value-type="float" office:value="0.1524" calcext:value-type="float">
            <text:p>0.1524</text:p>
          </table:table-cell>
          <table:table-cell office:value-type="float" office:value="71.3" calcext:value-type="float">
            <text:p>71.3</text:p>
          </table:table-cell>
          <table:table-cell office:value-type="float" office:value="0.00243851" calcext:value-type="float">
            <text:p>0.00243851</text:p>
          </table:table-cell>
          <table:table-cell office:value-type="float" office:value="128.774" calcext:value-type="float">
            <text:p>128.774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2.7" calcext:value-type="float">
            <text:p>2.7</text:p>
          </table:table-cell>
          <table:table-cell office:value-type="float" office:value="0.1524" calcext:value-type="float">
            <text:p>0.1524</text:p>
          </table:table-cell>
          <table:table-cell office:value-type="float" office:value="71.3" calcext:value-type="float">
            <text:p>71.3</text:p>
          </table:table-cell>
          <table:table-cell office:value-type="float" office:value="0.00243851" calcext:value-type="float">
            <text:p>0.00243851</text:p>
          </table:table-cell>
          <table:table-cell office:value-type="float" office:value="130.144" calcext:value-type="float">
            <text:p>130.144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.7" calcext:value-type="float">
            <text:p>2.7</text:p>
          </table:table-cell>
          <table:table-cell office:value-type="float" office:value="0.1524" calcext:value-type="float">
            <text:p>0.1524</text:p>
          </table:table-cell>
          <table:table-cell office:value-type="float" office:value="71.3" calcext:value-type="float">
            <text:p>71.3</text:p>
          </table:table-cell>
          <table:table-cell office:value-type="float" office:value="0.00243851" calcext:value-type="float">
            <text:p>0.00243851</text:p>
          </table:table-cell>
          <table:table-cell office:value-type="float" office:value="130.644" calcext:value-type="float">
            <text:p>130.64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.7" calcext:value-type="float">
            <text:p>2.7</text:p>
          </table:table-cell>
          <table:table-cell office:value-type="float" office:value="0.1524" calcext:value-type="float">
            <text:p>0.1524</text:p>
          </table:table-cell>
          <table:table-cell office:value-type="float" office:value="71.3" calcext:value-type="float">
            <text:p>71.3</text:p>
          </table:table-cell>
          <table:table-cell office:value-type="float" office:value="0.00243851" calcext:value-type="float">
            <text:p>0.00243851</text:p>
          </table:table-cell>
          <table:table-cell office:value-type="float" office:value="130.114" calcext:value-type="float">
            <text:p>130.114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.7" calcext:value-type="float">
            <text:p>2.7</text:p>
          </table:table-cell>
          <table:table-cell office:value-type="float" office:value="0.1524" calcext:value-type="float">
            <text:p>0.1524</text:p>
          </table:table-cell>
          <table:table-cell office:value-type="float" office:value="71.3" calcext:value-type="float">
            <text:p>71.3</text:p>
          </table:table-cell>
          <table:table-cell office:value-type="float" office:value="0.00243851" calcext:value-type="float">
            <text:p>0.00243851</text:p>
          </table:table-cell>
          <table:table-cell office:value-type="float" office:value="128.334" calcext:value-type="float">
            <text:p>128.334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2.7" calcext:value-type="float">
            <text:p>2.7</text:p>
          </table:table-cell>
          <table:table-cell office:value-type="float" office:value="0.1524" calcext:value-type="float">
            <text:p>0.1524</text:p>
          </table:table-cell>
          <table:table-cell office:value-type="float" office:value="71.3" calcext:value-type="float">
            <text:p>71.3</text:p>
          </table:table-cell>
          <table:table-cell office:value-type="float" office:value="0.00243851" calcext:value-type="float">
            <text:p>0.00243851</text:p>
          </table:table-cell>
          <table:table-cell office:value-type="float" office:value="127.054" calcext:value-type="float">
            <text:p>127.05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.7" calcext:value-type="float">
            <text:p>2.7</text:p>
          </table:table-cell>
          <table:table-cell office:value-type="float" office:value="0.1524" calcext:value-type="float">
            <text:p>0.1524</text:p>
          </table:table-cell>
          <table:table-cell office:value-type="float" office:value="71.3" calcext:value-type="float">
            <text:p>71.3</text:p>
          </table:table-cell>
          <table:table-cell office:value-type="float" office:value="0.00243851" calcext:value-type="float">
            <text:p>0.00243851</text:p>
          </table:table-cell>
          <table:table-cell office:value-type="float" office:value="126.534" calcext:value-type="float">
            <text:p>126.53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.7" calcext:value-type="float">
            <text:p>2.7</text:p>
          </table:table-cell>
          <table:table-cell office:value-type="float" office:value="0.1524" calcext:value-type="float">
            <text:p>0.1524</text:p>
          </table:table-cell>
          <table:table-cell office:value-type="float" office:value="71.3" calcext:value-type="float">
            <text:p>71.3</text:p>
          </table:table-cell>
          <table:table-cell office:value-type="float" office:value="0.00243851" calcext:value-type="float">
            <text:p>0.00243851</text:p>
          </table:table-cell>
          <table:table-cell office:value-type="float" office:value="124.364" calcext:value-type="float">
            <text:p>124.364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2.7" calcext:value-type="float">
            <text:p>2.7</text:p>
          </table:table-cell>
          <table:table-cell office:value-type="float" office:value="0.1524" calcext:value-type="float">
            <text:p>0.1524</text:p>
          </table:table-cell>
          <table:table-cell office:value-type="float" office:value="71.3" calcext:value-type="float">
            <text:p>71.3</text:p>
          </table:table-cell>
          <table:table-cell office:value-type="float" office:value="0.00243851" calcext:value-type="float">
            <text:p>0.00243851</text:p>
          </table:table-cell>
          <table:table-cell office:value-type="float" office:value="121.944" calcext:value-type="float">
            <text:p>121.944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.7" calcext:value-type="float">
            <text:p>2.7</text:p>
          </table:table-cell>
          <table:table-cell office:value-type="float" office:value="0.1524" calcext:value-type="float">
            <text:p>0.1524</text:p>
          </table:table-cell>
          <table:table-cell office:value-type="float" office:value="71.3" calcext:value-type="float">
            <text:p>71.3</text:p>
          </table:table-cell>
          <table:table-cell office:value-type="float" office:value="0.00243851" calcext:value-type="float">
            <text:p>0.00243851</text:p>
          </table:table-cell>
          <table:table-cell office:value-type="float" office:value="120.534" calcext:value-type="float">
            <text:p>120.53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.7" calcext:value-type="float">
            <text:p>2.7</text:p>
          </table:table-cell>
          <table:table-cell office:value-type="float" office:value="0.1524" calcext:value-type="float">
            <text:p>0.1524</text:p>
          </table:table-cell>
          <table:table-cell office:value-type="float" office:value="71.3" calcext:value-type="float">
            <text:p>71.3</text:p>
          </table:table-cell>
          <table:table-cell office:value-type="float" office:value="0.00243851" calcext:value-type="float">
            <text:p>0.00243851</text:p>
          </table:table-cell>
          <table:table-cell office:value-type="float" office:value="116.724" calcext:value-type="float">
            <text:p>116.724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2.7" calcext:value-type="float">
            <text:p>2.7</text:p>
          </table:table-cell>
          <table:table-cell office:value-type="float" office:value="0.1524" calcext:value-type="float">
            <text:p>0.1524</text:p>
          </table:table-cell>
          <table:table-cell office:value-type="float" office:value="71.3" calcext:value-type="float">
            <text:p>71.3</text:p>
          </table:table-cell>
          <table:table-cell office:value-type="float" office:value="0.00243851" calcext:value-type="float">
            <text:p>0.00243851</text:p>
          </table:table-cell>
          <table:table-cell office:value-type="float" office:value="113.034" calcext:value-type="float">
            <text:p>113.034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2.7" calcext:value-type="float">
            <text:p>2.7</text:p>
          </table:table-cell>
          <table:table-cell office:value-type="float" office:value="0.1524" calcext:value-type="float">
            <text:p>0.1524</text:p>
          </table:table-cell>
          <table:table-cell office:value-type="float" office:value="71.3" calcext:value-type="float">
            <text:p>71.3</text:p>
          </table:table-cell>
          <table:table-cell office:value-type="float" office:value="0.00243851" calcext:value-type="float">
            <text:p>0.00243851</text:p>
          </table:table-cell>
          <table:table-cell office:value-type="float" office:value="110.364" calcext:value-type="float">
            <text:p>110.36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.7" calcext:value-type="float">
            <text:p>2.7</text:p>
          </table:table-cell>
          <table:table-cell office:value-type="float" office:value="0.1524" calcext:value-type="float">
            <text:p>0.1524</text:p>
          </table:table-cell>
          <table:table-cell office:value-type="float" office:value="39.6" calcext:value-type="float">
            <text:p>39.6</text:p>
          </table:table-cell>
          <table:table-cell office:value-type="float" office:value="0.00294804" calcext:value-type="float">
            <text:p>0.00294804</text:p>
          </table:table-cell>
          <table:table-cell office:value-type="float" office:value="121.009" calcext:value-type="float">
            <text:p>121.009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.7" calcext:value-type="float">
            <text:p>2.7</text:p>
          </table:table-cell>
          <table:table-cell office:value-type="float" office:value="0.1524" calcext:value-type="float">
            <text:p>0.1524</text:p>
          </table:table-cell>
          <table:table-cell office:value-type="float" office:value="39.6" calcext:value-type="float">
            <text:p>39.6</text:p>
          </table:table-cell>
          <table:table-cell office:value-type="float" office:value="0.00294804" calcext:value-type="float">
            <text:p>0.00294804</text:p>
          </table:table-cell>
          <table:table-cell office:value-type="float" office:value="125.809" calcext:value-type="float">
            <text:p>125.80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.7" calcext:value-type="float">
            <text:p>2.7</text:p>
          </table:table-cell>
          <table:table-cell office:value-type="float" office:value="0.1524" calcext:value-type="float">
            <text:p>0.1524</text:p>
          </table:table-cell>
          <table:table-cell office:value-type="float" office:value="39.6" calcext:value-type="float">
            <text:p>39.6</text:p>
          </table:table-cell>
          <table:table-cell office:value-type="float" office:value="0.00294804" calcext:value-type="float">
            <text:p>0.00294804</text:p>
          </table:table-cell>
          <table:table-cell office:value-type="float" office:value="128.829" calcext:value-type="float">
            <text:p>128.82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.7" calcext:value-type="float">
            <text:p>2.7</text:p>
          </table:table-cell>
          <table:table-cell office:value-type="float" office:value="0.1524" calcext:value-type="float">
            <text:p>0.1524</text:p>
          </table:table-cell>
          <table:table-cell office:value-type="float" office:value="39.6" calcext:value-type="float">
            <text:p>39.6</text:p>
          </table:table-cell>
          <table:table-cell office:value-type="float" office:value="0.00294804" calcext:value-type="float">
            <text:p>0.00294804</text:p>
          </table:table-cell>
          <table:table-cell office:value-type="float" office:value="130.589" calcext:value-type="float">
            <text:p>130.589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2.7" calcext:value-type="float">
            <text:p>2.7</text:p>
          </table:table-cell>
          <table:table-cell office:value-type="float" office:value="0.1524" calcext:value-type="float">
            <text:p>0.1524</text:p>
          </table:table-cell>
          <table:table-cell office:value-type="float" office:value="39.6" calcext:value-type="float">
            <text:p>39.6</text:p>
          </table:table-cell>
          <table:table-cell office:value-type="float" office:value="0.00294804" calcext:value-type="float">
            <text:p>0.00294804</text:p>
          </table:table-cell>
          <table:table-cell office:value-type="float" office:value="130.829" calcext:value-type="float">
            <text:p>130.829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.7" calcext:value-type="float">
            <text:p>2.7</text:p>
          </table:table-cell>
          <table:table-cell office:value-type="float" office:value="0.1524" calcext:value-type="float">
            <text:p>0.1524</text:p>
          </table:table-cell>
          <table:table-cell office:value-type="float" office:value="39.6" calcext:value-type="float">
            <text:p>39.6</text:p>
          </table:table-cell>
          <table:table-cell office:value-type="float" office:value="0.00294804" calcext:value-type="float">
            <text:p>0.00294804</text:p>
          </table:table-cell>
          <table:table-cell office:value-type="float" office:value="130.049" calcext:value-type="float">
            <text:p>130.04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.7" calcext:value-type="float">
            <text:p>2.7</text:p>
          </table:table-cell>
          <table:table-cell office:value-type="float" office:value="0.1524" calcext:value-type="float">
            <text:p>0.1524</text:p>
          </table:table-cell>
          <table:table-cell office:value-type="float" office:value="39.6" calcext:value-type="float">
            <text:p>39.6</text:p>
          </table:table-cell>
          <table:table-cell office:value-type="float" office:value="0.00294804" calcext:value-type="float">
            <text:p>0.00294804</text:p>
          </table:table-cell>
          <table:table-cell office:value-type="float" office:value="128.139" calcext:value-type="float">
            <text:p>128.139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.7" calcext:value-type="float">
            <text:p>2.7</text:p>
          </table:table-cell>
          <table:table-cell office:value-type="float" office:value="0.1524" calcext:value-type="float">
            <text:p>0.1524</text:p>
          </table:table-cell>
          <table:table-cell office:value-type="float" office:value="39.6" calcext:value-type="float">
            <text:p>39.6</text:p>
          </table:table-cell>
          <table:table-cell office:value-type="float" office:value="0.00294804" calcext:value-type="float">
            <text:p>0.00294804</text:p>
          </table:table-cell>
          <table:table-cell office:value-type="float" office:value="125.589" calcext:value-type="float">
            <text:p>125.589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2.7" calcext:value-type="float">
            <text:p>2.7</text:p>
          </table:table-cell>
          <table:table-cell office:value-type="float" office:value="0.1524" calcext:value-type="float">
            <text:p>0.1524</text:p>
          </table:table-cell>
          <table:table-cell office:value-type="float" office:value="39.6" calcext:value-type="float">
            <text:p>39.6</text:p>
          </table:table-cell>
          <table:table-cell office:value-type="float" office:value="0.00294804" calcext:value-type="float">
            <text:p>0.00294804</text:p>
          </table:table-cell>
          <table:table-cell office:value-type="float" office:value="122.919" calcext:value-type="float">
            <text:p>122.91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.7" calcext:value-type="float">
            <text:p>2.7</text:p>
          </table:table-cell>
          <table:table-cell office:value-type="float" office:value="0.1524" calcext:value-type="float">
            <text:p>0.1524</text:p>
          </table:table-cell>
          <table:table-cell office:value-type="float" office:value="39.6" calcext:value-type="float">
            <text:p>39.6</text:p>
          </table:table-cell>
          <table:table-cell office:value-type="float" office:value="0.00294804" calcext:value-type="float">
            <text:p>0.00294804</text:p>
          </table:table-cell>
          <table:table-cell office:value-type="float" office:value="121.889" calcext:value-type="float">
            <text:p>121.88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.7" calcext:value-type="float">
            <text:p>2.7</text:p>
          </table:table-cell>
          <table:table-cell office:value-type="float" office:value="0.1524" calcext:value-type="float">
            <text:p>0.1524</text:p>
          </table:table-cell>
          <table:table-cell office:value-type="float" office:value="39.6" calcext:value-type="float">
            <text:p>39.6</text:p>
          </table:table-cell>
          <table:table-cell office:value-type="float" office:value="0.00294804" calcext:value-type="float">
            <text:p>0.00294804</text:p>
          </table:table-cell>
          <table:table-cell office:value-type="float" office:value="121.499" calcext:value-type="float">
            <text:p>121.499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2.7" calcext:value-type="float">
            <text:p>2.7</text:p>
          </table:table-cell>
          <table:table-cell office:value-type="float" office:value="0.1524" calcext:value-type="float">
            <text:p>0.1524</text:p>
          </table:table-cell>
          <table:table-cell office:value-type="float" office:value="39.6" calcext:value-type="float">
            <text:p>39.6</text:p>
          </table:table-cell>
          <table:table-cell office:value-type="float" office:value="0.00294804" calcext:value-type="float">
            <text:p>0.00294804</text:p>
          </table:table-cell>
          <table:table-cell office:value-type="float" office:value="119.209" calcext:value-type="float">
            <text:p>119.209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.7" calcext:value-type="float">
            <text:p>2.7</text:p>
          </table:table-cell>
          <table:table-cell office:value-type="float" office:value="0.1524" calcext:value-type="float">
            <text:p>0.1524</text:p>
          </table:table-cell>
          <table:table-cell office:value-type="float" office:value="39.6" calcext:value-type="float">
            <text:p>39.6</text:p>
          </table:table-cell>
          <table:table-cell office:value-type="float" office:value="0.00294804" calcext:value-type="float">
            <text:p>0.00294804</text:p>
          </table:table-cell>
          <table:table-cell office:value-type="float" office:value="116.659" calcext:value-type="float">
            <text:p>116.65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.7" calcext:value-type="float">
            <text:p>2.7</text:p>
          </table:table-cell>
          <table:table-cell office:value-type="float" office:value="0.1524" calcext:value-type="float">
            <text:p>0.1524</text:p>
          </table:table-cell>
          <table:table-cell office:value-type="float" office:value="39.6" calcext:value-type="float">
            <text:p>39.6</text:p>
          </table:table-cell>
          <table:table-cell office:value-type="float" office:value="0.00294804" calcext:value-type="float">
            <text:p>0.00294804</text:p>
          </table:table-cell>
          <table:table-cell office:value-type="float" office:value="112.589" calcext:value-type="float">
            <text:p>112.589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2.7" calcext:value-type="float">
            <text:p>2.7</text:p>
          </table:table-cell>
          <table:table-cell office:value-type="float" office:value="0.1524" calcext:value-type="float">
            <text:p>0.1524</text:p>
          </table:table-cell>
          <table:table-cell office:value-type="float" office:value="39.6" calcext:value-type="float">
            <text:p>39.6</text:p>
          </table:table-cell>
          <table:table-cell office:value-type="float" office:value="0.00294804" calcext:value-type="float">
            <text:p>0.00294804</text:p>
          </table:table-cell>
          <table:table-cell office:value-type="float" office:value="108.649" calcext:value-type="float">
            <text:p>108.64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.4" calcext:value-type="float">
            <text:p>5.4</text:p>
          </table:table-cell>
          <table:table-cell office:value-type="float" office:value="0.1524" calcext:value-type="float">
            <text:p>0.1524</text:p>
          </table:table-cell>
          <table:table-cell office:value-type="float" office:value="71.3" calcext:value-type="float">
            <text:p>71.3</text:p>
          </table:table-cell>
          <table:table-cell office:value-type="float" office:value="0.00401199" calcext:value-type="float">
            <text:p>0.00401199</text:p>
          </table:table-cell>
          <table:table-cell office:value-type="float" office:value="124.121" calcext:value-type="float">
            <text:p>124.12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.4" calcext:value-type="float">
            <text:p>5.4</text:p>
          </table:table-cell>
          <table:table-cell office:value-type="float" office:value="0.1524" calcext:value-type="float">
            <text:p>0.1524</text:p>
          </table:table-cell>
          <table:table-cell office:value-type="float" office:value="71.3" calcext:value-type="float">
            <text:p>71.3</text:p>
          </table:table-cell>
          <table:table-cell office:value-type="float" office:value="0.00401199" calcext:value-type="float">
            <text:p>0.00401199</text:p>
          </table:table-cell>
          <table:table-cell office:value-type="float" office:value="126.291" calcext:value-type="float">
            <text:p>126.291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5.4" calcext:value-type="float">
            <text:p>5.4</text:p>
          </table:table-cell>
          <table:table-cell office:value-type="float" office:value="0.1524" calcext:value-type="float">
            <text:p>0.1524</text:p>
          </table:table-cell>
          <table:table-cell office:value-type="float" office:value="71.3" calcext:value-type="float">
            <text:p>71.3</text:p>
          </table:table-cell>
          <table:table-cell office:value-type="float" office:value="0.00401199" calcext:value-type="float">
            <text:p>0.00401199</text:p>
          </table:table-cell>
          <table:table-cell office:value-type="float" office:value="128.971" calcext:value-type="float">
            <text:p>128.97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.4" calcext:value-type="float">
            <text:p>5.4</text:p>
          </table:table-cell>
          <table:table-cell office:value-type="float" office:value="0.1524" calcext:value-type="float">
            <text:p>0.1524</text:p>
          </table:table-cell>
          <table:table-cell office:value-type="float" office:value="71.3" calcext:value-type="float">
            <text:p>71.3</text:p>
          </table:table-cell>
          <table:table-cell office:value-type="float" office:value="0.00401199" calcext:value-type="float">
            <text:p>0.00401199</text:p>
          </table:table-cell>
          <table:table-cell office:value-type="float" office:value="131.281" calcext:value-type="float">
            <text:p>131.28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.4" calcext:value-type="float">
            <text:p>5.4</text:p>
          </table:table-cell>
          <table:table-cell office:value-type="float" office:value="0.1524" calcext:value-type="float">
            <text:p>0.1524</text:p>
          </table:table-cell>
          <table:table-cell office:value-type="float" office:value="71.3" calcext:value-type="float">
            <text:p>71.3</text:p>
          </table:table-cell>
          <table:table-cell office:value-type="float" office:value="0.00401199" calcext:value-type="float">
            <text:p>0.00401199</text:p>
          </table:table-cell>
          <table:table-cell office:value-type="float" office:value="133.201" calcext:value-type="float">
            <text:p>133.201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5.4" calcext:value-type="float">
            <text:p>5.4</text:p>
          </table:table-cell>
          <table:table-cell office:value-type="float" office:value="0.1524" calcext:value-type="float">
            <text:p>0.1524</text:p>
          </table:table-cell>
          <table:table-cell office:value-type="float" office:value="71.3" calcext:value-type="float">
            <text:p>71.3</text:p>
          </table:table-cell>
          <table:table-cell office:value-type="float" office:value="0.00401199" calcext:value-type="float">
            <text:p>0.00401199</text:p>
          </table:table-cell>
          <table:table-cell office:value-type="float" office:value="134.111" calcext:value-type="float">
            <text:p>134.111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5.4" calcext:value-type="float">
            <text:p>5.4</text:p>
          </table:table-cell>
          <table:table-cell office:value-type="float" office:value="0.1524" calcext:value-type="float">
            <text:p>0.1524</text:p>
          </table:table-cell>
          <table:table-cell office:value-type="float" office:value="71.3" calcext:value-type="float">
            <text:p>71.3</text:p>
          </table:table-cell>
          <table:table-cell office:value-type="float" office:value="0.00401199" calcext:value-type="float">
            <text:p>0.00401199</text:p>
          </table:table-cell>
          <table:table-cell office:value-type="float" office:value="133.241" calcext:value-type="float">
            <text:p>133.24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.4" calcext:value-type="float">
            <text:p>5.4</text:p>
          </table:table-cell>
          <table:table-cell office:value-type="float" office:value="0.1524" calcext:value-type="float">
            <text:p>0.1524</text:p>
          </table:table-cell>
          <table:table-cell office:value-type="float" office:value="71.3" calcext:value-type="float">
            <text:p>71.3</text:p>
          </table:table-cell>
          <table:table-cell office:value-type="float" office:value="0.00401199" calcext:value-type="float">
            <text:p>0.00401199</text:p>
          </table:table-cell>
          <table:table-cell office:value-type="float" office:value="131.111" calcext:value-type="float">
            <text:p>131.111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5.4" calcext:value-type="float">
            <text:p>5.4</text:p>
          </table:table-cell>
          <table:table-cell office:value-type="float" office:value="0.1524" calcext:value-type="float">
            <text:p>0.1524</text:p>
          </table:table-cell>
          <table:table-cell office:value-type="float" office:value="71.3" calcext:value-type="float">
            <text:p>71.3</text:p>
          </table:table-cell>
          <table:table-cell office:value-type="float" office:value="0.00401199" calcext:value-type="float">
            <text:p>0.00401199</text:p>
          </table:table-cell>
          <table:table-cell office:value-type="float" office:value="127.591" calcext:value-type="float">
            <text:p>127.591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5.4" calcext:value-type="float">
            <text:p>5.4</text:p>
          </table:table-cell>
          <table:table-cell office:value-type="float" office:value="0.1524" calcext:value-type="float">
            <text:p>0.1524</text:p>
          </table:table-cell>
          <table:table-cell office:value-type="float" office:value="71.3" calcext:value-type="float">
            <text:p>71.3</text:p>
          </table:table-cell>
          <table:table-cell office:value-type="float" office:value="0.00401199" calcext:value-type="float">
            <text:p>0.00401199</text:p>
          </table:table-cell>
          <table:table-cell office:value-type="float" office:value="123.311" calcext:value-type="float">
            <text:p>123.311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.4" calcext:value-type="float">
            <text:p>5.4</text:p>
          </table:table-cell>
          <table:table-cell office:value-type="float" office:value="0.1524" calcext:value-type="float">
            <text:p>0.1524</text:p>
          </table:table-cell>
          <table:table-cell office:value-type="float" office:value="71.3" calcext:value-type="float">
            <text:p>71.3</text:p>
          </table:table-cell>
          <table:table-cell office:value-type="float" office:value="0.00401199" calcext:value-type="float">
            <text:p>0.00401199</text:p>
          </table:table-cell>
          <table:table-cell office:value-type="float" office:value="121.431" calcext:value-type="float">
            <text:p>121.431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.4" calcext:value-type="float">
            <text:p>5.4</text:p>
          </table:table-cell>
          <table:table-cell office:value-type="float" office:value="0.1524" calcext:value-type="float">
            <text:p>0.1524</text:p>
          </table:table-cell>
          <table:table-cell office:value-type="float" office:value="71.3" calcext:value-type="float">
            <text:p>71.3</text:p>
          </table:table-cell>
          <table:table-cell office:value-type="float" office:value="0.00401199" calcext:value-type="float">
            <text:p>0.00401199</text:p>
          </table:table-cell>
          <table:table-cell office:value-type="float" office:value="120.061" calcext:value-type="float">
            <text:p>120.061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5.4" calcext:value-type="float">
            <text:p>5.4</text:p>
          </table:table-cell>
          <table:table-cell office:value-type="float" office:value="0.1524" calcext:value-type="float">
            <text:p>0.1524</text:p>
          </table:table-cell>
          <table:table-cell office:value-type="float" office:value="71.3" calcext:value-type="float">
            <text:p>71.3</text:p>
          </table:table-cell>
          <table:table-cell office:value-type="float" office:value="0.00401199" calcext:value-type="float">
            <text:p>0.00401199</text:p>
          </table:table-cell>
          <table:table-cell office:value-type="float" office:value="116.411" calcext:value-type="float">
            <text:p>116.41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.4" calcext:value-type="float">
            <text:p>5.4</text:p>
          </table:table-cell>
          <table:table-cell office:value-type="float" office:value="0.1524" calcext:value-type="float">
            <text:p>0.1524</text:p>
          </table:table-cell>
          <table:table-cell office:value-type="float" office:value="55.5" calcext:value-type="float">
            <text:p>55.5</text:p>
          </table:table-cell>
          <table:table-cell office:value-type="float" office:value="0.00433288" calcext:value-type="float">
            <text:p>0.00433288</text:p>
          </table:table-cell>
          <table:table-cell office:value-type="float" office:value="126.807" calcext:value-type="float">
            <text:p>126.80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.4" calcext:value-type="float">
            <text:p>5.4</text:p>
          </table:table-cell>
          <table:table-cell office:value-type="float" office:value="0.1524" calcext:value-type="float">
            <text:p>0.1524</text:p>
          </table:table-cell>
          <table:table-cell office:value-type="float" office:value="55.5" calcext:value-type="float">
            <text:p>55.5</text:p>
          </table:table-cell>
          <table:table-cell office:value-type="float" office:value="0.00433288" calcext:value-type="float">
            <text:p>0.00433288</text:p>
          </table:table-cell>
          <table:table-cell office:value-type="float" office:value="129.367" calcext:value-type="float">
            <text:p>129.367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5.4" calcext:value-type="float">
            <text:p>5.4</text:p>
          </table:table-cell>
          <table:table-cell office:value-type="float" office:value="0.1524" calcext:value-type="float">
            <text:p>0.1524</text:p>
          </table:table-cell>
          <table:table-cell office:value-type="float" office:value="55.5" calcext:value-type="float">
            <text:p>55.5</text:p>
          </table:table-cell>
          <table:table-cell office:value-type="float" office:value="0.00433288" calcext:value-type="float">
            <text:p>0.00433288</text:p>
          </table:table-cell>
          <table:table-cell office:value-type="float" office:value="131.807" calcext:value-type="float">
            <text:p>131.80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.4" calcext:value-type="float">
            <text:p>5.4</text:p>
          </table:table-cell>
          <table:table-cell office:value-type="float" office:value="0.1524" calcext:value-type="float">
            <text:p>0.1524</text:p>
          </table:table-cell>
          <table:table-cell office:value-type="float" office:value="55.5" calcext:value-type="float">
            <text:p>55.5</text:p>
          </table:table-cell>
          <table:table-cell office:value-type="float" office:value="0.00433288" calcext:value-type="float">
            <text:p>0.00433288</text:p>
          </table:table-cell>
          <table:table-cell office:value-type="float" office:value="133.097" calcext:value-type="float">
            <text:p>133.09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.4" calcext:value-type="float">
            <text:p>5.4</text:p>
          </table:table-cell>
          <table:table-cell office:value-type="float" office:value="0.1524" calcext:value-type="float">
            <text:p>0.1524</text:p>
          </table:table-cell>
          <table:table-cell office:value-type="float" office:value="55.5" calcext:value-type="float">
            <text:p>55.5</text:p>
          </table:table-cell>
          <table:table-cell office:value-type="float" office:value="0.00433288" calcext:value-type="float">
            <text:p>0.00433288</text:p>
          </table:table-cell>
          <table:table-cell office:value-type="float" office:value="132.127" calcext:value-type="float">
            <text:p>132.127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5.4" calcext:value-type="float">
            <text:p>5.4</text:p>
          </table:table-cell>
          <table:table-cell office:value-type="float" office:value="0.1524" calcext:value-type="float">
            <text:p>0.1524</text:p>
          </table:table-cell>
          <table:table-cell office:value-type="float" office:value="55.5" calcext:value-type="float">
            <text:p>55.5</text:p>
          </table:table-cell>
          <table:table-cell office:value-type="float" office:value="0.00433288" calcext:value-type="float">
            <text:p>0.00433288</text:p>
          </table:table-cell>
          <table:table-cell office:value-type="float" office:value="130.777" calcext:value-type="float">
            <text:p>130.777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5.4" calcext:value-type="float">
            <text:p>5.4</text:p>
          </table:table-cell>
          <table:table-cell office:value-type="float" office:value="0.1524" calcext:value-type="float">
            <text:p>0.1524</text:p>
          </table:table-cell>
          <table:table-cell office:value-type="float" office:value="55.5" calcext:value-type="float">
            <text:p>55.5</text:p>
          </table:table-cell>
          <table:table-cell office:value-type="float" office:value="0.00433288" calcext:value-type="float">
            <text:p>0.00433288</text:p>
          </table:table-cell>
          <table:table-cell office:value-type="float" office:value="130.567" calcext:value-type="float">
            <text:p>130.56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.4" calcext:value-type="float">
            <text:p>5.4</text:p>
          </table:table-cell>
          <table:table-cell office:value-type="float" office:value="0.1524" calcext:value-type="float">
            <text:p>0.1524</text:p>
          </table:table-cell>
          <table:table-cell office:value-type="float" office:value="55.5" calcext:value-type="float">
            <text:p>55.5</text:p>
          </table:table-cell>
          <table:table-cell office:value-type="float" office:value="0.00433288" calcext:value-type="float">
            <text:p>0.00433288</text:p>
          </table:table-cell>
          <table:table-cell office:value-type="float" office:value="128.707" calcext:value-type="float">
            <text:p>128.707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5.4" calcext:value-type="float">
            <text:p>5.4</text:p>
          </table:table-cell>
          <table:table-cell office:value-type="float" office:value="0.1524" calcext:value-type="float">
            <text:p>0.1524</text:p>
          </table:table-cell>
          <table:table-cell office:value-type="float" office:value="55.5" calcext:value-type="float">
            <text:p>55.5</text:p>
          </table:table-cell>
          <table:table-cell office:value-type="float" office:value="0.00433288" calcext:value-type="float">
            <text:p>0.00433288</text:p>
          </table:table-cell>
          <table:table-cell office:value-type="float" office:value="124.077" calcext:value-type="float">
            <text:p>124.077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5.4" calcext:value-type="float">
            <text:p>5.4</text:p>
          </table:table-cell>
          <table:table-cell office:value-type="float" office:value="0.1524" calcext:value-type="float">
            <text:p>0.1524</text:p>
          </table:table-cell>
          <table:table-cell office:value-type="float" office:value="55.5" calcext:value-type="float">
            <text:p>55.5</text:p>
          </table:table-cell>
          <table:table-cell office:value-type="float" office:value="0.00433288" calcext:value-type="float">
            <text:p>0.00433288</text:p>
          </table:table-cell>
          <table:table-cell office:value-type="float" office:value="121.587" calcext:value-type="float">
            <text:p>121.587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.4" calcext:value-type="float">
            <text:p>5.4</text:p>
          </table:table-cell>
          <table:table-cell office:value-type="float" office:value="0.1524" calcext:value-type="float">
            <text:p>0.1524</text:p>
          </table:table-cell>
          <table:table-cell office:value-type="float" office:value="55.5" calcext:value-type="float">
            <text:p>55.5</text:p>
          </table:table-cell>
          <table:table-cell office:value-type="float" office:value="0.00433288" calcext:value-type="float">
            <text:p>0.00433288</text:p>
          </table:table-cell>
          <table:table-cell office:value-type="float" office:value="119.737" calcext:value-type="float">
            <text:p>119.737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.4" calcext:value-type="float">
            <text:p>5.4</text:p>
          </table:table-cell>
          <table:table-cell office:value-type="float" office:value="0.1524" calcext:value-type="float">
            <text:p>0.1524</text:p>
          </table:table-cell>
          <table:table-cell office:value-type="float" office:value="55.5" calcext:value-type="float">
            <text:p>55.5</text:p>
          </table:table-cell>
          <table:table-cell office:value-type="float" office:value="0.00433288" calcext:value-type="float">
            <text:p>0.00433288</text:p>
          </table:table-cell>
          <table:table-cell office:value-type="float" office:value="118.757" calcext:value-type="float">
            <text:p>118.757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5.4" calcext:value-type="float">
            <text:p>5.4</text:p>
          </table:table-cell>
          <table:table-cell office:value-type="float" office:value="0.1524" calcext:value-type="float">
            <text:p>0.1524</text:p>
          </table:table-cell>
          <table:table-cell office:value-type="float" office:value="55.5" calcext:value-type="float">
            <text:p>55.5</text:p>
          </table:table-cell>
          <table:table-cell office:value-type="float" office:value="0.00433288" calcext:value-type="float">
            <text:p>0.00433288</text:p>
          </table:table-cell>
          <table:table-cell office:value-type="float" office:value="117.287" calcext:value-type="float">
            <text:p>117.287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5.4" calcext:value-type="float">
            <text:p>5.4</text:p>
          </table:table-cell>
          <table:table-cell office:value-type="float" office:value="0.1524" calcext:value-type="float">
            <text:p>0.1524</text:p>
          </table:table-cell>
          <table:table-cell office:value-type="float" office:value="55.5" calcext:value-type="float">
            <text:p>55.5</text:p>
          </table:table-cell>
          <table:table-cell office:value-type="float" office:value="0.00433288" calcext:value-type="float">
            <text:p>0.00433288</text:p>
          </table:table-cell>
          <table:table-cell office:value-type="float" office:value="114.927" calcext:value-type="float">
            <text:p>114.927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5.4" calcext:value-type="float">
            <text:p>5.4</text:p>
          </table:table-cell>
          <table:table-cell office:value-type="float" office:value="0.1524" calcext:value-type="float">
            <text:p>0.1524</text:p>
          </table:table-cell>
          <table:table-cell office:value-type="float" office:value="39.6" calcext:value-type="float">
            <text:p>39.6</text:p>
          </table:table-cell>
          <table:table-cell office:value-type="float" office:value="0.00485029" calcext:value-type="float">
            <text:p>0.00485029</text:p>
          </table:table-cell>
          <table:table-cell office:value-type="float" office:value="125.347" calcext:value-type="float">
            <text:p>125.34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.4" calcext:value-type="float">
            <text:p>5.4</text:p>
          </table:table-cell>
          <table:table-cell office:value-type="float" office:value="0.1524" calcext:value-type="float">
            <text:p>0.1524</text:p>
          </table:table-cell>
          <table:table-cell office:value-type="float" office:value="39.6" calcext:value-type="float">
            <text:p>39.6</text:p>
          </table:table-cell>
          <table:table-cell office:value-type="float" office:value="0.00485029" calcext:value-type="float">
            <text:p>0.00485029</text:p>
          </table:table-cell>
          <table:table-cell office:value-type="float" office:value="127.637" calcext:value-type="float">
            <text:p>127.63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.4" calcext:value-type="float">
            <text:p>5.4</text:p>
          </table:table-cell>
          <table:table-cell office:value-type="float" office:value="0.1524" calcext:value-type="float">
            <text:p>0.1524</text:p>
          </table:table-cell>
          <table:table-cell office:value-type="float" office:value="39.6" calcext:value-type="float">
            <text:p>39.6</text:p>
          </table:table-cell>
          <table:table-cell office:value-type="float" office:value="0.00485029" calcext:value-type="float">
            <text:p>0.00485029</text:p>
          </table:table-cell>
          <table:table-cell office:value-type="float" office:value="129.937" calcext:value-type="float">
            <text:p>129.937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5.4" calcext:value-type="float">
            <text:p>5.4</text:p>
          </table:table-cell>
          <table:table-cell office:value-type="float" office:value="0.1524" calcext:value-type="float">
            <text:p>0.1524</text:p>
          </table:table-cell>
          <table:table-cell office:value-type="float" office:value="39.6" calcext:value-type="float">
            <text:p>39.6</text:p>
          </table:table-cell>
          <table:table-cell office:value-type="float" office:value="0.00485029" calcext:value-type="float">
            <text:p>0.00485029</text:p>
          </table:table-cell>
          <table:table-cell office:value-type="float" office:value="132.357" calcext:value-type="float">
            <text:p>132.35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.4" calcext:value-type="float">
            <text:p>5.4</text:p>
          </table:table-cell>
          <table:table-cell office:value-type="float" office:value="0.1524" calcext:value-type="float">
            <text:p>0.1524</text:p>
          </table:table-cell>
          <table:table-cell office:value-type="float" office:value="39.6" calcext:value-type="float">
            <text:p>39.6</text:p>
          </table:table-cell>
          <table:table-cell office:value-type="float" office:value="0.00485029" calcext:value-type="float">
            <text:p>0.00485029</text:p>
          </table:table-cell>
          <table:table-cell office:value-type="float" office:value="132.757" calcext:value-type="float">
            <text:p>132.75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.4" calcext:value-type="float">
            <text:p>5.4</text:p>
          </table:table-cell>
          <table:table-cell office:value-type="float" office:value="0.1524" calcext:value-type="float">
            <text:p>0.1524</text:p>
          </table:table-cell>
          <table:table-cell office:value-type="float" office:value="39.6" calcext:value-type="float">
            <text:p>39.6</text:p>
          </table:table-cell>
          <table:table-cell office:value-type="float" office:value="0.00485029" calcext:value-type="float">
            <text:p>0.00485029</text:p>
          </table:table-cell>
          <table:table-cell office:value-type="float" office:value="130.507" calcext:value-type="float">
            <text:p>130.507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5.4" calcext:value-type="float">
            <text:p>5.4</text:p>
          </table:table-cell>
          <table:table-cell office:value-type="float" office:value="0.1524" calcext:value-type="float">
            <text:p>0.1524</text:p>
          </table:table-cell>
          <table:table-cell office:value-type="float" office:value="39.6" calcext:value-type="float">
            <text:p>39.6</text:p>
          </table:table-cell>
          <table:table-cell office:value-type="float" office:value="0.00485029" calcext:value-type="float">
            <text:p>0.00485029</text:p>
          </table:table-cell>
          <table:table-cell office:value-type="float" office:value="127.117" calcext:value-type="float">
            <text:p>127.117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5.4" calcext:value-type="float">
            <text:p>5.4</text:p>
          </table:table-cell>
          <table:table-cell office:value-type="float" office:value="0.1524" calcext:value-type="float">
            <text:p>0.1524</text:p>
          </table:table-cell>
          <table:table-cell office:value-type="float" office:value="39.6" calcext:value-type="float">
            <text:p>39.6</text:p>
          </table:table-cell>
          <table:table-cell office:value-type="float" office:value="0.00485029" calcext:value-type="float">
            <text:p>0.00485029</text:p>
          </table:table-cell>
          <table:table-cell office:value-type="float" office:value="126.267" calcext:value-type="float">
            <text:p>126.26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.4" calcext:value-type="float">
            <text:p>5.4</text:p>
          </table:table-cell>
          <table:table-cell office:value-type="float" office:value="0.1524" calcext:value-type="float">
            <text:p>0.1524</text:p>
          </table:table-cell>
          <table:table-cell office:value-type="float" office:value="39.6" calcext:value-type="float">
            <text:p>39.6</text:p>
          </table:table-cell>
          <table:table-cell office:value-type="float" office:value="0.00485029" calcext:value-type="float">
            <text:p>0.00485029</text:p>
          </table:table-cell>
          <table:table-cell office:value-type="float" office:value="124.647" calcext:value-type="float">
            <text:p>124.647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5.4" calcext:value-type="float">
            <text:p>5.4</text:p>
          </table:table-cell>
          <table:table-cell office:value-type="float" office:value="0.1524" calcext:value-type="float">
            <text:p>0.1524</text:p>
          </table:table-cell>
          <table:table-cell office:value-type="float" office:value="39.6" calcext:value-type="float">
            <text:p>39.6</text:p>
          </table:table-cell>
          <table:table-cell office:value-type="float" office:value="0.00485029" calcext:value-type="float">
            <text:p>0.00485029</text:p>
          </table:table-cell>
          <table:table-cell office:value-type="float" office:value="120.497" calcext:value-type="float">
            <text:p>120.497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5.4" calcext:value-type="float">
            <text:p>5.4</text:p>
          </table:table-cell>
          <table:table-cell office:value-type="float" office:value="0.1524" calcext:value-type="float">
            <text:p>0.1524</text:p>
          </table:table-cell>
          <table:table-cell office:value-type="float" office:value="39.6" calcext:value-type="float">
            <text:p>39.6</text:p>
          </table:table-cell>
          <table:table-cell office:value-type="float" office:value="0.00485029" calcext:value-type="float">
            <text:p>0.00485029</text:p>
          </table:table-cell>
          <table:table-cell office:value-type="float" office:value="119.137" calcext:value-type="float">
            <text:p>119.137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.4" calcext:value-type="float">
            <text:p>5.4</text:p>
          </table:table-cell>
          <table:table-cell office:value-type="float" office:value="0.1524" calcext:value-type="float">
            <text:p>0.1524</text:p>
          </table:table-cell>
          <table:table-cell office:value-type="float" office:value="39.6" calcext:value-type="float">
            <text:p>39.6</text:p>
          </table:table-cell>
          <table:table-cell office:value-type="float" office:value="0.00485029" calcext:value-type="float">
            <text:p>0.00485029</text:p>
          </table:table-cell>
          <table:table-cell office:value-type="float" office:value="117.137" calcext:value-type="float">
            <text:p>117.137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.4" calcext:value-type="float">
            <text:p>5.4</text:p>
          </table:table-cell>
          <table:table-cell office:value-type="float" office:value="0.1524" calcext:value-type="float">
            <text:p>0.1524</text:p>
          </table:table-cell>
          <table:table-cell office:value-type="float" office:value="39.6" calcext:value-type="float">
            <text:p>39.6</text:p>
          </table:table-cell>
          <table:table-cell office:value-type="float" office:value="0.00485029" calcext:value-type="float">
            <text:p>0.00485029</text:p>
          </table:table-cell>
          <table:table-cell office:value-type="float" office:value="117.037" calcext:value-type="float">
            <text:p>117.037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5.4" calcext:value-type="float">
            <text:p>5.4</text:p>
          </table:table-cell>
          <table:table-cell office:value-type="float" office:value="0.1524" calcext:value-type="float">
            <text:p>0.1524</text:p>
          </table:table-cell>
          <table:table-cell office:value-type="float" office:value="39.6" calcext:value-type="float">
            <text:p>39.6</text:p>
          </table:table-cell>
          <table:table-cell office:value-type="float" office:value="0.00485029" calcext:value-type="float">
            <text:p>0.00485029</text:p>
          </table:table-cell>
          <table:table-cell office:value-type="float" office:value="116.677" calcext:value-type="float">
            <text:p>116.677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5.4" calcext:value-type="float">
            <text:p>5.4</text:p>
          </table:table-cell>
          <table:table-cell office:value-type="float" office:value="0.1524" calcext:value-type="float">
            <text:p>0.1524</text:p>
          </table:table-cell>
          <table:table-cell office:value-type="float" office:value="31.7" calcext:value-type="float">
            <text:p>31.7</text:p>
          </table:table-cell>
          <table:table-cell office:value-type="float" office:value="0.00525474" calcext:value-type="float">
            <text:p>0.00525474</text:p>
          </table:table-cell>
          <table:table-cell office:value-type="float" office:value="125.741" calcext:value-type="float">
            <text:p>125.74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.4" calcext:value-type="float">
            <text:p>5.4</text:p>
          </table:table-cell>
          <table:table-cell office:value-type="float" office:value="0.1524" calcext:value-type="float">
            <text:p>0.1524</text:p>
          </table:table-cell>
          <table:table-cell office:value-type="float" office:value="31.7" calcext:value-type="float">
            <text:p>31.7</text:p>
          </table:table-cell>
          <table:table-cell office:value-type="float" office:value="0.00525474" calcext:value-type="float">
            <text:p>0.00525474</text:p>
          </table:table-cell>
          <table:table-cell office:value-type="float" office:value="127.781" calcext:value-type="float">
            <text:p>127.78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.4" calcext:value-type="float">
            <text:p>5.4</text:p>
          </table:table-cell>
          <table:table-cell office:value-type="float" office:value="0.1524" calcext:value-type="float">
            <text:p>0.1524</text:p>
          </table:table-cell>
          <table:table-cell office:value-type="float" office:value="31.7" calcext:value-type="float">
            <text:p>31.7</text:p>
          </table:table-cell>
          <table:table-cell office:value-type="float" office:value="0.00525474" calcext:value-type="float">
            <text:p>0.00525474</text:p>
          </table:table-cell>
          <table:table-cell office:value-type="float" office:value="129.681" calcext:value-type="float">
            <text:p>129.681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5.4" calcext:value-type="float">
            <text:p>5.4</text:p>
          </table:table-cell>
          <table:table-cell office:value-type="float" office:value="0.1524" calcext:value-type="float">
            <text:p>0.1524</text:p>
          </table:table-cell>
          <table:table-cell office:value-type="float" office:value="31.7" calcext:value-type="float">
            <text:p>31.7</text:p>
          </table:table-cell>
          <table:table-cell office:value-type="float" office:value="0.00525474" calcext:value-type="float">
            <text:p>0.00525474</text:p>
          </table:table-cell>
          <table:table-cell office:value-type="float" office:value="131.471" calcext:value-type="float">
            <text:p>131.47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.4" calcext:value-type="float">
            <text:p>5.4</text:p>
          </table:table-cell>
          <table:table-cell office:value-type="float" office:value="0.1524" calcext:value-type="float">
            <text:p>0.1524</text:p>
          </table:table-cell>
          <table:table-cell office:value-type="float" office:value="31.7" calcext:value-type="float">
            <text:p>31.7</text:p>
          </table:table-cell>
          <table:table-cell office:value-type="float" office:value="0.00525474" calcext:value-type="float">
            <text:p>0.00525474</text:p>
          </table:table-cell>
          <table:table-cell office:value-type="float" office:value="131.491" calcext:value-type="float">
            <text:p>131.49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.4" calcext:value-type="float">
            <text:p>5.4</text:p>
          </table:table-cell>
          <table:table-cell office:value-type="float" office:value="0.1524" calcext:value-type="float">
            <text:p>0.1524</text:p>
          </table:table-cell>
          <table:table-cell office:value-type="float" office:value="31.7" calcext:value-type="float">
            <text:p>31.7</text:p>
          </table:table-cell>
          <table:table-cell office:value-type="float" office:value="0.00525474" calcext:value-type="float">
            <text:p>0.00525474</text:p>
          </table:table-cell>
          <table:table-cell office:value-type="float" office:value="128.241" calcext:value-type="float">
            <text:p>128.241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5.4" calcext:value-type="float">
            <text:p>5.4</text:p>
          </table:table-cell>
          <table:table-cell office:value-type="float" office:value="0.1524" calcext:value-type="float">
            <text:p>0.1524</text:p>
          </table:table-cell>
          <table:table-cell office:value-type="float" office:value="31.7" calcext:value-type="float">
            <text:p>31.7</text:p>
          </table:table-cell>
          <table:table-cell office:value-type="float" office:value="0.00525474" calcext:value-type="float">
            <text:p>0.00525474</text:p>
          </table:table-cell>
          <table:table-cell office:value-type="float" office:value="123.991" calcext:value-type="float">
            <text:p>123.991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5.4" calcext:value-type="float">
            <text:p>5.4</text:p>
          </table:table-cell>
          <table:table-cell office:value-type="float" office:value="0.1524" calcext:value-type="float">
            <text:p>0.1524</text:p>
          </table:table-cell>
          <table:table-cell office:value-type="float" office:value="31.7" calcext:value-type="float">
            <text:p>31.7</text:p>
          </table:table-cell>
          <table:table-cell office:value-type="float" office:value="0.00525474" calcext:value-type="float">
            <text:p>0.00525474</text:p>
          </table:table-cell>
          <table:table-cell office:value-type="float" office:value="123.761" calcext:value-type="float">
            <text:p>123.76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.4" calcext:value-type="float">
            <text:p>5.4</text:p>
          </table:table-cell>
          <table:table-cell office:value-type="float" office:value="0.1524" calcext:value-type="float">
            <text:p>0.1524</text:p>
          </table:table-cell>
          <table:table-cell office:value-type="float" office:value="31.7" calcext:value-type="float">
            <text:p>31.7</text:p>
          </table:table-cell>
          <table:table-cell office:value-type="float" office:value="0.00525474" calcext:value-type="float">
            <text:p>0.00525474</text:p>
          </table:table-cell>
          <table:table-cell office:value-type="float" office:value="122.771" calcext:value-type="float">
            <text:p>122.771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5.4" calcext:value-type="float">
            <text:p>5.4</text:p>
          </table:table-cell>
          <table:table-cell office:value-type="float" office:value="0.1524" calcext:value-type="float">
            <text:p>0.1524</text:p>
          </table:table-cell>
          <table:table-cell office:value-type="float" office:value="31.7" calcext:value-type="float">
            <text:p>31.7</text:p>
          </table:table-cell>
          <table:table-cell office:value-type="float" office:value="0.00525474" calcext:value-type="float">
            <text:p>0.00525474</text:p>
          </table:table-cell>
          <table:table-cell office:value-type="float" office:value="119.151" calcext:value-type="float">
            <text:p>119.151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5.4" calcext:value-type="float">
            <text:p>5.4</text:p>
          </table:table-cell>
          <table:table-cell office:value-type="float" office:value="0.1524" calcext:value-type="float">
            <text:p>0.1524</text:p>
          </table:table-cell>
          <table:table-cell office:value-type="float" office:value="31.7" calcext:value-type="float">
            <text:p>31.7</text:p>
          </table:table-cell>
          <table:table-cell office:value-type="float" office:value="0.00525474" calcext:value-type="float">
            <text:p>0.00525474</text:p>
          </table:table-cell>
          <table:table-cell office:value-type="float" office:value="118.291" calcext:value-type="float">
            <text:p>118.291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.4" calcext:value-type="float">
            <text:p>5.4</text:p>
          </table:table-cell>
          <table:table-cell office:value-type="float" office:value="0.1524" calcext:value-type="float">
            <text:p>0.1524</text:p>
          </table:table-cell>
          <table:table-cell office:value-type="float" office:value="31.7" calcext:value-type="float">
            <text:p>31.7</text:p>
          </table:table-cell>
          <table:table-cell office:value-type="float" office:value="0.00525474" calcext:value-type="float">
            <text:p>0.00525474</text:p>
          </table:table-cell>
          <table:table-cell office:value-type="float" office:value="116.181" calcext:value-type="float">
            <text:p>116.181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.4" calcext:value-type="float">
            <text:p>5.4</text:p>
          </table:table-cell>
          <table:table-cell office:value-type="float" office:value="0.1524" calcext:value-type="float">
            <text:p>0.1524</text:p>
          </table:table-cell>
          <table:table-cell office:value-type="float" office:value="31.7" calcext:value-type="float">
            <text:p>31.7</text:p>
          </table:table-cell>
          <table:table-cell office:value-type="float" office:value="0.00525474" calcext:value-type="float">
            <text:p>0.00525474</text:p>
          </table:table-cell>
          <table:table-cell office:value-type="float" office:value="115.691" calcext:value-type="float">
            <text:p>115.691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5.4" calcext:value-type="float">
            <text:p>5.4</text:p>
          </table:table-cell>
          <table:table-cell office:value-type="float" office:value="0.1524" calcext:value-type="float">
            <text:p>0.1524</text:p>
          </table:table-cell>
          <table:table-cell office:value-type="float" office:value="31.7" calcext:value-type="float">
            <text:p>31.7</text:p>
          </table:table-cell>
          <table:table-cell office:value-type="float" office:value="0.00525474" calcext:value-type="float">
            <text:p>0.00525474</text:p>
          </table:table-cell>
          <table:table-cell office:value-type="float" office:value="115.591" calcext:value-type="float">
            <text:p>115.59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7.2" calcext:value-type="float">
            <text:p>7.2</text:p>
          </table:table-cell>
          <table:table-cell office:value-type="float" office:value="0.1524" calcext:value-type="float">
            <text:p>0.1524</text:p>
          </table:table-cell>
          <table:table-cell office:value-type="float" office:value="71.3" calcext:value-type="float">
            <text:p>71.3</text:p>
          </table:table-cell>
          <table:table-cell office:value-type="float" office:value="0.00752039" calcext:value-type="float">
            <text:p>0.00752039</text:p>
          </table:table-cell>
          <table:table-cell office:value-type="float" office:value="128.713" calcext:value-type="float">
            <text:p>128.71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7.2" calcext:value-type="float">
            <text:p>7.2</text:p>
          </table:table-cell>
          <table:table-cell office:value-type="float" office:value="0.1524" calcext:value-type="float">
            <text:p>0.1524</text:p>
          </table:table-cell>
          <table:table-cell office:value-type="float" office:value="71.3" calcext:value-type="float">
            <text:p>71.3</text:p>
          </table:table-cell>
          <table:table-cell office:value-type="float" office:value="0.00752039" calcext:value-type="float">
            <text:p>0.00752039</text:p>
          </table:table-cell>
          <table:table-cell office:value-type="float" office:value="130.123" calcext:value-type="float">
            <text:p>130.12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.2" calcext:value-type="float">
            <text:p>7.2</text:p>
          </table:table-cell>
          <table:table-cell office:value-type="float" office:value="0.1524" calcext:value-type="float">
            <text:p>0.1524</text:p>
          </table:table-cell>
          <table:table-cell office:value-type="float" office:value="71.3" calcext:value-type="float">
            <text:p>71.3</text:p>
          </table:table-cell>
          <table:table-cell office:value-type="float" office:value="0.00752039" calcext:value-type="float">
            <text:p>0.00752039</text:p>
          </table:table-cell>
          <table:table-cell office:value-type="float" office:value="132.043" calcext:value-type="float">
            <text:p>132.043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7.2" calcext:value-type="float">
            <text:p>7.2</text:p>
          </table:table-cell>
          <table:table-cell office:value-type="float" office:value="0.1524" calcext:value-type="float">
            <text:p>0.1524</text:p>
          </table:table-cell>
          <table:table-cell office:value-type="float" office:value="71.3" calcext:value-type="float">
            <text:p>71.3</text:p>
          </table:table-cell>
          <table:table-cell office:value-type="float" office:value="0.00752039" calcext:value-type="float">
            <text:p>0.00752039</text:p>
          </table:table-cell>
          <table:table-cell office:value-type="float" office:value="134.853" calcext:value-type="float">
            <text:p>134.85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7.2" calcext:value-type="float">
            <text:p>7.2</text:p>
          </table:table-cell>
          <table:table-cell office:value-type="float" office:value="0.1524" calcext:value-type="float">
            <text:p>0.1524</text:p>
          </table:table-cell>
          <table:table-cell office:value-type="float" office:value="71.3" calcext:value-type="float">
            <text:p>71.3</text:p>
          </table:table-cell>
          <table:table-cell office:value-type="float" office:value="0.00752039" calcext:value-type="float">
            <text:p>0.00752039</text:p>
          </table:table-cell>
          <table:table-cell office:value-type="float" office:value="136.023" calcext:value-type="float">
            <text:p>136.02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.2" calcext:value-type="float">
            <text:p>7.2</text:p>
          </table:table-cell>
          <table:table-cell office:value-type="float" office:value="0.1524" calcext:value-type="float">
            <text:p>0.1524</text:p>
          </table:table-cell>
          <table:table-cell office:value-type="float" office:value="71.3" calcext:value-type="float">
            <text:p>71.3</text:p>
          </table:table-cell>
          <table:table-cell office:value-type="float" office:value="0.00752039" calcext:value-type="float">
            <text:p>0.00752039</text:p>
          </table:table-cell>
          <table:table-cell office:value-type="float" office:value="134.273" calcext:value-type="float">
            <text:p>134.273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7.2" calcext:value-type="float">
            <text:p>7.2</text:p>
          </table:table-cell>
          <table:table-cell office:value-type="float" office:value="0.1524" calcext:value-type="float">
            <text:p>0.1524</text:p>
          </table:table-cell>
          <table:table-cell office:value-type="float" office:value="71.3" calcext:value-type="float">
            <text:p>71.3</text:p>
          </table:table-cell>
          <table:table-cell office:value-type="float" office:value="0.00752039" calcext:value-type="float">
            <text:p>0.00752039</text:p>
          </table:table-cell>
          <table:table-cell office:value-type="float" office:value="132.513" calcext:value-type="float">
            <text:p>132.513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7.2" calcext:value-type="float">
            <text:p>7.2</text:p>
          </table:table-cell>
          <table:table-cell office:value-type="float" office:value="0.1524" calcext:value-type="float">
            <text:p>0.1524</text:p>
          </table:table-cell>
          <table:table-cell office:value-type="float" office:value="71.3" calcext:value-type="float">
            <text:p>71.3</text:p>
          </table:table-cell>
          <table:table-cell office:value-type="float" office:value="0.00752039" calcext:value-type="float">
            <text:p>0.00752039</text:p>
          </table:table-cell>
          <table:table-cell office:value-type="float" office:value="130.893" calcext:value-type="float">
            <text:p>130.89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2" calcext:value-type="float">
            <text:p>7.2</text:p>
          </table:table-cell>
          <table:table-cell office:value-type="float" office:value="0.1524" calcext:value-type="float">
            <text:p>0.1524</text:p>
          </table:table-cell>
          <table:table-cell office:value-type="float" office:value="71.3" calcext:value-type="float">
            <text:p>71.3</text:p>
          </table:table-cell>
          <table:table-cell office:value-type="float" office:value="0.00752039" calcext:value-type="float">
            <text:p>0.00752039</text:p>
          </table:table-cell>
          <table:table-cell office:value-type="float" office:value="128.643" calcext:value-type="float">
            <text:p>128.643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7.2" calcext:value-type="float">
            <text:p>7.2</text:p>
          </table:table-cell>
          <table:table-cell office:value-type="float" office:value="0.1524" calcext:value-type="float">
            <text:p>0.1524</text:p>
          </table:table-cell>
          <table:table-cell office:value-type="float" office:value="71.3" calcext:value-type="float">
            <text:p>71.3</text:p>
          </table:table-cell>
          <table:table-cell office:value-type="float" office:value="0.00752039" calcext:value-type="float">
            <text:p>0.00752039</text:p>
          </table:table-cell>
          <table:table-cell office:value-type="float" office:value="124.353" calcext:value-type="float">
            <text:p>124.353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7.2" calcext:value-type="float">
            <text:p>7.2</text:p>
          </table:table-cell>
          <table:table-cell office:value-type="float" office:value="0.1524" calcext:value-type="float">
            <text:p>0.1524</text:p>
          </table:table-cell>
          <table:table-cell office:value-type="float" office:value="71.3" calcext:value-type="float">
            <text:p>71.3</text:p>
          </table:table-cell>
          <table:table-cell office:value-type="float" office:value="0.00752039" calcext:value-type="float">
            <text:p>0.00752039</text:p>
          </table:table-cell>
          <table:table-cell office:value-type="float" office:value="116.783" calcext:value-type="float">
            <text:p>116.783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7.2" calcext:value-type="float">
            <text:p>7.2</text:p>
          </table:table-cell>
          <table:table-cell office:value-type="float" office:value="0.1524" calcext:value-type="float">
            <text:p>0.1524</text:p>
          </table:table-cell>
          <table:table-cell office:value-type="float" office:value="71.3" calcext:value-type="float">
            <text:p>71.3</text:p>
          </table:table-cell>
          <table:table-cell office:value-type="float" office:value="0.00752039" calcext:value-type="float">
            <text:p>0.00752039</text:p>
          </table:table-cell>
          <table:table-cell office:value-type="float" office:value="119.343" calcext:value-type="float">
            <text:p>119.343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.2" calcext:value-type="float">
            <text:p>7.2</text:p>
          </table:table-cell>
          <table:table-cell office:value-type="float" office:value="0.1524" calcext:value-type="float">
            <text:p>0.1524</text:p>
          </table:table-cell>
          <table:table-cell office:value-type="float" office:value="71.3" calcext:value-type="float">
            <text:p>71.3</text:p>
          </table:table-cell>
          <table:table-cell office:value-type="float" office:value="0.00752039" calcext:value-type="float">
            <text:p>0.00752039</text:p>
          </table:table-cell>
          <table:table-cell office:value-type="float" office:value="118.343" calcext:value-type="float">
            <text:p>118.343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7.2" calcext:value-type="float">
            <text:p>7.2</text:p>
          </table:table-cell>
          <table:table-cell office:value-type="float" office:value="0.1524" calcext:value-type="float">
            <text:p>0.1524</text:p>
          </table:table-cell>
          <table:table-cell office:value-type="float" office:value="71.3" calcext:value-type="float">
            <text:p>71.3</text:p>
          </table:table-cell>
          <table:table-cell office:value-type="float" office:value="0.00752039" calcext:value-type="float">
            <text:p>0.00752039</text:p>
          </table:table-cell>
          <table:table-cell office:value-type="float" office:value="116.603" calcext:value-type="float">
            <text:p>116.603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7.2" calcext:value-type="float">
            <text:p>7.2</text:p>
          </table:table-cell>
          <table:table-cell office:value-type="float" office:value="0.1524" calcext:value-type="float">
            <text:p>0.1524</text:p>
          </table:table-cell>
          <table:table-cell office:value-type="float" office:value="71.3" calcext:value-type="float">
            <text:p>71.3</text:p>
          </table:table-cell>
          <table:table-cell office:value-type="float" office:value="0.00752039" calcext:value-type="float">
            <text:p>0.00752039</text:p>
          </table:table-cell>
          <table:table-cell office:value-type="float" office:value="113.333" calcext:value-type="float">
            <text:p>113.33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7.2" calcext:value-type="float">
            <text:p>7.2</text:p>
          </table:table-cell>
          <table:table-cell office:value-type="float" office:value="0.1524" calcext:value-type="float">
            <text:p>0.1524</text:p>
          </table:table-cell>
          <table:table-cell office:value-type="float" office:value="71.3" calcext:value-type="float">
            <text:p>71.3</text:p>
          </table:table-cell>
          <table:table-cell office:value-type="float" office:value="0.00752039" calcext:value-type="float">
            <text:p>0.00752039</text:p>
          </table:table-cell>
          <table:table-cell office:value-type="float" office:value="110.313" calcext:value-type="float">
            <text:p>110.31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.2" calcext:value-type="float">
            <text:p>7.2</text:p>
          </table:table-cell>
          <table:table-cell office:value-type="float" office:value="0.1524" calcext:value-type="float">
            <text:p>0.1524</text:p>
          </table:table-cell>
          <table:table-cell office:value-type="float" office:value="39.6" calcext:value-type="float">
            <text:p>39.6</text:p>
          </table:table-cell>
          <table:table-cell office:value-type="float" office:value="0.00909175" calcext:value-type="float">
            <text:p>0.00909175</text:p>
          </table:table-cell>
          <table:table-cell office:value-type="float" office:value="127.488" calcext:value-type="float">
            <text:p>127.48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7.2" calcext:value-type="float">
            <text:p>7.2</text:p>
          </table:table-cell>
          <table:table-cell office:value-type="float" office:value="0.1524" calcext:value-type="float">
            <text:p>0.1524</text:p>
          </table:table-cell>
          <table:table-cell office:value-type="float" office:value="39.6" calcext:value-type="float">
            <text:p>39.6</text:p>
          </table:table-cell>
          <table:table-cell office:value-type="float" office:value="0.00909175" calcext:value-type="float">
            <text:p>0.00909175</text:p>
          </table:table-cell>
          <table:table-cell office:value-type="float" office:value="130.558" calcext:value-type="float">
            <text:p>130.55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7.2" calcext:value-type="float">
            <text:p>7.2</text:p>
          </table:table-cell>
          <table:table-cell office:value-type="float" office:value="0.1524" calcext:value-type="float">
            <text:p>0.1524</text:p>
          </table:table-cell>
          <table:table-cell office:value-type="float" office:value="39.6" calcext:value-type="float">
            <text:p>39.6</text:p>
          </table:table-cell>
          <table:table-cell office:value-type="float" office:value="0.00909175" calcext:value-type="float">
            <text:p>0.00909175</text:p>
          </table:table-cell>
          <table:table-cell office:value-type="float" office:value="132.118" calcext:value-type="float">
            <text:p>132.1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.2" calcext:value-type="float">
            <text:p>7.2</text:p>
          </table:table-cell>
          <table:table-cell office:value-type="float" office:value="0.1524" calcext:value-type="float">
            <text:p>0.1524</text:p>
          </table:table-cell>
          <table:table-cell office:value-type="float" office:value="39.6" calcext:value-type="float">
            <text:p>39.6</text:p>
          </table:table-cell>
          <table:table-cell office:value-type="float" office:value="0.00909175" calcext:value-type="float">
            <text:p>0.00909175</text:p>
          </table:table-cell>
          <table:table-cell office:value-type="float" office:value="132.658" calcext:value-type="float">
            <text:p>132.658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7.2" calcext:value-type="float">
            <text:p>7.2</text:p>
          </table:table-cell>
          <table:table-cell office:value-type="float" office:value="0.1524" calcext:value-type="float">
            <text:p>0.1524</text:p>
          </table:table-cell>
          <table:table-cell office:value-type="float" office:value="39.6" calcext:value-type="float">
            <text:p>39.6</text:p>
          </table:table-cell>
          <table:table-cell office:value-type="float" office:value="0.00909175" calcext:value-type="float">
            <text:p>0.00909175</text:p>
          </table:table-cell>
          <table:table-cell office:value-type="float" office:value="133.198" calcext:value-type="float">
            <text:p>133.19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7.2" calcext:value-type="float">
            <text:p>7.2</text:p>
          </table:table-cell>
          <table:table-cell office:value-type="float" office:value="0.1524" calcext:value-type="float">
            <text:p>0.1524</text:p>
          </table:table-cell>
          <table:table-cell office:value-type="float" office:value="39.6" calcext:value-type="float">
            <text:p>39.6</text:p>
          </table:table-cell>
          <table:table-cell office:value-type="float" office:value="0.00909175" calcext:value-type="float">
            <text:p>0.00909175</text:p>
          </table:table-cell>
          <table:table-cell office:value-type="float" office:value="132.358" calcext:value-type="float">
            <text:p>132.35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.2" calcext:value-type="float">
            <text:p>7.2</text:p>
          </table:table-cell>
          <table:table-cell office:value-type="float" office:value="0.1524" calcext:value-type="float">
            <text:p>0.1524</text:p>
          </table:table-cell>
          <table:table-cell office:value-type="float" office:value="39.6" calcext:value-type="float">
            <text:p>39.6</text:p>
          </table:table-cell>
          <table:table-cell office:value-type="float" office:value="0.00909175" calcext:value-type="float">
            <text:p>0.00909175</text:p>
          </table:table-cell>
          <table:table-cell office:value-type="float" office:value="128.338" calcext:value-type="float">
            <text:p>128.338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7.2" calcext:value-type="float">
            <text:p>7.2</text:p>
          </table:table-cell>
          <table:table-cell office:value-type="float" office:value="0.1524" calcext:value-type="float">
            <text:p>0.1524</text:p>
          </table:table-cell>
          <table:table-cell office:value-type="float" office:value="39.6" calcext:value-type="float">
            <text:p>39.6</text:p>
          </table:table-cell>
          <table:table-cell office:value-type="float" office:value="0.00909175" calcext:value-type="float">
            <text:p>0.00909175</text:p>
          </table:table-cell>
          <table:table-cell office:value-type="float" office:value="122.428" calcext:value-type="float">
            <text:p>122.428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7.2" calcext:value-type="float">
            <text:p>7.2</text:p>
          </table:table-cell>
          <table:table-cell office:value-type="float" office:value="0.1524" calcext:value-type="float">
            <text:p>0.1524</text:p>
          </table:table-cell>
          <table:table-cell office:value-type="float" office:value="39.6" calcext:value-type="float">
            <text:p>39.6</text:p>
          </table:table-cell>
          <table:table-cell office:value-type="float" office:value="0.00909175" calcext:value-type="float">
            <text:p>0.00909175</text:p>
          </table:table-cell>
          <table:table-cell office:value-type="float" office:value="120.058" calcext:value-type="float">
            <text:p>120.05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2" calcext:value-type="float">
            <text:p>7.2</text:p>
          </table:table-cell>
          <table:table-cell office:value-type="float" office:value="0.1524" calcext:value-type="float">
            <text:p>0.1524</text:p>
          </table:table-cell>
          <table:table-cell office:value-type="float" office:value="39.6" calcext:value-type="float">
            <text:p>39.6</text:p>
          </table:table-cell>
          <table:table-cell office:value-type="float" office:value="0.00909175" calcext:value-type="float">
            <text:p>0.00909175</text:p>
          </table:table-cell>
          <table:table-cell office:value-type="float" office:value="120.228" calcext:value-type="float">
            <text:p>120.228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7.2" calcext:value-type="float">
            <text:p>7.2</text:p>
          </table:table-cell>
          <table:table-cell office:value-type="float" office:value="0.1524" calcext:value-type="float">
            <text:p>0.1524</text:p>
          </table:table-cell>
          <table:table-cell office:value-type="float" office:value="39.6" calcext:value-type="float">
            <text:p>39.6</text:p>
          </table:table-cell>
          <table:table-cell office:value-type="float" office:value="0.00909175" calcext:value-type="float">
            <text:p>0.00909175</text:p>
          </table:table-cell>
          <table:table-cell office:value-type="float" office:value="117.478" calcext:value-type="float">
            <text:p>117.478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7.2" calcext:value-type="float">
            <text:p>7.2</text:p>
          </table:table-cell>
          <table:table-cell office:value-type="float" office:value="0.1524" calcext:value-type="float">
            <text:p>0.1524</text:p>
          </table:table-cell>
          <table:table-cell office:value-type="float" office:value="39.6" calcext:value-type="float">
            <text:p>39.6</text:p>
          </table:table-cell>
          <table:table-cell office:value-type="float" office:value="0.00909175" calcext:value-type="float">
            <text:p>0.00909175</text:p>
          </table:table-cell>
          <table:table-cell office:value-type="float" office:value="111.818" calcext:value-type="float">
            <text:p>111.81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7.2" calcext:value-type="float">
            <text:p>7.2</text:p>
          </table:table-cell>
          <table:table-cell office:value-type="float" office:value="0.1524" calcext:value-type="float">
            <text:p>0.1524</text:p>
          </table:table-cell>
          <table:table-cell office:value-type="float" office:value="39.6" calcext:value-type="float">
            <text:p>39.6</text:p>
          </table:table-cell>
          <table:table-cell office:value-type="float" office:value="0.00909175" calcext:value-type="float">
            <text:p>0.00909175</text:p>
          </table:table-cell>
          <table:table-cell office:value-type="float" office:value="114.258" calcext:value-type="float">
            <text:p>114.25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.2" calcext:value-type="float">
            <text:p>7.2</text:p>
          </table:table-cell>
          <table:table-cell office:value-type="float" office:value="0.1524" calcext:value-type="float">
            <text:p>0.1524</text:p>
          </table:table-cell>
          <table:table-cell office:value-type="float" office:value="39.6" calcext:value-type="float">
            <text:p>39.6</text:p>
          </table:table-cell>
          <table:table-cell office:value-type="float" office:value="0.00909175" calcext:value-type="float">
            <text:p>0.00909175</text:p>
          </table:table-cell>
          <table:table-cell office:value-type="float" office:value="113.288" calcext:value-type="float">
            <text:p>113.288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7.2" calcext:value-type="float">
            <text:p>7.2</text:p>
          </table:table-cell>
          <table:table-cell office:value-type="float" office:value="0.1524" calcext:value-type="float">
            <text:p>0.1524</text:p>
          </table:table-cell>
          <table:table-cell office:value-type="float" office:value="39.6" calcext:value-type="float">
            <text:p>39.6</text:p>
          </table:table-cell>
          <table:table-cell office:value-type="float" office:value="0.00909175" calcext:value-type="float">
            <text:p>0.00909175</text:p>
          </table:table-cell>
          <table:table-cell office:value-type="float" office:value="112.688" calcext:value-type="float">
            <text:p>112.688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7.2" calcext:value-type="float">
            <text:p>7.2</text:p>
          </table:table-cell>
          <table:table-cell office:value-type="float" office:value="0.1524" calcext:value-type="float">
            <text:p>0.1524</text:p>
          </table:table-cell>
          <table:table-cell office:value-type="float" office:value="39.6" calcext:value-type="float">
            <text:p>39.6</text:p>
          </table:table-cell>
          <table:table-cell office:value-type="float" office:value="0.00909175" calcext:value-type="float">
            <text:p>0.00909175</text:p>
          </table:table-cell>
          <table:table-cell office:value-type="float" office:value="111.588" calcext:value-type="float">
            <text:p>111.58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7.2" calcext:value-type="float">
            <text:p>7.2</text:p>
          </table:table-cell>
          <table:table-cell office:value-type="float" office:value="0.1524" calcext:value-type="float">
            <text:p>0.1524</text:p>
          </table:table-cell>
          <table:table-cell office:value-type="float" office:value="39.6" calcext:value-type="float">
            <text:p>39.6</text:p>
          </table:table-cell>
          <table:table-cell office:value-type="float" office:value="0.00909175" calcext:value-type="float">
            <text:p>0.00909175</text:p>
          </table:table-cell>
          <table:table-cell office:value-type="float" office:value="110.868" calcext:value-type="float">
            <text:p>110.86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.9" calcext:value-type="float">
            <text:p>9.9</text:p>
          </table:table-cell>
          <table:table-cell office:value-type="float" office:value="0.1524" calcext:value-type="float">
            <text:p>0.1524</text:p>
          </table:table-cell>
          <table:table-cell office:value-type="float" office:value="71.3" calcext:value-type="float">
            <text:p>71.3</text:p>
          </table:table-cell>
          <table:table-cell office:value-type="float" office:value="0.0193001" calcext:value-type="float">
            <text:p>0.0193001</text:p>
          </table:table-cell>
          <table:table-cell office:value-type="float" office:value="134.319" calcext:value-type="float">
            <text:p>134.31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9.9" calcext:value-type="float">
            <text:p>9.9</text:p>
          </table:table-cell>
          <table:table-cell office:value-type="float" office:value="0.1524" calcext:value-type="float">
            <text:p>0.1524</text:p>
          </table:table-cell>
          <table:table-cell office:value-type="float" office:value="71.3" calcext:value-type="float">
            <text:p>71.3</text:p>
          </table:table-cell>
          <table:table-cell office:value-type="float" office:value="0.0193001" calcext:value-type="float">
            <text:p>0.0193001</text:p>
          </table:table-cell>
          <table:table-cell office:value-type="float" office:value="135.329" calcext:value-type="float">
            <text:p>135.329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9.9" calcext:value-type="float">
            <text:p>9.9</text:p>
          </table:table-cell>
          <table:table-cell office:value-type="float" office:value="0.1524" calcext:value-type="float">
            <text:p>0.1524</text:p>
          </table:table-cell>
          <table:table-cell office:value-type="float" office:value="71.3" calcext:value-type="float">
            <text:p>71.3</text:p>
          </table:table-cell>
          <table:table-cell office:value-type="float" office:value="0.0193001" calcext:value-type="float">
            <text:p>0.0193001</text:p>
          </table:table-cell>
          <table:table-cell office:value-type="float" office:value="135.459" calcext:value-type="float">
            <text:p>135.45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9.9" calcext:value-type="float">
            <text:p>9.9</text:p>
          </table:table-cell>
          <table:table-cell office:value-type="float" office:value="0.1524" calcext:value-type="float">
            <text:p>0.1524</text:p>
          </table:table-cell>
          <table:table-cell office:value-type="float" office:value="71.3" calcext:value-type="float">
            <text:p>71.3</text:p>
          </table:table-cell>
          <table:table-cell office:value-type="float" office:value="0.0193001" calcext:value-type="float">
            <text:p>0.0193001</text:p>
          </table:table-cell>
          <table:table-cell office:value-type="float" office:value="135.079" calcext:value-type="float">
            <text:p>135.07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.9" calcext:value-type="float">
            <text:p>9.9</text:p>
          </table:table-cell>
          <table:table-cell office:value-type="float" office:value="0.1524" calcext:value-type="float">
            <text:p>0.1524</text:p>
          </table:table-cell>
          <table:table-cell office:value-type="float" office:value="71.3" calcext:value-type="float">
            <text:p>71.3</text:p>
          </table:table-cell>
          <table:table-cell office:value-type="float" office:value="0.0193001" calcext:value-type="float">
            <text:p>0.0193001</text:p>
          </table:table-cell>
          <table:table-cell office:value-type="float" office:value="131.279" calcext:value-type="float">
            <text:p>131.279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9.9" calcext:value-type="float">
            <text:p>9.9</text:p>
          </table:table-cell>
          <table:table-cell office:value-type="float" office:value="0.1524" calcext:value-type="float">
            <text:p>0.1524</text:p>
          </table:table-cell>
          <table:table-cell office:value-type="float" office:value="71.3" calcext:value-type="float">
            <text:p>71.3</text:p>
          </table:table-cell>
          <table:table-cell office:value-type="float" office:value="0.0193001" calcext:value-type="float">
            <text:p>0.0193001</text:p>
          </table:table-cell>
          <table:table-cell office:value-type="float" office:value="129.889" calcext:value-type="float">
            <text:p>129.88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9.9" calcext:value-type="float">
            <text:p>9.9</text:p>
          </table:table-cell>
          <table:table-cell office:value-type="float" office:value="0.1524" calcext:value-type="float">
            <text:p>0.1524</text:p>
          </table:table-cell>
          <table:table-cell office:value-type="float" office:value="71.3" calcext:value-type="float">
            <text:p>71.3</text:p>
          </table:table-cell>
          <table:table-cell office:value-type="float" office:value="0.0193001" calcext:value-type="float">
            <text:p>0.0193001</text:p>
          </table:table-cell>
          <table:table-cell office:value-type="float" office:value="128.879" calcext:value-type="float">
            <text:p>128.87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.9" calcext:value-type="float">
            <text:p>9.9</text:p>
          </table:table-cell>
          <table:table-cell office:value-type="float" office:value="0.1524" calcext:value-type="float">
            <text:p>0.1524</text:p>
          </table:table-cell>
          <table:table-cell office:value-type="float" office:value="71.3" calcext:value-type="float">
            <text:p>71.3</text:p>
          </table:table-cell>
          <table:table-cell office:value-type="float" office:value="0.0193001" calcext:value-type="float">
            <text:p>0.0193001</text:p>
          </table:table-cell>
          <table:table-cell office:value-type="float" office:value="126.349" calcext:value-type="float">
            <text:p>126.349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9.9" calcext:value-type="float">
            <text:p>9.9</text:p>
          </table:table-cell>
          <table:table-cell office:value-type="float" office:value="0.1524" calcext:value-type="float">
            <text:p>0.1524</text:p>
          </table:table-cell>
          <table:table-cell office:value-type="float" office:value="71.3" calcext:value-type="float">
            <text:p>71.3</text:p>
          </table:table-cell>
          <table:table-cell office:value-type="float" office:value="0.0193001" calcext:value-type="float">
            <text:p>0.0193001</text:p>
          </table:table-cell>
          <table:table-cell office:value-type="float" office:value="122.679" calcext:value-type="float">
            <text:p>122.679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9.9" calcext:value-type="float">
            <text:p>9.9</text:p>
          </table:table-cell>
          <table:table-cell office:value-type="float" office:value="0.1524" calcext:value-type="float">
            <text:p>0.1524</text:p>
          </table:table-cell>
          <table:table-cell office:value-type="float" office:value="71.3" calcext:value-type="float">
            <text:p>71.3</text:p>
          </table:table-cell>
          <table:table-cell office:value-type="float" office:value="0.0193001" calcext:value-type="float">
            <text:p>0.0193001</text:p>
          </table:table-cell>
          <table:table-cell office:value-type="float" office:value="121.789" calcext:value-type="float">
            <text:p>121.78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.9" calcext:value-type="float">
            <text:p>9.9</text:p>
          </table:table-cell>
          <table:table-cell office:value-type="float" office:value="0.1524" calcext:value-type="float">
            <text:p>0.1524</text:p>
          </table:table-cell>
          <table:table-cell office:value-type="float" office:value="71.3" calcext:value-type="float">
            <text:p>71.3</text:p>
          </table:table-cell>
          <table:table-cell office:value-type="float" office:value="0.0193001" calcext:value-type="float">
            <text:p>0.0193001</text:p>
          </table:table-cell>
          <table:table-cell office:value-type="float" office:value="120.779" calcext:value-type="float">
            <text:p>120.779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9.9" calcext:value-type="float">
            <text:p>9.9</text:p>
          </table:table-cell>
          <table:table-cell office:value-type="float" office:value="0.1524" calcext:value-type="float">
            <text:p>0.1524</text:p>
          </table:table-cell>
          <table:table-cell office:value-type="float" office:value="71.3" calcext:value-type="float">
            <text:p>71.3</text:p>
          </table:table-cell>
          <table:table-cell office:value-type="float" office:value="0.0193001" calcext:value-type="float">
            <text:p>0.0193001</text:p>
          </table:table-cell>
          <table:table-cell office:value-type="float" office:value="119.639" calcext:value-type="float">
            <text:p>119.639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9.9" calcext:value-type="float">
            <text:p>9.9</text:p>
          </table:table-cell>
          <table:table-cell office:value-type="float" office:value="0.1524" calcext:value-type="float">
            <text:p>0.1524</text:p>
          </table:table-cell>
          <table:table-cell office:value-type="float" office:value="71.3" calcext:value-type="float">
            <text:p>71.3</text:p>
          </table:table-cell>
          <table:table-cell office:value-type="float" office:value="0.0193001" calcext:value-type="float">
            <text:p>0.0193001</text:p>
          </table:table-cell>
          <table:table-cell office:value-type="float" office:value="116.849" calcext:value-type="float">
            <text:p>116.84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.9" calcext:value-type="float">
            <text:p>9.9</text:p>
          </table:table-cell>
          <table:table-cell office:value-type="float" office:value="0.1524" calcext:value-type="float">
            <text:p>0.1524</text:p>
          </table:table-cell>
          <table:table-cell office:value-type="float" office:value="71.3" calcext:value-type="float">
            <text:p>71.3</text:p>
          </table:table-cell>
          <table:table-cell office:value-type="float" office:value="0.0193001" calcext:value-type="float">
            <text:p>0.0193001</text:p>
          </table:table-cell>
          <table:table-cell office:value-type="float" office:value="115.079" calcext:value-type="float">
            <text:p>115.07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9.9" calcext:value-type="float">
            <text:p>9.9</text:p>
          </table:table-cell>
          <table:table-cell office:value-type="float" office:value="0.1524" calcext:value-type="float">
            <text:p>0.1524</text:p>
          </table:table-cell>
          <table:table-cell office:value-type="float" office:value="71.3" calcext:value-type="float">
            <text:p>71.3</text:p>
          </table:table-cell>
          <table:table-cell office:value-type="float" office:value="0.0193001" calcext:value-type="float">
            <text:p>0.0193001</text:p>
          </table:table-cell>
          <table:table-cell office:value-type="float" office:value="114.569" calcext:value-type="float">
            <text:p>114.569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9.9" calcext:value-type="float">
            <text:p>9.9</text:p>
          </table:table-cell>
          <table:table-cell office:value-type="float" office:value="0.1524" calcext:value-type="float">
            <text:p>0.1524</text:p>
          </table:table-cell>
          <table:table-cell office:value-type="float" office:value="71.3" calcext:value-type="float">
            <text:p>71.3</text:p>
          </table:table-cell>
          <table:table-cell office:value-type="float" office:value="0.0193001" calcext:value-type="float">
            <text:p>0.0193001</text:p>
          </table:table-cell>
          <table:table-cell office:value-type="float" office:value="112.039" calcext:value-type="float">
            <text:p>112.03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.9" calcext:value-type="float">
            <text:p>9.9</text:p>
          </table:table-cell>
          <table:table-cell office:value-type="float" office:value="0.1524" calcext:value-type="float">
            <text:p>0.1524</text:p>
          </table:table-cell>
          <table:table-cell office:value-type="float" office:value="55.5" calcext:value-type="float">
            <text:p>55.5</text:p>
          </table:table-cell>
          <table:table-cell office:value-type="float" office:value="0.0208438" calcext:value-type="float">
            <text:p>0.0208438</text:p>
          </table:table-cell>
          <table:table-cell office:value-type="float" office:value="131.955" calcext:value-type="float">
            <text:p>131.95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9.9" calcext:value-type="float">
            <text:p>9.9</text:p>
          </table:table-cell>
          <table:table-cell office:value-type="float" office:value="0.1524" calcext:value-type="float">
            <text:p>0.1524</text:p>
          </table:table-cell>
          <table:table-cell office:value-type="float" office:value="55.5" calcext:value-type="float">
            <text:p>55.5</text:p>
          </table:table-cell>
          <table:table-cell office:value-type="float" office:value="0.0208438" calcext:value-type="float">
            <text:p>0.0208438</text:p>
          </table:table-cell>
          <table:table-cell office:value-type="float" office:value="133.235" calcext:value-type="float">
            <text:p>133.23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9.9" calcext:value-type="float">
            <text:p>9.9</text:p>
          </table:table-cell>
          <table:table-cell office:value-type="float" office:value="0.1524" calcext:value-type="float">
            <text:p>0.1524</text:p>
          </table:table-cell>
          <table:table-cell office:value-type="float" office:value="55.5" calcext:value-type="float">
            <text:p>55.5</text:p>
          </table:table-cell>
          <table:table-cell office:value-type="float" office:value="0.0208438" calcext:value-type="float">
            <text:p>0.0208438</text:p>
          </table:table-cell>
          <table:table-cell office:value-type="float" office:value="132.355" calcext:value-type="float">
            <text:p>132.35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9.9" calcext:value-type="float">
            <text:p>9.9</text:p>
          </table:table-cell>
          <table:table-cell office:value-type="float" office:value="0.1524" calcext:value-type="float">
            <text:p>0.1524</text:p>
          </table:table-cell>
          <table:table-cell office:value-type="float" office:value="55.5" calcext:value-type="float">
            <text:p>55.5</text:p>
          </table:table-cell>
          <table:table-cell office:value-type="float" office:value="0.0208438" calcext:value-type="float">
            <text:p>0.0208438</text:p>
          </table:table-cell>
          <table:table-cell office:value-type="float" office:value="131.605" calcext:value-type="float">
            <text:p>131.60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.9" calcext:value-type="float">
            <text:p>9.9</text:p>
          </table:table-cell>
          <table:table-cell office:value-type="float" office:value="0.1524" calcext:value-type="float">
            <text:p>0.1524</text:p>
          </table:table-cell>
          <table:table-cell office:value-type="float" office:value="55.5" calcext:value-type="float">
            <text:p>55.5</text:p>
          </table:table-cell>
          <table:table-cell office:value-type="float" office:value="0.0208438" calcext:value-type="float">
            <text:p>0.0208438</text:p>
          </table:table-cell>
          <table:table-cell office:value-type="float" office:value="127.815" calcext:value-type="float">
            <text:p>127.815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9.9" calcext:value-type="float">
            <text:p>9.9</text:p>
          </table:table-cell>
          <table:table-cell office:value-type="float" office:value="0.1524" calcext:value-type="float">
            <text:p>0.1524</text:p>
          </table:table-cell>
          <table:table-cell office:value-type="float" office:value="55.5" calcext:value-type="float">
            <text:p>55.5</text:p>
          </table:table-cell>
          <table:table-cell office:value-type="float" office:value="0.0208438" calcext:value-type="float">
            <text:p>0.0208438</text:p>
          </table:table-cell>
          <table:table-cell office:value-type="float" office:value="127.315" calcext:value-type="float">
            <text:p>127.31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9.9" calcext:value-type="float">
            <text:p>9.9</text:p>
          </table:table-cell>
          <table:table-cell office:value-type="float" office:value="0.1524" calcext:value-type="float">
            <text:p>0.1524</text:p>
          </table:table-cell>
          <table:table-cell office:value-type="float" office:value="55.5" calcext:value-type="float">
            <text:p>55.5</text:p>
          </table:table-cell>
          <table:table-cell office:value-type="float" office:value="0.0208438" calcext:value-type="float">
            <text:p>0.0208438</text:p>
          </table:table-cell>
          <table:table-cell office:value-type="float" office:value="126.565" calcext:value-type="float">
            <text:p>126.56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.9" calcext:value-type="float">
            <text:p>9.9</text:p>
          </table:table-cell>
          <table:table-cell office:value-type="float" office:value="0.1524" calcext:value-type="float">
            <text:p>0.1524</text:p>
          </table:table-cell>
          <table:table-cell office:value-type="float" office:value="55.5" calcext:value-type="float">
            <text:p>55.5</text:p>
          </table:table-cell>
          <table:table-cell office:value-type="float" office:value="0.0208438" calcext:value-type="float">
            <text:p>0.0208438</text:p>
          </table:table-cell>
          <table:table-cell office:value-type="float" office:value="124.665" calcext:value-type="float">
            <text:p>124.665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9.9" calcext:value-type="float">
            <text:p>9.9</text:p>
          </table:table-cell>
          <table:table-cell office:value-type="float" office:value="0.1524" calcext:value-type="float">
            <text:p>0.1524</text:p>
          </table:table-cell>
          <table:table-cell office:value-type="float" office:value="55.5" calcext:value-type="float">
            <text:p>55.5</text:p>
          </table:table-cell>
          <table:table-cell office:value-type="float" office:value="0.0208438" calcext:value-type="float">
            <text:p>0.0208438</text:p>
          </table:table-cell>
          <table:table-cell office:value-type="float" office:value="121.635" calcext:value-type="float">
            <text:p>121.63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9.9" calcext:value-type="float">
            <text:p>9.9</text:p>
          </table:table-cell>
          <table:table-cell office:value-type="float" office:value="0.1524" calcext:value-type="float">
            <text:p>0.1524</text:p>
          </table:table-cell>
          <table:table-cell office:value-type="float" office:value="55.5" calcext:value-type="float">
            <text:p>55.5</text:p>
          </table:table-cell>
          <table:table-cell office:value-type="float" office:value="0.0208438" calcext:value-type="float">
            <text:p>0.0208438</text:p>
          </table:table-cell>
          <table:table-cell office:value-type="float" office:value="119.875" calcext:value-type="float">
            <text:p>119.87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.9" calcext:value-type="float">
            <text:p>9.9</text:p>
          </table:table-cell>
          <table:table-cell office:value-type="float" office:value="0.1524" calcext:value-type="float">
            <text:p>0.1524</text:p>
          </table:table-cell>
          <table:table-cell office:value-type="float" office:value="55.5" calcext:value-type="float">
            <text:p>55.5</text:p>
          </table:table-cell>
          <table:table-cell office:value-type="float" office:value="0.0208438" calcext:value-type="float">
            <text:p>0.0208438</text:p>
          </table:table-cell>
          <table:table-cell office:value-type="float" office:value="119.505" calcext:value-type="float">
            <text:p>119.50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9.9" calcext:value-type="float">
            <text:p>9.9</text:p>
          </table:table-cell>
          <table:table-cell office:value-type="float" office:value="0.1524" calcext:value-type="float">
            <text:p>0.1524</text:p>
          </table:table-cell>
          <table:table-cell office:value-type="float" office:value="55.5" calcext:value-type="float">
            <text:p>55.5</text:p>
          </table:table-cell>
          <table:table-cell office:value-type="float" office:value="0.0208438" calcext:value-type="float">
            <text:p>0.0208438</text:p>
          </table:table-cell>
          <table:table-cell office:value-type="float" office:value="118.365" calcext:value-type="float">
            <text:p>118.365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9.9" calcext:value-type="float">
            <text:p>9.9</text:p>
          </table:table-cell>
          <table:table-cell office:value-type="float" office:value="0.1524" calcext:value-type="float">
            <text:p>0.1524</text:p>
          </table:table-cell>
          <table:table-cell office:value-type="float" office:value="55.5" calcext:value-type="float">
            <text:p>55.5</text:p>
          </table:table-cell>
          <table:table-cell office:value-type="float" office:value="0.0208438" calcext:value-type="float">
            <text:p>0.0208438</text:p>
          </table:table-cell>
          <table:table-cell office:value-type="float" office:value="115.085" calcext:value-type="float">
            <text:p>115.08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.9" calcext:value-type="float">
            <text:p>9.9</text:p>
          </table:table-cell>
          <table:table-cell office:value-type="float" office:value="0.1524" calcext:value-type="float">
            <text:p>0.1524</text:p>
          </table:table-cell>
          <table:table-cell office:value-type="float" office:value="55.5" calcext:value-type="float">
            <text:p>55.5</text:p>
          </table:table-cell>
          <table:table-cell office:value-type="float" office:value="0.0208438" calcext:value-type="float">
            <text:p>0.0208438</text:p>
          </table:table-cell>
          <table:table-cell office:value-type="float" office:value="112.945" calcext:value-type="float">
            <text:p>112.94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9.9" calcext:value-type="float">
            <text:p>9.9</text:p>
          </table:table-cell>
          <table:table-cell office:value-type="float" office:value="0.1524" calcext:value-type="float">
            <text:p>0.1524</text:p>
          </table:table-cell>
          <table:table-cell office:value-type="float" office:value="55.5" calcext:value-type="float">
            <text:p>55.5</text:p>
          </table:table-cell>
          <table:table-cell office:value-type="float" office:value="0.0208438" calcext:value-type="float">
            <text:p>0.0208438</text:p>
          </table:table-cell>
          <table:table-cell office:value-type="float" office:value="112.065" calcext:value-type="float">
            <text:p>112.065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9.9" calcext:value-type="float">
            <text:p>9.9</text:p>
          </table:table-cell>
          <table:table-cell office:value-type="float" office:value="0.1524" calcext:value-type="float">
            <text:p>0.1524</text:p>
          </table:table-cell>
          <table:table-cell office:value-type="float" office:value="55.5" calcext:value-type="float">
            <text:p>55.5</text:p>
          </table:table-cell>
          <table:table-cell office:value-type="float" office:value="0.0208438" calcext:value-type="float">
            <text:p>0.0208438</text:p>
          </table:table-cell>
          <table:table-cell office:value-type="float" office:value="110.555" calcext:value-type="float">
            <text:p>110.55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.9" calcext:value-type="float">
            <text:p>9.9</text:p>
          </table:table-cell>
          <table:table-cell office:value-type="float" office:value="0.1524" calcext:value-type="float">
            <text:p>0.1524</text:p>
          </table:table-cell>
          <table:table-cell office:value-type="float" office:value="39.6" calcext:value-type="float">
            <text:p>39.6</text:p>
          </table:table-cell>
          <table:table-cell office:value-type="float" office:value="0.0233328" calcext:value-type="float">
            <text:p>0.0233328</text:p>
          </table:table-cell>
          <table:table-cell office:value-type="float" office:value="127.315" calcext:value-type="float">
            <text:p>127.31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9.9" calcext:value-type="float">
            <text:p>9.9</text:p>
          </table:table-cell>
          <table:table-cell office:value-type="float" office:value="0.1524" calcext:value-type="float">
            <text:p>0.1524</text:p>
          </table:table-cell>
          <table:table-cell office:value-type="float" office:value="39.6" calcext:value-type="float">
            <text:p>39.6</text:p>
          </table:table-cell>
          <table:table-cell office:value-type="float" office:value="0.0233328" calcext:value-type="float">
            <text:p>0.0233328</text:p>
          </table:table-cell>
          <table:table-cell office:value-type="float" office:value="128.335" calcext:value-type="float">
            <text:p>128.33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9.9" calcext:value-type="float">
            <text:p>9.9</text:p>
          </table:table-cell>
          <table:table-cell office:value-type="float" office:value="0.1524" calcext:value-type="float">
            <text:p>0.1524</text:p>
          </table:table-cell>
          <table:table-cell office:value-type="float" office:value="39.6" calcext:value-type="float">
            <text:p>39.6</text:p>
          </table:table-cell>
          <table:table-cell office:value-type="float" office:value="0.0233328" calcext:value-type="float">
            <text:p>0.0233328</text:p>
          </table:table-cell>
          <table:table-cell office:value-type="float" office:value="128.595" calcext:value-type="float">
            <text:p>128.59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9.9" calcext:value-type="float">
            <text:p>9.9</text:p>
          </table:table-cell>
          <table:table-cell office:value-type="float" office:value="0.1524" calcext:value-type="float">
            <text:p>0.1524</text:p>
          </table:table-cell>
          <table:table-cell office:value-type="float" office:value="39.6" calcext:value-type="float">
            <text:p>39.6</text:p>
          </table:table-cell>
          <table:table-cell office:value-type="float" office:value="0.0233328" calcext:value-type="float">
            <text:p>0.0233328</text:p>
          </table:table-cell>
          <table:table-cell office:value-type="float" office:value="128.345" calcext:value-type="float">
            <text:p>128.34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.9" calcext:value-type="float">
            <text:p>9.9</text:p>
          </table:table-cell>
          <table:table-cell office:value-type="float" office:value="0.1524" calcext:value-type="float">
            <text:p>0.1524</text:p>
          </table:table-cell>
          <table:table-cell office:value-type="float" office:value="39.6" calcext:value-type="float">
            <text:p>39.6</text:p>
          </table:table-cell>
          <table:table-cell office:value-type="float" office:value="0.0233328" calcext:value-type="float">
            <text:p>0.0233328</text:p>
          </table:table-cell>
          <table:table-cell office:value-type="float" office:value="126.835" calcext:value-type="float">
            <text:p>126.835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9.9" calcext:value-type="float">
            <text:p>9.9</text:p>
          </table:table-cell>
          <table:table-cell office:value-type="float" office:value="0.1524" calcext:value-type="float">
            <text:p>0.1524</text:p>
          </table:table-cell>
          <table:table-cell office:value-type="float" office:value="39.6" calcext:value-type="float">
            <text:p>39.6</text:p>
          </table:table-cell>
          <table:table-cell office:value-type="float" office:value="0.0233328" calcext:value-type="float">
            <text:p>0.0233328</text:p>
          </table:table-cell>
          <table:table-cell office:value-type="float" office:value="126.465" calcext:value-type="float">
            <text:p>126.46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9.9" calcext:value-type="float">
            <text:p>9.9</text:p>
          </table:table-cell>
          <table:table-cell office:value-type="float" office:value="0.1524" calcext:value-type="float">
            <text:p>0.1524</text:p>
          </table:table-cell>
          <table:table-cell office:value-type="float" office:value="39.6" calcext:value-type="float">
            <text:p>39.6</text:p>
          </table:table-cell>
          <table:table-cell office:value-type="float" office:value="0.0233328" calcext:value-type="float">
            <text:p>0.0233328</text:p>
          </table:table-cell>
          <table:table-cell office:value-type="float" office:value="126.345" calcext:value-type="float">
            <text:p>126.34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.9" calcext:value-type="float">
            <text:p>9.9</text:p>
          </table:table-cell>
          <table:table-cell office:value-type="float" office:value="0.1524" calcext:value-type="float">
            <text:p>0.1524</text:p>
          </table:table-cell>
          <table:table-cell office:value-type="float" office:value="39.6" calcext:value-type="float">
            <text:p>39.6</text:p>
          </table:table-cell>
          <table:table-cell office:value-type="float" office:value="0.0233328" calcext:value-type="float">
            <text:p>0.0233328</text:p>
          </table:table-cell>
          <table:table-cell office:value-type="float" office:value="123.835" calcext:value-type="float">
            <text:p>123.835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9.9" calcext:value-type="float">
            <text:p>9.9</text:p>
          </table:table-cell>
          <table:table-cell office:value-type="float" office:value="0.1524" calcext:value-type="float">
            <text:p>0.1524</text:p>
          </table:table-cell>
          <table:table-cell office:value-type="float" office:value="39.6" calcext:value-type="float">
            <text:p>39.6</text:p>
          </table:table-cell>
          <table:table-cell office:value-type="float" office:value="0.0233328" calcext:value-type="float">
            <text:p>0.0233328</text:p>
          </table:table-cell>
          <table:table-cell office:value-type="float" office:value="120.555" calcext:value-type="float">
            <text:p>120.55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9.9" calcext:value-type="float">
            <text:p>9.9</text:p>
          </table:table-cell>
          <table:table-cell office:value-type="float" office:value="0.1524" calcext:value-type="float">
            <text:p>0.1524</text:p>
          </table:table-cell>
          <table:table-cell office:value-type="float" office:value="39.6" calcext:value-type="float">
            <text:p>39.6</text:p>
          </table:table-cell>
          <table:table-cell office:value-type="float" office:value="0.0233328" calcext:value-type="float">
            <text:p>0.0233328</text:p>
          </table:table-cell>
          <table:table-cell office:value-type="float" office:value="118.545" calcext:value-type="float">
            <text:p>118.54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.9" calcext:value-type="float">
            <text:p>9.9</text:p>
          </table:table-cell>
          <table:table-cell office:value-type="float" office:value="0.1524" calcext:value-type="float">
            <text:p>0.1524</text:p>
          </table:table-cell>
          <table:table-cell office:value-type="float" office:value="39.6" calcext:value-type="float">
            <text:p>39.6</text:p>
          </table:table-cell>
          <table:table-cell office:value-type="float" office:value="0.0233328" calcext:value-type="float">
            <text:p>0.0233328</text:p>
          </table:table-cell>
          <table:table-cell office:value-type="float" office:value="117.925" calcext:value-type="float">
            <text:p>117.92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9.9" calcext:value-type="float">
            <text:p>9.9</text:p>
          </table:table-cell>
          <table:table-cell office:value-type="float" office:value="0.1524" calcext:value-type="float">
            <text:p>0.1524</text:p>
          </table:table-cell>
          <table:table-cell office:value-type="float" office:value="39.6" calcext:value-type="float">
            <text:p>39.6</text:p>
          </table:table-cell>
          <table:table-cell office:value-type="float" office:value="0.0233328" calcext:value-type="float">
            <text:p>0.0233328</text:p>
          </table:table-cell>
          <table:table-cell office:value-type="float" office:value="116.295" calcext:value-type="float">
            <text:p>116.295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9.9" calcext:value-type="float">
            <text:p>9.9</text:p>
          </table:table-cell>
          <table:table-cell office:value-type="float" office:value="0.1524" calcext:value-type="float">
            <text:p>0.1524</text:p>
          </table:table-cell>
          <table:table-cell office:value-type="float" office:value="39.6" calcext:value-type="float">
            <text:p>39.6</text:p>
          </table:table-cell>
          <table:table-cell office:value-type="float" office:value="0.0233328" calcext:value-type="float">
            <text:p>0.0233328</text:p>
          </table:table-cell>
          <table:table-cell office:value-type="float" office:value="113.525" calcext:value-type="float">
            <text:p>113.52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.9" calcext:value-type="float">
            <text:p>9.9</text:p>
          </table:table-cell>
          <table:table-cell office:value-type="float" office:value="0.1524" calcext:value-type="float">
            <text:p>0.1524</text:p>
          </table:table-cell>
          <table:table-cell office:value-type="float" office:value="39.6" calcext:value-type="float">
            <text:p>39.6</text:p>
          </table:table-cell>
          <table:table-cell office:value-type="float" office:value="0.0233328" calcext:value-type="float">
            <text:p>0.0233328</text:p>
          </table:table-cell>
          <table:table-cell office:value-type="float" office:value="112.265" calcext:value-type="float">
            <text:p>112.26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9.9" calcext:value-type="float">
            <text:p>9.9</text:p>
          </table:table-cell>
          <table:table-cell office:value-type="float" office:value="0.1524" calcext:value-type="float">
            <text:p>0.1524</text:p>
          </table:table-cell>
          <table:table-cell office:value-type="float" office:value="39.6" calcext:value-type="float">
            <text:p>39.6</text:p>
          </table:table-cell>
          <table:table-cell office:value-type="float" office:value="0.0233328" calcext:value-type="float">
            <text:p>0.0233328</text:p>
          </table:table-cell>
          <table:table-cell office:value-type="float" office:value="111.135" calcext:value-type="float">
            <text:p>111.135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9.9" calcext:value-type="float">
            <text:p>9.9</text:p>
          </table:table-cell>
          <table:table-cell office:value-type="float" office:value="0.1524" calcext:value-type="float">
            <text:p>0.1524</text:p>
          </table:table-cell>
          <table:table-cell office:value-type="float" office:value="39.6" calcext:value-type="float">
            <text:p>39.6</text:p>
          </table:table-cell>
          <table:table-cell office:value-type="float" office:value="0.0233328" calcext:value-type="float">
            <text:p>0.0233328</text:p>
          </table:table-cell>
          <table:table-cell office:value-type="float" office:value="109.885" calcext:value-type="float">
            <text:p>109.88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.9" calcext:value-type="float">
            <text:p>9.9</text:p>
          </table:table-cell>
          <table:table-cell office:value-type="float" office:value="0.1524" calcext:value-type="float">
            <text:p>0.1524</text:p>
          </table:table-cell>
          <table:table-cell office:value-type="float" office:value="31.7" calcext:value-type="float">
            <text:p>31.7</text:p>
          </table:table-cell>
          <table:table-cell office:value-type="float" office:value="0.0252785" calcext:value-type="float">
            <text:p>0.0252785</text:p>
          </table:table-cell>
          <table:table-cell office:value-type="float" office:value="127.299" calcext:value-type="float">
            <text:p>127.29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9.9" calcext:value-type="float">
            <text:p>9.9</text:p>
          </table:table-cell>
          <table:table-cell office:value-type="float" office:value="0.1524" calcext:value-type="float">
            <text:p>0.1524</text:p>
          </table:table-cell>
          <table:table-cell office:value-type="float" office:value="31.7" calcext:value-type="float">
            <text:p>31.7</text:p>
          </table:table-cell>
          <table:table-cell office:value-type="float" office:value="0.0252785" calcext:value-type="float">
            <text:p>0.0252785</text:p>
          </table:table-cell>
          <table:table-cell office:value-type="float" office:value="128.559" calcext:value-type="float">
            <text:p>128.559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9.9" calcext:value-type="float">
            <text:p>9.9</text:p>
          </table:table-cell>
          <table:table-cell office:value-type="float" office:value="0.1524" calcext:value-type="float">
            <text:p>0.1524</text:p>
          </table:table-cell>
          <table:table-cell office:value-type="float" office:value="31.7" calcext:value-type="float">
            <text:p>31.7</text:p>
          </table:table-cell>
          <table:table-cell office:value-type="float" office:value="0.0252785" calcext:value-type="float">
            <text:p>0.0252785</text:p>
          </table:table-cell>
          <table:table-cell office:value-type="float" office:value="128.809" calcext:value-type="float">
            <text:p>128.80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9.9" calcext:value-type="float">
            <text:p>9.9</text:p>
          </table:table-cell>
          <table:table-cell office:value-type="float" office:value="0.1524" calcext:value-type="float">
            <text:p>0.1524</text:p>
          </table:table-cell>
          <table:table-cell office:value-type="float" office:value="31.7" calcext:value-type="float">
            <text:p>31.7</text:p>
          </table:table-cell>
          <table:table-cell office:value-type="float" office:value="0.0252785" calcext:value-type="float">
            <text:p>0.0252785</text:p>
          </table:table-cell>
          <table:table-cell office:value-type="float" office:value="128.939" calcext:value-type="float">
            <text:p>128.93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.9" calcext:value-type="float">
            <text:p>9.9</text:p>
          </table:table-cell>
          <table:table-cell office:value-type="float" office:value="0.1524" calcext:value-type="float">
            <text:p>0.1524</text:p>
          </table:table-cell>
          <table:table-cell office:value-type="float" office:value="31.7" calcext:value-type="float">
            <text:p>31.7</text:p>
          </table:table-cell>
          <table:table-cell office:value-type="float" office:value="0.0252785" calcext:value-type="float">
            <text:p>0.0252785</text:p>
          </table:table-cell>
          <table:table-cell office:value-type="float" office:value="127.179" calcext:value-type="float">
            <text:p>127.179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9.9" calcext:value-type="float">
            <text:p>9.9</text:p>
          </table:table-cell>
          <table:table-cell office:value-type="float" office:value="0.1524" calcext:value-type="float">
            <text:p>0.1524</text:p>
          </table:table-cell>
          <table:table-cell office:value-type="float" office:value="31.7" calcext:value-type="float">
            <text:p>31.7</text:p>
          </table:table-cell>
          <table:table-cell office:value-type="float" office:value="0.0252785" calcext:value-type="float">
            <text:p>0.0252785</text:p>
          </table:table-cell>
          <table:table-cell office:value-type="float" office:value="126.049" calcext:value-type="float">
            <text:p>126.04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9.9" calcext:value-type="float">
            <text:p>9.9</text:p>
          </table:table-cell>
          <table:table-cell office:value-type="float" office:value="0.1524" calcext:value-type="float">
            <text:p>0.1524</text:p>
          </table:table-cell>
          <table:table-cell office:value-type="float" office:value="31.7" calcext:value-type="float">
            <text:p>31.7</text:p>
          </table:table-cell>
          <table:table-cell office:value-type="float" office:value="0.0252785" calcext:value-type="float">
            <text:p>0.0252785</text:p>
          </table:table-cell>
          <table:table-cell office:value-type="float" office:value="125.539" calcext:value-type="float">
            <text:p>125.53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.9" calcext:value-type="float">
            <text:p>9.9</text:p>
          </table:table-cell>
          <table:table-cell office:value-type="float" office:value="0.1524" calcext:value-type="float">
            <text:p>0.1524</text:p>
          </table:table-cell>
          <table:table-cell office:value-type="float" office:value="31.7" calcext:value-type="float">
            <text:p>31.7</text:p>
          </table:table-cell>
          <table:table-cell office:value-type="float" office:value="0.0252785" calcext:value-type="float">
            <text:p>0.0252785</text:p>
          </table:table-cell>
          <table:table-cell office:value-type="float" office:value="122.149" calcext:value-type="float">
            <text:p>122.149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9.9" calcext:value-type="float">
            <text:p>9.9</text:p>
          </table:table-cell>
          <table:table-cell office:value-type="float" office:value="0.1524" calcext:value-type="float">
            <text:p>0.1524</text:p>
          </table:table-cell>
          <table:table-cell office:value-type="float" office:value="31.7" calcext:value-type="float">
            <text:p>31.7</text:p>
          </table:table-cell>
          <table:table-cell office:value-type="float" office:value="0.0252785" calcext:value-type="float">
            <text:p>0.0252785</text:p>
          </table:table-cell>
          <table:table-cell office:value-type="float" office:value="118.619" calcext:value-type="float">
            <text:p>118.619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9.9" calcext:value-type="float">
            <text:p>9.9</text:p>
          </table:table-cell>
          <table:table-cell office:value-type="float" office:value="0.1524" calcext:value-type="float">
            <text:p>0.1524</text:p>
          </table:table-cell>
          <table:table-cell office:value-type="float" office:value="31.7" calcext:value-type="float">
            <text:p>31.7</text:p>
          </table:table-cell>
          <table:table-cell office:value-type="float" office:value="0.0252785" calcext:value-type="float">
            <text:p>0.0252785</text:p>
          </table:table-cell>
          <table:table-cell office:value-type="float" office:value="117.119" calcext:value-type="float">
            <text:p>117.11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.9" calcext:value-type="float">
            <text:p>9.9</text:p>
          </table:table-cell>
          <table:table-cell office:value-type="float" office:value="0.1524" calcext:value-type="float">
            <text:p>0.1524</text:p>
          </table:table-cell>
          <table:table-cell office:value-type="float" office:value="31.7" calcext:value-type="float">
            <text:p>31.7</text:p>
          </table:table-cell>
          <table:table-cell office:value-type="float" office:value="0.0252785" calcext:value-type="float">
            <text:p>0.0252785</text:p>
          </table:table-cell>
          <table:table-cell office:value-type="float" office:value="116.859" calcext:value-type="float">
            <text:p>116.859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9.9" calcext:value-type="float">
            <text:p>9.9</text:p>
          </table:table-cell>
          <table:table-cell office:value-type="float" office:value="0.1524" calcext:value-type="float">
            <text:p>0.1524</text:p>
          </table:table-cell>
          <table:table-cell office:value-type="float" office:value="31.7" calcext:value-type="float">
            <text:p>31.7</text:p>
          </table:table-cell>
          <table:table-cell office:value-type="float" office:value="0.0252785" calcext:value-type="float">
            <text:p>0.0252785</text:p>
          </table:table-cell>
          <table:table-cell office:value-type="float" office:value="114.729" calcext:value-type="float">
            <text:p>114.729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9.9" calcext:value-type="float">
            <text:p>9.9</text:p>
          </table:table-cell>
          <table:table-cell office:value-type="float" office:value="0.1524" calcext:value-type="float">
            <text:p>0.1524</text:p>
          </table:table-cell>
          <table:table-cell office:value-type="float" office:value="31.7" calcext:value-type="float">
            <text:p>31.7</text:p>
          </table:table-cell>
          <table:table-cell office:value-type="float" office:value="0.0252785" calcext:value-type="float">
            <text:p>0.0252785</text:p>
          </table:table-cell>
          <table:table-cell office:value-type="float" office:value="112.209" calcext:value-type="float">
            <text:p>112.20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.9" calcext:value-type="float">
            <text:p>9.9</text:p>
          </table:table-cell>
          <table:table-cell office:value-type="float" office:value="0.1524" calcext:value-type="float">
            <text:p>0.1524</text:p>
          </table:table-cell>
          <table:table-cell office:value-type="float" office:value="31.7" calcext:value-type="float">
            <text:p>31.7</text:p>
          </table:table-cell>
          <table:table-cell office:value-type="float" office:value="0.0252785" calcext:value-type="float">
            <text:p>0.0252785</text:p>
          </table:table-cell>
          <table:table-cell office:value-type="float" office:value="111.459" calcext:value-type="float">
            <text:p>111.45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9.9" calcext:value-type="float">
            <text:p>9.9</text:p>
          </table:table-cell>
          <table:table-cell office:value-type="float" office:value="0.1524" calcext:value-type="float">
            <text:p>0.1524</text:p>
          </table:table-cell>
          <table:table-cell office:value-type="float" office:value="31.7" calcext:value-type="float">
            <text:p>31.7</text:p>
          </table:table-cell>
          <table:table-cell office:value-type="float" office:value="0.0252785" calcext:value-type="float">
            <text:p>0.0252785</text:p>
          </table:table-cell>
          <table:table-cell office:value-type="float" office:value="109.949" calcext:value-type="float">
            <text:p>109.949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9.9" calcext:value-type="float">
            <text:p>9.9</text:p>
          </table:table-cell>
          <table:table-cell office:value-type="float" office:value="0.1524" calcext:value-type="float">
            <text:p>0.1524</text:p>
          </table:table-cell>
          <table:table-cell office:value-type="float" office:value="31.7" calcext:value-type="float">
            <text:p>31.7</text:p>
          </table:table-cell>
          <table:table-cell office:value-type="float" office:value="0.0252785" calcext:value-type="float">
            <text:p>0.0252785</text:p>
          </table:table-cell>
          <table:table-cell office:value-type="float" office:value="108.689" calcext:value-type="float">
            <text:p>108.68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.6" calcext:value-type="float">
            <text:p>12.6</text:p>
          </table:table-cell>
          <table:table-cell office:value-type="float" office:value="0.1524" calcext:value-type="float">
            <text:p>0.1524</text:p>
          </table:table-cell>
          <table:table-cell office:value-type="float" office:value="71.3" calcext:value-type="float">
            <text:p>71.3</text:p>
          </table:table-cell>
          <table:table-cell office:value-type="float" office:value="0.0483159" calcext:value-type="float">
            <text:p>0.0483159</text:p>
          </table:table-cell>
          <table:table-cell office:value-type="float" office:value="128.354" calcext:value-type="float">
            <text:p>128.35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2.6" calcext:value-type="float">
            <text:p>12.6</text:p>
          </table:table-cell>
          <table:table-cell office:value-type="float" office:value="0.1524" calcext:value-type="float">
            <text:p>0.1524</text:p>
          </table:table-cell>
          <table:table-cell office:value-type="float" office:value="71.3" calcext:value-type="float">
            <text:p>71.3</text:p>
          </table:table-cell>
          <table:table-cell office:value-type="float" office:value="0.0483159" calcext:value-type="float">
            <text:p>0.0483159</text:p>
          </table:table-cell>
          <table:table-cell office:value-type="float" office:value="129.744" calcext:value-type="float">
            <text:p>129.74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2.6" calcext:value-type="float">
            <text:p>12.6</text:p>
          </table:table-cell>
          <table:table-cell office:value-type="float" office:value="0.1524" calcext:value-type="float">
            <text:p>0.1524</text:p>
          </table:table-cell>
          <table:table-cell office:value-type="float" office:value="71.3" calcext:value-type="float">
            <text:p>71.3</text:p>
          </table:table-cell>
          <table:table-cell office:value-type="float" office:value="0.0483159" calcext:value-type="float">
            <text:p>0.0483159</text:p>
          </table:table-cell>
          <table:table-cell office:value-type="float" office:value="128.484" calcext:value-type="float">
            <text:p>128.48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2.6" calcext:value-type="float">
            <text:p>12.6</text:p>
          </table:table-cell>
          <table:table-cell office:value-type="float" office:value="0.1524" calcext:value-type="float">
            <text:p>0.1524</text:p>
          </table:table-cell>
          <table:table-cell office:value-type="float" office:value="71.3" calcext:value-type="float">
            <text:p>71.3</text:p>
          </table:table-cell>
          <table:table-cell office:value-type="float" office:value="0.0483159" calcext:value-type="float">
            <text:p>0.0483159</text:p>
          </table:table-cell>
          <table:table-cell office:value-type="float" office:value="127.094" calcext:value-type="float">
            <text:p>127.09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.6" calcext:value-type="float">
            <text:p>12.6</text:p>
          </table:table-cell>
          <table:table-cell office:value-type="float" office:value="0.1524" calcext:value-type="float">
            <text:p>0.1524</text:p>
          </table:table-cell>
          <table:table-cell office:value-type="float" office:value="71.3" calcext:value-type="float">
            <text:p>71.3</text:p>
          </table:table-cell>
          <table:table-cell office:value-type="float" office:value="0.0483159" calcext:value-type="float">
            <text:p>0.0483159</text:p>
          </table:table-cell>
          <table:table-cell office:value-type="float" office:value="121.664" calcext:value-type="float">
            <text:p>121.664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2.6" calcext:value-type="float">
            <text:p>12.6</text:p>
          </table:table-cell>
          <table:table-cell office:value-type="float" office:value="0.1524" calcext:value-type="float">
            <text:p>0.1524</text:p>
          </table:table-cell>
          <table:table-cell office:value-type="float" office:value="71.3" calcext:value-type="float">
            <text:p>71.3</text:p>
          </table:table-cell>
          <table:table-cell office:value-type="float" office:value="0.0483159" calcext:value-type="float">
            <text:p>0.0483159</text:p>
          </table:table-cell>
          <table:table-cell office:value-type="float" office:value="123.304" calcext:value-type="float">
            <text:p>123.30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2.6" calcext:value-type="float">
            <text:p>12.6</text:p>
          </table:table-cell>
          <table:table-cell office:value-type="float" office:value="0.1524" calcext:value-type="float">
            <text:p>0.1524</text:p>
          </table:table-cell>
          <table:table-cell office:value-type="float" office:value="71.3" calcext:value-type="float">
            <text:p>71.3</text:p>
          </table:table-cell>
          <table:table-cell office:value-type="float" office:value="0.0483159" calcext:value-type="float">
            <text:p>0.0483159</text:p>
          </table:table-cell>
          <table:table-cell office:value-type="float" office:value="123.054" calcext:value-type="float">
            <text:p>123.05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.6" calcext:value-type="float">
            <text:p>12.6</text:p>
          </table:table-cell>
          <table:table-cell office:value-type="float" office:value="0.1524" calcext:value-type="float">
            <text:p>0.1524</text:p>
          </table:table-cell>
          <table:table-cell office:value-type="float" office:value="71.3" calcext:value-type="float">
            <text:p>71.3</text:p>
          </table:table-cell>
          <table:table-cell office:value-type="float" office:value="0.0483159" calcext:value-type="float">
            <text:p>0.0483159</text:p>
          </table:table-cell>
          <table:table-cell office:value-type="float" office:value="122.044" calcext:value-type="float">
            <text:p>122.044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2.6" calcext:value-type="float">
            <text:p>12.6</text:p>
          </table:table-cell>
          <table:table-cell office:value-type="float" office:value="0.1524" calcext:value-type="float">
            <text:p>0.1524</text:p>
          </table:table-cell>
          <table:table-cell office:value-type="float" office:value="71.3" calcext:value-type="float">
            <text:p>71.3</text:p>
          </table:table-cell>
          <table:table-cell office:value-type="float" office:value="0.0483159" calcext:value-type="float">
            <text:p>0.0483159</text:p>
          </table:table-cell>
          <table:table-cell office:value-type="float" office:value="120.154" calcext:value-type="float">
            <text:p>120.154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2.6" calcext:value-type="float">
            <text:p>12.6</text:p>
          </table:table-cell>
          <table:table-cell office:value-type="float" office:value="0.1524" calcext:value-type="float">
            <text:p>0.1524</text:p>
          </table:table-cell>
          <table:table-cell office:value-type="float" office:value="71.3" calcext:value-type="float">
            <text:p>71.3</text:p>
          </table:table-cell>
          <table:table-cell office:value-type="float" office:value="0.0483159" calcext:value-type="float">
            <text:p>0.0483159</text:p>
          </table:table-cell>
          <table:table-cell office:value-type="float" office:value="120.534" calcext:value-type="float">
            <text:p>120.53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2.6" calcext:value-type="float">
            <text:p>12.6</text:p>
          </table:table-cell>
          <table:table-cell office:value-type="float" office:value="0.1524" calcext:value-type="float">
            <text:p>0.1524</text:p>
          </table:table-cell>
          <table:table-cell office:value-type="float" office:value="71.3" calcext:value-type="float">
            <text:p>71.3</text:p>
          </table:table-cell>
          <table:table-cell office:value-type="float" office:value="0.0483159" calcext:value-type="float">
            <text:p>0.0483159</text:p>
          </table:table-cell>
          <table:table-cell office:value-type="float" office:value="117.504" calcext:value-type="float">
            <text:p>117.504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2.6" calcext:value-type="float">
            <text:p>12.6</text:p>
          </table:table-cell>
          <table:table-cell office:value-type="float" office:value="0.1524" calcext:value-type="float">
            <text:p>0.1524</text:p>
          </table:table-cell>
          <table:table-cell office:value-type="float" office:value="71.3" calcext:value-type="float">
            <text:p>71.3</text:p>
          </table:table-cell>
          <table:table-cell office:value-type="float" office:value="0.0483159" calcext:value-type="float">
            <text:p>0.0483159</text:p>
          </table:table-cell>
          <table:table-cell office:value-type="float" office:value="115.234" calcext:value-type="float">
            <text:p>115.234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12.6" calcext:value-type="float">
            <text:p>12.6</text:p>
          </table:table-cell>
          <table:table-cell office:value-type="float" office:value="0.1524" calcext:value-type="float">
            <text:p>0.1524</text:p>
          </table:table-cell>
          <table:table-cell office:value-type="float" office:value="71.3" calcext:value-type="float">
            <text:p>71.3</text:p>
          </table:table-cell>
          <table:table-cell office:value-type="float" office:value="0.0483159" calcext:value-type="float">
            <text:p>0.0483159</text:p>
          </table:table-cell>
          <table:table-cell office:value-type="float" office:value="113.334" calcext:value-type="float">
            <text:p>113.33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.6" calcext:value-type="float">
            <text:p>12.6</text:p>
          </table:table-cell>
          <table:table-cell office:value-type="float" office:value="0.1524" calcext:value-type="float">
            <text:p>0.1524</text:p>
          </table:table-cell>
          <table:table-cell office:value-type="float" office:value="71.3" calcext:value-type="float">
            <text:p>71.3</text:p>
          </table:table-cell>
          <table:table-cell office:value-type="float" office:value="0.0483159" calcext:value-type="float">
            <text:p>0.0483159</text:p>
          </table:table-cell>
          <table:table-cell office:value-type="float" office:value="108.034" calcext:value-type="float">
            <text:p>108.03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2.6" calcext:value-type="float">
            <text:p>12.6</text:p>
          </table:table-cell>
          <table:table-cell office:value-type="float" office:value="0.1524" calcext:value-type="float">
            <text:p>0.1524</text:p>
          </table:table-cell>
          <table:table-cell office:value-type="float" office:value="71.3" calcext:value-type="float">
            <text:p>71.3</text:p>
          </table:table-cell>
          <table:table-cell office:value-type="float" office:value="0.0483159" calcext:value-type="float">
            <text:p>0.0483159</text:p>
          </table:table-cell>
          <table:table-cell office:value-type="float" office:value="108.034" calcext:value-type="float">
            <text:p>108.034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12.6" calcext:value-type="float">
            <text:p>12.6</text:p>
          </table:table-cell>
          <table:table-cell office:value-type="float" office:value="0.1524" calcext:value-type="float">
            <text:p>0.1524</text:p>
          </table:table-cell>
          <table:table-cell office:value-type="float" office:value="71.3" calcext:value-type="float">
            <text:p>71.3</text:p>
          </table:table-cell>
          <table:table-cell office:value-type="float" office:value="0.0483159" calcext:value-type="float">
            <text:p>0.0483159</text:p>
          </table:table-cell>
          <table:table-cell office:value-type="float" office:value="107.284" calcext:value-type="float">
            <text:p>107.28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.6" calcext:value-type="float">
            <text:p>12.6</text:p>
          </table:table-cell>
          <table:table-cell office:value-type="float" office:value="0.1524" calcext:value-type="float">
            <text:p>0.1524</text:p>
          </table:table-cell>
          <table:table-cell office:value-type="float" office:value="39.6" calcext:value-type="float">
            <text:p>39.6</text:p>
          </table:table-cell>
          <table:table-cell office:value-type="float" office:value="0.0584113" calcext:value-type="float">
            <text:p>0.0584113</text:p>
          </table:table-cell>
          <table:table-cell office:value-type="float" office:value="114.75" calcext:value-type="float">
            <text:p>114.7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2.6" calcext:value-type="float">
            <text:p>12.6</text:p>
          </table:table-cell>
          <table:table-cell office:value-type="float" office:value="0.1524" calcext:value-type="float">
            <text:p>0.1524</text:p>
          </table:table-cell>
          <table:table-cell office:value-type="float" office:value="39.6" calcext:value-type="float">
            <text:p>39.6</text:p>
          </table:table-cell>
          <table:table-cell office:value-type="float" office:value="0.0584113" calcext:value-type="float">
            <text:p>0.0584113</text:p>
          </table:table-cell>
          <table:table-cell office:value-type="float" office:value="115.89" calcext:value-type="float">
            <text:p>115.89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2.6" calcext:value-type="float">
            <text:p>12.6</text:p>
          </table:table-cell>
          <table:table-cell office:value-type="float" office:value="0.1524" calcext:value-type="float">
            <text:p>0.1524</text:p>
          </table:table-cell>
          <table:table-cell office:value-type="float" office:value="39.6" calcext:value-type="float">
            <text:p>39.6</text:p>
          </table:table-cell>
          <table:table-cell office:value-type="float" office:value="0.0584113" calcext:value-type="float">
            <text:p>0.0584113</text:p>
          </table:table-cell>
          <table:table-cell office:value-type="float" office:value="116.02" calcext:value-type="float">
            <text:p>116.0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2.6" calcext:value-type="float">
            <text:p>12.6</text:p>
          </table:table-cell>
          <table:table-cell office:value-type="float" office:value="0.1524" calcext:value-type="float">
            <text:p>0.1524</text:p>
          </table:table-cell>
          <table:table-cell office:value-type="float" office:value="39.6" calcext:value-type="float">
            <text:p>39.6</text:p>
          </table:table-cell>
          <table:table-cell office:value-type="float" office:value="0.0584113" calcext:value-type="float">
            <text:p>0.0584113</text:p>
          </table:table-cell>
          <table:table-cell office:value-type="float" office:value="115.91" calcext:value-type="float">
            <text:p>115.9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.6" calcext:value-type="float">
            <text:p>12.6</text:p>
          </table:table-cell>
          <table:table-cell office:value-type="float" office:value="0.1524" calcext:value-type="float">
            <text:p>0.1524</text:p>
          </table:table-cell>
          <table:table-cell office:value-type="float" office:value="39.6" calcext:value-type="float">
            <text:p>39.6</text:p>
          </table:table-cell>
          <table:table-cell office:value-type="float" office:value="0.0584113" calcext:value-type="float">
            <text:p>0.0584113</text:p>
          </table:table-cell>
          <table:table-cell office:value-type="float" office:value="114.9" calcext:value-type="float">
            <text:p>114.9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2.6" calcext:value-type="float">
            <text:p>12.6</text:p>
          </table:table-cell>
          <table:table-cell office:value-type="float" office:value="0.1524" calcext:value-type="float">
            <text:p>0.1524</text:p>
          </table:table-cell>
          <table:table-cell office:value-type="float" office:value="39.6" calcext:value-type="float">
            <text:p>39.6</text:p>
          </table:table-cell>
          <table:table-cell office:value-type="float" office:value="0.0584113" calcext:value-type="float">
            <text:p>0.0584113</text:p>
          </table:table-cell>
          <table:table-cell office:value-type="float" office:value="116.55" calcext:value-type="float">
            <text:p>116.5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2.6" calcext:value-type="float">
            <text:p>12.6</text:p>
          </table:table-cell>
          <table:table-cell office:value-type="float" office:value="0.1524" calcext:value-type="float">
            <text:p>0.1524</text:p>
          </table:table-cell>
          <table:table-cell office:value-type="float" office:value="39.6" calcext:value-type="float">
            <text:p>39.6</text:p>
          </table:table-cell>
          <table:table-cell office:value-type="float" office:value="0.0584113" calcext:value-type="float">
            <text:p>0.0584113</text:p>
          </table:table-cell>
          <table:table-cell office:value-type="float" office:value="116.56" calcext:value-type="float">
            <text:p>116.5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.6" calcext:value-type="float">
            <text:p>12.6</text:p>
          </table:table-cell>
          <table:table-cell office:value-type="float" office:value="0.1524" calcext:value-type="float">
            <text:p>0.1524</text:p>
          </table:table-cell>
          <table:table-cell office:value-type="float" office:value="39.6" calcext:value-type="float">
            <text:p>39.6</text:p>
          </table:table-cell>
          <table:table-cell office:value-type="float" office:value="0.0584113" calcext:value-type="float">
            <text:p>0.0584113</text:p>
          </table:table-cell>
          <table:table-cell office:value-type="float" office:value="114.67" calcext:value-type="float">
            <text:p>114.67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2.6" calcext:value-type="float">
            <text:p>12.6</text:p>
          </table:table-cell>
          <table:table-cell office:value-type="float" office:value="0.1524" calcext:value-type="float">
            <text:p>0.1524</text:p>
          </table:table-cell>
          <table:table-cell office:value-type="float" office:value="39.6" calcext:value-type="float">
            <text:p>39.6</text:p>
          </table:table-cell>
          <table:table-cell office:value-type="float" office:value="0.0584113" calcext:value-type="float">
            <text:p>0.0584113</text:p>
          </table:table-cell>
          <table:table-cell office:value-type="float" office:value="112.16" calcext:value-type="float">
            <text:p>112.16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2.6" calcext:value-type="float">
            <text:p>12.6</text:p>
          </table:table-cell>
          <table:table-cell office:value-type="float" office:value="0.1524" calcext:value-type="float">
            <text:p>0.1524</text:p>
          </table:table-cell>
          <table:table-cell office:value-type="float" office:value="39.6" calcext:value-type="float">
            <text:p>39.6</text:p>
          </table:table-cell>
          <table:table-cell office:value-type="float" office:value="0.0584113" calcext:value-type="float">
            <text:p>0.0584113</text:p>
          </table:table-cell>
          <table:table-cell office:value-type="float" office:value="110.78" calcext:value-type="float">
            <text:p>110.7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2.6" calcext:value-type="float">
            <text:p>12.6</text:p>
          </table:table-cell>
          <table:table-cell office:value-type="float" office:value="0.1524" calcext:value-type="float">
            <text:p>0.1524</text:p>
          </table:table-cell>
          <table:table-cell office:value-type="float" office:value="39.6" calcext:value-type="float">
            <text:p>39.6</text:p>
          </table:table-cell>
          <table:table-cell office:value-type="float" office:value="0.0584113" calcext:value-type="float">
            <text:p>0.0584113</text:p>
          </table:table-cell>
          <table:table-cell office:value-type="float" office:value="109.52" calcext:value-type="float">
            <text:p>109.52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2.6" calcext:value-type="float">
            <text:p>12.6</text:p>
          </table:table-cell>
          <table:table-cell office:value-type="float" office:value="0.1524" calcext:value-type="float">
            <text:p>0.1524</text:p>
          </table:table-cell>
          <table:table-cell office:value-type="float" office:value="39.6" calcext:value-type="float">
            <text:p>39.6</text:p>
          </table:table-cell>
          <table:table-cell office:value-type="float" office:value="0.0584113" calcext:value-type="float">
            <text:p>0.0584113</text:p>
          </table:table-cell>
          <table:table-cell office:value-type="float" office:value="106.88" calcext:value-type="float">
            <text:p>106.88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12.6" calcext:value-type="float">
            <text:p>12.6</text:p>
          </table:table-cell>
          <table:table-cell office:value-type="float" office:value="0.1524" calcext:value-type="float">
            <text:p>0.1524</text:p>
          </table:table-cell>
          <table:table-cell office:value-type="float" office:value="39.6" calcext:value-type="float">
            <text:p>39.6</text:p>
          </table:table-cell>
          <table:table-cell office:value-type="float" office:value="0.0584113" calcext:value-type="float">
            <text:p>0.0584113</text:p>
          </table:table-cell>
          <table:table-cell office:value-type="float" office:value="106.26" calcext:value-type="float">
            <text:p>106.2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.6" calcext:value-type="float">
            <text:p>12.6</text:p>
          </table:table-cell>
          <table:table-cell office:value-type="float" office:value="0.1524" calcext:value-type="float">
            <text:p>0.1524</text:p>
          </table:table-cell>
          <table:table-cell office:value-type="float" office:value="39.6" calcext:value-type="float">
            <text:p>39.6</text:p>
          </table:table-cell>
          <table:table-cell office:value-type="float" office:value="0.0584113" calcext:value-type="float">
            <text:p>0.0584113</text:p>
          </table:table-cell>
          <table:table-cell office:value-type="float" office:value="104.5" calcext:value-type="float">
            <text:p>104.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2.6" calcext:value-type="float">
            <text:p>12.6</text:p>
          </table:table-cell>
          <table:table-cell office:value-type="float" office:value="0.1524" calcext:value-type="float">
            <text:p>0.1524</text:p>
          </table:table-cell>
          <table:table-cell office:value-type="float" office:value="39.6" calcext:value-type="float">
            <text:p>39.6</text:p>
          </table:table-cell>
          <table:table-cell office:value-type="float" office:value="0.0584113" calcext:value-type="float">
            <text:p>0.0584113</text:p>
          </table:table-cell>
          <table:table-cell office:value-type="float" office:value="104.13" calcext:value-type="float">
            <text:p>104.13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12.6" calcext:value-type="float">
            <text:p>12.6</text:p>
          </table:table-cell>
          <table:table-cell office:value-type="float" office:value="0.1524" calcext:value-type="float">
            <text:p>0.1524</text:p>
          </table:table-cell>
          <table:table-cell office:value-type="float" office:value="39.6" calcext:value-type="float">
            <text:p>39.6</text:p>
          </table:table-cell>
          <table:table-cell office:value-type="float" office:value="0.0584113" calcext:value-type="float">
            <text:p>0.0584113</text:p>
          </table:table-cell>
          <table:table-cell office:value-type="float" office:value="103.38" calcext:value-type="float">
            <text:p>103.3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0.0508" calcext:value-type="float">
            <text:p>0.0508</text:p>
          </table:table-cell>
          <table:table-cell office:value-type="float" office:value="71.3" calcext:value-type="float">
            <text:p>71.3</text:p>
          </table:table-cell>
          <table:table-cell office:value-type="float" office:value="0.000740478" calcext:value-type="float">
            <text:p>0.000740478</text:p>
          </table:table-cell>
          <table:table-cell office:value-type="float" office:value="130.96" calcext:value-type="float">
            <text:p>130.9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0.0508" calcext:value-type="float">
            <text:p>0.0508</text:p>
          </table:table-cell>
          <table:table-cell office:value-type="float" office:value="71.3" calcext:value-type="float">
            <text:p>71.3</text:p>
          </table:table-cell>
          <table:table-cell office:value-type="float" office:value="0.000740478" calcext:value-type="float">
            <text:p>0.000740478</text:p>
          </table:table-cell>
          <table:table-cell office:value-type="float" office:value="129.45" calcext:value-type="float">
            <text:p>129.45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 office:value-type="float" office:value="0.0508" calcext:value-type="float">
            <text:p>0.0508</text:p>
          </table:table-cell>
          <table:table-cell office:value-type="float" office:value="71.3" calcext:value-type="float">
            <text:p>71.3</text:p>
          </table:table-cell>
          <table:table-cell office:value-type="float" office:value="0.000740478" calcext:value-type="float">
            <text:p>0.000740478</text:p>
          </table:table-cell>
          <table:table-cell office:value-type="float" office:value="128.56" calcext:value-type="float">
            <text:p>128.56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0.0508" calcext:value-type="float">
            <text:p>0.0508</text:p>
          </table:table-cell>
          <table:table-cell office:value-type="float" office:value="71.3" calcext:value-type="float">
            <text:p>71.3</text:p>
          </table:table-cell>
          <table:table-cell office:value-type="float" office:value="0.000740478" calcext:value-type="float">
            <text:p>0.000740478</text:p>
          </table:table-cell>
          <table:table-cell office:value-type="float" office:value="129.68" calcext:value-type="float">
            <text:p>129.6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0.0508" calcext:value-type="float">
            <text:p>0.0508</text:p>
          </table:table-cell>
          <table:table-cell office:value-type="float" office:value="71.3" calcext:value-type="float">
            <text:p>71.3</text:p>
          </table:table-cell>
          <table:table-cell office:value-type="float" office:value="0.000740478" calcext:value-type="float">
            <text:p>0.000740478</text:p>
          </table:table-cell>
          <table:table-cell office:value-type="float" office:value="131.06" calcext:value-type="float">
            <text:p>131.06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0.0508" calcext:value-type="float">
            <text:p>0.0508</text:p>
          </table:table-cell>
          <table:table-cell office:value-type="float" office:value="71.3" calcext:value-type="float">
            <text:p>71.3</text:p>
          </table:table-cell>
          <table:table-cell office:value-type="float" office:value="0.000740478" calcext:value-type="float">
            <text:p>0.000740478</text:p>
          </table:table-cell>
          <table:table-cell office:value-type="float" office:value="131.31" calcext:value-type="float">
            <text:p>131.31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0" calcext:value-type="float">
            <text:p>0</text:p>
          </table:table-cell>
          <table:table-cell office:value-type="float" office:value="0.0508" calcext:value-type="float">
            <text:p>0.0508</text:p>
          </table:table-cell>
          <table:table-cell office:value-type="float" office:value="71.3" calcext:value-type="float">
            <text:p>71.3</text:p>
          </table:table-cell>
          <table:table-cell office:value-type="float" office:value="0.000740478" calcext:value-type="float">
            <text:p>0.000740478</text:p>
          </table:table-cell>
          <table:table-cell office:value-type="float" office:value="135.07" calcext:value-type="float">
            <text:p>135.07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0.0508" calcext:value-type="float">
            <text:p>0.0508</text:p>
          </table:table-cell>
          <table:table-cell office:value-type="float" office:value="71.3" calcext:value-type="float">
            <text:p>71.3</text:p>
          </table:table-cell>
          <table:table-cell office:value-type="float" office:value="0.000740478" calcext:value-type="float">
            <text:p>0.000740478</text:p>
          </table:table-cell>
          <table:table-cell office:value-type="float" office:value="134.43" calcext:value-type="float">
            <text:p>134.43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0.0508" calcext:value-type="float">
            <text:p>0.0508</text:p>
          </table:table-cell>
          <table:table-cell office:value-type="float" office:value="71.3" calcext:value-type="float">
            <text:p>71.3</text:p>
          </table:table-cell>
          <table:table-cell office:value-type="float" office:value="0.000740478" calcext:value-type="float">
            <text:p>0.000740478</text:p>
          </table:table-cell>
          <table:table-cell office:value-type="float" office:value="134.43" calcext:value-type="float">
            <text:p>134.43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0" calcext:value-type="float">
            <text:p>0</text:p>
          </table:table-cell>
          <table:table-cell office:value-type="float" office:value="0.0508" calcext:value-type="float">
            <text:p>0.0508</text:p>
          </table:table-cell>
          <table:table-cell office:value-type="float" office:value="71.3" calcext:value-type="float">
            <text:p>71.3</text:p>
          </table:table-cell>
          <table:table-cell office:value-type="float" office:value="0.000740478" calcext:value-type="float">
            <text:p>0.000740478</text:p>
          </table:table-cell>
          <table:table-cell office:value-type="float" office:value="133.04" calcext:value-type="float">
            <text:p>133.04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0.0508" calcext:value-type="float">
            <text:p>0.0508</text:p>
          </table:table-cell>
          <table:table-cell office:value-type="float" office:value="71.3" calcext:value-type="float">
            <text:p>71.3</text:p>
          </table:table-cell>
          <table:table-cell office:value-type="float" office:value="0.000740478" calcext:value-type="float">
            <text:p>0.000740478</text:p>
          </table:table-cell>
          <table:table-cell office:value-type="float" office:value="130.89" calcext:value-type="float">
            <text:p>130.8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0.0508" calcext:value-type="float">
            <text:p>0.0508</text:p>
          </table:table-cell>
          <table:table-cell office:value-type="float" office:value="71.3" calcext:value-type="float">
            <text:p>71.3</text:p>
          </table:table-cell>
          <table:table-cell office:value-type="float" office:value="0.000740478" calcext:value-type="float">
            <text:p>0.000740478</text:p>
          </table:table-cell>
          <table:table-cell office:value-type="float" office:value="128.74" calcext:value-type="float">
            <text:p>128.74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0" calcext:value-type="float">
            <text:p>0</text:p>
          </table:table-cell>
          <table:table-cell office:value-type="float" office:value="0.0508" calcext:value-type="float">
            <text:p>0.0508</text:p>
          </table:table-cell>
          <table:table-cell office:value-type="float" office:value="71.3" calcext:value-type="float">
            <text:p>71.3</text:p>
          </table:table-cell>
          <table:table-cell office:value-type="float" office:value="0.000740478" calcext:value-type="float">
            <text:p>0.000740478</text:p>
          </table:table-cell>
          <table:table-cell office:value-type="float" office:value="125.22" calcext:value-type="float">
            <text:p>125.2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0.0508" calcext:value-type="float">
            <text:p>0.0508</text:p>
          </table:table-cell>
          <table:table-cell office:value-type="float" office:value="55.5" calcext:value-type="float">
            <text:p>55.5</text:p>
          </table:table-cell>
          <table:table-cell office:value-type="float" office:value="0.00076193" calcext:value-type="float">
            <text:p>0.00076193</text:p>
          </table:table-cell>
          <table:table-cell office:value-type="float" office:value="124.336" calcext:value-type="float">
            <text:p>124.33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0.0508" calcext:value-type="float">
            <text:p>0.0508</text:p>
          </table:table-cell>
          <table:table-cell office:value-type="float" office:value="55.5" calcext:value-type="float">
            <text:p>55.5</text:p>
          </table:table-cell>
          <table:table-cell office:value-type="float" office:value="0.00076193" calcext:value-type="float">
            <text:p>0.00076193</text:p>
          </table:table-cell>
          <table:table-cell office:value-type="float" office:value="125.586" calcext:value-type="float">
            <text:p>125.586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 office:value-type="float" office:value="0.0508" calcext:value-type="float">
            <text:p>0.0508</text:p>
          </table:table-cell>
          <table:table-cell office:value-type="float" office:value="55.5" calcext:value-type="float">
            <text:p>55.5</text:p>
          </table:table-cell>
          <table:table-cell office:value-type="float" office:value="0.00076193" calcext:value-type="float">
            <text:p>0.00076193</text:p>
          </table:table-cell>
          <table:table-cell office:value-type="float" office:value="127.076" calcext:value-type="float">
            <text:p>127.076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0.0508" calcext:value-type="float">
            <text:p>0.0508</text:p>
          </table:table-cell>
          <table:table-cell office:value-type="float" office:value="55.5" calcext:value-type="float">
            <text:p>55.5</text:p>
          </table:table-cell>
          <table:table-cell office:value-type="float" office:value="0.00076193" calcext:value-type="float">
            <text:p>0.00076193</text:p>
          </table:table-cell>
          <table:table-cell office:value-type="float" office:value="128.576" calcext:value-type="float">
            <text:p>128.57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0.0508" calcext:value-type="float">
            <text:p>0.0508</text:p>
          </table:table-cell>
          <table:table-cell office:value-type="float" office:value="55.5" calcext:value-type="float">
            <text:p>55.5</text:p>
          </table:table-cell>
          <table:table-cell office:value-type="float" office:value="0.00076193" calcext:value-type="float">
            <text:p>0.00076193</text:p>
          </table:table-cell>
          <table:table-cell office:value-type="float" office:value="131.456" calcext:value-type="float">
            <text:p>131.456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0.0508" calcext:value-type="float">
            <text:p>0.0508</text:p>
          </table:table-cell>
          <table:table-cell office:value-type="float" office:value="55.5" calcext:value-type="float">
            <text:p>55.5</text:p>
          </table:table-cell>
          <table:table-cell office:value-type="float" office:value="0.00076193" calcext:value-type="float">
            <text:p>0.00076193</text:p>
          </table:table-cell>
          <table:table-cell office:value-type="float" office:value="133.956" calcext:value-type="float">
            <text:p>133.956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0" calcext:value-type="float">
            <text:p>0</text:p>
          </table:table-cell>
          <table:table-cell office:value-type="float" office:value="0.0508" calcext:value-type="float">
            <text:p>0.0508</text:p>
          </table:table-cell>
          <table:table-cell office:value-type="float" office:value="55.5" calcext:value-type="float">
            <text:p>55.5</text:p>
          </table:table-cell>
          <table:table-cell office:value-type="float" office:value="0.00076193" calcext:value-type="float">
            <text:p>0.00076193</text:p>
          </table:table-cell>
          <table:table-cell office:value-type="float" office:value="134.826" calcext:value-type="float">
            <text:p>134.82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0.0508" calcext:value-type="float">
            <text:p>0.0508</text:p>
          </table:table-cell>
          <table:table-cell office:value-type="float" office:value="55.5" calcext:value-type="float">
            <text:p>55.5</text:p>
          </table:table-cell>
          <table:table-cell office:value-type="float" office:value="0.00076193" calcext:value-type="float">
            <text:p>0.00076193</text:p>
          </table:table-cell>
          <table:table-cell office:value-type="float" office:value="134.946" calcext:value-type="float">
            <text:p>134.94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0.0508" calcext:value-type="float">
            <text:p>0.0508</text:p>
          </table:table-cell>
          <table:table-cell office:value-type="float" office:value="55.5" calcext:value-type="float">
            <text:p>55.5</text:p>
          </table:table-cell>
          <table:table-cell office:value-type="float" office:value="0.00076193" calcext:value-type="float">
            <text:p>0.00076193</text:p>
          </table:table-cell>
          <table:table-cell office:value-type="float" office:value="134.556" calcext:value-type="float">
            <text:p>134.556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0" calcext:value-type="float">
            <text:p>0</text:p>
          </table:table-cell>
          <table:table-cell office:value-type="float" office:value="0.0508" calcext:value-type="float">
            <text:p>0.0508</text:p>
          </table:table-cell>
          <table:table-cell office:value-type="float" office:value="55.5" calcext:value-type="float">
            <text:p>55.5</text:p>
          </table:table-cell>
          <table:table-cell office:value-type="float" office:value="0.00076193" calcext:value-type="float">
            <text:p>0.00076193</text:p>
          </table:table-cell>
          <table:table-cell office:value-type="float" office:value="132.796" calcext:value-type="float">
            <text:p>132.796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0.0508" calcext:value-type="float">
            <text:p>0.0508</text:p>
          </table:table-cell>
          <table:table-cell office:value-type="float" office:value="55.5" calcext:value-type="float">
            <text:p>55.5</text:p>
          </table:table-cell>
          <table:table-cell office:value-type="float" office:value="0.00076193" calcext:value-type="float">
            <text:p>0.00076193</text:p>
          </table:table-cell>
          <table:table-cell office:value-type="float" office:value="130.156" calcext:value-type="float">
            <text:p>130.15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0.0508" calcext:value-type="float">
            <text:p>0.0508</text:p>
          </table:table-cell>
          <table:table-cell office:value-type="float" office:value="55.5" calcext:value-type="float">
            <text:p>55.5</text:p>
          </table:table-cell>
          <table:table-cell office:value-type="float" office:value="0.00076193" calcext:value-type="float">
            <text:p>0.00076193</text:p>
          </table:table-cell>
          <table:table-cell office:value-type="float" office:value="127.636" calcext:value-type="float">
            <text:p>127.636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0" calcext:value-type="float">
            <text:p>0</text:p>
          </table:table-cell>
          <table:table-cell office:value-type="float" office:value="0.0508" calcext:value-type="float">
            <text:p>0.0508</text:p>
          </table:table-cell>
          <table:table-cell office:value-type="float" office:value="55.5" calcext:value-type="float">
            <text:p>55.5</text:p>
          </table:table-cell>
          <table:table-cell office:value-type="float" office:value="0.00076193" calcext:value-type="float">
            <text:p>0.00076193</text:p>
          </table:table-cell>
          <table:table-cell office:value-type="float" office:value="125.376" calcext:value-type="float">
            <text:p>125.37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0.0508" calcext:value-type="float">
            <text:p>0.0508</text:p>
          </table:table-cell>
          <table:table-cell office:value-type="float" office:value="39.6" calcext:value-type="float">
            <text:p>39.6</text:p>
          </table:table-cell>
          <table:table-cell office:value-type="float" office:value="0.000791822" calcext:value-type="float">
            <text:p>0.000791822</text:p>
          </table:table-cell>
          <table:table-cell office:value-type="float" office:value="126.508" calcext:value-type="float">
            <text:p>126.50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0.0508" calcext:value-type="float">
            <text:p>0.0508</text:p>
          </table:table-cell>
          <table:table-cell office:value-type="float" office:value="39.6" calcext:value-type="float">
            <text:p>39.6</text:p>
          </table:table-cell>
          <table:table-cell office:value-type="float" office:value="0.000791822" calcext:value-type="float">
            <text:p>0.000791822</text:p>
          </table:table-cell>
          <table:table-cell office:value-type="float" office:value="127.638" calcext:value-type="float">
            <text:p>127.638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 office:value-type="float" office:value="0.0508" calcext:value-type="float">
            <text:p>0.0508</text:p>
          </table:table-cell>
          <table:table-cell office:value-type="float" office:value="39.6" calcext:value-type="float">
            <text:p>39.6</text:p>
          </table:table-cell>
          <table:table-cell office:value-type="float" office:value="0.000791822" calcext:value-type="float">
            <text:p>0.000791822</text:p>
          </table:table-cell>
          <table:table-cell office:value-type="float" office:value="129.148" calcext:value-type="float">
            <text:p>129.148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0.0508" calcext:value-type="float">
            <text:p>0.0508</text:p>
          </table:table-cell>
          <table:table-cell office:value-type="float" office:value="39.6" calcext:value-type="float">
            <text:p>39.6</text:p>
          </table:table-cell>
          <table:table-cell office:value-type="float" office:value="0.000791822" calcext:value-type="float">
            <text:p>0.000791822</text:p>
          </table:table-cell>
          <table:table-cell office:value-type="float" office:value="130.908" calcext:value-type="float">
            <text:p>130.90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0.0508" calcext:value-type="float">
            <text:p>0.0508</text:p>
          </table:table-cell>
          <table:table-cell office:value-type="float" office:value="39.6" calcext:value-type="float">
            <text:p>39.6</text:p>
          </table:table-cell>
          <table:table-cell office:value-type="float" office:value="0.000791822" calcext:value-type="float">
            <text:p>0.000791822</text:p>
          </table:table-cell>
          <table:table-cell office:value-type="float" office:value="132.918" calcext:value-type="float">
            <text:p>132.918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0.0508" calcext:value-type="float">
            <text:p>0.0508</text:p>
          </table:table-cell>
          <table:table-cell office:value-type="float" office:value="39.6" calcext:value-type="float">
            <text:p>39.6</text:p>
          </table:table-cell>
          <table:table-cell office:value-type="float" office:value="0.000791822" calcext:value-type="float">
            <text:p>0.000791822</text:p>
          </table:table-cell>
          <table:table-cell office:value-type="float" office:value="134.938" calcext:value-type="float">
            <text:p>134.938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0" calcext:value-type="float">
            <text:p>0</text:p>
          </table:table-cell>
          <table:table-cell office:value-type="float" office:value="0.0508" calcext:value-type="float">
            <text:p>0.0508</text:p>
          </table:table-cell>
          <table:table-cell office:value-type="float" office:value="39.6" calcext:value-type="float">
            <text:p>39.6</text:p>
          </table:table-cell>
          <table:table-cell office:value-type="float" office:value="0.000791822" calcext:value-type="float">
            <text:p>0.000791822</text:p>
          </table:table-cell>
          <table:table-cell office:value-type="float" office:value="135.938" calcext:value-type="float">
            <text:p>135.93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0.0508" calcext:value-type="float">
            <text:p>0.0508</text:p>
          </table:table-cell>
          <table:table-cell office:value-type="float" office:value="39.6" calcext:value-type="float">
            <text:p>39.6</text:p>
          </table:table-cell>
          <table:table-cell office:value-type="float" office:value="0.000791822" calcext:value-type="float">
            <text:p>0.000791822</text:p>
          </table:table-cell>
          <table:table-cell office:value-type="float" office:value="135.308" calcext:value-type="float">
            <text:p>135.30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0.0508" calcext:value-type="float">
            <text:p>0.0508</text:p>
          </table:table-cell>
          <table:table-cell office:value-type="float" office:value="39.6" calcext:value-type="float">
            <text:p>39.6</text:p>
          </table:table-cell>
          <table:table-cell office:value-type="float" office:value="0.000791822" calcext:value-type="float">
            <text:p>0.000791822</text:p>
          </table:table-cell>
          <table:table-cell office:value-type="float" office:value="134.308" calcext:value-type="float">
            <text:p>134.308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0" calcext:value-type="float">
            <text:p>0</text:p>
          </table:table-cell>
          <table:table-cell office:value-type="float" office:value="0.0508" calcext:value-type="float">
            <text:p>0.0508</text:p>
          </table:table-cell>
          <table:table-cell office:value-type="float" office:value="39.6" calcext:value-type="float">
            <text:p>39.6</text:p>
          </table:table-cell>
          <table:table-cell office:value-type="float" office:value="0.000791822" calcext:value-type="float">
            <text:p>0.000791822</text:p>
          </table:table-cell>
          <table:table-cell office:value-type="float" office:value="131.918" calcext:value-type="float">
            <text:p>131.918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0.0508" calcext:value-type="float">
            <text:p>0.0508</text:p>
          </table:table-cell>
          <table:table-cell office:value-type="float" office:value="39.6" calcext:value-type="float">
            <text:p>39.6</text:p>
          </table:table-cell>
          <table:table-cell office:value-type="float" office:value="0.000791822" calcext:value-type="float">
            <text:p>0.000791822</text:p>
          </table:table-cell>
          <table:table-cell office:value-type="float" office:value="128.518" calcext:value-type="float">
            <text:p>128.51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0.0508" calcext:value-type="float">
            <text:p>0.0508</text:p>
          </table:table-cell>
          <table:table-cell office:value-type="float" office:value="39.6" calcext:value-type="float">
            <text:p>39.6</text:p>
          </table:table-cell>
          <table:table-cell office:value-type="float" office:value="0.000791822" calcext:value-type="float">
            <text:p>0.000791822</text:p>
          </table:table-cell>
          <table:table-cell office:value-type="float" office:value="125.998" calcext:value-type="float">
            <text:p>125.998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0" calcext:value-type="float">
            <text:p>0</text:p>
          </table:table-cell>
          <table:table-cell office:value-type="float" office:value="0.0508" calcext:value-type="float">
            <text:p>0.0508</text:p>
          </table:table-cell>
          <table:table-cell office:value-type="float" office:value="39.6" calcext:value-type="float">
            <text:p>39.6</text:p>
          </table:table-cell>
          <table:table-cell office:value-type="float" office:value="0.000791822" calcext:value-type="float">
            <text:p>0.000791822</text:p>
          </table:table-cell>
          <table:table-cell office:value-type="float" office:value="123.988" calcext:value-type="float">
            <text:p>123.98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0.0508" calcext:value-type="float">
            <text:p>0.0508</text:p>
          </table:table-cell>
          <table:table-cell office:value-type="float" office:value="31.7" calcext:value-type="float">
            <text:p>31.7</text:p>
          </table:table-cell>
          <table:table-cell office:value-type="float" office:value="0.000812164" calcext:value-type="float">
            <text:p>0.000812164</text:p>
          </table:table-cell>
          <table:table-cell office:value-type="float" office:value="122.79" calcext:value-type="float">
            <text:p>122.7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0.0508" calcext:value-type="float">
            <text:p>0.0508</text:p>
          </table:table-cell>
          <table:table-cell office:value-type="float" office:value="31.7" calcext:value-type="float">
            <text:p>31.7</text:p>
          </table:table-cell>
          <table:table-cell office:value-type="float" office:value="0.000812164" calcext:value-type="float">
            <text:p>0.000812164</text:p>
          </table:table-cell>
          <table:table-cell office:value-type="float" office:value="126.78" calcext:value-type="float">
            <text:p>126.78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 office:value-type="float" office:value="0.0508" calcext:value-type="float">
            <text:p>0.0508</text:p>
          </table:table-cell>
          <table:table-cell office:value-type="float" office:value="31.7" calcext:value-type="float">
            <text:p>31.7</text:p>
          </table:table-cell>
          <table:table-cell office:value-type="float" office:value="0.000812164" calcext:value-type="float">
            <text:p>0.000812164</text:p>
          </table:table-cell>
          <table:table-cell office:value-type="float" office:value="129.27" calcext:value-type="float">
            <text:p>129.27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0.0508" calcext:value-type="float">
            <text:p>0.0508</text:p>
          </table:table-cell>
          <table:table-cell office:value-type="float" office:value="31.7" calcext:value-type="float">
            <text:p>31.7</text:p>
          </table:table-cell>
          <table:table-cell office:value-type="float" office:value="0.000812164" calcext:value-type="float">
            <text:p>0.000812164</text:p>
          </table:table-cell>
          <table:table-cell office:value-type="float" office:value="131.01" calcext:value-type="float">
            <text:p>131.0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0.0508" calcext:value-type="float">
            <text:p>0.0508</text:p>
          </table:table-cell>
          <table:table-cell office:value-type="float" office:value="31.7" calcext:value-type="float">
            <text:p>31.7</text:p>
          </table:table-cell>
          <table:table-cell office:value-type="float" office:value="0.000812164" calcext:value-type="float">
            <text:p>0.000812164</text:p>
          </table:table-cell>
          <table:table-cell office:value-type="float" office:value="133.01" calcext:value-type="float">
            <text:p>133.01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0.0508" calcext:value-type="float">
            <text:p>0.0508</text:p>
          </table:table-cell>
          <table:table-cell office:value-type="float" office:value="31.7" calcext:value-type="float">
            <text:p>31.7</text:p>
          </table:table-cell>
          <table:table-cell office:value-type="float" office:value="0.000812164" calcext:value-type="float">
            <text:p>0.000812164</text:p>
          </table:table-cell>
          <table:table-cell office:value-type="float" office:value="134.87" calcext:value-type="float">
            <text:p>134.87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0" calcext:value-type="float">
            <text:p>0</text:p>
          </table:table-cell>
          <table:table-cell office:value-type="float" office:value="0.0508" calcext:value-type="float">
            <text:p>0.0508</text:p>
          </table:table-cell>
          <table:table-cell office:value-type="float" office:value="31.7" calcext:value-type="float">
            <text:p>31.7</text:p>
          </table:table-cell>
          <table:table-cell office:value-type="float" office:value="0.000812164" calcext:value-type="float">
            <text:p>0.000812164</text:p>
          </table:table-cell>
          <table:table-cell office:value-type="float" office:value="135.49" calcext:value-type="float">
            <text:p>135.4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0.0508" calcext:value-type="float">
            <text:p>0.0508</text:p>
          </table:table-cell>
          <table:table-cell office:value-type="float" office:value="31.7" calcext:value-type="float">
            <text:p>31.7</text:p>
          </table:table-cell>
          <table:table-cell office:value-type="float" office:value="0.000812164" calcext:value-type="float">
            <text:p>0.000812164</text:p>
          </table:table-cell>
          <table:table-cell office:value-type="float" office:value="134.11" calcext:value-type="float">
            <text:p>134.11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0.0508" calcext:value-type="float">
            <text:p>0.0508</text:p>
          </table:table-cell>
          <table:table-cell office:value-type="float" office:value="31.7" calcext:value-type="float">
            <text:p>31.7</text:p>
          </table:table-cell>
          <table:table-cell office:value-type="float" office:value="0.000812164" calcext:value-type="float">
            <text:p>0.000812164</text:p>
          </table:table-cell>
          <table:table-cell office:value-type="float" office:value="133.23" calcext:value-type="float">
            <text:p>133.23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0" calcext:value-type="float">
            <text:p>0</text:p>
          </table:table-cell>
          <table:table-cell office:value-type="float" office:value="0.0508" calcext:value-type="float">
            <text:p>0.0508</text:p>
          </table:table-cell>
          <table:table-cell office:value-type="float" office:value="31.7" calcext:value-type="float">
            <text:p>31.7</text:p>
          </table:table-cell>
          <table:table-cell office:value-type="float" office:value="0.000812164" calcext:value-type="float">
            <text:p>0.000812164</text:p>
          </table:table-cell>
          <table:table-cell office:value-type="float" office:value="130.34" calcext:value-type="float">
            <text:p>130.34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0.0508" calcext:value-type="float">
            <text:p>0.0508</text:p>
          </table:table-cell>
          <table:table-cell office:value-type="float" office:value="31.7" calcext:value-type="float">
            <text:p>31.7</text:p>
          </table:table-cell>
          <table:table-cell office:value-type="float" office:value="0.000812164" calcext:value-type="float">
            <text:p>0.000812164</text:p>
          </table:table-cell>
          <table:table-cell office:value-type="float" office:value="126.59" calcext:value-type="float">
            <text:p>126.5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0.0508" calcext:value-type="float">
            <text:p>0.0508</text:p>
          </table:table-cell>
          <table:table-cell office:value-type="float" office:value="31.7" calcext:value-type="float">
            <text:p>31.7</text:p>
          </table:table-cell>
          <table:table-cell office:value-type="float" office:value="0.000812164" calcext:value-type="float">
            <text:p>0.000812164</text:p>
          </table:table-cell>
          <table:table-cell office:value-type="float" office:value="122.45" calcext:value-type="float">
            <text:p>122.45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0" calcext:value-type="float">
            <text:p>0</text:p>
          </table:table-cell>
          <table:table-cell office:value-type="float" office:value="0.0508" calcext:value-type="float">
            <text:p>0.0508</text:p>
          </table:table-cell>
          <table:table-cell office:value-type="float" office:value="31.7" calcext:value-type="float">
            <text:p>31.7</text:p>
          </table:table-cell>
          <table:table-cell office:value-type="float" office:value="0.000812164" calcext:value-type="float">
            <text:p>0.000812164</text:p>
          </table:table-cell>
          <table:table-cell office:value-type="float" office:value="119.07" calcext:value-type="float">
            <text:p>119.07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4.2" calcext:value-type="float">
            <text:p>4.2</text:p>
          </table:table-cell>
          <table:table-cell office:value-type="float" office:value="0.0508" calcext:value-type="float">
            <text:p>0.0508</text:p>
          </table:table-cell>
          <table:table-cell office:value-type="float" office:value="71.3" calcext:value-type="float">
            <text:p>71.3</text:p>
          </table:table-cell>
          <table:table-cell office:value-type="float" office:value="0.00142788" calcext:value-type="float">
            <text:p>0.00142788</text:p>
          </table:table-cell>
          <table:table-cell office:value-type="float" office:value="124.318" calcext:value-type="float">
            <text:p>124.31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.2" calcext:value-type="float">
            <text:p>4.2</text:p>
          </table:table-cell>
          <table:table-cell office:value-type="float" office:value="0.0508" calcext:value-type="float">
            <text:p>0.0508</text:p>
          </table:table-cell>
          <table:table-cell office:value-type="float" office:value="71.3" calcext:value-type="float">
            <text:p>71.3</text:p>
          </table:table-cell>
          <table:table-cell office:value-type="float" office:value="0.00142788" calcext:value-type="float">
            <text:p>0.00142788</text:p>
          </table:table-cell>
          <table:table-cell office:value-type="float" office:value="129.848" calcext:value-type="float">
            <text:p>129.848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4.2" calcext:value-type="float">
            <text:p>4.2</text:p>
          </table:table-cell>
          <table:table-cell office:value-type="float" office:value="0.0508" calcext:value-type="float">
            <text:p>0.0508</text:p>
          </table:table-cell>
          <table:table-cell office:value-type="float" office:value="71.3" calcext:value-type="float">
            <text:p>71.3</text:p>
          </table:table-cell>
          <table:table-cell office:value-type="float" office:value="0.00142788" calcext:value-type="float">
            <text:p>0.00142788</text:p>
          </table:table-cell>
          <table:table-cell office:value-type="float" office:value="131.978" calcext:value-type="float">
            <text:p>131.978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4.2" calcext:value-type="float">
            <text:p>4.2</text:p>
          </table:table-cell>
          <table:table-cell office:value-type="float" office:value="0.0508" calcext:value-type="float">
            <text:p>0.0508</text:p>
          </table:table-cell>
          <table:table-cell office:value-type="float" office:value="71.3" calcext:value-type="float">
            <text:p>71.3</text:p>
          </table:table-cell>
          <table:table-cell office:value-type="float" office:value="0.00142788" calcext:value-type="float">
            <text:p>0.00142788</text:p>
          </table:table-cell>
          <table:table-cell office:value-type="float" office:value="133.728" calcext:value-type="float">
            <text:p>133.72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.2" calcext:value-type="float">
            <text:p>4.2</text:p>
          </table:table-cell>
          <table:table-cell office:value-type="float" office:value="0.0508" calcext:value-type="float">
            <text:p>0.0508</text:p>
          </table:table-cell>
          <table:table-cell office:value-type="float" office:value="71.3" calcext:value-type="float">
            <text:p>71.3</text:p>
          </table:table-cell>
          <table:table-cell office:value-type="float" office:value="0.00142788" calcext:value-type="float">
            <text:p>0.00142788</text:p>
          </table:table-cell>
          <table:table-cell office:value-type="float" office:value="133.598" calcext:value-type="float">
            <text:p>133.59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.2" calcext:value-type="float">
            <text:p>4.2</text:p>
          </table:table-cell>
          <table:table-cell office:value-type="float" office:value="0.0508" calcext:value-type="float">
            <text:p>0.0508</text:p>
          </table:table-cell>
          <table:table-cell office:value-type="float" office:value="71.3" calcext:value-type="float">
            <text:p>71.3</text:p>
          </table:table-cell>
          <table:table-cell office:value-type="float" office:value="0.00142788" calcext:value-type="float">
            <text:p>0.00142788</text:p>
          </table:table-cell>
          <table:table-cell office:value-type="float" office:value="132.828" calcext:value-type="float">
            <text:p>132.828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4.2" calcext:value-type="float">
            <text:p>4.2</text:p>
          </table:table-cell>
          <table:table-cell office:value-type="float" office:value="0.0508" calcext:value-type="float">
            <text:p>0.0508</text:p>
          </table:table-cell>
          <table:table-cell office:value-type="float" office:value="71.3" calcext:value-type="float">
            <text:p>71.3</text:p>
          </table:table-cell>
          <table:table-cell office:value-type="float" office:value="0.00142788" calcext:value-type="float">
            <text:p>0.00142788</text:p>
          </table:table-cell>
          <table:table-cell office:value-type="float" office:value="129.308" calcext:value-type="float">
            <text:p>129.308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.2" calcext:value-type="float">
            <text:p>4.2</text:p>
          </table:table-cell>
          <table:table-cell office:value-type="float" office:value="0.0508" calcext:value-type="float">
            <text:p>0.0508</text:p>
          </table:table-cell>
          <table:table-cell office:value-type="float" office:value="71.3" calcext:value-type="float">
            <text:p>71.3</text:p>
          </table:table-cell>
          <table:table-cell office:value-type="float" office:value="0.00142788" calcext:value-type="float">
            <text:p>0.00142788</text:p>
          </table:table-cell>
          <table:table-cell office:value-type="float" office:value="125.268" calcext:value-type="float">
            <text:p>125.26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.2" calcext:value-type="float">
            <text:p>4.2</text:p>
          </table:table-cell>
          <table:table-cell office:value-type="float" office:value="0.0508" calcext:value-type="float">
            <text:p>0.0508</text:p>
          </table:table-cell>
          <table:table-cell office:value-type="float" office:value="71.3" calcext:value-type="float">
            <text:p>71.3</text:p>
          </table:table-cell>
          <table:table-cell office:value-type="float" office:value="0.00142788" calcext:value-type="float">
            <text:p>0.00142788</text:p>
          </table:table-cell>
          <table:table-cell office:value-type="float" office:value="121.238" calcext:value-type="float">
            <text:p>121.238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4.2" calcext:value-type="float">
            <text:p>4.2</text:p>
          </table:table-cell>
          <table:table-cell office:value-type="float" office:value="0.0508" calcext:value-type="float">
            <text:p>0.0508</text:p>
          </table:table-cell>
          <table:table-cell office:value-type="float" office:value="71.3" calcext:value-type="float">
            <text:p>71.3</text:p>
          </table:table-cell>
          <table:table-cell office:value-type="float" office:value="0.00142788" calcext:value-type="float">
            <text:p>0.00142788</text:p>
          </table:table-cell>
          <table:table-cell office:value-type="float" office:value="117.328" calcext:value-type="float">
            <text:p>117.32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.2" calcext:value-type="float">
            <text:p>4.2</text:p>
          </table:table-cell>
          <table:table-cell office:value-type="float" office:value="0.0508" calcext:value-type="float">
            <text:p>0.0508</text:p>
          </table:table-cell>
          <table:table-cell office:value-type="float" office:value="39.6" calcext:value-type="float">
            <text:p>39.6</text:p>
          </table:table-cell>
          <table:table-cell office:value-type="float" office:value="0.00152689" calcext:value-type="float">
            <text:p>0.00152689</text:p>
          </table:table-cell>
          <table:table-cell office:value-type="float" office:value="125.647" calcext:value-type="float">
            <text:p>125.647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4.2" calcext:value-type="float">
            <text:p>4.2</text:p>
          </table:table-cell>
          <table:table-cell office:value-type="float" office:value="0.0508" calcext:value-type="float">
            <text:p>0.0508</text:p>
          </table:table-cell>
          <table:table-cell office:value-type="float" office:value="39.6" calcext:value-type="float">
            <text:p>39.6</text:p>
          </table:table-cell>
          <table:table-cell office:value-type="float" office:value="0.00152689" calcext:value-type="float">
            <text:p>0.00152689</text:p>
          </table:table-cell>
          <table:table-cell office:value-type="float" office:value="128.427" calcext:value-type="float">
            <text:p>128.427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4.2" calcext:value-type="float">
            <text:p>4.2</text:p>
          </table:table-cell>
          <table:table-cell office:value-type="float" office:value="0.0508" calcext:value-type="float">
            <text:p>0.0508</text:p>
          </table:table-cell>
          <table:table-cell office:value-type="float" office:value="39.6" calcext:value-type="float">
            <text:p>39.6</text:p>
          </table:table-cell>
          <table:table-cell office:value-type="float" office:value="0.00152689" calcext:value-type="float">
            <text:p>0.00152689</text:p>
          </table:table-cell>
          <table:table-cell office:value-type="float" office:value="130.197" calcext:value-type="float">
            <text:p>130.19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.2" calcext:value-type="float">
            <text:p>4.2</text:p>
          </table:table-cell>
          <table:table-cell office:value-type="float" office:value="0.0508" calcext:value-type="float">
            <text:p>0.0508</text:p>
          </table:table-cell>
          <table:table-cell office:value-type="float" office:value="39.6" calcext:value-type="float">
            <text:p>39.6</text:p>
          </table:table-cell>
          <table:table-cell office:value-type="float" office:value="0.00152689" calcext:value-type="float">
            <text:p>0.00152689</text:p>
          </table:table-cell>
          <table:table-cell office:value-type="float" office:value="132.587" calcext:value-type="float">
            <text:p>132.587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4.2" calcext:value-type="float">
            <text:p>4.2</text:p>
          </table:table-cell>
          <table:table-cell office:value-type="float" office:value="0.0508" calcext:value-type="float">
            <text:p>0.0508</text:p>
          </table:table-cell>
          <table:table-cell office:value-type="float" office:value="39.6" calcext:value-type="float">
            <text:p>39.6</text:p>
          </table:table-cell>
          <table:table-cell office:value-type="float" office:value="0.00152689" calcext:value-type="float">
            <text:p>0.00152689</text:p>
          </table:table-cell>
          <table:table-cell office:value-type="float" office:value="133.847" calcext:value-type="float">
            <text:p>133.847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4.2" calcext:value-type="float">
            <text:p>4.2</text:p>
          </table:table-cell>
          <table:table-cell office:value-type="float" office:value="0.0508" calcext:value-type="float">
            <text:p>0.0508</text:p>
          </table:table-cell>
          <table:table-cell office:value-type="float" office:value="39.6" calcext:value-type="float">
            <text:p>39.6</text:p>
          </table:table-cell>
          <table:table-cell office:value-type="float" office:value="0.00152689" calcext:value-type="float">
            <text:p>0.00152689</text:p>
          </table:table-cell>
          <table:table-cell office:value-type="float" office:value="133.587" calcext:value-type="float">
            <text:p>133.587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.2" calcext:value-type="float">
            <text:p>4.2</text:p>
          </table:table-cell>
          <table:table-cell office:value-type="float" office:value="0.0508" calcext:value-type="float">
            <text:p>0.0508</text:p>
          </table:table-cell>
          <table:table-cell office:value-type="float" office:value="39.6" calcext:value-type="float">
            <text:p>39.6</text:p>
          </table:table-cell>
          <table:table-cell office:value-type="float" office:value="0.00152689" calcext:value-type="float">
            <text:p>0.00152689</text:p>
          </table:table-cell>
          <table:table-cell office:value-type="float" office:value="131.807" calcext:value-type="float">
            <text:p>131.807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.2" calcext:value-type="float">
            <text:p>4.2</text:p>
          </table:table-cell>
          <table:table-cell office:value-type="float" office:value="0.0508" calcext:value-type="float">
            <text:p>0.0508</text:p>
          </table:table-cell>
          <table:table-cell office:value-type="float" office:value="39.6" calcext:value-type="float">
            <text:p>39.6</text:p>
          </table:table-cell>
          <table:table-cell office:value-type="float" office:value="0.00152689" calcext:value-type="float">
            <text:p>0.00152689</text:p>
          </table:table-cell>
          <table:table-cell office:value-type="float" office:value="129.777" calcext:value-type="float">
            <text:p>129.777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4.2" calcext:value-type="float">
            <text:p>4.2</text:p>
          </table:table-cell>
          <table:table-cell office:value-type="float" office:value="0.0508" calcext:value-type="float">
            <text:p>0.0508</text:p>
          </table:table-cell>
          <table:table-cell office:value-type="float" office:value="39.6" calcext:value-type="float">
            <text:p>39.6</text:p>
          </table:table-cell>
          <table:table-cell office:value-type="float" office:value="0.00152689" calcext:value-type="float">
            <text:p>0.00152689</text:p>
          </table:table-cell>
          <table:table-cell office:value-type="float" office:value="125.717" calcext:value-type="float">
            <text:p>125.717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.2" calcext:value-type="float">
            <text:p>4.2</text:p>
          </table:table-cell>
          <table:table-cell office:value-type="float" office:value="0.0508" calcext:value-type="float">
            <text:p>0.0508</text:p>
          </table:table-cell>
          <table:table-cell office:value-type="float" office:value="39.6" calcext:value-type="float">
            <text:p>39.6</text:p>
          </table:table-cell>
          <table:table-cell office:value-type="float" office:value="0.00152689" calcext:value-type="float">
            <text:p>0.00152689</text:p>
          </table:table-cell>
          <table:table-cell office:value-type="float" office:value="120.397" calcext:value-type="float">
            <text:p>120.39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.2" calcext:value-type="float">
            <text:p>4.2</text:p>
          </table:table-cell>
          <table:table-cell office:value-type="float" office:value="0.0508" calcext:value-type="float">
            <text:p>0.0508</text:p>
          </table:table-cell>
          <table:table-cell office:value-type="float" office:value="39.6" calcext:value-type="float">
            <text:p>39.6</text:p>
          </table:table-cell>
          <table:table-cell office:value-type="float" office:value="0.00152689" calcext:value-type="float">
            <text:p>0.00152689</text:p>
          </table:table-cell>
          <table:table-cell office:value-type="float" office:value="116.967" calcext:value-type="float">
            <text:p>116.96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8.4" calcext:value-type="float">
            <text:p>8.4</text:p>
          </table:table-cell>
          <table:table-cell office:value-type="float" office:value="0.0508" calcext:value-type="float">
            <text:p>0.0508</text:p>
          </table:table-cell>
          <table:table-cell office:value-type="float" office:value="71.3" calcext:value-type="float">
            <text:p>71.3</text:p>
          </table:table-cell>
          <table:table-cell office:value-type="float" office:value="0.00529514" calcext:value-type="float">
            <text:p>0.00529514</text:p>
          </table:table-cell>
          <table:table-cell office:value-type="float" office:value="127.556" calcext:value-type="float">
            <text:p>127.55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.4" calcext:value-type="float">
            <text:p>8.4</text:p>
          </table:table-cell>
          <table:table-cell office:value-type="float" office:value="0.0508" calcext:value-type="float">
            <text:p>0.0508</text:p>
          </table:table-cell>
          <table:table-cell office:value-type="float" office:value="71.3" calcext:value-type="float">
            <text:p>71.3</text:p>
          </table:table-cell>
          <table:table-cell office:value-type="float" office:value="0.00529514" calcext:value-type="float">
            <text:p>0.00529514</text:p>
          </table:table-cell>
          <table:table-cell office:value-type="float" office:value="129.946" calcext:value-type="float">
            <text:p>129.946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8.4" calcext:value-type="float">
            <text:p>8.4</text:p>
          </table:table-cell>
          <table:table-cell office:value-type="float" office:value="0.0508" calcext:value-type="float">
            <text:p>0.0508</text:p>
          </table:table-cell>
          <table:table-cell office:value-type="float" office:value="71.3" calcext:value-type="float">
            <text:p>71.3</text:p>
          </table:table-cell>
          <table:table-cell office:value-type="float" office:value="0.00529514" calcext:value-type="float">
            <text:p>0.00529514</text:p>
          </table:table-cell>
          <table:table-cell office:value-type="float" office:value="132.086" calcext:value-type="float">
            <text:p>132.086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8.4" calcext:value-type="float">
            <text:p>8.4</text:p>
          </table:table-cell>
          <table:table-cell office:value-type="float" office:value="0.0508" calcext:value-type="float">
            <text:p>0.0508</text:p>
          </table:table-cell>
          <table:table-cell office:value-type="float" office:value="71.3" calcext:value-type="float">
            <text:p>71.3</text:p>
          </table:table-cell>
          <table:table-cell office:value-type="float" office:value="0.00529514" calcext:value-type="float">
            <text:p>0.00529514</text:p>
          </table:table-cell>
          <table:table-cell office:value-type="float" office:value="133.846" calcext:value-type="float">
            <text:p>133.84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.4" calcext:value-type="float">
            <text:p>8.4</text:p>
          </table:table-cell>
          <table:table-cell office:value-type="float" office:value="0.0508" calcext:value-type="float">
            <text:p>0.0508</text:p>
          </table:table-cell>
          <table:table-cell office:value-type="float" office:value="71.3" calcext:value-type="float">
            <text:p>71.3</text:p>
          </table:table-cell>
          <table:table-cell office:value-type="float" office:value="0.00529514" calcext:value-type="float">
            <text:p>0.00529514</text:p>
          </table:table-cell>
          <table:table-cell office:value-type="float" office:value="134.476" calcext:value-type="float">
            <text:p>134.476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8.4" calcext:value-type="float">
            <text:p>8.4</text:p>
          </table:table-cell>
          <table:table-cell office:value-type="float" office:value="0.0508" calcext:value-type="float">
            <text:p>0.0508</text:p>
          </table:table-cell>
          <table:table-cell office:value-type="float" office:value="71.3" calcext:value-type="float">
            <text:p>71.3</text:p>
          </table:table-cell>
          <table:table-cell office:value-type="float" office:value="0.00529514" calcext:value-type="float">
            <text:p>0.00529514</text:p>
          </table:table-cell>
          <table:table-cell office:value-type="float" office:value="134.226" calcext:value-type="float">
            <text:p>134.226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8.4" calcext:value-type="float">
            <text:p>8.4</text:p>
          </table:table-cell>
          <table:table-cell office:value-type="float" office:value="0.0508" calcext:value-type="float">
            <text:p>0.0508</text:p>
          </table:table-cell>
          <table:table-cell office:value-type="float" office:value="71.3" calcext:value-type="float">
            <text:p>71.3</text:p>
          </table:table-cell>
          <table:table-cell office:value-type="float" office:value="0.00529514" calcext:value-type="float">
            <text:p>0.00529514</text:p>
          </table:table-cell>
          <table:table-cell office:value-type="float" office:value="131.966" calcext:value-type="float">
            <text:p>131.96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8.4" calcext:value-type="float">
            <text:p>8.4</text:p>
          </table:table-cell>
          <table:table-cell office:value-type="float" office:value="0.0508" calcext:value-type="float">
            <text:p>0.0508</text:p>
          </table:table-cell>
          <table:table-cell office:value-type="float" office:value="71.3" calcext:value-type="float">
            <text:p>71.3</text:p>
          </table:table-cell>
          <table:table-cell office:value-type="float" office:value="0.00529514" calcext:value-type="float">
            <text:p>0.00529514</text:p>
          </table:table-cell>
          <table:table-cell office:value-type="float" office:value="126.926" calcext:value-type="float">
            <text:p>126.92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8.4" calcext:value-type="float">
            <text:p>8.4</text:p>
          </table:table-cell>
          <table:table-cell office:value-type="float" office:value="0.0508" calcext:value-type="float">
            <text:p>0.0508</text:p>
          </table:table-cell>
          <table:table-cell office:value-type="float" office:value="71.3" calcext:value-type="float">
            <text:p>71.3</text:p>
          </table:table-cell>
          <table:table-cell office:value-type="float" office:value="0.00529514" calcext:value-type="float">
            <text:p>0.00529514</text:p>
          </table:table-cell>
          <table:table-cell office:value-type="float" office:value="121.146" calcext:value-type="float">
            <text:p>121.14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.4" calcext:value-type="float">
            <text:p>8.4</text:p>
          </table:table-cell>
          <table:table-cell office:value-type="float" office:value="0.0508" calcext:value-type="float">
            <text:p>0.0508</text:p>
          </table:table-cell>
          <table:table-cell office:value-type="float" office:value="55.5" calcext:value-type="float">
            <text:p>55.5</text:p>
          </table:table-cell>
          <table:table-cell office:value-type="float" office:value="0.00544854" calcext:value-type="float">
            <text:p>0.00544854</text:p>
          </table:table-cell>
          <table:table-cell office:value-type="float" office:value="121.582" calcext:value-type="float">
            <text:p>121.58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.4" calcext:value-type="float">
            <text:p>8.4</text:p>
          </table:table-cell>
          <table:table-cell office:value-type="float" office:value="0.0508" calcext:value-type="float">
            <text:p>0.0508</text:p>
          </table:table-cell>
          <table:table-cell office:value-type="float" office:value="55.5" calcext:value-type="float">
            <text:p>55.5</text:p>
          </table:table-cell>
          <table:table-cell office:value-type="float" office:value="0.00544854" calcext:value-type="float">
            <text:p>0.00544854</text:p>
          </table:table-cell>
          <table:table-cell office:value-type="float" office:value="123.742" calcext:value-type="float">
            <text:p>123.742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8.4" calcext:value-type="float">
            <text:p>8.4</text:p>
          </table:table-cell>
          <table:table-cell office:value-type="float" office:value="0.0508" calcext:value-type="float">
            <text:p>0.0508</text:p>
          </table:table-cell>
          <table:table-cell office:value-type="float" office:value="55.5" calcext:value-type="float">
            <text:p>55.5</text:p>
          </table:table-cell>
          <table:table-cell office:value-type="float" office:value="0.00544854" calcext:value-type="float">
            <text:p>0.00544854</text:p>
          </table:table-cell>
          <table:table-cell office:value-type="float" office:value="126.152" calcext:value-type="float">
            <text:p>126.15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8.4" calcext:value-type="float">
            <text:p>8.4</text:p>
          </table:table-cell>
          <table:table-cell office:value-type="float" office:value="0.0508" calcext:value-type="float">
            <text:p>0.0508</text:p>
          </table:table-cell>
          <table:table-cell office:value-type="float" office:value="55.5" calcext:value-type="float">
            <text:p>55.5</text:p>
          </table:table-cell>
          <table:table-cell office:value-type="float" office:value="0.00544854" calcext:value-type="float">
            <text:p>0.00544854</text:p>
          </table:table-cell>
          <table:table-cell office:value-type="float" office:value="128.562" calcext:value-type="float">
            <text:p>128.56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.4" calcext:value-type="float">
            <text:p>8.4</text:p>
          </table:table-cell>
          <table:table-cell office:value-type="float" office:value="0.0508" calcext:value-type="float">
            <text:p>0.0508</text:p>
          </table:table-cell>
          <table:table-cell office:value-type="float" office:value="55.5" calcext:value-type="float">
            <text:p>55.5</text:p>
          </table:table-cell>
          <table:table-cell office:value-type="float" office:value="0.00544854" calcext:value-type="float">
            <text:p>0.00544854</text:p>
          </table:table-cell>
          <table:table-cell office:value-type="float" office:value="130.722" calcext:value-type="float">
            <text:p>130.722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8.4" calcext:value-type="float">
            <text:p>8.4</text:p>
          </table:table-cell>
          <table:table-cell office:value-type="float" office:value="0.0508" calcext:value-type="float">
            <text:p>0.0508</text:p>
          </table:table-cell>
          <table:table-cell office:value-type="float" office:value="55.5" calcext:value-type="float">
            <text:p>55.5</text:p>
          </table:table-cell>
          <table:table-cell office:value-type="float" office:value="0.00544854" calcext:value-type="float">
            <text:p>0.00544854</text:p>
          </table:table-cell>
          <table:table-cell office:value-type="float" office:value="132.252" calcext:value-type="float">
            <text:p>132.252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8.4" calcext:value-type="float">
            <text:p>8.4</text:p>
          </table:table-cell>
          <table:table-cell office:value-type="float" office:value="0.0508" calcext:value-type="float">
            <text:p>0.0508</text:p>
          </table:table-cell>
          <table:table-cell office:value-type="float" office:value="55.5" calcext:value-type="float">
            <text:p>55.5</text:p>
          </table:table-cell>
          <table:table-cell office:value-type="float" office:value="0.00544854" calcext:value-type="float">
            <text:p>0.00544854</text:p>
          </table:table-cell>
          <table:table-cell office:value-type="float" office:value="133.032" calcext:value-type="float">
            <text:p>133.03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.4" calcext:value-type="float">
            <text:p>8.4</text:p>
          </table:table-cell>
          <table:table-cell office:value-type="float" office:value="0.0508" calcext:value-type="float">
            <text:p>0.0508</text:p>
          </table:table-cell>
          <table:table-cell office:value-type="float" office:value="55.5" calcext:value-type="float">
            <text:p>55.5</text:p>
          </table:table-cell>
          <table:table-cell office:value-type="float" office:value="0.00544854" calcext:value-type="float">
            <text:p>0.00544854</text:p>
          </table:table-cell>
          <table:table-cell office:value-type="float" office:value="133.042" calcext:value-type="float">
            <text:p>133.042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8.4" calcext:value-type="float">
            <text:p>8.4</text:p>
          </table:table-cell>
          <table:table-cell office:value-type="float" office:value="0.0508" calcext:value-type="float">
            <text:p>0.0508</text:p>
          </table:table-cell>
          <table:table-cell office:value-type="float" office:value="55.5" calcext:value-type="float">
            <text:p>55.5</text:p>
          </table:table-cell>
          <table:table-cell office:value-type="float" office:value="0.00544854" calcext:value-type="float">
            <text:p>0.00544854</text:p>
          </table:table-cell>
          <table:table-cell office:value-type="float" office:value="131.542" calcext:value-type="float">
            <text:p>131.542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8.4" calcext:value-type="float">
            <text:p>8.4</text:p>
          </table:table-cell>
          <table:table-cell office:value-type="float" office:value="0.0508" calcext:value-type="float">
            <text:p>0.0508</text:p>
          </table:table-cell>
          <table:table-cell office:value-type="float" office:value="55.5" calcext:value-type="float">
            <text:p>55.5</text:p>
          </table:table-cell>
          <table:table-cell office:value-type="float" office:value="0.00544854" calcext:value-type="float">
            <text:p>0.00544854</text:p>
          </table:table-cell>
          <table:table-cell office:value-type="float" office:value="128.402" calcext:value-type="float">
            <text:p>128.40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8.4" calcext:value-type="float">
            <text:p>8.4</text:p>
          </table:table-cell>
          <table:table-cell office:value-type="float" office:value="0.0508" calcext:value-type="float">
            <text:p>0.0508</text:p>
          </table:table-cell>
          <table:table-cell office:value-type="float" office:value="55.5" calcext:value-type="float">
            <text:p>55.5</text:p>
          </table:table-cell>
          <table:table-cell office:value-type="float" office:value="0.00544854" calcext:value-type="float">
            <text:p>0.00544854</text:p>
          </table:table-cell>
          <table:table-cell office:value-type="float" office:value="122.612" calcext:value-type="float">
            <text:p>122.61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8.4" calcext:value-type="float">
            <text:p>8.4</text:p>
          </table:table-cell>
          <table:table-cell office:value-type="float" office:value="0.0508" calcext:value-type="float">
            <text:p>0.0508</text:p>
          </table:table-cell>
          <table:table-cell office:value-type="float" office:value="55.5" calcext:value-type="float">
            <text:p>55.5</text:p>
          </table:table-cell>
          <table:table-cell office:value-type="float" office:value="0.00544854" calcext:value-type="float">
            <text:p>0.00544854</text:p>
          </table:table-cell>
          <table:table-cell office:value-type="float" office:value="115.812" calcext:value-type="float">
            <text:p>115.81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.4" calcext:value-type="float">
            <text:p>8.4</text:p>
          </table:table-cell>
          <table:table-cell office:value-type="float" office:value="0.0508" calcext:value-type="float">
            <text:p>0.0508</text:p>
          </table:table-cell>
          <table:table-cell office:value-type="float" office:value="39.6" calcext:value-type="float">
            <text:p>39.6</text:p>
          </table:table-cell>
          <table:table-cell office:value-type="float" office:value="0.00566229" calcext:value-type="float">
            <text:p>0.00566229</text:p>
          </table:table-cell>
          <table:table-cell office:value-type="float" office:value="120.015" calcext:value-type="float">
            <text:p>120.01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.4" calcext:value-type="float">
            <text:p>8.4</text:p>
          </table:table-cell>
          <table:table-cell office:value-type="float" office:value="0.0508" calcext:value-type="float">
            <text:p>0.0508</text:p>
          </table:table-cell>
          <table:table-cell office:value-type="float" office:value="39.6" calcext:value-type="float">
            <text:p>39.6</text:p>
          </table:table-cell>
          <table:table-cell office:value-type="float" office:value="0.00566229" calcext:value-type="float">
            <text:p>0.00566229</text:p>
          </table:table-cell>
          <table:table-cell office:value-type="float" office:value="122.905" calcext:value-type="float">
            <text:p>122.905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8.4" calcext:value-type="float">
            <text:p>8.4</text:p>
          </table:table-cell>
          <table:table-cell office:value-type="float" office:value="0.0508" calcext:value-type="float">
            <text:p>0.0508</text:p>
          </table:table-cell>
          <table:table-cell office:value-type="float" office:value="39.6" calcext:value-type="float">
            <text:p>39.6</text:p>
          </table:table-cell>
          <table:table-cell office:value-type="float" office:value="0.00566229" calcext:value-type="float">
            <text:p>0.00566229</text:p>
          </table:table-cell>
          <table:table-cell office:value-type="float" office:value="126.045" calcext:value-type="float">
            <text:p>126.04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8.4" calcext:value-type="float">
            <text:p>8.4</text:p>
          </table:table-cell>
          <table:table-cell office:value-type="float" office:value="0.0508" calcext:value-type="float">
            <text:p>0.0508</text:p>
          </table:table-cell>
          <table:table-cell office:value-type="float" office:value="39.6" calcext:value-type="float">
            <text:p>39.6</text:p>
          </table:table-cell>
          <table:table-cell office:value-type="float" office:value="0.00566229" calcext:value-type="float">
            <text:p>0.00566229</text:p>
          </table:table-cell>
          <table:table-cell office:value-type="float" office:value="128.435" calcext:value-type="float">
            <text:p>128.43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.4" calcext:value-type="float">
            <text:p>8.4</text:p>
          </table:table-cell>
          <table:table-cell office:value-type="float" office:value="0.0508" calcext:value-type="float">
            <text:p>0.0508</text:p>
          </table:table-cell>
          <table:table-cell office:value-type="float" office:value="39.6" calcext:value-type="float">
            <text:p>39.6</text:p>
          </table:table-cell>
          <table:table-cell office:value-type="float" office:value="0.00566229" calcext:value-type="float">
            <text:p>0.00566229</text:p>
          </table:table-cell>
          <table:table-cell office:value-type="float" office:value="130.195" calcext:value-type="float">
            <text:p>130.195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8.4" calcext:value-type="float">
            <text:p>8.4</text:p>
          </table:table-cell>
          <table:table-cell office:value-type="float" office:value="0.0508" calcext:value-type="float">
            <text:p>0.0508</text:p>
          </table:table-cell>
          <table:table-cell office:value-type="float" office:value="39.6" calcext:value-type="float">
            <text:p>39.6</text:p>
          </table:table-cell>
          <table:table-cell office:value-type="float" office:value="0.00566229" calcext:value-type="float">
            <text:p>0.00566229</text:p>
          </table:table-cell>
          <table:table-cell office:value-type="float" office:value="131.205" calcext:value-type="float">
            <text:p>131.20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8.4" calcext:value-type="float">
            <text:p>8.4</text:p>
          </table:table-cell>
          <table:table-cell office:value-type="float" office:value="0.0508" calcext:value-type="float">
            <text:p>0.0508</text:p>
          </table:table-cell>
          <table:table-cell office:value-type="float" office:value="39.6" calcext:value-type="float">
            <text:p>39.6</text:p>
          </table:table-cell>
          <table:table-cell office:value-type="float" office:value="0.00566229" calcext:value-type="float">
            <text:p>0.00566229</text:p>
          </table:table-cell>
          <table:table-cell office:value-type="float" office:value="130.965" calcext:value-type="float">
            <text:p>130.96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.4" calcext:value-type="float">
            <text:p>8.4</text:p>
          </table:table-cell>
          <table:table-cell office:value-type="float" office:value="0.0508" calcext:value-type="float">
            <text:p>0.0508</text:p>
          </table:table-cell>
          <table:table-cell office:value-type="float" office:value="39.6" calcext:value-type="float">
            <text:p>39.6</text:p>
          </table:table-cell>
          <table:table-cell office:value-type="float" office:value="0.00566229" calcext:value-type="float">
            <text:p>0.00566229</text:p>
          </table:table-cell>
          <table:table-cell office:value-type="float" office:value="129.965" calcext:value-type="float">
            <text:p>129.96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8.4" calcext:value-type="float">
            <text:p>8.4</text:p>
          </table:table-cell>
          <table:table-cell office:value-type="float" office:value="0.0508" calcext:value-type="float">
            <text:p>0.0508</text:p>
          </table:table-cell>
          <table:table-cell office:value-type="float" office:value="39.6" calcext:value-type="float">
            <text:p>39.6</text:p>
          </table:table-cell>
          <table:table-cell office:value-type="float" office:value="0.00566229" calcext:value-type="float">
            <text:p>0.00566229</text:p>
          </table:table-cell>
          <table:table-cell office:value-type="float" office:value="127.465" calcext:value-type="float">
            <text:p>127.465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8.4" calcext:value-type="float">
            <text:p>8.4</text:p>
          </table:table-cell>
          <table:table-cell office:value-type="float" office:value="0.0508" calcext:value-type="float">
            <text:p>0.0508</text:p>
          </table:table-cell>
          <table:table-cell office:value-type="float" office:value="39.6" calcext:value-type="float">
            <text:p>39.6</text:p>
          </table:table-cell>
          <table:table-cell office:value-type="float" office:value="0.00566229" calcext:value-type="float">
            <text:p>0.00566229</text:p>
          </table:table-cell>
          <table:table-cell office:value-type="float" office:value="123.965" calcext:value-type="float">
            <text:p>123.96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8.4" calcext:value-type="float">
            <text:p>8.4</text:p>
          </table:table-cell>
          <table:table-cell office:value-type="float" office:value="0.0508" calcext:value-type="float">
            <text:p>0.0508</text:p>
          </table:table-cell>
          <table:table-cell office:value-type="float" office:value="39.6" calcext:value-type="float">
            <text:p>39.6</text:p>
          </table:table-cell>
          <table:table-cell office:value-type="float" office:value="0.00566229" calcext:value-type="float">
            <text:p>0.00566229</text:p>
          </table:table-cell>
          <table:table-cell office:value-type="float" office:value="118.955" calcext:value-type="float">
            <text:p>118.95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.4" calcext:value-type="float">
            <text:p>8.4</text:p>
          </table:table-cell>
          <table:table-cell office:value-type="float" office:value="0.0508" calcext:value-type="float">
            <text:p>0.0508</text:p>
          </table:table-cell>
          <table:table-cell office:value-type="float" office:value="31.7" calcext:value-type="float">
            <text:p>31.7</text:p>
          </table:table-cell>
          <table:table-cell office:value-type="float" office:value="0.00580776" calcext:value-type="float">
            <text:p>0.00580776</text:p>
          </table:table-cell>
          <table:table-cell office:value-type="float" office:value="120.076" calcext:value-type="float">
            <text:p>120.07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.4" calcext:value-type="float">
            <text:p>8.4</text:p>
          </table:table-cell>
          <table:table-cell office:value-type="float" office:value="0.0508" calcext:value-type="float">
            <text:p>0.0508</text:p>
          </table:table-cell>
          <table:table-cell office:value-type="float" office:value="31.7" calcext:value-type="float">
            <text:p>31.7</text:p>
          </table:table-cell>
          <table:table-cell office:value-type="float" office:value="0.00580776" calcext:value-type="float">
            <text:p>0.00580776</text:p>
          </table:table-cell>
          <table:table-cell office:value-type="float" office:value="122.966" calcext:value-type="float">
            <text:p>122.966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8.4" calcext:value-type="float">
            <text:p>8.4</text:p>
          </table:table-cell>
          <table:table-cell office:value-type="float" office:value="0.0508" calcext:value-type="float">
            <text:p>0.0508</text:p>
          </table:table-cell>
          <table:table-cell office:value-type="float" office:value="31.7" calcext:value-type="float">
            <text:p>31.7</text:p>
          </table:table-cell>
          <table:table-cell office:value-type="float" office:value="0.00580776" calcext:value-type="float">
            <text:p>0.00580776</text:p>
          </table:table-cell>
          <table:table-cell office:value-type="float" office:value="125.856" calcext:value-type="float">
            <text:p>125.85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8.4" calcext:value-type="float">
            <text:p>8.4</text:p>
          </table:table-cell>
          <table:table-cell office:value-type="float" office:value="0.0508" calcext:value-type="float">
            <text:p>0.0508</text:p>
          </table:table-cell>
          <table:table-cell office:value-type="float" office:value="31.7" calcext:value-type="float">
            <text:p>31.7</text:p>
          </table:table-cell>
          <table:table-cell office:value-type="float" office:value="0.00580776" calcext:value-type="float">
            <text:p>0.00580776</text:p>
          </table:table-cell>
          <table:table-cell office:value-type="float" office:value="128.246" calcext:value-type="float">
            <text:p>128.24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.4" calcext:value-type="float">
            <text:p>8.4</text:p>
          </table:table-cell>
          <table:table-cell office:value-type="float" office:value="0.0508" calcext:value-type="float">
            <text:p>0.0508</text:p>
          </table:table-cell>
          <table:table-cell office:value-type="float" office:value="31.7" calcext:value-type="float">
            <text:p>31.7</text:p>
          </table:table-cell>
          <table:table-cell office:value-type="float" office:value="0.00580776" calcext:value-type="float">
            <text:p>0.00580776</text:p>
          </table:table-cell>
          <table:table-cell office:value-type="float" office:value="129.516" calcext:value-type="float">
            <text:p>129.516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8.4" calcext:value-type="float">
            <text:p>8.4</text:p>
          </table:table-cell>
          <table:table-cell office:value-type="float" office:value="0.0508" calcext:value-type="float">
            <text:p>0.0508</text:p>
          </table:table-cell>
          <table:table-cell office:value-type="float" office:value="31.7" calcext:value-type="float">
            <text:p>31.7</text:p>
          </table:table-cell>
          <table:table-cell office:value-type="float" office:value="0.00580776" calcext:value-type="float">
            <text:p>0.00580776</text:p>
          </table:table-cell>
          <table:table-cell office:value-type="float" office:value="130.156" calcext:value-type="float">
            <text:p>130.156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8.4" calcext:value-type="float">
            <text:p>8.4</text:p>
          </table:table-cell>
          <table:table-cell office:value-type="float" office:value="0.0508" calcext:value-type="float">
            <text:p>0.0508</text:p>
          </table:table-cell>
          <table:table-cell office:value-type="float" office:value="31.7" calcext:value-type="float">
            <text:p>31.7</text:p>
          </table:table-cell>
          <table:table-cell office:value-type="float" office:value="0.00580776" calcext:value-type="float">
            <text:p>0.00580776</text:p>
          </table:table-cell>
          <table:table-cell office:value-type="float" office:value="129.296" calcext:value-type="float">
            <text:p>129.29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.4" calcext:value-type="float">
            <text:p>8.4</text:p>
          </table:table-cell>
          <table:table-cell office:value-type="float" office:value="0.0508" calcext:value-type="float">
            <text:p>0.0508</text:p>
          </table:table-cell>
          <table:table-cell office:value-type="float" office:value="31.7" calcext:value-type="float">
            <text:p>31.7</text:p>
          </table:table-cell>
          <table:table-cell office:value-type="float" office:value="0.00580776" calcext:value-type="float">
            <text:p>0.00580776</text:p>
          </table:table-cell>
          <table:table-cell office:value-type="float" office:value="127.686" calcext:value-type="float">
            <text:p>127.686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8.4" calcext:value-type="float">
            <text:p>8.4</text:p>
          </table:table-cell>
          <table:table-cell office:value-type="float" office:value="0.0508" calcext:value-type="float">
            <text:p>0.0508</text:p>
          </table:table-cell>
          <table:table-cell office:value-type="float" office:value="31.7" calcext:value-type="float">
            <text:p>31.7</text:p>
          </table:table-cell>
          <table:table-cell office:value-type="float" office:value="0.00580776" calcext:value-type="float">
            <text:p>0.00580776</text:p>
          </table:table-cell>
          <table:table-cell office:value-type="float" office:value="125.576" calcext:value-type="float">
            <text:p>125.576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8.4" calcext:value-type="float">
            <text:p>8.4</text:p>
          </table:table-cell>
          <table:table-cell office:value-type="float" office:value="0.0508" calcext:value-type="float">
            <text:p>0.0508</text:p>
          </table:table-cell>
          <table:table-cell office:value-type="float" office:value="31.7" calcext:value-type="float">
            <text:p>31.7</text:p>
          </table:table-cell>
          <table:table-cell office:value-type="float" office:value="0.00580776" calcext:value-type="float">
            <text:p>0.00580776</text:p>
          </table:table-cell>
          <table:table-cell office:value-type="float" office:value="122.086" calcext:value-type="float">
            <text:p>122.08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8.4" calcext:value-type="float">
            <text:p>8.4</text:p>
          </table:table-cell>
          <table:table-cell office:value-type="float" office:value="0.0508" calcext:value-type="float">
            <text:p>0.0508</text:p>
          </table:table-cell>
          <table:table-cell office:value-type="float" office:value="31.7" calcext:value-type="float">
            <text:p>31.7</text:p>
          </table:table-cell>
          <table:table-cell office:value-type="float" office:value="0.00580776" calcext:value-type="float">
            <text:p>0.00580776</text:p>
          </table:table-cell>
          <table:table-cell office:value-type="float" office:value="118.106" calcext:value-type="float">
            <text:p>118.10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.2" calcext:value-type="float">
            <text:p>11.2</text:p>
          </table:table-cell>
          <table:table-cell office:value-type="float" office:value="0.0508" calcext:value-type="float">
            <text:p>0.0508</text:p>
          </table:table-cell>
          <table:table-cell office:value-type="float" office:value="71.3" calcext:value-type="float">
            <text:p>71.3</text:p>
          </table:table-cell>
          <table:table-cell office:value-type="float" office:value="0.014072" calcext:value-type="float">
            <text:p>0.014072</text:p>
          </table:table-cell>
          <table:table-cell office:value-type="float" office:value="125.941" calcext:value-type="float">
            <text:p>125.94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.2" calcext:value-type="float">
            <text:p>11.2</text:p>
          </table:table-cell>
          <table:table-cell office:value-type="float" office:value="0.0508" calcext:value-type="float">
            <text:p>0.0508</text:p>
          </table:table-cell>
          <table:table-cell office:value-type="float" office:value="71.3" calcext:value-type="float">
            <text:p>71.3</text:p>
          </table:table-cell>
          <table:table-cell office:value-type="float" office:value="0.014072" calcext:value-type="float">
            <text:p>0.014072</text:p>
          </table:table-cell>
          <table:table-cell office:value-type="float" office:value="127.101" calcext:value-type="float">
            <text:p>127.10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1.2" calcext:value-type="float">
            <text:p>11.2</text:p>
          </table:table-cell>
          <table:table-cell office:value-type="float" office:value="0.0508" calcext:value-type="float">
            <text:p>0.0508</text:p>
          </table:table-cell>
          <table:table-cell office:value-type="float" office:value="71.3" calcext:value-type="float">
            <text:p>71.3</text:p>
          </table:table-cell>
          <table:table-cell office:value-type="float" office:value="0.014072" calcext:value-type="float">
            <text:p>0.014072</text:p>
          </table:table-cell>
          <table:table-cell office:value-type="float" office:value="128.381" calcext:value-type="float">
            <text:p>128.38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1.2" calcext:value-type="float">
            <text:p>11.2</text:p>
          </table:table-cell>
          <table:table-cell office:value-type="float" office:value="0.0508" calcext:value-type="float">
            <text:p>0.0508</text:p>
          </table:table-cell>
          <table:table-cell office:value-type="float" office:value="71.3" calcext:value-type="float">
            <text:p>71.3</text:p>
          </table:table-cell>
          <table:table-cell office:value-type="float" office:value="0.014072" calcext:value-type="float">
            <text:p>0.014072</text:p>
          </table:table-cell>
          <table:table-cell office:value-type="float" office:value="129.281" calcext:value-type="float">
            <text:p>129.28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1.2" calcext:value-type="float">
            <text:p>11.2</text:p>
          </table:table-cell>
          <table:table-cell office:value-type="float" office:value="0.0508" calcext:value-type="float">
            <text:p>0.0508</text:p>
          </table:table-cell>
          <table:table-cell office:value-type="float" office:value="71.3" calcext:value-type="float">
            <text:p>71.3</text:p>
          </table:table-cell>
          <table:table-cell office:value-type="float" office:value="0.014072" calcext:value-type="float">
            <text:p>0.014072</text:p>
          </table:table-cell>
          <table:table-cell office:value-type="float" office:value="130.311" calcext:value-type="float">
            <text:p>130.311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1.2" calcext:value-type="float">
            <text:p>11.2</text:p>
          </table:table-cell>
          <table:table-cell office:value-type="float" office:value="0.0508" calcext:value-type="float">
            <text:p>0.0508</text:p>
          </table:table-cell>
          <table:table-cell office:value-type="float" office:value="71.3" calcext:value-type="float">
            <text:p>71.3</text:p>
          </table:table-cell>
          <table:table-cell office:value-type="float" office:value="0.014072" calcext:value-type="float">
            <text:p>0.014072</text:p>
          </table:table-cell>
          <table:table-cell office:value-type="float" office:value="133.611" calcext:value-type="float">
            <text:p>133.61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1.2" calcext:value-type="float">
            <text:p>11.2</text:p>
          </table:table-cell>
          <table:table-cell office:value-type="float" office:value="0.0508" calcext:value-type="float">
            <text:p>0.0508</text:p>
          </table:table-cell>
          <table:table-cell office:value-type="float" office:value="71.3" calcext:value-type="float">
            <text:p>71.3</text:p>
          </table:table-cell>
          <table:table-cell office:value-type="float" office:value="0.014072" calcext:value-type="float">
            <text:p>0.014072</text:p>
          </table:table-cell>
          <table:table-cell office:value-type="float" office:value="136.031" calcext:value-type="float">
            <text:p>136.03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1.2" calcext:value-type="float">
            <text:p>11.2</text:p>
          </table:table-cell>
          <table:table-cell office:value-type="float" office:value="0.0508" calcext:value-type="float">
            <text:p>0.0508</text:p>
          </table:table-cell>
          <table:table-cell office:value-type="float" office:value="71.3" calcext:value-type="float">
            <text:p>71.3</text:p>
          </table:table-cell>
          <table:table-cell office:value-type="float" office:value="0.014072" calcext:value-type="float">
            <text:p>0.014072</text:p>
          </table:table-cell>
          <table:table-cell office:value-type="float" office:value="136.941" calcext:value-type="float">
            <text:p>136.941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1.2" calcext:value-type="float">
            <text:p>11.2</text:p>
          </table:table-cell>
          <table:table-cell office:value-type="float" office:value="0.0508" calcext:value-type="float">
            <text:p>0.0508</text:p>
          </table:table-cell>
          <table:table-cell office:value-type="float" office:value="71.3" calcext:value-type="float">
            <text:p>71.3</text:p>
          </table:table-cell>
          <table:table-cell office:value-type="float" office:value="0.014072" calcext:value-type="float">
            <text:p>0.014072</text:p>
          </table:table-cell>
          <table:table-cell office:value-type="float" office:value="136.191" calcext:value-type="float">
            <text:p>136.191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1.2" calcext:value-type="float">
            <text:p>11.2</text:p>
          </table:table-cell>
          <table:table-cell office:value-type="float" office:value="0.0508" calcext:value-type="float">
            <text:p>0.0508</text:p>
          </table:table-cell>
          <table:table-cell office:value-type="float" office:value="71.3" calcext:value-type="float">
            <text:p>71.3</text:p>
          </table:table-cell>
          <table:table-cell office:value-type="float" office:value="0.014072" calcext:value-type="float">
            <text:p>0.014072</text:p>
          </table:table-cell>
          <table:table-cell office:value-type="float" office:value="135.191" calcext:value-type="float">
            <text:p>135.19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1.2" calcext:value-type="float">
            <text:p>11.2</text:p>
          </table:table-cell>
          <table:table-cell office:value-type="float" office:value="0.0508" calcext:value-type="float">
            <text:p>0.0508</text:p>
          </table:table-cell>
          <table:table-cell office:value-type="float" office:value="71.3" calcext:value-type="float">
            <text:p>71.3</text:p>
          </table:table-cell>
          <table:table-cell office:value-type="float" office:value="0.014072" calcext:value-type="float">
            <text:p>0.014072</text:p>
          </table:table-cell>
          <table:table-cell office:value-type="float" office:value="133.311" calcext:value-type="float">
            <text:p>133.311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1.2" calcext:value-type="float">
            <text:p>11.2</text:p>
          </table:table-cell>
          <table:table-cell office:value-type="float" office:value="0.0508" calcext:value-type="float">
            <text:p>0.0508</text:p>
          </table:table-cell>
          <table:table-cell office:value-type="float" office:value="71.3" calcext:value-type="float">
            <text:p>71.3</text:p>
          </table:table-cell>
          <table:table-cell office:value-type="float" office:value="0.014072" calcext:value-type="float">
            <text:p>0.014072</text:p>
          </table:table-cell>
          <table:table-cell office:value-type="float" office:value="130.541" calcext:value-type="float">
            <text:p>130.541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11.2" calcext:value-type="float">
            <text:p>11.2</text:p>
          </table:table-cell>
          <table:table-cell office:value-type="float" office:value="0.0508" calcext:value-type="float">
            <text:p>0.0508</text:p>
          </table:table-cell>
          <table:table-cell office:value-type="float" office:value="71.3" calcext:value-type="float">
            <text:p>71.3</text:p>
          </table:table-cell>
          <table:table-cell office:value-type="float" office:value="0.014072" calcext:value-type="float">
            <text:p>0.014072</text:p>
          </table:table-cell>
          <table:table-cell office:value-type="float" office:value="127.141" calcext:value-type="float">
            <text:p>127.141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1.2" calcext:value-type="float">
            <text:p>11.2</text:p>
          </table:table-cell>
          <table:table-cell office:value-type="float" office:value="0.0508" calcext:value-type="float">
            <text:p>0.0508</text:p>
          </table:table-cell>
          <table:table-cell office:value-type="float" office:value="71.3" calcext:value-type="float">
            <text:p>71.3</text:p>
          </table:table-cell>
          <table:table-cell office:value-type="float" office:value="0.014072" calcext:value-type="float">
            <text:p>0.014072</text:p>
          </table:table-cell>
          <table:table-cell office:value-type="float" office:value="122.471" calcext:value-type="float">
            <text:p>122.47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.2" calcext:value-type="float">
            <text:p>11.2</text:p>
          </table:table-cell>
          <table:table-cell office:value-type="float" office:value="0.0508" calcext:value-type="float">
            <text:p>0.0508</text:p>
          </table:table-cell>
          <table:table-cell office:value-type="float" office:value="39.6" calcext:value-type="float">
            <text:p>39.6</text:p>
          </table:table-cell>
          <table:table-cell office:value-type="float" office:value="0.0150478" calcext:value-type="float">
            <text:p>0.0150478</text:p>
          </table:table-cell>
          <table:table-cell office:value-type="float" office:value="125.01" calcext:value-type="float">
            <text:p>125.0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.2" calcext:value-type="float">
            <text:p>11.2</text:p>
          </table:table-cell>
          <table:table-cell office:value-type="float" office:value="0.0508" calcext:value-type="float">
            <text:p>0.0508</text:p>
          </table:table-cell>
          <table:table-cell office:value-type="float" office:value="39.6" calcext:value-type="float">
            <text:p>39.6</text:p>
          </table:table-cell>
          <table:table-cell office:value-type="float" office:value="0.0150478" calcext:value-type="float">
            <text:p>0.0150478</text:p>
          </table:table-cell>
          <table:table-cell office:value-type="float" office:value="126.43" calcext:value-type="float">
            <text:p>126.43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1.2" calcext:value-type="float">
            <text:p>11.2</text:p>
          </table:table-cell>
          <table:table-cell office:value-type="float" office:value="0.0508" calcext:value-type="float">
            <text:p>0.0508</text:p>
          </table:table-cell>
          <table:table-cell office:value-type="float" office:value="39.6" calcext:value-type="float">
            <text:p>39.6</text:p>
          </table:table-cell>
          <table:table-cell office:value-type="float" office:value="0.0150478" calcext:value-type="float">
            <text:p>0.0150478</text:p>
          </table:table-cell>
          <table:table-cell office:value-type="float" office:value="128.99" calcext:value-type="float">
            <text:p>128.9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1.2" calcext:value-type="float">
            <text:p>11.2</text:p>
          </table:table-cell>
          <table:table-cell office:value-type="float" office:value="0.0508" calcext:value-type="float">
            <text:p>0.0508</text:p>
          </table:table-cell>
          <table:table-cell office:value-type="float" office:value="39.6" calcext:value-type="float">
            <text:p>39.6</text:p>
          </table:table-cell>
          <table:table-cell office:value-type="float" office:value="0.0150478" calcext:value-type="float">
            <text:p>0.0150478</text:p>
          </table:table-cell>
          <table:table-cell office:value-type="float" office:value="130.67" calcext:value-type="float">
            <text:p>130.6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1.2" calcext:value-type="float">
            <text:p>11.2</text:p>
          </table:table-cell>
          <table:table-cell office:value-type="float" office:value="0.0508" calcext:value-type="float">
            <text:p>0.0508</text:p>
          </table:table-cell>
          <table:table-cell office:value-type="float" office:value="39.6" calcext:value-type="float">
            <text:p>39.6</text:p>
          </table:table-cell>
          <table:table-cell office:value-type="float" office:value="0.0150478" calcext:value-type="float">
            <text:p>0.0150478</text:p>
          </table:table-cell>
          <table:table-cell office:value-type="float" office:value="131.96" calcext:value-type="float">
            <text:p>131.96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1.2" calcext:value-type="float">
            <text:p>11.2</text:p>
          </table:table-cell>
          <table:table-cell office:value-type="float" office:value="0.0508" calcext:value-type="float">
            <text:p>0.0508</text:p>
          </table:table-cell>
          <table:table-cell office:value-type="float" office:value="39.6" calcext:value-type="float">
            <text:p>39.6</text:p>
          </table:table-cell>
          <table:table-cell office:value-type="float" office:value="0.0150478" calcext:value-type="float">
            <text:p>0.0150478</text:p>
          </table:table-cell>
          <table:table-cell office:value-type="float" office:value="133.13" calcext:value-type="float">
            <text:p>133.1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1.2" calcext:value-type="float">
            <text:p>11.2</text:p>
          </table:table-cell>
          <table:table-cell office:value-type="float" office:value="0.0508" calcext:value-type="float">
            <text:p>0.0508</text:p>
          </table:table-cell>
          <table:table-cell office:value-type="float" office:value="39.6" calcext:value-type="float">
            <text:p>39.6</text:p>
          </table:table-cell>
          <table:table-cell office:value-type="float" office:value="0.0150478" calcext:value-type="float">
            <text:p>0.0150478</text:p>
          </table:table-cell>
          <table:table-cell office:value-type="float" office:value="133.79" calcext:value-type="float">
            <text:p>133.7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1.2" calcext:value-type="float">
            <text:p>11.2</text:p>
          </table:table-cell>
          <table:table-cell office:value-type="float" office:value="0.0508" calcext:value-type="float">
            <text:p>0.0508</text:p>
          </table:table-cell>
          <table:table-cell office:value-type="float" office:value="39.6" calcext:value-type="float">
            <text:p>39.6</text:p>
          </table:table-cell>
          <table:table-cell office:value-type="float" office:value="0.0150478" calcext:value-type="float">
            <text:p>0.0150478</text:p>
          </table:table-cell>
          <table:table-cell office:value-type="float" office:value="132.43" calcext:value-type="float">
            <text:p>132.43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1.2" calcext:value-type="float">
            <text:p>11.2</text:p>
          </table:table-cell>
          <table:table-cell office:value-type="float" office:value="0.0508" calcext:value-type="float">
            <text:p>0.0508</text:p>
          </table:table-cell>
          <table:table-cell office:value-type="float" office:value="39.6" calcext:value-type="float">
            <text:p>39.6</text:p>
          </table:table-cell>
          <table:table-cell office:value-type="float" office:value="0.0150478" calcext:value-type="float">
            <text:p>0.0150478</text:p>
          </table:table-cell>
          <table:table-cell office:value-type="float" office:value="130.05" calcext:value-type="float">
            <text:p>130.0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1.2" calcext:value-type="float">
            <text:p>11.2</text:p>
          </table:table-cell>
          <table:table-cell office:value-type="float" office:value="0.0508" calcext:value-type="float">
            <text:p>0.0508</text:p>
          </table:table-cell>
          <table:table-cell office:value-type="float" office:value="39.6" calcext:value-type="float">
            <text:p>39.6</text:p>
          </table:table-cell>
          <table:table-cell office:value-type="float" office:value="0.0150478" calcext:value-type="float">
            <text:p>0.0150478</text:p>
          </table:table-cell>
          <table:table-cell office:value-type="float" office:value="126.54" calcext:value-type="float">
            <text:p>126.5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1.2" calcext:value-type="float">
            <text:p>11.2</text:p>
          </table:table-cell>
          <table:table-cell office:value-type="float" office:value="0.0508" calcext:value-type="float">
            <text:p>0.0508</text:p>
          </table:table-cell>
          <table:table-cell office:value-type="float" office:value="39.6" calcext:value-type="float">
            <text:p>39.6</text:p>
          </table:table-cell>
          <table:table-cell office:value-type="float" office:value="0.0150478" calcext:value-type="float">
            <text:p>0.0150478</text:p>
          </table:table-cell>
          <table:table-cell office:value-type="float" office:value="124.42" calcext:value-type="float">
            <text:p>124.42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1.2" calcext:value-type="float">
            <text:p>11.2</text:p>
          </table:table-cell>
          <table:table-cell office:value-type="float" office:value="0.0508" calcext:value-type="float">
            <text:p>0.0508</text:p>
          </table:table-cell>
          <table:table-cell office:value-type="float" office:value="39.6" calcext:value-type="float">
            <text:p>39.6</text:p>
          </table:table-cell>
          <table:table-cell office:value-type="float" office:value="0.0150478" calcext:value-type="float">
            <text:p>0.0150478</text:p>
          </table:table-cell>
          <table:table-cell office:value-type="float" office:value="122.17" calcext:value-type="float">
            <text:p>122.17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11.2" calcext:value-type="float">
            <text:p>11.2</text:p>
          </table:table-cell>
          <table:table-cell office:value-type="float" office:value="0.0508" calcext:value-type="float">
            <text:p>0.0508</text:p>
          </table:table-cell>
          <table:table-cell office:value-type="float" office:value="39.6" calcext:value-type="float">
            <text:p>39.6</text:p>
          </table:table-cell>
          <table:table-cell office:value-type="float" office:value="0.0150478" calcext:value-type="float">
            <text:p>0.0150478</text:p>
          </table:table-cell>
          <table:table-cell office:value-type="float" office:value="119.67" calcext:value-type="float">
            <text:p>119.67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1.2" calcext:value-type="float">
            <text:p>11.2</text:p>
          </table:table-cell>
          <table:table-cell office:value-type="float" office:value="0.0508" calcext:value-type="float">
            <text:p>0.0508</text:p>
          </table:table-cell>
          <table:table-cell office:value-type="float" office:value="39.6" calcext:value-type="float">
            <text:p>39.6</text:p>
          </table:table-cell>
          <table:table-cell office:value-type="float" office:value="0.0150478" calcext:value-type="float">
            <text:p>0.0150478</text:p>
          </table:table-cell>
          <table:table-cell office:value-type="float" office:value="115.52" calcext:value-type="float">
            <text:p>115.5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5.4" calcext:value-type="float">
            <text:p>15.4</text:p>
          </table:table-cell>
          <table:table-cell office:value-type="float" office:value="0.0508" calcext:value-type="float">
            <text:p>0.0508</text:p>
          </table:table-cell>
          <table:table-cell office:value-type="float" office:value="71.3" calcext:value-type="float">
            <text:p>71.3</text:p>
          </table:table-cell>
          <table:table-cell office:value-type="float" office:value="0.0264269" calcext:value-type="float">
            <text:p>0.0264269</text:p>
          </table:table-cell>
          <table:table-cell office:value-type="float" office:value="123.595" calcext:value-type="float">
            <text:p>123.59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5.4" calcext:value-type="float">
            <text:p>15.4</text:p>
          </table:table-cell>
          <table:table-cell office:value-type="float" office:value="0.0508" calcext:value-type="float">
            <text:p>0.0508</text:p>
          </table:table-cell>
          <table:table-cell office:value-type="float" office:value="71.3" calcext:value-type="float">
            <text:p>71.3</text:p>
          </table:table-cell>
          <table:table-cell office:value-type="float" office:value="0.0264269" calcext:value-type="float">
            <text:p>0.0264269</text:p>
          </table:table-cell>
          <table:table-cell office:value-type="float" office:value="124.835" calcext:value-type="float">
            <text:p>124.83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5.4" calcext:value-type="float">
            <text:p>15.4</text:p>
          </table:table-cell>
          <table:table-cell office:value-type="float" office:value="0.0508" calcext:value-type="float">
            <text:p>0.0508</text:p>
          </table:table-cell>
          <table:table-cell office:value-type="float" office:value="71.3" calcext:value-type="float">
            <text:p>71.3</text:p>
          </table:table-cell>
          <table:table-cell office:value-type="float" office:value="0.0264269" calcext:value-type="float">
            <text:p>0.0264269</text:p>
          </table:table-cell>
          <table:table-cell office:value-type="float" office:value="126.195" calcext:value-type="float">
            <text:p>126.19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5.4" calcext:value-type="float">
            <text:p>15.4</text:p>
          </table:table-cell>
          <table:table-cell office:value-type="float" office:value="0.0508" calcext:value-type="float">
            <text:p>0.0508</text:p>
          </table:table-cell>
          <table:table-cell office:value-type="float" office:value="71.3" calcext:value-type="float">
            <text:p>71.3</text:p>
          </table:table-cell>
          <table:table-cell office:value-type="float" office:value="0.0264269" calcext:value-type="float">
            <text:p>0.0264269</text:p>
          </table:table-cell>
          <table:table-cell office:value-type="float" office:value="126.805" calcext:value-type="float">
            <text:p>126.80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.4" calcext:value-type="float">
            <text:p>15.4</text:p>
          </table:table-cell>
          <table:table-cell office:value-type="float" office:value="0.0508" calcext:value-type="float">
            <text:p>0.0508</text:p>
          </table:table-cell>
          <table:table-cell office:value-type="float" office:value="71.3" calcext:value-type="float">
            <text:p>71.3</text:p>
          </table:table-cell>
          <table:table-cell office:value-type="float" office:value="0.0264269" calcext:value-type="float">
            <text:p>0.0264269</text:p>
          </table:table-cell>
          <table:table-cell office:value-type="float" office:value="127.285" calcext:value-type="float">
            <text:p>127.285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5.4" calcext:value-type="float">
            <text:p>15.4</text:p>
          </table:table-cell>
          <table:table-cell office:value-type="float" office:value="0.0508" calcext:value-type="float">
            <text:p>0.0508</text:p>
          </table:table-cell>
          <table:table-cell office:value-type="float" office:value="71.3" calcext:value-type="float">
            <text:p>71.3</text:p>
          </table:table-cell>
          <table:table-cell office:value-type="float" office:value="0.0264269" calcext:value-type="float">
            <text:p>0.0264269</text:p>
          </table:table-cell>
          <table:table-cell office:value-type="float" office:value="129.645" calcext:value-type="float">
            <text:p>129.64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5.4" calcext:value-type="float">
            <text:p>15.4</text:p>
          </table:table-cell>
          <table:table-cell office:value-type="float" office:value="0.0508" calcext:value-type="float">
            <text:p>0.0508</text:p>
          </table:table-cell>
          <table:table-cell office:value-type="float" office:value="71.3" calcext:value-type="float">
            <text:p>71.3</text:p>
          </table:table-cell>
          <table:table-cell office:value-type="float" office:value="0.0264269" calcext:value-type="float">
            <text:p>0.0264269</text:p>
          </table:table-cell>
          <table:table-cell office:value-type="float" office:value="131.515" calcext:value-type="float">
            <text:p>131.51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.4" calcext:value-type="float">
            <text:p>15.4</text:p>
          </table:table-cell>
          <table:table-cell office:value-type="float" office:value="0.0508" calcext:value-type="float">
            <text:p>0.0508</text:p>
          </table:table-cell>
          <table:table-cell office:value-type="float" office:value="71.3" calcext:value-type="float">
            <text:p>71.3</text:p>
          </table:table-cell>
          <table:table-cell office:value-type="float" office:value="0.0264269" calcext:value-type="float">
            <text:p>0.0264269</text:p>
          </table:table-cell>
          <table:table-cell office:value-type="float" office:value="131.865" calcext:value-type="float">
            <text:p>131.865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5.4" calcext:value-type="float">
            <text:p>15.4</text:p>
          </table:table-cell>
          <table:table-cell office:value-type="float" office:value="0.0508" calcext:value-type="float">
            <text:p>0.0508</text:p>
          </table:table-cell>
          <table:table-cell office:value-type="float" office:value="71.3" calcext:value-type="float">
            <text:p>71.3</text:p>
          </table:table-cell>
          <table:table-cell office:value-type="float" office:value="0.0264269" calcext:value-type="float">
            <text:p>0.0264269</text:p>
          </table:table-cell>
          <table:table-cell office:value-type="float" office:value="130.845" calcext:value-type="float">
            <text:p>130.84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5.4" calcext:value-type="float">
            <text:p>15.4</text:p>
          </table:table-cell>
          <table:table-cell office:value-type="float" office:value="0.0508" calcext:value-type="float">
            <text:p>0.0508</text:p>
          </table:table-cell>
          <table:table-cell office:value-type="float" office:value="71.3" calcext:value-type="float">
            <text:p>71.3</text:p>
          </table:table-cell>
          <table:table-cell office:value-type="float" office:value="0.0264269" calcext:value-type="float">
            <text:p>0.0264269</text:p>
          </table:table-cell>
          <table:table-cell office:value-type="float" office:value="130.065" calcext:value-type="float">
            <text:p>130.06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.4" calcext:value-type="float">
            <text:p>15.4</text:p>
          </table:table-cell>
          <table:table-cell office:value-type="float" office:value="0.0508" calcext:value-type="float">
            <text:p>0.0508</text:p>
          </table:table-cell>
          <table:table-cell office:value-type="float" office:value="71.3" calcext:value-type="float">
            <text:p>71.3</text:p>
          </table:table-cell>
          <table:table-cell office:value-type="float" office:value="0.0264269" calcext:value-type="float">
            <text:p>0.0264269</text:p>
          </table:table-cell>
          <table:table-cell office:value-type="float" office:value="129.285" calcext:value-type="float">
            <text:p>129.28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5.4" calcext:value-type="float">
            <text:p>15.4</text:p>
          </table:table-cell>
          <table:table-cell office:value-type="float" office:value="0.0508" calcext:value-type="float">
            <text:p>0.0508</text:p>
          </table:table-cell>
          <table:table-cell office:value-type="float" office:value="71.3" calcext:value-type="float">
            <text:p>71.3</text:p>
          </table:table-cell>
          <table:table-cell office:value-type="float" office:value="0.0264269" calcext:value-type="float">
            <text:p>0.0264269</text:p>
          </table:table-cell>
          <table:table-cell office:value-type="float" office:value="127.625" calcext:value-type="float">
            <text:p>127.625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15.4" calcext:value-type="float">
            <text:p>15.4</text:p>
          </table:table-cell>
          <table:table-cell office:value-type="float" office:value="0.0508" calcext:value-type="float">
            <text:p>0.0508</text:p>
          </table:table-cell>
          <table:table-cell office:value-type="float" office:value="71.3" calcext:value-type="float">
            <text:p>71.3</text:p>
          </table:table-cell>
          <table:table-cell office:value-type="float" office:value="0.0264269" calcext:value-type="float">
            <text:p>0.0264269</text:p>
          </table:table-cell>
          <table:table-cell office:value-type="float" office:value="125.715" calcext:value-type="float">
            <text:p>125.71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5.4" calcext:value-type="float">
            <text:p>15.4</text:p>
          </table:table-cell>
          <table:table-cell office:value-type="float" office:value="0.0508" calcext:value-type="float">
            <text:p>0.0508</text:p>
          </table:table-cell>
          <table:table-cell office:value-type="float" office:value="71.3" calcext:value-type="float">
            <text:p>71.3</text:p>
          </table:table-cell>
          <table:table-cell office:value-type="float" office:value="0.0264269" calcext:value-type="float">
            <text:p>0.0264269</text:p>
          </table:table-cell>
          <table:table-cell office:value-type="float" office:value="122.675" calcext:value-type="float">
            <text:p>122.67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5.4" calcext:value-type="float">
            <text:p>15.4</text:p>
          </table:table-cell>
          <table:table-cell office:value-type="float" office:value="0.0508" calcext:value-type="float">
            <text:p>0.0508</text:p>
          </table:table-cell>
          <table:table-cell office:value-type="float" office:value="71.3" calcext:value-type="float">
            <text:p>71.3</text:p>
          </table:table-cell>
          <table:table-cell office:value-type="float" office:value="0.0264269" calcext:value-type="float">
            <text:p>0.0264269</text:p>
          </table:table-cell>
          <table:table-cell office:value-type="float" office:value="119.135" calcext:value-type="float">
            <text:p>119.135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15.4" calcext:value-type="float">
            <text:p>15.4</text:p>
          </table:table-cell>
          <table:table-cell office:value-type="float" office:value="0.0508" calcext:value-type="float">
            <text:p>0.0508</text:p>
          </table:table-cell>
          <table:table-cell office:value-type="float" office:value="71.3" calcext:value-type="float">
            <text:p>71.3</text:p>
          </table:table-cell>
          <table:table-cell office:value-type="float" office:value="0.0264269" calcext:value-type="float">
            <text:p>0.0264269</text:p>
          </table:table-cell>
          <table:table-cell office:value-type="float" office:value="115.215" calcext:value-type="float">
            <text:p>115.215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5.4" calcext:value-type="float">
            <text:p>15.4</text:p>
          </table:table-cell>
          <table:table-cell office:value-type="float" office:value="0.0508" calcext:value-type="float">
            <text:p>0.0508</text:p>
          </table:table-cell>
          <table:table-cell office:value-type="float" office:value="71.3" calcext:value-type="float">
            <text:p>71.3</text:p>
          </table:table-cell>
          <table:table-cell office:value-type="float" office:value="0.0264269" calcext:value-type="float">
            <text:p>0.0264269</text:p>
          </table:table-cell>
          <table:table-cell office:value-type="float" office:value="112.675" calcext:value-type="float">
            <text:p>112.67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5.4" calcext:value-type="float">
            <text:p>15.4</text:p>
          </table:table-cell>
          <table:table-cell office:value-type="float" office:value="0.0508" calcext:value-type="float">
            <text:p>0.0508</text:p>
          </table:table-cell>
          <table:table-cell office:value-type="float" office:value="55.5" calcext:value-type="float">
            <text:p>55.5</text:p>
          </table:table-cell>
          <table:table-cell office:value-type="float" office:value="0.0271925" calcext:value-type="float">
            <text:p>0.0271925</text:p>
          </table:table-cell>
          <table:table-cell office:value-type="float" office:value="122.94" calcext:value-type="float">
            <text:p>122.9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5.4" calcext:value-type="float">
            <text:p>15.4</text:p>
          </table:table-cell>
          <table:table-cell office:value-type="float" office:value="0.0508" calcext:value-type="float">
            <text:p>0.0508</text:p>
          </table:table-cell>
          <table:table-cell office:value-type="float" office:value="55.5" calcext:value-type="float">
            <text:p>55.5</text:p>
          </table:table-cell>
          <table:table-cell office:value-type="float" office:value="0.0271925" calcext:value-type="float">
            <text:p>0.0271925</text:p>
          </table:table-cell>
          <table:table-cell office:value-type="float" office:value="124.17" calcext:value-type="float">
            <text:p>124.17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5.4" calcext:value-type="float">
            <text:p>15.4</text:p>
          </table:table-cell>
          <table:table-cell office:value-type="float" office:value="0.0508" calcext:value-type="float">
            <text:p>0.0508</text:p>
          </table:table-cell>
          <table:table-cell office:value-type="float" office:value="55.5" calcext:value-type="float">
            <text:p>55.5</text:p>
          </table:table-cell>
          <table:table-cell office:value-type="float" office:value="0.0271925" calcext:value-type="float">
            <text:p>0.0271925</text:p>
          </table:table-cell>
          <table:table-cell office:value-type="float" office:value="125.39" calcext:value-type="float">
            <text:p>125.3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5.4" calcext:value-type="float">
            <text:p>15.4</text:p>
          </table:table-cell>
          <table:table-cell office:value-type="float" office:value="0.0508" calcext:value-type="float">
            <text:p>0.0508</text:p>
          </table:table-cell>
          <table:table-cell office:value-type="float" office:value="55.5" calcext:value-type="float">
            <text:p>55.5</text:p>
          </table:table-cell>
          <table:table-cell office:value-type="float" office:value="0.0271925" calcext:value-type="float">
            <text:p>0.0271925</text:p>
          </table:table-cell>
          <table:table-cell office:value-type="float" office:value="126.5" calcext:value-type="float">
            <text:p>126.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.4" calcext:value-type="float">
            <text:p>15.4</text:p>
          </table:table-cell>
          <table:table-cell office:value-type="float" office:value="0.0508" calcext:value-type="float">
            <text:p>0.0508</text:p>
          </table:table-cell>
          <table:table-cell office:value-type="float" office:value="55.5" calcext:value-type="float">
            <text:p>55.5</text:p>
          </table:table-cell>
          <table:table-cell office:value-type="float" office:value="0.0271925" calcext:value-type="float">
            <text:p>0.0271925</text:p>
          </table:table-cell>
          <table:table-cell office:value-type="float" office:value="127.22" calcext:value-type="float">
            <text:p>127.22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5.4" calcext:value-type="float">
            <text:p>15.4</text:p>
          </table:table-cell>
          <table:table-cell office:value-type="float" office:value="0.0508" calcext:value-type="float">
            <text:p>0.0508</text:p>
          </table:table-cell>
          <table:table-cell office:value-type="float" office:value="55.5" calcext:value-type="float">
            <text:p>55.5</text:p>
          </table:table-cell>
          <table:table-cell office:value-type="float" office:value="0.0271925" calcext:value-type="float">
            <text:p>0.0271925</text:p>
          </table:table-cell>
          <table:table-cell office:value-type="float" office:value="129.33" calcext:value-type="float">
            <text:p>129.3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5.4" calcext:value-type="float">
            <text:p>15.4</text:p>
          </table:table-cell>
          <table:table-cell office:value-type="float" office:value="0.0508" calcext:value-type="float">
            <text:p>0.0508</text:p>
          </table:table-cell>
          <table:table-cell office:value-type="float" office:value="55.5" calcext:value-type="float">
            <text:p>55.5</text:p>
          </table:table-cell>
          <table:table-cell office:value-type="float" office:value="0.0271925" calcext:value-type="float">
            <text:p>0.0271925</text:p>
          </table:table-cell>
          <table:table-cell office:value-type="float" office:value="130.43" calcext:value-type="float">
            <text:p>130.4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.4" calcext:value-type="float">
            <text:p>15.4</text:p>
          </table:table-cell>
          <table:table-cell office:value-type="float" office:value="0.0508" calcext:value-type="float">
            <text:p>0.0508</text:p>
          </table:table-cell>
          <table:table-cell office:value-type="float" office:value="55.5" calcext:value-type="float">
            <text:p>55.5</text:p>
          </table:table-cell>
          <table:table-cell office:value-type="float" office:value="0.0271925" calcext:value-type="float">
            <text:p>0.0271925</text:p>
          </table:table-cell>
          <table:table-cell office:value-type="float" office:value="130.4" calcext:value-type="float">
            <text:p>130.4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5.4" calcext:value-type="float">
            <text:p>15.4</text:p>
          </table:table-cell>
          <table:table-cell office:value-type="float" office:value="0.0508" calcext:value-type="float">
            <text:p>0.0508</text:p>
          </table:table-cell>
          <table:table-cell office:value-type="float" office:value="55.5" calcext:value-type="float">
            <text:p>55.5</text:p>
          </table:table-cell>
          <table:table-cell office:value-type="float" office:value="0.0271925" calcext:value-type="float">
            <text:p>0.027192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5.4" calcext:value-type="float">
            <text:p>15.4</text:p>
          </table:table-cell>
          <table:table-cell office:value-type="float" office:value="0.0508" calcext:value-type="float">
            <text:p>0.0508</text:p>
          </table:table-cell>
          <table:table-cell office:value-type="float" office:value="55.5" calcext:value-type="float">
            <text:p>55.5</text:p>
          </table:table-cell>
          <table:table-cell office:value-type="float" office:value="0.0271925" calcext:value-type="float">
            <text:p>0.0271925</text:p>
          </table:table-cell>
          <table:table-cell office:value-type="float" office:value="128.2" calcext:value-type="float">
            <text:p>128.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.4" calcext:value-type="float">
            <text:p>15.4</text:p>
          </table:table-cell>
          <table:table-cell office:value-type="float" office:value="0.0508" calcext:value-type="float">
            <text:p>0.0508</text:p>
          </table:table-cell>
          <table:table-cell office:value-type="float" office:value="55.5" calcext:value-type="float">
            <text:p>55.5</text:p>
          </table:table-cell>
          <table:table-cell office:value-type="float" office:value="0.0271925" calcext:value-type="float">
            <text:p>0.0271925</text:p>
          </table:table-cell>
          <table:table-cell office:value-type="float" office:value="127.04" calcext:value-type="float">
            <text:p>127.04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5.4" calcext:value-type="float">
            <text:p>15.4</text:p>
          </table:table-cell>
          <table:table-cell office:value-type="float" office:value="0.0508" calcext:value-type="float">
            <text:p>0.0508</text:p>
          </table:table-cell>
          <table:table-cell office:value-type="float" office:value="55.5" calcext:value-type="float">
            <text:p>55.5</text:p>
          </table:table-cell>
          <table:table-cell office:value-type="float" office:value="0.0271925" calcext:value-type="float">
            <text:p>0.0271925</text:p>
          </table:table-cell>
          <table:table-cell office:value-type="float" office:value="125.63" calcext:value-type="float">
            <text:p>125.63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15.4" calcext:value-type="float">
            <text:p>15.4</text:p>
          </table:table-cell>
          <table:table-cell office:value-type="float" office:value="0.0508" calcext:value-type="float">
            <text:p>0.0508</text:p>
          </table:table-cell>
          <table:table-cell office:value-type="float" office:value="55.5" calcext:value-type="float">
            <text:p>55.5</text:p>
          </table:table-cell>
          <table:table-cell office:value-type="float" office:value="0.0271925" calcext:value-type="float">
            <text:p>0.0271925</text:p>
          </table:table-cell>
          <table:table-cell office:value-type="float" office:value="123.46" calcext:value-type="float">
            <text:p>123.4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5.4" calcext:value-type="float">
            <text:p>15.4</text:p>
          </table:table-cell>
          <table:table-cell office:value-type="float" office:value="0.0508" calcext:value-type="float">
            <text:p>0.0508</text:p>
          </table:table-cell>
          <table:table-cell office:value-type="float" office:value="55.5" calcext:value-type="float">
            <text:p>55.5</text:p>
          </table:table-cell>
          <table:table-cell office:value-type="float" office:value="0.0271925" calcext:value-type="float">
            <text:p>0.0271925</text:p>
          </table:table-cell>
          <table:table-cell office:value-type="float" office:value="120.92" calcext:value-type="float">
            <text:p>120.9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5.4" calcext:value-type="float">
            <text:p>15.4</text:p>
          </table:table-cell>
          <table:table-cell office:value-type="float" office:value="0.0508" calcext:value-type="float">
            <text:p>0.0508</text:p>
          </table:table-cell>
          <table:table-cell office:value-type="float" office:value="55.5" calcext:value-type="float">
            <text:p>55.5</text:p>
          </table:table-cell>
          <table:table-cell office:value-type="float" office:value="0.0271925" calcext:value-type="float">
            <text:p>0.0271925</text:p>
          </table:table-cell>
          <table:table-cell office:value-type="float" office:value="117.11" calcext:value-type="float">
            <text:p>117.11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15.4" calcext:value-type="float">
            <text:p>15.4</text:p>
          </table:table-cell>
          <table:table-cell office:value-type="float" office:value="0.0508" calcext:value-type="float">
            <text:p>0.0508</text:p>
          </table:table-cell>
          <table:table-cell office:value-type="float" office:value="55.5" calcext:value-type="float">
            <text:p>55.5</text:p>
          </table:table-cell>
          <table:table-cell office:value-type="float" office:value="0.0271925" calcext:value-type="float">
            <text:p>0.0271925</text:p>
          </table:table-cell>
          <table:table-cell office:value-type="float" office:value="112.93" calcext:value-type="float">
            <text:p>112.9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5.4" calcext:value-type="float">
            <text:p>15.4</text:p>
          </table:table-cell>
          <table:table-cell office:value-type="float" office:value="0.0508" calcext:value-type="float">
            <text:p>0.0508</text:p>
          </table:table-cell>
          <table:table-cell office:value-type="float" office:value="39.6" calcext:value-type="float">
            <text:p>39.6</text:p>
          </table:table-cell>
          <table:table-cell office:value-type="float" office:value="0.0282593" calcext:value-type="float">
            <text:p>0.0282593</text:p>
          </table:table-cell>
          <table:table-cell office:value-type="float" office:value="121.783" calcext:value-type="float">
            <text:p>121.78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5.4" calcext:value-type="float">
            <text:p>15.4</text:p>
          </table:table-cell>
          <table:table-cell office:value-type="float" office:value="0.0508" calcext:value-type="float">
            <text:p>0.0508</text:p>
          </table:table-cell>
          <table:table-cell office:value-type="float" office:value="39.6" calcext:value-type="float">
            <text:p>39.6</text:p>
          </table:table-cell>
          <table:table-cell office:value-type="float" office:value="0.0282593" calcext:value-type="float">
            <text:p>0.0282593</text:p>
          </table:table-cell>
          <table:table-cell office:value-type="float" office:value="122.893" calcext:value-type="float">
            <text:p>122.893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5.4" calcext:value-type="float">
            <text:p>15.4</text:p>
          </table:table-cell>
          <table:table-cell office:value-type="float" office:value="0.0508" calcext:value-type="float">
            <text:p>0.0508</text:p>
          </table:table-cell>
          <table:table-cell office:value-type="float" office:value="39.6" calcext:value-type="float">
            <text:p>39.6</text:p>
          </table:table-cell>
          <table:table-cell office:value-type="float" office:value="0.0282593" calcext:value-type="float">
            <text:p>0.0282593</text:p>
          </table:table-cell>
          <table:table-cell office:value-type="float" office:value="124.493" calcext:value-type="float">
            <text:p>124.49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5.4" calcext:value-type="float">
            <text:p>15.4</text:p>
          </table:table-cell>
          <table:table-cell office:value-type="float" office:value="0.0508" calcext:value-type="float">
            <text:p>0.0508</text:p>
          </table:table-cell>
          <table:table-cell office:value-type="float" office:value="39.6" calcext:value-type="float">
            <text:p>39.6</text:p>
          </table:table-cell>
          <table:table-cell office:value-type="float" office:value="0.0282593" calcext:value-type="float">
            <text:p>0.0282593</text:p>
          </table:table-cell>
          <table:table-cell office:value-type="float" office:value="125.353" calcext:value-type="float">
            <text:p>125.35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.4" calcext:value-type="float">
            <text:p>15.4</text:p>
          </table:table-cell>
          <table:table-cell office:value-type="float" office:value="0.0508" calcext:value-type="float">
            <text:p>0.0508</text:p>
          </table:table-cell>
          <table:table-cell office:value-type="float" office:value="39.6" calcext:value-type="float">
            <text:p>39.6</text:p>
          </table:table-cell>
          <table:table-cell office:value-type="float" office:value="0.0282593" calcext:value-type="float">
            <text:p>0.0282593</text:p>
          </table:table-cell>
          <table:table-cell office:value-type="float" office:value="125.963" calcext:value-type="float">
            <text:p>125.963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5.4" calcext:value-type="float">
            <text:p>15.4</text:p>
          </table:table-cell>
          <table:table-cell office:value-type="float" office:value="0.0508" calcext:value-type="float">
            <text:p>0.0508</text:p>
          </table:table-cell>
          <table:table-cell office:value-type="float" office:value="39.6" calcext:value-type="float">
            <text:p>39.6</text:p>
          </table:table-cell>
          <table:table-cell office:value-type="float" office:value="0.0282593" calcext:value-type="float">
            <text:p>0.0282593</text:p>
          </table:table-cell>
          <table:table-cell office:value-type="float" office:value="127.443" calcext:value-type="float">
            <text:p>127.44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5.4" calcext:value-type="float">
            <text:p>15.4</text:p>
          </table:table-cell>
          <table:table-cell office:value-type="float" office:value="0.0508" calcext:value-type="float">
            <text:p>0.0508</text:p>
          </table:table-cell>
          <table:table-cell office:value-type="float" office:value="39.6" calcext:value-type="float">
            <text:p>39.6</text:p>
          </table:table-cell>
          <table:table-cell office:value-type="float" office:value="0.0282593" calcext:value-type="float">
            <text:p>0.0282593</text:p>
          </table:table-cell>
          <table:table-cell office:value-type="float" office:value="128.423" calcext:value-type="float">
            <text:p>128.42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.4" calcext:value-type="float">
            <text:p>15.4</text:p>
          </table:table-cell>
          <table:table-cell office:value-type="float" office:value="0.0508" calcext:value-type="float">
            <text:p>0.0508</text:p>
          </table:table-cell>
          <table:table-cell office:value-type="float" office:value="39.6" calcext:value-type="float">
            <text:p>39.6</text:p>
          </table:table-cell>
          <table:table-cell office:value-type="float" office:value="0.0282593" calcext:value-type="float">
            <text:p>0.0282593</text:p>
          </table:table-cell>
          <table:table-cell office:value-type="float" office:value="127.893" calcext:value-type="float">
            <text:p>127.893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5.4" calcext:value-type="float">
            <text:p>15.4</text:p>
          </table:table-cell>
          <table:table-cell office:value-type="float" office:value="0.0508" calcext:value-type="float">
            <text:p>0.0508</text:p>
          </table:table-cell>
          <table:table-cell office:value-type="float" office:value="39.6" calcext:value-type="float">
            <text:p>39.6</text:p>
          </table:table-cell>
          <table:table-cell office:value-type="float" office:value="0.0282593" calcext:value-type="float">
            <text:p>0.0282593</text:p>
          </table:table-cell>
          <table:table-cell office:value-type="float" office:value="126.743" calcext:value-type="float">
            <text:p>126.743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5.4" calcext:value-type="float">
            <text:p>15.4</text:p>
          </table:table-cell>
          <table:table-cell office:value-type="float" office:value="0.0508" calcext:value-type="float">
            <text:p>0.0508</text:p>
          </table:table-cell>
          <table:table-cell office:value-type="float" office:value="39.6" calcext:value-type="float">
            <text:p>39.6</text:p>
          </table:table-cell>
          <table:table-cell office:value-type="float" office:value="0.0282593" calcext:value-type="float">
            <text:p>0.0282593</text:p>
          </table:table-cell>
          <table:table-cell office:value-type="float" office:value="124.843" calcext:value-type="float">
            <text:p>124.84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.4" calcext:value-type="float">
            <text:p>15.4</text:p>
          </table:table-cell>
          <table:table-cell office:value-type="float" office:value="0.0508" calcext:value-type="float">
            <text:p>0.0508</text:p>
          </table:table-cell>
          <table:table-cell office:value-type="float" office:value="39.6" calcext:value-type="float">
            <text:p>39.6</text:p>
          </table:table-cell>
          <table:table-cell office:value-type="float" office:value="0.0282593" calcext:value-type="float">
            <text:p>0.0282593</text:p>
          </table:table-cell>
          <table:table-cell office:value-type="float" office:value="123.443" calcext:value-type="float">
            <text:p>123.443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5.4" calcext:value-type="float">
            <text:p>15.4</text:p>
          </table:table-cell>
          <table:table-cell office:value-type="float" office:value="0.0508" calcext:value-type="float">
            <text:p>0.0508</text:p>
          </table:table-cell>
          <table:table-cell office:value-type="float" office:value="39.6" calcext:value-type="float">
            <text:p>39.6</text:p>
          </table:table-cell>
          <table:table-cell office:value-type="float" office:value="0.0282593" calcext:value-type="float">
            <text:p>0.0282593</text:p>
          </table:table-cell>
          <table:table-cell office:value-type="float" office:value="122.413" calcext:value-type="float">
            <text:p>122.413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15.4" calcext:value-type="float">
            <text:p>15.4</text:p>
          </table:table-cell>
          <table:table-cell office:value-type="float" office:value="0.0508" calcext:value-type="float">
            <text:p>0.0508</text:p>
          </table:table-cell>
          <table:table-cell office:value-type="float" office:value="39.6" calcext:value-type="float">
            <text:p>39.6</text:p>
          </table:table-cell>
          <table:table-cell office:value-type="float" office:value="0.0282593" calcext:value-type="float">
            <text:p>0.0282593</text:p>
          </table:table-cell>
          <table:table-cell office:value-type="float" office:value="120.513" calcext:value-type="float">
            <text:p>120.513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5.4" calcext:value-type="float">
            <text:p>15.4</text:p>
          </table:table-cell>
          <table:table-cell office:value-type="float" office:value="0.0508" calcext:value-type="float">
            <text:p>0.0508</text:p>
          </table:table-cell>
          <table:table-cell office:value-type="float" office:value="39.6" calcext:value-type="float">
            <text:p>39.6</text:p>
          </table:table-cell>
          <table:table-cell office:value-type="float" office:value="0.0282593" calcext:value-type="float">
            <text:p>0.0282593</text:p>
          </table:table-cell>
          <table:table-cell office:value-type="float" office:value="118.113" calcext:value-type="float">
            <text:p>118.113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5.4" calcext:value-type="float">
            <text:p>15.4</text:p>
          </table:table-cell>
          <table:table-cell office:value-type="float" office:value="0.0508" calcext:value-type="float">
            <text:p>0.0508</text:p>
          </table:table-cell>
          <table:table-cell office:value-type="float" office:value="39.6" calcext:value-type="float">
            <text:p>39.6</text:p>
          </table:table-cell>
          <table:table-cell office:value-type="float" office:value="0.0282593" calcext:value-type="float">
            <text:p>0.0282593</text:p>
          </table:table-cell>
          <table:table-cell office:value-type="float" office:value="114.453" calcext:value-type="float">
            <text:p>114.453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15.4" calcext:value-type="float">
            <text:p>15.4</text:p>
          </table:table-cell>
          <table:table-cell office:value-type="float" office:value="0.0508" calcext:value-type="float">
            <text:p>0.0508</text:p>
          </table:table-cell>
          <table:table-cell office:value-type="float" office:value="39.6" calcext:value-type="float">
            <text:p>39.6</text:p>
          </table:table-cell>
          <table:table-cell office:value-type="float" office:value="0.0282593" calcext:value-type="float">
            <text:p>0.0282593</text:p>
          </table:table-cell>
          <table:table-cell office:value-type="float" office:value="109.663" calcext:value-type="float">
            <text:p>109.66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5.4" calcext:value-type="float">
            <text:p>15.4</text:p>
          </table:table-cell>
          <table:table-cell office:value-type="float" office:value="0.0508" calcext:value-type="float">
            <text:p>0.0508</text:p>
          </table:table-cell>
          <table:table-cell office:value-type="float" office:value="31.7" calcext:value-type="float">
            <text:p>31.7</text:p>
          </table:table-cell>
          <table:table-cell office:value-type="float" office:value="0.0289853" calcext:value-type="float">
            <text:p>0.0289853</text:p>
          </table:table-cell>
          <table:table-cell office:value-type="float" office:value="119.975" calcext:value-type="float">
            <text:p>119.97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5.4" calcext:value-type="float">
            <text:p>15.4</text:p>
          </table:table-cell>
          <table:table-cell office:value-type="float" office:value="0.0508" calcext:value-type="float">
            <text:p>0.0508</text:p>
          </table:table-cell>
          <table:table-cell office:value-type="float" office:value="31.7" calcext:value-type="float">
            <text:p>31.7</text:p>
          </table:table-cell>
          <table:table-cell office:value-type="float" office:value="0.0289853" calcext:value-type="float">
            <text:p>0.0289853</text:p>
          </table:table-cell>
          <table:table-cell office:value-type="float" office:value="121.225" calcext:value-type="float">
            <text:p>121.22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5.4" calcext:value-type="float">
            <text:p>15.4</text:p>
          </table:table-cell>
          <table:table-cell office:value-type="float" office:value="0.0508" calcext:value-type="float">
            <text:p>0.0508</text:p>
          </table:table-cell>
          <table:table-cell office:value-type="float" office:value="31.7" calcext:value-type="float">
            <text:p>31.7</text:p>
          </table:table-cell>
          <table:table-cell office:value-type="float" office:value="0.0289853" calcext:value-type="float">
            <text:p>0.0289853</text:p>
          </table:table-cell>
          <table:table-cell office:value-type="float" office:value="122.845" calcext:value-type="float">
            <text:p>122.84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5.4" calcext:value-type="float">
            <text:p>15.4</text:p>
          </table:table-cell>
          <table:table-cell office:value-type="float" office:value="0.0508" calcext:value-type="float">
            <text:p>0.0508</text:p>
          </table:table-cell>
          <table:table-cell office:value-type="float" office:value="31.7" calcext:value-type="float">
            <text:p>31.7</text:p>
          </table:table-cell>
          <table:table-cell office:value-type="float" office:value="0.0289853" calcext:value-type="float">
            <text:p>0.0289853</text:p>
          </table:table-cell>
          <table:table-cell office:value-type="float" office:value="123.705" calcext:value-type="float">
            <text:p>123.70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.4" calcext:value-type="float">
            <text:p>15.4</text:p>
          </table:table-cell>
          <table:table-cell office:value-type="float" office:value="0.0508" calcext:value-type="float">
            <text:p>0.0508</text:p>
          </table:table-cell>
          <table:table-cell office:value-type="float" office:value="31.7" calcext:value-type="float">
            <text:p>31.7</text:p>
          </table:table-cell>
          <table:table-cell office:value-type="float" office:value="0.0289853" calcext:value-type="float">
            <text:p>0.0289853</text:p>
          </table:table-cell>
          <table:table-cell office:value-type="float" office:value="123.695" calcext:value-type="float">
            <text:p>123.695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5.4" calcext:value-type="float">
            <text:p>15.4</text:p>
          </table:table-cell>
          <table:table-cell office:value-type="float" office:value="0.0508" calcext:value-type="float">
            <text:p>0.0508</text:p>
          </table:table-cell>
          <table:table-cell office:value-type="float" office:value="31.7" calcext:value-type="float">
            <text:p>31.7</text:p>
          </table:table-cell>
          <table:table-cell office:value-type="float" office:value="0.0289853" calcext:value-type="float">
            <text:p>0.0289853</text:p>
          </table:table-cell>
          <table:table-cell office:value-type="float" office:value="124.685" calcext:value-type="float">
            <text:p>124.68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5.4" calcext:value-type="float">
            <text:p>15.4</text:p>
          </table:table-cell>
          <table:table-cell office:value-type="float" office:value="0.0508" calcext:value-type="float">
            <text:p>0.0508</text:p>
          </table:table-cell>
          <table:table-cell office:value-type="float" office:value="31.7" calcext:value-type="float">
            <text:p>31.7</text:p>
          </table:table-cell>
          <table:table-cell office:value-type="float" office:value="0.0289853" calcext:value-type="float">
            <text:p>0.0289853</text:p>
          </table:table-cell>
          <table:table-cell office:value-type="float" office:value="125.555" calcext:value-type="float">
            <text:p>125.55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.4" calcext:value-type="float">
            <text:p>15.4</text:p>
          </table:table-cell>
          <table:table-cell office:value-type="float" office:value="0.0508" calcext:value-type="float">
            <text:p>0.0508</text:p>
          </table:table-cell>
          <table:table-cell office:value-type="float" office:value="31.7" calcext:value-type="float">
            <text:p>31.7</text:p>
          </table:table-cell>
          <table:table-cell office:value-type="float" office:value="0.0289853" calcext:value-type="float">
            <text:p>0.0289853</text:p>
          </table:table-cell>
          <table:table-cell office:value-type="float" office:value="124.525" calcext:value-type="float">
            <text:p>124.525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5.4" calcext:value-type="float">
            <text:p>15.4</text:p>
          </table:table-cell>
          <table:table-cell office:value-type="float" office:value="0.0508" calcext:value-type="float">
            <text:p>0.0508</text:p>
          </table:table-cell>
          <table:table-cell office:value-type="float" office:value="31.7" calcext:value-type="float">
            <text:p>31.7</text:p>
          </table:table-cell>
          <table:table-cell office:value-type="float" office:value="0.0289853" calcext:value-type="float">
            <text:p>0.0289853</text:p>
          </table:table-cell>
          <table:table-cell office:value-type="float" office:value="123.255" calcext:value-type="float">
            <text:p>123.25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5.4" calcext:value-type="float">
            <text:p>15.4</text:p>
          </table:table-cell>
          <table:table-cell office:value-type="float" office:value="0.0508" calcext:value-type="float">
            <text:p>0.0508</text:p>
          </table:table-cell>
          <table:table-cell office:value-type="float" office:value="31.7" calcext:value-type="float">
            <text:p>31.7</text:p>
          </table:table-cell>
          <table:table-cell office:value-type="float" office:value="0.0289853" calcext:value-type="float">
            <text:p>0.0289853</text:p>
          </table:table-cell>
          <table:table-cell office:value-type="float" office:value="121.485" calcext:value-type="float">
            <text:p>121.48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.4" calcext:value-type="float">
            <text:p>15.4</text:p>
          </table:table-cell>
          <table:table-cell office:value-type="float" office:value="0.0508" calcext:value-type="float">
            <text:p>0.0508</text:p>
          </table:table-cell>
          <table:table-cell office:value-type="float" office:value="31.7" calcext:value-type="float">
            <text:p>31.7</text:p>
          </table:table-cell>
          <table:table-cell office:value-type="float" office:value="0.0289853" calcext:value-type="float">
            <text:p>0.0289853</text:p>
          </table:table-cell>
          <table:table-cell office:value-type="float" office:value="120.835" calcext:value-type="float">
            <text:p>120.83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5.4" calcext:value-type="float">
            <text:p>15.4</text:p>
          </table:table-cell>
          <table:table-cell office:value-type="float" office:value="0.0508" calcext:value-type="float">
            <text:p>0.0508</text:p>
          </table:table-cell>
          <table:table-cell office:value-type="float" office:value="31.7" calcext:value-type="float">
            <text:p>31.7</text:p>
          </table:table-cell>
          <table:table-cell office:value-type="float" office:value="0.0289853" calcext:value-type="float">
            <text:p>0.0289853</text:p>
          </table:table-cell>
          <table:table-cell office:value-type="float" office:value="119.945" calcext:value-type="float">
            <text:p>119.945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15.4" calcext:value-type="float">
            <text:p>15.4</text:p>
          </table:table-cell>
          <table:table-cell office:value-type="float" office:value="0.0508" calcext:value-type="float">
            <text:p>0.0508</text:p>
          </table:table-cell>
          <table:table-cell office:value-type="float" office:value="31.7" calcext:value-type="float">
            <text:p>31.7</text:p>
          </table:table-cell>
          <table:table-cell office:value-type="float" office:value="0.0289853" calcext:value-type="float">
            <text:p>0.0289853</text:p>
          </table:table-cell>
          <table:table-cell office:value-type="float" office:value="118.045" calcext:value-type="float">
            <text:p>118.04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5.4" calcext:value-type="float">
            <text:p>15.4</text:p>
          </table:table-cell>
          <table:table-cell office:value-type="float" office:value="0.0508" calcext:value-type="float">
            <text:p>0.0508</text:p>
          </table:table-cell>
          <table:table-cell office:value-type="float" office:value="31.7" calcext:value-type="float">
            <text:p>31.7</text:p>
          </table:table-cell>
          <table:table-cell office:value-type="float" office:value="0.0289853" calcext:value-type="float">
            <text:p>0.0289853</text:p>
          </table:table-cell>
          <table:table-cell office:value-type="float" office:value="115.635" calcext:value-type="float">
            <text:p>115.63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5.4" calcext:value-type="float">
            <text:p>15.4</text:p>
          </table:table-cell>
          <table:table-cell office:value-type="float" office:value="0.0508" calcext:value-type="float">
            <text:p>0.0508</text:p>
          </table:table-cell>
          <table:table-cell office:value-type="float" office:value="31.7" calcext:value-type="float">
            <text:p>31.7</text:p>
          </table:table-cell>
          <table:table-cell office:value-type="float" office:value="0.0289853" calcext:value-type="float">
            <text:p>0.0289853</text:p>
          </table:table-cell>
          <table:table-cell office:value-type="float" office:value="112.355" calcext:value-type="float">
            <text:p>112.355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15.4" calcext:value-type="float">
            <text:p>15.4</text:p>
          </table:table-cell>
          <table:table-cell office:value-type="float" office:value="0.0508" calcext:value-type="float">
            <text:p>0.0508</text:p>
          </table:table-cell>
          <table:table-cell office:value-type="float" office:value="31.7" calcext:value-type="float">
            <text:p>31.7</text:p>
          </table:table-cell>
          <table:table-cell office:value-type="float" office:value="0.0289853" calcext:value-type="float">
            <text:p>0.0289853</text:p>
          </table:table-cell>
          <table:table-cell office:value-type="float" office:value="108.185" calcext:value-type="float">
            <text:p>108.18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.7" calcext:value-type="float">
            <text:p>19.7</text:p>
          </table:table-cell>
          <table:table-cell office:value-type="float" office:value="0.0508" calcext:value-type="float">
            <text:p>0.0508</text:p>
          </table:table-cell>
          <table:table-cell office:value-type="float" office:value="71.3" calcext:value-type="float">
            <text:p>71.3</text:p>
          </table:table-cell>
          <table:table-cell office:value-type="float" office:value="0.0341183" calcext:value-type="float">
            <text:p>0.0341183</text:p>
          </table:table-cell>
          <table:table-cell office:value-type="float" office:value="118.005" calcext:value-type="float">
            <text:p>118.00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9.7" calcext:value-type="float">
            <text:p>19.7</text:p>
          </table:table-cell>
          <table:table-cell office:value-type="float" office:value="0.0508" calcext:value-type="float">
            <text:p>0.0508</text:p>
          </table:table-cell>
          <table:table-cell office:value-type="float" office:value="71.3" calcext:value-type="float">
            <text:p>71.3</text:p>
          </table:table-cell>
          <table:table-cell office:value-type="float" office:value="0.0341183" calcext:value-type="float">
            <text:p>0.0341183</text:p>
          </table:table-cell>
          <table:table-cell office:value-type="float" office:value="119.115" calcext:value-type="float">
            <text:p>119.11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9.7" calcext:value-type="float">
            <text:p>19.7</text:p>
          </table:table-cell>
          <table:table-cell office:value-type="float" office:value="0.0508" calcext:value-type="float">
            <text:p>0.0508</text:p>
          </table:table-cell>
          <table:table-cell office:value-type="float" office:value="71.3" calcext:value-type="float">
            <text:p>71.3</text:p>
          </table:table-cell>
          <table:table-cell office:value-type="float" office:value="0.0341183" calcext:value-type="float">
            <text:p>0.0341183</text:p>
          </table:table-cell>
          <table:table-cell office:value-type="float" office:value="121.235" calcext:value-type="float">
            <text:p>121.23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9.7" calcext:value-type="float">
            <text:p>19.7</text:p>
          </table:table-cell>
          <table:table-cell office:value-type="float" office:value="0.0508" calcext:value-type="float">
            <text:p>0.0508</text:p>
          </table:table-cell>
          <table:table-cell office:value-type="float" office:value="71.3" calcext:value-type="float">
            <text:p>71.3</text:p>
          </table:table-cell>
          <table:table-cell office:value-type="float" office:value="0.0341183" calcext:value-type="float">
            <text:p>0.0341183</text:p>
          </table:table-cell>
          <table:table-cell office:value-type="float" office:value="123.865" calcext:value-type="float">
            <text:p>123.86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9.7" calcext:value-type="float">
            <text:p>19.7</text:p>
          </table:table-cell>
          <table:table-cell office:value-type="float" office:value="0.0508" calcext:value-type="float">
            <text:p>0.0508</text:p>
          </table:table-cell>
          <table:table-cell office:value-type="float" office:value="71.3" calcext:value-type="float">
            <text:p>71.3</text:p>
          </table:table-cell>
          <table:table-cell office:value-type="float" office:value="0.0341183" calcext:value-type="float">
            <text:p>0.0341183</text:p>
          </table:table-cell>
          <table:table-cell office:value-type="float" office:value="126.995" calcext:value-type="float">
            <text:p>126.995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9.7" calcext:value-type="float">
            <text:p>19.7</text:p>
          </table:table-cell>
          <table:table-cell office:value-type="float" office:value="0.0508" calcext:value-type="float">
            <text:p>0.0508</text:p>
          </table:table-cell>
          <table:table-cell office:value-type="float" office:value="71.3" calcext:value-type="float">
            <text:p>71.3</text:p>
          </table:table-cell>
          <table:table-cell office:value-type="float" office:value="0.0341183" calcext:value-type="float">
            <text:p>0.0341183</text:p>
          </table:table-cell>
          <table:table-cell office:value-type="float" office:value="128.365" calcext:value-type="float">
            <text:p>128.36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9.7" calcext:value-type="float">
            <text:p>19.7</text:p>
          </table:table-cell>
          <table:table-cell office:value-type="float" office:value="0.0508" calcext:value-type="float">
            <text:p>0.0508</text:p>
          </table:table-cell>
          <table:table-cell office:value-type="float" office:value="71.3" calcext:value-type="float">
            <text:p>71.3</text:p>
          </table:table-cell>
          <table:table-cell office:value-type="float" office:value="0.0341183" calcext:value-type="float">
            <text:p>0.0341183</text:p>
          </table:table-cell>
          <table:table-cell office:value-type="float" office:value="124.555" calcext:value-type="float">
            <text:p>124.55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9.7" calcext:value-type="float">
            <text:p>19.7</text:p>
          </table:table-cell>
          <table:table-cell office:value-type="float" office:value="0.0508" calcext:value-type="float">
            <text:p>0.0508</text:p>
          </table:table-cell>
          <table:table-cell office:value-type="float" office:value="71.3" calcext:value-type="float">
            <text:p>71.3</text:p>
          </table:table-cell>
          <table:table-cell office:value-type="float" office:value="0.0341183" calcext:value-type="float">
            <text:p>0.0341183</text:p>
          </table:table-cell>
          <table:table-cell office:value-type="float" office:value="121.885" calcext:value-type="float">
            <text:p>121.885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9.7" calcext:value-type="float">
            <text:p>19.7</text:p>
          </table:table-cell>
          <table:table-cell office:value-type="float" office:value="0.0508" calcext:value-type="float">
            <text:p>0.0508</text:p>
          </table:table-cell>
          <table:table-cell office:value-type="float" office:value="71.3" calcext:value-type="float">
            <text:p>71.3</text:p>
          </table:table-cell>
          <table:table-cell office:value-type="float" office:value="0.0341183" calcext:value-type="float">
            <text:p>0.0341183</text:p>
          </table:table-cell>
          <table:table-cell office:value-type="float" office:value="121.485" calcext:value-type="float">
            <text:p>121.48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9.7" calcext:value-type="float">
            <text:p>19.7</text:p>
          </table:table-cell>
          <table:table-cell office:value-type="float" office:value="0.0508" calcext:value-type="float">
            <text:p>0.0508</text:p>
          </table:table-cell>
          <table:table-cell office:value-type="float" office:value="71.3" calcext:value-type="float">
            <text:p>71.3</text:p>
          </table:table-cell>
          <table:table-cell office:value-type="float" office:value="0.0341183" calcext:value-type="float">
            <text:p>0.0341183</text:p>
          </table:table-cell>
          <table:table-cell office:value-type="float" office:value="120.575" calcext:value-type="float">
            <text:p>120.57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.7" calcext:value-type="float">
            <text:p>19.7</text:p>
          </table:table-cell>
          <table:table-cell office:value-type="float" office:value="0.0508" calcext:value-type="float">
            <text:p>0.0508</text:p>
          </table:table-cell>
          <table:table-cell office:value-type="float" office:value="71.3" calcext:value-type="float">
            <text:p>71.3</text:p>
          </table:table-cell>
          <table:table-cell office:value-type="float" office:value="0.0341183" calcext:value-type="float">
            <text:p>0.0341183</text:p>
          </table:table-cell>
          <table:table-cell office:value-type="float" office:value="120.055" calcext:value-type="float">
            <text:p>120.05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9.7" calcext:value-type="float">
            <text:p>19.7</text:p>
          </table:table-cell>
          <table:table-cell office:value-type="float" office:value="0.0508" calcext:value-type="float">
            <text:p>0.0508</text:p>
          </table:table-cell>
          <table:table-cell office:value-type="float" office:value="71.3" calcext:value-type="float">
            <text:p>71.3</text:p>
          </table:table-cell>
          <table:table-cell office:value-type="float" office:value="0.0341183" calcext:value-type="float">
            <text:p>0.0341183</text:p>
          </table:table-cell>
          <table:table-cell office:value-type="float" office:value="118.385" calcext:value-type="float">
            <text:p>118.385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19.7" calcext:value-type="float">
            <text:p>19.7</text:p>
          </table:table-cell>
          <table:table-cell office:value-type="float" office:value="0.0508" calcext:value-type="float">
            <text:p>0.0508</text:p>
          </table:table-cell>
          <table:table-cell office:value-type="float" office:value="71.3" calcext:value-type="float">
            <text:p>71.3</text:p>
          </table:table-cell>
          <table:table-cell office:value-type="float" office:value="0.0341183" calcext:value-type="float">
            <text:p>0.0341183</text:p>
          </table:table-cell>
          <table:table-cell office:value-type="float" office:value="116.225" calcext:value-type="float">
            <text:p>116.22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9.7" calcext:value-type="float">
            <text:p>19.7</text:p>
          </table:table-cell>
          <table:table-cell office:value-type="float" office:value="0.0508" calcext:value-type="float">
            <text:p>0.0508</text:p>
          </table:table-cell>
          <table:table-cell office:value-type="float" office:value="71.3" calcext:value-type="float">
            <text:p>71.3</text:p>
          </table:table-cell>
          <table:table-cell office:value-type="float" office:value="0.0341183" calcext:value-type="float">
            <text:p>0.0341183</text:p>
          </table:table-cell>
          <table:table-cell office:value-type="float" office:value="113.045" calcext:value-type="float">
            <text:p>113.04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.7" calcext:value-type="float">
            <text:p>19.7</text:p>
          </table:table-cell>
          <table:table-cell office:value-type="float" office:value="0.0508" calcext:value-type="float">
            <text:p>0.0508</text:p>
          </table:table-cell>
          <table:table-cell office:value-type="float" office:value="39.6" calcext:value-type="float">
            <text:p>39.6</text:p>
          </table:table-cell>
          <table:table-cell office:value-type="float" office:value="0.036484" calcext:value-type="float">
            <text:p>0.036484</text:p>
          </table:table-cell>
          <table:table-cell office:value-type="float" office:value="125.974" calcext:value-type="float">
            <text:p>125.97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9.7" calcext:value-type="float">
            <text:p>19.7</text:p>
          </table:table-cell>
          <table:table-cell office:value-type="float" office:value="0.0508" calcext:value-type="float">
            <text:p>0.0508</text:p>
          </table:table-cell>
          <table:table-cell office:value-type="float" office:value="39.6" calcext:value-type="float">
            <text:p>39.6</text:p>
          </table:table-cell>
          <table:table-cell office:value-type="float" office:value="0.036484" calcext:value-type="float">
            <text:p>0.036484</text:p>
          </table:table-cell>
          <table:table-cell office:value-type="float" office:value="127.224" calcext:value-type="float">
            <text:p>127.22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9.7" calcext:value-type="float">
            <text:p>19.7</text:p>
          </table:table-cell>
          <table:table-cell office:value-type="float" office:value="0.0508" calcext:value-type="float">
            <text:p>0.0508</text:p>
          </table:table-cell>
          <table:table-cell office:value-type="float" office:value="39.6" calcext:value-type="float">
            <text:p>39.6</text:p>
          </table:table-cell>
          <table:table-cell office:value-type="float" office:value="0.036484" calcext:value-type="float">
            <text:p>0.036484</text:p>
          </table:table-cell>
          <table:table-cell office:value-type="float" office:value="129.864" calcext:value-type="float">
            <text:p>129.86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9.7" calcext:value-type="float">
            <text:p>19.7</text:p>
          </table:table-cell>
          <table:table-cell office:value-type="float" office:value="0.0508" calcext:value-type="float">
            <text:p>0.0508</text:p>
          </table:table-cell>
          <table:table-cell office:value-type="float" office:value="39.6" calcext:value-type="float">
            <text:p>39.6</text:p>
          </table:table-cell>
          <table:table-cell office:value-type="float" office:value="0.036484" calcext:value-type="float">
            <text:p>0.036484</text:p>
          </table:table-cell>
          <table:table-cell office:value-type="float" office:value="130.614" calcext:value-type="float">
            <text:p>130.61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9.7" calcext:value-type="float">
            <text:p>19.7</text:p>
          </table:table-cell>
          <table:table-cell office:value-type="float" office:value="0.0508" calcext:value-type="float">
            <text:p>0.0508</text:p>
          </table:table-cell>
          <table:table-cell office:value-type="float" office:value="39.6" calcext:value-type="float">
            <text:p>39.6</text:p>
          </table:table-cell>
          <table:table-cell office:value-type="float" office:value="0.036484" calcext:value-type="float">
            <text:p>0.036484</text:p>
          </table:table-cell>
          <table:table-cell office:value-type="float" office:value="128.444" calcext:value-type="float">
            <text:p>128.444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9.7" calcext:value-type="float">
            <text:p>19.7</text:p>
          </table:table-cell>
          <table:table-cell office:value-type="float" office:value="0.0508" calcext:value-type="float">
            <text:p>0.0508</text:p>
          </table:table-cell>
          <table:table-cell office:value-type="float" office:value="39.6" calcext:value-type="float">
            <text:p>39.6</text:p>
          </table:table-cell>
          <table:table-cell office:value-type="float" office:value="0.036484" calcext:value-type="float">
            <text:p>0.036484</text:p>
          </table:table-cell>
          <table:table-cell office:value-type="float" office:value="120.324" calcext:value-type="float">
            <text:p>120.32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9.7" calcext:value-type="float">
            <text:p>19.7</text:p>
          </table:table-cell>
          <table:table-cell office:value-type="float" office:value="0.0508" calcext:value-type="float">
            <text:p>0.0508</text:p>
          </table:table-cell>
          <table:table-cell office:value-type="float" office:value="39.6" calcext:value-type="float">
            <text:p>39.6</text:p>
          </table:table-cell>
          <table:table-cell office:value-type="float" office:value="0.036484" calcext:value-type="float">
            <text:p>0.036484</text:p>
          </table:table-cell>
          <table:table-cell office:value-type="float" office:value="119.174" calcext:value-type="float">
            <text:p>119.17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9.7" calcext:value-type="float">
            <text:p>19.7</text:p>
          </table:table-cell>
          <table:table-cell office:value-type="float" office:value="0.0508" calcext:value-type="float">
            <text:p>0.0508</text:p>
          </table:table-cell>
          <table:table-cell office:value-type="float" office:value="39.6" calcext:value-type="float">
            <text:p>39.6</text:p>
          </table:table-cell>
          <table:table-cell office:value-type="float" office:value="0.036484" calcext:value-type="float">
            <text:p>0.036484</text:p>
          </table:table-cell>
          <table:table-cell office:value-type="float" office:value="118.904" calcext:value-type="float">
            <text:p>118.904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9.7" calcext:value-type="float">
            <text:p>19.7</text:p>
          </table:table-cell>
          <table:table-cell office:value-type="float" office:value="0.0508" calcext:value-type="float">
            <text:p>0.0508</text:p>
          </table:table-cell>
          <table:table-cell office:value-type="float" office:value="39.6" calcext:value-type="float">
            <text:p>39.6</text:p>
          </table:table-cell>
          <table:table-cell office:value-type="float" office:value="0.036484" calcext:value-type="float">
            <text:p>0.036484</text:p>
          </table:table-cell>
          <table:table-cell office:value-type="float" office:value="118.634" calcext:value-type="float">
            <text:p>118.634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9.7" calcext:value-type="float">
            <text:p>19.7</text:p>
          </table:table-cell>
          <table:table-cell office:value-type="float" office:value="0.0508" calcext:value-type="float">
            <text:p>0.0508</text:p>
          </table:table-cell>
          <table:table-cell office:value-type="float" office:value="39.6" calcext:value-type="float">
            <text:p>39.6</text:p>
          </table:table-cell>
          <table:table-cell office:value-type="float" office:value="0.036484" calcext:value-type="float">
            <text:p>0.036484</text:p>
          </table:table-cell>
          <table:table-cell office:value-type="float" office:value="117.604" calcext:value-type="float">
            <text:p>117.60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.7" calcext:value-type="float">
            <text:p>19.7</text:p>
          </table:table-cell>
          <table:table-cell office:value-type="float" office:value="0.0508" calcext:value-type="float">
            <text:p>0.0508</text:p>
          </table:table-cell>
          <table:table-cell office:value-type="float" office:value="39.6" calcext:value-type="float">
            <text:p>39.6</text:p>
          </table:table-cell>
          <table:table-cell office:value-type="float" office:value="0.036484" calcext:value-type="float">
            <text:p>0.036484</text:p>
          </table:table-cell>
          <table:table-cell office:value-type="float" office:value="117.724" calcext:value-type="float">
            <text:p>117.724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9.7" calcext:value-type="float">
            <text:p>19.7</text:p>
          </table:table-cell>
          <table:table-cell office:value-type="float" office:value="0.0508" calcext:value-type="float">
            <text:p>0.0508</text:p>
          </table:table-cell>
          <table:table-cell office:value-type="float" office:value="39.6" calcext:value-type="float">
            <text:p>39.6</text:p>
          </table:table-cell>
          <table:table-cell office:value-type="float" office:value="0.036484" calcext:value-type="float">
            <text:p>0.036484</text:p>
          </table:table-cell>
          <table:table-cell office:value-type="float" office:value="116.184" calcext:value-type="float">
            <text:p>116.184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19.7" calcext:value-type="float">
            <text:p>19.7</text:p>
          </table:table-cell>
          <table:table-cell office:value-type="float" office:value="0.0508" calcext:value-type="float">
            <text:p>0.0508</text:p>
          </table:table-cell>
          <table:table-cell office:value-type="float" office:value="39.6" calcext:value-type="float">
            <text:p>39.6</text:p>
          </table:table-cell>
          <table:table-cell office:value-type="float" office:value="0.036484" calcext:value-type="float">
            <text:p>0.036484</text:p>
          </table:table-cell>
          <table:table-cell office:value-type="float" office:value="113.004" calcext:value-type="float">
            <text:p>113.00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9.7" calcext:value-type="float">
            <text:p>19.7</text:p>
          </table:table-cell>
          <table:table-cell office:value-type="float" office:value="0.0508" calcext:value-type="float">
            <text:p>0.0508</text:p>
          </table:table-cell>
          <table:table-cell office:value-type="float" office:value="39.6" calcext:value-type="float">
            <text:p>39.6</text:p>
          </table:table-cell>
          <table:table-cell office:value-type="float" office:value="0.036484" calcext:value-type="float">
            <text:p>0.036484</text:p>
          </table:table-cell>
          <table:table-cell office:value-type="float" office:value="108.684" calcext:value-type="float">
            <text:p>108.684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0.0254" calcext:value-type="float">
            <text:p>0.0254</text:p>
          </table:table-cell>
          <table:table-cell office:value-type="float" office:value="71.3" calcext:value-type="float">
            <text:p>71.3</text:p>
          </table:table-cell>
          <table:table-cell office:value-type="float" office:value="0.000400682" calcext:value-type="float">
            <text:p>0.000400682</text:p>
          </table:table-cell>
          <table:table-cell office:value-type="float" office:value="133.707" calcext:value-type="float">
            <text:p>133.707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0" calcext:value-type="float">
            <text:p>0</text:p>
          </table:table-cell>
          <table:table-cell office:value-type="float" office:value="0.0254" calcext:value-type="float">
            <text:p>0.0254</text:p>
          </table:table-cell>
          <table:table-cell office:value-type="float" office:value="71.3" calcext:value-type="float">
            <text:p>71.3</text:p>
          </table:table-cell>
          <table:table-cell office:value-type="float" office:value="0.000400682" calcext:value-type="float">
            <text:p>0.000400682</text:p>
          </table:table-cell>
          <table:table-cell office:value-type="float" office:value="137.007" calcext:value-type="float">
            <text:p>137.007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0.0254" calcext:value-type="float">
            <text:p>0.0254</text:p>
          </table:table-cell>
          <table:table-cell office:value-type="float" office:value="71.3" calcext:value-type="float">
            <text:p>71.3</text:p>
          </table:table-cell>
          <table:table-cell office:value-type="float" office:value="0.000400682" calcext:value-type="float">
            <text:p>0.000400682</text:p>
          </table:table-cell>
          <table:table-cell office:value-type="float" office:value="138.557" calcext:value-type="float">
            <text:p>138.557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0.0254" calcext:value-type="float">
            <text:p>0.0254</text:p>
          </table:table-cell>
          <table:table-cell office:value-type="float" office:value="71.3" calcext:value-type="float">
            <text:p>71.3</text:p>
          </table:table-cell>
          <table:table-cell office:value-type="float" office:value="0.000400682" calcext:value-type="float">
            <text:p>0.000400682</text:p>
          </table:table-cell>
          <table:table-cell office:value-type="float" office:value="136.837" calcext:value-type="float">
            <text:p>136.837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0" calcext:value-type="float">
            <text:p>0</text:p>
          </table:table-cell>
          <table:table-cell office:value-type="float" office:value="0.0254" calcext:value-type="float">
            <text:p>0.0254</text:p>
          </table:table-cell>
          <table:table-cell office:value-type="float" office:value="71.3" calcext:value-type="float">
            <text:p>71.3</text:p>
          </table:table-cell>
          <table:table-cell office:value-type="float" office:value="0.000400682" calcext:value-type="float">
            <text:p>0.000400682</text:p>
          </table:table-cell>
          <table:table-cell office:value-type="float" office:value="134.987" calcext:value-type="float">
            <text:p>134.987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0.0254" calcext:value-type="float">
            <text:p>0.0254</text:p>
          </table:table-cell>
          <table:table-cell office:value-type="float" office:value="71.3" calcext:value-type="float">
            <text:p>71.3</text:p>
          </table:table-cell>
          <table:table-cell office:value-type="float" office:value="0.000400682" calcext:value-type="float">
            <text:p>0.000400682</text:p>
          </table:table-cell>
          <table:table-cell office:value-type="float" office:value="129.867" calcext:value-type="float">
            <text:p>129.86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0.0254" calcext:value-type="float">
            <text:p>0.0254</text:p>
          </table:table-cell>
          <table:table-cell office:value-type="float" office:value="71.3" calcext:value-type="float">
            <text:p>71.3</text:p>
          </table:table-cell>
          <table:table-cell office:value-type="float" office:value="0.000400682" calcext:value-type="float">
            <text:p>0.000400682</text:p>
          </table:table-cell>
          <table:table-cell office:value-type="float" office:value="130.787" calcext:value-type="float">
            <text:p>130.787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0" calcext:value-type="float">
            <text:p>0</text:p>
          </table:table-cell>
          <table:table-cell office:value-type="float" office:value="0.0254" calcext:value-type="float">
            <text:p>0.0254</text:p>
          </table:table-cell>
          <table:table-cell office:value-type="float" office:value="71.3" calcext:value-type="float">
            <text:p>71.3</text:p>
          </table:table-cell>
          <table:table-cell office:value-type="float" office:value="0.000400682" calcext:value-type="float">
            <text:p>0.000400682</text:p>
          </table:table-cell>
          <table:table-cell office:value-type="float" office:value="133.207" calcext:value-type="float">
            <text:p>133.207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0" calcext:value-type="float">
            <text:p>0</text:p>
          </table:table-cell>
          <table:table-cell office:value-type="float" office:value="0.0254" calcext:value-type="float">
            <text:p>0.0254</text:p>
          </table:table-cell>
          <table:table-cell office:value-type="float" office:value="71.3" calcext:value-type="float">
            <text:p>71.3</text:p>
          </table:table-cell>
          <table:table-cell office:value-type="float" office:value="0.000400682" calcext:value-type="float">
            <text:p>0.000400682</text:p>
          </table:table-cell>
          <table:table-cell office:value-type="float" office:value="130.477" calcext:value-type="float">
            <text:p>130.477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office:value-type="float" office:value="0.0254" calcext:value-type="float">
            <text:p>0.0254</text:p>
          </table:table-cell>
          <table:table-cell office:value-type="float" office:value="71.3" calcext:value-type="float">
            <text:p>71.3</text:p>
          </table:table-cell>
          <table:table-cell office:value-type="float" office:value="0.000400682" calcext:value-type="float">
            <text:p>0.000400682</text:p>
          </table:table-cell>
          <table:table-cell office:value-type="float" office:value="123.217" calcext:value-type="float">
            <text:p>123.21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0.0254" calcext:value-type="float">
            <text:p>0.0254</text:p>
          </table:table-cell>
          <table:table-cell office:value-type="float" office:value="55.5" calcext:value-type="float">
            <text:p>55.5</text:p>
          </table:table-cell>
          <table:table-cell office:value-type="float" office:value="0.00041229" calcext:value-type="float">
            <text:p>0.00041229</text:p>
          </table:table-cell>
          <table:table-cell office:value-type="float" office:value="127.623" calcext:value-type="float">
            <text:p>127.623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0.0254" calcext:value-type="float">
            <text:p>0.0254</text:p>
          </table:table-cell>
          <table:table-cell office:value-type="float" office:value="55.5" calcext:value-type="float">
            <text:p>55.5</text:p>
          </table:table-cell>
          <table:table-cell office:value-type="float" office:value="0.00041229" calcext:value-type="float">
            <text:p>0.00041229</text:p>
          </table:table-cell>
          <table:table-cell office:value-type="float" office:value="130.073" calcext:value-type="float">
            <text:p>130.073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0" calcext:value-type="float">
            <text:p>0</text:p>
          </table:table-cell>
          <table:table-cell office:value-type="float" office:value="0.0254" calcext:value-type="float">
            <text:p>0.0254</text:p>
          </table:table-cell>
          <table:table-cell office:value-type="float" office:value="55.5" calcext:value-type="float">
            <text:p>55.5</text:p>
          </table:table-cell>
          <table:table-cell office:value-type="float" office:value="0.00041229" calcext:value-type="float">
            <text:p>0.00041229</text:p>
          </table:table-cell>
          <table:table-cell office:value-type="float" office:value="130.503" calcext:value-type="float">
            <text:p>130.503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0.0254" calcext:value-type="float">
            <text:p>0.0254</text:p>
          </table:table-cell>
          <table:table-cell office:value-type="float" office:value="55.5" calcext:value-type="float">
            <text:p>55.5</text:p>
          </table:table-cell>
          <table:table-cell office:value-type="float" office:value="0.00041229" calcext:value-type="float">
            <text:p>0.00041229</text:p>
          </table:table-cell>
          <table:table-cell office:value-type="float" office:value="133.223" calcext:value-type="float">
            <text:p>133.223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0.0254" calcext:value-type="float">
            <text:p>0.0254</text:p>
          </table:table-cell>
          <table:table-cell office:value-type="float" office:value="55.5" calcext:value-type="float">
            <text:p>55.5</text:p>
          </table:table-cell>
          <table:table-cell office:value-type="float" office:value="0.00041229" calcext:value-type="float">
            <text:p>0.00041229</text:p>
          </table:table-cell>
          <table:table-cell office:value-type="float" office:value="135.803" calcext:value-type="float">
            <text:p>135.803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0" calcext:value-type="float">
            <text:p>0</text:p>
          </table:table-cell>
          <table:table-cell office:value-type="float" office:value="0.0254" calcext:value-type="float">
            <text:p>0.0254</text:p>
          </table:table-cell>
          <table:table-cell office:value-type="float" office:value="55.5" calcext:value-type="float">
            <text:p>55.5</text:p>
          </table:table-cell>
          <table:table-cell office:value-type="float" office:value="0.00041229" calcext:value-type="float">
            <text:p>0.00041229</text:p>
          </table:table-cell>
          <table:table-cell office:value-type="float" office:value="136.103" calcext:value-type="float">
            <text:p>136.103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0.0254" calcext:value-type="float">
            <text:p>0.0254</text:p>
          </table:table-cell>
          <table:table-cell office:value-type="float" office:value="55.5" calcext:value-type="float">
            <text:p>55.5</text:p>
          </table:table-cell>
          <table:table-cell office:value-type="float" office:value="0.00041229" calcext:value-type="float">
            <text:p>0.00041229</text:p>
          </table:table-cell>
          <table:table-cell office:value-type="float" office:value="136.163" calcext:value-type="float">
            <text:p>136.16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0.0254" calcext:value-type="float">
            <text:p>0.0254</text:p>
          </table:table-cell>
          <table:table-cell office:value-type="float" office:value="55.5" calcext:value-type="float">
            <text:p>55.5</text:p>
          </table:table-cell>
          <table:table-cell office:value-type="float" office:value="0.00041229" calcext:value-type="float">
            <text:p>0.00041229</text:p>
          </table:table-cell>
          <table:table-cell office:value-type="float" office:value="134.563" calcext:value-type="float">
            <text:p>134.563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0" calcext:value-type="float">
            <text:p>0</text:p>
          </table:table-cell>
          <table:table-cell office:value-type="float" office:value="0.0254" calcext:value-type="float">
            <text:p>0.0254</text:p>
          </table:table-cell>
          <table:table-cell office:value-type="float" office:value="55.5" calcext:value-type="float">
            <text:p>55.5</text:p>
          </table:table-cell>
          <table:table-cell office:value-type="float" office:value="0.00041229" calcext:value-type="float">
            <text:p>0.00041229</text:p>
          </table:table-cell>
          <table:table-cell office:value-type="float" office:value="131.453" calcext:value-type="float">
            <text:p>131.453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0" calcext:value-type="float">
            <text:p>0</text:p>
          </table:table-cell>
          <table:table-cell office:value-type="float" office:value="0.0254" calcext:value-type="float">
            <text:p>0.0254</text:p>
          </table:table-cell>
          <table:table-cell office:value-type="float" office:value="55.5" calcext:value-type="float">
            <text:p>55.5</text:p>
          </table:table-cell>
          <table:table-cell office:value-type="float" office:value="0.00041229" calcext:value-type="float">
            <text:p>0.00041229</text:p>
          </table:table-cell>
          <table:table-cell office:value-type="float" office:value="125.683" calcext:value-type="float">
            <text:p>125.683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office:value-type="float" office:value="0.0254" calcext:value-type="float">
            <text:p>0.0254</text:p>
          </table:table-cell>
          <table:table-cell office:value-type="float" office:value="55.5" calcext:value-type="float">
            <text:p>55.5</text:p>
          </table:table-cell>
          <table:table-cell office:value-type="float" office:value="0.00041229" calcext:value-type="float">
            <text:p>0.00041229</text:p>
          </table:table-cell>
          <table:table-cell office:value-type="float" office:value="121.933" calcext:value-type="float">
            <text:p>121.933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0.0254" calcext:value-type="float">
            <text:p>0.0254</text:p>
          </table:table-cell>
          <table:table-cell office:value-type="float" office:value="39.6" calcext:value-type="float">
            <text:p>39.6</text:p>
          </table:table-cell>
          <table:table-cell office:value-type="float" office:value="0.000428464" calcext:value-type="float">
            <text:p>0.000428464</text:p>
          </table:table-cell>
          <table:table-cell office:value-type="float" office:value="124.156" calcext:value-type="float">
            <text:p>124.15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0.0254" calcext:value-type="float">
            <text:p>0.0254</text:p>
          </table:table-cell>
          <table:table-cell office:value-type="float" office:value="39.6" calcext:value-type="float">
            <text:p>39.6</text:p>
          </table:table-cell>
          <table:table-cell office:value-type="float" office:value="0.000428464" calcext:value-type="float">
            <text:p>0.000428464</text:p>
          </table:table-cell>
          <table:table-cell office:value-type="float" office:value="130.026" calcext:value-type="float">
            <text:p>130.026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0.0254" calcext:value-type="float">
            <text:p>0.0254</text:p>
          </table:table-cell>
          <table:table-cell office:value-type="float" office:value="39.6" calcext:value-type="float">
            <text:p>39.6</text:p>
          </table:table-cell>
          <table:table-cell office:value-type="float" office:value="0.000428464" calcext:value-type="float">
            <text:p>0.000428464</text:p>
          </table:table-cell>
          <table:table-cell office:value-type="float" office:value="131.836" calcext:value-type="float">
            <text:p>131.836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0" calcext:value-type="float">
            <text:p>0</text:p>
          </table:table-cell>
          <table:table-cell office:value-type="float" office:value="0.0254" calcext:value-type="float">
            <text:p>0.0254</text:p>
          </table:table-cell>
          <table:table-cell office:value-type="float" office:value="39.6" calcext:value-type="float">
            <text:p>39.6</text:p>
          </table:table-cell>
          <table:table-cell office:value-type="float" office:value="0.000428464" calcext:value-type="float">
            <text:p>0.000428464</text:p>
          </table:table-cell>
          <table:table-cell office:value-type="float" office:value="133.276" calcext:value-type="float">
            <text:p>133.27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0.0254" calcext:value-type="float">
            <text:p>0.0254</text:p>
          </table:table-cell>
          <table:table-cell office:value-type="float" office:value="39.6" calcext:value-type="float">
            <text:p>39.6</text:p>
          </table:table-cell>
          <table:table-cell office:value-type="float" office:value="0.000428464" calcext:value-type="float">
            <text:p>0.000428464</text:p>
          </table:table-cell>
          <table:table-cell office:value-type="float" office:value="135.346" calcext:value-type="float">
            <text:p>135.34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0.0254" calcext:value-type="float">
            <text:p>0.0254</text:p>
          </table:table-cell>
          <table:table-cell office:value-type="float" office:value="39.6" calcext:value-type="float">
            <text:p>39.6</text:p>
          </table:table-cell>
          <table:table-cell office:value-type="float" office:value="0.000428464" calcext:value-type="float">
            <text:p>0.000428464</text:p>
          </table:table-cell>
          <table:table-cell office:value-type="float" office:value="136.536" calcext:value-type="float">
            <text:p>136.536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0" calcext:value-type="float">
            <text:p>0</text:p>
          </table:table-cell>
          <table:table-cell office:value-type="float" office:value="0.0254" calcext:value-type="float">
            <text:p>0.0254</text:p>
          </table:table-cell>
          <table:table-cell office:value-type="float" office:value="39.6" calcext:value-type="float">
            <text:p>39.6</text:p>
          </table:table-cell>
          <table:table-cell office:value-type="float" office:value="0.000428464" calcext:value-type="float">
            <text:p>0.000428464</text:p>
          </table:table-cell>
          <table:table-cell office:value-type="float" office:value="136.826" calcext:value-type="float">
            <text:p>136.826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0.0254" calcext:value-type="float">
            <text:p>0.0254</text:p>
          </table:table-cell>
          <table:table-cell office:value-type="float" office:value="39.6" calcext:value-type="float">
            <text:p>39.6</text:p>
          </table:table-cell>
          <table:table-cell office:value-type="float" office:value="0.000428464" calcext:value-type="float">
            <text:p>0.000428464</text:p>
          </table:table-cell>
          <table:table-cell office:value-type="float" office:value="135.866" calcext:value-type="float">
            <text:p>135.86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0.0254" calcext:value-type="float">
            <text:p>0.0254</text:p>
          </table:table-cell>
          <table:table-cell office:value-type="float" office:value="39.6" calcext:value-type="float">
            <text:p>39.6</text:p>
          </table:table-cell>
          <table:table-cell office:value-type="float" office:value="0.000428464" calcext:value-type="float">
            <text:p>0.000428464</text:p>
          </table:table-cell>
          <table:table-cell office:value-type="float" office:value="133.376" calcext:value-type="float">
            <text:p>133.376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0" calcext:value-type="float">
            <text:p>0</text:p>
          </table:table-cell>
          <table:table-cell office:value-type="float" office:value="0.0254" calcext:value-type="float">
            <text:p>0.0254</text:p>
          </table:table-cell>
          <table:table-cell office:value-type="float" office:value="39.6" calcext:value-type="float">
            <text:p>39.6</text:p>
          </table:table-cell>
          <table:table-cell office:value-type="float" office:value="0.000428464" calcext:value-type="float">
            <text:p>0.000428464</text:p>
          </table:table-cell>
          <table:table-cell office:value-type="float" office:value="129.116" calcext:value-type="float">
            <text:p>129.116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0" calcext:value-type="float">
            <text:p>0</text:p>
          </table:table-cell>
          <table:table-cell office:value-type="float" office:value="0.0254" calcext:value-type="float">
            <text:p>0.0254</text:p>
          </table:table-cell>
          <table:table-cell office:value-type="float" office:value="39.6" calcext:value-type="float">
            <text:p>39.6</text:p>
          </table:table-cell>
          <table:table-cell office:value-type="float" office:value="0.000428464" calcext:value-type="float">
            <text:p>0.000428464</text:p>
          </table:table-cell>
          <table:table-cell office:value-type="float" office:value="124.986" calcext:value-type="float">
            <text:p>124.98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0.0254" calcext:value-type="float">
            <text:p>0.0254</text:p>
          </table:table-cell>
          <table:table-cell office:value-type="float" office:value="31.7" calcext:value-type="float">
            <text:p>31.7</text:p>
          </table:table-cell>
          <table:table-cell office:value-type="float" office:value="0.000439472" calcext:value-type="float">
            <text:p>0.000439472</text:p>
          </table:table-cell>
          <table:table-cell office:value-type="float" office:value="125.127" calcext:value-type="float">
            <text:p>125.127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 office:value-type="float" office:value="0.0254" calcext:value-type="float">
            <text:p>0.0254</text:p>
          </table:table-cell>
          <table:table-cell office:value-type="float" office:value="31.7" calcext:value-type="float">
            <text:p>31.7</text:p>
          </table:table-cell>
          <table:table-cell office:value-type="float" office:value="0.000439472" calcext:value-type="float">
            <text:p>0.000439472</text:p>
          </table:table-cell>
          <table:table-cell office:value-type="float" office:value="127.947" calcext:value-type="float">
            <text:p>127.947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0.0254" calcext:value-type="float">
            <text:p>0.0254</text:p>
          </table:table-cell>
          <table:table-cell office:value-type="float" office:value="31.7" calcext:value-type="float">
            <text:p>31.7</text:p>
          </table:table-cell>
          <table:table-cell office:value-type="float" office:value="0.000439472" calcext:value-type="float">
            <text:p>0.000439472</text:p>
          </table:table-cell>
          <table:table-cell office:value-type="float" office:value="129.267" calcext:value-type="float">
            <text:p>129.26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0.0254" calcext:value-type="float">
            <text:p>0.0254</text:p>
          </table:table-cell>
          <table:table-cell office:value-type="float" office:value="31.7" calcext:value-type="float">
            <text:p>31.7</text:p>
          </table:table-cell>
          <table:table-cell office:value-type="float" office:value="0.000439472" calcext:value-type="float">
            <text:p>0.000439472</text:p>
          </table:table-cell>
          <table:table-cell office:value-type="float" office:value="130.697" calcext:value-type="float">
            <text:p>130.697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0.0254" calcext:value-type="float">
            <text:p>0.0254</text:p>
          </table:table-cell>
          <table:table-cell office:value-type="float" office:value="31.7" calcext:value-type="float">
            <text:p>31.7</text:p>
          </table:table-cell>
          <table:table-cell office:value-type="float" office:value="0.000439472" calcext:value-type="float">
            <text:p>0.000439472</text:p>
          </table:table-cell>
          <table:table-cell office:value-type="float" office:value="132.897" calcext:value-type="float">
            <text:p>132.897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0" calcext:value-type="float">
            <text:p>0</text:p>
          </table:table-cell>
          <table:table-cell office:value-type="float" office:value="0.0254" calcext:value-type="float">
            <text:p>0.0254</text:p>
          </table:table-cell>
          <table:table-cell office:value-type="float" office:value="31.7" calcext:value-type="float">
            <text:p>31.7</text:p>
          </table:table-cell>
          <table:table-cell office:value-type="float" office:value="0.000439472" calcext:value-type="float">
            <text:p>0.000439472</text:p>
          </table:table-cell>
          <table:table-cell office:value-type="float" office:value="135.227" calcext:value-type="float">
            <text:p>135.227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0.0254" calcext:value-type="float">
            <text:p>0.0254</text:p>
          </table:table-cell>
          <table:table-cell office:value-type="float" office:value="31.7" calcext:value-type="float">
            <text:p>31.7</text:p>
          </table:table-cell>
          <table:table-cell office:value-type="float" office:value="0.000439472" calcext:value-type="float">
            <text:p>0.000439472</text:p>
          </table:table-cell>
          <table:table-cell office:value-type="float" office:value="137.047" calcext:value-type="float">
            <text:p>137.047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0.0254" calcext:value-type="float">
            <text:p>0.0254</text:p>
          </table:table-cell>
          <table:table-cell office:value-type="float" office:value="31.7" calcext:value-type="float">
            <text:p>31.7</text:p>
          </table:table-cell>
          <table:table-cell office:value-type="float" office:value="0.000439472" calcext:value-type="float">
            <text:p>0.000439472</text:p>
          </table:table-cell>
          <table:table-cell office:value-type="float" office:value="138.607" calcext:value-type="float">
            <text:p>138.607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0" calcext:value-type="float">
            <text:p>0</text:p>
          </table:table-cell>
          <table:table-cell office:value-type="float" office:value="0.0254" calcext:value-type="float">
            <text:p>0.0254</text:p>
          </table:table-cell>
          <table:table-cell office:value-type="float" office:value="31.7" calcext:value-type="float">
            <text:p>31.7</text:p>
          </table:table-cell>
          <table:table-cell office:value-type="float" office:value="0.000439472" calcext:value-type="float">
            <text:p>0.000439472</text:p>
          </table:table-cell>
          <table:table-cell office:value-type="float" office:value="138.537" calcext:value-type="float">
            <text:p>138.537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0.0254" calcext:value-type="float">
            <text:p>0.0254</text:p>
          </table:table-cell>
          <table:table-cell office:value-type="float" office:value="31.7" calcext:value-type="float">
            <text:p>31.7</text:p>
          </table:table-cell>
          <table:table-cell office:value-type="float" office:value="0.000439472" calcext:value-type="float">
            <text:p>0.000439472</text:p>
          </table:table-cell>
          <table:table-cell office:value-type="float" office:value="137.207" calcext:value-type="float">
            <text:p>137.20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0.0254" calcext:value-type="float">
            <text:p>0.0254</text:p>
          </table:table-cell>
          <table:table-cell office:value-type="float" office:value="31.7" calcext:value-type="float">
            <text:p>31.7</text:p>
          </table:table-cell>
          <table:table-cell office:value-type="float" office:value="0.000439472" calcext:value-type="float">
            <text:p>0.000439472</text:p>
          </table:table-cell>
          <table:table-cell office:value-type="float" office:value="134.227" calcext:value-type="float">
            <text:p>134.227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0" calcext:value-type="float">
            <text:p>0</text:p>
          </table:table-cell>
          <table:table-cell office:value-type="float" office:value="0.0254" calcext:value-type="float">
            <text:p>0.0254</text:p>
          </table:table-cell>
          <table:table-cell office:value-type="float" office:value="31.7" calcext:value-type="float">
            <text:p>31.7</text:p>
          </table:table-cell>
          <table:table-cell office:value-type="float" office:value="0.000439472" calcext:value-type="float">
            <text:p>0.000439472</text:p>
          </table:table-cell>
          <table:table-cell office:value-type="float" office:value="128.977" calcext:value-type="float">
            <text:p>128.977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0" calcext:value-type="float">
            <text:p>0</text:p>
          </table:table-cell>
          <table:table-cell office:value-type="float" office:value="0.0254" calcext:value-type="float">
            <text:p>0.0254</text:p>
          </table:table-cell>
          <table:table-cell office:value-type="float" office:value="31.7" calcext:value-type="float">
            <text:p>31.7</text:p>
          </table:table-cell>
          <table:table-cell office:value-type="float" office:value="0.000439472" calcext:value-type="float">
            <text:p>0.000439472</text:p>
          </table:table-cell>
          <table:table-cell office:value-type="float" office:value="125.627" calcext:value-type="float">
            <text:p>125.62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.8" calcext:value-type="float">
            <text:p>4.8</text:p>
          </table:table-cell>
          <table:table-cell office:value-type="float" office:value="0.0254" calcext:value-type="float">
            <text:p>0.0254</text:p>
          </table:table-cell>
          <table:table-cell office:value-type="float" office:value="71.3" calcext:value-type="float">
            <text:p>71.3</text:p>
          </table:table-cell>
          <table:table-cell office:value-type="float" office:value="0.000848633" calcext:value-type="float">
            <text:p>0.000848633</text:p>
          </table:table-cell>
          <table:table-cell office:value-type="float" office:value="128.398" calcext:value-type="float">
            <text:p>128.398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4.8" calcext:value-type="float">
            <text:p>4.8</text:p>
          </table:table-cell>
          <table:table-cell office:value-type="float" office:value="0.0254" calcext:value-type="float">
            <text:p>0.0254</text:p>
          </table:table-cell>
          <table:table-cell office:value-type="float" office:value="71.3" calcext:value-type="float">
            <text:p>71.3</text:p>
          </table:table-cell>
          <table:table-cell office:value-type="float" office:value="0.000848633" calcext:value-type="float">
            <text:p>0.000848633</text:p>
          </table:table-cell>
          <table:table-cell office:value-type="float" office:value="130.828" calcext:value-type="float">
            <text:p>130.828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4.8" calcext:value-type="float">
            <text:p>4.8</text:p>
          </table:table-cell>
          <table:table-cell office:value-type="float" office:value="0.0254" calcext:value-type="float">
            <text:p>0.0254</text:p>
          </table:table-cell>
          <table:table-cell office:value-type="float" office:value="71.3" calcext:value-type="float">
            <text:p>71.3</text:p>
          </table:table-cell>
          <table:table-cell office:value-type="float" office:value="0.000848633" calcext:value-type="float">
            <text:p>0.000848633</text:p>
          </table:table-cell>
          <table:table-cell office:value-type="float" office:value="133.378" calcext:value-type="float">
            <text:p>133.37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.8" calcext:value-type="float">
            <text:p>4.8</text:p>
          </table:table-cell>
          <table:table-cell office:value-type="float" office:value="0.0254" calcext:value-type="float">
            <text:p>0.0254</text:p>
          </table:table-cell>
          <table:table-cell office:value-type="float" office:value="71.3" calcext:value-type="float">
            <text:p>71.3</text:p>
          </table:table-cell>
          <table:table-cell office:value-type="float" office:value="0.000848633" calcext:value-type="float">
            <text:p>0.000848633</text:p>
          </table:table-cell>
          <table:table-cell office:value-type="float" office:value="134.928" calcext:value-type="float">
            <text:p>134.92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.8" calcext:value-type="float">
            <text:p>4.8</text:p>
          </table:table-cell>
          <table:table-cell office:value-type="float" office:value="0.0254" calcext:value-type="float">
            <text:p>0.0254</text:p>
          </table:table-cell>
          <table:table-cell office:value-type="float" office:value="71.3" calcext:value-type="float">
            <text:p>71.3</text:p>
          </table:table-cell>
          <table:table-cell office:value-type="float" office:value="0.000848633" calcext:value-type="float">
            <text:p>0.000848633</text:p>
          </table:table-cell>
          <table:table-cell office:value-type="float" office:value="135.468" calcext:value-type="float">
            <text:p>135.468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4.8" calcext:value-type="float">
            <text:p>4.8</text:p>
          </table:table-cell>
          <table:table-cell office:value-type="float" office:value="0.0254" calcext:value-type="float">
            <text:p>0.0254</text:p>
          </table:table-cell>
          <table:table-cell office:value-type="float" office:value="71.3" calcext:value-type="float">
            <text:p>71.3</text:p>
          </table:table-cell>
          <table:table-cell office:value-type="float" office:value="0.000848633" calcext:value-type="float">
            <text:p>0.000848633</text:p>
          </table:table-cell>
          <table:table-cell office:value-type="float" office:value="134.498" calcext:value-type="float">
            <text:p>134.498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.8" calcext:value-type="float">
            <text:p>4.8</text:p>
          </table:table-cell>
          <table:table-cell office:value-type="float" office:value="0.0254" calcext:value-type="float">
            <text:p>0.0254</text:p>
          </table:table-cell>
          <table:table-cell office:value-type="float" office:value="71.3" calcext:value-type="float">
            <text:p>71.3</text:p>
          </table:table-cell>
          <table:table-cell office:value-type="float" office:value="0.000848633" calcext:value-type="float">
            <text:p>0.000848633</text:p>
          </table:table-cell>
          <table:table-cell office:value-type="float" office:value="131.518" calcext:value-type="float">
            <text:p>131.51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.8" calcext:value-type="float">
            <text:p>4.8</text:p>
          </table:table-cell>
          <table:table-cell office:value-type="float" office:value="0.0254" calcext:value-type="float">
            <text:p>0.0254</text:p>
          </table:table-cell>
          <table:table-cell office:value-type="float" office:value="71.3" calcext:value-type="float">
            <text:p>71.3</text:p>
          </table:table-cell>
          <table:table-cell office:value-type="float" office:value="0.000848633" calcext:value-type="float">
            <text:p>0.000848633</text:p>
          </table:table-cell>
          <table:table-cell office:value-type="float" office:value="127.398" calcext:value-type="float">
            <text:p>127.398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4.8" calcext:value-type="float">
            <text:p>4.8</text:p>
          </table:table-cell>
          <table:table-cell office:value-type="float" office:value="0.0254" calcext:value-type="float">
            <text:p>0.0254</text:p>
          </table:table-cell>
          <table:table-cell office:value-type="float" office:value="71.3" calcext:value-type="float">
            <text:p>71.3</text:p>
          </table:table-cell>
          <table:table-cell office:value-type="float" office:value="0.000848633" calcext:value-type="float">
            <text:p>0.000848633</text:p>
          </table:table-cell>
          <table:table-cell office:value-type="float" office:value="127.688" calcext:value-type="float">
            <text:p>127.688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4.8" calcext:value-type="float">
            <text:p>4.8</text:p>
          </table:table-cell>
          <table:table-cell office:value-type="float" office:value="0.0254" calcext:value-type="float">
            <text:p>0.0254</text:p>
          </table:table-cell>
          <table:table-cell office:value-type="float" office:value="71.3" calcext:value-type="float">
            <text:p>71.3</text:p>
          </table:table-cell>
          <table:table-cell office:value-type="float" office:value="0.000848633" calcext:value-type="float">
            <text:p>0.000848633</text:p>
          </table:table-cell>
          <table:table-cell office:value-type="float" office:value="124.208" calcext:value-type="float">
            <text:p>124.20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4.8" calcext:value-type="float">
            <text:p>4.8</text:p>
          </table:table-cell>
          <table:table-cell office:value-type="float" office:value="0.0254" calcext:value-type="float">
            <text:p>0.0254</text:p>
          </table:table-cell>
          <table:table-cell office:value-type="float" office:value="71.3" calcext:value-type="float">
            <text:p>71.3</text:p>
          </table:table-cell>
          <table:table-cell office:value-type="float" office:value="0.000848633" calcext:value-type="float">
            <text:p>0.000848633</text:p>
          </table:table-cell>
          <table:table-cell office:value-type="float" office:value="119.708" calcext:value-type="float">
            <text:p>119.708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4.8" calcext:value-type="float">
            <text:p>4.8</text:p>
          </table:table-cell>
          <table:table-cell office:value-type="float" office:value="0.0254" calcext:value-type="float">
            <text:p>0.0254</text:p>
          </table:table-cell>
          <table:table-cell office:value-type="float" office:value="55.5" calcext:value-type="float">
            <text:p>55.5</text:p>
          </table:table-cell>
          <table:table-cell office:value-type="float" office:value="0.000873218" calcext:value-type="float">
            <text:p>0.000873218</text:p>
          </table:table-cell>
          <table:table-cell office:value-type="float" office:value="121.474" calcext:value-type="float">
            <text:p>121.47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.8" calcext:value-type="float">
            <text:p>4.8</text:p>
          </table:table-cell>
          <table:table-cell office:value-type="float" office:value="0.0254" calcext:value-type="float">
            <text:p>0.0254</text:p>
          </table:table-cell>
          <table:table-cell office:value-type="float" office:value="55.5" calcext:value-type="float">
            <text:p>55.5</text:p>
          </table:table-cell>
          <table:table-cell office:value-type="float" office:value="0.000873218" calcext:value-type="float">
            <text:p>0.000873218</text:p>
          </table:table-cell>
          <table:table-cell office:value-type="float" office:value="125.054" calcext:value-type="float">
            <text:p>125.054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4.8" calcext:value-type="float">
            <text:p>4.8</text:p>
          </table:table-cell>
          <table:table-cell office:value-type="float" office:value="0.0254" calcext:value-type="float">
            <text:p>0.0254</text:p>
          </table:table-cell>
          <table:table-cell office:value-type="float" office:value="55.5" calcext:value-type="float">
            <text:p>55.5</text:p>
          </table:table-cell>
          <table:table-cell office:value-type="float" office:value="0.000873218" calcext:value-type="float">
            <text:p>0.000873218</text:p>
          </table:table-cell>
          <table:table-cell office:value-type="float" office:value="129.144" calcext:value-type="float">
            <text:p>129.144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4.8" calcext:value-type="float">
            <text:p>4.8</text:p>
          </table:table-cell>
          <table:table-cell office:value-type="float" office:value="0.0254" calcext:value-type="float">
            <text:p>0.0254</text:p>
          </table:table-cell>
          <table:table-cell office:value-type="float" office:value="55.5" calcext:value-type="float">
            <text:p>55.5</text:p>
          </table:table-cell>
          <table:table-cell office:value-type="float" office:value="0.000873218" calcext:value-type="float">
            <text:p>0.000873218</text:p>
          </table:table-cell>
          <table:table-cell office:value-type="float" office:value="132.354" calcext:value-type="float">
            <text:p>132.35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.8" calcext:value-type="float">
            <text:p>4.8</text:p>
          </table:table-cell>
          <table:table-cell office:value-type="float" office:value="0.0254" calcext:value-type="float">
            <text:p>0.0254</text:p>
          </table:table-cell>
          <table:table-cell office:value-type="float" office:value="55.5" calcext:value-type="float">
            <text:p>55.5</text:p>
          </table:table-cell>
          <table:table-cell office:value-type="float" office:value="0.000873218" calcext:value-type="float">
            <text:p>0.000873218</text:p>
          </table:table-cell>
          <table:table-cell office:value-type="float" office:value="133.924" calcext:value-type="float">
            <text:p>133.92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.8" calcext:value-type="float">
            <text:p>4.8</text:p>
          </table:table-cell>
          <table:table-cell office:value-type="float" office:value="0.0254" calcext:value-type="float">
            <text:p>0.0254</text:p>
          </table:table-cell>
          <table:table-cell office:value-type="float" office:value="55.5" calcext:value-type="float">
            <text:p>55.5</text:p>
          </table:table-cell>
          <table:table-cell office:value-type="float" office:value="0.000873218" calcext:value-type="float">
            <text:p>0.000873218</text:p>
          </table:table-cell>
          <table:table-cell office:value-type="float" office:value="135.484" calcext:value-type="float">
            <text:p>135.484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4.8" calcext:value-type="float">
            <text:p>4.8</text:p>
          </table:table-cell>
          <table:table-cell office:value-type="float" office:value="0.0254" calcext:value-type="float">
            <text:p>0.0254</text:p>
          </table:table-cell>
          <table:table-cell office:value-type="float" office:value="55.5" calcext:value-type="float">
            <text:p>55.5</text:p>
          </table:table-cell>
          <table:table-cell office:value-type="float" office:value="0.000873218" calcext:value-type="float">
            <text:p>0.000873218</text:p>
          </table:table-cell>
          <table:table-cell office:value-type="float" office:value="135.164" calcext:value-type="float">
            <text:p>135.164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.8" calcext:value-type="float">
            <text:p>4.8</text:p>
          </table:table-cell>
          <table:table-cell office:value-type="float" office:value="0.0254" calcext:value-type="float">
            <text:p>0.0254</text:p>
          </table:table-cell>
          <table:table-cell office:value-type="float" office:value="55.5" calcext:value-type="float">
            <text:p>55.5</text:p>
          </table:table-cell>
          <table:table-cell office:value-type="float" office:value="0.000873218" calcext:value-type="float">
            <text:p>0.000873218</text:p>
          </table:table-cell>
          <table:table-cell office:value-type="float" office:value="132.184" calcext:value-type="float">
            <text:p>132.18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.8" calcext:value-type="float">
            <text:p>4.8</text:p>
          </table:table-cell>
          <table:table-cell office:value-type="float" office:value="0.0254" calcext:value-type="float">
            <text:p>0.0254</text:p>
          </table:table-cell>
          <table:table-cell office:value-type="float" office:value="55.5" calcext:value-type="float">
            <text:p>55.5</text:p>
          </table:table-cell>
          <table:table-cell office:value-type="float" office:value="0.000873218" calcext:value-type="float">
            <text:p>0.000873218</text:p>
          </table:table-cell>
          <table:table-cell office:value-type="float" office:value="126.944" calcext:value-type="float">
            <text:p>126.944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4.8" calcext:value-type="float">
            <text:p>4.8</text:p>
          </table:table-cell>
          <table:table-cell office:value-type="float" office:value="0.0254" calcext:value-type="float">
            <text:p>0.0254</text:p>
          </table:table-cell>
          <table:table-cell office:value-type="float" office:value="55.5" calcext:value-type="float">
            <text:p>55.5</text:p>
          </table:table-cell>
          <table:table-cell office:value-type="float" office:value="0.000873218" calcext:value-type="float">
            <text:p>0.000873218</text:p>
          </table:table-cell>
          <table:table-cell office:value-type="float" office:value="125.094" calcext:value-type="float">
            <text:p>125.094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4.8" calcext:value-type="float">
            <text:p>4.8</text:p>
          </table:table-cell>
          <table:table-cell office:value-type="float" office:value="0.0254" calcext:value-type="float">
            <text:p>0.0254</text:p>
          </table:table-cell>
          <table:table-cell office:value-type="float" office:value="55.5" calcext:value-type="float">
            <text:p>55.5</text:p>
          </table:table-cell>
          <table:table-cell office:value-type="float" office:value="0.000873218" calcext:value-type="float">
            <text:p>0.000873218</text:p>
          </table:table-cell>
          <table:table-cell office:value-type="float" office:value="124.394" calcext:value-type="float">
            <text:p>124.39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4.8" calcext:value-type="float">
            <text:p>4.8</text:p>
          </table:table-cell>
          <table:table-cell office:value-type="float" office:value="0.0254" calcext:value-type="float">
            <text:p>0.0254</text:p>
          </table:table-cell>
          <table:table-cell office:value-type="float" office:value="55.5" calcext:value-type="float">
            <text:p>55.5</text:p>
          </table:table-cell>
          <table:table-cell office:value-type="float" office:value="0.000873218" calcext:value-type="float">
            <text:p>0.000873218</text:p>
          </table:table-cell>
          <table:table-cell office:value-type="float" office:value="121.284" calcext:value-type="float">
            <text:p>121.28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.8" calcext:value-type="float">
            <text:p>4.8</text:p>
          </table:table-cell>
          <table:table-cell office:value-type="float" office:value="0.0254" calcext:value-type="float">
            <text:p>0.0254</text:p>
          </table:table-cell>
          <table:table-cell office:value-type="float" office:value="39.6" calcext:value-type="float">
            <text:p>39.6</text:p>
          </table:table-cell>
          <table:table-cell office:value-type="float" office:value="0.000907475" calcext:value-type="float">
            <text:p>0.000907475</text:p>
          </table:table-cell>
          <table:table-cell office:value-type="float" office:value="116.366" calcext:value-type="float">
            <text:p>116.366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4.8" calcext:value-type="float">
            <text:p>4.8</text:p>
          </table:table-cell>
          <table:table-cell office:value-type="float" office:value="0.0254" calcext:value-type="float">
            <text:p>0.0254</text:p>
          </table:table-cell>
          <table:table-cell office:value-type="float" office:value="39.6" calcext:value-type="float">
            <text:p>39.6</text:p>
          </table:table-cell>
          <table:table-cell office:value-type="float" office:value="0.000907475" calcext:value-type="float">
            <text:p>0.000907475</text:p>
          </table:table-cell>
          <table:table-cell office:value-type="float" office:value="118.696" calcext:value-type="float">
            <text:p>118.69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.8" calcext:value-type="float">
            <text:p>4.8</text:p>
          </table:table-cell>
          <table:table-cell office:value-type="float" office:value="0.0254" calcext:value-type="float">
            <text:p>0.0254</text:p>
          </table:table-cell>
          <table:table-cell office:value-type="float" office:value="39.6" calcext:value-type="float">
            <text:p>39.6</text:p>
          </table:table-cell>
          <table:table-cell office:value-type="float" office:value="0.000907475" calcext:value-type="float">
            <text:p>0.000907475</text:p>
          </table:table-cell>
          <table:table-cell office:value-type="float" office:value="120.766" calcext:value-type="float">
            <text:p>120.76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.8" calcext:value-type="float">
            <text:p>4.8</text:p>
          </table:table-cell>
          <table:table-cell office:value-type="float" office:value="0.0254" calcext:value-type="float">
            <text:p>0.0254</text:p>
          </table:table-cell>
          <table:table-cell office:value-type="float" office:value="39.6" calcext:value-type="float">
            <text:p>39.6</text:p>
          </table:table-cell>
          <table:table-cell office:value-type="float" office:value="0.000907475" calcext:value-type="float">
            <text:p>0.000907475</text:p>
          </table:table-cell>
          <table:table-cell office:value-type="float" office:value="122.956" calcext:value-type="float">
            <text:p>122.956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4.8" calcext:value-type="float">
            <text:p>4.8</text:p>
          </table:table-cell>
          <table:table-cell office:value-type="float" office:value="0.0254" calcext:value-type="float">
            <text:p>0.0254</text:p>
          </table:table-cell>
          <table:table-cell office:value-type="float" office:value="39.6" calcext:value-type="float">
            <text:p>39.6</text:p>
          </table:table-cell>
          <table:table-cell office:value-type="float" office:value="0.000907475" calcext:value-type="float">
            <text:p>0.000907475</text:p>
          </table:table-cell>
          <table:table-cell office:value-type="float" office:value="125.026" calcext:value-type="float">
            <text:p>125.026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4.8" calcext:value-type="float">
            <text:p>4.8</text:p>
          </table:table-cell>
          <table:table-cell office:value-type="float" office:value="0.0254" calcext:value-type="float">
            <text:p>0.0254</text:p>
          </table:table-cell>
          <table:table-cell office:value-type="float" office:value="39.6" calcext:value-type="float">
            <text:p>39.6</text:p>
          </table:table-cell>
          <table:table-cell office:value-type="float" office:value="0.000907475" calcext:value-type="float">
            <text:p>0.000907475</text:p>
          </table:table-cell>
          <table:table-cell office:value-type="float" office:value="125.966" calcext:value-type="float">
            <text:p>125.96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.8" calcext:value-type="float">
            <text:p>4.8</text:p>
          </table:table-cell>
          <table:table-cell office:value-type="float" office:value="0.0254" calcext:value-type="float">
            <text:p>0.0254</text:p>
          </table:table-cell>
          <table:table-cell office:value-type="float" office:value="39.6" calcext:value-type="float">
            <text:p>39.6</text:p>
          </table:table-cell>
          <table:table-cell office:value-type="float" office:value="0.000907475" calcext:value-type="float">
            <text:p>0.000907475</text:p>
          </table:table-cell>
          <table:table-cell office:value-type="float" office:value="128.916" calcext:value-type="float">
            <text:p>128.916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4.8" calcext:value-type="float">
            <text:p>4.8</text:p>
          </table:table-cell>
          <table:table-cell office:value-type="float" office:value="0.0254" calcext:value-type="float">
            <text:p>0.0254</text:p>
          </table:table-cell>
          <table:table-cell office:value-type="float" office:value="39.6" calcext:value-type="float">
            <text:p>39.6</text:p>
          </table:table-cell>
          <table:table-cell office:value-type="float" office:value="0.000907475" calcext:value-type="float">
            <text:p>0.000907475</text:p>
          </table:table-cell>
          <table:table-cell office:value-type="float" office:value="131.236" calcext:value-type="float">
            <text:p>131.236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4.8" calcext:value-type="float">
            <text:p>4.8</text:p>
          </table:table-cell>
          <table:table-cell office:value-type="float" office:value="0.0254" calcext:value-type="float">
            <text:p>0.0254</text:p>
          </table:table-cell>
          <table:table-cell office:value-type="float" office:value="39.6" calcext:value-type="float">
            <text:p>39.6</text:p>
          </table:table-cell>
          <table:table-cell office:value-type="float" office:value="0.000907475" calcext:value-type="float">
            <text:p>0.000907475</text:p>
          </table:table-cell>
          <table:table-cell office:value-type="float" office:value="133.436" calcext:value-type="float">
            <text:p>133.43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.8" calcext:value-type="float">
            <text:p>4.8</text:p>
          </table:table-cell>
          <table:table-cell office:value-type="float" office:value="0.0254" calcext:value-type="float">
            <text:p>0.0254</text:p>
          </table:table-cell>
          <table:table-cell office:value-type="float" office:value="39.6" calcext:value-type="float">
            <text:p>39.6</text:p>
          </table:table-cell>
          <table:table-cell office:value-type="float" office:value="0.000907475" calcext:value-type="float">
            <text:p>0.000907475</text:p>
          </table:table-cell>
          <table:table-cell office:value-type="float" office:value="134.996" calcext:value-type="float">
            <text:p>134.99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.8" calcext:value-type="float">
            <text:p>4.8</text:p>
          </table:table-cell>
          <table:table-cell office:value-type="float" office:value="0.0254" calcext:value-type="float">
            <text:p>0.0254</text:p>
          </table:table-cell>
          <table:table-cell office:value-type="float" office:value="39.6" calcext:value-type="float">
            <text:p>39.6</text:p>
          </table:table-cell>
          <table:table-cell office:value-type="float" office:value="0.000907475" calcext:value-type="float">
            <text:p>0.000907475</text:p>
          </table:table-cell>
          <table:table-cell office:value-type="float" office:value="135.426" calcext:value-type="float">
            <text:p>135.426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4.8" calcext:value-type="float">
            <text:p>4.8</text:p>
          </table:table-cell>
          <table:table-cell office:value-type="float" office:value="0.0254" calcext:value-type="float">
            <text:p>0.0254</text:p>
          </table:table-cell>
          <table:table-cell office:value-type="float" office:value="39.6" calcext:value-type="float">
            <text:p>39.6</text:p>
          </table:table-cell>
          <table:table-cell office:value-type="float" office:value="0.000907475" calcext:value-type="float">
            <text:p>0.000907475</text:p>
          </table:table-cell>
          <table:table-cell office:value-type="float" office:value="134.336" calcext:value-type="float">
            <text:p>134.336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.8" calcext:value-type="float">
            <text:p>4.8</text:p>
          </table:table-cell>
          <table:table-cell office:value-type="float" office:value="0.0254" calcext:value-type="float">
            <text:p>0.0254</text:p>
          </table:table-cell>
          <table:table-cell office:value-type="float" office:value="39.6" calcext:value-type="float">
            <text:p>39.6</text:p>
          </table:table-cell>
          <table:table-cell office:value-type="float" office:value="0.000907475" calcext:value-type="float">
            <text:p>0.000907475</text:p>
          </table:table-cell>
          <table:table-cell office:value-type="float" office:value="131.346" calcext:value-type="float">
            <text:p>131.34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.8" calcext:value-type="float">
            <text:p>4.8</text:p>
          </table:table-cell>
          <table:table-cell office:value-type="float" office:value="0.0254" calcext:value-type="float">
            <text:p>0.0254</text:p>
          </table:table-cell>
          <table:table-cell office:value-type="float" office:value="39.6" calcext:value-type="float">
            <text:p>39.6</text:p>
          </table:table-cell>
          <table:table-cell office:value-type="float" office:value="0.000907475" calcext:value-type="float">
            <text:p>0.000907475</text:p>
          </table:table-cell>
          <table:table-cell office:value-type="float" office:value="126.066" calcext:value-type="float">
            <text:p>126.06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.8" calcext:value-type="float">
            <text:p>4.8</text:p>
          </table:table-cell>
          <table:table-cell office:value-type="float" office:value="0.0254" calcext:value-type="float">
            <text:p>0.0254</text:p>
          </table:table-cell>
          <table:table-cell office:value-type="float" office:value="31.7" calcext:value-type="float">
            <text:p>31.7</text:p>
          </table:table-cell>
          <table:table-cell office:value-type="float" office:value="0.000930789" calcext:value-type="float">
            <text:p>0.000930789</text:p>
          </table:table-cell>
          <table:table-cell office:value-type="float" office:value="116.128" calcext:value-type="float">
            <text:p>116.128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4.8" calcext:value-type="float">
            <text:p>4.8</text:p>
          </table:table-cell>
          <table:table-cell office:value-type="float" office:value="0.0254" calcext:value-type="float">
            <text:p>0.0254</text:p>
          </table:table-cell>
          <table:table-cell office:value-type="float" office:value="31.7" calcext:value-type="float">
            <text:p>31.7</text:p>
          </table:table-cell>
          <table:table-cell office:value-type="float" office:value="0.000930789" calcext:value-type="float">
            <text:p>0.000930789</text:p>
          </table:table-cell>
          <table:table-cell office:value-type="float" office:value="120.078" calcext:value-type="float">
            <text:p>120.07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.8" calcext:value-type="float">
            <text:p>4.8</text:p>
          </table:table-cell>
          <table:table-cell office:value-type="float" office:value="0.0254" calcext:value-type="float">
            <text:p>0.0254</text:p>
          </table:table-cell>
          <table:table-cell office:value-type="float" office:value="31.7" calcext:value-type="float">
            <text:p>31.7</text:p>
          </table:table-cell>
          <table:table-cell office:value-type="float" office:value="0.000930789" calcext:value-type="float">
            <text:p>0.000930789</text:p>
          </table:table-cell>
          <table:table-cell office:value-type="float" office:value="122.648" calcext:value-type="float">
            <text:p>122.64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.8" calcext:value-type="float">
            <text:p>4.8</text:p>
          </table:table-cell>
          <table:table-cell office:value-type="float" office:value="0.0254" calcext:value-type="float">
            <text:p>0.0254</text:p>
          </table:table-cell>
          <table:table-cell office:value-type="float" office:value="31.7" calcext:value-type="float">
            <text:p>31.7</text:p>
          </table:table-cell>
          <table:table-cell office:value-type="float" office:value="0.000930789" calcext:value-type="float">
            <text:p>0.000930789</text:p>
          </table:table-cell>
          <table:table-cell office:value-type="float" office:value="125.348" calcext:value-type="float">
            <text:p>125.348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4.8" calcext:value-type="float">
            <text:p>4.8</text:p>
          </table:table-cell>
          <table:table-cell office:value-type="float" office:value="0.0254" calcext:value-type="float">
            <text:p>0.0254</text:p>
          </table:table-cell>
          <table:table-cell office:value-type="float" office:value="31.7" calcext:value-type="float">
            <text:p>31.7</text:p>
          </table:table-cell>
          <table:table-cell office:value-type="float" office:value="0.000930789" calcext:value-type="float">
            <text:p>0.000930789</text:p>
          </table:table-cell>
          <table:table-cell office:value-type="float" office:value="127.408" calcext:value-type="float">
            <text:p>127.408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4.8" calcext:value-type="float">
            <text:p>4.8</text:p>
          </table:table-cell>
          <table:table-cell office:value-type="float" office:value="0.0254" calcext:value-type="float">
            <text:p>0.0254</text:p>
          </table:table-cell>
          <table:table-cell office:value-type="float" office:value="31.7" calcext:value-type="float">
            <text:p>31.7</text:p>
          </table:table-cell>
          <table:table-cell office:value-type="float" office:value="0.000930789" calcext:value-type="float">
            <text:p>0.000930789</text:p>
          </table:table-cell>
          <table:table-cell office:value-type="float" office:value="128.718" calcext:value-type="float">
            <text:p>128.71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.8" calcext:value-type="float">
            <text:p>4.8</text:p>
          </table:table-cell>
          <table:table-cell office:value-type="float" office:value="0.0254" calcext:value-type="float">
            <text:p>0.0254</text:p>
          </table:table-cell>
          <table:table-cell office:value-type="float" office:value="31.7" calcext:value-type="float">
            <text:p>31.7</text:p>
          </table:table-cell>
          <table:table-cell office:value-type="float" office:value="0.000930789" calcext:value-type="float">
            <text:p>0.000930789</text:p>
          </table:table-cell>
          <table:table-cell office:value-type="float" office:value="130.148" calcext:value-type="float">
            <text:p>130.148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4.8" calcext:value-type="float">
            <text:p>4.8</text:p>
          </table:table-cell>
          <table:table-cell office:value-type="float" office:value="0.0254" calcext:value-type="float">
            <text:p>0.0254</text:p>
          </table:table-cell>
          <table:table-cell office:value-type="float" office:value="31.7" calcext:value-type="float">
            <text:p>31.7</text:p>
          </table:table-cell>
          <table:table-cell office:value-type="float" office:value="0.000930789" calcext:value-type="float">
            <text:p>0.000930789</text:p>
          </table:table-cell>
          <table:table-cell office:value-type="float" office:value="132.588" calcext:value-type="float">
            <text:p>132.588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4.8" calcext:value-type="float">
            <text:p>4.8</text:p>
          </table:table-cell>
          <table:table-cell office:value-type="float" office:value="0.0254" calcext:value-type="float">
            <text:p>0.0254</text:p>
          </table:table-cell>
          <table:table-cell office:value-type="float" office:value="31.7" calcext:value-type="float">
            <text:p>31.7</text:p>
          </table:table-cell>
          <table:table-cell office:value-type="float" office:value="0.000930789" calcext:value-type="float">
            <text:p>0.000930789</text:p>
          </table:table-cell>
          <table:table-cell office:value-type="float" office:value="134.268" calcext:value-type="float">
            <text:p>134.26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.8" calcext:value-type="float">
            <text:p>4.8</text:p>
          </table:table-cell>
          <table:table-cell office:value-type="float" office:value="0.0254" calcext:value-type="float">
            <text:p>0.0254</text:p>
          </table:table-cell>
          <table:table-cell office:value-type="float" office:value="31.7" calcext:value-type="float">
            <text:p>31.7</text:p>
          </table:table-cell>
          <table:table-cell office:value-type="float" office:value="0.000930789" calcext:value-type="float">
            <text:p>0.000930789</text:p>
          </table:table-cell>
          <table:table-cell office:value-type="float" office:value="135.328" calcext:value-type="float">
            <text:p>135.32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.8" calcext:value-type="float">
            <text:p>4.8</text:p>
          </table:table-cell>
          <table:table-cell office:value-type="float" office:value="0.0254" calcext:value-type="float">
            <text:p>0.0254</text:p>
          </table:table-cell>
          <table:table-cell office:value-type="float" office:value="31.7" calcext:value-type="float">
            <text:p>31.7</text:p>
          </table:table-cell>
          <table:table-cell office:value-type="float" office:value="0.000930789" calcext:value-type="float">
            <text:p>0.000930789</text:p>
          </table:table-cell>
          <table:table-cell office:value-type="float" office:value="135.248" calcext:value-type="float">
            <text:p>135.248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4.8" calcext:value-type="float">
            <text:p>4.8</text:p>
          </table:table-cell>
          <table:table-cell office:value-type="float" office:value="0.0254" calcext:value-type="float">
            <text:p>0.0254</text:p>
          </table:table-cell>
          <table:table-cell office:value-type="float" office:value="31.7" calcext:value-type="float">
            <text:p>31.7</text:p>
          </table:table-cell>
          <table:table-cell office:value-type="float" office:value="0.000930789" calcext:value-type="float">
            <text:p>0.000930789</text:p>
          </table:table-cell>
          <table:table-cell office:value-type="float" office:value="132.898" calcext:value-type="float">
            <text:p>132.898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.8" calcext:value-type="float">
            <text:p>4.8</text:p>
          </table:table-cell>
          <table:table-cell office:value-type="float" office:value="0.0254" calcext:value-type="float">
            <text:p>0.0254</text:p>
          </table:table-cell>
          <table:table-cell office:value-type="float" office:value="31.7" calcext:value-type="float">
            <text:p>31.7</text:p>
          </table:table-cell>
          <table:table-cell office:value-type="float" office:value="0.000930789" calcext:value-type="float">
            <text:p>0.000930789</text:p>
          </table:table-cell>
          <table:table-cell office:value-type="float" office:value="127.008" calcext:value-type="float">
            <text:p>127.008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9.5" calcext:value-type="float">
            <text:p>9.5</text:p>
          </table:table-cell>
          <table:table-cell office:value-type="float" office:value="0.0254" calcext:value-type="float">
            <text:p>0.0254</text:p>
          </table:table-cell>
          <table:table-cell office:value-type="float" office:value="71.3" calcext:value-type="float">
            <text:p>71.3</text:p>
          </table:table-cell>
          <table:table-cell office:value-type="float" office:value="0.00420654" calcext:value-type="float">
            <text:p>0.00420654</text:p>
          </table:table-cell>
          <table:table-cell office:value-type="float" office:value="125.726" calcext:value-type="float">
            <text:p>125.72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9.5" calcext:value-type="float">
            <text:p>9.5</text:p>
          </table:table-cell>
          <table:table-cell office:value-type="float" office:value="0.0254" calcext:value-type="float">
            <text:p>0.0254</text:p>
          </table:table-cell>
          <table:table-cell office:value-type="float" office:value="71.3" calcext:value-type="float">
            <text:p>71.3</text:p>
          </table:table-cell>
          <table:table-cell office:value-type="float" office:value="0.00420654" calcext:value-type="float">
            <text:p>0.00420654</text:p>
          </table:table-cell>
          <table:table-cell office:value-type="float" office:value="127.206" calcext:value-type="float">
            <text:p>127.20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.5" calcext:value-type="float">
            <text:p>9.5</text:p>
          </table:table-cell>
          <table:table-cell office:value-type="float" office:value="0.0254" calcext:value-type="float">
            <text:p>0.0254</text:p>
          </table:table-cell>
          <table:table-cell office:value-type="float" office:value="71.3" calcext:value-type="float">
            <text:p>71.3</text:p>
          </table:table-cell>
          <table:table-cell office:value-type="float" office:value="0.00420654" calcext:value-type="float">
            <text:p>0.00420654</text:p>
          </table:table-cell>
          <table:table-cell office:value-type="float" office:value="129.556" calcext:value-type="float">
            <text:p>129.556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9.5" calcext:value-type="float">
            <text:p>9.5</text:p>
          </table:table-cell>
          <table:table-cell office:value-type="float" office:value="0.0254" calcext:value-type="float">
            <text:p>0.0254</text:p>
          </table:table-cell>
          <table:table-cell office:value-type="float" office:value="71.3" calcext:value-type="float">
            <text:p>71.3</text:p>
          </table:table-cell>
          <table:table-cell office:value-type="float" office:value="0.00420654" calcext:value-type="float">
            <text:p>0.00420654</text:p>
          </table:table-cell>
          <table:table-cell office:value-type="float" office:value="131.656" calcext:value-type="float">
            <text:p>131.656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9.5" calcext:value-type="float">
            <text:p>9.5</text:p>
          </table:table-cell>
          <table:table-cell office:value-type="float" office:value="0.0254" calcext:value-type="float">
            <text:p>0.0254</text:p>
          </table:table-cell>
          <table:table-cell office:value-type="float" office:value="71.3" calcext:value-type="float">
            <text:p>71.3</text:p>
          </table:table-cell>
          <table:table-cell office:value-type="float" office:value="0.00420654" calcext:value-type="float">
            <text:p>0.00420654</text:p>
          </table:table-cell>
          <table:table-cell office:value-type="float" office:value="133.756" calcext:value-type="float">
            <text:p>133.75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.5" calcext:value-type="float">
            <text:p>9.5</text:p>
          </table:table-cell>
          <table:table-cell office:value-type="float" office:value="0.0254" calcext:value-type="float">
            <text:p>0.0254</text:p>
          </table:table-cell>
          <table:table-cell office:value-type="float" office:value="71.3" calcext:value-type="float">
            <text:p>71.3</text:p>
          </table:table-cell>
          <table:table-cell office:value-type="float" office:value="0.00420654" calcext:value-type="float">
            <text:p>0.00420654</text:p>
          </table:table-cell>
          <table:table-cell office:value-type="float" office:value="134.976" calcext:value-type="float">
            <text:p>134.976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9.5" calcext:value-type="float">
            <text:p>9.5</text:p>
          </table:table-cell>
          <table:table-cell office:value-type="float" office:value="0.0254" calcext:value-type="float">
            <text:p>0.0254</text:p>
          </table:table-cell>
          <table:table-cell office:value-type="float" office:value="71.3" calcext:value-type="float">
            <text:p>71.3</text:p>
          </table:table-cell>
          <table:table-cell office:value-type="float" office:value="0.00420654" calcext:value-type="float">
            <text:p>0.00420654</text:p>
          </table:table-cell>
          <table:table-cell office:value-type="float" office:value="135.956" calcext:value-type="float">
            <text:p>135.956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9.5" calcext:value-type="float">
            <text:p>9.5</text:p>
          </table:table-cell>
          <table:table-cell office:value-type="float" office:value="0.0254" calcext:value-type="float">
            <text:p>0.0254</text:p>
          </table:table-cell>
          <table:table-cell office:value-type="float" office:value="71.3" calcext:value-type="float">
            <text:p>71.3</text:p>
          </table:table-cell>
          <table:table-cell office:value-type="float" office:value="0.00420654" calcext:value-type="float">
            <text:p>0.00420654</text:p>
          </table:table-cell>
          <table:table-cell office:value-type="float" office:value="136.166" calcext:value-type="float">
            <text:p>136.16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.5" calcext:value-type="float">
            <text:p>9.5</text:p>
          </table:table-cell>
          <table:table-cell office:value-type="float" office:value="0.0254" calcext:value-type="float">
            <text:p>0.0254</text:p>
          </table:table-cell>
          <table:table-cell office:value-type="float" office:value="71.3" calcext:value-type="float">
            <text:p>71.3</text:p>
          </table:table-cell>
          <table:table-cell office:value-type="float" office:value="0.00420654" calcext:value-type="float">
            <text:p>0.00420654</text:p>
          </table:table-cell>
          <table:table-cell office:value-type="float" office:value="134.236" calcext:value-type="float">
            <text:p>134.23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9.5" calcext:value-type="float">
            <text:p>9.5</text:p>
          </table:table-cell>
          <table:table-cell office:value-type="float" office:value="0.0254" calcext:value-type="float">
            <text:p>0.0254</text:p>
          </table:table-cell>
          <table:table-cell office:value-type="float" office:value="71.3" calcext:value-type="float">
            <text:p>71.3</text:p>
          </table:table-cell>
          <table:table-cell office:value-type="float" office:value="0.00420654" calcext:value-type="float">
            <text:p>0.00420654</text:p>
          </table:table-cell>
          <table:table-cell office:value-type="float" office:value="131.186" calcext:value-type="float">
            <text:p>131.186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9.5" calcext:value-type="float">
            <text:p>9.5</text:p>
          </table:table-cell>
          <table:table-cell office:value-type="float" office:value="0.0254" calcext:value-type="float">
            <text:p>0.0254</text:p>
          </table:table-cell>
          <table:table-cell office:value-type="float" office:value="71.3" calcext:value-type="float">
            <text:p>71.3</text:p>
          </table:table-cell>
          <table:table-cell office:value-type="float" office:value="0.00420654" calcext:value-type="float">
            <text:p>0.00420654</text:p>
          </table:table-cell>
          <table:table-cell office:value-type="float" office:value="127.246" calcext:value-type="float">
            <text:p>127.24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9.5" calcext:value-type="float">
            <text:p>9.5</text:p>
          </table:table-cell>
          <table:table-cell office:value-type="float" office:value="0.0254" calcext:value-type="float">
            <text:p>0.0254</text:p>
          </table:table-cell>
          <table:table-cell office:value-type="float" office:value="55.5" calcext:value-type="float">
            <text:p>55.5</text:p>
          </table:table-cell>
          <table:table-cell office:value-type="float" office:value="0.0043284" calcext:value-type="float">
            <text:p>0.0043284</text:p>
          </table:table-cell>
          <table:table-cell office:value-type="float" office:value="120.952" calcext:value-type="float">
            <text:p>120.95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.5" calcext:value-type="float">
            <text:p>9.5</text:p>
          </table:table-cell>
          <table:table-cell office:value-type="float" office:value="0.0254" calcext:value-type="float">
            <text:p>0.0254</text:p>
          </table:table-cell>
          <table:table-cell office:value-type="float" office:value="55.5" calcext:value-type="float">
            <text:p>55.5</text:p>
          </table:table-cell>
          <table:table-cell office:value-type="float" office:value="0.0043284" calcext:value-type="float">
            <text:p>0.0043284</text:p>
          </table:table-cell>
          <table:table-cell office:value-type="float" office:value="123.082" calcext:value-type="float">
            <text:p>123.082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9.5" calcext:value-type="float">
            <text:p>9.5</text:p>
          </table:table-cell>
          <table:table-cell office:value-type="float" office:value="0.0254" calcext:value-type="float">
            <text:p>0.0254</text:p>
          </table:table-cell>
          <table:table-cell office:value-type="float" office:value="55.5" calcext:value-type="float">
            <text:p>55.5</text:p>
          </table:table-cell>
          <table:table-cell office:value-type="float" office:value="0.0043284" calcext:value-type="float">
            <text:p>0.0043284</text:p>
          </table:table-cell>
          <table:table-cell office:value-type="float" office:value="125.452" calcext:value-type="float">
            <text:p>125.45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9.5" calcext:value-type="float">
            <text:p>9.5</text:p>
          </table:table-cell>
          <table:table-cell office:value-type="float" office:value="0.0254" calcext:value-type="float">
            <text:p>0.0254</text:p>
          </table:table-cell>
          <table:table-cell office:value-type="float" office:value="55.5" calcext:value-type="float">
            <text:p>55.5</text:p>
          </table:table-cell>
          <table:table-cell office:value-type="float" office:value="0.0043284" calcext:value-type="float">
            <text:p>0.0043284</text:p>
          </table:table-cell>
          <table:table-cell office:value-type="float" office:value="128.082" calcext:value-type="float">
            <text:p>128.08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.5" calcext:value-type="float">
            <text:p>9.5</text:p>
          </table:table-cell>
          <table:table-cell office:value-type="float" office:value="0.0254" calcext:value-type="float">
            <text:p>0.0254</text:p>
          </table:table-cell>
          <table:table-cell office:value-type="float" office:value="55.5" calcext:value-type="float">
            <text:p>55.5</text:p>
          </table:table-cell>
          <table:table-cell office:value-type="float" office:value="0.0043284" calcext:value-type="float">
            <text:p>0.0043284</text:p>
          </table:table-cell>
          <table:table-cell office:value-type="float" office:value="130.332" calcext:value-type="float">
            <text:p>130.332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9.5" calcext:value-type="float">
            <text:p>9.5</text:p>
          </table:table-cell>
          <table:table-cell office:value-type="float" office:value="0.0254" calcext:value-type="float">
            <text:p>0.0254</text:p>
          </table:table-cell>
          <table:table-cell office:value-type="float" office:value="55.5" calcext:value-type="float">
            <text:p>55.5</text:p>
          </table:table-cell>
          <table:table-cell office:value-type="float" office:value="0.0043284" calcext:value-type="float">
            <text:p>0.0043284</text:p>
          </table:table-cell>
          <table:table-cell office:value-type="float" office:value="132.202" calcext:value-type="float">
            <text:p>132.202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9.5" calcext:value-type="float">
            <text:p>9.5</text:p>
          </table:table-cell>
          <table:table-cell office:value-type="float" office:value="0.0254" calcext:value-type="float">
            <text:p>0.0254</text:p>
          </table:table-cell>
          <table:table-cell office:value-type="float" office:value="55.5" calcext:value-type="float">
            <text:p>55.5</text:p>
          </table:table-cell>
          <table:table-cell office:value-type="float" office:value="0.0043284" calcext:value-type="float">
            <text:p>0.0043284</text:p>
          </table:table-cell>
          <table:table-cell office:value-type="float" office:value="133.062" calcext:value-type="float">
            <text:p>133.06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.5" calcext:value-type="float">
            <text:p>9.5</text:p>
          </table:table-cell>
          <table:table-cell office:value-type="float" office:value="0.0254" calcext:value-type="float">
            <text:p>0.0254</text:p>
          </table:table-cell>
          <table:table-cell office:value-type="float" office:value="55.5" calcext:value-type="float">
            <text:p>55.5</text:p>
          </table:table-cell>
          <table:table-cell office:value-type="float" office:value="0.0043284" calcext:value-type="float">
            <text:p>0.0043284</text:p>
          </table:table-cell>
          <table:table-cell office:value-type="float" office:value="134.052" calcext:value-type="float">
            <text:p>134.052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9.5" calcext:value-type="float">
            <text:p>9.5</text:p>
          </table:table-cell>
          <table:table-cell office:value-type="float" office:value="0.0254" calcext:value-type="float">
            <text:p>0.0254</text:p>
          </table:table-cell>
          <table:table-cell office:value-type="float" office:value="55.5" calcext:value-type="float">
            <text:p>55.5</text:p>
          </table:table-cell>
          <table:table-cell office:value-type="float" office:value="0.0043284" calcext:value-type="float">
            <text:p>0.0043284</text:p>
          </table:table-cell>
          <table:table-cell office:value-type="float" office:value="134.152" calcext:value-type="float">
            <text:p>134.152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9.5" calcext:value-type="float">
            <text:p>9.5</text:p>
          </table:table-cell>
          <table:table-cell office:value-type="float" office:value="0.0254" calcext:value-type="float">
            <text:p>0.0254</text:p>
          </table:table-cell>
          <table:table-cell office:value-type="float" office:value="55.5" calcext:value-type="float">
            <text:p>55.5</text:p>
          </table:table-cell>
          <table:table-cell office:value-type="float" office:value="0.0043284" calcext:value-type="float">
            <text:p>0.0043284</text:p>
          </table:table-cell>
          <table:table-cell office:value-type="float" office:value="133.252" calcext:value-type="float">
            <text:p>133.25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.5" calcext:value-type="float">
            <text:p>9.5</text:p>
          </table:table-cell>
          <table:table-cell office:value-type="float" office:value="0.0254" calcext:value-type="float">
            <text:p>0.0254</text:p>
          </table:table-cell>
          <table:table-cell office:value-type="float" office:value="55.5" calcext:value-type="float">
            <text:p>55.5</text:p>
          </table:table-cell>
          <table:table-cell office:value-type="float" office:value="0.0043284" calcext:value-type="float">
            <text:p>0.0043284</text:p>
          </table:table-cell>
          <table:table-cell office:value-type="float" office:value="131.582" calcext:value-type="float">
            <text:p>131.58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9.5" calcext:value-type="float">
            <text:p>9.5</text:p>
          </table:table-cell>
          <table:table-cell office:value-type="float" office:value="0.0254" calcext:value-type="float">
            <text:p>0.0254</text:p>
          </table:table-cell>
          <table:table-cell office:value-type="float" office:value="55.5" calcext:value-type="float">
            <text:p>55.5</text:p>
          </table:table-cell>
          <table:table-cell office:value-type="float" office:value="0.0043284" calcext:value-type="float">
            <text:p>0.0043284</text:p>
          </table:table-cell>
          <table:table-cell office:value-type="float" office:value="128.412" calcext:value-type="float">
            <text:p>128.412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9.5" calcext:value-type="float">
            <text:p>9.5</text:p>
          </table:table-cell>
          <table:table-cell office:value-type="float" office:value="0.0254" calcext:value-type="float">
            <text:p>0.0254</text:p>
          </table:table-cell>
          <table:table-cell office:value-type="float" office:value="55.5" calcext:value-type="float">
            <text:p>55.5</text:p>
          </table:table-cell>
          <table:table-cell office:value-type="float" office:value="0.0043284" calcext:value-type="float">
            <text:p>0.0043284</text:p>
          </table:table-cell>
          <table:table-cell office:value-type="float" office:value="124.222" calcext:value-type="float">
            <text:p>124.22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.5" calcext:value-type="float">
            <text:p>9.5</text:p>
          </table:table-cell>
          <table:table-cell office:value-type="float" office:value="0.0254" calcext:value-type="float">
            <text:p>0.0254</text:p>
          </table:table-cell>
          <table:table-cell office:value-type="float" office:value="39.6" calcext:value-type="float">
            <text:p>39.6</text:p>
          </table:table-cell>
          <table:table-cell office:value-type="float" office:value="0.00449821" calcext:value-type="float">
            <text:p>0.00449821</text:p>
          </table:table-cell>
          <table:table-cell office:value-type="float" office:value="116.074" calcext:value-type="float">
            <text:p>116.07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9.5" calcext:value-type="float">
            <text:p>9.5</text:p>
          </table:table-cell>
          <table:table-cell office:value-type="float" office:value="0.0254" calcext:value-type="float">
            <text:p>0.0254</text:p>
          </table:table-cell>
          <table:table-cell office:value-type="float" office:value="39.6" calcext:value-type="float">
            <text:p>39.6</text:p>
          </table:table-cell>
          <table:table-cell office:value-type="float" office:value="0.00449821" calcext:value-type="float">
            <text:p>0.00449821</text:p>
          </table:table-cell>
          <table:table-cell office:value-type="float" office:value="116.924" calcext:value-type="float">
            <text:p>116.92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9.5" calcext:value-type="float">
            <text:p>9.5</text:p>
          </table:table-cell>
          <table:table-cell office:value-type="float" office:value="0.0254" calcext:value-type="float">
            <text:p>0.0254</text:p>
          </table:table-cell>
          <table:table-cell office:value-type="float" office:value="39.6" calcext:value-type="float">
            <text:p>39.6</text:p>
          </table:table-cell>
          <table:table-cell office:value-type="float" office:value="0.00449821" calcext:value-type="float">
            <text:p>0.00449821</text:p>
          </table:table-cell>
          <table:table-cell office:value-type="float" office:value="119.294" calcext:value-type="float">
            <text:p>119.29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9.5" calcext:value-type="float">
            <text:p>9.5</text:p>
          </table:table-cell>
          <table:table-cell office:value-type="float" office:value="0.0254" calcext:value-type="float">
            <text:p>0.0254</text:p>
          </table:table-cell>
          <table:table-cell office:value-type="float" office:value="39.6" calcext:value-type="float">
            <text:p>39.6</text:p>
          </table:table-cell>
          <table:table-cell office:value-type="float" office:value="0.00449821" calcext:value-type="float">
            <text:p>0.00449821</text:p>
          </table:table-cell>
          <table:table-cell office:value-type="float" office:value="121.154" calcext:value-type="float">
            <text:p>121.15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.5" calcext:value-type="float">
            <text:p>9.5</text:p>
          </table:table-cell>
          <table:table-cell office:value-type="float" office:value="0.0254" calcext:value-type="float">
            <text:p>0.0254</text:p>
          </table:table-cell>
          <table:table-cell office:value-type="float" office:value="39.6" calcext:value-type="float">
            <text:p>39.6</text:p>
          </table:table-cell>
          <table:table-cell office:value-type="float" office:value="0.00449821" calcext:value-type="float">
            <text:p>0.00449821</text:p>
          </table:table-cell>
          <table:table-cell office:value-type="float" office:value="123.894" calcext:value-type="float">
            <text:p>123.894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9.5" calcext:value-type="float">
            <text:p>9.5</text:p>
          </table:table-cell>
          <table:table-cell office:value-type="float" office:value="0.0254" calcext:value-type="float">
            <text:p>0.0254</text:p>
          </table:table-cell>
          <table:table-cell office:value-type="float" office:value="39.6" calcext:value-type="float">
            <text:p>39.6</text:p>
          </table:table-cell>
          <table:table-cell office:value-type="float" office:value="0.00449821" calcext:value-type="float">
            <text:p>0.00449821</text:p>
          </table:table-cell>
          <table:table-cell office:value-type="float" office:value="126.514" calcext:value-type="float">
            <text:p>126.51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9.5" calcext:value-type="float">
            <text:p>9.5</text:p>
          </table:table-cell>
          <table:table-cell office:value-type="float" office:value="0.0254" calcext:value-type="float">
            <text:p>0.0254</text:p>
          </table:table-cell>
          <table:table-cell office:value-type="float" office:value="39.6" calcext:value-type="float">
            <text:p>39.6</text:p>
          </table:table-cell>
          <table:table-cell office:value-type="float" office:value="0.00449821" calcext:value-type="float">
            <text:p>0.00449821</text:p>
          </table:table-cell>
          <table:table-cell office:value-type="float" office:value="129.014" calcext:value-type="float">
            <text:p>129.01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.5" calcext:value-type="float">
            <text:p>9.5</text:p>
          </table:table-cell>
          <table:table-cell office:value-type="float" office:value="0.0254" calcext:value-type="float">
            <text:p>0.0254</text:p>
          </table:table-cell>
          <table:table-cell office:value-type="float" office:value="39.6" calcext:value-type="float">
            <text:p>39.6</text:p>
          </table:table-cell>
          <table:table-cell office:value-type="float" office:value="0.00449821" calcext:value-type="float">
            <text:p>0.00449821</text:p>
          </table:table-cell>
          <table:table-cell office:value-type="float" office:value="130.374" calcext:value-type="float">
            <text:p>130.374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9.5" calcext:value-type="float">
            <text:p>9.5</text:p>
          </table:table-cell>
          <table:table-cell office:value-type="float" office:value="0.0254" calcext:value-type="float">
            <text:p>0.0254</text:p>
          </table:table-cell>
          <table:table-cell office:value-type="float" office:value="39.6" calcext:value-type="float">
            <text:p>39.6</text:p>
          </table:table-cell>
          <table:table-cell office:value-type="float" office:value="0.00449821" calcext:value-type="float">
            <text:p>0.00449821</text:p>
          </table:table-cell>
          <table:table-cell office:value-type="float" office:value="130.964" calcext:value-type="float">
            <text:p>130.964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9.5" calcext:value-type="float">
            <text:p>9.5</text:p>
          </table:table-cell>
          <table:table-cell office:value-type="float" office:value="0.0254" calcext:value-type="float">
            <text:p>0.0254</text:p>
          </table:table-cell>
          <table:table-cell office:value-type="float" office:value="39.6" calcext:value-type="float">
            <text:p>39.6</text:p>
          </table:table-cell>
          <table:table-cell office:value-type="float" office:value="0.00449821" calcext:value-type="float">
            <text:p>0.00449821</text:p>
          </table:table-cell>
          <table:table-cell office:value-type="float" office:value="131.184" calcext:value-type="float">
            <text:p>131.18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.5" calcext:value-type="float">
            <text:p>9.5</text:p>
          </table:table-cell>
          <table:table-cell office:value-type="float" office:value="0.0254" calcext:value-type="float">
            <text:p>0.0254</text:p>
          </table:table-cell>
          <table:table-cell office:value-type="float" office:value="39.6" calcext:value-type="float">
            <text:p>39.6</text:p>
          </table:table-cell>
          <table:table-cell office:value-type="float" office:value="0.00449821" calcext:value-type="float">
            <text:p>0.00449821</text:p>
          </table:table-cell>
          <table:table-cell office:value-type="float" office:value="131.274" calcext:value-type="float">
            <text:p>131.274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9.5" calcext:value-type="float">
            <text:p>9.5</text:p>
          </table:table-cell>
          <table:table-cell office:value-type="float" office:value="0.0254" calcext:value-type="float">
            <text:p>0.0254</text:p>
          </table:table-cell>
          <table:table-cell office:value-type="float" office:value="39.6" calcext:value-type="float">
            <text:p>39.6</text:p>
          </table:table-cell>
          <table:table-cell office:value-type="float" office:value="0.00449821" calcext:value-type="float">
            <text:p>0.00449821</text:p>
          </table:table-cell>
          <table:table-cell office:value-type="float" office:value="131.234" calcext:value-type="float">
            <text:p>131.234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9.5" calcext:value-type="float">
            <text:p>9.5</text:p>
          </table:table-cell>
          <table:table-cell office:value-type="float" office:value="0.0254" calcext:value-type="float">
            <text:p>0.0254</text:p>
          </table:table-cell>
          <table:table-cell office:value-type="float" office:value="39.6" calcext:value-type="float">
            <text:p>39.6</text:p>
          </table:table-cell>
          <table:table-cell office:value-type="float" office:value="0.00449821" calcext:value-type="float">
            <text:p>0.00449821</text:p>
          </table:table-cell>
          <table:table-cell office:value-type="float" office:value="129.934" calcext:value-type="float">
            <text:p>129.93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.5" calcext:value-type="float">
            <text:p>9.5</text:p>
          </table:table-cell>
          <table:table-cell office:value-type="float" office:value="0.0254" calcext:value-type="float">
            <text:p>0.0254</text:p>
          </table:table-cell>
          <table:table-cell office:value-type="float" office:value="39.6" calcext:value-type="float">
            <text:p>39.6</text:p>
          </table:table-cell>
          <table:table-cell office:value-type="float" office:value="0.00449821" calcext:value-type="float">
            <text:p>0.00449821</text:p>
          </table:table-cell>
          <table:table-cell office:value-type="float" office:value="127.864" calcext:value-type="float">
            <text:p>127.86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9.5" calcext:value-type="float">
            <text:p>9.5</text:p>
          </table:table-cell>
          <table:table-cell office:value-type="float" office:value="0.0254" calcext:value-type="float">
            <text:p>0.0254</text:p>
          </table:table-cell>
          <table:table-cell office:value-type="float" office:value="39.6" calcext:value-type="float">
            <text:p>39.6</text:p>
          </table:table-cell>
          <table:table-cell office:value-type="float" office:value="0.00449821" calcext:value-type="float">
            <text:p>0.00449821</text:p>
          </table:table-cell>
          <table:table-cell office:value-type="float" office:value="125.044" calcext:value-type="float">
            <text:p>125.044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9.5" calcext:value-type="float">
            <text:p>9.5</text:p>
          </table:table-cell>
          <table:table-cell office:value-type="float" office:value="0.0254" calcext:value-type="float">
            <text:p>0.0254</text:p>
          </table:table-cell>
          <table:table-cell office:value-type="float" office:value="39.6" calcext:value-type="float">
            <text:p>39.6</text:p>
          </table:table-cell>
          <table:table-cell office:value-type="float" office:value="0.00449821" calcext:value-type="float">
            <text:p>0.00449821</text:p>
          </table:table-cell>
          <table:table-cell office:value-type="float" office:value="120.324" calcext:value-type="float">
            <text:p>120.32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.5" calcext:value-type="float">
            <text:p>9.5</text:p>
          </table:table-cell>
          <table:table-cell office:value-type="float" office:value="0.0254" calcext:value-type="float">
            <text:p>0.0254</text:p>
          </table:table-cell>
          <table:table-cell office:value-type="float" office:value="31.7" calcext:value-type="float">
            <text:p>31.7</text:p>
          </table:table-cell>
          <table:table-cell office:value-type="float" office:value="0.00461377" calcext:value-type="float">
            <text:p>0.00461377</text:p>
          </table:table-cell>
          <table:table-cell office:value-type="float" office:value="119.146" calcext:value-type="float">
            <text:p>119.14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9.5" calcext:value-type="float">
            <text:p>9.5</text:p>
          </table:table-cell>
          <table:table-cell office:value-type="float" office:value="0.0254" calcext:value-type="float">
            <text:p>0.0254</text:p>
          </table:table-cell>
          <table:table-cell office:value-type="float" office:value="31.7" calcext:value-type="float">
            <text:p>31.7</text:p>
          </table:table-cell>
          <table:table-cell office:value-type="float" office:value="0.00461377" calcext:value-type="float">
            <text:p>0.00461377</text:p>
          </table:table-cell>
          <table:table-cell office:value-type="float" office:value="120.136" calcext:value-type="float">
            <text:p>120.13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9.5" calcext:value-type="float">
            <text:p>9.5</text:p>
          </table:table-cell>
          <table:table-cell office:value-type="float" office:value="0.0254" calcext:value-type="float">
            <text:p>0.0254</text:p>
          </table:table-cell>
          <table:table-cell office:value-type="float" office:value="31.7" calcext:value-type="float">
            <text:p>31.7</text:p>
          </table:table-cell>
          <table:table-cell office:value-type="float" office:value="0.00461377" calcext:value-type="float">
            <text:p>0.00461377</text:p>
          </table:table-cell>
          <table:table-cell office:value-type="float" office:value="122.766" calcext:value-type="float">
            <text:p>122.76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9.5" calcext:value-type="float">
            <text:p>9.5</text:p>
          </table:table-cell>
          <table:table-cell office:value-type="float" office:value="0.0254" calcext:value-type="float">
            <text:p>0.0254</text:p>
          </table:table-cell>
          <table:table-cell office:value-type="float" office:value="31.7" calcext:value-type="float">
            <text:p>31.7</text:p>
          </table:table-cell>
          <table:table-cell office:value-type="float" office:value="0.00461377" calcext:value-type="float">
            <text:p>0.00461377</text:p>
          </table:table-cell>
          <table:table-cell office:value-type="float" office:value="124.756" calcext:value-type="float">
            <text:p>124.75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.5" calcext:value-type="float">
            <text:p>9.5</text:p>
          </table:table-cell>
          <table:table-cell office:value-type="float" office:value="0.0254" calcext:value-type="float">
            <text:p>0.0254</text:p>
          </table:table-cell>
          <table:table-cell office:value-type="float" office:value="31.7" calcext:value-type="float">
            <text:p>31.7</text:p>
          </table:table-cell>
          <table:table-cell office:value-type="float" office:value="0.00461377" calcext:value-type="float">
            <text:p>0.00461377</text:p>
          </table:table-cell>
          <table:table-cell office:value-type="float" office:value="126.886" calcext:value-type="float">
            <text:p>126.886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9.5" calcext:value-type="float">
            <text:p>9.5</text:p>
          </table:table-cell>
          <table:table-cell office:value-type="float" office:value="0.0254" calcext:value-type="float">
            <text:p>0.0254</text:p>
          </table:table-cell>
          <table:table-cell office:value-type="float" office:value="31.7" calcext:value-type="float">
            <text:p>31.7</text:p>
          </table:table-cell>
          <table:table-cell office:value-type="float" office:value="0.00461377" calcext:value-type="float">
            <text:p>0.00461377</text:p>
          </table:table-cell>
          <table:table-cell office:value-type="float" office:value="129.006" calcext:value-type="float">
            <text:p>129.00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9.5" calcext:value-type="float">
            <text:p>9.5</text:p>
          </table:table-cell>
          <table:table-cell office:value-type="float" office:value="0.0254" calcext:value-type="float">
            <text:p>0.0254</text:p>
          </table:table-cell>
          <table:table-cell office:value-type="float" office:value="31.7" calcext:value-type="float">
            <text:p>31.7</text:p>
          </table:table-cell>
          <table:table-cell office:value-type="float" office:value="0.00461377" calcext:value-type="float">
            <text:p>0.00461377</text:p>
          </table:table-cell>
          <table:table-cell office:value-type="float" office:value="130.746" calcext:value-type="float">
            <text:p>130.74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.5" calcext:value-type="float">
            <text:p>9.5</text:p>
          </table:table-cell>
          <table:table-cell office:value-type="float" office:value="0.0254" calcext:value-type="float">
            <text:p>0.0254</text:p>
          </table:table-cell>
          <table:table-cell office:value-type="float" office:value="31.7" calcext:value-type="float">
            <text:p>31.7</text:p>
          </table:table-cell>
          <table:table-cell office:value-type="float" office:value="0.00461377" calcext:value-type="float">
            <text:p>0.00461377</text:p>
          </table:table-cell>
          <table:table-cell office:value-type="float" office:value="131.346" calcext:value-type="float">
            <text:p>131.346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9.5" calcext:value-type="float">
            <text:p>9.5</text:p>
          </table:table-cell>
          <table:table-cell office:value-type="float" office:value="0.0254" calcext:value-type="float">
            <text:p>0.0254</text:p>
          </table:table-cell>
          <table:table-cell office:value-type="float" office:value="31.7" calcext:value-type="float">
            <text:p>31.7</text:p>
          </table:table-cell>
          <table:table-cell office:value-type="float" office:value="0.00461377" calcext:value-type="float">
            <text:p>0.00461377</text:p>
          </table:table-cell>
          <table:table-cell office:value-type="float" office:value="131.446" calcext:value-type="float">
            <text:p>131.446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9.5" calcext:value-type="float">
            <text:p>9.5</text:p>
          </table:table-cell>
          <table:table-cell office:value-type="float" office:value="0.0254" calcext:value-type="float">
            <text:p>0.0254</text:p>
          </table:table-cell>
          <table:table-cell office:value-type="float" office:value="31.7" calcext:value-type="float">
            <text:p>31.7</text:p>
          </table:table-cell>
          <table:table-cell office:value-type="float" office:value="0.00461377" calcext:value-type="float">
            <text:p>0.00461377</text:p>
          </table:table-cell>
          <table:table-cell office:value-type="float" office:value="131.036" calcext:value-type="float">
            <text:p>131.03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.5" calcext:value-type="float">
            <text:p>9.5</text:p>
          </table:table-cell>
          <table:table-cell office:value-type="float" office:value="0.0254" calcext:value-type="float">
            <text:p>0.0254</text:p>
          </table:table-cell>
          <table:table-cell office:value-type="float" office:value="31.7" calcext:value-type="float">
            <text:p>31.7</text:p>
          </table:table-cell>
          <table:table-cell office:value-type="float" office:value="0.00461377" calcext:value-type="float">
            <text:p>0.00461377</text:p>
          </table:table-cell>
          <table:table-cell office:value-type="float" office:value="130.496" calcext:value-type="float">
            <text:p>130.496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9.5" calcext:value-type="float">
            <text:p>9.5</text:p>
          </table:table-cell>
          <table:table-cell office:value-type="float" office:value="0.0254" calcext:value-type="float">
            <text:p>0.0254</text:p>
          </table:table-cell>
          <table:table-cell office:value-type="float" office:value="31.7" calcext:value-type="float">
            <text:p>31.7</text:p>
          </table:table-cell>
          <table:table-cell office:value-type="float" office:value="0.00461377" calcext:value-type="float">
            <text:p>0.00461377</text:p>
          </table:table-cell>
          <table:table-cell office:value-type="float" office:value="130.086" calcext:value-type="float">
            <text:p>130.086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9.5" calcext:value-type="float">
            <text:p>9.5</text:p>
          </table:table-cell>
          <table:table-cell office:value-type="float" office:value="0.0254" calcext:value-type="float">
            <text:p>0.0254</text:p>
          </table:table-cell>
          <table:table-cell office:value-type="float" office:value="31.7" calcext:value-type="float">
            <text:p>31.7</text:p>
          </table:table-cell>
          <table:table-cell office:value-type="float" office:value="0.00461377" calcext:value-type="float">
            <text:p>0.00461377</text:p>
          </table:table-cell>
          <table:table-cell office:value-type="float" office:value="128.536" calcext:value-type="float">
            <text:p>128.53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.5" calcext:value-type="float">
            <text:p>9.5</text:p>
          </table:table-cell>
          <table:table-cell office:value-type="float" office:value="0.0254" calcext:value-type="float">
            <text:p>0.0254</text:p>
          </table:table-cell>
          <table:table-cell office:value-type="float" office:value="31.7" calcext:value-type="float">
            <text:p>31.7</text:p>
          </table:table-cell>
          <table:table-cell office:value-type="float" office:value="0.00461377" calcext:value-type="float">
            <text:p>0.00461377</text:p>
          </table:table-cell>
          <table:table-cell office:value-type="float" office:value="126.736" calcext:value-type="float">
            <text:p>126.73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9.5" calcext:value-type="float">
            <text:p>9.5</text:p>
          </table:table-cell>
          <table:table-cell office:value-type="float" office:value="0.0254" calcext:value-type="float">
            <text:p>0.0254</text:p>
          </table:table-cell>
          <table:table-cell office:value-type="float" office:value="31.7" calcext:value-type="float">
            <text:p>31.7</text:p>
          </table:table-cell>
          <table:table-cell office:value-type="float" office:value="0.00461377" calcext:value-type="float">
            <text:p>0.00461377</text:p>
          </table:table-cell>
          <table:table-cell office:value-type="float" office:value="124.426" calcext:value-type="float">
            <text:p>124.426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9.5" calcext:value-type="float">
            <text:p>9.5</text:p>
          </table:table-cell>
          <table:table-cell office:value-type="float" office:value="0.0254" calcext:value-type="float">
            <text:p>0.0254</text:p>
          </table:table-cell>
          <table:table-cell office:value-type="float" office:value="31.7" calcext:value-type="float">
            <text:p>31.7</text:p>
          </table:table-cell>
          <table:table-cell office:value-type="float" office:value="0.00461377" calcext:value-type="float">
            <text:p>0.00461377</text:p>
          </table:table-cell>
          <table:table-cell office:value-type="float" office:value="120.726" calcext:value-type="float">
            <text:p>120.72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2.7" calcext:value-type="float">
            <text:p>12.7</text:p>
          </table:table-cell>
          <table:table-cell office:value-type="float" office:value="0.0254" calcext:value-type="float">
            <text:p>0.0254</text:p>
          </table:table-cell>
          <table:table-cell office:value-type="float" office:value="71.3" calcext:value-type="float">
            <text:p>71.3</text:p>
          </table:table-cell>
          <table:table-cell office:value-type="float" office:value="0.0121808" calcext:value-type="float">
            <text:p>0.0121808</text:p>
          </table:table-cell>
          <table:table-cell office:value-type="float" office:value="119.698" calcext:value-type="float">
            <text:p>119.69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2.7" calcext:value-type="float">
            <text:p>12.7</text:p>
          </table:table-cell>
          <table:table-cell office:value-type="float" office:value="0.0254" calcext:value-type="float">
            <text:p>0.0254</text:p>
          </table:table-cell>
          <table:table-cell office:value-type="float" office:value="71.3" calcext:value-type="float">
            <text:p>71.3</text:p>
          </table:table-cell>
          <table:table-cell office:value-type="float" office:value="0.0121808" calcext:value-type="float">
            <text:p>0.0121808</text:p>
          </table:table-cell>
          <table:table-cell office:value-type="float" office:value="122.938" calcext:value-type="float">
            <text:p>122.93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2.7" calcext:value-type="float">
            <text:p>12.7</text:p>
          </table:table-cell>
          <table:table-cell office:value-type="float" office:value="0.0254" calcext:value-type="float">
            <text:p>0.0254</text:p>
          </table:table-cell>
          <table:table-cell office:value-type="float" office:value="71.3" calcext:value-type="float">
            <text:p>71.3</text:p>
          </table:table-cell>
          <table:table-cell office:value-type="float" office:value="0.0121808" calcext:value-type="float">
            <text:p>0.0121808</text:p>
          </table:table-cell>
          <table:table-cell office:value-type="float" office:value="125.048" calcext:value-type="float">
            <text:p>125.04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.7" calcext:value-type="float">
            <text:p>12.7</text:p>
          </table:table-cell>
          <table:table-cell office:value-type="float" office:value="0.0254" calcext:value-type="float">
            <text:p>0.0254</text:p>
          </table:table-cell>
          <table:table-cell office:value-type="float" office:value="71.3" calcext:value-type="float">
            <text:p>71.3</text:p>
          </table:table-cell>
          <table:table-cell office:value-type="float" office:value="0.0121808" calcext:value-type="float">
            <text:p>0.0121808</text:p>
          </table:table-cell>
          <table:table-cell office:value-type="float" office:value="126.898" calcext:value-type="float">
            <text:p>126.898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2.7" calcext:value-type="float">
            <text:p>12.7</text:p>
          </table:table-cell>
          <table:table-cell office:value-type="float" office:value="0.0254" calcext:value-type="float">
            <text:p>0.0254</text:p>
          </table:table-cell>
          <table:table-cell office:value-type="float" office:value="71.3" calcext:value-type="float">
            <text:p>71.3</text:p>
          </table:table-cell>
          <table:table-cell office:value-type="float" office:value="0.0121808" calcext:value-type="float">
            <text:p>0.0121808</text:p>
          </table:table-cell>
          <table:table-cell office:value-type="float" office:value="128.878" calcext:value-type="float">
            <text:p>128.87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2.7" calcext:value-type="float">
            <text:p>12.7</text:p>
          </table:table-cell>
          <table:table-cell office:value-type="float" office:value="0.0254" calcext:value-type="float">
            <text:p>0.0254</text:p>
          </table:table-cell>
          <table:table-cell office:value-type="float" office:value="71.3" calcext:value-type="float">
            <text:p>71.3</text:p>
          </table:table-cell>
          <table:table-cell office:value-type="float" office:value="0.0121808" calcext:value-type="float">
            <text:p>0.0121808</text:p>
          </table:table-cell>
          <table:table-cell office:value-type="float" office:value="130.348" calcext:value-type="float">
            <text:p>130.34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.7" calcext:value-type="float">
            <text:p>12.7</text:p>
          </table:table-cell>
          <table:table-cell office:value-type="float" office:value="0.0254" calcext:value-type="float">
            <text:p>0.0254</text:p>
          </table:table-cell>
          <table:table-cell office:value-type="float" office:value="71.3" calcext:value-type="float">
            <text:p>71.3</text:p>
          </table:table-cell>
          <table:table-cell office:value-type="float" office:value="0.0121808" calcext:value-type="float">
            <text:p>0.0121808</text:p>
          </table:table-cell>
          <table:table-cell office:value-type="float" office:value="131.698" calcext:value-type="float">
            <text:p>131.698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2.7" calcext:value-type="float">
            <text:p>12.7</text:p>
          </table:table-cell>
          <table:table-cell office:value-type="float" office:value="0.0254" calcext:value-type="float">
            <text:p>0.0254</text:p>
          </table:table-cell>
          <table:table-cell office:value-type="float" office:value="71.3" calcext:value-type="float">
            <text:p>71.3</text:p>
          </table:table-cell>
          <table:table-cell office:value-type="float" office:value="0.0121808" calcext:value-type="float">
            <text:p>0.0121808</text:p>
          </table:table-cell>
          <table:table-cell office:value-type="float" office:value="133.048" calcext:value-type="float">
            <text:p>133.048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2.7" calcext:value-type="float">
            <text:p>12.7</text:p>
          </table:table-cell>
          <table:table-cell office:value-type="float" office:value="0.0254" calcext:value-type="float">
            <text:p>0.0254</text:p>
          </table:table-cell>
          <table:table-cell office:value-type="float" office:value="71.3" calcext:value-type="float">
            <text:p>71.3</text:p>
          </table:table-cell>
          <table:table-cell office:value-type="float" office:value="0.0121808" calcext:value-type="float">
            <text:p>0.0121808</text:p>
          </table:table-cell>
          <table:table-cell office:value-type="float" office:value="134.528" calcext:value-type="float">
            <text:p>134.52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2.7" calcext:value-type="float">
            <text:p>12.7</text:p>
          </table:table-cell>
          <table:table-cell office:value-type="float" office:value="0.0254" calcext:value-type="float">
            <text:p>0.0254</text:p>
          </table:table-cell>
          <table:table-cell office:value-type="float" office:value="71.3" calcext:value-type="float">
            <text:p>71.3</text:p>
          </table:table-cell>
          <table:table-cell office:value-type="float" office:value="0.0121808" calcext:value-type="float">
            <text:p>0.0121808</text:p>
          </table:table-cell>
          <table:table-cell office:value-type="float" office:value="134.228" calcext:value-type="float">
            <text:p>134.228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2.7" calcext:value-type="float">
            <text:p>12.7</text:p>
          </table:table-cell>
          <table:table-cell office:value-type="float" office:value="0.0254" calcext:value-type="float">
            <text:p>0.0254</text:p>
          </table:table-cell>
          <table:table-cell office:value-type="float" office:value="71.3" calcext:value-type="float">
            <text:p>71.3</text:p>
          </table:table-cell>
          <table:table-cell office:value-type="float" office:value="0.0121808" calcext:value-type="float">
            <text:p>0.0121808</text:p>
          </table:table-cell>
          <table:table-cell office:value-type="float" office:value="134.058" calcext:value-type="float">
            <text:p>134.058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12.7" calcext:value-type="float">
            <text:p>12.7</text:p>
          </table:table-cell>
          <table:table-cell office:value-type="float" office:value="0.0254" calcext:value-type="float">
            <text:p>0.0254</text:p>
          </table:table-cell>
          <table:table-cell office:value-type="float" office:value="71.3" calcext:value-type="float">
            <text:p>71.3</text:p>
          </table:table-cell>
          <table:table-cell office:value-type="float" office:value="0.0121808" calcext:value-type="float">
            <text:p>0.0121808</text:p>
          </table:table-cell>
          <table:table-cell office:value-type="float" office:value="133.758" calcext:value-type="float">
            <text:p>133.75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.7" calcext:value-type="float">
            <text:p>12.7</text:p>
          </table:table-cell>
          <table:table-cell office:value-type="float" office:value="0.0254" calcext:value-type="float">
            <text:p>0.0254</text:p>
          </table:table-cell>
          <table:table-cell office:value-type="float" office:value="71.3" calcext:value-type="float">
            <text:p>71.3</text:p>
          </table:table-cell>
          <table:table-cell office:value-type="float" office:value="0.0121808" calcext:value-type="float">
            <text:p>0.0121808</text:p>
          </table:table-cell>
          <table:table-cell office:value-type="float" office:value="131.808" calcext:value-type="float">
            <text:p>131.80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2.7" calcext:value-type="float">
            <text:p>12.7</text:p>
          </table:table-cell>
          <table:table-cell office:value-type="float" office:value="0.0254" calcext:value-type="float">
            <text:p>0.0254</text:p>
          </table:table-cell>
          <table:table-cell office:value-type="float" office:value="71.3" calcext:value-type="float">
            <text:p>71.3</text:p>
          </table:table-cell>
          <table:table-cell office:value-type="float" office:value="0.0121808" calcext:value-type="float">
            <text:p>0.0121808</text:p>
          </table:table-cell>
          <table:table-cell office:value-type="float" office:value="128.978" calcext:value-type="float">
            <text:p>128.978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12.7" calcext:value-type="float">
            <text:p>12.7</text:p>
          </table:table-cell>
          <table:table-cell office:value-type="float" office:value="0.0254" calcext:value-type="float">
            <text:p>0.0254</text:p>
          </table:table-cell>
          <table:table-cell office:value-type="float" office:value="71.3" calcext:value-type="float">
            <text:p>71.3</text:p>
          </table:table-cell>
          <table:table-cell office:value-type="float" office:value="0.0121808" calcext:value-type="float">
            <text:p>0.0121808</text:p>
          </table:table-cell>
          <table:table-cell office:value-type="float" office:value="125.398" calcext:value-type="float">
            <text:p>125.398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2.7" calcext:value-type="float">
            <text:p>12.7</text:p>
          </table:table-cell>
          <table:table-cell office:value-type="float" office:value="0.0254" calcext:value-type="float">
            <text:p>0.0254</text:p>
          </table:table-cell>
          <table:table-cell office:value-type="float" office:value="71.3" calcext:value-type="float">
            <text:p>71.3</text:p>
          </table:table-cell>
          <table:table-cell office:value-type="float" office:value="0.0121808" calcext:value-type="float">
            <text:p>0.0121808</text:p>
          </table:table-cell>
          <table:table-cell office:value-type="float" office:value="120.538" calcext:value-type="float">
            <text:p>120.53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2.7" calcext:value-type="float">
            <text:p>12.7</text:p>
          </table:table-cell>
          <table:table-cell office:value-type="float" office:value="0.0254" calcext:value-type="float">
            <text:p>0.0254</text:p>
          </table:table-cell>
          <table:table-cell office:value-type="float" office:value="71.3" calcext:value-type="float">
            <text:p>71.3</text:p>
          </table:table-cell>
          <table:table-cell office:value-type="float" office:value="0.0121808" calcext:value-type="float">
            <text:p>0.0121808</text:p>
          </table:table-cell>
          <table:table-cell office:value-type="float" office:value="114.418" calcext:value-type="float">
            <text:p>114.41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2.7" calcext:value-type="float">
            <text:p>12.7</text:p>
          </table:table-cell>
          <table:table-cell office:value-type="float" office:value="0.0254" calcext:value-type="float">
            <text:p>0.0254</text:p>
          </table:table-cell>
          <table:table-cell office:value-type="float" office:value="39.6" calcext:value-type="float">
            <text:p>39.6</text:p>
          </table:table-cell>
          <table:table-cell office:value-type="float" office:value="0.0130253" calcext:value-type="float">
            <text:p>0.0130253</text:p>
          </table:table-cell>
          <table:table-cell office:value-type="float" office:value="121.547" calcext:value-type="float">
            <text:p>121.547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2.7" calcext:value-type="float">
            <text:p>12.7</text:p>
          </table:table-cell>
          <table:table-cell office:value-type="float" office:value="0.0254" calcext:value-type="float">
            <text:p>0.0254</text:p>
          </table:table-cell>
          <table:table-cell office:value-type="float" office:value="39.6" calcext:value-type="float">
            <text:p>39.6</text:p>
          </table:table-cell>
          <table:table-cell office:value-type="float" office:value="0.0130253" calcext:value-type="float">
            <text:p>0.0130253</text:p>
          </table:table-cell>
          <table:table-cell office:value-type="float" office:value="123.537" calcext:value-type="float">
            <text:p>123.53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2.7" calcext:value-type="float">
            <text:p>12.7</text:p>
          </table:table-cell>
          <table:table-cell office:value-type="float" office:value="0.0254" calcext:value-type="float">
            <text:p>0.0254</text:p>
          </table:table-cell>
          <table:table-cell office:value-type="float" office:value="39.6" calcext:value-type="float">
            <text:p>39.6</text:p>
          </table:table-cell>
          <table:table-cell office:value-type="float" office:value="0.0130253" calcext:value-type="float">
            <text:p>0.0130253</text:p>
          </table:table-cell>
          <table:table-cell office:value-type="float" office:value="125.527" calcext:value-type="float">
            <text:p>125.52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.7" calcext:value-type="float">
            <text:p>12.7</text:p>
          </table:table-cell>
          <table:table-cell office:value-type="float" office:value="0.0254" calcext:value-type="float">
            <text:p>0.0254</text:p>
          </table:table-cell>
          <table:table-cell office:value-type="float" office:value="39.6" calcext:value-type="float">
            <text:p>39.6</text:p>
          </table:table-cell>
          <table:table-cell office:value-type="float" office:value="0.0130253" calcext:value-type="float">
            <text:p>0.0130253</text:p>
          </table:table-cell>
          <table:table-cell office:value-type="float" office:value="127.127" calcext:value-type="float">
            <text:p>127.127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2.7" calcext:value-type="float">
            <text:p>12.7</text:p>
          </table:table-cell>
          <table:table-cell office:value-type="float" office:value="0.0254" calcext:value-type="float">
            <text:p>0.0254</text:p>
          </table:table-cell>
          <table:table-cell office:value-type="float" office:value="39.6" calcext:value-type="float">
            <text:p>39.6</text:p>
          </table:table-cell>
          <table:table-cell office:value-type="float" office:value="0.0130253" calcext:value-type="float">
            <text:p>0.0130253</text:p>
          </table:table-cell>
          <table:table-cell office:value-type="float" office:value="128.867" calcext:value-type="float">
            <text:p>128.86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2.7" calcext:value-type="float">
            <text:p>12.7</text:p>
          </table:table-cell>
          <table:table-cell office:value-type="float" office:value="0.0254" calcext:value-type="float">
            <text:p>0.0254</text:p>
          </table:table-cell>
          <table:table-cell office:value-type="float" office:value="39.6" calcext:value-type="float">
            <text:p>39.6</text:p>
          </table:table-cell>
          <table:table-cell office:value-type="float" office:value="0.0130253" calcext:value-type="float">
            <text:p>0.0130253</text:p>
          </table:table-cell>
          <table:table-cell office:value-type="float" office:value="130.217" calcext:value-type="float">
            <text:p>130.21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.7" calcext:value-type="float">
            <text:p>12.7</text:p>
          </table:table-cell>
          <table:table-cell office:value-type="float" office:value="0.0254" calcext:value-type="float">
            <text:p>0.0254</text:p>
          </table:table-cell>
          <table:table-cell office:value-type="float" office:value="39.6" calcext:value-type="float">
            <text:p>39.6</text:p>
          </table:table-cell>
          <table:table-cell office:value-type="float" office:value="0.0130253" calcext:value-type="float">
            <text:p>0.0130253</text:p>
          </table:table-cell>
          <table:table-cell office:value-type="float" office:value="130.947" calcext:value-type="float">
            <text:p>130.947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2.7" calcext:value-type="float">
            <text:p>12.7</text:p>
          </table:table-cell>
          <table:table-cell office:value-type="float" office:value="0.0254" calcext:value-type="float">
            <text:p>0.0254</text:p>
          </table:table-cell>
          <table:table-cell office:value-type="float" office:value="39.6" calcext:value-type="float">
            <text:p>39.6</text:p>
          </table:table-cell>
          <table:table-cell office:value-type="float" office:value="0.0130253" calcext:value-type="float">
            <text:p>0.0130253</text:p>
          </table:table-cell>
          <table:table-cell office:value-type="float" office:value="130.777" calcext:value-type="float">
            <text:p>130.777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2.7" calcext:value-type="float">
            <text:p>12.7</text:p>
          </table:table-cell>
          <table:table-cell office:value-type="float" office:value="0.0254" calcext:value-type="float">
            <text:p>0.0254</text:p>
          </table:table-cell>
          <table:table-cell office:value-type="float" office:value="39.6" calcext:value-type="float">
            <text:p>39.6</text:p>
          </table:table-cell>
          <table:table-cell office:value-type="float" office:value="0.0130253" calcext:value-type="float">
            <text:p>0.0130253</text:p>
          </table:table-cell>
          <table:table-cell office:value-type="float" office:value="129.977" calcext:value-type="float">
            <text:p>129.97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2.7" calcext:value-type="float">
            <text:p>12.7</text:p>
          </table:table-cell>
          <table:table-cell office:value-type="float" office:value="0.0254" calcext:value-type="float">
            <text:p>0.0254</text:p>
          </table:table-cell>
          <table:table-cell office:value-type="float" office:value="39.6" calcext:value-type="float">
            <text:p>39.6</text:p>
          </table:table-cell>
          <table:table-cell office:value-type="float" office:value="0.0130253" calcext:value-type="float">
            <text:p>0.0130253</text:p>
          </table:table-cell>
          <table:table-cell office:value-type="float" office:value="129.567" calcext:value-type="float">
            <text:p>129.567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2.7" calcext:value-type="float">
            <text:p>12.7</text:p>
          </table:table-cell>
          <table:table-cell office:value-type="float" office:value="0.0254" calcext:value-type="float">
            <text:p>0.0254</text:p>
          </table:table-cell>
          <table:table-cell office:value-type="float" office:value="39.6" calcext:value-type="float">
            <text:p>39.6</text:p>
          </table:table-cell>
          <table:table-cell office:value-type="float" office:value="0.0130253" calcext:value-type="float">
            <text:p>0.0130253</text:p>
          </table:table-cell>
          <table:table-cell office:value-type="float" office:value="129.027" calcext:value-type="float">
            <text:p>129.027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12.7" calcext:value-type="float">
            <text:p>12.7</text:p>
          </table:table-cell>
          <table:table-cell office:value-type="float" office:value="0.0254" calcext:value-type="float">
            <text:p>0.0254</text:p>
          </table:table-cell>
          <table:table-cell office:value-type="float" office:value="39.6" calcext:value-type="float">
            <text:p>39.6</text:p>
          </table:table-cell>
          <table:table-cell office:value-type="float" office:value="0.0130253" calcext:value-type="float">
            <text:p>0.0130253</text:p>
          </table:table-cell>
          <table:table-cell office:value-type="float" office:value="127.847" calcext:value-type="float">
            <text:p>127.847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.7" calcext:value-type="float">
            <text:p>12.7</text:p>
          </table:table-cell>
          <table:table-cell office:value-type="float" office:value="0.0254" calcext:value-type="float">
            <text:p>0.0254</text:p>
          </table:table-cell>
          <table:table-cell office:value-type="float" office:value="39.6" calcext:value-type="float">
            <text:p>39.6</text:p>
          </table:table-cell>
          <table:table-cell office:value-type="float" office:value="0.0130253" calcext:value-type="float">
            <text:p>0.0130253</text:p>
          </table:table-cell>
          <table:table-cell office:value-type="float" office:value="126.537" calcext:value-type="float">
            <text:p>126.537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2.7" calcext:value-type="float">
            <text:p>12.7</text:p>
          </table:table-cell>
          <table:table-cell office:value-type="float" office:value="0.0254" calcext:value-type="float">
            <text:p>0.0254</text:p>
          </table:table-cell>
          <table:table-cell office:value-type="float" office:value="39.6" calcext:value-type="float">
            <text:p>39.6</text:p>
          </table:table-cell>
          <table:table-cell office:value-type="float" office:value="0.0130253" calcext:value-type="float">
            <text:p>0.0130253</text:p>
          </table:table-cell>
          <table:table-cell office:value-type="float" office:value="125.107" calcext:value-type="float">
            <text:p>125.107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12.7" calcext:value-type="float">
            <text:p>12.7</text:p>
          </table:table-cell>
          <table:table-cell office:value-type="float" office:value="0.0254" calcext:value-type="float">
            <text:p>0.0254</text:p>
          </table:table-cell>
          <table:table-cell office:value-type="float" office:value="39.6" calcext:value-type="float">
            <text:p>39.6</text:p>
          </table:table-cell>
          <table:table-cell office:value-type="float" office:value="0.0130253" calcext:value-type="float">
            <text:p>0.0130253</text:p>
          </table:table-cell>
          <table:table-cell office:value-type="float" office:value="123.177" calcext:value-type="float">
            <text:p>123.177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2.7" calcext:value-type="float">
            <text:p>12.7</text:p>
          </table:table-cell>
          <table:table-cell office:value-type="float" office:value="0.0254" calcext:value-type="float">
            <text:p>0.0254</text:p>
          </table:table-cell>
          <table:table-cell office:value-type="float" office:value="39.6" calcext:value-type="float">
            <text:p>39.6</text:p>
          </table:table-cell>
          <table:table-cell office:value-type="float" office:value="0.0130253" calcext:value-type="float">
            <text:p>0.0130253</text:p>
          </table:table-cell>
          <table:table-cell office:value-type="float" office:value="120.607" calcext:value-type="float">
            <text:p>120.60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2.7" calcext:value-type="float">
            <text:p>12.7</text:p>
          </table:table-cell>
          <table:table-cell office:value-type="float" office:value="0.0254" calcext:value-type="float">
            <text:p>0.0254</text:p>
          </table:table-cell>
          <table:table-cell office:value-type="float" office:value="39.6" calcext:value-type="float">
            <text:p>39.6</text:p>
          </table:table-cell>
          <table:table-cell office:value-type="float" office:value="0.0130253" calcext:value-type="float">
            <text:p>0.0130253</text:p>
          </table:table-cell>
          <table:table-cell office:value-type="float" office:value="116.017" calcext:value-type="float">
            <text:p>116.01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7.4" calcext:value-type="float">
            <text:p>17.4</text:p>
          </table:table-cell>
          <table:table-cell office:value-type="float" office:value="0.0254" calcext:value-type="float">
            <text:p>0.0254</text:p>
          </table:table-cell>
          <table:table-cell office:value-type="float" office:value="71.3" calcext:value-type="float">
            <text:p>71.3</text:p>
          </table:table-cell>
          <table:table-cell office:value-type="float" office:value="0.016104" calcext:value-type="float">
            <text:p>0.016104</text:p>
          </table:table-cell>
          <table:table-cell office:value-type="float" office:value="112.506" calcext:value-type="float">
            <text:p>112.50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7.4" calcext:value-type="float">
            <text:p>17.4</text:p>
          </table:table-cell>
          <table:table-cell office:value-type="float" office:value="0.0254" calcext:value-type="float">
            <text:p>0.0254</text:p>
          </table:table-cell>
          <table:table-cell office:value-type="float" office:value="71.3" calcext:value-type="float">
            <text:p>71.3</text:p>
          </table:table-cell>
          <table:table-cell office:value-type="float" office:value="0.016104" calcext:value-type="float">
            <text:p>0.016104</text:p>
          </table:table-cell>
          <table:table-cell office:value-type="float" office:value="113.796" calcext:value-type="float">
            <text:p>113.79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7.4" calcext:value-type="float">
            <text:p>17.4</text:p>
          </table:table-cell>
          <table:table-cell office:value-type="float" office:value="0.0254" calcext:value-type="float">
            <text:p>0.0254</text:p>
          </table:table-cell>
          <table:table-cell office:value-type="float" office:value="71.3" calcext:value-type="float">
            <text:p>71.3</text:p>
          </table:table-cell>
          <table:table-cell office:value-type="float" office:value="0.016104" calcext:value-type="float">
            <text:p>0.016104</text:p>
          </table:table-cell>
          <table:table-cell office:value-type="float" office:value="115.846" calcext:value-type="float">
            <text:p>115.84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7.4" calcext:value-type="float">
            <text:p>17.4</text:p>
          </table:table-cell>
          <table:table-cell office:value-type="float" office:value="0.0254" calcext:value-type="float">
            <text:p>0.0254</text:p>
          </table:table-cell>
          <table:table-cell office:value-type="float" office:value="71.3" calcext:value-type="float">
            <text:p>71.3</text:p>
          </table:table-cell>
          <table:table-cell office:value-type="float" office:value="0.016104" calcext:value-type="float">
            <text:p>0.016104</text:p>
          </table:table-cell>
          <table:table-cell office:value-type="float" office:value="117.396" calcext:value-type="float">
            <text:p>117.39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7.4" calcext:value-type="float">
            <text:p>17.4</text:p>
          </table:table-cell>
          <table:table-cell office:value-type="float" office:value="0.0254" calcext:value-type="float">
            <text:p>0.0254</text:p>
          </table:table-cell>
          <table:table-cell office:value-type="float" office:value="71.3" calcext:value-type="float">
            <text:p>71.3</text:p>
          </table:table-cell>
          <table:table-cell office:value-type="float" office:value="0.016104" calcext:value-type="float">
            <text:p>0.016104</text:p>
          </table:table-cell>
          <table:table-cell office:value-type="float" office:value="119.806" calcext:value-type="float">
            <text:p>119.806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7.4" calcext:value-type="float">
            <text:p>17.4</text:p>
          </table:table-cell>
          <table:table-cell office:value-type="float" office:value="0.0254" calcext:value-type="float">
            <text:p>0.0254</text:p>
          </table:table-cell>
          <table:table-cell office:value-type="float" office:value="71.3" calcext:value-type="float">
            <text:p>71.3</text:p>
          </table:table-cell>
          <table:table-cell office:value-type="float" office:value="0.016104" calcext:value-type="float">
            <text:p>0.016104</text:p>
          </table:table-cell>
          <table:table-cell office:value-type="float" office:value="122.606" calcext:value-type="float">
            <text:p>122.60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7.4" calcext:value-type="float">
            <text:p>17.4</text:p>
          </table:table-cell>
          <table:table-cell office:value-type="float" office:value="0.0254" calcext:value-type="float">
            <text:p>0.0254</text:p>
          </table:table-cell>
          <table:table-cell office:value-type="float" office:value="71.3" calcext:value-type="float">
            <text:p>71.3</text:p>
          </table:table-cell>
          <table:table-cell office:value-type="float" office:value="0.016104" calcext:value-type="float">
            <text:p>0.016104</text:p>
          </table:table-cell>
          <table:table-cell office:value-type="float" office:value="124.276" calcext:value-type="float">
            <text:p>124.27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7.4" calcext:value-type="float">
            <text:p>17.4</text:p>
          </table:table-cell>
          <table:table-cell office:value-type="float" office:value="0.0254" calcext:value-type="float">
            <text:p>0.0254</text:p>
          </table:table-cell>
          <table:table-cell office:value-type="float" office:value="71.3" calcext:value-type="float">
            <text:p>71.3</text:p>
          </table:table-cell>
          <table:table-cell office:value-type="float" office:value="0.016104" calcext:value-type="float">
            <text:p>0.016104</text:p>
          </table:table-cell>
          <table:table-cell office:value-type="float" office:value="125.816" calcext:value-type="float">
            <text:p>125.816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7.4" calcext:value-type="float">
            <text:p>17.4</text:p>
          </table:table-cell>
          <table:table-cell office:value-type="float" office:value="0.0254" calcext:value-type="float">
            <text:p>0.0254</text:p>
          </table:table-cell>
          <table:table-cell office:value-type="float" office:value="71.3" calcext:value-type="float">
            <text:p>71.3</text:p>
          </table:table-cell>
          <table:table-cell office:value-type="float" office:value="0.016104" calcext:value-type="float">
            <text:p>0.016104</text:p>
          </table:table-cell>
          <table:table-cell office:value-type="float" office:value="126.356" calcext:value-type="float">
            <text:p>126.356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7.4" calcext:value-type="float">
            <text:p>17.4</text:p>
          </table:table-cell>
          <table:table-cell office:value-type="float" office:value="0.0254" calcext:value-type="float">
            <text:p>0.0254</text:p>
          </table:table-cell>
          <table:table-cell office:value-type="float" office:value="71.3" calcext:value-type="float">
            <text:p>71.3</text:p>
          </table:table-cell>
          <table:table-cell office:value-type="float" office:value="0.016104" calcext:value-type="float">
            <text:p>0.016104</text:p>
          </table:table-cell>
          <table:table-cell office:value-type="float" office:value="126.406" calcext:value-type="float">
            <text:p>126.40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7.4" calcext:value-type="float">
            <text:p>17.4</text:p>
          </table:table-cell>
          <table:table-cell office:value-type="float" office:value="0.0254" calcext:value-type="float">
            <text:p>0.0254</text:p>
          </table:table-cell>
          <table:table-cell office:value-type="float" office:value="71.3" calcext:value-type="float">
            <text:p>71.3</text:p>
          </table:table-cell>
          <table:table-cell office:value-type="float" office:value="0.016104" calcext:value-type="float">
            <text:p>0.016104</text:p>
          </table:table-cell>
          <table:table-cell office:value-type="float" office:value="126.826" calcext:value-type="float">
            <text:p>126.826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7.4" calcext:value-type="float">
            <text:p>17.4</text:p>
          </table:table-cell>
          <table:table-cell office:value-type="float" office:value="0.0254" calcext:value-type="float">
            <text:p>0.0254</text:p>
          </table:table-cell>
          <table:table-cell office:value-type="float" office:value="71.3" calcext:value-type="float">
            <text:p>71.3</text:p>
          </table:table-cell>
          <table:table-cell office:value-type="float" office:value="0.016104" calcext:value-type="float">
            <text:p>0.016104</text:p>
          </table:table-cell>
          <table:table-cell office:value-type="float" office:value="126.746" calcext:value-type="float">
            <text:p>126.746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17.4" calcext:value-type="float">
            <text:p>17.4</text:p>
          </table:table-cell>
          <table:table-cell office:value-type="float" office:value="0.0254" calcext:value-type="float">
            <text:p>0.0254</text:p>
          </table:table-cell>
          <table:table-cell office:value-type="float" office:value="71.3" calcext:value-type="float">
            <text:p>71.3</text:p>
          </table:table-cell>
          <table:table-cell office:value-type="float" office:value="0.016104" calcext:value-type="float">
            <text:p>0.016104</text:p>
          </table:table-cell>
          <table:table-cell office:value-type="float" office:value="126.536" calcext:value-type="float">
            <text:p>126.53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7.4" calcext:value-type="float">
            <text:p>17.4</text:p>
          </table:table-cell>
          <table:table-cell office:value-type="float" office:value="0.0254" calcext:value-type="float">
            <text:p>0.0254</text:p>
          </table:table-cell>
          <table:table-cell office:value-type="float" office:value="71.3" calcext:value-type="float">
            <text:p>71.3</text:p>
          </table:table-cell>
          <table:table-cell office:value-type="float" office:value="0.016104" calcext:value-type="float">
            <text:p>0.016104</text:p>
          </table:table-cell>
          <table:table-cell office:value-type="float" office:value="125.586" calcext:value-type="float">
            <text:p>125.58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7.4" calcext:value-type="float">
            <text:p>17.4</text:p>
          </table:table-cell>
          <table:table-cell office:value-type="float" office:value="0.0254" calcext:value-type="float">
            <text:p>0.0254</text:p>
          </table:table-cell>
          <table:table-cell office:value-type="float" office:value="71.3" calcext:value-type="float">
            <text:p>71.3</text:p>
          </table:table-cell>
          <table:table-cell office:value-type="float" office:value="0.016104" calcext:value-type="float">
            <text:p>0.016104</text:p>
          </table:table-cell>
          <table:table-cell office:value-type="float" office:value="123.126" calcext:value-type="float">
            <text:p>123.126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17.4" calcext:value-type="float">
            <text:p>17.4</text:p>
          </table:table-cell>
          <table:table-cell office:value-type="float" office:value="0.0254" calcext:value-type="float">
            <text:p>0.0254</text:p>
          </table:table-cell>
          <table:table-cell office:value-type="float" office:value="71.3" calcext:value-type="float">
            <text:p>71.3</text:p>
          </table:table-cell>
          <table:table-cell office:value-type="float" office:value="0.016104" calcext:value-type="float">
            <text:p>0.016104</text:p>
          </table:table-cell>
          <table:table-cell office:value-type="float" office:value="119.916" calcext:value-type="float">
            <text:p>119.916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7.4" calcext:value-type="float">
            <text:p>17.4</text:p>
          </table:table-cell>
          <table:table-cell office:value-type="float" office:value="0.0254" calcext:value-type="float">
            <text:p>0.0254</text:p>
          </table:table-cell>
          <table:table-cell office:value-type="float" office:value="71.3" calcext:value-type="float">
            <text:p>71.3</text:p>
          </table:table-cell>
          <table:table-cell office:value-type="float" office:value="0.016104" calcext:value-type="float">
            <text:p>0.016104</text:p>
          </table:table-cell>
          <table:table-cell office:value-type="float" office:value="115.466" calcext:value-type="float">
            <text:p>115.46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7.4" calcext:value-type="float">
            <text:p>17.4</text:p>
          </table:table-cell>
          <table:table-cell office:value-type="float" office:value="0.0254" calcext:value-type="float">
            <text:p>0.0254</text:p>
          </table:table-cell>
          <table:table-cell office:value-type="float" office:value="55.5" calcext:value-type="float">
            <text:p>55.5</text:p>
          </table:table-cell>
          <table:table-cell office:value-type="float" office:value="0.0165706" calcext:value-type="float">
            <text:p>0.0165706</text:p>
          </table:table-cell>
          <table:table-cell office:value-type="float" office:value="109.951" calcext:value-type="float">
            <text:p>109.95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7.4" calcext:value-type="float">
            <text:p>17.4</text:p>
          </table:table-cell>
          <table:table-cell office:value-type="float" office:value="0.0254" calcext:value-type="float">
            <text:p>0.0254</text:p>
          </table:table-cell>
          <table:table-cell office:value-type="float" office:value="55.5" calcext:value-type="float">
            <text:p>55.5</text:p>
          </table:table-cell>
          <table:table-cell office:value-type="float" office:value="0.0165706" calcext:value-type="float">
            <text:p>0.0165706</text:p>
          </table:table-cell>
          <table:table-cell office:value-type="float" office:value="110.491" calcext:value-type="float">
            <text:p>110.49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7.4" calcext:value-type="float">
            <text:p>17.4</text:p>
          </table:table-cell>
          <table:table-cell office:value-type="float" office:value="0.0254" calcext:value-type="float">
            <text:p>0.0254</text:p>
          </table:table-cell>
          <table:table-cell office:value-type="float" office:value="55.5" calcext:value-type="float">
            <text:p>55.5</text:p>
          </table:table-cell>
          <table:table-cell office:value-type="float" office:value="0.0165706" calcext:value-type="float">
            <text:p>0.0165706</text:p>
          </table:table-cell>
          <table:table-cell office:value-type="float" office:value="111.911" calcext:value-type="float">
            <text:p>111.91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7.4" calcext:value-type="float">
            <text:p>17.4</text:p>
          </table:table-cell>
          <table:table-cell office:value-type="float" office:value="0.0254" calcext:value-type="float">
            <text:p>0.0254</text:p>
          </table:table-cell>
          <table:table-cell office:value-type="float" office:value="55.5" calcext:value-type="float">
            <text:p>55.5</text:p>
          </table:table-cell>
          <table:table-cell office:value-type="float" office:value="0.0165706" calcext:value-type="float">
            <text:p>0.0165706</text:p>
          </table:table-cell>
          <table:table-cell office:value-type="float" office:value="115.461" calcext:value-type="float">
            <text:p>115.46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7.4" calcext:value-type="float">
            <text:p>17.4</text:p>
          </table:table-cell>
          <table:table-cell office:value-type="float" office:value="0.0254" calcext:value-type="float">
            <text:p>0.0254</text:p>
          </table:table-cell>
          <table:table-cell office:value-type="float" office:value="55.5" calcext:value-type="float">
            <text:p>55.5</text:p>
          </table:table-cell>
          <table:table-cell office:value-type="float" office:value="0.0165706" calcext:value-type="float">
            <text:p>0.0165706</text:p>
          </table:table-cell>
          <table:table-cell office:value-type="float" office:value="119.621" calcext:value-type="float">
            <text:p>119.621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7.4" calcext:value-type="float">
            <text:p>17.4</text:p>
          </table:table-cell>
          <table:table-cell office:value-type="float" office:value="0.0254" calcext:value-type="float">
            <text:p>0.0254</text:p>
          </table:table-cell>
          <table:table-cell office:value-type="float" office:value="55.5" calcext:value-type="float">
            <text:p>55.5</text:p>
          </table:table-cell>
          <table:table-cell office:value-type="float" office:value="0.0165706" calcext:value-type="float">
            <text:p>0.0165706</text:p>
          </table:table-cell>
          <table:table-cell office:value-type="float" office:value="122.411" calcext:value-type="float">
            <text:p>122.41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7.4" calcext:value-type="float">
            <text:p>17.4</text:p>
          </table:table-cell>
          <table:table-cell office:value-type="float" office:value="0.0254" calcext:value-type="float">
            <text:p>0.0254</text:p>
          </table:table-cell>
          <table:table-cell office:value-type="float" office:value="55.5" calcext:value-type="float">
            <text:p>55.5</text:p>
          </table:table-cell>
          <table:table-cell office:value-type="float" office:value="0.0165706" calcext:value-type="float">
            <text:p>0.0165706</text:p>
          </table:table-cell>
          <table:table-cell office:value-type="float" office:value="123.091" calcext:value-type="float">
            <text:p>123.09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7.4" calcext:value-type="float">
            <text:p>17.4</text:p>
          </table:table-cell>
          <table:table-cell office:value-type="float" office:value="0.0254" calcext:value-type="float">
            <text:p>0.0254</text:p>
          </table:table-cell>
          <table:table-cell office:value-type="float" office:value="55.5" calcext:value-type="float">
            <text:p>55.5</text:p>
          </table:table-cell>
          <table:table-cell office:value-type="float" office:value="0.0165706" calcext:value-type="float">
            <text:p>0.0165706</text:p>
          </table:table-cell>
          <table:table-cell office:value-type="float" office:value="126.001" calcext:value-type="float">
            <text:p>126.001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7.4" calcext:value-type="float">
            <text:p>17.4</text:p>
          </table:table-cell>
          <table:table-cell office:value-type="float" office:value="0.0254" calcext:value-type="float">
            <text:p>0.0254</text:p>
          </table:table-cell>
          <table:table-cell office:value-type="float" office:value="55.5" calcext:value-type="float">
            <text:p>55.5</text:p>
          </table:table-cell>
          <table:table-cell office:value-type="float" office:value="0.0165706" calcext:value-type="float">
            <text:p>0.0165706</text:p>
          </table:table-cell>
          <table:table-cell office:value-type="float" office:value="129.301" calcext:value-type="float">
            <text:p>129.301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7.4" calcext:value-type="float">
            <text:p>17.4</text:p>
          </table:table-cell>
          <table:table-cell office:value-type="float" office:value="0.0254" calcext:value-type="float">
            <text:p>0.0254</text:p>
          </table:table-cell>
          <table:table-cell office:value-type="float" office:value="55.5" calcext:value-type="float">
            <text:p>55.5</text:p>
          </table:table-cell>
          <table:table-cell office:value-type="float" office:value="0.0165706" calcext:value-type="float">
            <text:p>0.0165706</text:p>
          </table:table-cell>
          <table:table-cell office:value-type="float" office:value="126.471" calcext:value-type="float">
            <text:p>126.47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7.4" calcext:value-type="float">
            <text:p>17.4</text:p>
          </table:table-cell>
          <table:table-cell office:value-type="float" office:value="0.0254" calcext:value-type="float">
            <text:p>0.0254</text:p>
          </table:table-cell>
          <table:table-cell office:value-type="float" office:value="55.5" calcext:value-type="float">
            <text:p>55.5</text:p>
          </table:table-cell>
          <table:table-cell office:value-type="float" office:value="0.0165706" calcext:value-type="float">
            <text:p>0.0165706</text:p>
          </table:table-cell>
          <table:table-cell office:value-type="float" office:value="125.261" calcext:value-type="float">
            <text:p>125.261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7.4" calcext:value-type="float">
            <text:p>17.4</text:p>
          </table:table-cell>
          <table:table-cell office:value-type="float" office:value="0.0254" calcext:value-type="float">
            <text:p>0.0254</text:p>
          </table:table-cell>
          <table:table-cell office:value-type="float" office:value="55.5" calcext:value-type="float">
            <text:p>55.5</text:p>
          </table:table-cell>
          <table:table-cell office:value-type="float" office:value="0.0165706" calcext:value-type="float">
            <text:p>0.0165706</text:p>
          </table:table-cell>
          <table:table-cell office:value-type="float" office:value="124.931" calcext:value-type="float">
            <text:p>124.931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17.4" calcext:value-type="float">
            <text:p>17.4</text:p>
          </table:table-cell>
          <table:table-cell office:value-type="float" office:value="0.0254" calcext:value-type="float">
            <text:p>0.0254</text:p>
          </table:table-cell>
          <table:table-cell office:value-type="float" office:value="55.5" calcext:value-type="float">
            <text:p>55.5</text:p>
          </table:table-cell>
          <table:table-cell office:value-type="float" office:value="0.0165706" calcext:value-type="float">
            <text:p>0.0165706</text:p>
          </table:table-cell>
          <table:table-cell office:value-type="float" office:value="124.101" calcext:value-type="float">
            <text:p>124.101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7.4" calcext:value-type="float">
            <text:p>17.4</text:p>
          </table:table-cell>
          <table:table-cell office:value-type="float" office:value="0.0254" calcext:value-type="float">
            <text:p>0.0254</text:p>
          </table:table-cell>
          <table:table-cell office:value-type="float" office:value="55.5" calcext:value-type="float">
            <text:p>55.5</text:p>
          </table:table-cell>
          <table:table-cell office:value-type="float" office:value="0.0165706" calcext:value-type="float">
            <text:p>0.0165706</text:p>
          </table:table-cell>
          <table:table-cell office:value-type="float" office:value="121.771" calcext:value-type="float">
            <text:p>121.771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7.4" calcext:value-type="float">
            <text:p>17.4</text:p>
          </table:table-cell>
          <table:table-cell office:value-type="float" office:value="0.0254" calcext:value-type="float">
            <text:p>0.0254</text:p>
          </table:table-cell>
          <table:table-cell office:value-type="float" office:value="55.5" calcext:value-type="float">
            <text:p>55.5</text:p>
          </table:table-cell>
          <table:table-cell office:value-type="float" office:value="0.0165706" calcext:value-type="float">
            <text:p>0.0165706</text:p>
          </table:table-cell>
          <table:table-cell office:value-type="float" office:value="118.941" calcext:value-type="float">
            <text:p>118.941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17.4" calcext:value-type="float">
            <text:p>17.4</text:p>
          </table:table-cell>
          <table:table-cell office:value-type="float" office:value="0.0254" calcext:value-type="float">
            <text:p>0.0254</text:p>
          </table:table-cell>
          <table:table-cell office:value-type="float" office:value="55.5" calcext:value-type="float">
            <text:p>55.5</text:p>
          </table:table-cell>
          <table:table-cell office:value-type="float" office:value="0.0165706" calcext:value-type="float">
            <text:p>0.0165706</text:p>
          </table:table-cell>
          <table:table-cell office:value-type="float" office:value="114.861" calcext:value-type="float">
            <text:p>114.86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7.4" calcext:value-type="float">
            <text:p>17.4</text:p>
          </table:table-cell>
          <table:table-cell office:value-type="float" office:value="0.0254" calcext:value-type="float">
            <text:p>0.0254</text:p>
          </table:table-cell>
          <table:table-cell office:value-type="float" office:value="39.6" calcext:value-type="float">
            <text:p>39.6</text:p>
          </table:table-cell>
          <table:table-cell office:value-type="float" office:value="0.0172206" calcext:value-type="float">
            <text:p>0.0172206</text:p>
          </table:table-cell>
          <table:table-cell office:value-type="float" office:value="114.044" calcext:value-type="float">
            <text:p>114.04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7.4" calcext:value-type="float">
            <text:p>17.4</text:p>
          </table:table-cell>
          <table:table-cell office:value-type="float" office:value="0.0254" calcext:value-type="float">
            <text:p>0.0254</text:p>
          </table:table-cell>
          <table:table-cell office:value-type="float" office:value="39.6" calcext:value-type="float">
            <text:p>39.6</text:p>
          </table:table-cell>
          <table:table-cell office:value-type="float" office:value="0.0172206" calcext:value-type="float">
            <text:p>0.0172206</text:p>
          </table:table-cell>
          <table:table-cell office:value-type="float" office:value="114.714" calcext:value-type="float">
            <text:p>114.71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7.4" calcext:value-type="float">
            <text:p>17.4</text:p>
          </table:table-cell>
          <table:table-cell office:value-type="float" office:value="0.0254" calcext:value-type="float">
            <text:p>0.0254</text:p>
          </table:table-cell>
          <table:table-cell office:value-type="float" office:value="39.6" calcext:value-type="float">
            <text:p>39.6</text:p>
          </table:table-cell>
          <table:table-cell office:value-type="float" office:value="0.0172206" calcext:value-type="float">
            <text:p>0.0172206</text:p>
          </table:table-cell>
          <table:table-cell office:value-type="float" office:value="115.144" calcext:value-type="float">
            <text:p>115.14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7.4" calcext:value-type="float">
            <text:p>17.4</text:p>
          </table:table-cell>
          <table:table-cell office:value-type="float" office:value="0.0254" calcext:value-type="float">
            <text:p>0.0254</text:p>
          </table:table-cell>
          <table:table-cell office:value-type="float" office:value="39.6" calcext:value-type="float">
            <text:p>39.6</text:p>
          </table:table-cell>
          <table:table-cell office:value-type="float" office:value="0.0172206" calcext:value-type="float">
            <text:p>0.0172206</text:p>
          </table:table-cell>
          <table:table-cell office:value-type="float" office:value="115.444" calcext:value-type="float">
            <text:p>115.44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7.4" calcext:value-type="float">
            <text:p>17.4</text:p>
          </table:table-cell>
          <table:table-cell office:value-type="float" office:value="0.0254" calcext:value-type="float">
            <text:p>0.0254</text:p>
          </table:table-cell>
          <table:table-cell office:value-type="float" office:value="39.6" calcext:value-type="float">
            <text:p>39.6</text:p>
          </table:table-cell>
          <table:table-cell office:value-type="float" office:value="0.0172206" calcext:value-type="float">
            <text:p>0.0172206</text:p>
          </table:table-cell>
          <table:table-cell office:value-type="float" office:value="117.514" calcext:value-type="float">
            <text:p>117.514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7.4" calcext:value-type="float">
            <text:p>17.4</text:p>
          </table:table-cell>
          <table:table-cell office:value-type="float" office:value="0.0254" calcext:value-type="float">
            <text:p>0.0254</text:p>
          </table:table-cell>
          <table:table-cell office:value-type="float" office:value="39.6" calcext:value-type="float">
            <text:p>39.6</text:p>
          </table:table-cell>
          <table:table-cell office:value-type="float" office:value="0.0172206" calcext:value-type="float">
            <text:p>0.0172206</text:p>
          </table:table-cell>
          <table:table-cell office:value-type="float" office:value="124.514" calcext:value-type="float">
            <text:p>124.51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7.4" calcext:value-type="float">
            <text:p>17.4</text:p>
          </table:table-cell>
          <table:table-cell office:value-type="float" office:value="0.0254" calcext:value-type="float">
            <text:p>0.0254</text:p>
          </table:table-cell>
          <table:table-cell office:value-type="float" office:value="39.6" calcext:value-type="float">
            <text:p>39.6</text:p>
          </table:table-cell>
          <table:table-cell office:value-type="float" office:value="0.0172206" calcext:value-type="float">
            <text:p>0.0172206</text:p>
          </table:table-cell>
          <table:table-cell office:value-type="float" office:value="135.324" calcext:value-type="float">
            <text:p>135.32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7.4" calcext:value-type="float">
            <text:p>17.4</text:p>
          </table:table-cell>
          <table:table-cell office:value-type="float" office:value="0.0254" calcext:value-type="float">
            <text:p>0.0254</text:p>
          </table:table-cell>
          <table:table-cell office:value-type="float" office:value="39.6" calcext:value-type="float">
            <text:p>39.6</text:p>
          </table:table-cell>
          <table:table-cell office:value-type="float" office:value="0.0172206" calcext:value-type="float">
            <text:p>0.0172206</text:p>
          </table:table-cell>
          <table:table-cell office:value-type="float" office:value="138.274" calcext:value-type="float">
            <text:p>138.274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7.4" calcext:value-type="float">
            <text:p>17.4</text:p>
          </table:table-cell>
          <table:table-cell office:value-type="float" office:value="0.0254" calcext:value-type="float">
            <text:p>0.0254</text:p>
          </table:table-cell>
          <table:table-cell office:value-type="float" office:value="39.6" calcext:value-type="float">
            <text:p>39.6</text:p>
          </table:table-cell>
          <table:table-cell office:value-type="float" office:value="0.0172206" calcext:value-type="float">
            <text:p>0.0172206</text:p>
          </table:table-cell>
          <table:table-cell office:value-type="float" office:value="131.364" calcext:value-type="float">
            <text:p>131.364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7.4" calcext:value-type="float">
            <text:p>17.4</text:p>
          </table:table-cell>
          <table:table-cell office:value-type="float" office:value="0.0254" calcext:value-type="float">
            <text:p>0.0254</text:p>
          </table:table-cell>
          <table:table-cell office:value-type="float" office:value="39.6" calcext:value-type="float">
            <text:p>39.6</text:p>
          </table:table-cell>
          <table:table-cell office:value-type="float" office:value="0.0172206" calcext:value-type="float">
            <text:p>0.0172206</text:p>
          </table:table-cell>
          <table:table-cell office:value-type="float" office:value="127.614" calcext:value-type="float">
            <text:p>127.61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7.4" calcext:value-type="float">
            <text:p>17.4</text:p>
          </table:table-cell>
          <table:table-cell office:value-type="float" office:value="0.0254" calcext:value-type="float">
            <text:p>0.0254</text:p>
          </table:table-cell>
          <table:table-cell office:value-type="float" office:value="39.6" calcext:value-type="float">
            <text:p>39.6</text:p>
          </table:table-cell>
          <table:table-cell office:value-type="float" office:value="0.0172206" calcext:value-type="float">
            <text:p>0.0172206</text:p>
          </table:table-cell>
          <table:table-cell office:value-type="float" office:value="126.644" calcext:value-type="float">
            <text:p>126.644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7.4" calcext:value-type="float">
            <text:p>17.4</text:p>
          </table:table-cell>
          <table:table-cell office:value-type="float" office:value="0.0254" calcext:value-type="float">
            <text:p>0.0254</text:p>
          </table:table-cell>
          <table:table-cell office:value-type="float" office:value="39.6" calcext:value-type="float">
            <text:p>39.6</text:p>
          </table:table-cell>
          <table:table-cell office:value-type="float" office:value="0.0172206" calcext:value-type="float">
            <text:p>0.0172206</text:p>
          </table:table-cell>
          <table:table-cell office:value-type="float" office:value="124.154" calcext:value-type="float">
            <text:p>124.154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17.4" calcext:value-type="float">
            <text:p>17.4</text:p>
          </table:table-cell>
          <table:table-cell office:value-type="float" office:value="0.0254" calcext:value-type="float">
            <text:p>0.0254</text:p>
          </table:table-cell>
          <table:table-cell office:value-type="float" office:value="39.6" calcext:value-type="float">
            <text:p>39.6</text:p>
          </table:table-cell>
          <table:table-cell office:value-type="float" office:value="0.0172206" calcext:value-type="float">
            <text:p>0.0172206</text:p>
          </table:table-cell>
          <table:table-cell office:value-type="float" office:value="123.564" calcext:value-type="float">
            <text:p>123.56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7.4" calcext:value-type="float">
            <text:p>17.4</text:p>
          </table:table-cell>
          <table:table-cell office:value-type="float" office:value="0.0254" calcext:value-type="float">
            <text:p>0.0254</text:p>
          </table:table-cell>
          <table:table-cell office:value-type="float" office:value="39.6" calcext:value-type="float">
            <text:p>39.6</text:p>
          </table:table-cell>
          <table:table-cell office:value-type="float" office:value="0.0172206" calcext:value-type="float">
            <text:p>0.0172206</text:p>
          </table:table-cell>
          <table:table-cell office:value-type="float" office:value="122.724" calcext:value-type="float">
            <text:p>122.72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7.4" calcext:value-type="float">
            <text:p>17.4</text:p>
          </table:table-cell>
          <table:table-cell office:value-type="float" office:value="0.0254" calcext:value-type="float">
            <text:p>0.0254</text:p>
          </table:table-cell>
          <table:table-cell office:value-type="float" office:value="39.6" calcext:value-type="float">
            <text:p>39.6</text:p>
          </table:table-cell>
          <table:table-cell office:value-type="float" office:value="0.0172206" calcext:value-type="float">
            <text:p>0.0172206</text:p>
          </table:table-cell>
          <table:table-cell office:value-type="float" office:value="119.854" calcext:value-type="float">
            <text:p>119.85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7.4" calcext:value-type="float">
            <text:p>17.4</text:p>
          </table:table-cell>
          <table:table-cell office:value-type="float" office:value="0.0254" calcext:value-type="float">
            <text:p>0.0254</text:p>
          </table:table-cell>
          <table:table-cell office:value-type="float" office:value="31.7" calcext:value-type="float">
            <text:p>31.7</text:p>
          </table:table-cell>
          <table:table-cell office:value-type="float" office:value="0.0176631" calcext:value-type="float">
            <text:p>0.0176631</text:p>
          </table:table-cell>
          <table:table-cell office:value-type="float" office:value="116.146" calcext:value-type="float">
            <text:p>116.14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7.4" calcext:value-type="float">
            <text:p>17.4</text:p>
          </table:table-cell>
          <table:table-cell office:value-type="float" office:value="0.0254" calcext:value-type="float">
            <text:p>0.0254</text:p>
          </table:table-cell>
          <table:table-cell office:value-type="float" office:value="31.7" calcext:value-type="float">
            <text:p>31.7</text:p>
          </table:table-cell>
          <table:table-cell office:value-type="float" office:value="0.0176631" calcext:value-type="float">
            <text:p>0.0176631</text:p>
          </table:table-cell>
          <table:table-cell office:value-type="float" office:value="116.956" calcext:value-type="float">
            <text:p>116.95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7.4" calcext:value-type="float">
            <text:p>17.4</text:p>
          </table:table-cell>
          <table:table-cell office:value-type="float" office:value="0.0254" calcext:value-type="float">
            <text:p>0.0254</text:p>
          </table:table-cell>
          <table:table-cell office:value-type="float" office:value="31.7" calcext:value-type="float">
            <text:p>31.7</text:p>
          </table:table-cell>
          <table:table-cell office:value-type="float" office:value="0.0176631" calcext:value-type="float">
            <text:p>0.0176631</text:p>
          </table:table-cell>
          <table:table-cell office:value-type="float" office:value="118.416" calcext:value-type="float">
            <text:p>118.41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7.4" calcext:value-type="float">
            <text:p>17.4</text:p>
          </table:table-cell>
          <table:table-cell office:value-type="float" office:value="0.0254" calcext:value-type="float">
            <text:p>0.0254</text:p>
          </table:table-cell>
          <table:table-cell office:value-type="float" office:value="31.7" calcext:value-type="float">
            <text:p>31.7</text:p>
          </table:table-cell>
          <table:table-cell office:value-type="float" office:value="0.0176631" calcext:value-type="float">
            <text:p>0.0176631</text:p>
          </table:table-cell>
          <table:table-cell office:value-type="float" office:value="120.766" calcext:value-type="float">
            <text:p>120.76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7.4" calcext:value-type="float">
            <text:p>17.4</text:p>
          </table:table-cell>
          <table:table-cell office:value-type="float" office:value="0.0254" calcext:value-type="float">
            <text:p>0.0254</text:p>
          </table:table-cell>
          <table:table-cell office:value-type="float" office:value="31.7" calcext:value-type="float">
            <text:p>31.7</text:p>
          </table:table-cell>
          <table:table-cell office:value-type="float" office:value="0.0176631" calcext:value-type="float">
            <text:p>0.0176631</text:p>
          </table:table-cell>
          <table:table-cell office:value-type="float" office:value="127.676" calcext:value-type="float">
            <text:p>127.676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7.4" calcext:value-type="float">
            <text:p>17.4</text:p>
          </table:table-cell>
          <table:table-cell office:value-type="float" office:value="0.0254" calcext:value-type="float">
            <text:p>0.0254</text:p>
          </table:table-cell>
          <table:table-cell office:value-type="float" office:value="31.7" calcext:value-type="float">
            <text:p>31.7</text:p>
          </table:table-cell>
          <table:table-cell office:value-type="float" office:value="0.0176631" calcext:value-type="float">
            <text:p>0.0176631</text:p>
          </table:table-cell>
          <table:table-cell office:value-type="float" office:value="136.886" calcext:value-type="float">
            <text:p>136.88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7.4" calcext:value-type="float">
            <text:p>17.4</text:p>
          </table:table-cell>
          <table:table-cell office:value-type="float" office:value="0.0254" calcext:value-type="float">
            <text:p>0.0254</text:p>
          </table:table-cell>
          <table:table-cell office:value-type="float" office:value="31.7" calcext:value-type="float">
            <text:p>31.7</text:p>
          </table:table-cell>
          <table:table-cell office:value-type="float" office:value="0.0176631" calcext:value-type="float">
            <text:p>0.0176631</text:p>
          </table:table-cell>
          <table:table-cell office:value-type="float" office:value="139.226" calcext:value-type="float">
            <text:p>139.22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7.4" calcext:value-type="float">
            <text:p>17.4</text:p>
          </table:table-cell>
          <table:table-cell office:value-type="float" office:value="0.0254" calcext:value-type="float">
            <text:p>0.0254</text:p>
          </table:table-cell>
          <table:table-cell office:value-type="float" office:value="31.7" calcext:value-type="float">
            <text:p>31.7</text:p>
          </table:table-cell>
          <table:table-cell office:value-type="float" office:value="0.0176631" calcext:value-type="float">
            <text:p>0.0176631</text:p>
          </table:table-cell>
          <table:table-cell office:value-type="float" office:value="131.796" calcext:value-type="float">
            <text:p>131.796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7.4" calcext:value-type="float">
            <text:p>17.4</text:p>
          </table:table-cell>
          <table:table-cell office:value-type="float" office:value="0.0254" calcext:value-type="float">
            <text:p>0.0254</text:p>
          </table:table-cell>
          <table:table-cell office:value-type="float" office:value="31.7" calcext:value-type="float">
            <text:p>31.7</text:p>
          </table:table-cell>
          <table:table-cell office:value-type="float" office:value="0.0176631" calcext:value-type="float">
            <text:p>0.0176631</text:p>
          </table:table-cell>
          <table:table-cell office:value-type="float" office:value="128.306" calcext:value-type="float">
            <text:p>128.306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7.4" calcext:value-type="float">
            <text:p>17.4</text:p>
          </table:table-cell>
          <table:table-cell office:value-type="float" office:value="0.0254" calcext:value-type="float">
            <text:p>0.0254</text:p>
          </table:table-cell>
          <table:table-cell office:value-type="float" office:value="31.7" calcext:value-type="float">
            <text:p>31.7</text:p>
          </table:table-cell>
          <table:table-cell office:value-type="float" office:value="0.0176631" calcext:value-type="float">
            <text:p>0.0176631</text:p>
          </table:table-cell>
          <table:table-cell office:value-type="float" office:value="126.846" calcext:value-type="float">
            <text:p>126.84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7.4" calcext:value-type="float">
            <text:p>17.4</text:p>
          </table:table-cell>
          <table:table-cell office:value-type="float" office:value="0.0254" calcext:value-type="float">
            <text:p>0.0254</text:p>
          </table:table-cell>
          <table:table-cell office:value-type="float" office:value="31.7" calcext:value-type="float">
            <text:p>31.7</text:p>
          </table:table-cell>
          <table:table-cell office:value-type="float" office:value="0.0176631" calcext:value-type="float">
            <text:p>0.0176631</text:p>
          </table:table-cell>
          <table:table-cell office:value-type="float" office:value="124.356" calcext:value-type="float">
            <text:p>124.356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7.4" calcext:value-type="float">
            <text:p>17.4</text:p>
          </table:table-cell>
          <table:table-cell office:value-type="float" office:value="0.0254" calcext:value-type="float">
            <text:p>0.0254</text:p>
          </table:table-cell>
          <table:table-cell office:value-type="float" office:value="31.7" calcext:value-type="float">
            <text:p>31.7</text:p>
          </table:table-cell>
          <table:table-cell office:value-type="float" office:value="0.0176631" calcext:value-type="float">
            <text:p>0.0176631</text:p>
          </table:table-cell>
          <table:table-cell office:value-type="float" office:value="124.166" calcext:value-type="float">
            <text:p>124.166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17.4" calcext:value-type="float">
            <text:p>17.4</text:p>
          </table:table-cell>
          <table:table-cell office:value-type="float" office:value="0.0254" calcext:value-type="float">
            <text:p>0.0254</text:p>
          </table:table-cell>
          <table:table-cell office:value-type="float" office:value="31.7" calcext:value-type="float">
            <text:p>31.7</text:p>
          </table:table-cell>
          <table:table-cell office:value-type="float" office:value="0.0176631" calcext:value-type="float">
            <text:p>0.0176631</text:p>
          </table:table-cell>
          <table:table-cell office:value-type="float" office:value="123.466" calcext:value-type="float">
            <text:p>123.46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7.4" calcext:value-type="float">
            <text:p>17.4</text:p>
          </table:table-cell>
          <table:table-cell office:value-type="float" office:value="0.0254" calcext:value-type="float">
            <text:p>0.0254</text:p>
          </table:table-cell>
          <table:table-cell office:value-type="float" office:value="31.7" calcext:value-type="float">
            <text:p>31.7</text:p>
          </table:table-cell>
          <table:table-cell office:value-type="float" office:value="0.0176631" calcext:value-type="float">
            <text:p>0.0176631</text:p>
          </table:table-cell>
          <table:table-cell office:value-type="float" office:value="121.996" calcext:value-type="float">
            <text:p>121.99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7.4" calcext:value-type="float">
            <text:p>17.4</text:p>
          </table:table-cell>
          <table:table-cell office:value-type="float" office:value="0.0254" calcext:value-type="float">
            <text:p>0.0254</text:p>
          </table:table-cell>
          <table:table-cell office:value-type="float" office:value="31.7" calcext:value-type="float">
            <text:p>31.7</text:p>
          </table:table-cell>
          <table:table-cell office:value-type="float" office:value="0.0176631" calcext:value-type="float">
            <text:p>0.0176631</text:p>
          </table:table-cell>
          <table:table-cell office:value-type="float" office:value="117.996" calcext:value-type="float">
            <text:p>117.99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2.2" calcext:value-type="float">
            <text:p>22.2</text:p>
          </table:table-cell>
          <table:table-cell office:value-type="float" office:value="0.0254" calcext:value-type="float">
            <text:p>0.0254</text:p>
          </table:table-cell>
          <table:table-cell office:value-type="float" office:value="71.3" calcext:value-type="float">
            <text:p>71.3</text:p>
          </table:table-cell>
          <table:table-cell office:value-type="float" office:value="0.0214178" calcext:value-type="float">
            <text:p>0.0214178</text:p>
          </table:table-cell>
          <table:table-cell office:value-type="float" office:value="115.857" calcext:value-type="float">
            <text:p>115.85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2.2" calcext:value-type="float">
            <text:p>22.2</text:p>
          </table:table-cell>
          <table:table-cell office:value-type="float" office:value="0.0254" calcext:value-type="float">
            <text:p>0.0254</text:p>
          </table:table-cell>
          <table:table-cell office:value-type="float" office:value="71.3" calcext:value-type="float">
            <text:p>71.3</text:p>
          </table:table-cell>
          <table:table-cell office:value-type="float" office:value="0.0214178" calcext:value-type="float">
            <text:p>0.0214178</text:p>
          </table:table-cell>
          <table:table-cell office:value-type="float" office:value="117.927" calcext:value-type="float">
            <text:p>117.92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2.2" calcext:value-type="float">
            <text:p>22.2</text:p>
          </table:table-cell>
          <table:table-cell office:value-type="float" office:value="0.0254" calcext:value-type="float">
            <text:p>0.0254</text:p>
          </table:table-cell>
          <table:table-cell office:value-type="float" office:value="71.3" calcext:value-type="float">
            <text:p>71.3</text:p>
          </table:table-cell>
          <table:table-cell office:value-type="float" office:value="0.0214178" calcext:value-type="float">
            <text:p>0.0214178</text:p>
          </table:table-cell>
          <table:table-cell office:value-type="float" office:value="117.967" calcext:value-type="float">
            <text:p>117.967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2.2" calcext:value-type="float">
            <text:p>22.2</text:p>
          </table:table-cell>
          <table:table-cell office:value-type="float" office:value="0.0254" calcext:value-type="float">
            <text:p>0.0254</text:p>
          </table:table-cell>
          <table:table-cell office:value-type="float" office:value="71.3" calcext:value-type="float">
            <text:p>71.3</text:p>
          </table:table-cell>
          <table:table-cell office:value-type="float" office:value="0.0214178" calcext:value-type="float">
            <text:p>0.0214178</text:p>
          </table:table-cell>
          <table:table-cell office:value-type="float" office:value="120.657" calcext:value-type="float">
            <text:p>120.65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2.2" calcext:value-type="float">
            <text:p>22.2</text:p>
          </table:table-cell>
          <table:table-cell office:value-type="float" office:value="0.0254" calcext:value-type="float">
            <text:p>0.0254</text:p>
          </table:table-cell>
          <table:table-cell office:value-type="float" office:value="71.3" calcext:value-type="float">
            <text:p>71.3</text:p>
          </table:table-cell>
          <table:table-cell office:value-type="float" office:value="0.0214178" calcext:value-type="float">
            <text:p>0.0214178</text:p>
          </table:table-cell>
          <table:table-cell office:value-type="float" office:value="123.227" calcext:value-type="float">
            <text:p>123.22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2.2" calcext:value-type="float">
            <text:p>22.2</text:p>
          </table:table-cell>
          <table:table-cell office:value-type="float" office:value="0.0254" calcext:value-type="float">
            <text:p>0.0254</text:p>
          </table:table-cell>
          <table:table-cell office:value-type="float" office:value="71.3" calcext:value-type="float">
            <text:p>71.3</text:p>
          </table:table-cell>
          <table:table-cell office:value-type="float" office:value="0.0214178" calcext:value-type="float">
            <text:p>0.0214178</text:p>
          </table:table-cell>
          <table:table-cell office:value-type="float" office:value="134.247" calcext:value-type="float">
            <text:p>134.247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22.2" calcext:value-type="float">
            <text:p>22.2</text:p>
          </table:table-cell>
          <table:table-cell office:value-type="float" office:value="0.0254" calcext:value-type="float">
            <text:p>0.0254</text:p>
          </table:table-cell>
          <table:table-cell office:value-type="float" office:value="71.3" calcext:value-type="float">
            <text:p>71.3</text:p>
          </table:table-cell>
          <table:table-cell office:value-type="float" office:value="0.0214178" calcext:value-type="float">
            <text:p>0.0214178</text:p>
          </table:table-cell>
          <table:table-cell office:value-type="float" office:value="140.987" calcext:value-type="float">
            <text:p>140.987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2.2" calcext:value-type="float">
            <text:p>22.2</text:p>
          </table:table-cell>
          <table:table-cell office:value-type="float" office:value="0.0254" calcext:value-type="float">
            <text:p>0.0254</text:p>
          </table:table-cell>
          <table:table-cell office:value-type="float" office:value="71.3" calcext:value-type="float">
            <text:p>71.3</text:p>
          </table:table-cell>
          <table:table-cell office:value-type="float" office:value="0.0214178" calcext:value-type="float">
            <text:p>0.0214178</text:p>
          </table:table-cell>
          <table:table-cell office:value-type="float" office:value="131.817" calcext:value-type="float">
            <text:p>131.81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2.2" calcext:value-type="float">
            <text:p>22.2</text:p>
          </table:table-cell>
          <table:table-cell office:value-type="float" office:value="0.0254" calcext:value-type="float">
            <text:p>0.0254</text:p>
          </table:table-cell>
          <table:table-cell office:value-type="float" office:value="71.3" calcext:value-type="float">
            <text:p>71.3</text:p>
          </table:table-cell>
          <table:table-cell office:value-type="float" office:value="0.0214178" calcext:value-type="float">
            <text:p>0.0214178</text:p>
          </table:table-cell>
          <table:table-cell office:value-type="float" office:value="127.197" calcext:value-type="float">
            <text:p>127.197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2.2" calcext:value-type="float">
            <text:p>22.2</text:p>
          </table:table-cell>
          <table:table-cell office:value-type="float" office:value="0.0254" calcext:value-type="float">
            <text:p>0.0254</text:p>
          </table:table-cell>
          <table:table-cell office:value-type="float" office:value="71.3" calcext:value-type="float">
            <text:p>71.3</text:p>
          </table:table-cell>
          <table:table-cell office:value-type="float" office:value="0.0214178" calcext:value-type="float">
            <text:p>0.0214178</text:p>
          </table:table-cell>
          <table:table-cell office:value-type="float" office:value="126.097" calcext:value-type="float">
            <text:p>126.097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22.2" calcext:value-type="float">
            <text:p>22.2</text:p>
          </table:table-cell>
          <table:table-cell office:value-type="float" office:value="0.0254" calcext:value-type="float">
            <text:p>0.0254</text:p>
          </table:table-cell>
          <table:table-cell office:value-type="float" office:value="71.3" calcext:value-type="float">
            <text:p>71.3</text:p>
          </table:table-cell>
          <table:table-cell office:value-type="float" office:value="0.0214178" calcext:value-type="float">
            <text:p>0.0214178</text:p>
          </table:table-cell>
          <table:table-cell office:value-type="float" office:value="124.127" calcext:value-type="float">
            <text:p>124.127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2.2" calcext:value-type="float">
            <text:p>22.2</text:p>
          </table:table-cell>
          <table:table-cell office:value-type="float" office:value="0.0254" calcext:value-type="float">
            <text:p>0.0254</text:p>
          </table:table-cell>
          <table:table-cell office:value-type="float" office:value="71.3" calcext:value-type="float">
            <text:p>71.3</text:p>
          </table:table-cell>
          <table:table-cell office:value-type="float" office:value="0.0214178" calcext:value-type="float">
            <text:p>0.0214178</text:p>
          </table:table-cell>
          <table:table-cell office:value-type="float" office:value="123.917" calcext:value-type="float">
            <text:p>123.917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2.2" calcext:value-type="float">
            <text:p>22.2</text:p>
          </table:table-cell>
          <table:table-cell office:value-type="float" office:value="0.0254" calcext:value-type="float">
            <text:p>0.0254</text:p>
          </table:table-cell>
          <table:table-cell office:value-type="float" office:value="71.3" calcext:value-type="float">
            <text:p>71.3</text:p>
          </table:table-cell>
          <table:table-cell office:value-type="float" office:value="0.0214178" calcext:value-type="float">
            <text:p>0.0214178</text:p>
          </table:table-cell>
          <table:table-cell office:value-type="float" office:value="125.727" calcext:value-type="float">
            <text:p>125.727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22.2" calcext:value-type="float">
            <text:p>22.2</text:p>
          </table:table-cell>
          <table:table-cell office:value-type="float" office:value="0.0254" calcext:value-type="float">
            <text:p>0.0254</text:p>
          </table:table-cell>
          <table:table-cell office:value-type="float" office:value="71.3" calcext:value-type="float">
            <text:p>71.3</text:p>
          </table:table-cell>
          <table:table-cell office:value-type="float" office:value="0.0214178" calcext:value-type="float">
            <text:p>0.0214178</text:p>
          </table:table-cell>
          <table:table-cell office:value-type="float" office:value="123.127" calcext:value-type="float">
            <text:p>123.127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2.2" calcext:value-type="float">
            <text:p>22.2</text:p>
          </table:table-cell>
          <table:table-cell office:value-type="float" office:value="0.0254" calcext:value-type="float">
            <text:p>0.0254</text:p>
          </table:table-cell>
          <table:table-cell office:value-type="float" office:value="71.3" calcext:value-type="float">
            <text:p>71.3</text:p>
          </table:table-cell>
          <table:table-cell office:value-type="float" office:value="0.0214178" calcext:value-type="float">
            <text:p>0.0214178</text:p>
          </table:table-cell>
          <table:table-cell office:value-type="float" office:value="121.657" calcext:value-type="float">
            <text:p>121.65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2.2" calcext:value-type="float">
            <text:p>22.2</text:p>
          </table:table-cell>
          <table:table-cell office:value-type="float" office:value="0.0254" calcext:value-type="float">
            <text:p>0.0254</text:p>
          </table:table-cell>
          <table:table-cell office:value-type="float" office:value="39.6" calcext:value-type="float">
            <text:p>39.6</text:p>
          </table:table-cell>
          <table:table-cell office:value-type="float" office:value="0.0229028" calcext:value-type="float">
            <text:p>0.0229028</text:p>
          </table:table-cell>
          <table:table-cell office:value-type="float" office:value="116.066" calcext:value-type="float">
            <text:p>116.06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2.2" calcext:value-type="float">
            <text:p>22.2</text:p>
          </table:table-cell>
          <table:table-cell office:value-type="float" office:value="0.0254" calcext:value-type="float">
            <text:p>0.0254</text:p>
          </table:table-cell>
          <table:table-cell office:value-type="float" office:value="39.6" calcext:value-type="float">
            <text:p>39.6</text:p>
          </table:table-cell>
          <table:table-cell office:value-type="float" office:value="0.0229028" calcext:value-type="float">
            <text:p>0.0229028</text:p>
          </table:table-cell>
          <table:table-cell office:value-type="float" office:value="117.386" calcext:value-type="float">
            <text:p>117.38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2.2" calcext:value-type="float">
            <text:p>22.2</text:p>
          </table:table-cell>
          <table:table-cell office:value-type="float" office:value="0.0254" calcext:value-type="float">
            <text:p>0.0254</text:p>
          </table:table-cell>
          <table:table-cell office:value-type="float" office:value="39.6" calcext:value-type="float">
            <text:p>39.6</text:p>
          </table:table-cell>
          <table:table-cell office:value-type="float" office:value="0.0229028" calcext:value-type="float">
            <text:p>0.0229028</text:p>
          </table:table-cell>
          <table:table-cell office:value-type="float" office:value="120.716" calcext:value-type="float">
            <text:p>120.71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2.2" calcext:value-type="float">
            <text:p>22.2</text:p>
          </table:table-cell>
          <table:table-cell office:value-type="float" office:value="0.0254" calcext:value-type="float">
            <text:p>0.0254</text:p>
          </table:table-cell>
          <table:table-cell office:value-type="float" office:value="39.6" calcext:value-type="float">
            <text:p>39.6</text:p>
          </table:table-cell>
          <table:table-cell office:value-type="float" office:value="0.0229028" calcext:value-type="float">
            <text:p>0.0229028</text:p>
          </table:table-cell>
          <table:table-cell office:value-type="float" office:value="123.416" calcext:value-type="float">
            <text:p>123.41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2.2" calcext:value-type="float">
            <text:p>22.2</text:p>
          </table:table-cell>
          <table:table-cell office:value-type="float" office:value="0.0254" calcext:value-type="float">
            <text:p>0.0254</text:p>
          </table:table-cell>
          <table:table-cell office:value-type="float" office:value="39.6" calcext:value-type="float">
            <text:p>39.6</text:p>
          </table:table-cell>
          <table:table-cell office:value-type="float" office:value="0.0229028" calcext:value-type="float">
            <text:p>0.0229028</text:p>
          </table:table-cell>
          <table:table-cell office:value-type="float" office:value="129.776" calcext:value-type="float">
            <text:p>129.776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2.2" calcext:value-type="float">
            <text:p>22.2</text:p>
          </table:table-cell>
          <table:table-cell office:value-type="float" office:value="0.0254" calcext:value-type="float">
            <text:p>0.0254</text:p>
          </table:table-cell>
          <table:table-cell office:value-type="float" office:value="39.6" calcext:value-type="float">
            <text:p>39.6</text:p>
          </table:table-cell>
          <table:table-cell office:value-type="float" office:value="0.0229028" calcext:value-type="float">
            <text:p>0.0229028</text:p>
          </table:table-cell>
          <table:table-cell office:value-type="float" office:value="137.026" calcext:value-type="float">
            <text:p>137.02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2.2" calcext:value-type="float">
            <text:p>22.2</text:p>
          </table:table-cell>
          <table:table-cell office:value-type="float" office:value="0.0254" calcext:value-type="float">
            <text:p>0.0254</text:p>
          </table:table-cell>
          <table:table-cell office:value-type="float" office:value="39.6" calcext:value-type="float">
            <text:p>39.6</text:p>
          </table:table-cell>
          <table:table-cell office:value-type="float" office:value="0.0229028" calcext:value-type="float">
            <text:p>0.0229028</text:p>
          </table:table-cell>
          <table:table-cell office:value-type="float" office:value="137.076" calcext:value-type="float">
            <text:p>137.07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2.2" calcext:value-type="float">
            <text:p>22.2</text:p>
          </table:table-cell>
          <table:table-cell office:value-type="float" office:value="0.0254" calcext:value-type="float">
            <text:p>0.0254</text:p>
          </table:table-cell>
          <table:table-cell office:value-type="float" office:value="39.6" calcext:value-type="float">
            <text:p>39.6</text:p>
          </table:table-cell>
          <table:table-cell office:value-type="float" office:value="0.0229028" calcext:value-type="float">
            <text:p>0.0229028</text:p>
          </table:table-cell>
          <table:table-cell office:value-type="float" office:value="128.416" calcext:value-type="float">
            <text:p>128.416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22.2" calcext:value-type="float">
            <text:p>22.2</text:p>
          </table:table-cell>
          <table:table-cell office:value-type="float" office:value="0.0254" calcext:value-type="float">
            <text:p>0.0254</text:p>
          </table:table-cell>
          <table:table-cell office:value-type="float" office:value="39.6" calcext:value-type="float">
            <text:p>39.6</text:p>
          </table:table-cell>
          <table:table-cell office:value-type="float" office:value="0.0229028" calcext:value-type="float">
            <text:p>0.0229028</text:p>
          </table:table-cell>
          <table:table-cell office:value-type="float" office:value="126.446" calcext:value-type="float">
            <text:p>126.446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2.2" calcext:value-type="float">
            <text:p>22.2</text:p>
          </table:table-cell>
          <table:table-cell office:value-type="float" office:value="0.0254" calcext:value-type="float">
            <text:p>0.0254</text:p>
          </table:table-cell>
          <table:table-cell office:value-type="float" office:value="39.6" calcext:value-type="float">
            <text:p>39.6</text:p>
          </table:table-cell>
          <table:table-cell office:value-type="float" office:value="0.0229028" calcext:value-type="float">
            <text:p>0.0229028</text:p>
          </table:table-cell>
          <table:table-cell office:value-type="float" office:value="122.216" calcext:value-type="float">
            <text:p>122.21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2.2" calcext:value-type="float">
            <text:p>22.2</text:p>
          </table:table-cell>
          <table:table-cell office:value-type="float" office:value="0.0254" calcext:value-type="float">
            <text:p>0.0254</text:p>
          </table:table-cell>
          <table:table-cell office:value-type="float" office:value="39.6" calcext:value-type="float">
            <text:p>39.6</text:p>
          </table:table-cell>
          <table:table-cell office:value-type="float" office:value="0.0229028" calcext:value-type="float">
            <text:p>0.0229028</text:p>
          </table:table-cell>
          <table:table-cell office:value-type="float" office:value="121.256" calcext:value-type="float">
            <text:p>121.256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2.2" calcext:value-type="float">
            <text:p>22.2</text:p>
          </table:table-cell>
          <table:table-cell office:value-type="float" office:value="0.0254" calcext:value-type="float">
            <text:p>0.0254</text:p>
          </table:table-cell>
          <table:table-cell office:value-type="float" office:value="39.6" calcext:value-type="float">
            <text:p>39.6</text:p>
          </table:table-cell>
          <table:table-cell office:value-type="float" office:value="0.0229028" calcext:value-type="float">
            <text:p>0.0229028</text:p>
          </table:table-cell>
          <table:table-cell office:value-type="float" office:value="121.306" calcext:value-type="float">
            <text:p>121.306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22.2" calcext:value-type="float">
            <text:p>22.2</text:p>
          </table:table-cell>
          <table:table-cell office:value-type="float" office:value="0.0254" calcext:value-type="float">
            <text:p>0.0254</text:p>
          </table:table-cell>
          <table:table-cell office:value-type="float" office:value="39.6" calcext:value-type="float">
            <text:p>39.6</text:p>
          </table:table-cell>
          <table:table-cell office:value-type="float" office:value="0.0229028" calcext:value-type="float">
            <text:p>0.0229028</text:p>
          </table:table-cell>
          <table:table-cell office:value-type="float" office:value="120.856" calcext:value-type="float">
            <text:p>120.85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2.2" calcext:value-type="float">
            <text:p>22.2</text:p>
          </table:table-cell>
          <table:table-cell office:value-type="float" office:value="0.0254" calcext:value-type="float">
            <text:p>0.0254</text:p>
          </table:table-cell>
          <table:table-cell office:value-type="float" office:value="39.6" calcext:value-type="float">
            <text:p>39.6</text:p>
          </table:table-cell>
          <table:table-cell office:value-type="float" office:value="0.0229028" calcext:value-type="float">
            <text:p>0.0229028</text:p>
          </table:table-cell>
          <table:table-cell office:value-type="float" office:value="119.646" calcext:value-type="float">
            <text:p>119.64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2.2" calcext:value-type="float">
            <text:p>22.2</text:p>
          </table:table-cell>
          <table:table-cell office:value-type="float" office:value="0.0254" calcext:value-type="float">
            <text:p>0.0254</text:p>
          </table:table-cell>
          <table:table-cell office:value-type="float" office:value="39.6" calcext:value-type="float">
            <text:p>39.6</text:p>
          </table:table-cell>
          <table:table-cell office:value-type="float" office:value="0.0229028" calcext:value-type="float">
            <text:p>0.0229028</text:p>
          </table:table-cell>
          <table:table-cell office:value-type="float" office:value="118.816" calcext:value-type="float">
            <text:p>118.816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office:value-type="float" office:value="0.1016" calcext:value-type="float">
            <text:p>0.1016</text:p>
          </table:table-cell>
          <table:table-cell office:value-type="float" office:value="71.3" calcext:value-type="float">
            <text:p>71.3</text:p>
          </table:table-cell>
          <table:table-cell office:value-type="float" office:value="0.00121072" calcext:value-type="float">
            <text:p>0.00121072</text:p>
          </table:table-cell>
          <table:table-cell office:value-type="float" office:value="124.155" calcext:value-type="float">
            <text:p>124.15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0.1016" calcext:value-type="float">
            <text:p>0.1016</text:p>
          </table:table-cell>
          <table:table-cell office:value-type="float" office:value="71.3" calcext:value-type="float">
            <text:p>71.3</text:p>
          </table:table-cell>
          <table:table-cell office:value-type="float" office:value="0.00121072" calcext:value-type="float">
            <text:p>0.00121072</text:p>
          </table:table-cell>
          <table:table-cell office:value-type="float" office:value="126.805" calcext:value-type="float">
            <text:p>126.80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0.1016" calcext:value-type="float">
            <text:p>0.1016</text:p>
          </table:table-cell>
          <table:table-cell office:value-type="float" office:value="71.3" calcext:value-type="float">
            <text:p>71.3</text:p>
          </table:table-cell>
          <table:table-cell office:value-type="float" office:value="0.00121072" calcext:value-type="float">
            <text:p>0.00121072</text:p>
          </table:table-cell>
          <table:table-cell office:value-type="float" office:value="128.825" calcext:value-type="float">
            <text:p>128.825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 office:value-type="float" office:value="0.1016" calcext:value-type="float">
            <text:p>0.1016</text:p>
          </table:table-cell>
          <table:table-cell office:value-type="float" office:value="71.3" calcext:value-type="float">
            <text:p>71.3</text:p>
          </table:table-cell>
          <table:table-cell office:value-type="float" office:value="0.00121072" calcext:value-type="float">
            <text:p>0.00121072</text:p>
          </table:table-cell>
          <table:table-cell office:value-type="float" office:value="130.335" calcext:value-type="float">
            <text:p>130.33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0.1016" calcext:value-type="float">
            <text:p>0.1016</text:p>
          </table:table-cell>
          <table:table-cell office:value-type="float" office:value="71.3" calcext:value-type="float">
            <text:p>71.3</text:p>
          </table:table-cell>
          <table:table-cell office:value-type="float" office:value="0.00121072" calcext:value-type="float">
            <text:p>0.00121072</text:p>
          </table:table-cell>
          <table:table-cell office:value-type="float" office:value="131.725" calcext:value-type="float">
            <text:p>131.72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0.1016" calcext:value-type="float">
            <text:p>0.1016</text:p>
          </table:table-cell>
          <table:table-cell office:value-type="float" office:value="71.3" calcext:value-type="float">
            <text:p>71.3</text:p>
          </table:table-cell>
          <table:table-cell office:value-type="float" office:value="0.00121072" calcext:value-type="float">
            <text:p>0.00121072</text:p>
          </table:table-cell>
          <table:table-cell office:value-type="float" office:value="132.095" calcext:value-type="float">
            <text:p>132.09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0.1016" calcext:value-type="float">
            <text:p>0.1016</text:p>
          </table:table-cell>
          <table:table-cell office:value-type="float" office:value="71.3" calcext:value-type="float">
            <text:p>71.3</text:p>
          </table:table-cell>
          <table:table-cell office:value-type="float" office:value="0.00121072" calcext:value-type="float">
            <text:p>0.00121072</text:p>
          </table:table-cell>
          <table:table-cell office:value-type="float" office:value="132.595" calcext:value-type="float">
            <text:p>132.595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0" calcext:value-type="float">
            <text:p>0</text:p>
          </table:table-cell>
          <table:table-cell office:value-type="float" office:value="0.1016" calcext:value-type="float">
            <text:p>0.1016</text:p>
          </table:table-cell>
          <table:table-cell office:value-type="float" office:value="71.3" calcext:value-type="float">
            <text:p>71.3</text:p>
          </table:table-cell>
          <table:table-cell office:value-type="float" office:value="0.00121072" calcext:value-type="float">
            <text:p>0.00121072</text:p>
          </table:table-cell>
          <table:table-cell office:value-type="float" office:value="131.955" calcext:value-type="float">
            <text:p>131.95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0.1016" calcext:value-type="float">
            <text:p>0.1016</text:p>
          </table:table-cell>
          <table:table-cell office:value-type="float" office:value="71.3" calcext:value-type="float">
            <text:p>71.3</text:p>
          </table:table-cell>
          <table:table-cell office:value-type="float" office:value="0.00121072" calcext:value-type="float">
            <text:p>0.00121072</text:p>
          </table:table-cell>
          <table:table-cell office:value-type="float" office:value="130.935" calcext:value-type="float">
            <text:p>130.93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0.1016" calcext:value-type="float">
            <text:p>0.1016</text:p>
          </table:table-cell>
          <table:table-cell office:value-type="float" office:value="71.3" calcext:value-type="float">
            <text:p>71.3</text:p>
          </table:table-cell>
          <table:table-cell office:value-type="float" office:value="0.00121072" calcext:value-type="float">
            <text:p>0.00121072</text:p>
          </table:table-cell>
          <table:table-cell office:value-type="float" office:value="130.795" calcext:value-type="float">
            <text:p>130.795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0" calcext:value-type="float">
            <text:p>0</text:p>
          </table:table-cell>
          <table:table-cell office:value-type="float" office:value="0.1016" calcext:value-type="float">
            <text:p>0.1016</text:p>
          </table:table-cell>
          <table:table-cell office:value-type="float" office:value="71.3" calcext:value-type="float">
            <text:p>71.3</text:p>
          </table:table-cell>
          <table:table-cell office:value-type="float" office:value="0.00121072" calcext:value-type="float">
            <text:p>0.00121072</text:p>
          </table:table-cell>
          <table:table-cell office:value-type="float" office:value="129.395" calcext:value-type="float">
            <text:p>129.395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0.1016" calcext:value-type="float">
            <text:p>0.1016</text:p>
          </table:table-cell>
          <table:table-cell office:value-type="float" office:value="71.3" calcext:value-type="float">
            <text:p>71.3</text:p>
          </table:table-cell>
          <table:table-cell office:value-type="float" office:value="0.00121072" calcext:value-type="float">
            <text:p>0.00121072</text:p>
          </table:table-cell>
          <table:table-cell office:value-type="float" office:value="125.465" calcext:value-type="float">
            <text:p>125.46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0.1016" calcext:value-type="float">
            <text:p>0.1016</text:p>
          </table:table-cell>
          <table:table-cell office:value-type="float" office:value="71.3" calcext:value-type="float">
            <text:p>71.3</text:p>
          </table:table-cell>
          <table:table-cell office:value-type="float" office:value="0.00121072" calcext:value-type="float">
            <text:p>0.00121072</text:p>
          </table:table-cell>
          <table:table-cell office:value-type="float" office:value="123.305" calcext:value-type="float">
            <text:p>123.305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0" calcext:value-type="float">
            <text:p>0</text:p>
          </table:table-cell>
          <table:table-cell office:value-type="float" office:value="0.1016" calcext:value-type="float">
            <text:p>0.1016</text:p>
          </table:table-cell>
          <table:table-cell office:value-type="float" office:value="71.3" calcext:value-type="float">
            <text:p>71.3</text:p>
          </table:table-cell>
          <table:table-cell office:value-type="float" office:value="0.00121072" calcext:value-type="float">
            <text:p>0.00121072</text:p>
          </table:table-cell>
          <table:table-cell office:value-type="float" office:value="119.375" calcext:value-type="float">
            <text:p>119.375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office:value-type="float" office:value="0.1016" calcext:value-type="float">
            <text:p>0.1016</text:p>
          </table:table-cell>
          <table:table-cell office:value-type="float" office:value="55.5" calcext:value-type="float">
            <text:p>55.5</text:p>
          </table:table-cell>
          <table:table-cell office:value-type="float" office:value="0.00131983" calcext:value-type="float">
            <text:p>0.00131983</text:p>
          </table:table-cell>
          <table:table-cell office:value-type="float" office:value="126.17" calcext:value-type="float">
            <text:p>126.1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0.1016" calcext:value-type="float">
            <text:p>0.1016</text:p>
          </table:table-cell>
          <table:table-cell office:value-type="float" office:value="55.5" calcext:value-type="float">
            <text:p>55.5</text:p>
          </table:table-cell>
          <table:table-cell office:value-type="float" office:value="0.00131983" calcext:value-type="float">
            <text:p>0.00131983</text:p>
          </table:table-cell>
          <table:table-cell office:value-type="float" office:value="127.92" calcext:value-type="float">
            <text:p>127.9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0.1016" calcext:value-type="float">
            <text:p>0.1016</text:p>
          </table:table-cell>
          <table:table-cell office:value-type="float" office:value="55.5" calcext:value-type="float">
            <text:p>55.5</text:p>
          </table:table-cell>
          <table:table-cell office:value-type="float" office:value="0.00131983" calcext:value-type="float">
            <text:p>0.00131983</text:p>
          </table:table-cell>
          <table:table-cell office:value-type="float" office:value="129.8" calcext:value-type="float">
            <text:p>129.8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 office:value-type="float" office:value="0.1016" calcext:value-type="float">
            <text:p>0.1016</text:p>
          </table:table-cell>
          <table:table-cell office:value-type="float" office:value="55.5" calcext:value-type="float">
            <text:p>55.5</text:p>
          </table:table-cell>
          <table:table-cell office:value-type="float" office:value="0.00131983" calcext:value-type="float">
            <text:p>0.00131983</text:p>
          </table:table-cell>
          <table:table-cell office:value-type="float" office:value="131.43" calcext:value-type="float">
            <text:p>131.43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0.1016" calcext:value-type="float">
            <text:p>0.1016</text:p>
          </table:table-cell>
          <table:table-cell office:value-type="float" office:value="55.5" calcext:value-type="float">
            <text:p>55.5</text:p>
          </table:table-cell>
          <table:table-cell office:value-type="float" office:value="0.00131983" calcext:value-type="float">
            <text:p>0.00131983</text:p>
          </table:table-cell>
          <table:table-cell office:value-type="float" office:value="132.05" calcext:value-type="float">
            <text:p>132.0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0.1016" calcext:value-type="float">
            <text:p>0.1016</text:p>
          </table:table-cell>
          <table:table-cell office:value-type="float" office:value="55.5" calcext:value-type="float">
            <text:p>55.5</text:p>
          </table:table-cell>
          <table:table-cell office:value-type="float" office:value="0.00131983" calcext:value-type="float">
            <text:p>0.00131983</text:p>
          </table:table-cell>
          <table:table-cell office:value-type="float" office:value="132.54" calcext:value-type="float">
            <text:p>132.54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0.1016" calcext:value-type="float">
            <text:p>0.1016</text:p>
          </table:table-cell>
          <table:table-cell office:value-type="float" office:value="55.5" calcext:value-type="float">
            <text:p>55.5</text:p>
          </table:table-cell>
          <table:table-cell office:value-type="float" office:value="0.00131983" calcext:value-type="float">
            <text:p>0.00131983</text:p>
          </table:table-cell>
          <table:table-cell office:value-type="float" office:value="133.04" calcext:value-type="float">
            <text:p>133.04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0" calcext:value-type="float">
            <text:p>0</text:p>
          </table:table-cell>
          <table:table-cell office:value-type="float" office:value="0.1016" calcext:value-type="float">
            <text:p>0.1016</text:p>
          </table:table-cell>
          <table:table-cell office:value-type="float" office:value="55.5" calcext:value-type="float">
            <text:p>55.5</text:p>
          </table:table-cell>
          <table:table-cell office:value-type="float" office:value="0.00131983" calcext:value-type="float">
            <text:p>0.00131983</text:p>
          </table:table-cell>
          <table:table-cell office:value-type="float" office:value="131.78" calcext:value-type="float">
            <text:p>131.7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0.1016" calcext:value-type="float">
            <text:p>0.1016</text:p>
          </table:table-cell>
          <table:table-cell office:value-type="float" office:value="55.5" calcext:value-type="float">
            <text:p>55.5</text:p>
          </table:table-cell>
          <table:table-cell office:value-type="float" office:value="0.00131983" calcext:value-type="float">
            <text:p>0.00131983</text:p>
          </table:table-cell>
          <table:table-cell office:value-type="float" office:value="129.5" calcext:value-type="float">
            <text:p>129.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0.1016" calcext:value-type="float">
            <text:p>0.1016</text:p>
          </table:table-cell>
          <table:table-cell office:value-type="float" office:value="55.5" calcext:value-type="float">
            <text:p>55.5</text:p>
          </table:table-cell>
          <table:table-cell office:value-type="float" office:value="0.00131983" calcext:value-type="float">
            <text:p>0.00131983</text:p>
          </table:table-cell>
          <table:table-cell office:value-type="float" office:value="128.36" calcext:value-type="float">
            <text:p>128.36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0" calcext:value-type="float">
            <text:p>0</text:p>
          </table:table-cell>
          <table:table-cell office:value-type="float" office:value="0.1016" calcext:value-type="float">
            <text:p>0.1016</text:p>
          </table:table-cell>
          <table:table-cell office:value-type="float" office:value="55.5" calcext:value-type="float">
            <text:p>55.5</text:p>
          </table:table-cell>
          <table:table-cell office:value-type="float" office:value="0.00131983" calcext:value-type="float">
            <text:p>0.00131983</text:p>
          </table:table-cell>
          <table:table-cell office:value-type="float" office:value="127.73" calcext:value-type="float">
            <text:p>127.73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0.1016" calcext:value-type="float">
            <text:p>0.1016</text:p>
          </table:table-cell>
          <table:table-cell office:value-type="float" office:value="55.5" calcext:value-type="float">
            <text:p>55.5</text:p>
          </table:table-cell>
          <table:table-cell office:value-type="float" office:value="0.00131983" calcext:value-type="float">
            <text:p>0.00131983</text:p>
          </table:table-cell>
          <table:table-cell office:value-type="float" office:value="124.45" calcext:value-type="float">
            <text:p>124.4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0.1016" calcext:value-type="float">
            <text:p>0.1016</text:p>
          </table:table-cell>
          <table:table-cell office:value-type="float" office:value="55.5" calcext:value-type="float">
            <text:p>55.5</text:p>
          </table:table-cell>
          <table:table-cell office:value-type="float" office:value="0.00131983" calcext:value-type="float">
            <text:p>0.00131983</text:p>
          </table:table-cell>
          <table:table-cell office:value-type="float" office:value="121.93" calcext:value-type="float">
            <text:p>121.93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0" calcext:value-type="float">
            <text:p>0</text:p>
          </table:table-cell>
          <table:table-cell office:value-type="float" office:value="0.1016" calcext:value-type="float">
            <text:p>0.1016</text:p>
          </table:table-cell>
          <table:table-cell office:value-type="float" office:value="55.5" calcext:value-type="float">
            <text:p>55.5</text:p>
          </table:table-cell>
          <table:table-cell office:value-type="float" office:value="0.00131983" calcext:value-type="float">
            <text:p>0.00131983</text:p>
          </table:table-cell>
          <table:table-cell office:value-type="float" office:value="119.91" calcext:value-type="float">
            <text:p>119.91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office:value-type="float" office:value="0.1016" calcext:value-type="float">
            <text:p>0.1016</text:p>
          </table:table-cell>
          <table:table-cell office:value-type="float" office:value="39.6" calcext:value-type="float">
            <text:p>39.6</text:p>
          </table:table-cell>
          <table:table-cell office:value-type="float" office:value="0.00146332" calcext:value-type="float">
            <text:p>0.00146332</text:p>
          </table:table-cell>
          <table:table-cell office:value-type="float" office:value="125.401" calcext:value-type="float">
            <text:p>125.40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0.1016" calcext:value-type="float">
            <text:p>0.1016</text:p>
          </table:table-cell>
          <table:table-cell office:value-type="float" office:value="39.6" calcext:value-type="float">
            <text:p>39.6</text:p>
          </table:table-cell>
          <table:table-cell office:value-type="float" office:value="0.00146332" calcext:value-type="float">
            <text:p>0.00146332</text:p>
          </table:table-cell>
          <table:table-cell office:value-type="float" office:value="128.401" calcext:value-type="float">
            <text:p>128.40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0.1016" calcext:value-type="float">
            <text:p>0.1016</text:p>
          </table:table-cell>
          <table:table-cell office:value-type="float" office:value="39.6" calcext:value-type="float">
            <text:p>39.6</text:p>
          </table:table-cell>
          <table:table-cell office:value-type="float" office:value="0.00146332" calcext:value-type="float">
            <text:p>0.00146332</text:p>
          </table:table-cell>
          <table:table-cell office:value-type="float" office:value="130.781" calcext:value-type="float">
            <text:p>130.781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 office:value-type="float" office:value="0.1016" calcext:value-type="float">
            <text:p>0.1016</text:p>
          </table:table-cell>
          <table:table-cell office:value-type="float" office:value="39.6" calcext:value-type="float">
            <text:p>39.6</text:p>
          </table:table-cell>
          <table:table-cell office:value-type="float" office:value="0.00146332" calcext:value-type="float">
            <text:p>0.00146332</text:p>
          </table:table-cell>
          <table:table-cell office:value-type="float" office:value="132.271" calcext:value-type="float">
            <text:p>132.271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0.1016" calcext:value-type="float">
            <text:p>0.1016</text:p>
          </table:table-cell>
          <table:table-cell office:value-type="float" office:value="39.6" calcext:value-type="float">
            <text:p>39.6</text:p>
          </table:table-cell>
          <table:table-cell office:value-type="float" office:value="0.00146332" calcext:value-type="float">
            <text:p>0.00146332</text:p>
          </table:table-cell>
          <table:table-cell office:value-type="float" office:value="133.261" calcext:value-type="float">
            <text:p>133.26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0.1016" calcext:value-type="float">
            <text:p>0.1016</text:p>
          </table:table-cell>
          <table:table-cell office:value-type="float" office:value="39.6" calcext:value-type="float">
            <text:p>39.6</text:p>
          </table:table-cell>
          <table:table-cell office:value-type="float" office:value="0.00146332" calcext:value-type="float">
            <text:p>0.00146332</text:p>
          </table:table-cell>
          <table:table-cell office:value-type="float" office:value="133.251" calcext:value-type="float">
            <text:p>133.251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0.1016" calcext:value-type="float">
            <text:p>0.1016</text:p>
          </table:table-cell>
          <table:table-cell office:value-type="float" office:value="39.6" calcext:value-type="float">
            <text:p>39.6</text:p>
          </table:table-cell>
          <table:table-cell office:value-type="float" office:value="0.00146332" calcext:value-type="float">
            <text:p>0.00146332</text:p>
          </table:table-cell>
          <table:table-cell office:value-type="float" office:value="132.611" calcext:value-type="float">
            <text:p>132.611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0" calcext:value-type="float">
            <text:p>0</text:p>
          </table:table-cell>
          <table:table-cell office:value-type="float" office:value="0.1016" calcext:value-type="float">
            <text:p>0.1016</text:p>
          </table:table-cell>
          <table:table-cell office:value-type="float" office:value="39.6" calcext:value-type="float">
            <text:p>39.6</text:p>
          </table:table-cell>
          <table:table-cell office:value-type="float" office:value="0.00146332" calcext:value-type="float">
            <text:p>0.00146332</text:p>
          </table:table-cell>
          <table:table-cell office:value-type="float" office:value="130.961" calcext:value-type="float">
            <text:p>130.961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0.1016" calcext:value-type="float">
            <text:p>0.1016</text:p>
          </table:table-cell>
          <table:table-cell office:value-type="float" office:value="39.6" calcext:value-type="float">
            <text:p>39.6</text:p>
          </table:table-cell>
          <table:table-cell office:value-type="float" office:value="0.00146332" calcext:value-type="float">
            <text:p>0.00146332</text:p>
          </table:table-cell>
          <table:table-cell office:value-type="float" office:value="127.801" calcext:value-type="float">
            <text:p>127.801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0.1016" calcext:value-type="float">
            <text:p>0.1016</text:p>
          </table:table-cell>
          <table:table-cell office:value-type="float" office:value="39.6" calcext:value-type="float">
            <text:p>39.6</text:p>
          </table:table-cell>
          <table:table-cell office:value-type="float" office:value="0.00146332" calcext:value-type="float">
            <text:p>0.00146332</text:p>
          </table:table-cell>
          <table:table-cell office:value-type="float" office:value="126.021" calcext:value-type="float">
            <text:p>126.021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0" calcext:value-type="float">
            <text:p>0</text:p>
          </table:table-cell>
          <table:table-cell office:value-type="float" office:value="0.1016" calcext:value-type="float">
            <text:p>0.1016</text:p>
          </table:table-cell>
          <table:table-cell office:value-type="float" office:value="39.6" calcext:value-type="float">
            <text:p>39.6</text:p>
          </table:table-cell>
          <table:table-cell office:value-type="float" office:value="0.00146332" calcext:value-type="float">
            <text:p>0.00146332</text:p>
          </table:table-cell>
          <table:table-cell office:value-type="float" office:value="125.631" calcext:value-type="float">
            <text:p>125.631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0.1016" calcext:value-type="float">
            <text:p>0.1016</text:p>
          </table:table-cell>
          <table:table-cell office:value-type="float" office:value="39.6" calcext:value-type="float">
            <text:p>39.6</text:p>
          </table:table-cell>
          <table:table-cell office:value-type="float" office:value="0.00146332" calcext:value-type="float">
            <text:p>0.00146332</text:p>
          </table:table-cell>
          <table:table-cell office:value-type="float" office:value="122.341" calcext:value-type="float">
            <text:p>122.34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0.1016" calcext:value-type="float">
            <text:p>0.1016</text:p>
          </table:table-cell>
          <table:table-cell office:value-type="float" office:value="39.6" calcext:value-type="float">
            <text:p>39.6</text:p>
          </table:table-cell>
          <table:table-cell office:value-type="float" office:value="0.00146332" calcext:value-type="float">
            <text:p>0.00146332</text:p>
          </table:table-cell>
          <table:table-cell office:value-type="float" office:value="119.561" calcext:value-type="float">
            <text:p>119.561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office:value-type="float" office:value="0.1016" calcext:value-type="float">
            <text:p>0.1016</text:p>
          </table:table-cell>
          <table:table-cell office:value-type="float" office:value="31.7" calcext:value-type="float">
            <text:p>31.7</text:p>
          </table:table-cell>
          <table:table-cell office:value-type="float" office:value="0.00150092" calcext:value-type="float">
            <text:p>0.00150092</text:p>
          </table:table-cell>
          <table:table-cell office:value-type="float" office:value="126.413" calcext:value-type="float">
            <text:p>126.41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0.1016" calcext:value-type="float">
            <text:p>0.1016</text:p>
          </table:table-cell>
          <table:table-cell office:value-type="float" office:value="31.7" calcext:value-type="float">
            <text:p>31.7</text:p>
          </table:table-cell>
          <table:table-cell office:value-type="float" office:value="0.00150092" calcext:value-type="float">
            <text:p>0.00150092</text:p>
          </table:table-cell>
          <table:table-cell office:value-type="float" office:value="129.053" calcext:value-type="float">
            <text:p>129.05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0.1016" calcext:value-type="float">
            <text:p>0.1016</text:p>
          </table:table-cell>
          <table:table-cell office:value-type="float" office:value="31.7" calcext:value-type="float">
            <text:p>31.7</text:p>
          </table:table-cell>
          <table:table-cell office:value-type="float" office:value="0.00150092" calcext:value-type="float">
            <text:p>0.00150092</text:p>
          </table:table-cell>
          <table:table-cell office:value-type="float" office:value="131.313" calcext:value-type="float">
            <text:p>131.313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 office:value-type="float" office:value="0.1016" calcext:value-type="float">
            <text:p>0.1016</text:p>
          </table:table-cell>
          <table:table-cell office:value-type="float" office:value="31.7" calcext:value-type="float">
            <text:p>31.7</text:p>
          </table:table-cell>
          <table:table-cell office:value-type="float" office:value="0.00150092" calcext:value-type="float">
            <text:p>0.00150092</text:p>
          </table:table-cell>
          <table:table-cell office:value-type="float" office:value="133.063" calcext:value-type="float">
            <text:p>133.063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0.1016" calcext:value-type="float">
            <text:p>0.1016</text:p>
          </table:table-cell>
          <table:table-cell office:value-type="float" office:value="31.7" calcext:value-type="float">
            <text:p>31.7</text:p>
          </table:table-cell>
          <table:table-cell office:value-type="float" office:value="0.00150092" calcext:value-type="float">
            <text:p>0.00150092</text:p>
          </table:table-cell>
          <table:table-cell office:value-type="float" office:value="133.553" calcext:value-type="float">
            <text:p>133.55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0.1016" calcext:value-type="float">
            <text:p>0.1016</text:p>
          </table:table-cell>
          <table:table-cell office:value-type="float" office:value="31.7" calcext:value-type="float">
            <text:p>31.7</text:p>
          </table:table-cell>
          <table:table-cell office:value-type="float" office:value="0.00150092" calcext:value-type="float">
            <text:p>0.00150092</text:p>
          </table:table-cell>
          <table:table-cell office:value-type="float" office:value="133.153" calcext:value-type="float">
            <text:p>133.153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0.1016" calcext:value-type="float">
            <text:p>0.1016</text:p>
          </table:table-cell>
          <table:table-cell office:value-type="float" office:value="31.7" calcext:value-type="float">
            <text:p>31.7</text:p>
          </table:table-cell>
          <table:table-cell office:value-type="float" office:value="0.00150092" calcext:value-type="float">
            <text:p>0.00150092</text:p>
          </table:table-cell>
          <table:table-cell office:value-type="float" office:value="132.003" calcext:value-type="float">
            <text:p>132.003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0" calcext:value-type="float">
            <text:p>0</text:p>
          </table:table-cell>
          <table:table-cell office:value-type="float" office:value="0.1016" calcext:value-type="float">
            <text:p>0.1016</text:p>
          </table:table-cell>
          <table:table-cell office:value-type="float" office:value="31.7" calcext:value-type="float">
            <text:p>31.7</text:p>
          </table:table-cell>
          <table:table-cell office:value-type="float" office:value="0.00150092" calcext:value-type="float">
            <text:p>0.00150092</text:p>
          </table:table-cell>
          <table:table-cell office:value-type="float" office:value="129.973" calcext:value-type="float">
            <text:p>129.973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0.1016" calcext:value-type="float">
            <text:p>0.1016</text:p>
          </table:table-cell>
          <table:table-cell office:value-type="float" office:value="31.7" calcext:value-type="float">
            <text:p>31.7</text:p>
          </table:table-cell>
          <table:table-cell office:value-type="float" office:value="0.00150092" calcext:value-type="float">
            <text:p>0.00150092</text:p>
          </table:table-cell>
          <table:table-cell office:value-type="float" office:value="126.933" calcext:value-type="float">
            <text:p>126.933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0.1016" calcext:value-type="float">
            <text:p>0.1016</text:p>
          </table:table-cell>
          <table:table-cell office:value-type="float" office:value="31.7" calcext:value-type="float">
            <text:p>31.7</text:p>
          </table:table-cell>
          <table:table-cell office:value-type="float" office:value="0.00150092" calcext:value-type="float">
            <text:p>0.00150092</text:p>
          </table:table-cell>
          <table:table-cell office:value-type="float" office:value="124.393" calcext:value-type="float">
            <text:p>124.393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0" calcext:value-type="float">
            <text:p>0</text:p>
          </table:table-cell>
          <table:table-cell office:value-type="float" office:value="0.1016" calcext:value-type="float">
            <text:p>0.1016</text:p>
          </table:table-cell>
          <table:table-cell office:value-type="float" office:value="31.7" calcext:value-type="float">
            <text:p>31.7</text:p>
          </table:table-cell>
          <table:table-cell office:value-type="float" office:value="0.00150092" calcext:value-type="float">
            <text:p>0.00150092</text:p>
          </table:table-cell>
          <table:table-cell office:value-type="float" office:value="124.253" calcext:value-type="float">
            <text:p>124.253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0.1016" calcext:value-type="float">
            <text:p>0.1016</text:p>
          </table:table-cell>
          <table:table-cell office:value-type="float" office:value="31.7" calcext:value-type="float">
            <text:p>31.7</text:p>
          </table:table-cell>
          <table:table-cell office:value-type="float" office:value="0.00150092" calcext:value-type="float">
            <text:p>0.00150092</text:p>
          </table:table-cell>
          <table:table-cell office:value-type="float" office:value="120.193" calcext:value-type="float">
            <text:p>120.19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0.1016" calcext:value-type="float">
            <text:p>0.1016</text:p>
          </table:table-cell>
          <table:table-cell office:value-type="float" office:value="31.7" calcext:value-type="float">
            <text:p>31.7</text:p>
          </table:table-cell>
          <table:table-cell office:value-type="float" office:value="0.00150092" calcext:value-type="float">
            <text:p>0.00150092</text:p>
          </table:table-cell>
          <table:table-cell office:value-type="float" office:value="115.893" calcext:value-type="float">
            <text:p>115.89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.3" calcext:value-type="float">
            <text:p>3.3</text:p>
          </table:table-cell>
          <table:table-cell office:value-type="float" office:value="0.1016" calcext:value-type="float">
            <text:p>0.1016</text:p>
          </table:table-cell>
          <table:table-cell office:value-type="float" office:value="71.3" calcext:value-type="float">
            <text:p>71.3</text:p>
          </table:table-cell>
          <table:table-cell office:value-type="float" office:value="0.00202822" calcext:value-type="float">
            <text:p>0.00202822</text:p>
          </table:table-cell>
          <table:table-cell office:value-type="float" office:value="131.074" calcext:value-type="float">
            <text:p>131.07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.3" calcext:value-type="float">
            <text:p>3.3</text:p>
          </table:table-cell>
          <table:table-cell office:value-type="float" office:value="0.1016" calcext:value-type="float">
            <text:p>0.1016</text:p>
          </table:table-cell>
          <table:table-cell office:value-type="float" office:value="71.3" calcext:value-type="float">
            <text:p>71.3</text:p>
          </table:table-cell>
          <table:table-cell office:value-type="float" office:value="0.00202822" calcext:value-type="float">
            <text:p>0.00202822</text:p>
          </table:table-cell>
          <table:table-cell office:value-type="float" office:value="131.434" calcext:value-type="float">
            <text:p>131.434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3.3" calcext:value-type="float">
            <text:p>3.3</text:p>
          </table:table-cell>
          <table:table-cell office:value-type="float" office:value="0.1016" calcext:value-type="float">
            <text:p>0.1016</text:p>
          </table:table-cell>
          <table:table-cell office:value-type="float" office:value="71.3" calcext:value-type="float">
            <text:p>71.3</text:p>
          </table:table-cell>
          <table:table-cell office:value-type="float" office:value="0.00202822" calcext:value-type="float">
            <text:p>0.00202822</text:p>
          </table:table-cell>
          <table:table-cell office:value-type="float" office:value="132.304" calcext:value-type="float">
            <text:p>132.304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3.3" calcext:value-type="float">
            <text:p>3.3</text:p>
          </table:table-cell>
          <table:table-cell office:value-type="float" office:value="0.1016" calcext:value-type="float">
            <text:p>0.1016</text:p>
          </table:table-cell>
          <table:table-cell office:value-type="float" office:value="71.3" calcext:value-type="float">
            <text:p>71.3</text:p>
          </table:table-cell>
          <table:table-cell office:value-type="float" office:value="0.00202822" calcext:value-type="float">
            <text:p>0.00202822</text:p>
          </table:table-cell>
          <table:table-cell office:value-type="float" office:value="133.664" calcext:value-type="float">
            <text:p>133.66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3" calcext:value-type="float">
            <text:p>3.3</text:p>
          </table:table-cell>
          <table:table-cell office:value-type="float" office:value="0.1016" calcext:value-type="float">
            <text:p>0.1016</text:p>
          </table:table-cell>
          <table:table-cell office:value-type="float" office:value="71.3" calcext:value-type="float">
            <text:p>71.3</text:p>
          </table:table-cell>
          <table:table-cell office:value-type="float" office:value="0.00202822" calcext:value-type="float">
            <text:p>0.00202822</text:p>
          </table:table-cell>
          <table:table-cell office:value-type="float" office:value="134.034" calcext:value-type="float">
            <text:p>134.034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3.3" calcext:value-type="float">
            <text:p>3.3</text:p>
          </table:table-cell>
          <table:table-cell office:value-type="float" office:value="0.1016" calcext:value-type="float">
            <text:p>0.1016</text:p>
          </table:table-cell>
          <table:table-cell office:value-type="float" office:value="71.3" calcext:value-type="float">
            <text:p>71.3</text:p>
          </table:table-cell>
          <table:table-cell office:value-type="float" office:value="0.00202822" calcext:value-type="float">
            <text:p>0.00202822</text:p>
          </table:table-cell>
          <table:table-cell office:value-type="float" office:value="133.894" calcext:value-type="float">
            <text:p>133.894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3.3" calcext:value-type="float">
            <text:p>3.3</text:p>
          </table:table-cell>
          <table:table-cell office:value-type="float" office:value="0.1016" calcext:value-type="float">
            <text:p>0.1016</text:p>
          </table:table-cell>
          <table:table-cell office:value-type="float" office:value="71.3" calcext:value-type="float">
            <text:p>71.3</text:p>
          </table:table-cell>
          <table:table-cell office:value-type="float" office:value="0.00202822" calcext:value-type="float">
            <text:p>0.00202822</text:p>
          </table:table-cell>
          <table:table-cell office:value-type="float" office:value="132.114" calcext:value-type="float">
            <text:p>132.11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.3" calcext:value-type="float">
            <text:p>3.3</text:p>
          </table:table-cell>
          <table:table-cell office:value-type="float" office:value="0.1016" calcext:value-type="float">
            <text:p>0.1016</text:p>
          </table:table-cell>
          <table:table-cell office:value-type="float" office:value="71.3" calcext:value-type="float">
            <text:p>71.3</text:p>
          </table:table-cell>
          <table:table-cell office:value-type="float" office:value="0.00202822" calcext:value-type="float">
            <text:p>0.00202822</text:p>
          </table:table-cell>
          <table:table-cell office:value-type="float" office:value="128.704" calcext:value-type="float">
            <text:p>128.70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.3" calcext:value-type="float">
            <text:p>3.3</text:p>
          </table:table-cell>
          <table:table-cell office:value-type="float" office:value="0.1016" calcext:value-type="float">
            <text:p>0.1016</text:p>
          </table:table-cell>
          <table:table-cell office:value-type="float" office:value="71.3" calcext:value-type="float">
            <text:p>71.3</text:p>
          </table:table-cell>
          <table:table-cell office:value-type="float" office:value="0.00202822" calcext:value-type="float">
            <text:p>0.00202822</text:p>
          </table:table-cell>
          <table:table-cell office:value-type="float" office:value="127.054" calcext:value-type="float">
            <text:p>127.054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3.3" calcext:value-type="float">
            <text:p>3.3</text:p>
          </table:table-cell>
          <table:table-cell office:value-type="float" office:value="0.1016" calcext:value-type="float">
            <text:p>0.1016</text:p>
          </table:table-cell>
          <table:table-cell office:value-type="float" office:value="71.3" calcext:value-type="float">
            <text:p>71.3</text:p>
          </table:table-cell>
          <table:table-cell office:value-type="float" office:value="0.00202822" calcext:value-type="float">
            <text:p>0.00202822</text:p>
          </table:table-cell>
          <table:table-cell office:value-type="float" office:value="124.904" calcext:value-type="float">
            <text:p>124.904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3.3" calcext:value-type="float">
            <text:p>3.3</text:p>
          </table:table-cell>
          <table:table-cell office:value-type="float" office:value="0.1016" calcext:value-type="float">
            <text:p>0.1016</text:p>
          </table:table-cell>
          <table:table-cell office:value-type="float" office:value="71.3" calcext:value-type="float">
            <text:p>71.3</text:p>
          </table:table-cell>
          <table:table-cell office:value-type="float" office:value="0.00202822" calcext:value-type="float">
            <text:p>0.00202822</text:p>
          </table:table-cell>
          <table:table-cell office:value-type="float" office:value="121.234" calcext:value-type="float">
            <text:p>121.23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.3" calcext:value-type="float">
            <text:p>3.3</text:p>
          </table:table-cell>
          <table:table-cell office:value-type="float" office:value="0.1016" calcext:value-type="float">
            <text:p>0.1016</text:p>
          </table:table-cell>
          <table:table-cell office:value-type="float" office:value="71.3" calcext:value-type="float">
            <text:p>71.3</text:p>
          </table:table-cell>
          <table:table-cell office:value-type="float" office:value="0.00202822" calcext:value-type="float">
            <text:p>0.00202822</text:p>
          </table:table-cell>
          <table:table-cell office:value-type="float" office:value="116.694" calcext:value-type="float">
            <text:p>116.694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3.3" calcext:value-type="float">
            <text:p>3.3</text:p>
          </table:table-cell>
          <table:table-cell office:value-type="float" office:value="0.1016" calcext:value-type="float">
            <text:p>0.1016</text:p>
          </table:table-cell>
          <table:table-cell office:value-type="float" office:value="55.5" calcext:value-type="float">
            <text:p>55.5</text:p>
          </table:table-cell>
          <table:table-cell office:value-type="float" office:value="0.002211" calcext:value-type="float">
            <text:p>0.002211</text:p>
          </table:table-cell>
          <table:table-cell office:value-type="float" office:value="126.599" calcext:value-type="float">
            <text:p>126.59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.3" calcext:value-type="float">
            <text:p>3.3</text:p>
          </table:table-cell>
          <table:table-cell office:value-type="float" office:value="0.1016" calcext:value-type="float">
            <text:p>0.1016</text:p>
          </table:table-cell>
          <table:table-cell office:value-type="float" office:value="55.5" calcext:value-type="float">
            <text:p>55.5</text:p>
          </table:table-cell>
          <table:table-cell office:value-type="float" office:value="0.002211" calcext:value-type="float">
            <text:p>0.002211</text:p>
          </table:table-cell>
          <table:table-cell office:value-type="float" office:value="129.119" calcext:value-type="float">
            <text:p>129.11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.3" calcext:value-type="float">
            <text:p>3.3</text:p>
          </table:table-cell>
          <table:table-cell office:value-type="float" office:value="0.1016" calcext:value-type="float">
            <text:p>0.1016</text:p>
          </table:table-cell>
          <table:table-cell office:value-type="float" office:value="55.5" calcext:value-type="float">
            <text:p>55.5</text:p>
          </table:table-cell>
          <table:table-cell office:value-type="float" office:value="0.002211" calcext:value-type="float">
            <text:p>0.002211</text:p>
          </table:table-cell>
          <table:table-cell office:value-type="float" office:value="131.129" calcext:value-type="float">
            <text:p>131.129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3.3" calcext:value-type="float">
            <text:p>3.3</text:p>
          </table:table-cell>
          <table:table-cell office:value-type="float" office:value="0.1016" calcext:value-type="float">
            <text:p>0.1016</text:p>
          </table:table-cell>
          <table:table-cell office:value-type="float" office:value="55.5" calcext:value-type="float">
            <text:p>55.5</text:p>
          </table:table-cell>
          <table:table-cell office:value-type="float" office:value="0.002211" calcext:value-type="float">
            <text:p>0.002211</text:p>
          </table:table-cell>
          <table:table-cell office:value-type="float" office:value="132.769" calcext:value-type="float">
            <text:p>132.769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3.3" calcext:value-type="float">
            <text:p>3.3</text:p>
          </table:table-cell>
          <table:table-cell office:value-type="float" office:value="0.1016" calcext:value-type="float">
            <text:p>0.1016</text:p>
          </table:table-cell>
          <table:table-cell office:value-type="float" office:value="55.5" calcext:value-type="float">
            <text:p>55.5</text:p>
          </table:table-cell>
          <table:table-cell office:value-type="float" office:value="0.002211" calcext:value-type="float">
            <text:p>0.002211</text:p>
          </table:table-cell>
          <table:table-cell office:value-type="float" office:value="133.649" calcext:value-type="float">
            <text:p>133.64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3" calcext:value-type="float">
            <text:p>3.3</text:p>
          </table:table-cell>
          <table:table-cell office:value-type="float" office:value="0.1016" calcext:value-type="float">
            <text:p>0.1016</text:p>
          </table:table-cell>
          <table:table-cell office:value-type="float" office:value="55.5" calcext:value-type="float">
            <text:p>55.5</text:p>
          </table:table-cell>
          <table:table-cell office:value-type="float" office:value="0.002211" calcext:value-type="float">
            <text:p>0.002211</text:p>
          </table:table-cell>
          <table:table-cell office:value-type="float" office:value="133.649" calcext:value-type="float">
            <text:p>133.649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3.3" calcext:value-type="float">
            <text:p>3.3</text:p>
          </table:table-cell>
          <table:table-cell office:value-type="float" office:value="0.1016" calcext:value-type="float">
            <text:p>0.1016</text:p>
          </table:table-cell>
          <table:table-cell office:value-type="float" office:value="55.5" calcext:value-type="float">
            <text:p>55.5</text:p>
          </table:table-cell>
          <table:table-cell office:value-type="float" office:value="0.002211" calcext:value-type="float">
            <text:p>0.002211</text:p>
          </table:table-cell>
          <table:table-cell office:value-type="float" office:value="132.889" calcext:value-type="float">
            <text:p>132.889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3.3" calcext:value-type="float">
            <text:p>3.3</text:p>
          </table:table-cell>
          <table:table-cell office:value-type="float" office:value="0.1016" calcext:value-type="float">
            <text:p>0.1016</text:p>
          </table:table-cell>
          <table:table-cell office:value-type="float" office:value="55.5" calcext:value-type="float">
            <text:p>55.5</text:p>
          </table:table-cell>
          <table:table-cell office:value-type="float" office:value="0.002211" calcext:value-type="float">
            <text:p>0.002211</text:p>
          </table:table-cell>
          <table:table-cell office:value-type="float" office:value="130.629" calcext:value-type="float">
            <text:p>130.62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.3" calcext:value-type="float">
            <text:p>3.3</text:p>
          </table:table-cell>
          <table:table-cell office:value-type="float" office:value="0.1016" calcext:value-type="float">
            <text:p>0.1016</text:p>
          </table:table-cell>
          <table:table-cell office:value-type="float" office:value="55.5" calcext:value-type="float">
            <text:p>55.5</text:p>
          </table:table-cell>
          <table:table-cell office:value-type="float" office:value="0.002211" calcext:value-type="float">
            <text:p>0.002211</text:p>
          </table:table-cell>
          <table:table-cell office:value-type="float" office:value="127.229" calcext:value-type="float">
            <text:p>127.22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.3" calcext:value-type="float">
            <text:p>3.3</text:p>
          </table:table-cell>
          <table:table-cell office:value-type="float" office:value="0.1016" calcext:value-type="float">
            <text:p>0.1016</text:p>
          </table:table-cell>
          <table:table-cell office:value-type="float" office:value="55.5" calcext:value-type="float">
            <text:p>55.5</text:p>
          </table:table-cell>
          <table:table-cell office:value-type="float" office:value="0.002211" calcext:value-type="float">
            <text:p>0.002211</text:p>
          </table:table-cell>
          <table:table-cell office:value-type="float" office:value="124.839" calcext:value-type="float">
            <text:p>124.839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3.3" calcext:value-type="float">
            <text:p>3.3</text:p>
          </table:table-cell>
          <table:table-cell office:value-type="float" office:value="0.1016" calcext:value-type="float">
            <text:p>0.1016</text:p>
          </table:table-cell>
          <table:table-cell office:value-type="float" office:value="55.5" calcext:value-type="float">
            <text:p>55.5</text:p>
          </table:table-cell>
          <table:table-cell office:value-type="float" office:value="0.002211" calcext:value-type="float">
            <text:p>0.002211</text:p>
          </table:table-cell>
          <table:table-cell office:value-type="float" office:value="123.839" calcext:value-type="float">
            <text:p>123.839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3.3" calcext:value-type="float">
            <text:p>3.3</text:p>
          </table:table-cell>
          <table:table-cell office:value-type="float" office:value="0.1016" calcext:value-type="float">
            <text:p>0.1016</text:p>
          </table:table-cell>
          <table:table-cell office:value-type="float" office:value="55.5" calcext:value-type="float">
            <text:p>55.5</text:p>
          </table:table-cell>
          <table:table-cell office:value-type="float" office:value="0.002211" calcext:value-type="float">
            <text:p>0.002211</text:p>
          </table:table-cell>
          <table:table-cell office:value-type="float" office:value="120.569" calcext:value-type="float">
            <text:p>120.56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.3" calcext:value-type="float">
            <text:p>3.3</text:p>
          </table:table-cell>
          <table:table-cell office:value-type="float" office:value="0.1016" calcext:value-type="float">
            <text:p>0.1016</text:p>
          </table:table-cell>
          <table:table-cell office:value-type="float" office:value="55.5" calcext:value-type="float">
            <text:p>55.5</text:p>
          </table:table-cell>
          <table:table-cell office:value-type="float" office:value="0.002211" calcext:value-type="float">
            <text:p>0.002211</text:p>
          </table:table-cell>
          <table:table-cell office:value-type="float" office:value="115.659" calcext:value-type="float">
            <text:p>115.659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3.3" calcext:value-type="float">
            <text:p>3.3</text:p>
          </table:table-cell>
          <table:table-cell office:value-type="float" office:value="0.1016" calcext:value-type="float">
            <text:p>0.1016</text:p>
          </table:table-cell>
          <table:table-cell office:value-type="float" office:value="39.6" calcext:value-type="float">
            <text:p>39.6</text:p>
          </table:table-cell>
          <table:table-cell office:value-type="float" office:value="0.00245138" calcext:value-type="float">
            <text:p>0.00245138</text:p>
          </table:table-cell>
          <table:table-cell office:value-type="float" office:value="127.251" calcext:value-type="float">
            <text:p>127.25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.3" calcext:value-type="float">
            <text:p>3.3</text:p>
          </table:table-cell>
          <table:table-cell office:value-type="float" office:value="0.1016" calcext:value-type="float">
            <text:p>0.1016</text:p>
          </table:table-cell>
          <table:table-cell office:value-type="float" office:value="39.6" calcext:value-type="float">
            <text:p>39.6</text:p>
          </table:table-cell>
          <table:table-cell office:value-type="float" office:value="0.00245138" calcext:value-type="float">
            <text:p>0.00245138</text:p>
          </table:table-cell>
          <table:table-cell office:value-type="float" office:value="129.991" calcext:value-type="float">
            <text:p>129.99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.3" calcext:value-type="float">
            <text:p>3.3</text:p>
          </table:table-cell>
          <table:table-cell office:value-type="float" office:value="0.1016" calcext:value-type="float">
            <text:p>0.1016</text:p>
          </table:table-cell>
          <table:table-cell office:value-type="float" office:value="39.6" calcext:value-type="float">
            <text:p>39.6</text:p>
          </table:table-cell>
          <table:table-cell office:value-type="float" office:value="0.00245138" calcext:value-type="float">
            <text:p>0.00245138</text:p>
          </table:table-cell>
          <table:table-cell office:value-type="float" office:value="131.971" calcext:value-type="float">
            <text:p>131.971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3.3" calcext:value-type="float">
            <text:p>3.3</text:p>
          </table:table-cell>
          <table:table-cell office:value-type="float" office:value="0.1016" calcext:value-type="float">
            <text:p>0.1016</text:p>
          </table:table-cell>
          <table:table-cell office:value-type="float" office:value="39.6" calcext:value-type="float">
            <text:p>39.6</text:p>
          </table:table-cell>
          <table:table-cell office:value-type="float" office:value="0.00245138" calcext:value-type="float">
            <text:p>0.00245138</text:p>
          </table:table-cell>
          <table:table-cell office:value-type="float" office:value="133.211" calcext:value-type="float">
            <text:p>133.211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3.3" calcext:value-type="float">
            <text:p>3.3</text:p>
          </table:table-cell>
          <table:table-cell office:value-type="float" office:value="0.1016" calcext:value-type="float">
            <text:p>0.1016</text:p>
          </table:table-cell>
          <table:table-cell office:value-type="float" office:value="39.6" calcext:value-type="float">
            <text:p>39.6</text:p>
          </table:table-cell>
          <table:table-cell office:value-type="float" office:value="0.00245138" calcext:value-type="float">
            <text:p>0.00245138</text:p>
          </table:table-cell>
          <table:table-cell office:value-type="float" office:value="133.071" calcext:value-type="float">
            <text:p>133.07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3" calcext:value-type="float">
            <text:p>3.3</text:p>
          </table:table-cell>
          <table:table-cell office:value-type="float" office:value="0.1016" calcext:value-type="float">
            <text:p>0.1016</text:p>
          </table:table-cell>
          <table:table-cell office:value-type="float" office:value="39.6" calcext:value-type="float">
            <text:p>39.6</text:p>
          </table:table-cell>
          <table:table-cell office:value-type="float" office:value="0.00245138" calcext:value-type="float">
            <text:p>0.00245138</text:p>
          </table:table-cell>
          <table:table-cell office:value-type="float" office:value="132.301" calcext:value-type="float">
            <text:p>132.301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3.3" calcext:value-type="float">
            <text:p>3.3</text:p>
          </table:table-cell>
          <table:table-cell office:value-type="float" office:value="0.1016" calcext:value-type="float">
            <text:p>0.1016</text:p>
          </table:table-cell>
          <table:table-cell office:value-type="float" office:value="39.6" calcext:value-type="float">
            <text:p>39.6</text:p>
          </table:table-cell>
          <table:table-cell office:value-type="float" office:value="0.00245138" calcext:value-type="float">
            <text:p>0.00245138</text:p>
          </table:table-cell>
          <table:table-cell office:value-type="float" office:value="130.791" calcext:value-type="float">
            <text:p>130.791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3.3" calcext:value-type="float">
            <text:p>3.3</text:p>
          </table:table-cell>
          <table:table-cell office:value-type="float" office:value="0.1016" calcext:value-type="float">
            <text:p>0.1016</text:p>
          </table:table-cell>
          <table:table-cell office:value-type="float" office:value="39.6" calcext:value-type="float">
            <text:p>39.6</text:p>
          </table:table-cell>
          <table:table-cell office:value-type="float" office:value="0.00245138" calcext:value-type="float">
            <text:p>0.00245138</text:p>
          </table:table-cell>
          <table:table-cell office:value-type="float" office:value="128.401" calcext:value-type="float">
            <text:p>128.401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.3" calcext:value-type="float">
            <text:p>3.3</text:p>
          </table:table-cell>
          <table:table-cell office:value-type="float" office:value="0.1016" calcext:value-type="float">
            <text:p>0.1016</text:p>
          </table:table-cell>
          <table:table-cell office:value-type="float" office:value="39.6" calcext:value-type="float">
            <text:p>39.6</text:p>
          </table:table-cell>
          <table:table-cell office:value-type="float" office:value="0.00245138" calcext:value-type="float">
            <text:p>0.00245138</text:p>
          </table:table-cell>
          <table:table-cell office:value-type="float" office:value="124.881" calcext:value-type="float">
            <text:p>124.881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.3" calcext:value-type="float">
            <text:p>3.3</text:p>
          </table:table-cell>
          <table:table-cell office:value-type="float" office:value="0.1016" calcext:value-type="float">
            <text:p>0.1016</text:p>
          </table:table-cell>
          <table:table-cell office:value-type="float" office:value="39.6" calcext:value-type="float">
            <text:p>39.6</text:p>
          </table:table-cell>
          <table:table-cell office:value-type="float" office:value="0.00245138" calcext:value-type="float">
            <text:p>0.00245138</text:p>
          </table:table-cell>
          <table:table-cell office:value-type="float" office:value="122.371" calcext:value-type="float">
            <text:p>122.371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3.3" calcext:value-type="float">
            <text:p>3.3</text:p>
          </table:table-cell>
          <table:table-cell office:value-type="float" office:value="0.1016" calcext:value-type="float">
            <text:p>0.1016</text:p>
          </table:table-cell>
          <table:table-cell office:value-type="float" office:value="39.6" calcext:value-type="float">
            <text:p>39.6</text:p>
          </table:table-cell>
          <table:table-cell office:value-type="float" office:value="0.00245138" calcext:value-type="float">
            <text:p>0.00245138</text:p>
          </table:table-cell>
          <table:table-cell office:value-type="float" office:value="120.851" calcext:value-type="float">
            <text:p>120.851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3.3" calcext:value-type="float">
            <text:p>3.3</text:p>
          </table:table-cell>
          <table:table-cell office:value-type="float" office:value="0.1016" calcext:value-type="float">
            <text:p>0.1016</text:p>
          </table:table-cell>
          <table:table-cell office:value-type="float" office:value="39.6" calcext:value-type="float">
            <text:p>39.6</text:p>
          </table:table-cell>
          <table:table-cell office:value-type="float" office:value="0.00245138" calcext:value-type="float">
            <text:p>0.00245138</text:p>
          </table:table-cell>
          <table:table-cell office:value-type="float" office:value="118.091" calcext:value-type="float">
            <text:p>118.09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.3" calcext:value-type="float">
            <text:p>3.3</text:p>
          </table:table-cell>
          <table:table-cell office:value-type="float" office:value="0.1016" calcext:value-type="float">
            <text:p>0.1016</text:p>
          </table:table-cell>
          <table:table-cell office:value-type="float" office:value="39.6" calcext:value-type="float">
            <text:p>39.6</text:p>
          </table:table-cell>
          <table:table-cell office:value-type="float" office:value="0.00245138" calcext:value-type="float">
            <text:p>0.00245138</text:p>
          </table:table-cell>
          <table:table-cell office:value-type="float" office:value="115.321" calcext:value-type="float">
            <text:p>115.321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3.3" calcext:value-type="float">
            <text:p>3.3</text:p>
          </table:table-cell>
          <table:table-cell office:value-type="float" office:value="0.1016" calcext:value-type="float">
            <text:p>0.1016</text:p>
          </table:table-cell>
          <table:table-cell office:value-type="float" office:value="31.7" calcext:value-type="float">
            <text:p>31.7</text:p>
          </table:table-cell>
          <table:table-cell office:value-type="float" office:value="0.00251435" calcext:value-type="float">
            <text:p>0.00251435</text:p>
          </table:table-cell>
          <table:table-cell office:value-type="float" office:value="128.952" calcext:value-type="float">
            <text:p>128.95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.3" calcext:value-type="float">
            <text:p>3.3</text:p>
          </table:table-cell>
          <table:table-cell office:value-type="float" office:value="0.1016" calcext:value-type="float">
            <text:p>0.1016</text:p>
          </table:table-cell>
          <table:table-cell office:value-type="float" office:value="31.7" calcext:value-type="float">
            <text:p>31.7</text:p>
          </table:table-cell>
          <table:table-cell office:value-type="float" office:value="0.00251435" calcext:value-type="float">
            <text:p>0.00251435</text:p>
          </table:table-cell>
          <table:table-cell office:value-type="float" office:value="131.362" calcext:value-type="float">
            <text:p>131.36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.3" calcext:value-type="float">
            <text:p>3.3</text:p>
          </table:table-cell>
          <table:table-cell office:value-type="float" office:value="0.1016" calcext:value-type="float">
            <text:p>0.1016</text:p>
          </table:table-cell>
          <table:table-cell office:value-type="float" office:value="31.7" calcext:value-type="float">
            <text:p>31.7</text:p>
          </table:table-cell>
          <table:table-cell office:value-type="float" office:value="0.00251435" calcext:value-type="float">
            <text:p>0.00251435</text:p>
          </table:table-cell>
          <table:table-cell office:value-type="float" office:value="133.012" calcext:value-type="float">
            <text:p>133.012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3.3" calcext:value-type="float">
            <text:p>3.3</text:p>
          </table:table-cell>
          <table:table-cell office:value-type="float" office:value="0.1016" calcext:value-type="float">
            <text:p>0.1016</text:p>
          </table:table-cell>
          <table:table-cell office:value-type="float" office:value="31.7" calcext:value-type="float">
            <text:p>31.7</text:p>
          </table:table-cell>
          <table:table-cell office:value-type="float" office:value="0.00251435" calcext:value-type="float">
            <text:p>0.00251435</text:p>
          </table:table-cell>
          <table:table-cell office:value-type="float" office:value="134.022" calcext:value-type="float">
            <text:p>134.022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3.3" calcext:value-type="float">
            <text:p>3.3</text:p>
          </table:table-cell>
          <table:table-cell office:value-type="float" office:value="0.1016" calcext:value-type="float">
            <text:p>0.1016</text:p>
          </table:table-cell>
          <table:table-cell office:value-type="float" office:value="31.7" calcext:value-type="float">
            <text:p>31.7</text:p>
          </table:table-cell>
          <table:table-cell office:value-type="float" office:value="0.00251435" calcext:value-type="float">
            <text:p>0.00251435</text:p>
          </table:table-cell>
          <table:table-cell office:value-type="float" office:value="133.402" calcext:value-type="float">
            <text:p>133.40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3" calcext:value-type="float">
            <text:p>3.3</text:p>
          </table:table-cell>
          <table:table-cell office:value-type="float" office:value="0.1016" calcext:value-type="float">
            <text:p>0.1016</text:p>
          </table:table-cell>
          <table:table-cell office:value-type="float" office:value="31.7" calcext:value-type="float">
            <text:p>31.7</text:p>
          </table:table-cell>
          <table:table-cell office:value-type="float" office:value="0.00251435" calcext:value-type="float">
            <text:p>0.00251435</text:p>
          </table:table-cell>
          <table:table-cell office:value-type="float" office:value="131.642" calcext:value-type="float">
            <text:p>131.642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3.3" calcext:value-type="float">
            <text:p>3.3</text:p>
          </table:table-cell>
          <table:table-cell office:value-type="float" office:value="0.1016" calcext:value-type="float">
            <text:p>0.1016</text:p>
          </table:table-cell>
          <table:table-cell office:value-type="float" office:value="31.7" calcext:value-type="float">
            <text:p>31.7</text:p>
          </table:table-cell>
          <table:table-cell office:value-type="float" office:value="0.00251435" calcext:value-type="float">
            <text:p>0.00251435</text:p>
          </table:table-cell>
          <table:table-cell office:value-type="float" office:value="130.392" calcext:value-type="float">
            <text:p>130.392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3.3" calcext:value-type="float">
            <text:p>3.3</text:p>
          </table:table-cell>
          <table:table-cell office:value-type="float" office:value="0.1016" calcext:value-type="float">
            <text:p>0.1016</text:p>
          </table:table-cell>
          <table:table-cell office:value-type="float" office:value="31.7" calcext:value-type="float">
            <text:p>31.7</text:p>
          </table:table-cell>
          <table:table-cell office:value-type="float" office:value="0.00251435" calcext:value-type="float">
            <text:p>0.00251435</text:p>
          </table:table-cell>
          <table:table-cell office:value-type="float" office:value="128.252" calcext:value-type="float">
            <text:p>128.25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.3" calcext:value-type="float">
            <text:p>3.3</text:p>
          </table:table-cell>
          <table:table-cell office:value-type="float" office:value="0.1016" calcext:value-type="float">
            <text:p>0.1016</text:p>
          </table:table-cell>
          <table:table-cell office:value-type="float" office:value="31.7" calcext:value-type="float">
            <text:p>31.7</text:p>
          </table:table-cell>
          <table:table-cell office:value-type="float" office:value="0.00251435" calcext:value-type="float">
            <text:p>0.00251435</text:p>
          </table:table-cell>
          <table:table-cell office:value-type="float" office:value="124.852" calcext:value-type="float">
            <text:p>124.85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.3" calcext:value-type="float">
            <text:p>3.3</text:p>
          </table:table-cell>
          <table:table-cell office:value-type="float" office:value="0.1016" calcext:value-type="float">
            <text:p>0.1016</text:p>
          </table:table-cell>
          <table:table-cell office:value-type="float" office:value="31.7" calcext:value-type="float">
            <text:p>31.7</text:p>
          </table:table-cell>
          <table:table-cell office:value-type="float" office:value="0.00251435" calcext:value-type="float">
            <text:p>0.00251435</text:p>
          </table:table-cell>
          <table:table-cell office:value-type="float" office:value="122.082" calcext:value-type="float">
            <text:p>122.082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3.3" calcext:value-type="float">
            <text:p>3.3</text:p>
          </table:table-cell>
          <table:table-cell office:value-type="float" office:value="0.1016" calcext:value-type="float">
            <text:p>0.1016</text:p>
          </table:table-cell>
          <table:table-cell office:value-type="float" office:value="31.7" calcext:value-type="float">
            <text:p>31.7</text:p>
          </table:table-cell>
          <table:table-cell office:value-type="float" office:value="0.00251435" calcext:value-type="float">
            <text:p>0.00251435</text:p>
          </table:table-cell>
          <table:table-cell office:value-type="float" office:value="120.702" calcext:value-type="float">
            <text:p>120.702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3.3" calcext:value-type="float">
            <text:p>3.3</text:p>
          </table:table-cell>
          <table:table-cell office:value-type="float" office:value="0.1016" calcext:value-type="float">
            <text:p>0.1016</text:p>
          </table:table-cell>
          <table:table-cell office:value-type="float" office:value="31.7" calcext:value-type="float">
            <text:p>31.7</text:p>
          </table:table-cell>
          <table:table-cell office:value-type="float" office:value="0.00251435" calcext:value-type="float">
            <text:p>0.00251435</text:p>
          </table:table-cell>
          <table:table-cell office:value-type="float" office:value="117.432" calcext:value-type="float">
            <text:p>117.432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.7" calcext:value-type="float">
            <text:p>6.7</text:p>
          </table:table-cell>
          <table:table-cell office:value-type="float" office:value="0.1016" calcext:value-type="float">
            <text:p>0.1016</text:p>
          </table:table-cell>
          <table:table-cell office:value-type="float" office:value="71.3" calcext:value-type="float">
            <text:p>71.3</text:p>
          </table:table-cell>
          <table:table-cell office:value-type="float" office:value="0.00478288" calcext:value-type="float">
            <text:p>0.00478288</text:p>
          </table:table-cell>
          <table:table-cell office:value-type="float" office:value="131.448" calcext:value-type="float">
            <text:p>131.44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.7" calcext:value-type="float">
            <text:p>6.7</text:p>
          </table:table-cell>
          <table:table-cell office:value-type="float" office:value="0.1016" calcext:value-type="float">
            <text:p>0.1016</text:p>
          </table:table-cell>
          <table:table-cell office:value-type="float" office:value="71.3" calcext:value-type="float">
            <text:p>71.3</text:p>
          </table:table-cell>
          <table:table-cell office:value-type="float" office:value="0.00478288" calcext:value-type="float">
            <text:p>0.00478288</text:p>
          </table:table-cell>
          <table:table-cell office:value-type="float" office:value="134.478" calcext:value-type="float">
            <text:p>134.47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.7" calcext:value-type="float">
            <text:p>6.7</text:p>
          </table:table-cell>
          <table:table-cell office:value-type="float" office:value="0.1016" calcext:value-type="float">
            <text:p>0.1016</text:p>
          </table:table-cell>
          <table:table-cell office:value-type="float" office:value="71.3" calcext:value-type="float">
            <text:p>71.3</text:p>
          </table:table-cell>
          <table:table-cell office:value-type="float" office:value="0.00478288" calcext:value-type="float">
            <text:p>0.00478288</text:p>
          </table:table-cell>
          <table:table-cell office:value-type="float" office:value="136.758" calcext:value-type="float">
            <text:p>136.758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6.7" calcext:value-type="float">
            <text:p>6.7</text:p>
          </table:table-cell>
          <table:table-cell office:value-type="float" office:value="0.1016" calcext:value-type="float">
            <text:p>0.1016</text:p>
          </table:table-cell>
          <table:table-cell office:value-type="float" office:value="71.3" calcext:value-type="float">
            <text:p>71.3</text:p>
          </table:table-cell>
          <table:table-cell office:value-type="float" office:value="0.00478288" calcext:value-type="float">
            <text:p>0.00478288</text:p>
          </table:table-cell>
          <table:table-cell office:value-type="float" office:value="137.658" calcext:value-type="float">
            <text:p>137.658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6.7" calcext:value-type="float">
            <text:p>6.7</text:p>
          </table:table-cell>
          <table:table-cell office:value-type="float" office:value="0.1016" calcext:value-type="float">
            <text:p>0.1016</text:p>
          </table:table-cell>
          <table:table-cell office:value-type="float" office:value="71.3" calcext:value-type="float">
            <text:p>71.3</text:p>
          </table:table-cell>
          <table:table-cell office:value-type="float" office:value="0.00478288" calcext:value-type="float">
            <text:p>0.00478288</text:p>
          </table:table-cell>
          <table:table-cell office:value-type="float" office:value="136.678" calcext:value-type="float">
            <text:p>136.67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7" calcext:value-type="float">
            <text:p>6.7</text:p>
          </table:table-cell>
          <table:table-cell office:value-type="float" office:value="0.1016" calcext:value-type="float">
            <text:p>0.1016</text:p>
          </table:table-cell>
          <table:table-cell office:value-type="float" office:value="71.3" calcext:value-type="float">
            <text:p>71.3</text:p>
          </table:table-cell>
          <table:table-cell office:value-type="float" office:value="0.00478288" calcext:value-type="float">
            <text:p>0.00478288</text:p>
          </table:table-cell>
          <table:table-cell office:value-type="float" office:value="134.568" calcext:value-type="float">
            <text:p>134.568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6.7" calcext:value-type="float">
            <text:p>6.7</text:p>
          </table:table-cell>
          <table:table-cell office:value-type="float" office:value="0.1016" calcext:value-type="float">
            <text:p>0.1016</text:p>
          </table:table-cell>
          <table:table-cell office:value-type="float" office:value="71.3" calcext:value-type="float">
            <text:p>71.3</text:p>
          </table:table-cell>
          <table:table-cell office:value-type="float" office:value="0.00478288" calcext:value-type="float">
            <text:p>0.00478288</text:p>
          </table:table-cell>
          <table:table-cell office:value-type="float" office:value="131.458" calcext:value-type="float">
            <text:p>131.458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6.7" calcext:value-type="float">
            <text:p>6.7</text:p>
          </table:table-cell>
          <table:table-cell office:value-type="float" office:value="0.1016" calcext:value-type="float">
            <text:p>0.1016</text:p>
          </table:table-cell>
          <table:table-cell office:value-type="float" office:value="71.3" calcext:value-type="float">
            <text:p>71.3</text:p>
          </table:table-cell>
          <table:table-cell office:value-type="float" office:value="0.00478288" calcext:value-type="float">
            <text:p>0.00478288</text:p>
          </table:table-cell>
          <table:table-cell office:value-type="float" office:value="124.458" calcext:value-type="float">
            <text:p>124.45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.7" calcext:value-type="float">
            <text:p>6.7</text:p>
          </table:table-cell>
          <table:table-cell office:value-type="float" office:value="0.1016" calcext:value-type="float">
            <text:p>0.1016</text:p>
          </table:table-cell>
          <table:table-cell office:value-type="float" office:value="55.5" calcext:value-type="float">
            <text:p>55.5</text:p>
          </table:table-cell>
          <table:table-cell office:value-type="float" office:value="0.0052139" calcext:value-type="float">
            <text:p>0.0052139</text:p>
          </table:table-cell>
          <table:table-cell office:value-type="float" office:value="129.343" calcext:value-type="float">
            <text:p>129.343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.7" calcext:value-type="float">
            <text:p>6.7</text:p>
          </table:table-cell>
          <table:table-cell office:value-type="float" office:value="0.1016" calcext:value-type="float">
            <text:p>0.1016</text:p>
          </table:table-cell>
          <table:table-cell office:value-type="float" office:value="55.5" calcext:value-type="float">
            <text:p>55.5</text:p>
          </table:table-cell>
          <table:table-cell office:value-type="float" office:value="0.0052139" calcext:value-type="float">
            <text:p>0.0052139</text:p>
          </table:table-cell>
          <table:table-cell office:value-type="float" office:value="133.023" calcext:value-type="float">
            <text:p>133.02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.7" calcext:value-type="float">
            <text:p>6.7</text:p>
          </table:table-cell>
          <table:table-cell office:value-type="float" office:value="0.1016" calcext:value-type="float">
            <text:p>0.1016</text:p>
          </table:table-cell>
          <table:table-cell office:value-type="float" office:value="55.5" calcext:value-type="float">
            <text:p>55.5</text:p>
          </table:table-cell>
          <table:table-cell office:value-type="float" office:value="0.0052139" calcext:value-type="float">
            <text:p>0.0052139</text:p>
          </table:table-cell>
          <table:table-cell office:value-type="float" office:value="135.953" calcext:value-type="float">
            <text:p>135.95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.7" calcext:value-type="float">
            <text:p>6.7</text:p>
          </table:table-cell>
          <table:table-cell office:value-type="float" office:value="0.1016" calcext:value-type="float">
            <text:p>0.1016</text:p>
          </table:table-cell>
          <table:table-cell office:value-type="float" office:value="55.5" calcext:value-type="float">
            <text:p>55.5</text:p>
          </table:table-cell>
          <table:table-cell office:value-type="float" office:value="0.0052139" calcext:value-type="float">
            <text:p>0.0052139</text:p>
          </table:table-cell>
          <table:table-cell office:value-type="float" office:value="137.233" calcext:value-type="float">
            <text:p>137.233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6.7" calcext:value-type="float">
            <text:p>6.7</text:p>
          </table:table-cell>
          <table:table-cell office:value-type="float" office:value="0.1016" calcext:value-type="float">
            <text:p>0.1016</text:p>
          </table:table-cell>
          <table:table-cell office:value-type="float" office:value="55.5" calcext:value-type="float">
            <text:p>55.5</text:p>
          </table:table-cell>
          <table:table-cell office:value-type="float" office:value="0.0052139" calcext:value-type="float">
            <text:p>0.0052139</text:p>
          </table:table-cell>
          <table:table-cell office:value-type="float" office:value="136.883" calcext:value-type="float">
            <text:p>136.883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6.7" calcext:value-type="float">
            <text:p>6.7</text:p>
          </table:table-cell>
          <table:table-cell office:value-type="float" office:value="0.1016" calcext:value-type="float">
            <text:p>0.1016</text:p>
          </table:table-cell>
          <table:table-cell office:value-type="float" office:value="55.5" calcext:value-type="float">
            <text:p>55.5</text:p>
          </table:table-cell>
          <table:table-cell office:value-type="float" office:value="0.0052139" calcext:value-type="float">
            <text:p>0.0052139</text:p>
          </table:table-cell>
          <table:table-cell office:value-type="float" office:value="133.653" calcext:value-type="float">
            <text:p>133.65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7" calcext:value-type="float">
            <text:p>6.7</text:p>
          </table:table-cell>
          <table:table-cell office:value-type="float" office:value="0.1016" calcext:value-type="float">
            <text:p>0.1016</text:p>
          </table:table-cell>
          <table:table-cell office:value-type="float" office:value="55.5" calcext:value-type="float">
            <text:p>55.5</text:p>
          </table:table-cell>
          <table:table-cell office:value-type="float" office:value="0.0052139" calcext:value-type="float">
            <text:p>0.0052139</text:p>
          </table:table-cell>
          <table:table-cell office:value-type="float" office:value="129.653" calcext:value-type="float">
            <text:p>129.653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6.7" calcext:value-type="float">
            <text:p>6.7</text:p>
          </table:table-cell>
          <table:table-cell office:value-type="float" office:value="0.1016" calcext:value-type="float">
            <text:p>0.1016</text:p>
          </table:table-cell>
          <table:table-cell office:value-type="float" office:value="55.5" calcext:value-type="float">
            <text:p>55.5</text:p>
          </table:table-cell>
          <table:table-cell office:value-type="float" office:value="0.0052139" calcext:value-type="float">
            <text:p>0.0052139</text:p>
          </table:table-cell>
          <table:table-cell office:value-type="float" office:value="124.273" calcext:value-type="float">
            <text:p>124.27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.7" calcext:value-type="float">
            <text:p>6.7</text:p>
          </table:table-cell>
          <table:table-cell office:value-type="float" office:value="0.1016" calcext:value-type="float">
            <text:p>0.1016</text:p>
          </table:table-cell>
          <table:table-cell office:value-type="float" office:value="39.6" calcext:value-type="float">
            <text:p>39.6</text:p>
          </table:table-cell>
          <table:table-cell office:value-type="float" office:value="0.00578076" calcext:value-type="float">
            <text:p>0.00578076</text:p>
          </table:table-cell>
          <table:table-cell office:value-type="float" office:value="128.295" calcext:value-type="float">
            <text:p>128.29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.7" calcext:value-type="float">
            <text:p>6.7</text:p>
          </table:table-cell>
          <table:table-cell office:value-type="float" office:value="0.1016" calcext:value-type="float">
            <text:p>0.1016</text:p>
          </table:table-cell>
          <table:table-cell office:value-type="float" office:value="39.6" calcext:value-type="float">
            <text:p>39.6</text:p>
          </table:table-cell>
          <table:table-cell office:value-type="float" office:value="0.00578076" calcext:value-type="float">
            <text:p>0.00578076</text:p>
          </table:table-cell>
          <table:table-cell office:value-type="float" office:value="130.955" calcext:value-type="float">
            <text:p>130.955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.7" calcext:value-type="float">
            <text:p>6.7</text:p>
          </table:table-cell>
          <table:table-cell office:value-type="float" office:value="0.1016" calcext:value-type="float">
            <text:p>0.1016</text:p>
          </table:table-cell>
          <table:table-cell office:value-type="float" office:value="39.6" calcext:value-type="float">
            <text:p>39.6</text:p>
          </table:table-cell>
          <table:table-cell office:value-type="float" office:value="0.00578076" calcext:value-type="float">
            <text:p>0.00578076</text:p>
          </table:table-cell>
          <table:table-cell office:value-type="float" office:value="133.355" calcext:value-type="float">
            <text:p>133.35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.7" calcext:value-type="float">
            <text:p>6.7</text:p>
          </table:table-cell>
          <table:table-cell office:value-type="float" office:value="0.1016" calcext:value-type="float">
            <text:p>0.1016</text:p>
          </table:table-cell>
          <table:table-cell office:value-type="float" office:value="39.6" calcext:value-type="float">
            <text:p>39.6</text:p>
          </table:table-cell>
          <table:table-cell office:value-type="float" office:value="0.00578076" calcext:value-type="float">
            <text:p>0.00578076</text:p>
          </table:table-cell>
          <table:table-cell office:value-type="float" office:value="134.625" calcext:value-type="float">
            <text:p>134.62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.7" calcext:value-type="float">
            <text:p>6.7</text:p>
          </table:table-cell>
          <table:table-cell office:value-type="float" office:value="0.1016" calcext:value-type="float">
            <text:p>0.1016</text:p>
          </table:table-cell>
          <table:table-cell office:value-type="float" office:value="39.6" calcext:value-type="float">
            <text:p>39.6</text:p>
          </table:table-cell>
          <table:table-cell office:value-type="float" office:value="0.00578076" calcext:value-type="float">
            <text:p>0.00578076</text:p>
          </table:table-cell>
          <table:table-cell office:value-type="float" office:value="134.515" calcext:value-type="float">
            <text:p>134.515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6.7" calcext:value-type="float">
            <text:p>6.7</text:p>
          </table:table-cell>
          <table:table-cell office:value-type="float" office:value="0.1016" calcext:value-type="float">
            <text:p>0.1016</text:p>
          </table:table-cell>
          <table:table-cell office:value-type="float" office:value="39.6" calcext:value-type="float">
            <text:p>39.6</text:p>
          </table:table-cell>
          <table:table-cell office:value-type="float" office:value="0.00578076" calcext:value-type="float">
            <text:p>0.00578076</text:p>
          </table:table-cell>
          <table:table-cell office:value-type="float" office:value="132.395" calcext:value-type="float">
            <text:p>132.39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6.7" calcext:value-type="float">
            <text:p>6.7</text:p>
          </table:table-cell>
          <table:table-cell office:value-type="float" office:value="0.1016" calcext:value-type="float">
            <text:p>0.1016</text:p>
          </table:table-cell>
          <table:table-cell office:value-type="float" office:value="39.6" calcext:value-type="float">
            <text:p>39.6</text:p>
          </table:table-cell>
          <table:table-cell office:value-type="float" office:value="0.00578076" calcext:value-type="float">
            <text:p>0.00578076</text:p>
          </table:table-cell>
          <table:table-cell office:value-type="float" office:value="127.375" calcext:value-type="float">
            <text:p>127.37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7" calcext:value-type="float">
            <text:p>6.7</text:p>
          </table:table-cell>
          <table:table-cell office:value-type="float" office:value="0.1016" calcext:value-type="float">
            <text:p>0.1016</text:p>
          </table:table-cell>
          <table:table-cell office:value-type="float" office:value="39.6" calcext:value-type="float">
            <text:p>39.6</text:p>
          </table:table-cell>
          <table:table-cell office:value-type="float" office:value="0.00578076" calcext:value-type="float">
            <text:p>0.00578076</text:p>
          </table:table-cell>
          <table:table-cell office:value-type="float" office:value="122.235" calcext:value-type="float">
            <text:p>122.23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6.7" calcext:value-type="float">
            <text:p>6.7</text:p>
          </table:table-cell>
          <table:table-cell office:value-type="float" office:value="0.1016" calcext:value-type="float">
            <text:p>0.1016</text:p>
          </table:table-cell>
          <table:table-cell office:value-type="float" office:value="31.7" calcext:value-type="float">
            <text:p>31.7</text:p>
          </table:table-cell>
          <table:table-cell office:value-type="float" office:value="0.00592927" calcext:value-type="float">
            <text:p>0.00592927</text:p>
          </table:table-cell>
          <table:table-cell office:value-type="float" office:value="126.266" calcext:value-type="float">
            <text:p>126.26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.7" calcext:value-type="float">
            <text:p>6.7</text:p>
          </table:table-cell>
          <table:table-cell office:value-type="float" office:value="0.1016" calcext:value-type="float">
            <text:p>0.1016</text:p>
          </table:table-cell>
          <table:table-cell office:value-type="float" office:value="31.7" calcext:value-type="float">
            <text:p>31.7</text:p>
          </table:table-cell>
          <table:table-cell office:value-type="float" office:value="0.00592927" calcext:value-type="float">
            <text:p>0.00592927</text:p>
          </table:table-cell>
          <table:table-cell office:value-type="float" office:value="128.296" calcext:value-type="float">
            <text:p>128.29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.7" calcext:value-type="float">
            <text:p>6.7</text:p>
          </table:table-cell>
          <table:table-cell office:value-type="float" office:value="0.1016" calcext:value-type="float">
            <text:p>0.1016</text:p>
          </table:table-cell>
          <table:table-cell office:value-type="float" office:value="31.7" calcext:value-type="float">
            <text:p>31.7</text:p>
          </table:table-cell>
          <table:table-cell office:value-type="float" office:value="0.00592927" calcext:value-type="float">
            <text:p>0.00592927</text:p>
          </table:table-cell>
          <table:table-cell office:value-type="float" office:value="130.206" calcext:value-type="float">
            <text:p>130.206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.7" calcext:value-type="float">
            <text:p>6.7</text:p>
          </table:table-cell>
          <table:table-cell office:value-type="float" office:value="0.1016" calcext:value-type="float">
            <text:p>0.1016</text:p>
          </table:table-cell>
          <table:table-cell office:value-type="float" office:value="31.7" calcext:value-type="float">
            <text:p>31.7</text:p>
          </table:table-cell>
          <table:table-cell office:value-type="float" office:value="0.00592927" calcext:value-type="float">
            <text:p>0.00592927</text:p>
          </table:table-cell>
          <table:table-cell office:value-type="float" office:value="132.116" calcext:value-type="float">
            <text:p>132.11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.7" calcext:value-type="float">
            <text:p>6.7</text:p>
          </table:table-cell>
          <table:table-cell office:value-type="float" office:value="0.1016" calcext:value-type="float">
            <text:p>0.1016</text:p>
          </table:table-cell>
          <table:table-cell office:value-type="float" office:value="31.7" calcext:value-type="float">
            <text:p>31.7</text:p>
          </table:table-cell>
          <table:table-cell office:value-type="float" office:value="0.00592927" calcext:value-type="float">
            <text:p>0.00592927</text:p>
          </table:table-cell>
          <table:table-cell office:value-type="float" office:value="132.886" calcext:value-type="float">
            <text:p>132.88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.7" calcext:value-type="float">
            <text:p>6.7</text:p>
          </table:table-cell>
          <table:table-cell office:value-type="float" office:value="0.1016" calcext:value-type="float">
            <text:p>0.1016</text:p>
          </table:table-cell>
          <table:table-cell office:value-type="float" office:value="31.7" calcext:value-type="float">
            <text:p>31.7</text:p>
          </table:table-cell>
          <table:table-cell office:value-type="float" office:value="0.00592927" calcext:value-type="float">
            <text:p>0.00592927</text:p>
          </table:table-cell>
          <table:table-cell office:value-type="float" office:value="131.636" calcext:value-type="float">
            <text:p>131.636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6.7" calcext:value-type="float">
            <text:p>6.7</text:p>
          </table:table-cell>
          <table:table-cell office:value-type="float" office:value="0.1016" calcext:value-type="float">
            <text:p>0.1016</text:p>
          </table:table-cell>
          <table:table-cell office:value-type="float" office:value="31.7" calcext:value-type="float">
            <text:p>31.7</text:p>
          </table:table-cell>
          <table:table-cell office:value-type="float" office:value="0.00592927" calcext:value-type="float">
            <text:p>0.00592927</text:p>
          </table:table-cell>
          <table:table-cell office:value-type="float" office:value="129.256" calcext:value-type="float">
            <text:p>129.256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6.7" calcext:value-type="float">
            <text:p>6.7</text:p>
          </table:table-cell>
          <table:table-cell office:value-type="float" office:value="0.1016" calcext:value-type="float">
            <text:p>0.1016</text:p>
          </table:table-cell>
          <table:table-cell office:value-type="float" office:value="31.7" calcext:value-type="float">
            <text:p>31.7</text:p>
          </table:table-cell>
          <table:table-cell office:value-type="float" office:value="0.00592927" calcext:value-type="float">
            <text:p>0.00592927</text:p>
          </table:table-cell>
          <table:table-cell office:value-type="float" office:value="124.346" calcext:value-type="float">
            <text:p>124.34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7" calcext:value-type="float">
            <text:p>6.7</text:p>
          </table:table-cell>
          <table:table-cell office:value-type="float" office:value="0.1016" calcext:value-type="float">
            <text:p>0.1016</text:p>
          </table:table-cell>
          <table:table-cell office:value-type="float" office:value="31.7" calcext:value-type="float">
            <text:p>31.7</text:p>
          </table:table-cell>
          <table:table-cell office:value-type="float" office:value="0.00592927" calcext:value-type="float">
            <text:p>0.00592927</text:p>
          </table:table-cell>
          <table:table-cell office:value-type="float" office:value="120.446" calcext:value-type="float">
            <text:p>120.44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.9" calcext:value-type="float">
            <text:p>8.9</text:p>
          </table:table-cell>
          <table:table-cell office:value-type="float" office:value="0.1016" calcext:value-type="float">
            <text:p>0.1016</text:p>
          </table:table-cell>
          <table:table-cell office:value-type="float" office:value="71.3" calcext:value-type="float">
            <text:p>71.3</text:p>
          </table:table-cell>
          <table:table-cell office:value-type="float" office:value="0.0103088" calcext:value-type="float">
            <text:p>0.0103088</text:p>
          </table:table-cell>
          <table:table-cell office:value-type="float" office:value="133.503" calcext:value-type="float">
            <text:p>133.50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.9" calcext:value-type="float">
            <text:p>8.9</text:p>
          </table:table-cell>
          <table:table-cell office:value-type="float" office:value="0.1016" calcext:value-type="float">
            <text:p>0.1016</text:p>
          </table:table-cell>
          <table:table-cell office:value-type="float" office:value="71.3" calcext:value-type="float">
            <text:p>71.3</text:p>
          </table:table-cell>
          <table:table-cell office:value-type="float" office:value="0.0103088" calcext:value-type="float">
            <text:p>0.0103088</text:p>
          </table:table-cell>
          <table:table-cell office:value-type="float" office:value="134.533" calcext:value-type="float">
            <text:p>134.533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8.9" calcext:value-type="float">
            <text:p>8.9</text:p>
          </table:table-cell>
          <table:table-cell office:value-type="float" office:value="0.1016" calcext:value-type="float">
            <text:p>0.1016</text:p>
          </table:table-cell>
          <table:table-cell office:value-type="float" office:value="71.3" calcext:value-type="float">
            <text:p>71.3</text:p>
          </table:table-cell>
          <table:table-cell office:value-type="float" office:value="0.0103088" calcext:value-type="float">
            <text:p>0.0103088</text:p>
          </table:table-cell>
          <table:table-cell office:value-type="float" office:value="136.583" calcext:value-type="float">
            <text:p>136.58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.9" calcext:value-type="float">
            <text:p>8.9</text:p>
          </table:table-cell>
          <table:table-cell office:value-type="float" office:value="0.1016" calcext:value-type="float">
            <text:p>0.1016</text:p>
          </table:table-cell>
          <table:table-cell office:value-type="float" office:value="71.3" calcext:value-type="float">
            <text:p>71.3</text:p>
          </table:table-cell>
          <table:table-cell office:value-type="float" office:value="0.0103088" calcext:value-type="float">
            <text:p>0.0103088</text:p>
          </table:table-cell>
          <table:table-cell office:value-type="float" office:value="138.123" calcext:value-type="float">
            <text:p>138.12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.9" calcext:value-type="float">
            <text:p>8.9</text:p>
          </table:table-cell>
          <table:table-cell office:value-type="float" office:value="0.1016" calcext:value-type="float">
            <text:p>0.1016</text:p>
          </table:table-cell>
          <table:table-cell office:value-type="float" office:value="71.3" calcext:value-type="float">
            <text:p>71.3</text:p>
          </table:table-cell>
          <table:table-cell office:value-type="float" office:value="0.0103088" calcext:value-type="float">
            <text:p>0.0103088</text:p>
          </table:table-cell>
          <table:table-cell office:value-type="float" office:value="138.523" calcext:value-type="float">
            <text:p>138.523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8.9" calcext:value-type="float">
            <text:p>8.9</text:p>
          </table:table-cell>
          <table:table-cell office:value-type="float" office:value="0.1016" calcext:value-type="float">
            <text:p>0.1016</text:p>
          </table:table-cell>
          <table:table-cell office:value-type="float" office:value="71.3" calcext:value-type="float">
            <text:p>71.3</text:p>
          </table:table-cell>
          <table:table-cell office:value-type="float" office:value="0.0103088" calcext:value-type="float">
            <text:p>0.0103088</text:p>
          </table:table-cell>
          <table:table-cell office:value-type="float" office:value="138.423" calcext:value-type="float">
            <text:p>138.42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8.9" calcext:value-type="float">
            <text:p>8.9</text:p>
          </table:table-cell>
          <table:table-cell office:value-type="float" office:value="0.1016" calcext:value-type="float">
            <text:p>0.1016</text:p>
          </table:table-cell>
          <table:table-cell office:value-type="float" office:value="71.3" calcext:value-type="float">
            <text:p>71.3</text:p>
          </table:table-cell>
          <table:table-cell office:value-type="float" office:value="0.0103088" calcext:value-type="float">
            <text:p>0.0103088</text:p>
          </table:table-cell>
          <table:table-cell office:value-type="float" office:value="137.813" calcext:value-type="float">
            <text:p>137.81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.9" calcext:value-type="float">
            <text:p>8.9</text:p>
          </table:table-cell>
          <table:table-cell office:value-type="float" office:value="0.1016" calcext:value-type="float">
            <text:p>0.1016</text:p>
          </table:table-cell>
          <table:table-cell office:value-type="float" office:value="71.3" calcext:value-type="float">
            <text:p>71.3</text:p>
          </table:table-cell>
          <table:table-cell office:value-type="float" office:value="0.0103088" calcext:value-type="float">
            <text:p>0.0103088</text:p>
          </table:table-cell>
          <table:table-cell office:value-type="float" office:value="135.433" calcext:value-type="float">
            <text:p>135.433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8.9" calcext:value-type="float">
            <text:p>8.9</text:p>
          </table:table-cell>
          <table:table-cell office:value-type="float" office:value="0.1016" calcext:value-type="float">
            <text:p>0.1016</text:p>
          </table:table-cell>
          <table:table-cell office:value-type="float" office:value="71.3" calcext:value-type="float">
            <text:p>71.3</text:p>
          </table:table-cell>
          <table:table-cell office:value-type="float" office:value="0.0103088" calcext:value-type="float">
            <text:p>0.0103088</text:p>
          </table:table-cell>
          <table:table-cell office:value-type="float" office:value="132.793" calcext:value-type="float">
            <text:p>132.793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8.9" calcext:value-type="float">
            <text:p>8.9</text:p>
          </table:table-cell>
          <table:table-cell office:value-type="float" office:value="0.1016" calcext:value-type="float">
            <text:p>0.1016</text:p>
          </table:table-cell>
          <table:table-cell office:value-type="float" office:value="71.3" calcext:value-type="float">
            <text:p>71.3</text:p>
          </table:table-cell>
          <table:table-cell office:value-type="float" office:value="0.0103088" calcext:value-type="float">
            <text:p>0.0103088</text:p>
          </table:table-cell>
          <table:table-cell office:value-type="float" office:value="128.763" calcext:value-type="float">
            <text:p>128.76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.9" calcext:value-type="float">
            <text:p>8.9</text:p>
          </table:table-cell>
          <table:table-cell office:value-type="float" office:value="0.1016" calcext:value-type="float">
            <text:p>0.1016</text:p>
          </table:table-cell>
          <table:table-cell office:value-type="float" office:value="71.3" calcext:value-type="float">
            <text:p>71.3</text:p>
          </table:table-cell>
          <table:table-cell office:value-type="float" office:value="0.0103088" calcext:value-type="float">
            <text:p>0.0103088</text:p>
          </table:table-cell>
          <table:table-cell office:value-type="float" office:value="124.233" calcext:value-type="float">
            <text:p>124.233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8.9" calcext:value-type="float">
            <text:p>8.9</text:p>
          </table:table-cell>
          <table:table-cell office:value-type="float" office:value="0.1016" calcext:value-type="float">
            <text:p>0.1016</text:p>
          </table:table-cell>
          <table:table-cell office:value-type="float" office:value="71.3" calcext:value-type="float">
            <text:p>71.3</text:p>
          </table:table-cell>
          <table:table-cell office:value-type="float" office:value="0.0103088" calcext:value-type="float">
            <text:p>0.0103088</text:p>
          </table:table-cell>
          <table:table-cell office:value-type="float" office:value="123.623" calcext:value-type="float">
            <text:p>123.623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8.9" calcext:value-type="float">
            <text:p>8.9</text:p>
          </table:table-cell>
          <table:table-cell office:value-type="float" office:value="0.1016" calcext:value-type="float">
            <text:p>0.1016</text:p>
          </table:table-cell>
          <table:table-cell office:value-type="float" office:value="71.3" calcext:value-type="float">
            <text:p>71.3</text:p>
          </table:table-cell>
          <table:table-cell office:value-type="float" office:value="0.0103088" calcext:value-type="float">
            <text:p>0.0103088</text:p>
          </table:table-cell>
          <table:table-cell office:value-type="float" office:value="123.263" calcext:value-type="float">
            <text:p>123.263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8.9" calcext:value-type="float">
            <text:p>8.9</text:p>
          </table:table-cell>
          <table:table-cell office:value-type="float" office:value="0.1016" calcext:value-type="float">
            <text:p>0.1016</text:p>
          </table:table-cell>
          <table:table-cell office:value-type="float" office:value="71.3" calcext:value-type="float">
            <text:p>71.3</text:p>
          </table:table-cell>
          <table:table-cell office:value-type="float" office:value="0.0103088" calcext:value-type="float">
            <text:p>0.0103088</text:p>
          </table:table-cell>
          <table:table-cell office:value-type="float" office:value="120.243" calcext:value-type="float">
            <text:p>120.243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8.9" calcext:value-type="float">
            <text:p>8.9</text:p>
          </table:table-cell>
          <table:table-cell office:value-type="float" office:value="0.1016" calcext:value-type="float">
            <text:p>0.1016</text:p>
          </table:table-cell>
          <table:table-cell office:value-type="float" office:value="71.3" calcext:value-type="float">
            <text:p>71.3</text:p>
          </table:table-cell>
          <table:table-cell office:value-type="float" office:value="0.0103088" calcext:value-type="float">
            <text:p>0.0103088</text:p>
          </table:table-cell>
          <table:table-cell office:value-type="float" office:value="116.723" calcext:value-type="float">
            <text:p>116.723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8.9" calcext:value-type="float">
            <text:p>8.9</text:p>
          </table:table-cell>
          <table:table-cell office:value-type="float" office:value="0.1016" calcext:value-type="float">
            <text:p>0.1016</text:p>
          </table:table-cell>
          <table:table-cell office:value-type="float" office:value="71.3" calcext:value-type="float">
            <text:p>71.3</text:p>
          </table:table-cell>
          <table:table-cell office:value-type="float" office:value="0.0103088" calcext:value-type="float">
            <text:p>0.0103088</text:p>
          </table:table-cell>
          <table:table-cell office:value-type="float" office:value="117.253" calcext:value-type="float">
            <text:p>117.25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.9" calcext:value-type="float">
            <text:p>8.9</text:p>
          </table:table-cell>
          <table:table-cell office:value-type="float" office:value="0.1016" calcext:value-type="float">
            <text:p>0.1016</text:p>
          </table:table-cell>
          <table:table-cell office:value-type="float" office:value="39.6" calcext:value-type="float">
            <text:p>39.6</text:p>
          </table:table-cell>
          <table:table-cell office:value-type="float" office:value="0.0124596" calcext:value-type="float">
            <text:p>0.0124596</text:p>
          </table:table-cell>
          <table:table-cell office:value-type="float" office:value="133.42" calcext:value-type="float">
            <text:p>133.4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.9" calcext:value-type="float">
            <text:p>8.9</text:p>
          </table:table-cell>
          <table:table-cell office:value-type="float" office:value="0.1016" calcext:value-type="float">
            <text:p>0.1016</text:p>
          </table:table-cell>
          <table:table-cell office:value-type="float" office:value="39.6" calcext:value-type="float">
            <text:p>39.6</text:p>
          </table:table-cell>
          <table:table-cell office:value-type="float" office:value="0.0124596" calcext:value-type="float">
            <text:p>0.0124596</text:p>
          </table:table-cell>
          <table:table-cell office:value-type="float" office:value="134.34" calcext:value-type="float">
            <text:p>134.3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8.9" calcext:value-type="float">
            <text:p>8.9</text:p>
          </table:table-cell>
          <table:table-cell office:value-type="float" office:value="0.1016" calcext:value-type="float">
            <text:p>0.1016</text:p>
          </table:table-cell>
          <table:table-cell office:value-type="float" office:value="39.6" calcext:value-type="float">
            <text:p>39.6</text:p>
          </table:table-cell>
          <table:table-cell office:value-type="float" office:value="0.0124596" calcext:value-type="float">
            <text:p>0.0124596</text:p>
          </table:table-cell>
          <table:table-cell office:value-type="float" office:value="135.38" calcext:value-type="float">
            <text:p>135.3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.9" calcext:value-type="float">
            <text:p>8.9</text:p>
          </table:table-cell>
          <table:table-cell office:value-type="float" office:value="0.1016" calcext:value-type="float">
            <text:p>0.1016</text:p>
          </table:table-cell>
          <table:table-cell office:value-type="float" office:value="39.6" calcext:value-type="float">
            <text:p>39.6</text:p>
          </table:table-cell>
          <table:table-cell office:value-type="float" office:value="0.0124596" calcext:value-type="float">
            <text:p>0.0124596</text:p>
          </table:table-cell>
          <table:table-cell office:value-type="float" office:value="135.54" calcext:value-type="float">
            <text:p>135.5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.9" calcext:value-type="float">
            <text:p>8.9</text:p>
          </table:table-cell>
          <table:table-cell office:value-type="float" office:value="0.1016" calcext:value-type="float">
            <text:p>0.1016</text:p>
          </table:table-cell>
          <table:table-cell office:value-type="float" office:value="39.6" calcext:value-type="float">
            <text:p>39.6</text:p>
          </table:table-cell>
          <table:table-cell office:value-type="float" office:value="0.0124596" calcext:value-type="float">
            <text:p>0.0124596</text:p>
          </table:table-cell>
          <table:table-cell office:value-type="float" office:value="133.79" calcext:value-type="float">
            <text:p>133.79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8.9" calcext:value-type="float">
            <text:p>8.9</text:p>
          </table:table-cell>
          <table:table-cell office:value-type="float" office:value="0.1016" calcext:value-type="float">
            <text:p>0.1016</text:p>
          </table:table-cell>
          <table:table-cell office:value-type="float" office:value="39.6" calcext:value-type="float">
            <text:p>39.6</text:p>
          </table:table-cell>
          <table:table-cell office:value-type="float" office:value="0.0124596" calcext:value-type="float">
            <text:p>0.0124596</text:p>
          </table:table-cell>
          <table:table-cell office:value-type="float" office:value="131.92" calcext:value-type="float">
            <text:p>131.9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8.9" calcext:value-type="float">
            <text:p>8.9</text:p>
          </table:table-cell>
          <table:table-cell office:value-type="float" office:value="0.1016" calcext:value-type="float">
            <text:p>0.1016</text:p>
          </table:table-cell>
          <table:table-cell office:value-type="float" office:value="39.6" calcext:value-type="float">
            <text:p>39.6</text:p>
          </table:table-cell>
          <table:table-cell office:value-type="float" office:value="0.0124596" calcext:value-type="float">
            <text:p>0.0124596</text:p>
          </table:table-cell>
          <table:table-cell office:value-type="float" office:value="130.94" calcext:value-type="float">
            <text:p>130.9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.9" calcext:value-type="float">
            <text:p>8.9</text:p>
          </table:table-cell>
          <table:table-cell office:value-type="float" office:value="0.1016" calcext:value-type="float">
            <text:p>0.1016</text:p>
          </table:table-cell>
          <table:table-cell office:value-type="float" office:value="39.6" calcext:value-type="float">
            <text:p>39.6</text:p>
          </table:table-cell>
          <table:table-cell office:value-type="float" office:value="0.0124596" calcext:value-type="float">
            <text:p>0.0124596</text:p>
          </table:table-cell>
          <table:table-cell office:value-type="float" office:value="129.58" calcext:value-type="float">
            <text:p>129.58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8.9" calcext:value-type="float">
            <text:p>8.9</text:p>
          </table:table-cell>
          <table:table-cell office:value-type="float" office:value="0.1016" calcext:value-type="float">
            <text:p>0.1016</text:p>
          </table:table-cell>
          <table:table-cell office:value-type="float" office:value="39.6" calcext:value-type="float">
            <text:p>39.6</text:p>
          </table:table-cell>
          <table:table-cell office:value-type="float" office:value="0.0124596" calcext:value-type="float">
            <text:p>0.0124596</text:p>
          </table:table-cell>
          <table:table-cell office:value-type="float" office:value="127.71" calcext:value-type="float">
            <text:p>127.71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8.9" calcext:value-type="float">
            <text:p>8.9</text:p>
          </table:table-cell>
          <table:table-cell office:value-type="float" office:value="0.1016" calcext:value-type="float">
            <text:p>0.1016</text:p>
          </table:table-cell>
          <table:table-cell office:value-type="float" office:value="39.6" calcext:value-type="float">
            <text:p>39.6</text:p>
          </table:table-cell>
          <table:table-cell office:value-type="float" office:value="0.0124596" calcext:value-type="float">
            <text:p>0.0124596</text:p>
          </table:table-cell>
          <table:table-cell office:value-type="float" office:value="123.82" calcext:value-type="float">
            <text:p>123.8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.9" calcext:value-type="float">
            <text:p>8.9</text:p>
          </table:table-cell>
          <table:table-cell office:value-type="float" office:value="0.1016" calcext:value-type="float">
            <text:p>0.1016</text:p>
          </table:table-cell>
          <table:table-cell office:value-type="float" office:value="39.6" calcext:value-type="float">
            <text:p>39.6</text:p>
          </table:table-cell>
          <table:table-cell office:value-type="float" office:value="0.0124596" calcext:value-type="float">
            <text:p>0.0124596</text:p>
          </table:table-cell>
          <table:table-cell office:value-type="float" office:value="119.04" calcext:value-type="float">
            <text:p>119.04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8.9" calcext:value-type="float">
            <text:p>8.9</text:p>
          </table:table-cell>
          <table:table-cell office:value-type="float" office:value="0.1016" calcext:value-type="float">
            <text:p>0.1016</text:p>
          </table:table-cell>
          <table:table-cell office:value-type="float" office:value="39.6" calcext:value-type="float">
            <text:p>39.6</text:p>
          </table:table-cell>
          <table:table-cell office:value-type="float" office:value="0.0124596" calcext:value-type="float">
            <text:p>0.0124596</text:p>
          </table:table-cell>
          <table:table-cell office:value-type="float" office:value="119.19" calcext:value-type="float">
            <text:p>119.19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8.9" calcext:value-type="float">
            <text:p>8.9</text:p>
          </table:table-cell>
          <table:table-cell office:value-type="float" office:value="0.1016" calcext:value-type="float">
            <text:p>0.1016</text:p>
          </table:table-cell>
          <table:table-cell office:value-type="float" office:value="39.6" calcext:value-type="float">
            <text:p>39.6</text:p>
          </table:table-cell>
          <table:table-cell office:value-type="float" office:value="0.0124596" calcext:value-type="float">
            <text:p>0.0124596</text:p>
          </table:table-cell>
          <table:table-cell office:value-type="float" office:value="119.35" calcext:value-type="float">
            <text:p>119.3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8.9" calcext:value-type="float">
            <text:p>8.9</text:p>
          </table:table-cell>
          <table:table-cell office:value-type="float" office:value="0.1016" calcext:value-type="float">
            <text:p>0.1016</text:p>
          </table:table-cell>
          <table:table-cell office:value-type="float" office:value="39.6" calcext:value-type="float">
            <text:p>39.6</text:p>
          </table:table-cell>
          <table:table-cell office:value-type="float" office:value="0.0124596" calcext:value-type="float">
            <text:p>0.0124596</text:p>
          </table:table-cell>
          <table:table-cell office:value-type="float" office:value="116.22" calcext:value-type="float">
            <text:p>116.2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8.9" calcext:value-type="float">
            <text:p>8.9</text:p>
          </table:table-cell>
          <table:table-cell office:value-type="float" office:value="0.1016" calcext:value-type="float">
            <text:p>0.1016</text:p>
          </table:table-cell>
          <table:table-cell office:value-type="float" office:value="39.6" calcext:value-type="float">
            <text:p>39.6</text:p>
          </table:table-cell>
          <table:table-cell office:value-type="float" office:value="0.0124596" calcext:value-type="float">
            <text:p>0.0124596</text:p>
          </table:table-cell>
          <table:table-cell office:value-type="float" office:value="113.08" calcext:value-type="float">
            <text:p>113.08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8.9" calcext:value-type="float">
            <text:p>8.9</text:p>
          </table:table-cell>
          <table:table-cell office:value-type="float" office:value="0.1016" calcext:value-type="float">
            <text:p>0.1016</text:p>
          </table:table-cell>
          <table:table-cell office:value-type="float" office:value="39.6" calcext:value-type="float">
            <text:p>39.6</text:p>
          </table:table-cell>
          <table:table-cell office:value-type="float" office:value="0.0124596" calcext:value-type="float">
            <text:p>0.0124596</text:p>
          </table:table-cell>
          <table:table-cell office:value-type="float" office:value="113.11" calcext:value-type="float">
            <text:p>113.1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.3" calcext:value-type="float">
            <text:p>12.3</text:p>
          </table:table-cell>
          <table:table-cell office:value-type="float" office:value="0.1016" calcext:value-type="float">
            <text:p>0.1016</text:p>
          </table:table-cell>
          <table:table-cell office:value-type="float" office:value="71.3" calcext:value-type="float">
            <text:p>71.3</text:p>
          </table:table-cell>
          <table:table-cell office:value-type="float" office:value="0.0337792" calcext:value-type="float">
            <text:p>0.0337792</text:p>
          </table:table-cell>
          <table:table-cell office:value-type="float" office:value="130.588" calcext:value-type="float">
            <text:p>130.58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2.3" calcext:value-type="float">
            <text:p>12.3</text:p>
          </table:table-cell>
          <table:table-cell office:value-type="float" office:value="0.1016" calcext:value-type="float">
            <text:p>0.1016</text:p>
          </table:table-cell>
          <table:table-cell office:value-type="float" office:value="71.3" calcext:value-type="float">
            <text:p>71.3</text:p>
          </table:table-cell>
          <table:table-cell office:value-type="float" office:value="0.0337792" calcext:value-type="float">
            <text:p>0.0337792</text:p>
          </table:table-cell>
          <table:table-cell office:value-type="float" office:value="131.568" calcext:value-type="float">
            <text:p>131.56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2.3" calcext:value-type="float">
            <text:p>12.3</text:p>
          </table:table-cell>
          <table:table-cell office:value-type="float" office:value="0.1016" calcext:value-type="float">
            <text:p>0.1016</text:p>
          </table:table-cell>
          <table:table-cell office:value-type="float" office:value="71.3" calcext:value-type="float">
            <text:p>71.3</text:p>
          </table:table-cell>
          <table:table-cell office:value-type="float" office:value="0.0337792" calcext:value-type="float">
            <text:p>0.0337792</text:p>
          </table:table-cell>
          <table:table-cell office:value-type="float" office:value="137.068" calcext:value-type="float">
            <text:p>137.06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2.3" calcext:value-type="float">
            <text:p>12.3</text:p>
          </table:table-cell>
          <table:table-cell office:value-type="float" office:value="0.1016" calcext:value-type="float">
            <text:p>0.1016</text:p>
          </table:table-cell>
          <table:table-cell office:value-type="float" office:value="71.3" calcext:value-type="float">
            <text:p>71.3</text:p>
          </table:table-cell>
          <table:table-cell office:value-type="float" office:value="0.0337792" calcext:value-type="float">
            <text:p>0.0337792</text:p>
          </table:table-cell>
          <table:table-cell office:value-type="float" office:value="139.428" calcext:value-type="float">
            <text:p>139.42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.3" calcext:value-type="float">
            <text:p>12.3</text:p>
          </table:table-cell>
          <table:table-cell office:value-type="float" office:value="0.1016" calcext:value-type="float">
            <text:p>0.1016</text:p>
          </table:table-cell>
          <table:table-cell office:value-type="float" office:value="71.3" calcext:value-type="float">
            <text:p>71.3</text:p>
          </table:table-cell>
          <table:table-cell office:value-type="float" office:value="0.0337792" calcext:value-type="float">
            <text:p>0.0337792</text:p>
          </table:table-cell>
          <table:table-cell office:value-type="float" office:value="140.158" calcext:value-type="float">
            <text:p>140.158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2.3" calcext:value-type="float">
            <text:p>12.3</text:p>
          </table:table-cell>
          <table:table-cell office:value-type="float" office:value="0.1016" calcext:value-type="float">
            <text:p>0.1016</text:p>
          </table:table-cell>
          <table:table-cell office:value-type="float" office:value="71.3" calcext:value-type="float">
            <text:p>71.3</text:p>
          </table:table-cell>
          <table:table-cell office:value-type="float" office:value="0.0337792" calcext:value-type="float">
            <text:p>0.0337792</text:p>
          </table:table-cell>
          <table:table-cell office:value-type="float" office:value="135.368" calcext:value-type="float">
            <text:p>135.36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2.3" calcext:value-type="float">
            <text:p>12.3</text:p>
          </table:table-cell>
          <table:table-cell office:value-type="float" office:value="0.1016" calcext:value-type="float">
            <text:p>0.1016</text:p>
          </table:table-cell>
          <table:table-cell office:value-type="float" office:value="71.3" calcext:value-type="float">
            <text:p>71.3</text:p>
          </table:table-cell>
          <table:table-cell office:value-type="float" office:value="0.0337792" calcext:value-type="float">
            <text:p>0.0337792</text:p>
          </table:table-cell>
          <table:table-cell office:value-type="float" office:value="127.318" calcext:value-type="float">
            <text:p>127.31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.3" calcext:value-type="float">
            <text:p>12.3</text:p>
          </table:table-cell>
          <table:table-cell office:value-type="float" office:value="0.1016" calcext:value-type="float">
            <text:p>0.1016</text:p>
          </table:table-cell>
          <table:table-cell office:value-type="float" office:value="71.3" calcext:value-type="float">
            <text:p>71.3</text:p>
          </table:table-cell>
          <table:table-cell office:value-type="float" office:value="0.0337792" calcext:value-type="float">
            <text:p>0.0337792</text:p>
          </table:table-cell>
          <table:table-cell office:value-type="float" office:value="127.928" calcext:value-type="float">
            <text:p>127.928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2.3" calcext:value-type="float">
            <text:p>12.3</text:p>
          </table:table-cell>
          <table:table-cell office:value-type="float" office:value="0.1016" calcext:value-type="float">
            <text:p>0.1016</text:p>
          </table:table-cell>
          <table:table-cell office:value-type="float" office:value="71.3" calcext:value-type="float">
            <text:p>71.3</text:p>
          </table:table-cell>
          <table:table-cell office:value-type="float" office:value="0.0337792" calcext:value-type="float">
            <text:p>0.0337792</text:p>
          </table:table-cell>
          <table:table-cell office:value-type="float" office:value="126.648" calcext:value-type="float">
            <text:p>126.648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2.3" calcext:value-type="float">
            <text:p>12.3</text:p>
          </table:table-cell>
          <table:table-cell office:value-type="float" office:value="0.1016" calcext:value-type="float">
            <text:p>0.1016</text:p>
          </table:table-cell>
          <table:table-cell office:value-type="float" office:value="71.3" calcext:value-type="float">
            <text:p>71.3</text:p>
          </table:table-cell>
          <table:table-cell office:value-type="float" office:value="0.0337792" calcext:value-type="float">
            <text:p>0.0337792</text:p>
          </table:table-cell>
          <table:table-cell office:value-type="float" office:value="124.748" calcext:value-type="float">
            <text:p>124.74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2.3" calcext:value-type="float">
            <text:p>12.3</text:p>
          </table:table-cell>
          <table:table-cell office:value-type="float" office:value="0.1016" calcext:value-type="float">
            <text:p>0.1016</text:p>
          </table:table-cell>
          <table:table-cell office:value-type="float" office:value="71.3" calcext:value-type="float">
            <text:p>71.3</text:p>
          </table:table-cell>
          <table:table-cell office:value-type="float" office:value="0.0337792" calcext:value-type="float">
            <text:p>0.0337792</text:p>
          </table:table-cell>
          <table:table-cell office:value-type="float" office:value="122.218" calcext:value-type="float">
            <text:p>122.218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2.3" calcext:value-type="float">
            <text:p>12.3</text:p>
          </table:table-cell>
          <table:table-cell office:value-type="float" office:value="0.1016" calcext:value-type="float">
            <text:p>0.1016</text:p>
          </table:table-cell>
          <table:table-cell office:value-type="float" office:value="71.3" calcext:value-type="float">
            <text:p>71.3</text:p>
          </table:table-cell>
          <table:table-cell office:value-type="float" office:value="0.0337792" calcext:value-type="float">
            <text:p>0.0337792</text:p>
          </table:table-cell>
          <table:table-cell office:value-type="float" office:value="121.318" calcext:value-type="float">
            <text:p>121.318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12.3" calcext:value-type="float">
            <text:p>12.3</text:p>
          </table:table-cell>
          <table:table-cell office:value-type="float" office:value="0.1016" calcext:value-type="float">
            <text:p>0.1016</text:p>
          </table:table-cell>
          <table:table-cell office:value-type="float" office:value="71.3" calcext:value-type="float">
            <text:p>71.3</text:p>
          </table:table-cell>
          <table:table-cell office:value-type="float" office:value="0.0337792" calcext:value-type="float">
            <text:p>0.0337792</text:p>
          </table:table-cell>
          <table:table-cell office:value-type="float" office:value="120.798" calcext:value-type="float">
            <text:p>120.79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.3" calcext:value-type="float">
            <text:p>12.3</text:p>
          </table:table-cell>
          <table:table-cell office:value-type="float" office:value="0.1016" calcext:value-type="float">
            <text:p>0.1016</text:p>
          </table:table-cell>
          <table:table-cell office:value-type="float" office:value="71.3" calcext:value-type="float">
            <text:p>71.3</text:p>
          </table:table-cell>
          <table:table-cell office:value-type="float" office:value="0.0337792" calcext:value-type="float">
            <text:p>0.0337792</text:p>
          </table:table-cell>
          <table:table-cell office:value-type="float" office:value="118.018" calcext:value-type="float">
            <text:p>118.01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2.3" calcext:value-type="float">
            <text:p>12.3</text:p>
          </table:table-cell>
          <table:table-cell office:value-type="float" office:value="0.1016" calcext:value-type="float">
            <text:p>0.1016</text:p>
          </table:table-cell>
          <table:table-cell office:value-type="float" office:value="71.3" calcext:value-type="float">
            <text:p>71.3</text:p>
          </table:table-cell>
          <table:table-cell office:value-type="float" office:value="0.0337792" calcext:value-type="float">
            <text:p>0.0337792</text:p>
          </table:table-cell>
          <table:table-cell office:value-type="float" office:value="116.108" calcext:value-type="float">
            <text:p>116.108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12.3" calcext:value-type="float">
            <text:p>12.3</text:p>
          </table:table-cell>
          <table:table-cell office:value-type="float" office:value="0.1016" calcext:value-type="float">
            <text:p>0.1016</text:p>
          </table:table-cell>
          <table:table-cell office:value-type="float" office:value="71.3" calcext:value-type="float">
            <text:p>71.3</text:p>
          </table:table-cell>
          <table:table-cell office:value-type="float" office:value="0.0337792" calcext:value-type="float">
            <text:p>0.0337792</text:p>
          </table:table-cell>
          <table:table-cell office:value-type="float" office:value="113.958" calcext:value-type="float">
            <text:p>113.95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.3" calcext:value-type="float">
            <text:p>12.3</text:p>
          </table:table-cell>
          <table:table-cell office:value-type="float" office:value="0.1016" calcext:value-type="float">
            <text:p>0.1016</text:p>
          </table:table-cell>
          <table:table-cell office:value-type="float" office:value="55.5" calcext:value-type="float">
            <text:p>55.5</text:p>
          </table:table-cell>
          <table:table-cell office:value-type="float" office:value="0.0368233" calcext:value-type="float">
            <text:p>0.0368233</text:p>
          </table:table-cell>
          <table:table-cell office:value-type="float" office:value="132.304" calcext:value-type="float">
            <text:p>132.30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2.3" calcext:value-type="float">
            <text:p>12.3</text:p>
          </table:table-cell>
          <table:table-cell office:value-type="float" office:value="0.1016" calcext:value-type="float">
            <text:p>0.1016</text:p>
          </table:table-cell>
          <table:table-cell office:value-type="float" office:value="55.5" calcext:value-type="float">
            <text:p>55.5</text:p>
          </table:table-cell>
          <table:table-cell office:value-type="float" office:value="0.0368233" calcext:value-type="float">
            <text:p>0.0368233</text:p>
          </table:table-cell>
          <table:table-cell office:value-type="float" office:value="133.294" calcext:value-type="float">
            <text:p>133.29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2.3" calcext:value-type="float">
            <text:p>12.3</text:p>
          </table:table-cell>
          <table:table-cell office:value-type="float" office:value="0.1016" calcext:value-type="float">
            <text:p>0.1016</text:p>
          </table:table-cell>
          <table:table-cell office:value-type="float" office:value="55.5" calcext:value-type="float">
            <text:p>55.5</text:p>
          </table:table-cell>
          <table:table-cell office:value-type="float" office:value="0.0368233" calcext:value-type="float">
            <text:p>0.0368233</text:p>
          </table:table-cell>
          <table:table-cell office:value-type="float" office:value="135.674" calcext:value-type="float">
            <text:p>135.67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2.3" calcext:value-type="float">
            <text:p>12.3</text:p>
          </table:table-cell>
          <table:table-cell office:value-type="float" office:value="0.1016" calcext:value-type="float">
            <text:p>0.1016</text:p>
          </table:table-cell>
          <table:table-cell office:value-type="float" office:value="55.5" calcext:value-type="float">
            <text:p>55.5</text:p>
          </table:table-cell>
          <table:table-cell office:value-type="float" office:value="0.0368233" calcext:value-type="float">
            <text:p>0.0368233</text:p>
          </table:table-cell>
          <table:table-cell office:value-type="float" office:value="136.414" calcext:value-type="float">
            <text:p>136.41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.3" calcext:value-type="float">
            <text:p>12.3</text:p>
          </table:table-cell>
          <table:table-cell office:value-type="float" office:value="0.1016" calcext:value-type="float">
            <text:p>0.1016</text:p>
          </table:table-cell>
          <table:table-cell office:value-type="float" office:value="55.5" calcext:value-type="float">
            <text:p>55.5</text:p>
          </table:table-cell>
          <table:table-cell office:value-type="float" office:value="0.0368233" calcext:value-type="float">
            <text:p>0.0368233</text:p>
          </table:table-cell>
          <table:table-cell office:value-type="float" office:value="133.774" calcext:value-type="float">
            <text:p>133.774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2.3" calcext:value-type="float">
            <text:p>12.3</text:p>
          </table:table-cell>
          <table:table-cell office:value-type="float" office:value="0.1016" calcext:value-type="float">
            <text:p>0.1016</text:p>
          </table:table-cell>
          <table:table-cell office:value-type="float" office:value="55.5" calcext:value-type="float">
            <text:p>55.5</text:p>
          </table:table-cell>
          <table:table-cell office:value-type="float" office:value="0.0368233" calcext:value-type="float">
            <text:p>0.0368233</text:p>
          </table:table-cell>
          <table:table-cell office:value-type="float" office:value="124.244" calcext:value-type="float">
            <text:p>124.24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2.3" calcext:value-type="float">
            <text:p>12.3</text:p>
          </table:table-cell>
          <table:table-cell office:value-type="float" office:value="0.1016" calcext:value-type="float">
            <text:p>0.1016</text:p>
          </table:table-cell>
          <table:table-cell office:value-type="float" office:value="55.5" calcext:value-type="float">
            <text:p>55.5</text:p>
          </table:table-cell>
          <table:table-cell office:value-type="float" office:value="0.0368233" calcext:value-type="float">
            <text:p>0.0368233</text:p>
          </table:table-cell>
          <table:table-cell office:value-type="float" office:value="125.114" calcext:value-type="float">
            <text:p>125.11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.3" calcext:value-type="float">
            <text:p>12.3</text:p>
          </table:table-cell>
          <table:table-cell office:value-type="float" office:value="0.1016" calcext:value-type="float">
            <text:p>0.1016</text:p>
          </table:table-cell>
          <table:table-cell office:value-type="float" office:value="55.5" calcext:value-type="float">
            <text:p>55.5</text:p>
          </table:table-cell>
          <table:table-cell office:value-type="float" office:value="0.0368233" calcext:value-type="float">
            <text:p>0.0368233</text:p>
          </table:table-cell>
          <table:table-cell office:value-type="float" office:value="125.484" calcext:value-type="float">
            <text:p>125.484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2.3" calcext:value-type="float">
            <text:p>12.3</text:p>
          </table:table-cell>
          <table:table-cell office:value-type="float" office:value="0.1016" calcext:value-type="float">
            <text:p>0.1016</text:p>
          </table:table-cell>
          <table:table-cell office:value-type="float" office:value="55.5" calcext:value-type="float">
            <text:p>55.5</text:p>
          </table:table-cell>
          <table:table-cell office:value-type="float" office:value="0.0368233" calcext:value-type="float">
            <text:p>0.0368233</text:p>
          </table:table-cell>
          <table:table-cell office:value-type="float" office:value="124.214" calcext:value-type="float">
            <text:p>124.214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2.3" calcext:value-type="float">
            <text:p>12.3</text:p>
          </table:table-cell>
          <table:table-cell office:value-type="float" office:value="0.1016" calcext:value-type="float">
            <text:p>0.1016</text:p>
          </table:table-cell>
          <table:table-cell office:value-type="float" office:value="55.5" calcext:value-type="float">
            <text:p>55.5</text:p>
          </table:table-cell>
          <table:table-cell office:value-type="float" office:value="0.0368233" calcext:value-type="float">
            <text:p>0.0368233</text:p>
          </table:table-cell>
          <table:table-cell office:value-type="float" office:value="121.824" calcext:value-type="float">
            <text:p>121.82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2.3" calcext:value-type="float">
            <text:p>12.3</text:p>
          </table:table-cell>
          <table:table-cell office:value-type="float" office:value="0.1016" calcext:value-type="float">
            <text:p>0.1016</text:p>
          </table:table-cell>
          <table:table-cell office:value-type="float" office:value="55.5" calcext:value-type="float">
            <text:p>55.5</text:p>
          </table:table-cell>
          <table:table-cell office:value-type="float" office:value="0.0368233" calcext:value-type="float">
            <text:p>0.0368233</text:p>
          </table:table-cell>
          <table:table-cell office:value-type="float" office:value="118.564" calcext:value-type="float">
            <text:p>118.564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2.3" calcext:value-type="float">
            <text:p>12.3</text:p>
          </table:table-cell>
          <table:table-cell office:value-type="float" office:value="0.1016" calcext:value-type="float">
            <text:p>0.1016</text:p>
          </table:table-cell>
          <table:table-cell office:value-type="float" office:value="55.5" calcext:value-type="float">
            <text:p>55.5</text:p>
          </table:table-cell>
          <table:table-cell office:value-type="float" office:value="0.0368233" calcext:value-type="float">
            <text:p>0.0368233</text:p>
          </table:table-cell>
          <table:table-cell office:value-type="float" office:value="117.054" calcext:value-type="float">
            <text:p>117.054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12.3" calcext:value-type="float">
            <text:p>12.3</text:p>
          </table:table-cell>
          <table:table-cell office:value-type="float" office:value="0.1016" calcext:value-type="float">
            <text:p>0.1016</text:p>
          </table:table-cell>
          <table:table-cell office:value-type="float" office:value="55.5" calcext:value-type="float">
            <text:p>55.5</text:p>
          </table:table-cell>
          <table:table-cell office:value-type="float" office:value="0.0368233" calcext:value-type="float">
            <text:p>0.0368233</text:p>
          </table:table-cell>
          <table:table-cell office:value-type="float" office:value="116.914" calcext:value-type="float">
            <text:p>116.91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.3" calcext:value-type="float">
            <text:p>12.3</text:p>
          </table:table-cell>
          <table:table-cell office:value-type="float" office:value="0.1016" calcext:value-type="float">
            <text:p>0.1016</text:p>
          </table:table-cell>
          <table:table-cell office:value-type="float" office:value="55.5" calcext:value-type="float">
            <text:p>55.5</text:p>
          </table:table-cell>
          <table:table-cell office:value-type="float" office:value="0.0368233" calcext:value-type="float">
            <text:p>0.0368233</text:p>
          </table:table-cell>
          <table:table-cell office:value-type="float" office:value="114.404" calcext:value-type="float">
            <text:p>114.40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2.3" calcext:value-type="float">
            <text:p>12.3</text:p>
          </table:table-cell>
          <table:table-cell office:value-type="float" office:value="0.1016" calcext:value-type="float">
            <text:p>0.1016</text:p>
          </table:table-cell>
          <table:table-cell office:value-type="float" office:value="55.5" calcext:value-type="float">
            <text:p>55.5</text:p>
          </table:table-cell>
          <table:table-cell office:value-type="float" office:value="0.0368233" calcext:value-type="float">
            <text:p>0.0368233</text:p>
          </table:table-cell>
          <table:table-cell office:value-type="float" office:value="112.014" calcext:value-type="float">
            <text:p>112.014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12.3" calcext:value-type="float">
            <text:p>12.3</text:p>
          </table:table-cell>
          <table:table-cell office:value-type="float" office:value="0.1016" calcext:value-type="float">
            <text:p>0.1016</text:p>
          </table:table-cell>
          <table:table-cell office:value-type="float" office:value="55.5" calcext:value-type="float">
            <text:p>55.5</text:p>
          </table:table-cell>
          <table:table-cell office:value-type="float" office:value="0.0368233" calcext:value-type="float">
            <text:p>0.0368233</text:p>
          </table:table-cell>
          <table:table-cell office:value-type="float" office:value="110.124" calcext:value-type="float">
            <text:p>110.12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.3" calcext:value-type="float">
            <text:p>12.3</text:p>
          </table:table-cell>
          <table:table-cell office:value-type="float" office:value="0.1016" calcext:value-type="float">
            <text:p>0.1016</text:p>
          </table:table-cell>
          <table:table-cell office:value-type="float" office:value="39.6" calcext:value-type="float">
            <text:p>39.6</text:p>
          </table:table-cell>
          <table:table-cell office:value-type="float" office:value="0.0408268" calcext:value-type="float">
            <text:p>0.0408268</text:p>
          </table:table-cell>
          <table:table-cell office:value-type="float" office:value="128.545" calcext:value-type="float">
            <text:p>128.54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2.3" calcext:value-type="float">
            <text:p>12.3</text:p>
          </table:table-cell>
          <table:table-cell office:value-type="float" office:value="0.1016" calcext:value-type="float">
            <text:p>0.1016</text:p>
          </table:table-cell>
          <table:table-cell office:value-type="float" office:value="39.6" calcext:value-type="float">
            <text:p>39.6</text:p>
          </table:table-cell>
          <table:table-cell office:value-type="float" office:value="0.0408268" calcext:value-type="float">
            <text:p>0.0408268</text:p>
          </table:table-cell>
          <table:table-cell office:value-type="float" office:value="129.675" calcext:value-type="float">
            <text:p>129.67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2.3" calcext:value-type="float">
            <text:p>12.3</text:p>
          </table:table-cell>
          <table:table-cell office:value-type="float" office:value="0.1016" calcext:value-type="float">
            <text:p>0.1016</text:p>
          </table:table-cell>
          <table:table-cell office:value-type="float" office:value="39.6" calcext:value-type="float">
            <text:p>39.6</text:p>
          </table:table-cell>
          <table:table-cell office:value-type="float" office:value="0.0408268" calcext:value-type="float">
            <text:p>0.0408268</text:p>
          </table:table-cell>
          <table:table-cell office:value-type="float" office:value="129.415" calcext:value-type="float">
            <text:p>129.41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2.3" calcext:value-type="float">
            <text:p>12.3</text:p>
          </table:table-cell>
          <table:table-cell office:value-type="float" office:value="0.1016" calcext:value-type="float">
            <text:p>0.1016</text:p>
          </table:table-cell>
          <table:table-cell office:value-type="float" office:value="39.6" calcext:value-type="float">
            <text:p>39.6</text:p>
          </table:table-cell>
          <table:table-cell office:value-type="float" office:value="0.0408268" calcext:value-type="float">
            <text:p>0.0408268</text:p>
          </table:table-cell>
          <table:table-cell office:value-type="float" office:value="128.265" calcext:value-type="float">
            <text:p>128.26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.3" calcext:value-type="float">
            <text:p>12.3</text:p>
          </table:table-cell>
          <table:table-cell office:value-type="float" office:value="0.1016" calcext:value-type="float">
            <text:p>0.1016</text:p>
          </table:table-cell>
          <table:table-cell office:value-type="float" office:value="39.6" calcext:value-type="float">
            <text:p>39.6</text:p>
          </table:table-cell>
          <table:table-cell office:value-type="float" office:value="0.0408268" calcext:value-type="float">
            <text:p>0.0408268</text:p>
          </table:table-cell>
          <table:table-cell office:value-type="float" office:value="122.205" calcext:value-type="float">
            <text:p>122.205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2.3" calcext:value-type="float">
            <text:p>12.3</text:p>
          </table:table-cell>
          <table:table-cell office:value-type="float" office:value="0.1016" calcext:value-type="float">
            <text:p>0.1016</text:p>
          </table:table-cell>
          <table:table-cell office:value-type="float" office:value="39.6" calcext:value-type="float">
            <text:p>39.6</text:p>
          </table:table-cell>
          <table:table-cell office:value-type="float" office:value="0.0408268" calcext:value-type="float">
            <text:p>0.0408268</text:p>
          </table:table-cell>
          <table:table-cell office:value-type="float" office:value="121.315" calcext:value-type="float">
            <text:p>121.31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2.3" calcext:value-type="float">
            <text:p>12.3</text:p>
          </table:table-cell>
          <table:table-cell office:value-type="float" office:value="0.1016" calcext:value-type="float">
            <text:p>0.1016</text:p>
          </table:table-cell>
          <table:table-cell office:value-type="float" office:value="39.6" calcext:value-type="float">
            <text:p>39.6</text:p>
          </table:table-cell>
          <table:table-cell office:value-type="float" office:value="0.0408268" calcext:value-type="float">
            <text:p>0.0408268</text:p>
          </table:table-cell>
          <table:table-cell office:value-type="float" office:value="122.315" calcext:value-type="float">
            <text:p>122.31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.3" calcext:value-type="float">
            <text:p>12.3</text:p>
          </table:table-cell>
          <table:table-cell office:value-type="float" office:value="0.1016" calcext:value-type="float">
            <text:p>0.1016</text:p>
          </table:table-cell>
          <table:table-cell office:value-type="float" office:value="39.6" calcext:value-type="float">
            <text:p>39.6</text:p>
          </table:table-cell>
          <table:table-cell office:value-type="float" office:value="0.0408268" calcext:value-type="float">
            <text:p>0.0408268</text:p>
          </table:table-cell>
          <table:table-cell office:value-type="float" office:value="122.435" calcext:value-type="float">
            <text:p>122.435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2.3" calcext:value-type="float">
            <text:p>12.3</text:p>
          </table:table-cell>
          <table:table-cell office:value-type="float" office:value="0.1016" calcext:value-type="float">
            <text:p>0.1016</text:p>
          </table:table-cell>
          <table:table-cell office:value-type="float" office:value="39.6" calcext:value-type="float">
            <text:p>39.6</text:p>
          </table:table-cell>
          <table:table-cell office:value-type="float" office:value="0.0408268" calcext:value-type="float">
            <text:p>0.0408268</text:p>
          </table:table-cell>
          <table:table-cell office:value-type="float" office:value="121.165" calcext:value-type="float">
            <text:p>121.16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2.3" calcext:value-type="float">
            <text:p>12.3</text:p>
          </table:table-cell>
          <table:table-cell office:value-type="float" office:value="0.1016" calcext:value-type="float">
            <text:p>0.1016</text:p>
          </table:table-cell>
          <table:table-cell office:value-type="float" office:value="39.6" calcext:value-type="float">
            <text:p>39.6</text:p>
          </table:table-cell>
          <table:table-cell office:value-type="float" office:value="0.0408268" calcext:value-type="float">
            <text:p>0.0408268</text:p>
          </table:table-cell>
          <table:table-cell office:value-type="float" office:value="117.875" calcext:value-type="float">
            <text:p>117.87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2.3" calcext:value-type="float">
            <text:p>12.3</text:p>
          </table:table-cell>
          <table:table-cell office:value-type="float" office:value="0.1016" calcext:value-type="float">
            <text:p>0.1016</text:p>
          </table:table-cell>
          <table:table-cell office:value-type="float" office:value="39.6" calcext:value-type="float">
            <text:p>39.6</text:p>
          </table:table-cell>
          <table:table-cell office:value-type="float" office:value="0.0408268" calcext:value-type="float">
            <text:p>0.0408268</text:p>
          </table:table-cell>
          <table:table-cell office:value-type="float" office:value="114.085" calcext:value-type="float">
            <text:p>114.08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2.3" calcext:value-type="float">
            <text:p>12.3</text:p>
          </table:table-cell>
          <table:table-cell office:value-type="float" office:value="0.1016" calcext:value-type="float">
            <text:p>0.1016</text:p>
          </table:table-cell>
          <table:table-cell office:value-type="float" office:value="39.6" calcext:value-type="float">
            <text:p>39.6</text:p>
          </table:table-cell>
          <table:table-cell office:value-type="float" office:value="0.0408268" calcext:value-type="float">
            <text:p>0.0408268</text:p>
          </table:table-cell>
          <table:table-cell office:value-type="float" office:value="113.315" calcext:value-type="float">
            <text:p>113.315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12.3" calcext:value-type="float">
            <text:p>12.3</text:p>
          </table:table-cell>
          <table:table-cell office:value-type="float" office:value="0.1016" calcext:value-type="float">
            <text:p>0.1016</text:p>
          </table:table-cell>
          <table:table-cell office:value-type="float" office:value="39.6" calcext:value-type="float">
            <text:p>39.6</text:p>
          </table:table-cell>
          <table:table-cell office:value-type="float" office:value="0.0408268" calcext:value-type="float">
            <text:p>0.0408268</text:p>
          </table:table-cell>
          <table:table-cell office:value-type="float" office:value="113.055" calcext:value-type="float">
            <text:p>113.05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.3" calcext:value-type="float">
            <text:p>12.3</text:p>
          </table:table-cell>
          <table:table-cell office:value-type="float" office:value="0.1016" calcext:value-type="float">
            <text:p>0.1016</text:p>
          </table:table-cell>
          <table:table-cell office:value-type="float" office:value="39.6" calcext:value-type="float">
            <text:p>39.6</text:p>
          </table:table-cell>
          <table:table-cell office:value-type="float" office:value="0.0408268" calcext:value-type="float">
            <text:p>0.0408268</text:p>
          </table:table-cell>
          <table:table-cell office:value-type="float" office:value="110.905" calcext:value-type="float">
            <text:p>110.90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2.3" calcext:value-type="float">
            <text:p>12.3</text:p>
          </table:table-cell>
          <table:table-cell office:value-type="float" office:value="0.1016" calcext:value-type="float">
            <text:p>0.1016</text:p>
          </table:table-cell>
          <table:table-cell office:value-type="float" office:value="39.6" calcext:value-type="float">
            <text:p>39.6</text:p>
          </table:table-cell>
          <table:table-cell office:value-type="float" office:value="0.0408268" calcext:value-type="float">
            <text:p>0.0408268</text:p>
          </table:table-cell>
          <table:table-cell office:value-type="float" office:value="108.625" calcext:value-type="float">
            <text:p>108.625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12.3" calcext:value-type="float">
            <text:p>12.3</text:p>
          </table:table-cell>
          <table:table-cell office:value-type="float" office:value="0.1016" calcext:value-type="float">
            <text:p>0.1016</text:p>
          </table:table-cell>
          <table:table-cell office:value-type="float" office:value="39.6" calcext:value-type="float">
            <text:p>39.6</text:p>
          </table:table-cell>
          <table:table-cell office:value-type="float" office:value="0.0408268" calcext:value-type="float">
            <text:p>0.0408268</text:p>
          </table:table-cell>
          <table:table-cell office:value-type="float" office:value="107.985" calcext:value-type="float">
            <text:p>107.98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.3" calcext:value-type="float">
            <text:p>12.3</text:p>
          </table:table-cell>
          <table:table-cell office:value-type="float" office:value="0.1016" calcext:value-type="float">
            <text:p>0.1016</text:p>
          </table:table-cell>
          <table:table-cell office:value-type="float" office:value="31.7" calcext:value-type="float">
            <text:p>31.7</text:p>
          </table:table-cell>
          <table:table-cell office:value-type="float" office:value="0.0418756" calcext:value-type="float">
            <text:p>0.0418756</text:p>
          </table:table-cell>
          <table:table-cell office:value-type="float" office:value="124.987" calcext:value-type="float">
            <text:p>124.98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2.3" calcext:value-type="float">
            <text:p>12.3</text:p>
          </table:table-cell>
          <table:table-cell office:value-type="float" office:value="0.1016" calcext:value-type="float">
            <text:p>0.1016</text:p>
          </table:table-cell>
          <table:table-cell office:value-type="float" office:value="31.7" calcext:value-type="float">
            <text:p>31.7</text:p>
          </table:table-cell>
          <table:table-cell office:value-type="float" office:value="0.0418756" calcext:value-type="float">
            <text:p>0.0418756</text:p>
          </table:table-cell>
          <table:table-cell office:value-type="float" office:value="125.857" calcext:value-type="float">
            <text:p>125.857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2.3" calcext:value-type="float">
            <text:p>12.3</text:p>
          </table:table-cell>
          <table:table-cell office:value-type="float" office:value="0.1016" calcext:value-type="float">
            <text:p>0.1016</text:p>
          </table:table-cell>
          <table:table-cell office:value-type="float" office:value="31.7" calcext:value-type="float">
            <text:p>31.7</text:p>
          </table:table-cell>
          <table:table-cell office:value-type="float" office:value="0.0418756" calcext:value-type="float">
            <text:p>0.0418756</text:p>
          </table:table-cell>
          <table:table-cell office:value-type="float" office:value="124.717" calcext:value-type="float">
            <text:p>124.71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2.3" calcext:value-type="float">
            <text:p>12.3</text:p>
          </table:table-cell>
          <table:table-cell office:value-type="float" office:value="0.1016" calcext:value-type="float">
            <text:p>0.1016</text:p>
          </table:table-cell>
          <table:table-cell office:value-type="float" office:value="31.7" calcext:value-type="float">
            <text:p>31.7</text:p>
          </table:table-cell>
          <table:table-cell office:value-type="float" office:value="0.0418756" calcext:value-type="float">
            <text:p>0.0418756</text:p>
          </table:table-cell>
          <table:table-cell office:value-type="float" office:value="123.207" calcext:value-type="float">
            <text:p>123.20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.3" calcext:value-type="float">
            <text:p>12.3</text:p>
          </table:table-cell>
          <table:table-cell office:value-type="float" office:value="0.1016" calcext:value-type="float">
            <text:p>0.1016</text:p>
          </table:table-cell>
          <table:table-cell office:value-type="float" office:value="31.7" calcext:value-type="float">
            <text:p>31.7</text:p>
          </table:table-cell>
          <table:table-cell office:value-type="float" office:value="0.0418756" calcext:value-type="float">
            <text:p>0.0418756</text:p>
          </table:table-cell>
          <table:table-cell office:value-type="float" office:value="118.667" calcext:value-type="float">
            <text:p>118.667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2.3" calcext:value-type="float">
            <text:p>12.3</text:p>
          </table:table-cell>
          <table:table-cell office:value-type="float" office:value="0.1016" calcext:value-type="float">
            <text:p>0.1016</text:p>
          </table:table-cell>
          <table:table-cell office:value-type="float" office:value="31.7" calcext:value-type="float">
            <text:p>31.7</text:p>
          </table:table-cell>
          <table:table-cell office:value-type="float" office:value="0.0418756" calcext:value-type="float">
            <text:p>0.0418756</text:p>
          </table:table-cell>
          <table:table-cell office:value-type="float" office:value="119.287" calcext:value-type="float">
            <text:p>119.28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2.3" calcext:value-type="float">
            <text:p>12.3</text:p>
          </table:table-cell>
          <table:table-cell office:value-type="float" office:value="0.1016" calcext:value-type="float">
            <text:p>0.1016</text:p>
          </table:table-cell>
          <table:table-cell office:value-type="float" office:value="31.7" calcext:value-type="float">
            <text:p>31.7</text:p>
          </table:table-cell>
          <table:table-cell office:value-type="float" office:value="0.0418756" calcext:value-type="float">
            <text:p>0.0418756</text:p>
          </table:table-cell>
          <table:table-cell office:value-type="float" office:value="120.037" calcext:value-type="float">
            <text:p>120.03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.3" calcext:value-type="float">
            <text:p>12.3</text:p>
          </table:table-cell>
          <table:table-cell office:value-type="float" office:value="0.1016" calcext:value-type="float">
            <text:p>0.1016</text:p>
          </table:table-cell>
          <table:table-cell office:value-type="float" office:value="31.7" calcext:value-type="float">
            <text:p>31.7</text:p>
          </table:table-cell>
          <table:table-cell office:value-type="float" office:value="0.0418756" calcext:value-type="float">
            <text:p>0.0418756</text:p>
          </table:table-cell>
          <table:table-cell office:value-type="float" office:value="119.777" calcext:value-type="float">
            <text:p>119.777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2.3" calcext:value-type="float">
            <text:p>12.3</text:p>
          </table:table-cell>
          <table:table-cell office:value-type="float" office:value="0.1016" calcext:value-type="float">
            <text:p>0.1016</text:p>
          </table:table-cell>
          <table:table-cell office:value-type="float" office:value="31.7" calcext:value-type="float">
            <text:p>31.7</text:p>
          </table:table-cell>
          <table:table-cell office:value-type="float" office:value="0.0418756" calcext:value-type="float">
            <text:p>0.0418756</text:p>
          </table:table-cell>
          <table:table-cell office:value-type="float" office:value="118.767" calcext:value-type="float">
            <text:p>118.767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2.3" calcext:value-type="float">
            <text:p>12.3</text:p>
          </table:table-cell>
          <table:table-cell office:value-type="float" office:value="0.1016" calcext:value-type="float">
            <text:p>0.1016</text:p>
          </table:table-cell>
          <table:table-cell office:value-type="float" office:value="31.7" calcext:value-type="float">
            <text:p>31.7</text:p>
          </table:table-cell>
          <table:table-cell office:value-type="float" office:value="0.0418756" calcext:value-type="float">
            <text:p>0.0418756</text:p>
          </table:table-cell>
          <table:table-cell office:value-type="float" office:value="114.477" calcext:value-type="float">
            <text:p>114.47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2.3" calcext:value-type="float">
            <text:p>12.3</text:p>
          </table:table-cell>
          <table:table-cell office:value-type="float" office:value="0.1016" calcext:value-type="float">
            <text:p>0.1016</text:p>
          </table:table-cell>
          <table:table-cell office:value-type="float" office:value="31.7" calcext:value-type="float">
            <text:p>31.7</text:p>
          </table:table-cell>
          <table:table-cell office:value-type="float" office:value="0.0418756" calcext:value-type="float">
            <text:p>0.0418756</text:p>
          </table:table-cell>
          <table:table-cell office:value-type="float" office:value="110.447" calcext:value-type="float">
            <text:p>110.447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2.3" calcext:value-type="float">
            <text:p>12.3</text:p>
          </table:table-cell>
          <table:table-cell office:value-type="float" office:value="0.1016" calcext:value-type="float">
            <text:p>0.1016</text:p>
          </table:table-cell>
          <table:table-cell office:value-type="float" office:value="31.7" calcext:value-type="float">
            <text:p>31.7</text:p>
          </table:table-cell>
          <table:table-cell office:value-type="float" office:value="0.0418756" calcext:value-type="float">
            <text:p>0.0418756</text:p>
          </table:table-cell>
          <table:table-cell office:value-type="float" office:value="110.317" calcext:value-type="float">
            <text:p>110.317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12.3" calcext:value-type="float">
            <text:p>12.3</text:p>
          </table:table-cell>
          <table:table-cell office:value-type="float" office:value="0.1016" calcext:value-type="float">
            <text:p>0.1016</text:p>
          </table:table-cell>
          <table:table-cell office:value-type="float" office:value="31.7" calcext:value-type="float">
            <text:p>31.7</text:p>
          </table:table-cell>
          <table:table-cell office:value-type="float" office:value="0.0418756" calcext:value-type="float">
            <text:p>0.0418756</text:p>
          </table:table-cell>
          <table:table-cell office:value-type="float" office:value="110.307" calcext:value-type="float">
            <text:p>110.307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.3" calcext:value-type="float">
            <text:p>12.3</text:p>
          </table:table-cell>
          <table:table-cell office:value-type="float" office:value="0.1016" calcext:value-type="float">
            <text:p>0.1016</text:p>
          </table:table-cell>
          <table:table-cell office:value-type="float" office:value="31.7" calcext:value-type="float">
            <text:p>31.7</text:p>
          </table:table-cell>
          <table:table-cell office:value-type="float" office:value="0.0418756" calcext:value-type="float">
            <text:p>0.0418756</text:p>
          </table:table-cell>
          <table:table-cell office:value-type="float" office:value="108.407" calcext:value-type="float">
            <text:p>108.407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2.3" calcext:value-type="float">
            <text:p>12.3</text:p>
          </table:table-cell>
          <table:table-cell office:value-type="float" office:value="0.1016" calcext:value-type="float">
            <text:p>0.1016</text:p>
          </table:table-cell>
          <table:table-cell office:value-type="float" office:value="31.7" calcext:value-type="float">
            <text:p>31.7</text:p>
          </table:table-cell>
          <table:table-cell office:value-type="float" office:value="0.0418756" calcext:value-type="float">
            <text:p>0.0418756</text:p>
          </table:table-cell>
          <table:table-cell office:value-type="float" office:value="107.147" calcext:value-type="float">
            <text:p>107.147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12.3" calcext:value-type="float">
            <text:p>12.3</text:p>
          </table:table-cell>
          <table:table-cell office:value-type="float" office:value="0.1016" calcext:value-type="float">
            <text:p>0.1016</text:p>
          </table:table-cell>
          <table:table-cell office:value-type="float" office:value="31.7" calcext:value-type="float">
            <text:p>31.7</text:p>
          </table:table-cell>
          <table:table-cell office:value-type="float" office:value="0.0418756" calcext:value-type="float">
            <text:p>0.0418756</text:p>
          </table:table-cell>
          <table:table-cell office:value-type="float" office:value="107.267" calcext:value-type="float">
            <text:p>107.26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5.6" calcext:value-type="float">
            <text:p>15.6</text:p>
          </table:table-cell>
          <table:table-cell office:value-type="float" office:value="0.1016" calcext:value-type="float">
            <text:p>0.1016</text:p>
          </table:table-cell>
          <table:table-cell office:value-type="float" office:value="71.3" calcext:value-type="float">
            <text:p>71.3</text:p>
          </table:table-cell>
          <table:table-cell office:value-type="float" office:value="0.0437259" calcext:value-type="float">
            <text:p>0.0437259</text:p>
          </table:table-cell>
          <table:table-cell office:value-type="float" office:value="130.898" calcext:value-type="float">
            <text:p>130.89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5.6" calcext:value-type="float">
            <text:p>15.6</text:p>
          </table:table-cell>
          <table:table-cell office:value-type="float" office:value="0.1016" calcext:value-type="float">
            <text:p>0.1016</text:p>
          </table:table-cell>
          <table:table-cell office:value-type="float" office:value="71.3" calcext:value-type="float">
            <text:p>71.3</text:p>
          </table:table-cell>
          <table:table-cell office:value-type="float" office:value="0.0437259" calcext:value-type="float">
            <text:p>0.0437259</text:p>
          </table:table-cell>
          <table:table-cell office:value-type="float" office:value="132.158" calcext:value-type="float">
            <text:p>132.15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5.6" calcext:value-type="float">
            <text:p>15.6</text:p>
          </table:table-cell>
          <table:table-cell office:value-type="float" office:value="0.1016" calcext:value-type="float">
            <text:p>0.1016</text:p>
          </table:table-cell>
          <table:table-cell office:value-type="float" office:value="71.3" calcext:value-type="float">
            <text:p>71.3</text:p>
          </table:table-cell>
          <table:table-cell office:value-type="float" office:value="0.0437259" calcext:value-type="float">
            <text:p>0.0437259</text:p>
          </table:table-cell>
          <table:table-cell office:value-type="float" office:value="133.808" calcext:value-type="float">
            <text:p>133.80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5.6" calcext:value-type="float">
            <text:p>15.6</text:p>
          </table:table-cell>
          <table:table-cell office:value-type="float" office:value="0.1016" calcext:value-type="float">
            <text:p>0.1016</text:p>
          </table:table-cell>
          <table:table-cell office:value-type="float" office:value="71.3" calcext:value-type="float">
            <text:p>71.3</text:p>
          </table:table-cell>
          <table:table-cell office:value-type="float" office:value="0.0437259" calcext:value-type="float">
            <text:p>0.0437259</text:p>
          </table:table-cell>
          <table:table-cell office:value-type="float" office:value="134.058" calcext:value-type="float">
            <text:p>134.05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.6" calcext:value-type="float">
            <text:p>15.6</text:p>
          </table:table-cell>
          <table:table-cell office:value-type="float" office:value="0.1016" calcext:value-type="float">
            <text:p>0.1016</text:p>
          </table:table-cell>
          <table:table-cell office:value-type="float" office:value="71.3" calcext:value-type="float">
            <text:p>71.3</text:p>
          </table:table-cell>
          <table:table-cell office:value-type="float" office:value="0.0437259" calcext:value-type="float">
            <text:p>0.0437259</text:p>
          </table:table-cell>
          <table:table-cell office:value-type="float" office:value="130.638" calcext:value-type="float">
            <text:p>130.638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5.6" calcext:value-type="float">
            <text:p>15.6</text:p>
          </table:table-cell>
          <table:table-cell office:value-type="float" office:value="0.1016" calcext:value-type="float">
            <text:p>0.1016</text:p>
          </table:table-cell>
          <table:table-cell office:value-type="float" office:value="71.3" calcext:value-type="float">
            <text:p>71.3</text:p>
          </table:table-cell>
          <table:table-cell office:value-type="float" office:value="0.0437259" calcext:value-type="float">
            <text:p>0.0437259</text:p>
          </table:table-cell>
          <table:table-cell office:value-type="float" office:value="122.288" calcext:value-type="float">
            <text:p>122.28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5.6" calcext:value-type="float">
            <text:p>15.6</text:p>
          </table:table-cell>
          <table:table-cell office:value-type="float" office:value="0.1016" calcext:value-type="float">
            <text:p>0.1016</text:p>
          </table:table-cell>
          <table:table-cell office:value-type="float" office:value="71.3" calcext:value-type="float">
            <text:p>71.3</text:p>
          </table:table-cell>
          <table:table-cell office:value-type="float" office:value="0.0437259" calcext:value-type="float">
            <text:p>0.0437259</text:p>
          </table:table-cell>
          <table:table-cell office:value-type="float" office:value="124.188" calcext:value-type="float">
            <text:p>124.18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.6" calcext:value-type="float">
            <text:p>15.6</text:p>
          </table:table-cell>
          <table:table-cell office:value-type="float" office:value="0.1016" calcext:value-type="float">
            <text:p>0.1016</text:p>
          </table:table-cell>
          <table:table-cell office:value-type="float" office:value="71.3" calcext:value-type="float">
            <text:p>71.3</text:p>
          </table:table-cell>
          <table:table-cell office:value-type="float" office:value="0.0437259" calcext:value-type="float">
            <text:p>0.0437259</text:p>
          </table:table-cell>
          <table:table-cell office:value-type="float" office:value="124.438" calcext:value-type="float">
            <text:p>124.438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5.6" calcext:value-type="float">
            <text:p>15.6</text:p>
          </table:table-cell>
          <table:table-cell office:value-type="float" office:value="0.1016" calcext:value-type="float">
            <text:p>0.1016</text:p>
          </table:table-cell>
          <table:table-cell office:value-type="float" office:value="71.3" calcext:value-type="float">
            <text:p>71.3</text:p>
          </table:table-cell>
          <table:table-cell office:value-type="float" office:value="0.0437259" calcext:value-type="float">
            <text:p>0.0437259</text:p>
          </table:table-cell>
          <table:table-cell office:value-type="float" office:value="123.178" calcext:value-type="float">
            <text:p>123.178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5.6" calcext:value-type="float">
            <text:p>15.6</text:p>
          </table:table-cell>
          <table:table-cell office:value-type="float" office:value="0.1016" calcext:value-type="float">
            <text:p>0.1016</text:p>
          </table:table-cell>
          <table:table-cell office:value-type="float" office:value="71.3" calcext:value-type="float">
            <text:p>71.3</text:p>
          </table:table-cell>
          <table:table-cell office:value-type="float" office:value="0.0437259" calcext:value-type="float">
            <text:p>0.0437259</text:p>
          </table:table-cell>
          <table:table-cell office:value-type="float" office:value="121.528" calcext:value-type="float">
            <text:p>121.52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.6" calcext:value-type="float">
            <text:p>15.6</text:p>
          </table:table-cell>
          <table:table-cell office:value-type="float" office:value="0.1016" calcext:value-type="float">
            <text:p>0.1016</text:p>
          </table:table-cell>
          <table:table-cell office:value-type="float" office:value="71.3" calcext:value-type="float">
            <text:p>71.3</text:p>
          </table:table-cell>
          <table:table-cell office:value-type="float" office:value="0.0437259" calcext:value-type="float">
            <text:p>0.0437259</text:p>
          </table:table-cell>
          <table:table-cell office:value-type="float" office:value="119.888" calcext:value-type="float">
            <text:p>119.888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5.6" calcext:value-type="float">
            <text:p>15.6</text:p>
          </table:table-cell>
          <table:table-cell office:value-type="float" office:value="0.1016" calcext:value-type="float">
            <text:p>0.1016</text:p>
          </table:table-cell>
          <table:table-cell office:value-type="float" office:value="71.3" calcext:value-type="float">
            <text:p>71.3</text:p>
          </table:table-cell>
          <table:table-cell office:value-type="float" office:value="0.0437259" calcext:value-type="float">
            <text:p>0.0437259</text:p>
          </table:table-cell>
          <table:table-cell office:value-type="float" office:value="118.998" calcext:value-type="float">
            <text:p>118.998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15.6" calcext:value-type="float">
            <text:p>15.6</text:p>
          </table:table-cell>
          <table:table-cell office:value-type="float" office:value="0.1016" calcext:value-type="float">
            <text:p>0.1016</text:p>
          </table:table-cell>
          <table:table-cell office:value-type="float" office:value="71.3" calcext:value-type="float">
            <text:p>71.3</text:p>
          </table:table-cell>
          <table:table-cell office:value-type="float" office:value="0.0437259" calcext:value-type="float">
            <text:p>0.0437259</text:p>
          </table:table-cell>
          <table:table-cell office:value-type="float" office:value="116.468" calcext:value-type="float">
            <text:p>116.46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5.6" calcext:value-type="float">
            <text:p>15.6</text:p>
          </table:table-cell>
          <table:table-cell office:value-type="float" office:value="0.1016" calcext:value-type="float">
            <text:p>0.1016</text:p>
          </table:table-cell>
          <table:table-cell office:value-type="float" office:value="71.3" calcext:value-type="float">
            <text:p>71.3</text:p>
          </table:table-cell>
          <table:table-cell office:value-type="float" office:value="0.0437259" calcext:value-type="float">
            <text:p>0.0437259</text:p>
          </table:table-cell>
          <table:table-cell office:value-type="float" office:value="113.298" calcext:value-type="float">
            <text:p>113.29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5.6" calcext:value-type="float">
            <text:p>15.6</text:p>
          </table:table-cell>
          <table:table-cell office:value-type="float" office:value="0.1016" calcext:value-type="float">
            <text:p>0.1016</text:p>
          </table:table-cell>
          <table:table-cell office:value-type="float" office:value="39.6" calcext:value-type="float">
            <text:p>39.6</text:p>
          </table:table-cell>
          <table:table-cell office:value-type="float" office:value="0.0528487" calcext:value-type="float">
            <text:p>0.0528487</text:p>
          </table:table-cell>
          <table:table-cell office:value-type="float" office:value="123.514" calcext:value-type="float">
            <text:p>123.51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5.6" calcext:value-type="float">
            <text:p>15.6</text:p>
          </table:table-cell>
          <table:table-cell office:value-type="float" office:value="0.1016" calcext:value-type="float">
            <text:p>0.1016</text:p>
          </table:table-cell>
          <table:table-cell office:value-type="float" office:value="39.6" calcext:value-type="float">
            <text:p>39.6</text:p>
          </table:table-cell>
          <table:table-cell office:value-type="float" office:value="0.0528487" calcext:value-type="float">
            <text:p>0.0528487</text:p>
          </table:table-cell>
          <table:table-cell office:value-type="float" office:value="124.644" calcext:value-type="float">
            <text:p>124.64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5.6" calcext:value-type="float">
            <text:p>15.6</text:p>
          </table:table-cell>
          <table:table-cell office:value-type="float" office:value="0.1016" calcext:value-type="float">
            <text:p>0.1016</text:p>
          </table:table-cell>
          <table:table-cell office:value-type="float" office:value="39.6" calcext:value-type="float">
            <text:p>39.6</text:p>
          </table:table-cell>
          <table:table-cell office:value-type="float" office:value="0.0528487" calcext:value-type="float">
            <text:p>0.0528487</text:p>
          </table:table-cell>
          <table:table-cell office:value-type="float" office:value="122.754" calcext:value-type="float">
            <text:p>122.75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5.6" calcext:value-type="float">
            <text:p>15.6</text:p>
          </table:table-cell>
          <table:table-cell office:value-type="float" office:value="0.1016" calcext:value-type="float">
            <text:p>0.1016</text:p>
          </table:table-cell>
          <table:table-cell office:value-type="float" office:value="39.6" calcext:value-type="float">
            <text:p>39.6</text:p>
          </table:table-cell>
          <table:table-cell office:value-type="float" office:value="0.0528487" calcext:value-type="float">
            <text:p>0.0528487</text:p>
          </table:table-cell>
          <table:table-cell office:value-type="float" office:value="120.484" calcext:value-type="float">
            <text:p>120.48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.6" calcext:value-type="float">
            <text:p>15.6</text:p>
          </table:table-cell>
          <table:table-cell office:value-type="float" office:value="0.1016" calcext:value-type="float">
            <text:p>0.1016</text:p>
          </table:table-cell>
          <table:table-cell office:value-type="float" office:value="39.6" calcext:value-type="float">
            <text:p>39.6</text:p>
          </table:table-cell>
          <table:table-cell office:value-type="float" office:value="0.0528487" calcext:value-type="float">
            <text:p>0.0528487</text:p>
          </table:table-cell>
          <table:table-cell office:value-type="float" office:value="115.304" calcext:value-type="float">
            <text:p>115.304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5.6" calcext:value-type="float">
            <text:p>15.6</text:p>
          </table:table-cell>
          <table:table-cell office:value-type="float" office:value="0.1016" calcext:value-type="float">
            <text:p>0.1016</text:p>
          </table:table-cell>
          <table:table-cell office:value-type="float" office:value="39.6" calcext:value-type="float">
            <text:p>39.6</text:p>
          </table:table-cell>
          <table:table-cell office:value-type="float" office:value="0.0528487" calcext:value-type="float">
            <text:p>0.0528487</text:p>
          </table:table-cell>
          <table:table-cell office:value-type="float" office:value="118.084" calcext:value-type="float">
            <text:p>118.08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5.6" calcext:value-type="float">
            <text:p>15.6</text:p>
          </table:table-cell>
          <table:table-cell office:value-type="float" office:value="0.1016" calcext:value-type="float">
            <text:p>0.1016</text:p>
          </table:table-cell>
          <table:table-cell office:value-type="float" office:value="39.6" calcext:value-type="float">
            <text:p>39.6</text:p>
          </table:table-cell>
          <table:table-cell office:value-type="float" office:value="0.0528487" calcext:value-type="float">
            <text:p>0.0528487</text:p>
          </table:table-cell>
          <table:table-cell office:value-type="float" office:value="118.964" calcext:value-type="float">
            <text:p>118.96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.6" calcext:value-type="float">
            <text:p>15.6</text:p>
          </table:table-cell>
          <table:table-cell office:value-type="float" office:value="0.1016" calcext:value-type="float">
            <text:p>0.1016</text:p>
          </table:table-cell>
          <table:table-cell office:value-type="float" office:value="39.6" calcext:value-type="float">
            <text:p>39.6</text:p>
          </table:table-cell>
          <table:table-cell office:value-type="float" office:value="0.0528487" calcext:value-type="float">
            <text:p>0.0528487</text:p>
          </table:table-cell>
          <table:table-cell office:value-type="float" office:value="119.224" calcext:value-type="float">
            <text:p>119.224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5.6" calcext:value-type="float">
            <text:p>15.6</text:p>
          </table:table-cell>
          <table:table-cell office:value-type="float" office:value="0.1016" calcext:value-type="float">
            <text:p>0.1016</text:p>
          </table:table-cell>
          <table:table-cell office:value-type="float" office:value="39.6" calcext:value-type="float">
            <text:p>39.6</text:p>
          </table:table-cell>
          <table:table-cell office:value-type="float" office:value="0.0528487" calcext:value-type="float">
            <text:p>0.0528487</text:p>
          </table:table-cell>
          <table:table-cell office:value-type="float" office:value="118.214" calcext:value-type="float">
            <text:p>118.214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5.6" calcext:value-type="float">
            <text:p>15.6</text:p>
          </table:table-cell>
          <table:table-cell office:value-type="float" office:value="0.1016" calcext:value-type="float">
            <text:p>0.1016</text:p>
          </table:table-cell>
          <table:table-cell office:value-type="float" office:value="39.6" calcext:value-type="float">
            <text:p>39.6</text:p>
          </table:table-cell>
          <table:table-cell office:value-type="float" office:value="0.0528487" calcext:value-type="float">
            <text:p>0.0528487</text:p>
          </table:table-cell>
          <table:table-cell office:value-type="float" office:value="114.554" calcext:value-type="float">
            <text:p>114.55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.6" calcext:value-type="float">
            <text:p>15.6</text:p>
          </table:table-cell>
          <table:table-cell office:value-type="float" office:value="0.1016" calcext:value-type="float">
            <text:p>0.1016</text:p>
          </table:table-cell>
          <table:table-cell office:value-type="float" office:value="39.6" calcext:value-type="float">
            <text:p>39.6</text:p>
          </table:table-cell>
          <table:table-cell office:value-type="float" office:value="0.0528487" calcext:value-type="float">
            <text:p>0.0528487</text:p>
          </table:table-cell>
          <table:table-cell office:value-type="float" office:value="110.894" calcext:value-type="float">
            <text:p>110.894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5.6" calcext:value-type="float">
            <text:p>15.6</text:p>
          </table:table-cell>
          <table:table-cell office:value-type="float" office:value="0.1016" calcext:value-type="float">
            <text:p>0.1016</text:p>
          </table:table-cell>
          <table:table-cell office:value-type="float" office:value="39.6" calcext:value-type="float">
            <text:p>39.6</text:p>
          </table:table-cell>
          <table:table-cell office:value-type="float" office:value="0.0528487" calcext:value-type="float">
            <text:p>0.0528487</text:p>
          </table:table-cell>
          <table:table-cell office:value-type="float" office:value="110.264" calcext:value-type="float">
            <text:p>110.264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15.6" calcext:value-type="float">
            <text:p>15.6</text:p>
          </table:table-cell>
          <table:table-cell office:value-type="float" office:value="0.1016" calcext:value-type="float">
            <text:p>0.1016</text:p>
          </table:table-cell>
          <table:table-cell office:value-type="float" office:value="39.6" calcext:value-type="float">
            <text:p>39.6</text:p>
          </table:table-cell>
          <table:table-cell office:value-type="float" office:value="0.0528487" calcext:value-type="float">
            <text:p>0.0528487</text:p>
          </table:table-cell>
          <table:table-cell office:value-type="float" office:value="109.254" calcext:value-type="float">
            <text:p>109.25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5.6" calcext:value-type="float">
            <text:p>15.6</text:p>
          </table:table-cell>
          <table:table-cell office:value-type="float" office:value="0.1016" calcext:value-type="float">
            <text:p>0.1016</text:p>
          </table:table-cell>
          <table:table-cell office:value-type="float" office:value="39.6" calcext:value-type="float">
            <text:p>39.6</text:p>
          </table:table-cell>
          <table:table-cell office:value-type="float" office:value="0.0528487" calcext:value-type="float">
            <text:p>0.0528487</text:p>
          </table:table-cell>
          <table:table-cell office:value-type="float" office:value="106.604" calcext:value-type="float">
            <text:p>106.60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5.6" calcext:value-type="float">
            <text:p>15.6</text:p>
          </table:table-cell>
          <table:table-cell office:value-type="float" office:value="0.1016" calcext:value-type="float">
            <text:p>0.1016</text:p>
          </table:table-cell>
          <table:table-cell office:value-type="float" office:value="39.6" calcext:value-type="float">
            <text:p>39.6</text:p>
          </table:table-cell>
          <table:table-cell office:value-type="float" office:value="0.0528487" calcext:value-type="float">
            <text:p>0.0528487</text:p>
          </table:table-cell>
          <table:table-cell office:value-type="float" office:value="106.224" calcext:value-type="float">
            <text:p>106.224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15.6" calcext:value-type="float">
            <text:p>15.6</text:p>
          </table:table-cell>
          <table:table-cell office:value-type="float" office:value="0.1016" calcext:value-type="float">
            <text:p>0.1016</text:p>
          </table:table-cell>
          <table:table-cell office:value-type="float" office:value="39.6" calcext:value-type="float">
            <text:p>39.6</text:p>
          </table:table-cell>
          <table:table-cell office:value-type="float" office:value="0.0528487" calcext:value-type="float">
            <text:p>0.0528487</text:p>
          </table:table-cell>
          <table:table-cell office:value-type="float" office:value="104.204" calcext:value-type="float">
            <text:p>104.204</text:p>
          </table:table-cell>
        </table:table-row>
      </table:table>
      <table:table table:name="Sheet1" table:style-name="ta1"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7T06:57:44.477188197</meta:creation-date>
    <dc:date>2020-07-27T06:58:36.884680713</dc:date>
    <meta:editing-duration>PT52S</meta:editing-duration>
    <meta:editing-cycles>1</meta:editing-cycles>
    <meta:document-statistic meta:table-count="2" meta:cell-count="9018" meta:object-count="0"/>
    <meta:generator>LibreOffice/5.1.6.2$Linux_X86_64 LibreOffice_project/10m0$Build-2</meta:generator>
  </office:meta>
</office:document-meta>
</file>